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MingLiU" svg:font-family="PMingLiU"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mm"/>
    </style:style>
    <style:style style:name="co2" style:family="table-column">
      <style:table-column-properties fo:break-before="auto" style:column-width="30.96mm"/>
    </style:style>
    <style:style style:name="co3" style:family="table-column">
      <style:table-column-properties fo:break-before="auto" style:column-width="40.32mm"/>
    </style:style>
    <style:style style:name="co4" style:family="table-column">
      <style:table-column-properties fo:break-before="auto" style:column-width="157.3mm"/>
    </style:style>
    <style:style style:name="co5" style:family="table-column">
      <style:table-column-properties fo:break-before="auto" style:column-width="51.59mm"/>
    </style:style>
    <style:style style:name="co6" style:family="table-column">
      <style:table-column-properties fo:break-before="auto" style:column-width="38.05mm"/>
    </style:style>
    <style:style style:name="co7" style:family="table-column">
      <style:table-column-properties fo:break-before="auto" style:column-width="45.33mm"/>
    </style:style>
    <style:style style:name="co8" style:family="table-column">
      <style:table-column-properties fo:break-before="auto" style:column-width="268.87mm"/>
    </style:style>
    <style:style style:name="co9" style:family="table-column">
      <style:table-column-properties fo:break-before="auto" style:column-width="22.58mm"/>
    </style:style>
    <style:style style:name="ro1" style:family="table-row">
      <style:table-row-properties style:row-height="8.41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8.71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4.22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32.1mm" fo:break-before="auto" style:use-optimal-row-height="true"/>
    </style:style>
    <style:style style:name="ro10" style:family="table-row">
      <style:table-row-properties style:row-height="36.05mm" fo:break-before="auto" style:use-optimal-row-height="true"/>
    </style:style>
    <style:style style:name="ro11" style:family="table-row">
      <style:table-row-properties style:row-height="51.86mm" fo:break-before="auto" style:use-optimal-row-height="true"/>
    </style:style>
    <style:style style:name="ro12" style:family="table-row">
      <style:table-row-properties style:row-height="40.01mm" fo:break-before="auto" style:use-optimal-row-height="true"/>
    </style:style>
    <style:style style:name="ro13" style:family="table-row">
      <style:table-row-properties style:row-height="28.17mm" fo:break-before="auto" style:use-optimal-row-height="true"/>
    </style:style>
    <style:style style:name="ro14" style:family="table-row">
      <style:table-row-properties style:row-height="24.59mm" fo:break-before="auto" style:use-optimal-row-height="true"/>
    </style:style>
    <style:style style:name="ro15" style:family="table-row">
      <style:table-row-properties style:row-height="32.37mm" fo:break-before="auto" style:use-optimal-row-height="true"/>
    </style:style>
    <style:style style:name="ro16" style:family="table-row">
      <style:table-row-properties style:row-height="56.32mm" fo:break-before="auto" style:use-optimal-row-height="true"/>
    </style:style>
    <style:style style:name="ro17" style:family="table-row">
      <style:table-row-properties style:row-height="52.28mm" fo:break-before="auto" style:use-optimal-row-height="true"/>
    </style:style>
    <style:style style:name="ro18" style:family="table-row">
      <style:table-row-properties style:row-height="16.49mm" fo:break-before="auto" style:use-optimal-row-height="true"/>
    </style:style>
    <style:style style:name="ro19" style:family="table-row">
      <style:table-row-properties style:row-height="44.19mm" fo:break-before="auto" style:use-optimal-row-height="true"/>
    </style:style>
    <style:style style:name="ro20" style:family="table-row">
      <style:table-row-properties style:row-height="28.31mm" fo:break-before="auto" style:use-optimal-row-height="true"/>
    </style:style>
    <style:style style:name="ro21" style:family="table-row">
      <style:table-row-properties style:row-height="20.53mm" fo:break-before="auto" style:use-optimal-row-height="true"/>
    </style:style>
    <style:style style:name="ro22" style:family="table-row">
      <style:table-row-properties style:row-height="48.24mm" fo:break-before="auto" style:use-optimal-row-height="true"/>
    </style:style>
    <style:style style:name="ro23" style:family="table-row">
      <style:table-row-properties style:row-height="36.41mm" fo:break-before="auto" style:use-optimal-row-height="true"/>
    </style:style>
    <style:style style:name="ro24" style:family="table-row">
      <style:table-row-properties style:row-height="6.12mm" fo:break-before="auto" style:use-optimal-row-height="true"/>
    </style:style>
    <style:style style:name="ro25" style:family="table-row">
      <style:table-row-properties style:row-height="19.3mm" fo:break-before="auto" style:use-optimal-row-height="true"/>
    </style:style>
    <style:style style:name="ro26" style:family="table-row">
      <style:table-row-properties style:row-height="9.33mm" fo:break-before="auto" style:use-optimal-row-height="true"/>
    </style:style>
    <style:style style:name="ro27" style:family="table-row">
      <style:table-row-properties style:row-height="40.46mm" fo:break-before="auto" style:use-optimal-row-height="true"/>
    </style:style>
    <style:style style:name="ro28" style:family="table-row">
      <style:table-row-properties style:row-height="7.78mm" fo:break-before="auto" style:use-optimal-row-height="true"/>
    </style:style>
    <style:style style:name="ro29" style:family="table-row">
      <style:table-row-properties style:row-height="6.84mm" fo:break-before="auto" style:use-optimal-row-height="true"/>
    </style:style>
    <style:style style:name="ro30" style:family="table-row">
      <style:table-row-properties style:row-height="10.88mm" fo:break-before="auto" style:use-optimal-row-height="true"/>
    </style:style>
    <style:style style:name="ro31" style:family="table-row">
      <style:table-row-properties style:row-height="13.69mm" fo:break-before="auto" style:use-optimal-row-height="true"/>
    </style:style>
    <style:style style:name="ro32" style:family="table-row">
      <style:table-row-properties style:row-height="9.01mm" fo:break-before="auto" style:use-optimal-row-height="true"/>
    </style:style>
    <style:style style:name="ro33" style:family="table-row">
      <style:table-row-properties style:row-height="17.43mm" fo:break-before="auto" style:use-optimal-row-height="true"/>
    </style:style>
    <style:style style:name="ro34" style:family="table-row">
      <style:table-row-properties style:row-height="15.56mm" fo:break-before="auto" style:use-optimal-row-height="true"/>
    </style:style>
    <style:style style:name="ro35" style:family="table-row">
      <style:table-row-properties style:row-height="11.2mm" fo:break-before="auto" style:use-optimal-row-height="true"/>
    </style:style>
    <style:style style:name="ro36" style:family="table-row">
      <style:table-row-properties style:row-height="10.27mm" fo:break-before="auto" style:use-optimal-row-height="true"/>
    </style:style>
    <style:style style:name="ro37" style:family="table-row">
      <style:table-row-properties style:row-height="37.96mm" fo:break-before="auto" style:use-optimal-row-height="true"/>
    </style:style>
    <style:style style:name="ro38" style:family="table-row">
      <style:table-row-properties style:row-height="5.29m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table-cell-properties fo:background-color="#cccccc"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fix" style:repeat-content="false"/>
      <style:paragraph-properties fo:text-align="start" fo:margin-left="0mm"/>
    </style:style>
    <style:style style:name="ce4" style:family="table-cell" style:parent-style-name="Default">
      <style:table-cell-properties fo:background-color="transparent"/>
    </style:style>
    <style:style style:name="ce5" style:family="table-cell" style:parent-style-name="Default" style:data-style-name="N100">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paragraph-properties fo:text-align="start" fo:margin-left="0mm"/>
    </style:style>
    <style:style style:name="ce7"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4pt" fo:font-style="normal" fo:text-shadow="none" style:text-underline-style="none" fo:font-weight="normal" style:font-size-asian="14pt" style:font-style-asian="normal" style:font-weight-asian="normal" style:font-name-complex="Times New Roman" style:font-size-complex="14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18" style:family="table-cell" style:parent-style-name="Default">
      <style:table-cell-properties fo:border-bottom="0.74pt solid #010101"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fo:background-color="#cccccc" style:text-align-source="fix" style:repeat-content="false" fo:wrap-option="wrap" fo:border="0.06pt solid #000000" style:vertical-align="middle"/>
      <style:paragraph-properties fo:text-align="center" css3t:text-justify="auto" fo:margin-left="0mm"/>
      <style:text-properties fo:font-weight="bold" style:font-weight-asian="bold" style:font-weight-complex="bold"/>
    </style:style>
    <style:style style:name="ce24" style:family="table-cell" style:parent-style-name="Default">
      <style:table-cell-properties style:text-align-source="fix" style:repeat-content="true" fo:wrap-option="wrap" style:vertical-align="justify"/>
      <style:paragraph-properties fo:text-align="start" css3t:text-justify="auto"/>
    </style:style>
    <style:style style:name="ce25" style:family="table-cell" style:parent-style-name="Default">
      <style:table-cell-properties fo:border-bottom="none" style:diagonal-bl-tr="none" style:diagonal-tl-br="none" style:text-align-source="fix" style:repeat-content="true" fo:wrap-option="wrap" fo:border-left="0.74pt solid #000000" style:direction="ltr" fo:border-right="0.74pt solid #000000" style:rotation-angle="0" style:rotation-align="none" style:shrink-to-fit="false" fo:border-top="none"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table-cell-properties style:diagonal-bl-tr="none" style:diagonal-tl-br="none" style:text-align-source="fix" style:repeat-content="true" fo:wrap-option="wrap" fo:border="0.74pt solid #000000" style:direction="ltr" style:rotation-angle="0" style:rotation-align="none" style:shrink-to-fit="false"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27" style:family="table-cell" style:parent-style-name="Default">
      <style:table-cell-properties fo:border-bottom="none" style:diagonal-bl-tr="none" style:diagonal-tl-br="none" style:text-align-source="fix" style:repeat-content="true" fo:wrap-option="wrap" fo:border-left="0.74pt solid #000000" style:direction="ltr" fo:border-right="0.74pt solid #000000"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diagonal-bl-tr="none" style:diagonal-tl-br="none" style:text-align-source="fix" style:repeat-content="true" fo:background-color="transparent" fo:wrap-option="wrap" fo:border="0.74pt solid #000000" style:direction="ltr" style:rotation-angle="0" style:rotation-align="none" style:shrink-to-fit="false"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29" style:family="table-cell" style:parent-style-name="Default">
      <style:table-cell-properties style:diagonal-bl-tr="none" style:diagonal-tl-br="none" style:text-align-source="fix" style:repeat-content="true" fo:wrap-option="wrap" fo:border="0.74pt solid #000000" style:direction="ltr" style:rotation-angle="0" style:rotation-align="none" style:shrink-to-fit="false"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table-cell-properties fo:border-bottom="none" style:diagonal-bl-tr="none" style:diagonal-tl-br="none" style:text-align-source="fix" style:repeat-content="true" fo:wrap-option="wrap" fo:border-left="0.74pt solid #000000" style:direction="ltr" fo:border-right="0.74pt solid #000000"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31" style:family="table-cell" style:parent-style-name="Default">
      <style:table-cell-properties fo:border-bottom="0.74pt solid #010101" style:diagonal-bl-tr="none" style:diagonal-tl-br="none" style:text-align-source="fix" style:repeat-content="true" fo:wrap-option="wrap" fo:border-left="0.74pt solid #000000" style:direction="ltr" fo:border-right="0.74pt solid #000000"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32" style:family="table-cell" style:parent-style-name="Default">
      <style:table-cell-properties fo:border-bottom="none" style:diagonal-bl-tr="none" style:diagonal-tl-br="none" style:text-align-source="fix" style:repeat-content="true" fo:wrap-option="wrap" fo:border-left="0.74pt solid #000000" style:direction="ltr" fo:border-right="0.74pt solid #000000" style:rotation-angle="0" style:rotation-align="none" style:shrink-to-fit="false" fo:border-top="0.74pt solid #000000" style:vertical-align="justify" loext:vertical-justify="auto"/>
      <style:paragraph-properties fo:text-align="start" css3t:text-justify="auto" fo:margin-left="0mm" style:writing-mode="page"/>
      <style:text-properties style:font-name="Times New Roman1" fo:font-size="10pt" style:font-size-asian="10pt" style:font-size-complex="10pt"/>
    </style:style>
    <style:style style:name="ce33" style:family="table-cell" style:parent-style-name="Default">
      <style:table-cell-properties fo:border-bottom="0.74pt solid #000000" style:diagonal-bl-tr="none" style:diagonal-tl-br="none" style:text-align-source="fix" style:repeat-content="true" fo:wrap-option="wrap" fo:border-left="0.74pt solid #000000" style:direction="ltr" fo:border-right="none"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table-cell-properties fo:border-bottom="0.74pt solid #000000" style:diagonal-bl-tr="none" style:diagonal-tl-br="none" style:text-align-source="fix" style:repeat-content="true" fo:wrap-option="wrap" fo:border-left="none" style:direction="ltr" fo:border-right="none" style:rotation-angle="0" style:rotation-align="none" style:shrink-to-fit="false" fo:border-top="0.74pt solid #000000" style:vertical-align="justify"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3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3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name-asian="PMingLiU" style:font-size-asian="10pt" style:font-style-asian="normal" style:font-weight-asian="normal" style:font-size-complex="10pt" style:font-style-complex="normal" style:font-weight-complex="normal"/>
    </style:style>
    <style:style style:name="ce4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4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8"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5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5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10101"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54"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57" style:family="table-cell" style:parent-style-name="Default">
      <style:table-cell-properties fo:wrap-option="wrap"/>
    </style:style>
    <style:style style:name="ce5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5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60" style:family="table-cell" style:parent-style-name="Default">
      <style:table-cell-properties fo:border-bottom="0.74pt solid #010101"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6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mm" style:writing-mode="page"/>
      <style:text-properties style:font-name="Times New Roman1" fo:font-size="10pt" style:font-size-asian="10pt" style:font-size-complex="10pt"/>
    </style:style>
    <style:style style:name="ce63" style:family="table-cell" style:parent-style-name="Default">
      <style:table-cell-properties fo:background-color="#cccccc"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64" style:family="table-cell" style:parent-style-name="Default" style:data-style-name="N99">
      <style:table-cell-properties style:text-align-source="fix" style:repeat-content="false" fo:border="0.06pt solid #000000"/>
      <style:paragraph-properties fo:text-align="start" fo:margin-left="0mm"/>
      <style:text-properties style:font-name="Arial" style:font-name-asian="Noto Sans CJK SC Regular" style:font-name-complex="FreeSans"/>
    </style:style>
    <style:style style:name="ce65" style:family="table-cell" style:parent-style-name="Default" style:data-style-name="N99">
      <style:table-cell-properties style:text-align-source="fix" style:repeat-content="false"/>
      <style:paragraph-properties fo:text-align="start" fo:margin-left="0mm"/>
      <style:text-properties style:font-name="Arial" style:font-name-asian="Noto Sans CJK SC Regular" style:font-name-complex="FreeSans"/>
    </style:style>
    <style:style style:name="T1" style:family="text">
      <style:text-properties fo:color="#000000" style:font-name="Times New Roman"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style-complex="normal"/>
    </style:style>
    <style:style style:name="T2" style:family="text">
      <style:text-properties style:font-style-complex="normal" fo:color="#000000" style:font-style-asian="normal" style:font-weight-complex="normal" style:font-weight-asian="normal" style:font-size-complex="8pt" style:font-size-asian="8pt" style:text-position="0%" fo:text-shadow="none" style:text-outline="false" fo:font-style="normal" style:text-underline-style="none" style:text-underline-color="font-color" fo:font-weight="normal" fo:font-size="8pt" style:font-name="Times New Roman"/>
    </style:style>
    <style:style style:name="T3" style:family="text">
      <style:text-properties style:font-style-complex="normal" fo:color="#000000" style:font-style-asian="normal" style:font-weight-complex="normal" style:font-weight-asian="normal" style:text-position="0%" fo:text-shadow="none" style:text-outline="false" fo:font-style="normal" style:text-underline-style="none" style:text-underline-color="font-color" fo:font-weight="normal" style:font-name="Times New Roman" fo:font-size="10pt" style:font-size-asian="10pt" style:font-size-complex="10pt"/>
    </style:style>
    <style:style style:name="T4" style:family="text">
      <style:text-properties fo:color="#000000" style:font-name="Times New Roman" fo:font-size="10pt"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5" style:family="text">
      <style:text-properties style:font-style-complex="normal" fo:color="#000000" style:font-style-asian="normal" style:font-weight-complex="normal" style:font-weight-asian="normal" style:font-size-complex="7pt" style:font-size-asian="7pt" style:text-position="0%" fo:text-shadow="none" style:text-outline="false" fo:font-style="normal" style:text-underline-style="none" style:text-underline-color="font-color" fo:font-weight="normal" fo:font-size="7pt" style:font-name="Times New Roman"/>
    </style:style>
    <style:style style:name="T6" style:family="text">
      <style:text-properties style:font-style-complex="normal" fo:color="#000000" style:font-style-asian="normal" style:font-weight-complex="normal" style:font-weight-asian="normal" style:text-position="0%" fo:text-shadow="none" style:text-outline="false" fo:font-style="normal" style:text-underline-style="none" style:text-underline-color="font-color" fo:font-weight="normal" style:font-name="Times New Roman" fo:font-size="7pt" style:font-size-asian="7pt" style:font-size-complex="7pt"/>
    </style:style>
    <style:style style:name="T7" style:family="text">
      <style:text-properties fo:font-size="10pt" style:font-size-asian="10pt" style:font-size-complex="10pt"/>
    </style:style>
    <style:style style:name="T8" style:family="text">
      <style:text-properties fo:font-size="10pt" style:font-size-asian="10pt" style:font-size-complex="10pt" fo:color="#000000" style:font-name="Times New Roman" fo:font-weight="normal" style:text-underline-style="none" style:text-underline-color="font-color" fo:font-style="normal" style:text-outline="false" fo:text-shadow="none" style:text-position="0%" style:font-weight-asian="normal" style:font-weight-complex="normal" style:font-style-asian="normal" style:font-style-complex="normal"/>
    </style:style>
    <style:style style:name="T9" style:family="text">
      <style:text-properties style:font-style-complex="normal" fo:color="#000000" fo:font-size="8pt" fo:font-weight="normal" style:text-underline-style="none" style:text-underline-color="font-color" fo:font-style="normal" style:text-outline="false" fo:text-shadow="none" style:text-position="0%" style:font-size-asian="8pt" style:font-size-complex="8pt" style:font-weight-asian="normal" style:font-weight-complex="normal" style:font-style-asian="normal" style:font-name="Times New Roman"/>
    </style:style>
    <style:style style:name="T10" style:family="text">
      <style:text-properties style:font-style-complex="normal" fo:color="#000000" fo:font-weight="normal" style:text-underline-style="none" style:text-underline-color="font-color" fo:font-style="normal" style:text-outline="false" fo:text-shadow="none" style:text-position="0%" style:font-weight-asian="normal" style:font-weight-complex="normal" style:font-style-asian="normal" style:font-name="Times New Roman" fo:font-size="12pt" style:font-size-asian="12pt" style:font-size-complex="12pt"/>
    </style:style>
    <style:style style:name="T11" style:family="text">
      <style:text-properties style:font-style-complex="normal" fo:color="#000000" fo:font-weight="normal" style:text-underline-style="none" style:text-underline-color="font-color" fo:font-style="normal" style:text-outline="false" fo:text-shadow="none" style:text-position="0%" style:font-weight-asian="normal" style:font-weight-complex="normal" style:font-style-asian="normal" style:font-name="Times New Roman" fo:font-size="8pt" style:font-size-asian="8pt" style:font-size-complex="8pt"/>
    </style:style>
    <style:style style:name="T12" style:family="text">
      <style:text-properties fo:color="#000000" style:font-name="Times New Roman" fo:font-weight="normal" style:text-underline-style="none" style:text-underline-color="font-color" fo:font-style="normal" style:text-outline="false" fo:text-shadow="none" style:text-position="0%" style:font-size-asian="10pt" style:font-size-complex="10pt" style:font-weight-asian="normal" style:font-weight-complex="normal" style:font-style-asian="normal" style:font-style-complex="normal"/>
    </style:style>
    <style:style style:name="T13" style:family="text">
      <style:text-properties style:font-style-complex="normal" fo:color="#000000" fo:font-weight="normal" style:text-underline-style="none" style:text-underline-color="font-color" fo:font-style="normal" style:text-outline="false" fo:text-shadow="none" style:text-position="0%" style:font-weight-asian="normal" style:font-weight-complex="normal" style:font-style-asian="normal" style:font-name="Times New Roman" fo:font-size="10pt" style:font-size-asian="10pt" style:font-size-complex="10pt"/>
    </style:style>
    <style:style style:name="T14" style:family="text">
      <style:text-properties fo:color="#000000" style:font-name="Times New Roman" fo:font-size="10pt" fo:font-weight="normal" style:text-underline-style="none" style:text-underline-color="font-color" fo:font-style="italic" style:text-outline="false" fo:text-shadow="none" style:text-position="0%" style:font-size-asian="10pt" style:font-size-complex="10pt" style:font-weight-asian="normal" style:font-weight-complex="normal" style:font-style-asian="italic" style:font-style-complex="italic"/>
    </style:style>
  </office:automatic-styles>
  <office:body>
    <office:spreadsheet>
      <table:calculation-settings table:automatic-find-labels="false"/>
      <table:table table:name="Planilh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6"/>
        <table:table-column table:style-name="co5" table:default-cell-style-name="ce24"/>
        <table:table-column table:style-name="co1" table:default-cell-style-name="Default"/>
        <table:table-column table:style-name="co6" table:default-cell-style-name="Default"/>
        <table:table-column table:style-name="co7" table:default-cell-style-name="ce57"/>
        <table:table-column table:style-name="co8" table:default-cell-style-name="ce3"/>
        <table:table-column table:style-name="co9" table:number-columns-repeated="7" table:default-cell-style-name="Default"/>
        <table:table-row table:style-name="ro1">
          <table:table-cell table:style-name="ce1" office:value-type="string" calcext:value-type="string">
            <text:p>Classe Geral</text:p>
          </table:table-cell>
          <table:table-cell table:style-name="ce1" office:value-type="string" calcext:value-type="string">
            <text:p>Classe específica</text:p>
          </table:table-cell>
          <table:table-cell table:style-name="ce1" office:value-type="string" calcext:value-type="string">
            <text:p>Código IFES</text:p>
          </table:table-cell>
          <table:table-cell table:style-name="ce1" office:value-type="string" calcext:value-type="string">
            <text:p>ASSUNTO</text:p>
          </table:table-cell>
          <table:table-cell table:style-name="ce23" office:value-type="string" calcext:value-type="string">
            <text:p>FASE CORRENTE</text:p>
          </table:table-cell>
          <table:table-cell table:style-name="ce1" office:value-type="string" calcext:value-type="string">
            <text:p>FASE INTER- MEDIÁRIA</text:p>
          </table:table-cell>
          <table:table-cell table:style-name="ce1" office:value-type="string" calcext:value-type="string">
            <text:p>DESTINAÇÃO FINAL</text:p>
          </table:table-cell>
          <table:table-cell table:style-name="ce1" office:value-type="string" calcext:value-type="string">
            <text:p>OBSERVAÇÕES</text:p>
          </table:table-cell>
          <table:table-cell table:style-name="ce63" office:value-type="string" calcext:value-type="string">
            <text:p>Nome Grupo conarq</text:p>
          </table:table-cell>
          <table:table-cell office:value-type="string" calcext:value-type="string">
            <text:p><text:s/></text:p>
          </table:table-cell>
          <table:table-cell table:number-columns-repeated="6"/>
        </table:table-row>
        <table:table-row table:style-name="ro1">
          <table:table-cell table:formula="of:=LEFT([.D2];3)" office:value-type="string" office:string-value="100" calcext:value-type="string">
            <text:p>100</text:p>
          </table:table-cell>
          <table:table-cell table:formula="of:=CONCATENATE(LEFT([.D2];3);MID([.D2];5;10))" office:value-type="string" office:string-value="100          " calcext:value-type="string">
            <text:p>100 <text:s text:c="9"/></text:p>
          </table:table-cell>
          <table:table-cell table:formula="of:=CONCATENATE(LEFT([.D2];3);MID([.D2];4;10))" office:value-type="string" office:string-value="100          " calcext:value-type="string">
            <text:p>100 <text:s text:c="9"/></text:p>
          </table:table-cell>
          <table:table-cell office:value-type="string" calcext:value-type="string">
            <text:p>100           ENSINO SUPERIOR</text:p>
            <text:p/>
          </table:table-cell>
          <table:table-cell table:number-columns-repeated="4"/>
          <table:table-cell table:style-name="ce64" table:formula="of:=IF([.C2]=[.B2];RIGHT([.D2];LEN([.D2])-6);[.I1])" office:value-type="string" office:string-value="        ENSINO SUPERIOR&#10;" calcext:value-type="string">
            <text:p>        ENSINO SUPERIOR</text:p>
            <text:p/>
          </table:table-cell>
          <table:table-cell table:number-columns-repeated="7"/>
        </table:table-row>
        <table:table-row table:style-name="ro1">
          <table:table-cell table:formula="of:=LEFT([.D3];3)" office:value-type="string" office:string-value="110" calcext:value-type="string">
            <text:p>110</text:p>
          </table:table-cell>
          <table:table-cell table:formula="of:=CONCATENATE(LEFT([.D3];3);MID([.D3];5;10))" office:value-type="string" office:string-value="110          " calcext:value-type="string">
            <text:p>110 <text:s text:c="9"/></text:p>
          </table:table-cell>
          <table:table-cell table:formula="of:=CONCATENATE(LEFT([.D3];3);MID([.D3];4;10))" office:value-type="string" office:string-value="110          " calcext:value-type="string">
            <text:p>110 <text:s text:c="9"/></text:p>
          </table:table-cell>
          <table:table-cell office:value-type="string" calcext:value-type="string">
            <text:p>110 <text:s text:c="11"/>NORMATIZAÇÃO. REGULAMENTAÇÃO</text:p>
          </table:table-cell>
          <table:table-cell office:value-type="string" calcext:value-type="string">
            <text:p>Enquanto</text:p>
            <text:p>       vigora</text:p>
          </table:table-cell>
          <table:table-cell office:value-type="string" calcext:value-type="string">
            <text:p>-</text:p>
          </table:table-cell>
          <table:table-cell office:value-type="string" calcext:value-type="string">
            <text:p>Guarda</text:p>
            <text:p>Permanente</text:p>
          </table:table-cell>
          <table:table-cell/>
          <table:table-cell table:style-name="ce64" table:formula="of:=IF([.C3]=[.B3];RIGHT([.D3];LEN([.D3])-6);[.I2])" office:value-type="string" office:string-value="         NORMATIZAÇÃO. REGULAMENTAÇÃO" calcext:value-type="string">
            <text:p><text:s text:c="9"/>NORMATIZAÇÃO. REGULAMENTAÇÃO</text:p>
          </table:table-cell>
          <table:table-cell table:number-columns-repeated="6"/>
          <table:table-cell table:formula="of:=RIGHT([.C2];LEN([.C2])-6)" office:value-type="string" office:string-value="       " calcext:value-type="string">
            <text:p><text:s text:c="7"/></text:p>
          </table:table-cell>
        </table:table-row>
        <table:table-row table:style-name="ro2">
          <table:table-cell table:formula="of:=LEFT([.D4];3)" office:value-type="string" office:string-value="120" calcext:value-type="string">
            <text:p>120</text:p>
          </table:table-cell>
          <table:table-cell table:formula="of:=CONCATENATE(LEFT([.D4];3);MID([.D4];5;10))" office:value-type="string" office:string-value="120          " calcext:value-type="string">
            <text:p>120 <text:s text:c="9"/></text:p>
          </table:table-cell>
          <table:table-cell table:formula="of:=CONCATENATE(LEFT([.D4];3);MID([.D4];4;10))" office:value-type="string" office:string-value="120          " calcext:value-type="string">
            <text:p>120 <text:s text:c="9"/></text:p>
          </table:table-cell>
          <table:table-cell office:value-type="string" calcext:value-type="string">
            <text:p>120 <text:s text:c="14"/>CURSOS DE GRADUAÇÃO (INCLUSIVE NA MODALIDADE A DISTÂNCIA)</text:p>
          </table:table-cell>
          <table:table-cell table:number-columns-repeated="4"/>
          <table:table-cell table:style-name="ce64" table:formula="of:=IF([.C4]=[.B4];RIGHT([.D4];LEN([.D4])-6);[.I3])" office:value-type="string" office:string-value="            CURSOS DE GRADUAÇÃO (INCLUSIVE NA MODALIDADE A DISTÂNCIA)" calcext:value-type="string">
            <text:p><text:s text:c="12"/>CURSOS DE GRADUAÇÃO (INCLUSIVE NA MODALIDADE A DISTÂNCIA)</text:p>
          </table:table-cell>
          <table:table-cell table:number-columns-repeated="7"/>
        </table:table-row>
        <table:table-row table:style-name="ro1">
          <table:table-cell table:formula="of:=LEFT([.D5];3)" office:value-type="string" office:string-value="121" calcext:value-type="string">
            <text:p>121</text:p>
          </table:table-cell>
          <table:table-cell table:formula="of:=CONCATENATE(LEFT([.D5];3);MID([.D5];5;10))" office:value-type="string" office:string-value="121          " calcext:value-type="string">
            <text:p>121 <text:s text:c="9"/></text:p>
          </table:table-cell>
          <table:table-cell table:formula="of:=CONCATENATE(LEFT([.D5];3);MID([.D5];4;10))" office:value-type="string" office:string-value="121          " calcext:value-type="string">
            <text:p>121 <text:s text:c="9"/></text:p>
          </table:table-cell>
          <table:table-cell office:value-type="string" calcext:value-type="string">
            <text:p>121 <text:s text:c="12"/>CONCEPÇÃO, ORGANIZAÇÃO E FUNCIONAMENTO DOS CURSOS DE GRADUAÇÃO</text:p>
          </table:table-cell>
          <table:table-cell table:number-columns-repeated="4"/>
          <table:table-cell table:style-name="ce64" table:formula="of:=IF([.C5]=[.B5];RIGHT([.D5];LEN([.D5])-6);[.I4])" office:value-type="string" office:string-value="          CONCEPÇÃO, ORGANIZAÇÃO E FUNCIONAMENTO DOS CURSOS DE GRADUAÇÃO" calcext:value-type="string">
            <text:p><text:s text:c="10"/>CONCEPÇÃO, ORGANIZAÇÃO E FUNCIONAMENTO DOS CURSOS DE GRADUAÇÃO</text:p>
          </table:table-cell>
          <table:table-cell table:number-columns-repeated="7"/>
        </table:table-row>
        <table:table-row table:style-name="ro1">
          <table:table-cell table:formula="of:=LEFT([.D6];3)" office:value-type="string" office:string-value="121" calcext:value-type="string">
            <text:p>121</text:p>
          </table:table-cell>
          <table:table-cell table:formula="of:=CONCATENATE(LEFT([.D6];3);MID([.D6];5;10))" office:value-type="string" office:string-value="1211         " calcext:value-type="string">
            <text:p>1211 <text:s text:c="8"/></text:p>
          </table:table-cell>
          <table:table-cell table:formula="of:=CONCATENATE(LEFT([.D6];3);MID([.D6];4;10))" office:value-type="string" office:string-value="121.1        " calcext:value-type="string">
            <text:p>121.1 <text:s text:c="7"/></text:p>
          </table:table-cell>
          <table:table-cell office:value-type="string" calcext:value-type="string">
            <text:p>121.1 <text:s text:c="11"/>PROJETO PEDAGÓGICO DOS CURSOS</text:p>
          </table:table-cell>
          <table:table-cell office:value-type="string" calcext:value-type="string">
            <text:p>Enquanto </text:p>
            <text:p>       vigora</text:p>
          </table:table-cell>
          <table:table-cell office:value-type="string" calcext:value-type="string">
            <text:p>-</text:p>
          </table:table-cell>
          <table:table-cell office:value-type="string" calcext:value-type="string">
            <text:p>Guarda</text:p>
            <text:p>Permanente</text:p>
          </table:table-cell>
          <table:table-cell/>
          <table:table-cell table:style-name="ce64" table:formula="of:=IF([.C6]=[.B6];RIGHT([.D6];LEN([.D6])-6);[.I5])" office:value-type="string" office:string-value="          CONCEPÇÃO, ORGANIZAÇÃO E FUNCIONAMENTO DOS CURSOS DE GRADUAÇÃO" calcext:value-type="string">
            <text:p><text:s text:c="10"/>CONCEPÇÃO, ORGANIZAÇÃO E FUNCIONAMENTO DOS CURSOS DE GRADUAÇÃO</text:p>
          </table:table-cell>
          <table:table-cell table:number-columns-repeated="7"/>
        </table:table-row>
        <table:table-row table:style-name="ro3">
          <table:table-cell table:formula="of:=LEFT([.D7];3)" office:value-type="string" office:string-value="121" calcext:value-type="string">
            <text:p>121</text:p>
          </table:table-cell>
          <table:table-cell table:formula="of:=CONCATENATE(LEFT([.D7];3);MID([.D7];5;10))" office:value-type="string" office:string-value="1212         " calcext:value-type="string">
            <text:p>1212 <text:s text:c="8"/></text:p>
          </table:table-cell>
          <table:table-cell table:formula="of:=CONCATENATE(LEFT([.D7];3);MID([.D7];4;10))" office:value-type="string" office:string-value="121.2        " calcext:value-type="string">
            <text:p>121.2 <text:s text:c="7"/></text:p>
          </table:table-cell>
          <table:table-cell office:value-type="string" calcext:value-type="string">
            <text:p>121.2 <text:s text:c="11"/>CRIAÇÃO DE CURSOS. CONVERSÃO DE CURSOS</text:p>
          </table:table-cell>
          <table:table-cell office:value-type="string" calcext:value-type="string">
            <text:p>Até a homologação</text:p>
            <text:p>do</text:p>
            <text:p> ato</text:p>
          </table:table-cell>
          <table:table-cell office:value-type="string" calcext:value-type="string">
            <text:p>5 anos</text:p>
          </table:table-cell>
          <table:table-cell office:value-type="string" calcext:value-type="string">
            <text:p>Guarda</text:p>
            <text:p>Permanente</text:p>
          </table:table-cell>
          <table:table-cell/>
          <table:table-cell table:style-name="ce64" table:formula="of:=IF([.C7]=[.B7];RIGHT([.D7];LEN([.D7])-6);[.I6])" office:value-type="string" office:string-value="          CONCEPÇÃO, ORGANIZAÇÃO E FUNCIONAMENTO DOS CURSOS DE GRADUAÇÃO" calcext:value-type="string">
            <text:p><text:s text:c="10"/>CONCEPÇÃO, ORGANIZAÇÃO E FUNCIONAMENTO DOS CURSOS DE GRADUAÇÃO</text:p>
          </table:table-cell>
          <table:table-cell table:number-columns-repeated="7"/>
        </table:table-row>
        <table:table-row table:style-name="ro3">
          <table:table-cell table:formula="of:=LEFT([.D8];3)" office:value-type="string" office:string-value="121" calcext:value-type="string">
            <text:p>121</text:p>
          </table:table-cell>
          <table:table-cell table:formula="of:=CONCATENATE(LEFT([.D8];3);MID([.D8];5;10))" office:value-type="string" office:string-value="12121        " calcext:value-type="string">
            <text:p>12121 <text:s text:c="7"/></text:p>
          </table:table-cell>
          <table:table-cell table:formula="of:=CONCATENATE(LEFT([.D8];3);MID([.D8];4;10))" office:value-type="string" office:string-value="121.21       " calcext:value-type="string">
            <text:p>121.21 <text:s text:c="6"/></text:p>
          </table:table-cell>
          <table:table-cell office:value-type="string" calcext:value-type="string">
            <text:p>121.21 <text:s text:c="8"/>AUTORIZAÇÃO. RECONHECIMENTO.RENOVAÇÃO <text:s/>DE RECONHECIMENTO</text:p>
          </table:table-cell>
          <table:table-cell office:value-type="string" calcext:value-type="string">
            <text:p>Até a homologação</text:p>
            <text:p>do</text:p>
            <text:p> ato</text:p>
          </table:table-cell>
          <table:table-cell office:value-type="string" calcext:value-type="string">
            <text:p>5 anos</text:p>
          </table:table-cell>
          <table:table-cell office:value-type="string" calcext:value-type="string">
            <text:p>Guarda</text:p>
            <text:p>Permanente</text:p>
          </table:table-cell>
          <table:table-cell/>
          <table:table-cell table:style-name="ce64" table:formula="of:=IF([.C8]=[.B8];RIGHT([.D8];LEN([.D8])-6);[.I7])" office:value-type="string" office:string-value="          CONCEPÇÃO, ORGANIZAÇÃO E FUNCIONAMENTO DOS CURSOS DE GRADUAÇÃO" calcext:value-type="string">
            <text:p><text:s text:c="10"/>CONCEPÇÃO, ORGANIZAÇÃO E FUNCIONAMENTO DOS CURSOS DE GRADUAÇÃO</text:p>
          </table:table-cell>
          <table:table-cell table:number-columns-repeated="7"/>
        </table:table-row>
        <table:table-row table:style-name="ro3">
          <table:table-cell table:formula="of:=LEFT([.D9];3)" office:value-type="string" office:string-value="121" calcext:value-type="string">
            <text:p>121</text:p>
          </table:table-cell>
          <table:table-cell table:formula="of:=CONCATENATE(LEFT([.D9];3);MID([.D9];5;10))" office:value-type="string" office:string-value="1213         " calcext:value-type="string">
            <text:p>1213 <text:s text:c="8"/></text:p>
          </table:table-cell>
          <table:table-cell table:formula="of:=CONCATENATE(LEFT([.D9];3);MID([.D9];4;10))" office:value-type="string" office:string-value="121.3        " calcext:value-type="string">
            <text:p>121.3 <text:s text:c="7"/></text:p>
          </table:table-cell>
          <table:table-cell office:value-type="string" calcext:value-type="string">
            <text:p>121.3 <text:s text:c="11"/>DESATIVAÇÃO DE CURSOS. EXTINÇÃO DE CURSOS</text:p>
          </table:table-cell>
          <table:table-cell office:value-type="string" calcext:value-type="string">
            <text:p>Até a homologação</text:p>
            <text:p>do </text:p>
            <text:p>ato</text:p>
          </table:table-cell>
          <table:table-cell office:value-type="string" calcext:value-type="string">
            <text:p>5 anos</text:p>
          </table:table-cell>
          <table:table-cell office:value-type="string" calcext:value-type="string">
            <text:p>Guarda</text:p>
            <text:p>Permanente</text:p>
          </table:table-cell>
          <table:table-cell/>
          <table:table-cell table:style-name="ce64" table:formula="of:=IF([.C9]=[.B9];RIGHT([.D9];LEN([.D9])-6);[.I8])" office:value-type="string" office:string-value="          CONCEPÇÃO, ORGANIZAÇÃO E FUNCIONAMENTO DOS CURSOS DE GRADUAÇÃO" calcext:value-type="string">
            <text:p><text:s text:c="10"/>CONCEPÇÃO, ORGANIZAÇÃO E FUNCIONAMENTO DOS CURSOS DE GRADUAÇÃO</text:p>
          </table:table-cell>
          <table:table-cell table:number-columns-repeated="7"/>
        </table:table-row>
        <table:table-row table:style-name="ro2">
          <table:table-cell table:formula="of:=LEFT([.D10];3)" office:value-type="string" office:string-value="122" calcext:value-type="string">
            <text:p>122</text:p>
          </table:table-cell>
          <table:table-cell table:formula="of:=CONCATENATE(LEFT([.D10];3);MID([.D10];5;10))" office:value-type="string" office:string-value="122          " calcext:value-type="string">
            <text:p>122 <text:s text:c="9"/></text:p>
          </table:table-cell>
          <table:table-cell table:formula="of:=CONCATENATE(LEFT([.D10];3);MID([.D10];4;10))" office:value-type="string" office:string-value="122          " calcext:value-type="string">
            <text:p>122 <text:s text:c="9"/></text:p>
          </table:table-cell>
          <table:table-cell office:value-type="string" calcext:value-type="string">
            <text:p>122 <text:s text:c="12"/>PLANEJAMENTO E ORGANIZAÇÃO CURRICULAR</text:p>
          </table:table-cell>
          <table:table-cell table:number-columns-repeated="4"/>
          <table:table-cell table:style-name="ce64" table:formula="of:=IF([.C10]=[.B10];RIGHT([.D10];LEN([.D10])-6);[.I9])" office:value-type="string" office:string-value="          PLANEJAMENTO E ORGANIZAÇÃO CURRICULAR" calcext:value-type="string">
            <text:p><text:s text:c="10"/>PLANEJAMENTO E ORGANIZAÇÃO CURRICULAR</text:p>
          </table:table-cell>
          <table:table-cell table:number-columns-repeated="7"/>
        </table:table-row>
        <table:table-row table:style-name="ro4">
          <table:table-cell table:formula="of:=LEFT([.D11];3)" office:value-type="string" office:string-value="122" calcext:value-type="string">
            <text:p>122</text:p>
          </table:table-cell>
          <table:table-cell table:formula="of:=CONCATENATE(LEFT([.D11];3);MID([.D11];5;10))" office:value-type="string" office:string-value="1221         " calcext:value-type="string">
            <text:p>1221 <text:s text:c="8"/></text:p>
          </table:table-cell>
          <table:table-cell table:formula="of:=CONCATENATE(LEFT([.D11];3);MID([.D11];4;10))" office:value-type="string" office:string-value="122.1        " calcext:value-type="string">
            <text:p>122.1 <text:s text:c="7"/></text:p>
          </table:table-cell>
          <table:table-cell office:value-type="string" calcext:value-type="string">
            <text:p>122.1 <text:s text:c="9"/>ESTRUTURA DO CURRÍCULO (GRADE OU MATRIZ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4" table:formula="of:=IF([.C11]=[.B11];RIGHT([.D11];LEN([.D11])-6);[.I10])" office:value-type="string" office:string-value="          PLANEJAMENTO E ORGANIZAÇÃO CURRICULAR" calcext:value-type="string">
            <text:p><text:s text:c="10"/>PLANEJAMENTO E ORGANIZAÇÃO CURRICULAR</text:p>
          </table:table-cell>
          <table:table-cell table:number-columns-repeated="7"/>
        </table:table-row>
        <table:table-row table:style-name="ro4">
          <table:table-cell table:formula="of:=LEFT([.D12];3)" office:value-type="string" office:string-value="122" calcext:value-type="string">
            <text:p>122</text:p>
          </table:table-cell>
          <table:table-cell table:formula="of:=CONCATENATE(LEFT([.D12];3);MID([.D12];5;10))" office:value-type="string" office:string-value="1222         " calcext:value-type="string">
            <text:p>1222 <text:s text:c="8"/></text:p>
          </table:table-cell>
          <table:table-cell table:formula="of:=CONCATENATE(LEFT([.D12];3);MID([.D12];4;10))" office:value-type="string" office:string-value="122.2        " calcext:value-type="string">
            <text:p>122.2 <text:s text:c="7"/></text:p>
          </table:table-cell>
          <table:table-cell office:value-type="string" calcext:value-type="string">
            <text:p>122.2 <text:s text:c="9"/>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4" table:formula="of:=IF([.C12]=[.B12];RIGHT([.D12];LEN([.D12])-6);[.I11])" office:value-type="string" office:string-value="          PLANEJAMENTO E ORGANIZAÇÃO CURRICULAR" calcext:value-type="string">
            <text:p><text:s text:c="10"/>PLANEJAMENTO E ORGANIZAÇÃO CURRICULAR</text:p>
          </table:table-cell>
          <table:table-cell table:number-columns-repeated="7"/>
        </table:table-row>
        <table:table-row table:style-name="ro4">
          <table:table-cell table:formula="of:=LEFT([.D13];3)" office:value-type="string" office:string-value="122" calcext:value-type="string">
            <text:p>122</text:p>
          </table:table-cell>
          <table:table-cell table:formula="of:=CONCATENATE(LEFT([.D13];3);MID([.D13];5;10))" office:value-type="string" office:string-value="1223         " calcext:value-type="string">
            <text:p>1223 <text:s text:c="8"/></text:p>
          </table:table-cell>
          <table:table-cell table:formula="of:=CONCATENATE(LEFT([.D13];3);MID([.D13];4;10))" office:value-type="string" office:string-value="122.3        " calcext:value-type="string">
            <text:p>122.3 <text:s text:c="7"/></text:p>
          </table:table-cell>
          <table:table-cell office:value-type="string" calcext:value-type="string">
            <text:p>122.3 <text:s text:c="9"/>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4" table:formula="of:=IF([.C13]=[.B13];RIGHT([.D13];LEN([.D13])-6);[.I12])" office:value-type="string" office:string-value="          PLANEJAMENTO E ORGANIZAÇÃO CURRICULAR" calcext:value-type="string">
            <text:p><text:s text:c="10"/>PLANEJAMENTO E ORGANIZAÇÃO CURRICULAR</text:p>
          </table:table-cell>
          <table:table-cell table:number-columns-repeated="7"/>
        </table:table-row>
        <table:table-row table:style-name="ro2">
          <table:table-cell table:formula="of:=LEFT([.D14];3)" office:value-type="string" office:string-value="122" calcext:value-type="string">
            <text:p>122</text:p>
          </table:table-cell>
          <table:table-cell table:formula="of:=CONCATENATE(LEFT([.D14];3);MID([.D14];5;10))" office:value-type="string" office:string-value="12231        " calcext:value-type="string">
            <text:p>12231 <text:s text:c="7"/></text:p>
          </table:table-cell>
          <table:table-cell table:formula="of:=CONCATENATE(LEFT([.D14];3);MID([.D14];4;10))" office:value-type="string" office:string-value="122.31       " calcext:value-type="string">
            <text:p>122.31 <text:s text:c="6"/></text:p>
          </table:table-cell>
          <table:table-cell office:value-type="string" calcext:value-type="string">
            <text:p>122.31 <text:s text:c="7"/>OFERTA DE DISCIPLINAS</text:p>
          </table:table-cell>
          <table:table-cell office:value-type="string" calcext:value-type="string">
            <text:p><text:s text:c="6"/>2 anos</text:p>
          </table:table-cell>
          <table:table-cell office:value-type="string" calcext:value-type="string">
            <text:p>-</text:p>
          </table:table-cell>
          <table:table-cell office:value-type="string" calcext:value-type="string">
            <text:p><text:s text:c="5"/>Eliminação</text:p>
          </table:table-cell>
          <table:table-cell/>
          <table:table-cell table:style-name="ce64" table:formula="of:=IF([.C14]=[.B14];RIGHT([.D14];LEN([.D14])-6);[.I13])" office:value-type="string" office:string-value="          PLANEJAMENTO E ORGANIZAÇÃO CURRICULAR" calcext:value-type="string">
            <text:p><text:s text:c="10"/>PLANEJAMENTO E ORGANIZAÇÃO CURRICULAR</text:p>
          </table:table-cell>
          <table:table-cell table:number-columns-repeated="7"/>
        </table:table-row>
        <table:table-row table:style-name="ro4">
          <table:table-cell table:formula="of:=LEFT([.D15];3)" office:value-type="string" office:string-value="122" calcext:value-type="string">
            <text:p>122</text:p>
          </table:table-cell>
          <table:table-cell table:formula="of:=CONCATENATE(LEFT([.D15];3);MID([.D15];5;10))" office:value-type="string" office:string-value="12232        " calcext:value-type="string">
            <text:p>12232 <text:s text:c="7"/></text:p>
          </table:table-cell>
          <table:table-cell table:formula="of:=CONCATENATE(LEFT([.D15];3);MID([.D15];4;10))" office:value-type="string" office:string-value="122.32       " calcext:value-type="string">
            <text:p>122.32 <text:s text:c="6"/></text:p>
          </table:table-cell>
          <table:table-cell office:value-type="string" calcext:value-type="string">
            <text:p>122.32 <text:s text:c="7"/>ATIVIDADES COMPLEMENTARE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4" table:formula="of:=IF([.C15]=[.B15];RIGHT([.D15];LEN([.D15])-6);[.I14])" office:value-type="string" office:string-value="          PLANEJAMENTO E ORGANIZAÇÃO CURRICULAR" calcext:value-type="string">
            <text:p><text:s text:c="10"/>PLANEJAMENTO E ORGANIZAÇÃO CURRICULAR</text:p>
          </table:table-cell>
          <table:table-cell table:number-columns-repeated="7"/>
        </table:table-row>
        <table:table-row table:style-name="ro2">
          <table:table-cell table:formula="of:=LEFT([.D16];3)" office:value-type="string" office:string-value="123" calcext:value-type="string">
            <text:p>123</text:p>
          </table:table-cell>
          <table:table-cell table:formula="of:=CONCATENATE(LEFT([.D16];3);MID([.D16];5;10))" office:value-type="string" office:string-value="123          " calcext:value-type="string">
            <text:p>123 <text:s text:c="9"/></text:p>
          </table:table-cell>
          <table:table-cell table:formula="of:=CONCATENATE(LEFT([.D16];3);MID([.D16];4;10))" office:value-type="string" office:string-value="123          " calcext:value-type="string">
            <text:p>123 <text:s text:c="9"/></text:p>
          </table:table-cell>
          <table:table-cell office:value-type="string" calcext:value-type="string">
            <text:p>123 <text:s text:c="10"/>PLANEJAMENTO DA ATIVIDADE ACADÊMICA</text:p>
          </table:table-cell>
          <table:table-cell table:number-columns-repeated="4"/>
          <table:table-cell table:style-name="ce64" table:formula="of:=IF([.C16]=[.B16];RIGHT([.D16];LEN([.D16])-6);[.I15])" office:value-type="string" office:string-value="        PLANEJAMENTO DA ATIVIDADE ACADÊMICA" calcext:value-type="string">
            <text:p><text:s text:c="8"/>PLANEJAMENTO DA ATIVIDADE ACADÊMICA</text:p>
          </table:table-cell>
          <table:table-cell table:number-columns-repeated="7"/>
        </table:table-row>
        <table:table-row table:style-name="ro3">
          <table:table-cell table:formula="of:=LEFT([.D17];3)" office:value-type="string" office:string-value="123" calcext:value-type="string">
            <text:p>123</text:p>
          </table:table-cell>
          <table:table-cell table:formula="of:=CONCATENATE(LEFT([.D17];3);MID([.D17];5;10))" office:value-type="string" office:string-value="1231         " calcext:value-type="string">
            <text:p>1231 <text:s text:c="8"/></text:p>
          </table:table-cell>
          <table:table-cell table:formula="of:=CONCATENATE(LEFT([.D17];3);MID([.D17];4;10))" office:value-type="string" office:string-value="123.1        " calcext:value-type="string">
            <text:p>123.1 <text:s text:c="7"/></text:p>
          </table:table-cell>
          <table:table-cell office:value-type="string" calcext:value-type="string">
            <text:p>123.1 <text:s text:c="9"/>CALENDÁRIO ACADÊM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Guardar apenas um exemplar de cada publicação.</text:p>
          </table:table-cell>
          <table:table-cell table:style-name="ce64" table:formula="of:=IF([.C17]=[.B17];RIGHT([.D17];LEN([.D17])-6);[.I16])" office:value-type="string" office:string-value="        PLANEJAMENTO DA ATIVIDADE ACADÊMICA" calcext:value-type="string">
            <text:p><text:s text:c="8"/>PLANEJAMENTO DA ATIVIDADE ACADÊMICA</text:p>
          </table:table-cell>
          <table:table-cell table:number-columns-repeated="7"/>
        </table:table-row>
        <table:table-row table:style-name="ro5">
          <table:table-cell table:formula="of:=LEFT([.D18];3)" office:value-type="string" office:string-value="123" calcext:value-type="string">
            <text:p>123</text:p>
          </table:table-cell>
          <table:table-cell table:formula="of:=CONCATENATE(LEFT([.D18];3);MID([.D18];5;10))" office:value-type="string" office:string-value="1232         " calcext:value-type="string">
            <text:p>1232 <text:s text:c="8"/></text:p>
          </table:table-cell>
          <table:table-cell table:formula="of:=CONCATENATE(LEFT([.D18];3);MID([.D18];4;10))" office:value-type="string" office:string-value="123.2        " calcext:value-type="string">
            <text:p>123.2 <text:s text:c="7"/></text:p>
          </table:table-cell>
          <table:table-cell office:value-type="string" calcext:value-type="string">
            <text:p>123.2          AGENDA ACADÊMICA. GUIA DO CALOURO. GUIA DO</text:p>
            <text:p>ESTUDANTE. MANUAL DO ESTUDANTE</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Guardar apenas um exemplar de cada publicação.</text:p>
          </table:table-cell>
          <table:table-cell table:style-name="ce65" table:formula="of:=IF([.C18]=[.B18];RIGHT([.D18];LEN([.D18])-6);[.I17])" office:value-type="string" office:string-value="        PLANEJAMENTO DA ATIVIDADE ACADÊMICA" calcext:value-type="string">
            <text:p><text:s text:c="8"/>PLANEJAMENTO DA ATIVIDADE ACADÊMICA</text:p>
          </table:table-cell>
          <table:table-cell table:number-columns-repeated="7"/>
        </table:table-row>
        <table:table-row table:style-name="ro2">
          <table:table-cell table:formula="of:=LEFT([.D19];3)" office:value-type="string" office:string-value="124" calcext:value-type="string">
            <text:p>124</text:p>
          </table:table-cell>
          <table:table-cell table:formula="of:=CONCATENATE(LEFT([.D19];3);MID([.D19];5;10))" office:value-type="string" office:string-value="124          " calcext:value-type="string">
            <text:p>124 <text:s text:c="9"/></text:p>
          </table:table-cell>
          <table:table-cell table:formula="of:=CONCATENATE(LEFT([.D19];3);MID([.D19];4;10))" office:value-type="string" office:string-value="124          " calcext:value-type="string">
            <text:p>124 <text:s text:c="9"/></text:p>
          </table:table-cell>
          <table:table-cell office:value-type="string" calcext:value-type="string">
            <text:p>124 <text:s text:c="11"/>COLAÇÃO DE GRAU. FORMATURA</text:p>
          </table:table-cell>
          <table:table-cell office:value-type="string" calcext:value-type="string">
            <text:p><text:s text:c="5"/>5 <text:s/>anos</text:p>
          </table:table-cell>
          <table:table-cell office:value-type="string" calcext:value-type="string">
            <text:p>-</text:p>
          </table:table-cell>
          <table:table-cell office:value-type="string" calcext:value-type="string">
            <text:p><text:s text:c="5"/>Eliminação</text:p>
          </table:table-cell>
          <table:table-cell/>
          <table:table-cell table:style-name="ce65" table:formula="of:=IF([.C19]=[.B19];RIGHT([.D19];LEN([.D19])-6);[.I18])" office:value-type="string" office:string-value="         COLAÇÃO DE GRAU. FORMATURA" calcext:value-type="string">
            <text:p><text:s text:c="9"/>COLAÇÃO DE GRAU. FORMATURA</text:p>
          </table:table-cell>
          <table:table-cell table:number-columns-repeated="7"/>
        </table:table-row>
        <table:table-row table:style-name="ro1">
          <table:table-cell table:formula="of:=LEFT([.D20];3)" office:value-type="string" office:string-value="124" calcext:value-type="string">
            <text:p>124</text:p>
          </table:table-cell>
          <table:table-cell table:formula="of:=CONCATENATE(LEFT([.D20];3);MID([.D20];5;10))" office:value-type="string" office:string-value="1241         " calcext:value-type="string">
            <text:p>1241 <text:s text:c="8"/></text:p>
          </table:table-cell>
          <table:table-cell table:formula="of:=CONCATENATE(LEFT([.D20];3);MID([.D20];4;10))" office:value-type="string" office:string-value="124.1        " calcext:value-type="string">
            <text:p>124.1 <text:s text:c="7"/></text:p>
          </table:table-cell>
          <table:table-cell office:value-type="string" calcext:value-type="string">
            <text:p>124.1 <text:s text:c="8"/>TERMO OU ATA DE COLAÇÃO DE GRAU</text:p>
          </table:table-cell>
          <table:table-cell office:value-type="string" calcext:value-type="string">
            <text:p><text:s text:c="5"/>5 <text:s/>anos</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0]=[.B20];RIGHT([.D20];LEN([.D20])-6);[.I19])" office:value-type="string" office:string-value="         COLAÇÃO DE GRAU. FORMATURA" calcext:value-type="string">
            <text:p><text:s text:c="9"/>COLAÇÃO DE GRAU. FORMATURA</text:p>
          </table:table-cell>
          <table:table-cell table:number-columns-repeated="7"/>
        </table:table-row>
        <table:table-row table:style-name="ro2">
          <table:table-cell table:formula="of:=LEFT([.D21];3)" office:value-type="string" office:string-value="125" calcext:value-type="string">
            <text:p>125</text:p>
          </table:table-cell>
          <table:table-cell table:formula="of:=CONCATENATE(LEFT([.D21];3);MID([.D21];5;10))" office:value-type="string" office:string-value="125          " calcext:value-type="string">
            <text:p>125 <text:s text:c="9"/></text:p>
          </table:table-cell>
          <table:table-cell table:formula="of:=CONCATENATE(LEFT([.D21];3);MID([.D21];4;10))" office:value-type="string" office:string-value="125          " calcext:value-type="string">
            <text:p>125 <text:s text:c="9"/></text:p>
          </table:table-cell>
          <table:table-cell office:value-type="string" calcext:value-type="string">
            <text:p>125 <text:s text:c="12"/>VIDA ACADÊMICA DOS ALUNOS DOS CURSOS DE GRADUAÇÃO</text:p>
          </table:table-cell>
          <table:table-cell table:number-columns-repeated="4"/>
          <table:table-cell table:style-name="ce65" table:formula="of:=IF([.C21]=[.B21];RIGHT([.D21];LEN([.D21])-6);[.I20])"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22];3)" office:value-type="string" office:string-value="125" calcext:value-type="string">
            <text:p>125</text:p>
          </table:table-cell>
          <table:table-cell table:formula="of:=CONCATENATE(LEFT([.D22];3);MID([.D22];5;10))" office:value-type="string" office:string-value="1251         " calcext:value-type="string">
            <text:p>1251 <text:s text:c="8"/></text:p>
          </table:table-cell>
          <table:table-cell table:formula="of:=CONCATENATE(LEFT([.D22];3);MID([.D22];4;10))" office:value-type="string" office:string-value="125.1        " calcext:value-type="string">
            <text:p>125.1 <text:s text:c="7"/></text:p>
          </table:table-cell>
          <table:table-cell office:value-type="string" calcext:value-type="string">
            <text:p>125.1 <text:s text:c="9"/>INGRESSO</text:p>
          </table:table-cell>
          <table:table-cell table:number-columns-repeated="4"/>
          <table:table-cell table:style-name="ce65" table:formula="of:=IF([.C22]=[.B22];RIGHT([.D22];LEN([.D22])-6);[.I21])"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23];3)" office:value-type="string" office:string-value="125" calcext:value-type="string">
            <text:p>125</text:p>
          </table:table-cell>
          <table:table-cell table:formula="of:=CONCATENATE(LEFT([.D23];3);MID([.D23];5;10))" office:value-type="string" office:string-value="12511        " calcext:value-type="string">
            <text:p>12511 <text:s text:c="7"/></text:p>
          </table:table-cell>
          <table:table-cell table:formula="of:=CONCATENATE(LEFT([.D23];3);MID([.D23];4;10))" office:value-type="string" office:string-value="125.11       " calcext:value-type="string">
            <text:p>125.11 <text:s text:c="6"/></text:p>
          </table:table-cell>
          <table:table-cell office:value-type="string" calcext:value-type="string">
            <text:p>125.11 <text:s text:c="7"/>PROCESSO DE SELEÇÃO (VESTIBULAR)</text:p>
          </table:table-cell>
          <table:table-cell table:number-columns-repeated="4"/>
          <table:table-cell table:style-name="ce65" table:formula="of:=IF([.C23]=[.B23];RIGHT([.D23];LEN([.D23])-6);[.I22])"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24];3)" office:value-type="string" office:string-value="125" calcext:value-type="string">
            <text:p>125</text:p>
          </table:table-cell>
          <table:table-cell table:formula="of:=CONCATENATE(LEFT([.D24];3);MID([.D24];5;10))" office:value-type="string" office:string-value="125111       " calcext:value-type="string">
            <text:p>125111 <text:s text:c="6"/></text:p>
          </table:table-cell>
          <table:table-cell table:formula="of:=CONCATENATE(LEFT([.D24];3);MID([.D24];4;10))" office:value-type="string" office:string-value="125.111      " calcext:value-type="string">
            <text:p>125.111 <text:s text:c="5"/></text:p>
          </table:table-cell>
          <table:table-cell office:value-type="string" calcext:value-type="string">
            <text:p>125.111 <text:s text:c="7"/>PLANEJAMENTO. ORIENTA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table:table-cell table:style-name="ce65" table:formula="of:=IF([.C24]=[.B24];RIGHT([.D24];LEN([.D24])-6);[.I23])"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25];3)" office:value-type="string" office:string-value="125" calcext:value-type="string">
            <text:p>125</text:p>
          </table:table-cell>
          <table:table-cell table:formula="of:=CONCATENATE(LEFT([.D25];3);MID([.D25];5;10))" office:value-type="string" office:string-value="125112       " calcext:value-type="string">
            <text:p>125112 <text:s text:c="6"/></text:p>
          </table:table-cell>
          <table:table-cell table:formula="of:=CONCATENATE(LEFT([.D25];3);MID([.D25];4;10))" office:value-type="string" office:string-value="125.112      " calcext:value-type="string">
            <text:p>125.112 <text:s text:c="5"/></text:p>
          </table:table-cell>
          <table:table-cell office:value-type="string" calcext:value-type="string">
            <text:p>125.112 <text:s text:c="7"/>INSCRI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5"/>Eliminação</text:p>
          </table:table-cell>
          <table:table-cell office:value-type="string" calcext:value-type="string">
            <text:p>*Aguardar o término da ação, no caso de ação judicial.</text:p>
          </table:table-cell>
          <table:table-cell table:style-name="ce65" table:formula="of:=IF([.C25]=[.B25];RIGHT([.D25];LEN([.D25])-6);[.I24])"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26];3)" office:value-type="string" office:string-value="125" calcext:value-type="string">
            <text:p>125</text:p>
          </table:table-cell>
          <table:table-cell table:formula="of:=CONCATENATE(LEFT([.D26];3);MID([.D26];5;10))" office:value-type="string" office:string-value="125113       " calcext:value-type="string">
            <text:p>125113 <text:s text:c="6"/></text:p>
          </table:table-cell>
          <table:table-cell table:formula="of:=CONCATENATE(LEFT([.D26];3);MID([.D26];4;10))" office:value-type="string" office:string-value="125.113      " calcext:value-type="string">
            <text:p>125.113 <text:s text:c="5"/></text:p>
          </table:table-cell>
          <table:table-cell office:value-type="string" calcext:value-type="string">
            <text:p>125.113 <text:s text:c="6"/>CONTROLE DE APLICA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5"/>Eliminação</text:p>
          </table:table-cell>
          <table:table-cell office:value-type="string" calcext:value-type="string">
            <text:p>*Aguardar o término da ação, no caso de ação judicial.</text:p>
          </table:table-cell>
          <table:table-cell table:style-name="ce65" table:formula="of:=IF([.C26]=[.B26];RIGHT([.D26];LEN([.D26])-6);[.I25])"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27];3)" office:value-type="string" office:string-value="125" calcext:value-type="string">
            <text:p>125</text:p>
          </table:table-cell>
          <table:table-cell table:formula="of:=CONCATENATE(LEFT([.D27];3);MID([.D27];5;10))" office:value-type="string" office:string-value="125114       " calcext:value-type="string">
            <text:p>125114 <text:s text:c="6"/></text:p>
          </table:table-cell>
          <table:table-cell table:formula="of:=CONCATENATE(LEFT([.D27];3);MID([.D27];4;10))" office:value-type="string" office:string-value="125.114      " calcext:value-type="string">
            <text:p>125.114 <text:s text:c="5"/></text:p>
          </table:table-cell>
          <table:table-cell office:value-type="string" calcext:value-type="string">
            <text:p>125.114 <text:s text:c="6"/>CORRE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Eliminação</text:p>
          </table:table-cell>
          <table:table-cell office:value-type="string" calcext:value-type="string">
            <text:p>*Aguardar o término da ação, no caso de ação judicial.</text:p>
          </table:table-cell>
          <table:table-cell table:style-name="ce65" table:formula="of:=IF([.C27]=[.B27];RIGHT([.D27];LEN([.D27])-6);[.I26])"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6">
          <table:table-cell table:formula="of:=LEFT([.D28];3)" office:value-type="string" office:string-value="125" calcext:value-type="string">
            <text:p>125</text:p>
          </table:table-cell>
          <table:table-cell table:formula="of:=CONCATENATE(LEFT([.D28];3);MID([.D28];5;10))" office:value-type="string" office:string-value="125115       " calcext:value-type="string">
            <text:p>125115 <text:s text:c="6"/></text:p>
          </table:table-cell>
          <table:table-cell table:formula="of:=CONCATENATE(LEFT([.D28];3);MID([.D28];4;10))" office:value-type="string" office:string-value="125.115      " calcext:value-type="string">
            <text:p>125.115 <text:s text:c="5"/></text:p>
          </table:table-cell>
          <table:table-cell office:value-type="string" calcext:value-type="string">
            <text:p>125.115 <text:s text:c="6"/>RECURS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ext:p>Eliminar os documentos após 2 anos do indeferimento.</text:p>
          </table:table-cell>
          <table:table-cell table:style-name="ce65" table:formula="of:=IF([.C28]=[.B28];RIGHT([.D28];LEN([.D28])-6);[.I27])"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29];3)" office:value-type="string" office:string-value="125" calcext:value-type="string">
            <text:p>125</text:p>
          </table:table-cell>
          <table:table-cell table:formula="of:=CONCATENATE(LEFT([.D29];3);MID([.D29];5;10))" office:value-type="string" office:string-value="125116       " calcext:value-type="string">
            <text:p>125116 <text:s text:c="6"/></text:p>
          </table:table-cell>
          <table:table-cell table:formula="of:=CONCATENATE(LEFT([.D29];3);MID([.D29];4;10))" office:value-type="string" office:string-value="125.116      " calcext:value-type="string">
            <text:p>125.116 <text:s text:c="5"/></text:p>
          </table:table-cell>
          <table:table-cell office:value-type="string" calcext:value-type="string">
            <text:p>125.116 <text:s text:c="7"/>RESULTAD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able:table-cell>
          <table:table-cell table:style-name="ce65" table:formula="of:=IF([.C29]=[.B29];RIGHT([.D29];LEN([.D29])-6);[.I28])"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30];3)" office:value-type="string" office:string-value="125" calcext:value-type="string">
            <text:p>125</text:p>
          </table:table-cell>
          <table:table-cell table:formula="of:=CONCATENATE(LEFT([.D30];3);MID([.D30];5;10))" office:value-type="string" office:string-value="12512        " calcext:value-type="string">
            <text:p>12512 <text:s text:c="7"/></text:p>
          </table:table-cell>
          <table:table-cell table:formula="of:=CONCATENATE(LEFT([.D30];3);MID([.D30];4;10))" office:value-type="string" office:string-value="125.12       " calcext:value-type="string">
            <text:p>125.12 <text:s text:c="6"/></text:p>
          </table:table-cell>
          <table:table-cell office:value-type="string" calcext:value-type="string">
            <text:p>125.12 <text:s text:c="8"/>REINGRESSO. ADMISSÃO DE GRADUADO. PORTADOR DE DIPLOMA. OBTENÇÃO DE NOVO TÍTULO</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30]=[.B30];RIGHT([.D30];LEN([.D30])-6);[.I29])"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31];3)" office:value-type="string" office:string-value="125" calcext:value-type="string">
            <text:p>125</text:p>
          </table:table-cell>
          <table:table-cell table:formula="of:=CONCATENATE(LEFT([.D31];3);MID([.D31];5;10))" office:value-type="string" office:string-value="12513        " calcext:value-type="string">
            <text:p>12513 <text:s text:c="7"/></text:p>
          </table:table-cell>
          <table:table-cell table:formula="of:=CONCATENATE(LEFT([.D31];3);MID([.D31];4;10))" office:value-type="string" office:string-value="125.13       " calcext:value-type="string">
            <text:p>125.13 <text:s text:c="6"/></text:p>
          </table:table-cell>
          <table:table-cell office:value-type="string" calcext:value-type="string">
            <text:p>125.13 <text:s text:c="7"/>TRANSFERÊNCIA</text:p>
          </table:table-cell>
          <table:table-cell table:number-columns-repeated="4"/>
          <table:table-cell table:style-name="ce65" table:formula="of:=IF([.C31]=[.B31];RIGHT([.D31];LEN([.D31])-6);[.I30])"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32];3)" office:value-type="string" office:string-value="125" calcext:value-type="string">
            <text:p>125</text:p>
          </table:table-cell>
          <table:table-cell table:formula="of:=CONCATENATE(LEFT([.D32];3);MID([.D32];5;10))" office:value-type="string" office:string-value="125131       " calcext:value-type="string">
            <text:p>125131 <text:s text:c="6"/></text:p>
          </table:table-cell>
          <table:table-cell table:formula="of:=CONCATENATE(LEFT([.D32];3);MID([.D32];4;10))" office:value-type="string" office:string-value="125.131      " calcext:value-type="string">
            <text:p>125.131 <text:s text:c="5"/></text:p>
          </table:table-cell>
          <table:table-cell office:value-type="string" calcext:value-type="string">
            <text:p>125.131 <text:s text:c="6"/>TRANSFERÊNCIA VOLUNTÁRIA OU FACULTATIVA</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32]=[.B32];RIGHT([.D32];LEN([.D32])-6);[.I31])"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
          <table:table-cell table:formula="of:=LEFT([.D33];3)" office:value-type="string" office:string-value="125" calcext:value-type="string">
            <text:p>125</text:p>
          </table:table-cell>
          <table:table-cell table:formula="of:=CONCATENATE(LEFT([.D33];3);MID([.D33];5;10))" office:value-type="string" office:string-value="125132       " calcext:value-type="string">
            <text:p>125132 <text:s text:c="6"/></text:p>
          </table:table-cell>
          <table:table-cell table:formula="of:=CONCATENATE(LEFT([.D33];3);MID([.D33];4;10))" office:value-type="string" office:string-value="125.132      " calcext:value-type="string">
            <text:p>125.132 <text:s text:c="5"/></text:p>
          </table:table-cell>
          <table:table-cell office:value-type="string" calcext:value-type="string">
            <text:p>125.132 <text:s text:c="7"/>TRANSFERÊNCIA EX OFFICIO</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3]=[.B33];RIGHT([.D33];LEN([.D33])-6);[.I32])"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34];3)" office:value-type="string" office:string-value="125" calcext:value-type="string">
            <text:p>125</text:p>
          </table:table-cell>
          <table:table-cell table:formula="of:=CONCATENATE(LEFT([.D34];3);MID([.D34];5;10))" office:value-type="string" office:string-value="12514        " calcext:value-type="string">
            <text:p>12514 <text:s text:c="7"/></text:p>
          </table:table-cell>
          <table:table-cell table:formula="of:=CONCATENATE(LEFT([.D34];3);MID([.D34];4;10))" office:value-type="string" office:string-value="125.14       " calcext:value-type="string">
            <text:p>125.14 <text:s text:c="6"/></text:p>
          </table:table-cell>
          <table:table-cell office:value-type="string" calcext:value-type="string">
            <text:p>125.14            REOPÇÃO DE CURSO. MUDANÇA DE CURSO.</text:p>
            <text:p>TRANSFERÊNCIA INTERNA</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34]=[.B34];RIGHT([.D34];LEN([.D34])-6);[.I33])"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7">
          <table:table-cell table:formula="of:=LEFT([.D35];3)" office:value-type="string" office:string-value="125" calcext:value-type="string">
            <text:p>125</text:p>
          </table:table-cell>
          <table:table-cell table:formula="of:=CONCATENATE(LEFT([.D35];3);MID([.D35];5;10))" office:value-type="string" office:string-value="12519        " calcext:value-type="string">
            <text:p>12519 <text:s text:c="7"/></text:p>
          </table:table-cell>
          <table:table-cell table:formula="of:=CONCATENATE(LEFT([.D35];3);MID([.D35];4;10))" office:value-type="string" office:string-value="125.19       " calcext:value-type="string">
            <text:p>125.19 <text:s text:c="6"/></text:p>
          </table:table-cell>
          <table:table-cell office:value-type="string" calcext:value-type="string">
            <text:p>125.19 <text:s text:c="7"/>OUTRAS FORMAS DE INGRESSO. ALUNO CONVÊNIO REDE <text:s text:c="2"/>PÚBLICA. <text:s/>ALUNO ESPECIAL. ALUNO VISITANTE. CONTINUIDADE DE ESTUDOS. MANDADO JUDICIAL. <text:s/>MATRÍCULA DE CORTESIA READMISSÃO. <text:s/>REFUGIADOS POLÍTICOS. REINTEGRAÇÃO REVINCULAÇÃO.</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35]=[.B35];RIGHT([.D35];LEN([.D35])-6);[.I34])"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36];3)" office:value-type="string" office:string-value="125" calcext:value-type="string">
            <text:p>125</text:p>
          </table:table-cell>
          <table:table-cell table:formula="of:=CONCATENATE(LEFT([.D36];3);MID([.D36];5;10))" office:value-type="string" office:string-value="1252         " calcext:value-type="string">
            <text:p>1252 <text:s text:c="8"/></text:p>
          </table:table-cell>
          <table:table-cell table:formula="of:=CONCATENATE(LEFT([.D36];3);MID([.D36];4;10))" office:value-type="string" office:string-value="125.2        " calcext:value-type="string">
            <text:p>125.2 <text:s text:c="7"/></text:p>
          </table:table-cell>
          <table:table-cell office:value-type="string" calcext:value-type="string">
            <text:p>125.2 <text:s text:c="8"/>REGISTROS ACADÊMICOS</text:p>
          </table:table-cell>
          <table:table-cell table:number-columns-repeated="4"/>
          <table:table-cell table:style-name="ce65" table:formula="of:=IF([.C36]=[.B36];RIGHT([.D36];LEN([.D36])-6);[.I35])"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37];3)" office:value-type="string" office:string-value="125" calcext:value-type="string">
            <text:p>125</text:p>
          </table:table-cell>
          <table:table-cell table:formula="of:=CONCATENATE(LEFT([.D37];3);MID([.D37];5;10))" office:value-type="string" office:string-value="12521        " calcext:value-type="string">
            <text:p>12521 <text:s text:c="7"/></text:p>
          </table:table-cell>
          <table:table-cell table:formula="of:=CONCATENATE(LEFT([.D37];3);MID([.D37];4;10))" office:value-type="string" office:string-value="125.21       " calcext:value-type="string">
            <text:p>125.21 <text:s text:c="6"/></text:p>
          </table:table-cell>
          <table:table-cell office:value-type="string" calcext:value-type="string">
            <text:p>125.21 <text:s text:c="7"/>MATRÍCULA. REGISTRO</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Eliminar os documentos após 2 anos do indeferimento.</text:p>
          </table:table-cell>
          <table:table-cell table:style-name="ce65" table:formula="of:=IF([.C37]=[.B37];RIGHT([.D37];LEN([.D37])-6);[.I36])"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38];3)" office:value-type="string" office:string-value="125" calcext:value-type="string">
            <text:p>125</text:p>
          </table:table-cell>
          <table:table-cell table:formula="of:=CONCATENATE(LEFT([.D38];3);MID([.D38];5;10))" office:value-type="string" office:string-value="12522        " calcext:value-type="string">
            <text:p>12522 <text:s text:c="7"/></text:p>
          </table:table-cell>
          <table:table-cell table:formula="of:=CONCATENATE(LEFT([.D38];3);MID([.D38];4;10))" office:value-type="string" office:string-value="125.22       " calcext:value-type="string">
            <text:p>125.22 <text:s text:c="6"/></text:p>
          </table:table-cell>
          <table:table-cell office:value-type="string" calcext:value-type="string">
            <text:p>125.22        INSCRIÇÃO EM DISCIPLINAS. MATRÍCULA SEMESTRAL EM</text:p>
            <text:p>DISCIPLIN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Eliminar os documentos após 2 anos do indeferimento.</text:p>
          </table:table-cell>
          <table:table-cell table:style-name="ce65" table:formula="of:=IF([.C38]=[.B38];RIGHT([.D38];LEN([.D38])-6);[.I37])"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39];3)" office:value-type="string" office:string-value="125" calcext:value-type="string">
            <text:p>125</text:p>
          </table:table-cell>
          <table:table-cell table:formula="of:=CONCATENATE(LEFT([.D39];3);MID([.D39];5;10))" office:value-type="string" office:string-value="12524        " calcext:value-type="string">
            <text:p>12524 <text:s text:c="7"/></text:p>
          </table:table-cell>
          <table:table-cell table:formula="of:=CONCATENATE(LEFT([.D39];3);MID([.D39];4;10))" office:value-type="string" office:string-value="125.24       " calcext:value-type="string">
            <text:p>125.24 <text:s text:c="6"/></text:p>
          </table:table-cell>
          <table:table-cell office:value-type="string" calcext:value-type="string">
            <text:p>125.24 <text:s text:c="8"/>TRANCAMENTO</text:p>
          </table:table-cell>
          <table:table-cell table:number-columns-repeated="4"/>
          <table:table-cell table:style-name="ce65" table:formula="of:=IF([.C39]=[.B39];RIGHT([.D39];LEN([.D39])-6);[.I38])"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40];3)" office:value-type="string" office:string-value="125" calcext:value-type="string">
            <text:p>125</text:p>
          </table:table-cell>
          <table:table-cell table:formula="of:=CONCATENATE(LEFT([.D40];3);MID([.D40];5;10))" office:value-type="string" office:string-value="125241       " calcext:value-type="string">
            <text:p>125241 <text:s text:c="6"/></text:p>
          </table:table-cell>
          <table:table-cell table:formula="of:=CONCATENATE(LEFT([.D40];3);MID([.D40];4;10))" office:value-type="string" office:string-value="125.241      " calcext:value-type="string">
            <text:p>125.241 <text:s text:c="5"/></text:p>
          </table:table-cell>
          <table:table-cell office:value-type="string" calcext:value-type="string">
            <text:p>125.241 <text:s text:c="6"/>DISCIPLINA. MATRÍCULA PARCIAL</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Eliminar os documentos após 2 anos do indeferimento.</text:p>
          </table:table-cell>
          <table:table-cell table:style-name="ce65" table:formula="of:=IF([.C40]=[.B40];RIGHT([.D40];LEN([.D40])-6);[.I39])"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41];3)" office:value-type="string" office:string-value="125" calcext:value-type="string">
            <text:p>125</text:p>
          </table:table-cell>
          <table:table-cell table:formula="of:=CONCATENATE(LEFT([.D41];3);MID([.D41];5;10))" office:value-type="string" office:string-value="125242       " calcext:value-type="string">
            <text:p>125242 <text:s text:c="6"/></text:p>
          </table:table-cell>
          <table:table-cell table:formula="of:=CONCATENATE(LEFT([.D41];3);MID([.D41];4;10))" office:value-type="string" office:string-value="125.242      " calcext:value-type="string">
            <text:p>125.242 <text:s text:c="5"/></text:p>
          </table:table-cell>
          <table:table-cell office:value-type="string" calcext:value-type="string">
            <text:p>125.242 <text:s text:c="6"/>TOTAL DE CURSO. MATRÍCULA TOTAL</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2"/>Eliminação</text:p>
          </table:table-cell>
          <table:table-cell/>
          <table:table-cell table:style-name="ce65" table:formula="of:=IF([.C41]=[.B41];RIGHT([.D41];LEN([.D41])-6);[.I40])"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42];3)" office:value-type="string" office:string-value="125" calcext:value-type="string">
            <text:p>125</text:p>
          </table:table-cell>
          <table:table-cell table:formula="of:=CONCATENATE(LEFT([.D42];3);MID([.D42];5;10))" office:value-type="string" office:string-value="12525        " calcext:value-type="string">
            <text:p>12525 <text:s text:c="7"/></text:p>
          </table:table-cell>
          <table:table-cell table:formula="of:=CONCATENATE(LEFT([.D42];3);MID([.D42];4;10))" office:value-type="string" office:string-value="125.25       " calcext:value-type="string">
            <text:p>125.25 <text:s text:c="6"/></text:p>
          </table:table-cell>
          <table:table-cell office:value-type="string" calcext:value-type="string">
            <text:p>125.25 <text:s text:c="8"/>DESLIGAMENTO</text:p>
          </table:table-cell>
          <table:table-cell table:number-columns-repeated="4"/>
          <table:table-cell table:style-name="ce65" table:formula="of:=IF([.C42]=[.B42];RIGHT([.D42];LEN([.D42])-6);[.I41])"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43];3)" office:value-type="string" office:string-value="125" calcext:value-type="string">
            <text:p>125</text:p>
          </table:table-cell>
          <table:table-cell table:formula="of:=CONCATENATE(LEFT([.D43];3);MID([.D43];5;10))" office:value-type="string" office:string-value="125251       " calcext:value-type="string">
            <text:p>125251 <text:s text:c="6"/></text:p>
          </table:table-cell>
          <table:table-cell table:formula="of:=CONCATENATE(LEFT([.D43];3);MID([.D43];4;10))" office:value-type="string" office:string-value="125.251      " calcext:value-type="string">
            <text:p>125.251 <text:s text:c="5"/></text:p>
          </table:table-cell>
          <table:table-cell office:value-type="string" calcext:value-type="string">
            <text:p>125.251 <text:s text:c="6"/>ABANDONO DE CURSO</text:p>
          </table:table-cell>
          <table:table-cell office:value-type="string" calcext:value-type="string">
            <text:p><text:s text:c="6"/>5 <text:s/>anos</text:p>
          </table:table-cell>
          <table:table-cell office:value-type="string" calcext:value-type="string">
            <text:p>25 anos</text:p>
          </table:table-cell>
          <table:table-cell office:value-type="string" calcext:value-type="string">
            <text:p><text:s text:c="2"/>Eliminação</text:p>
          </table:table-cell>
          <table:table-cell/>
          <table:table-cell table:style-name="ce65" table:formula="of:=IF([.C43]=[.B43];RIGHT([.D43];LEN([.D43])-6);[.I42])"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44];3)" office:value-type="string" office:string-value="125" calcext:value-type="string">
            <text:p>125</text:p>
          </table:table-cell>
          <table:table-cell table:formula="of:=CONCATENATE(LEFT([.D44];3);MID([.D44];5;10))" office:value-type="string" office:string-value="125252       " calcext:value-type="string">
            <text:p>125252 <text:s text:c="6"/></text:p>
          </table:table-cell>
          <table:table-cell table:formula="of:=CONCATENATE(LEFT([.D44];3);MID([.D44];4;10))" office:value-type="string" office:string-value="125.252      " calcext:value-type="string">
            <text:p>125.252 <text:s text:c="5"/></text:p>
          </table:table-cell>
          <table:table-cell office:value-type="string" calcext:value-type="string">
            <text:p>125.252 <text:s text:c="6"/>JUBILAÇÃO</text:p>
          </table:table-cell>
          <table:table-cell office:value-type="string" calcext:value-type="string">
            <text:p><text:s text:c="6"/>5 <text:s/>anos</text:p>
          </table:table-cell>
          <table:table-cell office:value-type="string" calcext:value-type="string">
            <text:p>25 anos</text:p>
          </table:table-cell>
          <table:table-cell office:value-type="string" calcext:value-type="string">
            <text:p><text:s/>Eliminação</text:p>
          </table:table-cell>
          <table:table-cell/>
          <table:table-cell table:style-name="ce65" table:formula="of:=IF([.C44]=[.B44];RIGHT([.D44];LEN([.D44])-6);[.I43])"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45];3)" office:value-type="string" office:string-value="125" calcext:value-type="string">
            <text:p>125</text:p>
          </table:table-cell>
          <table:table-cell table:formula="of:=CONCATENATE(LEFT([.D45];3);MID([.D45];5;10))" office:value-type="string" office:string-value="125253       " calcext:value-type="string">
            <text:p>125253 <text:s text:c="6"/></text:p>
          </table:table-cell>
          <table:table-cell table:formula="of:=CONCATENATE(LEFT([.D45];3);MID([.D45];4;10))" office:value-type="string" office:string-value="125.253      " calcext:value-type="string">
            <text:p>125.253 <text:s text:c="5"/></text:p>
          </table:table-cell>
          <table:table-cell office:value-type="string" calcext:value-type="string">
            <text:p>125.253 <text:s text:c="6"/>RECUSA DE MATRÍCULA</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table-cell table:style-name="ce65" table:formula="of:=IF([.C45]=[.B45];RIGHT([.D45];LEN([.D45])-6);[.I44])"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46];3)" office:value-type="string" office:string-value="125" calcext:value-type="string">
            <text:p>125</text:p>
          </table:table-cell>
          <table:table-cell table:formula="of:=CONCATENATE(LEFT([.D46];3);MID([.D46];5;10))" office:value-type="string" office:string-value="12526        " calcext:value-type="string">
            <text:p>12526 <text:s text:c="7"/></text:p>
          </table:table-cell>
          <table:table-cell table:formula="of:=CONCATENATE(LEFT([.D46];3);MID([.D46];4;10))" office:value-type="string" office:string-value="125.26       " calcext:value-type="string">
            <text:p>125.26 <text:s text:c="6"/></text:p>
          </table:table-cell>
          <table:table-cell office:value-type="string" calcext:value-type="string">
            <text:p>125.26 <text:s text:c="12"/>PRORROGAÇÃO DE PRAZO PARA CONCLUSÃO DO CURSO</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table-cell table:style-name="ce65" table:formula="of:=IF([.C46]=[.B46];RIGHT([.D46];LEN([.D46])-6);[.I45])"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47];3)" office:value-type="string" office:string-value="125" calcext:value-type="string">
            <text:p>125</text:p>
          </table:table-cell>
          <table:table-cell table:formula="of:=CONCATENATE(LEFT([.D47];3);MID([.D47];5;10))" office:value-type="string" office:string-value="1253         " calcext:value-type="string">
            <text:p>1253 <text:s text:c="8"/></text:p>
          </table:table-cell>
          <table:table-cell table:formula="of:=CONCATENATE(LEFT([.D47];3);MID([.D47];4;10))" office:value-type="string" office:string-value="125.3        " calcext:value-type="string">
            <text:p>125.3 <text:s text:c="7"/></text:p>
          </table:table-cell>
          <table:table-cell office:value-type="string" calcext:value-type="string">
            <text:p>125.3 <text:s text:c="11"/>AVALIAÇÃO ACADÊMICA <text:s/></text:p>
          </table:table-cell>
          <table:table-cell table:number-columns-repeated="4"/>
          <table:table-cell table:style-name="ce65" table:formula="of:=IF([.C47]=[.B47];RIGHT([.D47];LEN([.D47])-6);[.I46])"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48];3)" office:value-type="string" office:string-value="125" calcext:value-type="string">
            <text:p>125</text:p>
          </table:table-cell>
          <table:table-cell table:formula="of:=CONCATENATE(LEFT([.D48];3);MID([.D48];5;10))" office:value-type="string" office:string-value="12531        " calcext:value-type="string">
            <text:p>12531 <text:s text:c="7"/></text:p>
          </table:table-cell>
          <table:table-cell table:formula="of:=CONCATENATE(LEFT([.D48];3);MID([.D48];4;10))" office:value-type="string" office:string-value="125.31       " calcext:value-type="string">
            <text:p>125.31 <text:s text:c="6"/></text:p>
          </table:table-cell>
          <table:table-cell office:value-type="string" calcext:value-type="string">
            <text:p>125.31         PROVAS. EXAMES. TRABALHOS (INCLUSIVE</text:p>
            <text:p>VERIFICAÇÕES SUPLEMENTARES)</text:p>
          </table:table-cell>
          <table:table-cell office:value-type="string" calcext:value-type="string">
            <text:p>Devolução ao aluno</text:p>
            <text:p>após o registro das notas</text:p>
          </table:table-cell>
          <table:table-cell table:number-columns-repeated="2" office:value-type="string" calcext:value-type="string">
            <text:p>-</text:p>
          </table:table-cell>
          <table:table-cell office:value-type="string" calcext:value-type="string">
            <text:p>Eliminar os documentos não devolvidos após 1 ano do registro das notas.</text:p>
          </table:table-cell>
          <table:table-cell table:style-name="ce65" table:formula="of:=IF([.C48]=[.B48];RIGHT([.D48];LEN([.D48])-6);[.I47])"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49];3)" office:value-type="string" office:string-value="125" calcext:value-type="string">
            <text:p>125</text:p>
          </table:table-cell>
          <table:table-cell table:formula="of:=CONCATENATE(LEFT([.D49];3);MID([.D49];5;10))" office:value-type="string" office:string-value="12532        " calcext:value-type="string">
            <text:p>12532 <text:s text:c="7"/></text:p>
          </table:table-cell>
          <table:table-cell table:formula="of:=CONCATENATE(LEFT([.D49];3);MID([.D49];4;10))" office:value-type="string" office:string-value="125.32       " calcext:value-type="string">
            <text:p>125.32 <text:s text:c="6"/></text:p>
          </table:table-cell>
          <table:table-cell office:value-type="string" calcext:value-type="string">
            <text:p>125.32         TRABALHO DE CONCLUSÃO DE CURSO. TRABALHO FINAL DE</text:p>
            <text:p>CURSO</text:p>
          </table:table-cell>
          <table:table-cell office:value-type="string" calcext:value-type="string">
            <text:p>Devolução ao aluno</text:p>
            <text:p>após o registro das notas</text:p>
          </table:table-cell>
          <table:table-cell office:value-type="string" calcext:value-type="string">
            <text:p>-</text:p>
          </table:table-cell>
          <table:table-cell office:value-type="string" calcext:value-type="string">
            <text:p><text:s/>Eliminação</text:p>
          </table:table-cell>
          <table:table-cell office:value-type="string" calcext:value-type="string">
            <text:p>Eliminar os documentos não devolvidos após 1 ano do registro das notas.</text:p>
          </table:table-cell>
          <table:table-cell table:style-name="ce65" table:formula="of:=IF([.C49]=[.B49];RIGHT([.D49];LEN([.D49])-6);[.I48])"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50];3)" office:value-type="string" office:string-value="125" calcext:value-type="string">
            <text:p>125</text:p>
          </table:table-cell>
          <table:table-cell table:formula="of:=CONCATENATE(LEFT([.D50];3);MID([.D50];5;10))" office:value-type="string" office:string-value="125323       " calcext:value-type="string">
            <text:p>125323 <text:s text:c="6"/></text:p>
          </table:table-cell>
          <table:table-cell table:formula="of:=CONCATENATE(LEFT([.D50];3);MID([.D50];4;10))" office:value-type="string" office:string-value="125.323      " calcext:value-type="string">
            <text:p>125.323 <text:s text:c="5"/></text:p>
          </table:table-cell>
          <table:table-cell office:value-type="string" calcext:value-type="string">
            <text:p>125.323 <text:s text:c="6"/>PRORROGAÇÃO DE PRAZO PARA ENTREGA E APRESENTAÇÃO</text:p>
          </table:table-cell>
          <table:table-cell office:value-type="string" calcext:value-type="string">
            <text:p>Até o registro </text:p>
            <text:p>das</text:p>
            <text:p>notas</text:p>
          </table:table-cell>
          <table:table-cell office:value-type="string" calcext:value-type="string">
            <text:p>1 ano</text:p>
          </table:table-cell>
          <table:table-cell office:value-type="string" calcext:value-type="string">
            <text:p><text:s text:c="2"/>Eliminação</text:p>
          </table:table-cell>
          <table:table-cell/>
          <table:table-cell table:style-name="ce65" table:formula="of:=IF([.C50]=[.B50];RIGHT([.D50];LEN([.D50])-6);[.I49])"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
          <table:table-cell table:formula="of:=LEFT([.D51];3)" office:value-type="string" office:string-value="125" calcext:value-type="string">
            <text:p>125</text:p>
          </table:table-cell>
          <table:table-cell table:formula="of:=CONCATENATE(LEFT([.D51];3);MID([.D51];5;10))" office:value-type="string" office:string-value="12533        " calcext:value-type="string">
            <text:p>12533 <text:s text:c="7"/></text:p>
          </table:table-cell>
          <table:table-cell table:formula="of:=CONCATENATE(LEFT([.D51];3);MID([.D51];4;10))" office:value-type="string" office:string-value="125.33       " calcext:value-type="string">
            <text:p>125.33 <text:s text:c="6"/></text:p>
          </table:table-cell>
          <table:table-cell office:value-type="string" calcext:value-type="string">
            <text:p>125.33        REGISTRO DE CONTEÚDO PROGRAMÁTICO MINISTRADO,</text:p>
            <text:p>RENDIMENTO E FREQUÊNCIA</text:p>
          </table:table-cell>
          <table:table-cell table:number-columns-repeated="2" office:value-type="string" calcext:value-type="string">
            <text:p>10 anos</text:p>
          </table:table-cell>
          <table:table-cell office:value-type="string" calcext:value-type="string">
            <text:p><text:s text:c="2"/>Eliminação</text:p>
          </table:table-cell>
          <table:table-cell/>
          <table:table-cell table:style-name="ce65" table:formula="of:=IF([.C51]=[.B51];RIGHT([.D51];LEN([.D51])-6);[.I50])"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52];3)" office:value-type="string" office:string-value="125" calcext:value-type="string">
            <text:p>125</text:p>
          </table:table-cell>
          <table:table-cell table:formula="of:=CONCATENATE(LEFT([.D52];3);MID([.D52];5;10))" office:value-type="string" office:string-value="1253         " calcext:value-type="string">
            <text:p>1253 <text:s text:c="8"/></text:p>
          </table:table-cell>
          <table:table-cell table:formula="of:=CONCATENATE(LEFT([.D52];3);MID([.D52];4;10))" office:value-type="string" office:string-value="125.3        " calcext:value-type="string">
            <text:p>125.3 <text:s text:c="7"/></text:p>
          </table:table-cell>
          <table:table-cell office:value-type="string" calcext:value-type="string">
            <text:p>125.3 <text:s text:c="8"/>DISTINÇÃO ACADÊMICA E MÉRITO</text:p>
          </table:table-cell>
          <table:table-cell office:value-type="string" calcext:value-type="string">
            <text:p><text:s text:c="5"/>5 <text:s/>anos</text:p>
          </table:table-cell>
          <table:table-cell office:value-type="string" calcext:value-type="string">
            <text:p>-</text:p>
          </table:table-cell>
          <table:table-cell office:value-type="string" calcext:value-type="string">
            <text:p>Guarda</text:p>
            <text:p>  Permanente</text:p>
          </table:table-cell>
          <table:table-cell office:value-type="string" calcext:value-type="string">
            <text:p>Eliminar os documentos após 2 anos do indeferimento.</text:p>
          </table:table-cell>
          <table:table-cell table:style-name="ce65" table:formula="of:=IF([.C52]=[.B52];RIGHT([.D52];LEN([.D52])-6);[.I51])"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53];3)" office:value-type="string" office:string-value="125" calcext:value-type="string">
            <text:p>125</text:p>
          </table:table-cell>
          <table:table-cell table:formula="of:=CONCATENATE(LEFT([.D53];3);MID([.D53];5;10))" office:value-type="string" office:string-value="1254         " calcext:value-type="string">
            <text:p>1254 <text:s text:c="8"/></text:p>
          </table:table-cell>
          <table:table-cell table:formula="of:=CONCATENATE(LEFT([.D53];3);MID([.D53];4;10))" office:value-type="string" office:string-value="125.4        " calcext:value-type="string">
            <text:p>125.4 <text:s text:c="7"/></text:p>
          </table:table-cell>
          <table:table-cell office:value-type="string" calcext:value-type="string">
            <text:p>125.4 <text:s text:c="8"/>DOCUMENTAÇÃO ACADÊMICA</text:p>
          </table:table-cell>
          <table:table-cell table:number-columns-repeated="4"/>
          <table:table-cell table:style-name="ce65" table:formula="of:=IF([.C53]=[.B53];RIGHT([.D53];LEN([.D53])-6);[.I52])"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8">
          <table:table-cell table:formula="of:=LEFT([.D54];3)" office:value-type="string" office:string-value="125" calcext:value-type="string">
            <text:p>125</text:p>
          </table:table-cell>
          <table:table-cell table:formula="of:=CONCATENATE(LEFT([.D54];3);MID([.D54];5;10))" office:value-type="string" office:string-value="12541        " calcext:value-type="string">
            <text:p>12541 <text:s text:c="7"/></text:p>
          </table:table-cell>
          <table:table-cell table:formula="of:=CONCATENATE(LEFT([.D54];3);MID([.D54];4;10))" office:value-type="string" office:string-value="125.41       " calcext:value-type="string">
            <text:p>125.41 <text:s text:c="6"/></text:p>
          </table:table-cell>
          <table:table-cell office:value-type="string" calcext:value-type="string">
            <text:p>125.41 <text:s text:c="7"/>HISTÓRICO ESCOLAR. INTEGRALIZAÇÃO CURRICULAR</text:p>
          </table:table-cell>
          <table:table-cell office:value-type="string" calcext:value-type="string">
            <text:p>Enquanto o aluno mantiver o vínculo com a instituição de ensino</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Eliminar as versões parciais, cujas informações encontram-se recapituladas na versão integral do histórico escolar.</text:p>
          </table:table-cell>
          <table:table-cell table:style-name="ce65" table:formula="of:=IF([.C54]=[.B54];RIGHT([.D54];LEN([.D54])-6);[.I53])"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55];3)" office:value-type="string" office:string-value="125" calcext:value-type="string">
            <text:p>125</text:p>
          </table:table-cell>
          <table:table-cell table:formula="of:=CONCATENATE(LEFT([.D55];3);MID([.D55];5;10))" office:value-type="string" office:string-value="12542        " calcext:value-type="string">
            <text:p>12542 <text:s text:c="7"/></text:p>
          </table:table-cell>
          <table:table-cell table:formula="of:=CONCATENATE(LEFT([.D55];3);MID([.D55];4;10))" office:value-type="string" office:string-value="125.42       " calcext:value-type="string">
            <text:p>125.42 <text:s text:c="6"/></text:p>
          </table:table-cell>
          <table:table-cell office:value-type="string" calcext:value-type="string">
            <text:p>125.42 <text:s text:c="7"/>EMISSÃO DE DIPLOMA</text:p>
          </table:table-cell>
          <table:table-cell table:number-columns-repeated="4"/>
          <table:table-cell table:style-name="ce65" table:formula="of:=IF([.C55]=[.B55];RIGHT([.D55];LEN([.D55])-6);[.I54])"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9">
          <table:table-cell table:formula="of:=LEFT([.D56];3)" office:value-type="string" office:string-value="125" calcext:value-type="string">
            <text:p>125</text:p>
          </table:table-cell>
          <table:table-cell table:formula="of:=CONCATENATE(LEFT([.D56];3);MID([.D56];5;10))" office:value-type="string" office:string-value="125421       " calcext:value-type="string">
            <text:p>125421 <text:s text:c="6"/></text:p>
          </table:table-cell>
          <table:table-cell table:formula="of:=CONCATENATE(LEFT([.D56];3);MID([.D56];4;10))" office:value-type="string" office:string-value="125.421      " calcext:value-type="string">
            <text:p>125.421 <text:s text:c="5"/></text:p>
          </table:table-cell>
          <table:table-cell office:value-type="string" calcext:value-type="string">
            <text:p>125.421 <text:s text:c="7"/>EXPEDIÇÃO</text:p>
          </table:table-cell>
          <table:table-cell office:value-type="string" calcext:value-type="string">
            <text:p><text:s text:c="7"/>5 <text:s/>anos</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No caso das instituições de ensino que utilizam os assentamentos individuais para formação do processo d e registro de diplomas, utilizar os prazos de guarda e a destinação final dos assentamentos individuais.</text:p>
          </table:table-cell>
          <table:table-cell table:style-name="ce65" table:formula="of:=IF([.C56]=[.B56];RIGHT([.D56];LEN([.D56])-6);[.I55])"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0">
          <table:table-cell table:formula="of:=LEFT([.D57];3)" office:value-type="string" office:string-value="125" calcext:value-type="string">
            <text:p>125</text:p>
          </table:table-cell>
          <table:table-cell table:formula="of:=CONCATENATE(LEFT([.D57];3);MID([.D57];5;10))" office:value-type="string" office:string-value="125422       " calcext:value-type="string">
            <text:p>125422 <text:s text:c="6"/></text:p>
          </table:table-cell>
          <table:table-cell table:formula="of:=CONCATENATE(LEFT([.D57];3);MID([.D57];4;10))" office:value-type="string" office:string-value="125.422      " calcext:value-type="string">
            <text:p>125.422 <text:s text:c="5"/></text:p>
          </table:table-cell>
          <table:table-cell office:value-type="string" calcext:value-type="string">
            <text:p>125.422 <text:s text:c="6"/>REGISTR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A documentação de solicitação de registro de diplomas das instituições particulares de ensino superior deverá ser devolvida para as mesmas após o registro. Eliminar os diplomas não entregues 2 anos após a emissão.</text:p>
          </table:table-cell>
          <table:table-cell table:style-name="ce65" table:formula="of:=IF([.C57]=[.B57];RIGHT([.D57];LEN([.D57])-6);[.I56])"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
          <table:table-cell table:formula="of:=LEFT([.D58];3)" office:value-type="string" office:string-value="125" calcext:value-type="string">
            <text:p>125</text:p>
          </table:table-cell>
          <table:table-cell table:formula="of:=CONCATENATE(LEFT([.D58];3);MID([.D58];5;10))" office:value-type="string" office:string-value="1254         " calcext:value-type="string">
            <text:p>1254 <text:s text:c="8"/></text:p>
          </table:table-cell>
          <table:table-cell table:formula="of:=CONCATENATE(LEFT([.D58];3);MID([.D58];4;10))" office:value-type="string" office:string-value="125.4        " calcext:value-type="string">
            <text:p>125.4 <text:s text:c="7"/></text:p>
          </table:table-cell>
          <table:table-cell office:value-type="string" calcext:value-type="string">
            <text:p>125.4 <text:s text:c="8"/>APOSTILA</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   Permanente</text:p>
          </table:table-cell>
          <table:table-cell/>
          <table:table-cell table:style-name="ce65" table:formula="of:=IF([.C58]=[.B58];RIGHT([.D58];LEN([.D58])-6);[.I57])"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1">
          <table:table-cell table:formula="of:=LEFT([.D59];3)" office:value-type="string" office:string-value="125" calcext:value-type="string">
            <text:p>125</text:p>
          </table:table-cell>
          <table:table-cell table:formula="of:=CONCATENATE(LEFT([.D59];3);MID([.D59];5;10))" office:value-type="string" office:string-value="1254         " calcext:value-type="string">
            <text:p>1254 <text:s text:c="8"/></text:p>
          </table:table-cell>
          <table:table-cell table:formula="of:=CONCATENATE(LEFT([.D59];3);MID([.D59];4;10))" office:value-type="string" office:string-value="125.4        " calcext:value-type="string">
            <text:p>125.4 <text:s text:c="7"/></text:p>
          </table:table-cell>
          <table:table-cell office:value-type="string" calcext:value-type="string">
            <text:p>125.4 <text:s text:c="8"/>RECONHECIMENTO E REVALIDAÇÃO</text:p>
          </table:table-cell>
          <table:table-cell office:value-type="string" calcext:value-type="string">
            <text:p><text:s text:c="6"/>5 <text:s text:c="2"/>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Para os casos de indeferimento, a documentação será devolvida ao requerente. Eliminar os documentos não devolvidos após 2 anos do indeferimento.</text:p>
            <text:p>CPAD: Em reunião realizada no dia 08 de fevereiro de 2012 a comissão aprovou a guarda permanente dos documentos indeferidos.</text:p>
          </table:table-cell>
          <table:table-cell table:style-name="ce65" table:formula="of:=IF([.C59]=[.B59];RIGHT([.D59];LEN([.D59])-6);[.I58])"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
          <table:table-cell table:formula="of:=LEFT([.D60];3)" office:value-type="string" office:string-value="125" calcext:value-type="string">
            <text:p>125</text:p>
          </table:table-cell>
          <table:table-cell table:formula="of:=CONCATENATE(LEFT([.D60];3);MID([.D60];5;10))" office:value-type="string" office:string-value="125425       " calcext:value-type="string">
            <text:p>125425 <text:s text:c="6"/></text:p>
          </table:table-cell>
          <table:table-cell table:formula="of:=CONCATENATE(LEFT([.D60];3);MID([.D60];4;10))" office:value-type="string" office:string-value="125.425      " calcext:value-type="string">
            <text:p>125.425 <text:s text:c="5"/></text:p>
          </table:table-cell>
          <table:table-cell office:value-type="string" calcext:value-type="string">
            <text:p>125.425 <text:s text:c="6"/>VERIFICAÇÃO DE AUTENTICIDADE</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
            <text:p/>
          </table:table-cell>
          <table:table-cell table:style-name="ce65" table:formula="of:=IF([.C60]=[.B60];RIGHT([.D60];LEN([.D60])-6);[.I59])"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61];3)" office:value-type="string" office:string-value="125" calcext:value-type="string">
            <text:p>125</text:p>
          </table:table-cell>
          <table:table-cell table:formula="of:=CONCATENATE(LEFT([.D61];3);MID([.D61];5;10))" office:value-type="string" office:string-value="12543        " calcext:value-type="string">
            <text:p>12543 <text:s text:c="7"/></text:p>
          </table:table-cell>
          <table:table-cell table:formula="of:=CONCATENATE(LEFT([.D61];3);MID([.D61];4;10))" office:value-type="string" office:string-value="125.43       " calcext:value-type="string">
            <text:p>125.43 <text:s text:c="6"/></text:p>
          </table:table-cell>
          <table:table-cell office:value-type="string" calcext:value-type="string">
            <text:p>125.43        ASSENTAMENTOS INDIVIDUAIS DOS ALUNOS (DOSSIÊS</text:p>
            <text:p>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2"/>Eliminação</text:p>
          </table:table-cell>
          <table:table-cell office:value-type="string" calcext:value-type="string">
            <text:p>*O prazo total de guarda dos documentos é de 100 anos.</text:p>
          </table:table-cell>
          <table:table-cell table:style-name="ce65" table:formula="of:=IF([.C61]=[.B61];RIGHT([.D61];LEN([.D61])-6);[.I60])"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62];3)" office:value-type="string" office:string-value="125" calcext:value-type="string">
            <text:p>125</text:p>
          </table:table-cell>
          <table:table-cell table:formula="of:=CONCATENATE(LEFT([.D62];3);MID([.D62];5;10))" office:value-type="string" office:string-value="1255         " calcext:value-type="string">
            <text:p>1255 <text:s text:c="8"/></text:p>
          </table:table-cell>
          <table:table-cell table:formula="of:=CONCATENATE(LEFT([.D62];3);MID([.D62];4;10))" office:value-type="string" office:string-value="125.5        " calcext:value-type="string">
            <text:p>125.5 <text:s text:c="7"/></text:p>
          </table:table-cell>
          <table:table-cell office:value-type="string" calcext:value-type="string">
            <text:p>125.5 <text:s text:c="9"/>REGIME DE EXERCÍCIO DOMICILIAR</text:p>
          </table:table-cell>
          <table:table-cell table:number-columns-repeated="4"/>
          <table:table-cell table:style-name="ce65" table:formula="of:=IF([.C62]=[.B62];RIGHT([.D62];LEN([.D62])-6);[.I61])"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63];3)" office:value-type="string" office:string-value="125" calcext:value-type="string">
            <text:p>125</text:p>
          </table:table-cell>
          <table:table-cell table:formula="of:=CONCATENATE(LEFT([.D63];3);MID([.D63];5;10))" office:value-type="string" office:string-value="12551        " calcext:value-type="string">
            <text:p>12551 <text:s text:c="7"/></text:p>
          </table:table-cell>
          <table:table-cell table:formula="of:=CONCATENATE(LEFT([.D63];3);MID([.D63];4;10))" office:value-type="string" office:string-value="125.51       " calcext:value-type="string">
            <text:p>125.51 <text:s text:c="6"/></text:p>
          </table:table-cell>
          <table:table-cell office:value-type="string" calcext:value-type="string">
            <text:p>125.51 <text:s text:c="7"/>ALUNA GESTANTE</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2"/>Eliminação</text:p>
          </table:table-cell>
          <table:table-cell/>
          <table:table-cell table:style-name="ce65" table:formula="of:=IF([.C63]=[.B63];RIGHT([.D63];LEN([.D63])-6);[.I62])"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64];3)" office:value-type="string" office:string-value="125" calcext:value-type="string">
            <text:p>125</text:p>
          </table:table-cell>
          <table:table-cell table:formula="of:=CONCATENATE(LEFT([.D64];3);MID([.D64];5;10))" office:value-type="string" office:string-value="12552        " calcext:value-type="string">
            <text:p>12552 <text:s text:c="7"/></text:p>
          </table:table-cell>
          <table:table-cell table:formula="of:=CONCATENATE(LEFT([.D64];3);MID([.D64];4;10))" office:value-type="string" office:string-value="125.52       " calcext:value-type="string">
            <text:p>125.52 <text:s text:c="6"/></text:p>
          </table:table-cell>
          <table:table-cell office:value-type="string" calcext:value-type="string">
            <text:p>125.52        ALUNO PORTADOR DE AFECÇÕES, INFECÇÕES E</text:p>
            <text:p>TRAUMATISMOS</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Eliminação</text:p>
          </table:table-cell>
          <table:table-cell/>
          <table:table-cell table:style-name="ce65" table:formula="of:=IF([.C64]=[.B64];RIGHT([.D64];LEN([.D64])-6);[.I63])"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
          <table:table-cell table:formula="of:=LEFT([.D65];3)" office:value-type="string" office:string-value="125" calcext:value-type="string">
            <text:p>125</text:p>
          </table:table-cell>
          <table:table-cell table:formula="of:=CONCATENATE(LEFT([.D65];3);MID([.D65];5;10))" office:value-type="string" office:string-value="1256         " calcext:value-type="string">
            <text:p>1256 <text:s text:c="8"/></text:p>
          </table:table-cell>
          <table:table-cell table:formula="of:=CONCATENATE(LEFT([.D65];3);MID([.D65];4;10))" office:value-type="string" office:string-value="125.6        " calcext:value-type="string">
            <text:p>125.6 <text:s text:c="7"/></text:p>
          </table:table-cell>
          <table:table-cell office:value-type="string" calcext:value-type="string">
            <text:p>125.6 <text:s text:c="8"/>MONITORIAS. ESTÁGIOS NÃO OBRIGATÓRIOS. PROGRAMAS DE INICIAÇÃO À DOCÊNCIA</text:p>
          </table:table-cell>
          <table:table-cell table:number-columns-repeated="4"/>
          <table:table-cell table:style-name="ce65" table:formula="of:=IF([.C65]=[.B65];RIGHT([.D65];LEN([.D65])-6);[.I64])"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
          <table:table-cell table:formula="of:=LEFT([.D66];3)" office:value-type="string" office:string-value="125" calcext:value-type="string">
            <text:p>125</text:p>
          </table:table-cell>
          <table:table-cell table:formula="of:=CONCATENATE(LEFT([.D66];3);MID([.D66];5;10))" office:value-type="string" office:string-value="12561        " calcext:value-type="string">
            <text:p>12561 <text:s text:c="7"/></text:p>
          </table:table-cell>
          <table:table-cell table:formula="of:=CONCATENATE(LEFT([.D66];3);MID([.D66];4;10))" office:value-type="string" office:string-value="125.61       " calcext:value-type="string">
            <text:p>125.61 <text:s text:c="6"/></text:p>
          </table:table-cell>
          <table:table-cell office:value-type="string" calcext:value-type="string">
            <text:p>125.61 <text:s text:c="8"/>MONITORIAS</text:p>
          </table:table-cell>
          <table:table-cell office:value-type="string" calcext:value-type="string">
            <text:p><text:s text:c="4"/>3 <text:s/>anos</text:p>
          </table:table-cell>
          <table:table-cell office:value-type="string" calcext:value-type="string">
            <text:p>2 anos</text:p>
          </table:table-cell>
          <table:table-cell office:value-type="string" calcext:value-type="string">
            <text:p>Guarda</text:p>
            <text:p>  Permanente</text:p>
          </table:table-cell>
          <table:table-cell/>
          <table:table-cell table:style-name="ce65" table:formula="of:=IF([.C66]=[.B66];RIGHT([.D66];LEN([.D66])-6);[.I65])"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2">
          <table:table-cell table:formula="of:=LEFT([.D67];3)" office:value-type="string" office:string-value="125" calcext:value-type="string">
            <text:p>125</text:p>
          </table:table-cell>
          <table:table-cell table:formula="of:=CONCATENATE(LEFT([.D67];3);MID([.D67];5;10))" office:value-type="string" office:string-value="125611       " calcext:value-type="string">
            <text:p>125611 <text:s text:c="6"/></text:p>
          </table:table-cell>
          <table:table-cell table:formula="of:=CONCATENATE(LEFT([.D67];3);MID([.D67];4;10))" office:value-type="string" office:string-value="125.611      " calcext:value-type="string">
            <text:p>125.611 <text:s text:c="5"/></text:p>
          </table:table-cell>
          <table:table-cell office:value-type="string" calcext:value-type="string">
            <text:p>125.611 <text:s text:c="6"/>PROCESSO DE SELEÇÃO</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text:s text:c="3"/>Eliminação</text:p>
          </table:table-cell>
          <table:table-cell/>
          <table:table-cell table:style-name="ce65" table:formula="of:=IF([.C67]=[.B67];RIGHT([.D67];LEN([.D67])-6);[.I66])"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
          <table:table-cell table:formula="of:=LEFT([.D68];3)" office:value-type="string" office:string-value="125" calcext:value-type="string">
            <text:p>125</text:p>
          </table:table-cell>
          <table:table-cell table:formula="of:=CONCATENATE(LEFT([.D68];3);MID([.D68];5;10))" office:value-type="string" office:string-value="125612       " calcext:value-type="string">
            <text:p>125612 <text:s text:c="6"/></text:p>
          </table:table-cell>
          <table:table-cell table:formula="of:=CONCATENATE(LEFT([.D68];3);MID([.D68];4;10))" office:value-type="string" office:string-value="125.612      " calcext:value-type="string">
            <text:p>125.612 <text:s text:c="5"/></text:p>
          </table:table-cell>
          <table:table-cell office:value-type="string" calcext:value-type="string">
            <text:p>125.612       INDICAÇÃO, ACEITE E SUBSTITUIÇÃO DE MONITOR E</text:p>
            <text:p>ORIENTADOR</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text:s text:c="3"/>Eliminação</text:p>
          </table:table-cell>
          <table:table-cell/>
          <table:table-cell table:style-name="ce65" table:formula="of:=IF([.C68]=[.B68];RIGHT([.D68];LEN([.D68])-6);[.I67])"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7">
          <table:table-cell table:formula="of:=LEFT([.D69];3)" office:value-type="string" office:string-value="125" calcext:value-type="string">
            <text:p>125</text:p>
          </table:table-cell>
          <table:table-cell table:formula="of:=CONCATENATE(LEFT([.D69];3);MID([.D69];5;10))" office:value-type="string" office:string-value="125613       " calcext:value-type="string">
            <text:p>125613 <text:s text:c="6"/></text:p>
          </table:table-cell>
          <table:table-cell table:formula="of:=CONCATENATE(LEFT([.D69];3);MID([.D69];4;10))" office:value-type="string" office:string-value="125.613      " calcext:value-type="string">
            <text:p>125.613 <text:s text:c="5"/></text:p>
          </table:table-cell>
          <table:table-cell office:value-type="string" calcext:value-type="string">
            <text:p>125.613 <text:s text:c="6"/>AVALIAÇÃO</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Guarda</text:p>
            <text:p> Permanente</text:p>
          </table:table-cell>
          <table:table-cell office:value-type="string" calcext:value-type="string">
            <text:p>Eliminar os relatórios parciais, cujas informações encontram-se recapituladas nos relatórios finais.</text:p>
          </table:table-cell>
          <table:table-cell table:style-name="ce65" table:formula="of:=IF([.C69]=[.B69];RIGHT([.D69];LEN([.D69])-6);[.I68])"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5">
          <table:table-cell table:formula="of:=LEFT([.D70];3)" office:value-type="string" office:string-value="125" calcext:value-type="string">
            <text:p>125</text:p>
          </table:table-cell>
          <table:table-cell table:formula="of:=CONCATENATE(LEFT([.D70];3);MID([.D70];5;10))" office:value-type="string" office:string-value="12562        " calcext:value-type="string">
            <text:p>12562 <text:s text:c="7"/></text:p>
          </table:table-cell>
          <table:table-cell table:formula="of:=CONCATENATE(LEFT([.D70];3);MID([.D70];4;10))" office:value-type="string" office:string-value="125.62       " calcext:value-type="string">
            <text:p>125.62 <text:s text:c="6"/></text:p>
          </table:table-cell>
          <table:table-cell office:value-type="string" calcext:value-type="string">
            <text:p>125.62 <text:s text:c="7"/>ESTÁGIOS NÃO OBRIGATÓRIOS</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2"/>Eliminação</text:p>
          </table:table-cell>
          <table:table-cell/>
          <table:table-cell table:style-name="ce65" table:formula="of:=IF([.C70]=[.B70];RIGHT([.D70];LEN([.D70])-6);[.I69])"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2">
          <table:table-cell table:formula="of:=LEFT([.D71];3)" office:value-type="string" office:string-value="125" calcext:value-type="string">
            <text:p>125</text:p>
          </table:table-cell>
          <table:table-cell table:formula="of:=CONCATENATE(LEFT([.D71];3);MID([.D71];5;10))" office:value-type="string" office:string-value="1258         " calcext:value-type="string">
            <text:p>1258 <text:s text:c="8"/></text:p>
          </table:table-cell>
          <table:table-cell table:formula="of:=CONCATENATE(LEFT([.D71];3);MID([.D71];4;10))" office:value-type="string" office:string-value="125.8        " calcext:value-type="string">
            <text:p>125.8 <text:s text:c="7"/></text:p>
          </table:table-cell>
          <table:table-cell office:value-type="string" calcext:value-type="string">
            <text:p>125.8         REGIME DISCIPLINAR DOS ALUNOS: PENALIDADES</text:p>
            <text:p>(ADVERTÊNCIA OU REPREENSÃO, SUSPENSÃO E EXPULSÃO)</text:p>
          </table:table-cell>
          <table:table-cell office:value-type="string" calcext:value-type="string">
            <text:p>Até a conclusão do caso</text:p>
          </table:table-cell>
          <table:table-cell office:value-type="string" calcext:value-type="string">
            <text:p>10 anos</text:p>
          </table:table-cell>
          <table:table-cell office:value-type="string" calcext:value-type="string">
            <text:p>Guarda permanente</text:p>
          </table:table-cell>
          <table:table-cell office:value-type="string" calcext:value-type="string">
            <text:p>A produção, manuseio, consulta,transmissão, manutenção e guarda de dados, documentos e informações relativos à vida privada, à honra e a imagem dos alunos deverão observar medidas especiais de segurança, conforme legislação em vigor.</text:p>
          </table:table-cell>
          <table:table-cell table:style-name="ce65" table:formula="of:=IF([.C71]=[.B71];RIGHT([.D71];LEN([.D71])-6);[.I70])" office:value-type="string" office:string-value="          VIDA ACADÊMICA DOS ALUNOS DOS CURSOS DE GRADUAÇÃO" calcext:value-type="string">
            <text:p><text:s text:c="10"/>VIDA ACADÊMICA DOS ALUNOS DOS CURSOS DE GRADUAÇÃO</text:p>
          </table:table-cell>
          <table:table-cell table:number-columns-repeated="7"/>
        </table:table-row>
        <table:table-row table:style-name="ro1">
          <table:table-cell table:formula="of:=LEFT([.D72];3)" office:value-type="string" office:string-value="130" calcext:value-type="string">
            <text:p>130</text:p>
          </table:table-cell>
          <table:table-cell table:formula="of:=CONCATENATE(LEFT([.D72];3);MID([.D72];5;10))" office:value-type="string" office:string-value="130          " calcext:value-type="string">
            <text:p>130 <text:s text:c="9"/></text:p>
          </table:table-cell>
          <table:table-cell table:formula="of:=CONCATENATE(LEFT([.D72];3);MID([.D72];4;10))" office:value-type="string" office:string-value="130          " calcext:value-type="string">
            <text:p>130 <text:s text:c="9"/></text:p>
          </table:table-cell>
          <table:table-cell office:value-type="string" calcext:value-type="string">
            <text:p>130 <text:s text:c="10"/>CURSOS DE PÓS-GRADUAÇÃO STRICTO SENSU (INCLUSIVE NA MODALIDADE A DISTÂNCIA)</text:p>
          </table:table-cell>
          <table:table-cell table:number-columns-repeated="4"/>
          <table:table-cell table:style-name="ce65" table:formula="of:=IF([.C72]=[.B72];RIGHT([.D72];LEN([.D72])-6);[.I71])" office:value-type="string" office:string-value="        CURSOS DE PÓS-GRADUAÇÃO STRICTO SENSU (INCLUSIVE NA MODALIDADE A DISTÂNCIA)" calcext:value-type="string">
            <text:p><text:s text:c="8"/>CURSOS DE PÓS-GRADUAÇÃO STRICTO SENSU (INCLUSIVE NA MODALIDADE A DISTÂNCIA)</text:p>
          </table:table-cell>
          <table:table-cell table:number-columns-repeated="7"/>
        </table:table-row>
        <table:table-row table:style-name="ro1">
          <table:table-cell table:formula="of:=LEFT([.D73];3)" office:value-type="string" office:string-value="131" calcext:value-type="string">
            <text:p>131</text:p>
          </table:table-cell>
          <table:table-cell table:formula="of:=CONCATENATE(LEFT([.D73];3);MID([.D73];5;10))" office:value-type="string" office:string-value="131          " calcext:value-type="string">
            <text:p>131 <text:s text:c="9"/></text:p>
          </table:table-cell>
          <table:table-cell table:formula="of:=CONCATENATE(LEFT([.D73];3);MID([.D73];4;10))" office:value-type="string" office:string-value="131          " calcext:value-type="string">
            <text:p>131 <text:s text:c="9"/></text:p>
          </table:table-cell>
          <table:table-cell office:value-type="string" calcext:value-type="string">
            <text:p>131 <text:s text:c="10"/>CONCEPÇÃO, ORGANIZAÇÃO E FUNCIONAMENTO DOS CURSOS DE PÓS-GRADUAÇÃO STRICTO SENSU</text:p>
          </table:table-cell>
          <table:table-cell table:number-columns-repeated="4"/>
          <table:table-cell table:style-name="ce65" table:formula="of:=IF([.C73]=[.B73];RIGHT([.D73];LEN([.D73])-6);[.I72])" office:value-type="string" office:string-value="        CONCEPÇÃO, ORGANIZAÇÃO E FUNCIONAMENTO DOS CURSOS DE PÓS-GRADUAÇÃO STRICTO SENSU" calcext:value-type="string">
            <text:p><text:s text:c="8"/>CONCEPÇÃO, ORGANIZAÇÃO E FUNCIONAMENTO DOS CURSOS DE PÓS-GRADUAÇÃO STRICTO SENSU</text:p>
          </table:table-cell>
          <table:table-cell table:number-columns-repeated="7"/>
        </table:table-row>
        <table:table-row table:style-name="ro1">
          <table:table-cell table:formula="of:=LEFT([.D74];3)" office:value-type="string" office:string-value="131" calcext:value-type="string">
            <text:p>131</text:p>
          </table:table-cell>
          <table:table-cell table:formula="of:=CONCATENATE(LEFT([.D74];3);MID([.D74];5;10))" office:value-type="string" office:string-value="1311         " calcext:value-type="string">
            <text:p>1311 <text:s text:c="8"/></text:p>
          </table:table-cell>
          <table:table-cell table:formula="of:=CONCATENATE(LEFT([.D74];3);MID([.D74];4;10))" office:value-type="string" office:string-value="131.1        " calcext:value-type="string">
            <text:p>131.1 <text:s text:c="7"/></text:p>
          </table:table-cell>
          <table:table-cell office:value-type="string" calcext:value-type="string">
            <text:p>131.1 <text:s text:c="8"/>PROJETO PEDAGÓGICO DOS CURSOS</text:p>
          </table:table-cell>
          <table:table-cell office:value-type="string" calcext:value-type="string">
            <text:p>Enquanto <text:s text:c="7"/>vigora</text:p>
          </table:table-cell>
          <table:table-cell office:value-type="string" calcext:value-type="string">
            <text:p>-</text:p>
          </table:table-cell>
          <table:table-cell office:value-type="string" calcext:value-type="string">
            <text:p> Guarda</text:p>
            <text:p>   Permanente</text:p>
          </table:table-cell>
          <table:table-cell/>
          <table:table-cell table:style-name="ce65" table:formula="of:=IF([.C74]=[.B74];RIGHT([.D74];LEN([.D74])-6);[.I73])" office:value-type="string" office:string-value="        CONCEPÇÃO, ORGANIZAÇÃO E FUNCIONAMENTO DOS CURSOS DE PÓS-GRADUAÇÃO STRICTO SENSU" calcext:value-type="string">
            <text:p><text:s text:c="8"/>CONCEPÇÃO, ORGANIZAÇÃO E FUNCIONAMENTO DOS CURSOS DE PÓS-GRADUAÇÃO STRICTO SENSU</text:p>
          </table:table-cell>
          <table:table-cell table:number-columns-repeated="7"/>
        </table:table-row>
        <table:table-row table:style-name="ro1">
          <table:table-cell table:formula="of:=LEFT([.D75];3)" office:value-type="string" office:string-value="131" calcext:value-type="string">
            <text:p>131</text:p>
          </table:table-cell>
          <table:table-cell table:formula="of:=CONCATENATE(LEFT([.D75];3);MID([.D75];5;10))" office:value-type="string" office:string-value="1312         " calcext:value-type="string">
            <text:p>1312 <text:s text:c="8"/></text:p>
          </table:table-cell>
          <table:table-cell table:formula="of:=CONCATENATE(LEFT([.D75];3);MID([.D75];4;10))" office:value-type="string" office:string-value="131.2        " calcext:value-type="string">
            <text:p>131.2 <text:s text:c="7"/></text:p>
          </table:table-cell>
          <table:table-cell office:value-type="string" calcext:value-type="string">
            <text:p>131.2 <text:s text:c="8"/>CRIAÇÃO DE CURSOS. CRIAÇÃO DE PROGRAMAS</text:p>
          </table:table-cell>
          <table:table-cell office:value-type="string" calcext:value-type="string">
            <text:p>Até a homologação do ato</text:p>
          </table:table-cell>
          <table:table-cell office:value-type="string" calcext:value-type="string">
            <text:p>5 anos</text:p>
          </table:table-cell>
          <table:table-cell office:value-type="string" calcext:value-type="string">
            <text:p>Guarda</text:p>
            <text:p>  Permanente</text:p>
          </table:table-cell>
          <table:table-cell/>
          <table:table-cell table:style-name="ce65" table:formula="of:=IF([.C75]=[.B75];RIGHT([.D75];LEN([.D75])-6);[.I74])" office:value-type="string" office:string-value="        CONCEPÇÃO, ORGANIZAÇÃO E FUNCIONAMENTO DOS CURSOS DE PÓS-GRADUAÇÃO STRICTO SENSU" calcext:value-type="string">
            <text:p><text:s text:c="8"/>CONCEPÇÃO, ORGANIZAÇÃO E FUNCIONAMENTO DOS CURSOS DE PÓS-GRADUAÇÃO STRICTO SENSU</text:p>
          </table:table-cell>
          <table:table-cell table:number-columns-repeated="7"/>
        </table:table-row>
        <table:table-row table:style-name="ro1">
          <table:table-cell table:formula="of:=LEFT([.D76];3)" office:value-type="string" office:string-value="131" calcext:value-type="string">
            <text:p>131</text:p>
          </table:table-cell>
          <table:table-cell table:formula="of:=CONCATENATE(LEFT([.D76];3);MID([.D76];5;10))" office:value-type="string" office:string-value="13121        " calcext:value-type="string">
            <text:p>13121 <text:s text:c="7"/></text:p>
          </table:table-cell>
          <table:table-cell table:formula="of:=CONCATENATE(LEFT([.D76];3);MID([.D76];4;10))" office:value-type="string" office:string-value="131.21       " calcext:value-type="string">
            <text:p>131.21 <text:s text:c="6"/></text:p>
          </table:table-cell>
          <table:table-cell office:value-type="string" calcext:value-type="string">
            <text:p>131.21 <text:s text:c="7"/>AUTORIZAÇÃO. RECONHECIMENTO. RENOVAÇÃO DE RECONHECIMENTO</text:p>
          </table:table-cell>
          <table:table-cell office:value-type="string" calcext:value-type="string">
            <text:p>Até a homologação do ato</text:p>
          </table:table-cell>
          <table:table-cell office:value-type="string" calcext:value-type="string">
            <text:p>5 anos</text:p>
          </table:table-cell>
          <table:table-cell office:value-type="string" calcext:value-type="string">
            <text:p>Guarda</text:p>
            <text:p>  Permanente</text:p>
          </table:table-cell>
          <table:table-cell/>
          <table:table-cell table:style-name="ce65" table:formula="of:=IF([.C76]=[.B76];RIGHT([.D76];LEN([.D76])-6);[.I75])" office:value-type="string" office:string-value="        CONCEPÇÃO, ORGANIZAÇÃO E FUNCIONAMENTO DOS CURSOS DE PÓS-GRADUAÇÃO STRICTO SENSU" calcext:value-type="string">
            <text:p><text:s text:c="8"/>CONCEPÇÃO, ORGANIZAÇÃO E FUNCIONAMENTO DOS CURSOS DE PÓS-GRADUAÇÃO STRICTO SENSU</text:p>
          </table:table-cell>
          <table:table-cell table:number-columns-repeated="7"/>
        </table:table-row>
        <table:table-row table:style-name="ro1">
          <table:table-cell table:formula="of:=LEFT([.D77];3)" office:value-type="string" office:string-value="131" calcext:value-type="string">
            <text:p>131</text:p>
          </table:table-cell>
          <table:table-cell table:formula="of:=CONCATENATE(LEFT([.D77];3);MID([.D77];5;10))" office:value-type="string" office:string-value="1313         " calcext:value-type="string">
            <text:p>1313 <text:s text:c="8"/></text:p>
          </table:table-cell>
          <table:table-cell table:formula="of:=CONCATENATE(LEFT([.D77];3);MID([.D77];4;10))" office:value-type="string" office:string-value="131.3        " calcext:value-type="string">
            <text:p>131.3 <text:s text:c="7"/></text:p>
          </table:table-cell>
          <table:table-cell office:value-type="string" calcext:value-type="string">
            <text:p>131.3 <text:s text:c="9"/>DESATIVAÇÃO DE CURSOS. EXTINÇÃO DE CURSOS</text:p>
          </table:table-cell>
          <table:table-cell office:value-type="string" calcext:value-type="string">
            <text:p>Até a homologação do ato</text:p>
          </table:table-cell>
          <table:table-cell office:value-type="string" calcext:value-type="string">
            <text:p>5 anos</text:p>
          </table:table-cell>
          <table:table-cell office:value-type="string" calcext:value-type="string">
            <text:p>Guarda</text:p>
            <text:p>  Permanente</text:p>
          </table:table-cell>
          <table:table-cell/>
          <table:table-cell table:style-name="ce65" table:formula="of:=IF([.C77]=[.B77];RIGHT([.D77];LEN([.D77])-6);[.I76])" office:value-type="string" office:string-value="        CONCEPÇÃO, ORGANIZAÇÃO E FUNCIONAMENTO DOS CURSOS DE PÓS-GRADUAÇÃO STRICTO SENSU" calcext:value-type="string">
            <text:p><text:s text:c="8"/>CONCEPÇÃO, ORGANIZAÇÃO E FUNCIONAMENTO DOS CURSOS DE PÓS-GRADUAÇÃO STRICTO SENSU</text:p>
          </table:table-cell>
          <table:table-cell table:number-columns-repeated="7"/>
        </table:table-row>
        <table:table-row table:style-name="ro2">
          <table:table-cell table:formula="of:=LEFT([.D78];3)" office:value-type="string" office:string-value="131" calcext:value-type="string">
            <text:p>131</text:p>
          </table:table-cell>
          <table:table-cell table:formula="of:=CONCATENATE(LEFT([.D78];3);MID([.D78];5;10))" office:value-type="string" office:string-value="1314         " calcext:value-type="string">
            <text:p>1314 <text:s text:c="8"/></text:p>
          </table:table-cell>
          <table:table-cell table:formula="of:=CONCATENATE(LEFT([.D78];3);MID([.D78];4;10))" office:value-type="string" office:string-value="131.4        " calcext:value-type="string">
            <text:p>131.4 <text:s text:c="7"/></text:p>
          </table:table-cell>
          <table:table-cell office:value-type="string" calcext:value-type="string">
            <text:p>131.4 <text:s text:c="9"/>CREDENCIAMENTO PARA ORIENTAÇÃO</text:p>
          </table:table-cell>
          <table:table-cell office:value-type="string" calcext:value-type="string">
            <text:p><text:s text:c="6"/>5 anos</text:p>
          </table:table-cell>
          <table:table-cell office:value-type="string" calcext:value-type="string">
            <text:p>10 anos</text:p>
          </table:table-cell>
          <table:table-cell office:value-type="string" calcext:value-type="string">
            <text:p><text:s text:c="5"/>Eliminação</text:p>
          </table:table-cell>
          <table:table-cell/>
          <table:table-cell table:style-name="ce65" table:formula="of:=IF([.C78]=[.B78];RIGHT([.D78];LEN([.D78])-6);[.I77])" office:value-type="string" office:string-value="        CONCEPÇÃO, ORGANIZAÇÃO E FUNCIONAMENTO DOS CURSOS DE PÓS-GRADUAÇÃO STRICTO SENSU" calcext:value-type="string">
            <text:p><text:s text:c="8"/>CONCEPÇÃO, ORGANIZAÇÃO E FUNCIONAMENTO DOS CURSOS DE PÓS-GRADUAÇÃO STRICTO SENSU</text:p>
          </table:table-cell>
          <table:table-cell table:number-columns-repeated="7"/>
        </table:table-row>
        <table:table-row table:style-name="ro2">
          <table:table-cell table:formula="of:=LEFT([.D79];3)" office:value-type="string" office:string-value="132" calcext:value-type="string">
            <text:p>132</text:p>
          </table:table-cell>
          <table:table-cell table:formula="of:=CONCATENATE(LEFT([.D79];3);MID([.D79];5;10))" office:value-type="string" office:string-value="132          " calcext:value-type="string">
            <text:p>132 <text:s text:c="9"/></text:p>
          </table:table-cell>
          <table:table-cell table:formula="of:=CONCATENATE(LEFT([.D79];3);MID([.D79];4;10))" office:value-type="string" office:string-value="132          " calcext:value-type="string">
            <text:p>132 <text:s text:c="9"/></text:p>
          </table:table-cell>
          <table:table-cell office:value-type="string" calcext:value-type="string">
            <text:p>132 <text:s text:c="12"/>PLANEJAMENTO E ORGANIZAÇÃO CURRICULAR</text:p>
          </table:table-cell>
          <table:table-cell table:number-columns-repeated="4"/>
          <table:table-cell table:style-name="ce65" table:formula="of:=IF([.C79]=[.B79];RIGHT([.D79];LEN([.D79])-6);[.I78])" office:value-type="string" office:string-value="          PLANEJAMENTO E ORGANIZAÇÃO CURRICULAR" calcext:value-type="string">
            <text:p><text:s text:c="10"/>PLANEJAMENTO E ORGANIZAÇÃO CURRICULAR</text:p>
          </table:table-cell>
          <table:table-cell table:number-columns-repeated="7"/>
        </table:table-row>
        <table:table-row table:style-name="ro1">
          <table:table-cell table:formula="of:=LEFT([.D80];3)" office:value-type="string" office:string-value="132" calcext:value-type="string">
            <text:p>132</text:p>
          </table:table-cell>
          <table:table-cell table:formula="of:=CONCATENATE(LEFT([.D80];3);MID([.D80];5;10))" office:value-type="string" office:string-value="1321         " calcext:value-type="string">
            <text:p>1321 <text:s text:c="8"/></text:p>
          </table:table-cell>
          <table:table-cell table:formula="of:=CONCATENATE(LEFT([.D80];3);MID([.D80];4;10))" office:value-type="string" office:string-value="132.1        " calcext:value-type="string">
            <text:p>132.1 <text:s text:c="7"/></text:p>
          </table:table-cell>
          <table:table-cell office:value-type="string" calcext:value-type="string">
            <text:p>132.1 <text:s text:c="9"/>ESTRUTURA DO CURRÍCULO (GRADE OU MATRIZ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 Guarda</text:p>
            <text:p>Permanente</text:p>
          </table:table-cell>
          <table:table-cell/>
          <table:table-cell table:style-name="ce65" table:formula="of:=IF([.C80]=[.B80];RIGHT([.D80];LEN([.D80])-6);[.I79])" office:value-type="string" office:string-value="          PLANEJAMENTO E ORGANIZAÇÃO CURRICULAR" calcext:value-type="string">
            <text:p><text:s text:c="10"/>PLANEJAMENTO E ORGANIZAÇÃO CURRICULAR</text:p>
          </table:table-cell>
          <table:table-cell table:number-columns-repeated="7"/>
        </table:table-row>
        <table:table-row table:style-name="ro1">
          <table:table-cell table:formula="of:=LEFT([.D81];3)" office:value-type="string" office:string-value="132" calcext:value-type="string">
            <text:p>132</text:p>
          </table:table-cell>
          <table:table-cell table:formula="of:=CONCATENATE(LEFT([.D81];3);MID([.D81];5;10))" office:value-type="string" office:string-value="1322         " calcext:value-type="string">
            <text:p>1322 <text:s text:c="8"/></text:p>
          </table:table-cell>
          <table:table-cell table:formula="of:=CONCATENATE(LEFT([.D81];3);MID([.D81];4;10))" office:value-type="string" office:string-value="132.2        " calcext:value-type="string">
            <text:p>132.2 <text:s text:c="7"/></text:p>
          </table:table-cell>
          <table:table-cell office:value-type="string" calcext:value-type="string">
            <text:p>132.2 <text:s text:c="10"/>REFORMULAÇÃO CURRICULAR (INCLUSIVE CRIAÇÃO DE NOVAS ÁREAS DE CONCENTRAÇÃO)</text:p>
          </table:table-cell>
          <table:table-cell office:value-type="string" calcext:value-type="string">
            <text:p>Enquanto vigora</text:p>
          </table:table-cell>
          <table:table-cell office:value-type="string" calcext:value-type="string">
            <text:p>-</text:p>
          </table:table-cell>
          <table:table-cell office:value-type="string" calcext:value-type="string">
            <text:p> Guarda</text:p>
            <text:p>    Permanente</text:p>
          </table:table-cell>
          <table:table-cell/>
          <table:table-cell table:style-name="ce65" table:formula="of:=IF([.C81]=[.B81];RIGHT([.D81];LEN([.D81])-6);[.I80])" office:value-type="string" office:string-value="          PLANEJAMENTO E ORGANIZAÇÃO CURRICULAR" calcext:value-type="string">
            <text:p><text:s text:c="10"/>PLANEJAMENTO E ORGANIZAÇÃO CURRICULAR</text:p>
          </table:table-cell>
          <table:table-cell table:number-columns-repeated="7"/>
        </table:table-row>
        <table:table-row table:style-name="ro1">
          <table:table-cell table:formula="of:=LEFT([.D82];3)" office:value-type="string" office:string-value="132" calcext:value-type="string">
            <text:p>132</text:p>
          </table:table-cell>
          <table:table-cell table:formula="of:=CONCATENATE(LEFT([.D82];3);MID([.D82];5;10))" office:value-type="string" office:string-value="1323         " calcext:value-type="string">
            <text:p>1323 <text:s text:c="8"/></text:p>
          </table:table-cell>
          <table:table-cell table:formula="of:=CONCATENATE(LEFT([.D82];3);MID([.D82];4;10))" office:value-type="string" office:string-value="132.3        " calcext:value-type="string">
            <text:p>132.3 <text:s text:c="7"/></text:p>
          </table:table-cell>
          <table:table-cell office:value-type="string" calcext:value-type="string">
            <text:p>132.3 <text:s text:c="10"/>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 Guarda</text:p>
            <text:p>    Permanente</text:p>
          </table:table-cell>
          <table:table-cell/>
          <table:table-cell table:style-name="ce65" table:formula="of:=IF([.C82]=[.B82];RIGHT([.D82];LEN([.D82])-6);[.I81])" office:value-type="string" office:string-value="          PLANEJAMENTO E ORGANIZAÇÃO CURRICULAR" calcext:value-type="string">
            <text:p><text:s text:c="10"/>PLANEJAMENTO E ORGANIZAÇÃO CURRICULAR</text:p>
          </table:table-cell>
          <table:table-cell table:number-columns-repeated="7"/>
        </table:table-row>
        <table:table-row table:style-name="ro2">
          <table:table-cell table:formula="of:=LEFT([.D83];3)" office:value-type="string" office:string-value="132" calcext:value-type="string">
            <text:p>132</text:p>
          </table:table-cell>
          <table:table-cell table:formula="of:=CONCATENATE(LEFT([.D83];3);MID([.D83];5;10))" office:value-type="string" office:string-value="13231        " calcext:value-type="string">
            <text:p>13231 <text:s text:c="7"/></text:p>
          </table:table-cell>
          <table:table-cell table:formula="of:=CONCATENATE(LEFT([.D83];3);MID([.D83];4;10))" office:value-type="string" office:string-value="132.31       " calcext:value-type="string">
            <text:p>132.31 <text:s text:c="6"/></text:p>
          </table:table-cell>
          <table:table-cell office:value-type="string" calcext:value-type="string">
            <text:p>132.31 <text:s text:c="7"/>OFERTA DE DISCIPLINAS</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 text:c="3"/>Eliminação</text:p>
          </table:table-cell>
          <table:table-cell/>
          <table:table-cell table:style-name="ce65" table:formula="of:=IF([.C83]=[.B83];RIGHT([.D83];LEN([.D83])-6);[.I82])" office:value-type="string" office:string-value="          PLANEJAMENTO E ORGANIZAÇÃO CURRICULAR" calcext:value-type="string">
            <text:p><text:s text:c="10"/>PLANEJAMENTO E ORGANIZAÇÃO CURRICULAR</text:p>
          </table:table-cell>
          <table:table-cell table:number-columns-repeated="7"/>
        </table:table-row>
        <table:table-row table:style-name="ro1">
          <table:table-cell table:formula="of:=LEFT([.D84];3)" office:value-type="string" office:string-value="133" calcext:value-type="string">
            <text:p>133</text:p>
          </table:table-cell>
          <table:table-cell table:formula="of:=CONCATENATE(LEFT([.D84];3);MID([.D84];5;10))" office:value-type="string" office:string-value="133          " calcext:value-type="string">
            <text:p>133 <text:s text:c="9"/></text:p>
          </table:table-cell>
          <table:table-cell table:formula="of:=CONCATENATE(LEFT([.D84];3);MID([.D84];4;10))" office:value-type="string" office:string-value="133          " calcext:value-type="string">
            <text:p>133 <text:s text:c="9"/></text:p>
          </table:table-cell>
          <table:table-cell office:value-type="string" calcext:value-type="string">
            <text:p>133 <text:s text:c="11"/>PLANEJAMENTO DA ATIVIDADE ACADÊMICA</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   Permanente</text:p>
          </table:table-cell>
          <table:table-cell/>
          <table:table-cell table:style-name="ce65" table:formula="of:=IF([.C84]=[.B84];RIGHT([.D84];LEN([.D84])-6);[.I83])" office:value-type="string" office:string-value="         PLANEJAMENTO DA ATIVIDADE ACADÊMICA" calcext:value-type="string">
            <text:p><text:s text:c="9"/>PLANEJAMENTO DA ATIVIDADE ACADÊMICA</text:p>
          </table:table-cell>
          <table:table-cell table:number-columns-repeated="7"/>
        </table:table-row>
        <table:table-row table:style-name="ro1">
          <table:table-cell table:formula="of:=LEFT([.D85];3)" office:value-type="string" office:string-value="134" calcext:value-type="string">
            <text:p>134</text:p>
          </table:table-cell>
          <table:table-cell table:formula="of:=CONCATENATE(LEFT([.D85];3);MID([.D85];5;10))" office:value-type="string" office:string-value="134          " calcext:value-type="string">
            <text:p>134 <text:s text:c="9"/></text:p>
          </table:table-cell>
          <table:table-cell table:formula="of:=CONCATENATE(LEFT([.D85];3);MID([.D85];4;10))" office:value-type="string" office:string-value="134          " calcext:value-type="string">
            <text:p>134 <text:s text:c="9"/></text:p>
          </table:table-cell>
          <table:table-cell office:value-type="string" calcext:value-type="string">
            <text:p>134 <text:s text:c="11"/>VIDA ACADÊMICA DOS ALUNOS DOS CURSOS DE PÓS-GRADUAÇÃO STRICTO SENSU</text:p>
          </table:table-cell>
          <table:table-cell table:number-columns-repeated="4"/>
          <table:table-cell table:style-name="ce65" table:formula="of:=IF([.C85]=[.B85];RIGHT([.D85];LEN([.D85])-6);[.I84])"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86];3)" office:value-type="string" office:string-value="134" calcext:value-type="string">
            <text:p>134</text:p>
          </table:table-cell>
          <table:table-cell table:formula="of:=CONCATENATE(LEFT([.D86];3);MID([.D86];5;10))" office:value-type="string" office:string-value="1341         " calcext:value-type="string">
            <text:p>1341 <text:s text:c="8"/></text:p>
          </table:table-cell>
          <table:table-cell table:formula="of:=CONCATENATE(LEFT([.D86];3);MID([.D86];4;10))" office:value-type="string" office:string-value="134.1        " calcext:value-type="string">
            <text:p>134.1 <text:s text:c="7"/></text:p>
          </table:table-cell>
          <table:table-cell office:value-type="string" calcext:value-type="string">
            <text:p>134.1 <text:s text:c="8"/>INGRESSO</text:p>
          </table:table-cell>
          <table:table-cell table:number-columns-repeated="4"/>
          <table:table-cell table:style-name="ce65" table:formula="of:=IF([.C86]=[.B86];RIGHT([.D86];LEN([.D86])-6);[.I85])"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87];3)" office:value-type="string" office:string-value="134" calcext:value-type="string">
            <text:p>134</text:p>
          </table:table-cell>
          <table:table-cell table:formula="of:=CONCATENATE(LEFT([.D87];3);MID([.D87];5;10))" office:value-type="string" office:string-value="13411        " calcext:value-type="string">
            <text:p>13411 <text:s text:c="7"/></text:p>
          </table:table-cell>
          <table:table-cell table:formula="of:=CONCATENATE(LEFT([.D87];3);MID([.D87];4;10))" office:value-type="string" office:string-value="134.11       " calcext:value-type="string">
            <text:p>134.11 <text:s text:c="6"/></text:p>
          </table:table-cell>
          <table:table-cell office:value-type="string" calcext:value-type="string">
            <text:p>134.11 <text:s text:c="7"/>PROCESSO DE SELEÇÃO</text:p>
          </table:table-cell>
          <table:table-cell table:number-columns-repeated="4"/>
          <table:table-cell table:style-name="ce65" table:formula="of:=IF([.C87]=[.B87];RIGHT([.D87];LEN([.D87])-6);[.I86])"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
          <table:table-cell table:formula="of:=LEFT([.D88];3)" office:value-type="string" office:string-value="134" calcext:value-type="string">
            <text:p>134</text:p>
          </table:table-cell>
          <table:table-cell table:formula="of:=CONCATENATE(LEFT([.D88];3);MID([.D88];5;10))" office:value-type="string" office:string-value="134111       " calcext:value-type="string">
            <text:p>134111 <text:s text:c="6"/></text:p>
          </table:table-cell>
          <table:table-cell table:formula="of:=CONCATENATE(LEFT([.D88];3);MID([.D88];4;10))" office:value-type="string" office:string-value="134.111      " calcext:value-type="string">
            <text:p>134.111 <text:s text:c="5"/></text:p>
          </table:table-cell>
          <table:table-cell office:value-type="string" calcext:value-type="string">
            <text:p>134.111 <text:s text:c="6"/>PLANEJAMENTO. ORIENTAÇÕES</text:p>
          </table:table-cell>
          <table:table-cell office:value-type="string" calcext:value-type="string">
            <text:p>Até a homologação do ato</text:p>
          </table:table-cell>
          <table:table-cell office:value-type="string" calcext:value-type="string">
            <text:p>1 ano</text:p>
          </table:table-cell>
          <table:table-cell office:value-type="string" calcext:value-type="string">
            <text:p>Guarda</text:p>
            <text:p>  Permanente</text:p>
          </table:table-cell>
          <table:table-cell/>
          <table:table-cell table:style-name="ce65" table:formula="of:=IF([.C88]=[.B88];RIGHT([.D88];LEN([.D88])-6);[.I87])"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89];3)" office:value-type="string" office:string-value="134" calcext:value-type="string">
            <text:p>134</text:p>
          </table:table-cell>
          <table:table-cell table:formula="of:=CONCATENATE(LEFT([.D89];3);MID([.D89];5;10))" office:value-type="string" office:string-value="134112       " calcext:value-type="string">
            <text:p>134112 <text:s text:c="6"/></text:p>
          </table:table-cell>
          <table:table-cell table:formula="of:=CONCATENATE(LEFT([.D89];3);MID([.D89];4;10))" office:value-type="string" office:string-value="134.112      " calcext:value-type="string">
            <text:p>134.112 <text:s text:c="5"/></text:p>
          </table:table-cell>
          <table:table-cell office:value-type="string" calcext:value-type="string">
            <text:p>134.112 <text:s text:c="6"/>INSCRIÇÕES</text:p>
          </table:table-cell>
          <table:table-cell office:value-type="string" calcext:value-type="string">
            <text:p>Até a homologação do evento*</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 ação judicial.</text:p>
          </table:table-cell>
          <table:table-cell table:style-name="ce65" table:formula="of:=IF([.C89]=[.B89];RIGHT([.D89];LEN([.D89])-6);[.I88])"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90];3)" office:value-type="string" office:string-value="134" calcext:value-type="string">
            <text:p>134</text:p>
          </table:table-cell>
          <table:table-cell table:formula="of:=CONCATENATE(LEFT([.D90];3);MID([.D90];5;10))" office:value-type="string" office:string-value="134113       " calcext:value-type="string">
            <text:p>134113 <text:s text:c="6"/></text:p>
          </table:table-cell>
          <table:table-cell table:formula="of:=CONCATENATE(LEFT([.D90];3);MID([.D90];4;10))" office:value-type="string" office:string-value="134.113      " calcext:value-type="string">
            <text:p>134.113 <text:s text:c="5"/></text:p>
          </table:table-cell>
          <table:table-cell office:value-type="string" calcext:value-type="string">
            <text:p>134.113 <text:s text:c="6"/>CONTROLE DE APLICAÇÃO DE PROVAS</text:p>
          </table:table-cell>
          <table:table-cell office:value-type="string" calcext:value-type="string">
            <text:p>Até a homologação do 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style-name="ce65" table:formula="of:=IF([.C90]=[.B90];RIGHT([.D90];LEN([.D90])-6);[.I89])"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91];3)" office:value-type="string" office:string-value="134" calcext:value-type="string">
            <text:p>134</text:p>
          </table:table-cell>
          <table:table-cell table:formula="of:=CONCATENATE(LEFT([.D91];3);MID([.D91];5;10))" office:value-type="string" office:string-value="134114       " calcext:value-type="string">
            <text:p>134114 <text:s text:c="6"/></text:p>
          </table:table-cell>
          <table:table-cell table:formula="of:=CONCATENATE(LEFT([.D91];3);MID([.D91];4;10))" office:value-type="string" office:string-value="134.114      " calcext:value-type="string">
            <text:p>134.114 <text:s text:c="5"/></text:p>
          </table:table-cell>
          <table:table-cell office:value-type="string" calcext:value-type="string">
            <text:p>134.114 <text:s text:c="8"/>CORREÇÃO DE PROVAS</text:p>
          </table:table-cell>
          <table:table-cell office:value-type="string" calcext:value-type="string">
            <text:p>Até a homologação do 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style-name="ce65" table:formula="of:=IF([.C91]=[.B91];RIGHT([.D91];LEN([.D91])-6);[.I90])"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8">
          <table:table-cell table:formula="of:=LEFT([.D92];3)" office:value-type="string" office:string-value="134" calcext:value-type="string">
            <text:p>134</text:p>
          </table:table-cell>
          <table:table-cell table:formula="of:=CONCATENATE(LEFT([.D92];3);MID([.D92];5;10))" office:value-type="string" office:string-value="134115       " calcext:value-type="string">
            <text:p>134115 <text:s text:c="6"/></text:p>
          </table:table-cell>
          <table:table-cell table:formula="of:=CONCATENATE(LEFT([.D92];3);MID([.D92];4;10))" office:value-type="string" office:string-value="134.115      " calcext:value-type="string">
            <text:p>134.115 <text:s text:c="5"/></text:p>
          </table:table-cell>
          <table:table-cell office:value-type="string" calcext:value-type="string">
            <text:p>134.115 <text:s text:c="7"/>RECURSOS</text:p>
          </table:table-cell>
          <table:table-cell office:value-type="string" calcext:value-type="string">
            <text:p>Até a homologação do 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 Eliminar os documentos após 2 anos do indeferimento.</text:p>
          </table:table-cell>
          <table:table-cell table:style-name="ce65" table:formula="of:=IF([.C92]=[.B92];RIGHT([.D92];LEN([.D92])-6);[.I91])"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8">
          <table:table-cell table:formula="of:=LEFT([.D93];3)" office:value-type="string" office:string-value="134" calcext:value-type="string">
            <text:p>134</text:p>
          </table:table-cell>
          <table:table-cell table:formula="of:=CONCATENATE(LEFT([.D93];3);MID([.D93];5;10))" office:value-type="string" office:string-value="134116       " calcext:value-type="string">
            <text:p>134116 <text:s text:c="6"/></text:p>
          </table:table-cell>
          <table:table-cell table:formula="of:=CONCATENATE(LEFT([.D93];3);MID([.D93];4;10))" office:value-type="string" office:string-value="134.116      " calcext:value-type="string">
            <text:p>134.116 <text:s text:c="5"/></text:p>
          </table:table-cell>
          <table:table-cell office:value-type="string" calcext:value-type="string">
            <text:p>134.116 <text:s text:c="6"/>RESULTADOS</text:p>
          </table:table-cell>
          <table:table-cell office:value-type="string" calcext:value-type="string">
            <text:p>Até a homologação do evento*</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Aguardar o término da ação, no caso de ação judicial. Eliminar os documentos após 2 anos do indeferimento.</text:p>
          </table:table-cell>
          <table:table-cell table:style-name="ce65" table:formula="of:=IF([.C93]=[.B93];RIGHT([.D93];LEN([.D93])-6);[.I92])"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94];3)" office:value-type="string" office:string-value="134" calcext:value-type="string">
            <text:p>134</text:p>
          </table:table-cell>
          <table:table-cell table:formula="of:=CONCATENATE(LEFT([.D94];3);MID([.D94];5;10))" office:value-type="string" office:string-value="13412        " calcext:value-type="string">
            <text:p>13412 <text:s text:c="7"/></text:p>
          </table:table-cell>
          <table:table-cell table:formula="of:=CONCATENATE(LEFT([.D94];3);MID([.D94];4;10))" office:value-type="string" office:string-value="134.12       " calcext:value-type="string">
            <text:p>134.12 <text:s text:c="6"/></text:p>
          </table:table-cell>
          <table:table-cell office:value-type="string" calcext:value-type="string">
            <text:p>134.12 <text:s text:c="7"/>TRANSFERÊNCIA</text:p>
          </table:table-cell>
          <table:table-cell office:value-type="string" calcext:value-type="string">
            <text:p><text:s text:c="6"/>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94]=[.B94];RIGHT([.D94];LEN([.D94])-6);[.I93])"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95];3)" office:value-type="string" office:string-value="134" calcext:value-type="string">
            <text:p>134</text:p>
          </table:table-cell>
          <table:table-cell table:formula="of:=CONCATENATE(LEFT([.D95];3);MID([.D95];5;10))" office:value-type="string" office:string-value="13413        " calcext:value-type="string">
            <text:p>13413 <text:s text:c="7"/></text:p>
          </table:table-cell>
          <table:table-cell table:formula="of:=CONCATENATE(LEFT([.D95];3);MID([.D95];4;10))" office:value-type="string" office:string-value="134.13       " calcext:value-type="string">
            <text:p>134.13 <text:s text:c="6"/></text:p>
          </table:table-cell>
          <table:table-cell office:value-type="string" calcext:value-type="string">
            <text:p>134.13 <text:s text:c="7"/>MUDANÇA DE NÍVEL</text:p>
          </table:table-cell>
          <table:table-cell office:value-type="string" calcext:value-type="string">
            <text:p>Enquanto o aluno mantiver o vínculo com a instituição de ensino</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95]=[.B95];RIGHT([.D95];LEN([.D95])-6);[.I94])"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96];3)" office:value-type="string" office:string-value="134" calcext:value-type="string">
            <text:p>134</text:p>
          </table:table-cell>
          <table:table-cell table:formula="of:=CONCATENATE(LEFT([.D96];3);MID([.D96];5;10))" office:value-type="string" office:string-value="13419        " calcext:value-type="string">
            <text:p>13419 <text:s text:c="7"/></text:p>
          </table:table-cell>
          <table:table-cell table:formula="of:=CONCATENATE(LEFT([.D96];3);MID([.D96];4;10))" office:value-type="string" office:string-value="134.19       " calcext:value-type="string">
            <text:p>134.19 <text:s text:c="6"/></text:p>
          </table:table-cell>
          <table:table-cell office:value-type="string" calcext:value-type="string">
            <text:p>134.19 <text:s text:c="8"/>OUTRAS FORMAS DE INGRESSO ALUNO ESPECIAL REINTEGRAÇÃO</text:p>
          </table:table-cell>
          <table:table-cell office:value-type="string" calcext:value-type="string">
            <text:p><text:s text:c="4"/>5 <text:s/>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96]=[.B96];RIGHT([.D96];LEN([.D96])-6);[.I95])"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97];3)" office:value-type="string" office:string-value="134" calcext:value-type="string">
            <text:p>134</text:p>
          </table:table-cell>
          <table:table-cell table:formula="of:=CONCATENATE(LEFT([.D97];3);MID([.D97];5;10))" office:value-type="string" office:string-value="1342         " calcext:value-type="string">
            <text:p>1342 <text:s text:c="8"/></text:p>
          </table:table-cell>
          <table:table-cell table:formula="of:=CONCATENATE(LEFT([.D97];3);MID([.D97];4;10))" office:value-type="string" office:string-value="134.2        " calcext:value-type="string">
            <text:p>134.2 <text:s text:c="7"/></text:p>
          </table:table-cell>
          <table:table-cell office:value-type="string" calcext:value-type="string">
            <text:p>134.2 <text:s text:c="9"/>REGISTROS ACADÊMICOS</text:p>
          </table:table-cell>
          <table:table-cell table:number-columns-repeated="4"/>
          <table:table-cell table:style-name="ce65" table:formula="of:=IF([.C97]=[.B97];RIGHT([.D97];LEN([.D97])-6);[.I96])"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98];3)" office:value-type="string" office:string-value="134" calcext:value-type="string">
            <text:p>134</text:p>
          </table:table-cell>
          <table:table-cell table:formula="of:=CONCATENATE(LEFT([.D98];3);MID([.D98];5;10))" office:value-type="string" office:string-value="13421        " calcext:value-type="string">
            <text:p>13421 <text:s text:c="7"/></text:p>
          </table:table-cell>
          <table:table-cell table:formula="of:=CONCATENATE(LEFT([.D98];3);MID([.D98];4;10))" office:value-type="string" office:string-value="134.21       " calcext:value-type="string">
            <text:p>134.21 <text:s text:c="6"/></text:p>
          </table:table-cell>
          <table:table-cell office:value-type="string" calcext:value-type="string">
            <text:p>134.21 <text:s text:c="8"/>MATRÍCULA. REGISTRO</text:p>
          </table:table-cell>
          <table:table-cell office:value-type="string" calcext:value-type="string">
            <text:p>Enquanto o aluno mantiver o vínculo com a instituição de ensino</text:p>
          </table:table-cell>
          <table:table-cell office:value-type="string" calcext:value-type="string">
            <text:p>5 anos</text:p>
          </table:table-cell>
          <table:table-cell office:value-type="string" calcext:value-type="string">
            <text:p><text:s text:c="4"/>Eliminação</text:p>
          </table:table-cell>
          <table:table-cell office:value-type="string" calcext:value-type="string">
            <text:p>Eliminar os documentos após 2 anos do indeferimento.</text:p>
          </table:table-cell>
          <table:table-cell table:style-name="ce65" table:formula="of:=IF([.C98]=[.B98];RIGHT([.D98];LEN([.D98])-6);[.I97])"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99];3)" office:value-type="string" office:string-value="134" calcext:value-type="string">
            <text:p>134</text:p>
          </table:table-cell>
          <table:table-cell table:formula="of:=CONCATENATE(LEFT([.D99];3);MID([.D99];5;10))" office:value-type="string" office:string-value="13422        " calcext:value-type="string">
            <text:p>13422 <text:s text:c="7"/></text:p>
          </table:table-cell>
          <table:table-cell table:formula="of:=CONCATENATE(LEFT([.D99];3);MID([.D99];4;10))" office:value-type="string" office:string-value="134.22       " calcext:value-type="string">
            <text:p>134.22 <text:s text:c="6"/></text:p>
          </table:table-cell>
          <table:table-cell office:value-type="string" calcext:value-type="string">
            <text:p>134.22         INSCRIÇÃO EM DISCIPLINAS. MATRÍCULA SEMESTRAL EM</text:p>
            <text:p>DISCIPLIN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4"/>Eliminação</text:p>
          </table:table-cell>
          <table:table-cell office:value-type="string" calcext:value-type="string">
            <text:p>Eliminar os documentos após 2 anos do indeferimento.</text:p>
          </table:table-cell>
          <table:table-cell table:style-name="ce65" table:formula="of:=IF([.C99]=[.B99];RIGHT([.D99];LEN([.D99])-6);[.I98])"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00];3)" office:value-type="string" office:string-value="134" calcext:value-type="string">
            <text:p>134</text:p>
          </table:table-cell>
          <table:table-cell table:formula="of:=CONCATENATE(LEFT([.D100];3);MID([.D100];5;10))" office:value-type="string" office:string-value="13423        " calcext:value-type="string">
            <text:p>13423 <text:s text:c="7"/></text:p>
          </table:table-cell>
          <table:table-cell table:formula="of:=CONCATENATE(LEFT([.D100];3);MID([.D100];4;10))" office:value-type="string" office:string-value="134.23       " calcext:value-type="string">
            <text:p>134.23 <text:s text:c="6"/></text:p>
          </table:table-cell>
          <table:table-cell office:value-type="string" calcext:value-type="string">
            <text:p>134.23        ISENÇÃO DE DISCIPLINAS. DISPENSA DE DISCIPLINAS.</text:p>
            <text:p>APROVEITAMENTO DE ESTUDOS</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Eliminar os documentos após 2 anos do indeferimento.</text:p>
          </table:table-cell>
          <table:table-cell table:style-name="ce65" table:formula="of:=IF([.C100]=[.B100];RIGHT([.D100];LEN([.D100])-6);[.I99])"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01];3)" office:value-type="string" office:string-value="134" calcext:value-type="string">
            <text:p>134</text:p>
          </table:table-cell>
          <table:table-cell table:formula="of:=CONCATENATE(LEFT([.D101];3);MID([.D101];5;10))" office:value-type="string" office:string-value="13424        " calcext:value-type="string">
            <text:p>13424 <text:s text:c="7"/></text:p>
          </table:table-cell>
          <table:table-cell table:formula="of:=CONCATENATE(LEFT([.D101];3);MID([.D101];4;10))" office:value-type="string" office:string-value="134.24       " calcext:value-type="string">
            <text:p>134.24 <text:s text:c="6"/></text:p>
          </table:table-cell>
          <table:table-cell office:value-type="string" calcext:value-type="string">
            <text:p>134.24 <text:s text:c="7"/>TRANCAMENTO</text:p>
          </table:table-cell>
          <table:table-cell table:number-columns-repeated="4"/>
          <table:table-cell table:style-name="ce65" table:formula="of:=IF([.C101]=[.B101];RIGHT([.D101];LEN([.D101])-6);[.I100])"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02];3)" office:value-type="string" office:string-value="134" calcext:value-type="string">
            <text:p>134</text:p>
          </table:table-cell>
          <table:table-cell table:formula="of:=CONCATENATE(LEFT([.D102];3);MID([.D102];5;10))" office:value-type="string" office:string-value="134241       " calcext:value-type="string">
            <text:p>134241 <text:s text:c="6"/></text:p>
          </table:table-cell>
          <table:table-cell table:formula="of:=CONCATENATE(LEFT([.D102];3);MID([.D102];4;10))" office:value-type="string" office:string-value="134.241      " calcext:value-type="string">
            <text:p>134.241 <text:s text:c="5"/></text:p>
          </table:table-cell>
          <table:table-cell office:value-type="string" calcext:value-type="string">
            <text:p>134.241 <text:s text:c="6"/>DISCIPLINA. MATRÍCULA PARCIAL</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Eliminar os documentos após 2 anos do indeferimento.</text:p>
          </table:table-cell>
          <table:table-cell table:style-name="ce65" table:formula="of:=IF([.C102]=[.B102];RIGHT([.D102];LEN([.D102])-6);[.I101])"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03];3)" office:value-type="string" office:string-value="134" calcext:value-type="string">
            <text:p>134</text:p>
          </table:table-cell>
          <table:table-cell table:formula="of:=CONCATENATE(LEFT([.D103];3);MID([.D103];5;10))" office:value-type="string" office:string-value="134242       " calcext:value-type="string">
            <text:p>134242 <text:s text:c="6"/></text:p>
          </table:table-cell>
          <table:table-cell table:formula="of:=CONCATENATE(LEFT([.D103];3);MID([.D103];4;10))" office:value-type="string" office:string-value="134.242      " calcext:value-type="string">
            <text:p>134.242 <text:s text:c="5"/></text:p>
          </table:table-cell>
          <table:table-cell office:value-type="string" calcext:value-type="string">
            <text:p>134.242 <text:s text:c="7"/>TOTAL DE CURSO. MATRÍCULA TOTAL</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2"/>Eliminação</text:p>
          </table:table-cell>
          <table:table-cell/>
          <table:table-cell table:style-name="ce65" table:formula="of:=IF([.C103]=[.B103];RIGHT([.D103];LEN([.D103])-6);[.I102])"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04];3)" office:value-type="string" office:string-value="134" calcext:value-type="string">
            <text:p>134</text:p>
          </table:table-cell>
          <table:table-cell table:formula="of:=CONCATENATE(LEFT([.D104];3);MID([.D104];5;10))" office:value-type="string" office:string-value="13425        " calcext:value-type="string">
            <text:p>13425 <text:s text:c="7"/></text:p>
          </table:table-cell>
          <table:table-cell table:formula="of:=CONCATENATE(LEFT([.D104];3);MID([.D104];4;10))" office:value-type="string" office:string-value="134.25       " calcext:value-type="string">
            <text:p>134.25 <text:s text:c="6"/></text:p>
          </table:table-cell>
          <table:table-cell office:value-type="string" calcext:value-type="string">
            <text:p>134.25 <text:s text:c="8"/>DESLIGAMENTO</text:p>
          </table:table-cell>
          <table:table-cell table:number-columns-repeated="4"/>
          <table:table-cell table:style-name="ce65" table:formula="of:=IF([.C104]=[.B104];RIGHT([.D104];LEN([.D104])-6);[.I103])"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05];3)" office:value-type="string" office:string-value="134" calcext:value-type="string">
            <text:p>134</text:p>
          </table:table-cell>
          <table:table-cell table:formula="of:=CONCATENATE(LEFT([.D105];3);MID([.D105];5;10))" office:value-type="string" office:string-value="134251       " calcext:value-type="string">
            <text:p>134251 <text:s text:c="6"/></text:p>
          </table:table-cell>
          <table:table-cell table:formula="of:=CONCATENATE(LEFT([.D105];3);MID([.D105];4;10))" office:value-type="string" office:string-value="134.251      " calcext:value-type="string">
            <text:p>134.251 <text:s text:c="5"/></text:p>
          </table:table-cell>
          <table:table-cell office:value-type="string" calcext:value-type="string">
            <text:p>134.251 <text:s text:c="6"/>ABANDONO DE CURSO</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table-cell table:style-name="ce65" table:formula="of:=IF([.C105]=[.B105];RIGHT([.D105];LEN([.D105])-6);[.I104])"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06];3)" office:value-type="string" office:string-value="134" calcext:value-type="string">
            <text:p>134</text:p>
          </table:table-cell>
          <table:table-cell table:formula="of:=CONCATENATE(LEFT([.D106];3);MID([.D106];5;10))" office:value-type="string" office:string-value="134252       " calcext:value-type="string">
            <text:p>134252 <text:s text:c="6"/></text:p>
          </table:table-cell>
          <table:table-cell table:formula="of:=CONCATENATE(LEFT([.D106];3);MID([.D106];4;10))" office:value-type="string" office:string-value="134.252      " calcext:value-type="string">
            <text:p>134.252 <text:s text:c="5"/></text:p>
          </table:table-cell>
          <table:table-cell office:value-type="string" calcext:value-type="string">
            <text:p>134.252 <text:s text:c="6"/>JUBILAÇÃO</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table-cell table:style-name="ce65" table:formula="of:=IF([.C106]=[.B106];RIGHT([.D106];LEN([.D106])-6);[.I105])"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07];3)" office:value-type="string" office:string-value="134" calcext:value-type="string">
            <text:p>134</text:p>
          </table:table-cell>
          <table:table-cell table:formula="of:=CONCATENATE(LEFT([.D107];3);MID([.D107];5;10))" office:value-type="string" office:string-value="134253       " calcext:value-type="string">
            <text:p>134253 <text:s text:c="6"/></text:p>
          </table:table-cell>
          <table:table-cell table:formula="of:=CONCATENATE(LEFT([.D107];3);MID([.D107];4;10))" office:value-type="string" office:string-value="134.253      " calcext:value-type="string">
            <text:p>134.253 <text:s text:c="5"/></text:p>
          </table:table-cell>
          <table:table-cell office:value-type="string" calcext:value-type="string">
            <text:p>134.253 <text:s text:c="6"/>RECUSA DE MATRÍCULA</text:p>
          </table:table-cell>
          <table:table-cell office:value-type="string" calcext:value-type="string">
            <text:p><text:s text:c="5"/>5 <text:s/>anos</text:p>
          </table:table-cell>
          <table:table-cell office:value-type="string" calcext:value-type="string">
            <text:p>25 anos</text:p>
          </table:table-cell>
          <table:table-cell office:value-type="string" calcext:value-type="string">
            <text:p><text:s/>Eliminação</text:p>
          </table:table-cell>
          <table:table-cell/>
          <table:table-cell table:style-name="ce65" table:formula="of:=IF([.C107]=[.B107];RIGHT([.D107];LEN([.D107])-6);[.I106])"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08];3)" office:value-type="string" office:string-value="134" calcext:value-type="string">
            <text:p>134</text:p>
          </table:table-cell>
          <table:table-cell table:formula="of:=CONCATENATE(LEFT([.D108];3);MID([.D108];5;10))" office:value-type="string" office:string-value="1343         " calcext:value-type="string">
            <text:p>1343 <text:s text:c="8"/></text:p>
          </table:table-cell>
          <table:table-cell table:formula="of:=CONCATENATE(LEFT([.D108];3);MID([.D108];4;10))" office:value-type="string" office:string-value="134.3        " calcext:value-type="string">
            <text:p>134.3 <text:s text:c="7"/></text:p>
          </table:table-cell>
          <table:table-cell office:value-type="string" calcext:value-type="string">
            <text:p>134.3 <text:s text:c="8"/>AVALIAÇÃO ACADÊMICA</text:p>
          </table:table-cell>
          <table:table-cell table:number-columns-repeated="4"/>
          <table:table-cell table:style-name="ce65" table:formula="of:=IF([.C108]=[.B108];RIGHT([.D108];LEN([.D108])-6);[.I107])"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09];3)" office:value-type="string" office:string-value="134" calcext:value-type="string">
            <text:p>134</text:p>
          </table:table-cell>
          <table:table-cell table:formula="of:=CONCATENATE(LEFT([.D109];3);MID([.D109];5;10))" office:value-type="string" office:string-value="13431        " calcext:value-type="string">
            <text:p>13431 <text:s text:c="7"/></text:p>
          </table:table-cell>
          <table:table-cell table:formula="of:=CONCATENATE(LEFT([.D109];3);MID([.D109];4;10))" office:value-type="string" office:string-value="134.31       " calcext:value-type="string">
            <text:p>134.31 <text:s text:c="6"/></text:p>
          </table:table-cell>
          <table:table-cell office:value-type="string" calcext:value-type="string">
            <text:p>134.31 <text:s text:c="7"/>PROVAS. EXAMES. TRABALHOS</text:p>
          </table:table-cell>
          <table:table-cell office:value-type="string" calcext:value-type="string">
            <text:p>Devolução ao aluno</text:p>
            <text:p>após o registro das notas</text:p>
          </table:table-cell>
          <table:table-cell table:number-columns-repeated="2" office:value-type="string" calcext:value-type="string">
            <text:p>-</text:p>
          </table:table-cell>
          <table:table-cell office:value-type="string" calcext:value-type="string">
            <text:p>Eliminar os documentos não devolvidos 1 ano após o registro das notas.</text:p>
          </table:table-cell>
          <table:table-cell table:style-name="ce65" table:formula="of:=IF([.C109]=[.B109];RIGHT([.D109];LEN([.D109])-6);[.I108])"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10];3)" office:value-type="string" office:string-value="134" calcext:value-type="string">
            <text:p>134</text:p>
          </table:table-cell>
          <table:table-cell table:formula="of:=CONCATENATE(LEFT([.D110];3);MID([.D110];5;10))" office:value-type="string" office:string-value="13432        " calcext:value-type="string">
            <text:p>13432 <text:s text:c="7"/></text:p>
          </table:table-cell>
          <table:table-cell table:formula="of:=CONCATENATE(LEFT([.D110];3);MID([.D110];4;10))" office:value-type="string" office:string-value="134.32       " calcext:value-type="string">
            <text:p>134.32 <text:s text:c="6"/></text:p>
          </table:table-cell>
          <table:table-cell office:value-type="string" calcext:value-type="string">
            <text:p>134.32 <text:s text:c="7"/>EXAME DE QUALIFICAÇÃO</text:p>
          </table:table-cell>
          <table:table-cell table:number-columns-repeated="4"/>
          <table:table-cell table:style-name="ce65" table:formula="of:=IF([.C110]=[.B110];RIGHT([.D110];LEN([.D110])-6);[.I109])"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
          <table:table-cell table:formula="of:=LEFT([.D111];3)" office:value-type="string" office:string-value="134" calcext:value-type="string">
            <text:p>134</text:p>
          </table:table-cell>
          <table:table-cell table:formula="of:=CONCATENATE(LEFT([.D111];3);MID([.D111];5;10))" office:value-type="string" office:string-value="134321       " calcext:value-type="string">
            <text:p>134321 <text:s text:c="6"/></text:p>
          </table:table-cell>
          <table:table-cell table:formula="of:=CONCATENATE(LEFT([.D111];3);MID([.D111];4;10))" office:value-type="string" office:string-value="134.321      " calcext:value-type="string">
            <text:p>134.321 <text:s text:c="5"/></text:p>
          </table:table-cell>
          <table:table-cell office:value-type="string" calcext:value-type="string">
            <text:p>134.321 <text:s text:c="7"/>INDICAÇÃO, ACEITE E SUBSTITUIÇÃO DE ORIENTADOR E CO-ORIENTADOR</text:p>
          </table:table-cell>
          <table:table-cell office:value-type="string" calcext:value-type="string">
            <text:p>Até a conclusão do</text:p>
            <text:p>       curso</text:p>
          </table:table-cell>
          <table:table-cell office:value-type="string" calcext:value-type="string">
            <text:p>1 ano</text:p>
          </table:table-cell>
          <table:table-cell office:value-type="string" calcext:value-type="string">
            <text:p><text:s text:c="2"/>Eliminação</text:p>
          </table:table-cell>
          <table:table-cell/>
          <table:table-cell table:style-name="ce65" table:formula="of:=IF([.C111]=[.B111];RIGHT([.D111];LEN([.D111])-6);[.I110])"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
          <table:table-cell table:formula="of:=LEFT([.D112];3)" office:value-type="string" office:string-value="134" calcext:value-type="string">
            <text:p>134</text:p>
          </table:table-cell>
          <table:table-cell table:formula="of:=CONCATENATE(LEFT([.D112];3);MID([.D112];5;10))" office:value-type="string" office:string-value="134322       " calcext:value-type="string">
            <text:p>134322 <text:s text:c="6"/></text:p>
          </table:table-cell>
          <table:table-cell table:formula="of:=CONCATENATE(LEFT([.D112];3);MID([.D112];4;10))" office:value-type="string" office:string-value="134.322      " calcext:value-type="string">
            <text:p>134.322 <text:s text:c="5"/></text:p>
          </table:table-cell>
          <table:table-cell office:value-type="string" calcext:value-type="string">
            <text:p>134.322 <text:s text:c="6"/>BANCAS EXAMINADORAS: INDICAÇÃO E ATUAÇÃO</text:p>
          </table:table-cell>
          <table:table-cell office:value-type="string" calcext:value-type="string">
            <text:p>Até a conclusão do</text:p>
            <text:p>       curso</text:p>
          </table:table-cell>
          <table:table-cell office:value-type="string" calcext:value-type="string">
            <text:p>1 ano</text:p>
          </table:table-cell>
          <table:table-cell office:value-type="string" calcext:value-type="string">
            <text:p><text:s text:c="3"/>Eliminação</text:p>
          </table:table-cell>
          <table:table-cell/>
          <table:table-cell table:style-name="ce65" table:formula="of:=IF([.C112]=[.B112];RIGHT([.D112];LEN([.D112])-6);[.I111])"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13];3)" office:value-type="string" office:string-value="134" calcext:value-type="string">
            <text:p>134</text:p>
          </table:table-cell>
          <table:table-cell table:formula="of:=CONCATENATE(LEFT([.D113];3);MID([.D113];5;10))" office:value-type="string" office:string-value="134323       " calcext:value-type="string">
            <text:p>134323 <text:s text:c="6"/></text:p>
          </table:table-cell>
          <table:table-cell table:formula="of:=CONCATENATE(LEFT([.D113];3);MID([.D113];4;10))" office:value-type="string" office:string-value="134.323      " calcext:value-type="string">
            <text:p>134.323 <text:s text:c="5"/></text:p>
          </table:table-cell>
          <table:table-cell office:value-type="string" calcext:value-type="string">
            <text:p>134.323 <text:s text:c="7"/>PRORROGAÇÃO DE PRAZO PARA O EXAME DE QUALIFICAÇÃO</text:p>
          </table:table-cell>
          <table:table-cell office:value-type="string" calcext:value-type="string">
            <text:p>Até a conclusão </text:p>
            <text:p>do</text:p>
            <text:p>       curso</text:p>
          </table:table-cell>
          <table:table-cell office:value-type="string" calcext:value-type="string">
            <text:p>1 ano</text:p>
          </table:table-cell>
          <table:table-cell office:value-type="string" calcext:value-type="string">
            <text:p><text:s text:c="3"/>Eliminação</text:p>
          </table:table-cell>
          <table:table-cell/>
          <table:table-cell table:style-name="ce65" table:formula="of:=IF([.C113]=[.B113];RIGHT([.D113];LEN([.D113])-6);[.I112])"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14];3)" office:value-type="string" office:string-value="134" calcext:value-type="string">
            <text:p>134</text:p>
          </table:table-cell>
          <table:table-cell table:formula="of:=CONCATENATE(LEFT([.D114];3);MID([.D114];5;10))" office:value-type="string" office:string-value="134324       " calcext:value-type="string">
            <text:p>134324 <text:s text:c="6"/></text:p>
          </table:table-cell>
          <table:table-cell table:formula="of:=CONCATENATE(LEFT([.D114];3);MID([.D114];4;10))" office:value-type="string" office:string-value="134.324      " calcext:value-type="string">
            <text:p>134.324 <text:s text:c="5"/></text:p>
          </table:table-cell>
          <table:table-cell office:value-type="string" calcext:value-type="string">
            <text:p>134.324 <text:s text:c="7"/>PROJETO DE QUALIFICAÇÃO</text:p>
          </table:table-cell>
          <table:table-cell office:value-type="string" calcext:value-type="string">
            <text:p>Até a conclusão </text:p>
            <text:p>do</text:p>
            <text:p>        curso</text:p>
          </table:table-cell>
          <table:table-cell office:value-type="string" calcext:value-type="string">
            <text:p>1 ano</text:p>
          </table:table-cell>
          <table:table-cell office:value-type="string" calcext:value-type="string">
            <text:p>Guarda</text:p>
            <text:p>Permanente</text:p>
          </table:table-cell>
          <table:table-cell/>
          <table:table-cell table:style-name="ce65" table:formula="of:=IF([.C114]=[.B114];RIGHT([.D114];LEN([.D114])-6);[.I113])"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15];3)" office:value-type="string" office:string-value="134" calcext:value-type="string">
            <text:p>134</text:p>
          </table:table-cell>
          <table:table-cell table:formula="of:=CONCATENATE(LEFT([.D115];3);MID([.D115];5;10))" office:value-type="string" office:string-value="13433        " calcext:value-type="string">
            <text:p>13433 <text:s text:c="7"/></text:p>
          </table:table-cell>
          <table:table-cell table:formula="of:=CONCATENATE(LEFT([.D115];3);MID([.D115];4;10))" office:value-type="string" office:string-value="134.33       " calcext:value-type="string">
            <text:p>134.33 <text:s text:c="6"/></text:p>
          </table:table-cell>
          <table:table-cell office:value-type="string" calcext:value-type="string">
            <text:p>134.33 <text:s text:c="8"/>DEFESA DE DISSERTAÇÃO E TESE</text:p>
          </table:table-cell>
          <table:table-cell table:number-columns-repeated="4"/>
          <table:table-cell table:style-name="ce65" table:formula="of:=IF([.C115]=[.B115];RIGHT([.D115];LEN([.D115])-6);[.I114])"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16];3)" office:value-type="string" office:string-value="134" calcext:value-type="string">
            <text:p>134</text:p>
          </table:table-cell>
          <table:table-cell table:formula="of:=CONCATENATE(LEFT([.D116];3);MID([.D116];5;10))" office:value-type="string" office:string-value="134331       " calcext:value-type="string">
            <text:p>134331 <text:s text:c="6"/></text:p>
          </table:table-cell>
          <table:table-cell table:formula="of:=CONCATENATE(LEFT([.D116];3);MID([.D116];4;10))" office:value-type="string" office:string-value="134.331      " calcext:value-type="string">
            <text:p>134.331 <text:s text:c="5"/></text:p>
          </table:table-cell>
          <table:table-cell office:value-type="string" calcext:value-type="string">
            <text:p>134.331 <text:s text:c="6"/>INDICAÇÃO, ACEITE E SUBSTITUIÇÃO DE ORIENTADOR E CO-ORIENTADOR</text:p>
          </table:table-cell>
          <table:table-cell office:value-type="string" calcext:value-type="string">
            <text:p>Até a conclusão</text:p>
            <text:p> do</text:p>
            <text:p>       curso</text:p>
          </table:table-cell>
          <table:table-cell office:value-type="string" calcext:value-type="string">
            <text:p>1 ano</text:p>
          </table:table-cell>
          <table:table-cell office:value-type="string" calcext:value-type="string">
            <text:p><text:s text:c="5"/>Eliminação</text:p>
          </table:table-cell>
          <table:table-cell/>
          <table:table-cell table:style-name="ce65" table:formula="of:=IF([.C116]=[.B116];RIGHT([.D116];LEN([.D116])-6);[.I115])"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17];3)" office:value-type="string" office:string-value="134" calcext:value-type="string">
            <text:p>134</text:p>
          </table:table-cell>
          <table:table-cell table:formula="of:=CONCATENATE(LEFT([.D117];3);MID([.D117];5;10))" office:value-type="string" office:string-value="134332       " calcext:value-type="string">
            <text:p>134332 <text:s text:c="6"/></text:p>
          </table:table-cell>
          <table:table-cell table:formula="of:=CONCATENATE(LEFT([.D117];3);MID([.D117];4;10))" office:value-type="string" office:string-value="134.332      " calcext:value-type="string">
            <text:p>134.332 <text:s text:c="5"/></text:p>
          </table:table-cell>
          <table:table-cell office:value-type="string" calcext:value-type="string">
            <text:p>134.332 <text:s text:c="6"/>BANCAS EXAMINADORAS: INDICAÇÃO E ATUAÇÃO</text:p>
          </table:table-cell>
          <table:table-cell office:value-type="string" calcext:value-type="string">
            <text:p>Até a conclusão </text:p>
            <text:p>do</text:p>
            <text:p>        curso</text:p>
          </table:table-cell>
          <table:table-cell office:value-type="string" calcext:value-type="string">
            <text:p>1 ano</text:p>
          </table:table-cell>
          <table:table-cell office:value-type="string" calcext:value-type="string">
            <text:p>Guarda</text:p>
            <text:p>Permanente</text:p>
          </table:table-cell>
          <table:table-cell/>
          <table:table-cell table:style-name="ce65" table:formula="of:=IF([.C117]=[.B117];RIGHT([.D117];LEN([.D117])-6);[.I116])"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18];3)" office:value-type="string" office:string-value="134" calcext:value-type="string">
            <text:p>134</text:p>
          </table:table-cell>
          <table:table-cell table:formula="of:=CONCATENATE(LEFT([.D118];3);MID([.D118];5;10))" office:value-type="string" office:string-value="134333       " calcext:value-type="string">
            <text:p>134333 <text:s text:c="6"/></text:p>
          </table:table-cell>
          <table:table-cell table:formula="of:=CONCATENATE(LEFT([.D118];3);MID([.D118];4;10))" office:value-type="string" office:string-value="134.333      " calcext:value-type="string">
            <text:p>134.333 <text:s text:c="5"/></text:p>
          </table:table-cell>
          <table:table-cell office:value-type="string" calcext:value-type="string">
            <text:p>134.333 <text:s text:c="7"/>PRORROGAÇÃO DE PRAZO PARA A DEFESA</text:p>
          </table:table-cell>
          <table:table-cell office:value-type="string" calcext:value-type="string">
            <text:p>Até a conclusão </text:p>
            <text:p>do</text:p>
            <text:p>        curso</text:p>
          </table:table-cell>
          <table:table-cell office:value-type="string" calcext:value-type="string">
            <text:p>1 ano</text:p>
          </table:table-cell>
          <table:table-cell office:value-type="string" calcext:value-type="string">
            <text:p><text:s text:c="6"/>Eliminação</text:p>
          </table:table-cell>
          <table:table-cell/>
          <table:table-cell table:style-name="ce65" table:formula="of:=IF([.C118]=[.B118];RIGHT([.D118];LEN([.D118])-6);[.I117])"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19];3)" office:value-type="string" office:string-value="134" calcext:value-type="string">
            <text:p>134</text:p>
          </table:table-cell>
          <table:table-cell table:formula="of:=CONCATENATE(LEFT([.D119];3);MID([.D119];5;10))" office:value-type="string" office:string-value="134334       " calcext:value-type="string">
            <text:p>134334 <text:s text:c="6"/></text:p>
          </table:table-cell>
          <table:table-cell table:formula="of:=CONCATENATE(LEFT([.D119];3);MID([.D119];4;10))" office:value-type="string" office:string-value="134.334      " calcext:value-type="string">
            <text:p>134.334 <text:s text:c="5"/></text:p>
          </table:table-cell>
          <table:table-cell office:value-type="string" calcext:value-type="string">
            <text:p>134.334 <text:s text:c="6"/>DISSERTAÇÃO E TESE</text:p>
          </table:table-cell>
          <table:table-cell office:value-type="string" calcext:value-type="string">
            <text:p>Até a conclusão</text:p>
            <text:p> do</text:p>
            <text:p>       curso</text:p>
          </table:table-cell>
          <table:table-cell office:value-type="string" calcext:value-type="string">
            <text:p>1 ano</text:p>
          </table:table-cell>
          <table:table-cell office:value-type="string" calcext:value-type="string">
            <text:p>Guarda</text:p>
            <text:p>Permanente</text:p>
          </table:table-cell>
          <table:table-cell/>
          <table:table-cell table:style-name="ce65" table:formula="of:=IF([.C119]=[.B119];RIGHT([.D119];LEN([.D119])-6);[.I118])"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
          <table:table-cell table:formula="of:=LEFT([.D120];3)" office:value-type="string" office:string-value="134" calcext:value-type="string">
            <text:p>134</text:p>
          </table:table-cell>
          <table:table-cell table:formula="of:=CONCATENATE(LEFT([.D120];3);MID([.D120];5;10))" office:value-type="string" office:string-value="13434        " calcext:value-type="string">
            <text:p>13434 <text:s text:c="7"/></text:p>
          </table:table-cell>
          <table:table-cell table:formula="of:=CONCATENATE(LEFT([.D120];3);MID([.D120];4;10))" office:value-type="string" office:string-value="134.34       " calcext:value-type="string">
            <text:p>134.34 <text:s text:c="6"/></text:p>
          </table:table-cell>
          <table:table-cell office:value-type="string" calcext:value-type="string">
            <text:p>134.34 <text:s text:c="8"/>REGISTRO DE CONTEÚDO PROGRAMÁTICO MINISTRADO, RENDIMENTO E FREQUÊNCIA</text:p>
          </table:table-cell>
          <table:table-cell table:number-columns-repeated="2" office:value-type="string" calcext:value-type="string">
            <text:p>10 anos</text:p>
          </table:table-cell>
          <table:table-cell office:value-type="string" calcext:value-type="string">
            <text:p><text:s text:c="5"/>Eliminação</text:p>
          </table:table-cell>
          <table:table-cell/>
          <table:table-cell table:style-name="ce65" table:formula="of:=IF([.C120]=[.B120];RIGHT([.D120];LEN([.D120])-6);[.I119])"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21];3)" office:value-type="string" office:string-value="134" calcext:value-type="string">
            <text:p>134</text:p>
          </table:table-cell>
          <table:table-cell table:formula="of:=CONCATENATE(LEFT([.D121];3);MID([.D121];5;10))" office:value-type="string" office:string-value="1344         " calcext:value-type="string">
            <text:p>1344 <text:s text:c="8"/></text:p>
          </table:table-cell>
          <table:table-cell table:formula="of:=CONCATENATE(LEFT([.D121];3);MID([.D121];4;10))" office:value-type="string" office:string-value="134.4        " calcext:value-type="string">
            <text:p>134.4 <text:s text:c="7"/></text:p>
          </table:table-cell>
          <table:table-cell office:value-type="string" calcext:value-type="string">
            <text:p>134.4 <text:s text:c="9"/>DOCUMENTAÇÃO ACADÊMICA</text:p>
          </table:table-cell>
          <table:table-cell table:number-columns-repeated="4"/>
          <table:table-cell table:style-name="ce65" table:formula="of:=IF([.C121]=[.B121];RIGHT([.D121];LEN([.D121])-6);[.I120])"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8">
          <table:table-cell table:formula="of:=LEFT([.D122];3)" office:value-type="string" office:string-value="134" calcext:value-type="string">
            <text:p>134</text:p>
          </table:table-cell>
          <table:table-cell table:formula="of:=CONCATENATE(LEFT([.D122];3);MID([.D122];5;10))" office:value-type="string" office:string-value="13441        " calcext:value-type="string">
            <text:p>13441 <text:s text:c="7"/></text:p>
          </table:table-cell>
          <table:table-cell table:formula="of:=CONCATENATE(LEFT([.D122];3);MID([.D122];4;10))" office:value-type="string" office:string-value="134.41       " calcext:value-type="string">
            <text:p>134.41 <text:s text:c="6"/></text:p>
          </table:table-cell>
          <table:table-cell office:value-type="string" calcext:value-type="string">
            <text:p>134.41 <text:s text:c="7"/>HISTÓRICO ESCOLAR. INTEGRALIZAÇÃO CURRICULAR</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versões parciais, cujas informações encontram-se recapituladas na versão integral do histórico escolar.</text:p>
          </table:table-cell>
          <table:table-cell table:style-name="ce65" table:formula="of:=IF([.C122]=[.B122];RIGHT([.D122];LEN([.D122])-6);[.I121])"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23];3)" office:value-type="string" office:string-value="134" calcext:value-type="string">
            <text:p>134</text:p>
          </table:table-cell>
          <table:table-cell table:formula="of:=CONCATENATE(LEFT([.D123];3);MID([.D123];5;10))" office:value-type="string" office:string-value="13442        " calcext:value-type="string">
            <text:p>13442 <text:s text:c="7"/></text:p>
          </table:table-cell>
          <table:table-cell table:formula="of:=CONCATENATE(LEFT([.D123];3);MID([.D123];4;10))" office:value-type="string" office:string-value="134.42       " calcext:value-type="string">
            <text:p>134.42 <text:s text:c="6"/></text:p>
          </table:table-cell>
          <table:table-cell office:value-type="string" calcext:value-type="string">
            <text:p>134.42 <text:s text:c="7"/>EMISSÃO DE DIPLOMA</text:p>
          </table:table-cell>
          <table:table-cell table:number-columns-repeated="4"/>
          <table:table-cell table:style-name="ce65" table:formula="of:=IF([.C123]=[.B123];RIGHT([.D123];LEN([.D123])-6);[.I122])"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9">
          <table:table-cell table:formula="of:=LEFT([.D124];3)" office:value-type="string" office:string-value="134" calcext:value-type="string">
            <text:p>134</text:p>
          </table:table-cell>
          <table:table-cell table:formula="of:=CONCATENATE(LEFT([.D124];3);MID([.D124];5;10))" office:value-type="string" office:string-value="134421       " calcext:value-type="string">
            <text:p>134421 <text:s text:c="6"/></text:p>
          </table:table-cell>
          <table:table-cell table:formula="of:=CONCATENATE(LEFT([.D124];3);MID([.D124];4;10))" office:value-type="string" office:string-value="134.421      " calcext:value-type="string">
            <text:p>134.421 <text:s text:c="5"/></text:p>
          </table:table-cell>
          <table:table-cell office:value-type="string" calcext:value-type="string">
            <text:p>134.421 <text:s text:c="6"/>EXPEDI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No caso das instituições de ensino que utilizam os assentamentos individuais para formação do processo de registro de diploma, utilizar os prazos de guarda e destinação dos assentamentos individuais.</text:p>
          </table:table-cell>
          <table:table-cell table:style-name="ce65" table:formula="of:=IF([.C124]=[.B124];RIGHT([.D124];LEN([.D124])-6);[.I123])"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0">
          <table:table-cell table:formula="of:=LEFT([.D125];3)" office:value-type="string" office:string-value="134" calcext:value-type="string">
            <text:p>134</text:p>
          </table:table-cell>
          <table:table-cell table:formula="of:=CONCATENATE(LEFT([.D125];3);MID([.D125];5;10))" office:value-type="string" office:string-value="134422       " calcext:value-type="string">
            <text:p>134422 <text:s text:c="6"/></text:p>
          </table:table-cell>
          <table:table-cell table:formula="of:=CONCATENATE(LEFT([.D125];3);MID([.D125];4;10))" office:value-type="string" office:string-value="134.422      " calcext:value-type="string">
            <text:p>134.422 <text:s text:c="5"/></text:p>
          </table:table-cell>
          <table:table-cell office:value-type="string" calcext:value-type="string">
            <text:p>134.422 <text:s text:c="6"/>REGISTR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A documentação de solicitação deregistro de diplomas das instituições de ensino superior particulares deverá ser devolvida para as mesmas após o registro. Eliminar os diplomas não entregues 2 anos após a emissão.</text:p>
          </table:table-cell>
          <table:table-cell table:style-name="ce65" table:formula="of:=IF([.C125]=[.B125];RIGHT([.D125];LEN([.D125])-6);[.I124])"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1">
          <table:table-cell table:formula="of:=LEFT([.D126];3)" office:value-type="string" office:string-value="134" calcext:value-type="string">
            <text:p>134</text:p>
          </table:table-cell>
          <table:table-cell table:formula="of:=CONCATENATE(LEFT([.D126];3);MID([.D126];5;10))" office:value-type="string" office:string-value="134423       " calcext:value-type="string">
            <text:p>134423 <text:s text:c="6"/></text:p>
          </table:table-cell>
          <table:table-cell table:formula="of:=CONCATENATE(LEFT([.D126];3);MID([.D126];4;10))" office:value-type="string" office:string-value="134.423      " calcext:value-type="string">
            <text:p>134.423 <text:s text:c="5"/></text:p>
          </table:table-cell>
          <table:table-cell office:value-type="string" calcext:value-type="string">
            <text:p>134.423 <text:s text:c="6"/>RECONHECIMENTO E REVALIDAÇÃO</text:p>
          </table:table-cell>
          <table:table-cell office:value-type="string" calcext:value-type="string">
            <text:p><text:s text:c="4"/>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Para os casos de indeferimento, a documentação será devolvida ao requerente. Eliminar os documentos não devolvidos após 2 anos do indeferimento.</text:p>
            <text:p>CPAD: Em reunião realizada no dia 08 de fevereiro de 2012 a comissão aprovou a guarda permanente dos documentos indeferidos.</text:p>
          </table:table-cell>
          <table:table-cell table:style-name="ce65" table:formula="of:=IF([.C126]=[.B126];RIGHT([.D126];LEN([.D126])-6);[.I125])"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27];3)" office:value-type="string" office:string-value="134" calcext:value-type="string">
            <text:p>134</text:p>
          </table:table-cell>
          <table:table-cell table:formula="of:=CONCATENATE(LEFT([.D127];3);MID([.D127];5;10))" office:value-type="string" office:string-value="134424       " calcext:value-type="string">
            <text:p>134424 <text:s text:c="6"/></text:p>
          </table:table-cell>
          <table:table-cell table:formula="of:=CONCATENATE(LEFT([.D127];3);MID([.D127];4;10))" office:value-type="string" office:string-value="134.424      " calcext:value-type="string">
            <text:p>134.424 <text:s text:c="5"/></text:p>
          </table:table-cell>
          <table:table-cell office:value-type="string" calcext:value-type="string">
            <text:p>134.424 <text:s text:c="7"/>VERIFICAÇÃO DE AUTENTICIDADE</text:p>
          </table:table-cell>
          <table:table-cell office:value-type="string" calcext:value-type="string">
            <text:p><text:s text:c="4"/>5 anos</text:p>
          </table:table-cell>
          <table:table-cell office:value-type="string" calcext:value-type="string">
            <text:p>5 anos</text:p>
          </table:table-cell>
          <table:table-cell office:value-type="string" calcext:value-type="string">
            <text:p><text:s text:c="4"/>Eliminação</text:p>
          </table:table-cell>
          <table:table-cell/>
          <table:table-cell table:style-name="ce65" table:formula="of:=IF([.C127]=[.B127];RIGHT([.D127];LEN([.D127])-6);[.I126])"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28];3)" office:value-type="string" office:string-value="134" calcext:value-type="string">
            <text:p>134</text:p>
          </table:table-cell>
          <table:table-cell table:formula="of:=CONCATENATE(LEFT([.D128];3);MID([.D128];5;10))" office:value-type="string" office:string-value="13443        " calcext:value-type="string">
            <text:p>13443 <text:s text:c="7"/></text:p>
          </table:table-cell>
          <table:table-cell table:formula="of:=CONCATENATE(LEFT([.D128];3);MID([.D128];4;10))" office:value-type="string" office:string-value="134.43       " calcext:value-type="string">
            <text:p>134.43 <text:s text:c="6"/></text:p>
          </table:table-cell>
          <table:table-cell office:value-type="string" calcext:value-type="string">
            <text:p>134.43 <text:s text:c="7"/>ASSENTAMENTOS INDIVIDUAIS DOS ALUNOS (DOSSIÊ 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3"/>Eliminação</text:p>
          </table:table-cell>
          <table:table-cell office:value-type="string" calcext:value-type="string">
            <text:p>*O prazo total de guarda dos documentos é de 100 anos.</text:p>
          </table:table-cell>
          <table:table-cell table:style-name="ce65" table:formula="of:=IF([.C128]=[.B128];RIGHT([.D128];LEN([.D128])-6);[.I127])"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29];3)" office:value-type="string" office:string-value="134" calcext:value-type="string">
            <text:p>134</text:p>
          </table:table-cell>
          <table:table-cell table:formula="of:=CONCATENATE(LEFT([.D129];3);MID([.D129];5;10))" office:value-type="string" office:string-value="1345         " calcext:value-type="string">
            <text:p>1345 <text:s text:c="8"/></text:p>
          </table:table-cell>
          <table:table-cell table:formula="of:=CONCATENATE(LEFT([.D129];3);MID([.D129];4;10))" office:value-type="string" office:string-value="134.5        " calcext:value-type="string">
            <text:p>134.5 <text:s text:c="7"/></text:p>
          </table:table-cell>
          <table:table-cell office:value-type="string" calcext:value-type="string">
            <text:p>134.5 <text:s text:c="8"/>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2"/>Eliminação</text:p>
          </table:table-cell>
          <table:table-cell/>
          <table:table-cell table:style-name="ce65" table:formula="of:=IF([.C129]=[.B129];RIGHT([.D129];LEN([.D129])-6);[.I128])"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30];3)" office:value-type="string" office:string-value="134" calcext:value-type="string">
            <text:p>134</text:p>
          </table:table-cell>
          <table:table-cell table:formula="of:=CONCATENATE(LEFT([.D130];3);MID([.D130];5;10))" office:value-type="string" office:string-value="1346         " calcext:value-type="string">
            <text:p>1346 <text:s text:c="8"/></text:p>
          </table:table-cell>
          <table:table-cell table:formula="of:=CONCATENATE(LEFT([.D130];3);MID([.D130];4;10))" office:value-type="string" office:string-value="134.6        " calcext:value-type="string">
            <text:p>134.6 <text:s text:c="7"/></text:p>
          </table:table-cell>
          <table:table-cell office:value-type="string" calcext:value-type="string">
            <text:p>134.6 <text:s text:c="8"/>MONITORIAS. ESTÁGIOS NÃO OBRIGATÓRIOS</text:p>
          </table:table-cell>
          <table:table-cell table:number-columns-repeated="4"/>
          <table:table-cell table:style-name="ce65" table:formula="of:=IF([.C130]=[.B130];RIGHT([.D130];LEN([.D130])-6);[.I129])"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
          <table:table-cell table:formula="of:=LEFT([.D131];3)" office:value-type="string" office:string-value="134" calcext:value-type="string">
            <text:p>134</text:p>
          </table:table-cell>
          <table:table-cell table:formula="of:=CONCATENATE(LEFT([.D131];3);MID([.D131];5;10))" office:value-type="string" office:string-value="13461        " calcext:value-type="string">
            <text:p>13461 <text:s text:c="7"/></text:p>
          </table:table-cell>
          <table:table-cell table:formula="of:=CONCATENATE(LEFT([.D131];3);MID([.D131];4;10))" office:value-type="string" office:string-value="134.61       " calcext:value-type="string">
            <text:p>134.61 <text:s text:c="6"/></text:p>
          </table:table-cell>
          <table:table-cell office:value-type="string" calcext:value-type="string">
            <text:p>134.61 <text:s text:c="8"/>MONITORIAS</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Guarda</text:p>
            <text:p>  Permanente</text:p>
          </table:table-cell>
          <table:table-cell/>
          <table:table-cell table:style-name="ce65" table:formula="of:=IF([.C131]=[.B131];RIGHT([.D131];LEN([.D131])-6);[.I130])"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32];3)" office:value-type="string" office:string-value="134" calcext:value-type="string">
            <text:p>134</text:p>
          </table:table-cell>
          <table:table-cell table:formula="of:=CONCATENATE(LEFT([.D132];3);MID([.D132];5;10))" office:value-type="string" office:string-value="134611       " calcext:value-type="string">
            <text:p>134611 <text:s text:c="6"/></text:p>
          </table:table-cell>
          <table:table-cell table:formula="of:=CONCATENATE(LEFT([.D132];3);MID([.D132];4;10))" office:value-type="string" office:string-value="134.611      " calcext:value-type="string">
            <text:p>134.611 <text:s text:c="5"/></text:p>
          </table:table-cell>
          <table:table-cell office:value-type="string" calcext:value-type="string">
            <text:p>134.611 <text:s text:c="6"/>PROCESSO DE SELEÇÃO</text:p>
          </table:table-cell>
          <table:table-cell office:value-type="string" calcext:value-type="string">
            <text:p><text:s text:c="5"/>3 anos</text:p>
          </table:table-cell>
          <table:table-cell office:value-type="string" calcext:value-type="string">
            <text:p>2 anos</text:p>
          </table:table-cell>
          <table:table-cell office:value-type="string" calcext:value-type="string">
            <text:p><text:s text:c="3"/>Eliminação</text:p>
          </table:table-cell>
          <table:table-cell/>
          <table:table-cell table:style-name="ce65" table:formula="of:=IF([.C132]=[.B132];RIGHT([.D132];LEN([.D132])-6);[.I131])"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
          <table:table-cell table:formula="of:=LEFT([.D133];3)" office:value-type="string" office:string-value="134" calcext:value-type="string">
            <text:p>134</text:p>
          </table:table-cell>
          <table:table-cell table:formula="of:=CONCATENATE(LEFT([.D133];3);MID([.D133];5;10))" office:value-type="string" office:string-value="134612       " calcext:value-type="string">
            <text:p>134612 <text:s text:c="6"/></text:p>
          </table:table-cell>
          <table:table-cell table:formula="of:=CONCATENATE(LEFT([.D133];3);MID([.D133];4;10))" office:value-type="string" office:string-value="134.612      " calcext:value-type="string">
            <text:p>134.612 <text:s text:c="5"/></text:p>
          </table:table-cell>
          <table:table-cell office:value-type="string" calcext:value-type="string">
            <text:p>134.612       INDICAÇÃO, ACEITE E SUBSTITUIÇÃO DE MONITOR E</text:p>
            <text:p>ORIENTADOR</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text:s text:c="3"/>Eliminação</text:p>
          </table:table-cell>
          <table:table-cell/>
          <table:table-cell table:style-name="ce65" table:formula="of:=IF([.C133]=[.B133];RIGHT([.D133];LEN([.D133])-6);[.I132])"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7">
          <table:table-cell table:formula="of:=LEFT([.D134];3)" office:value-type="string" office:string-value="134" calcext:value-type="string">
            <text:p>134</text:p>
          </table:table-cell>
          <table:table-cell table:formula="of:=CONCATENATE(LEFT([.D134];3);MID([.D134];5;10))" office:value-type="string" office:string-value="134613       " calcext:value-type="string">
            <text:p>134613 <text:s text:c="6"/></text:p>
          </table:table-cell>
          <table:table-cell table:formula="of:=CONCATENATE(LEFT([.D134];3);MID([.D134];4;10))" office:value-type="string" office:string-value="134.613      " calcext:value-type="string">
            <text:p>134.613 <text:s text:c="5"/></text:p>
          </table:table-cell>
          <table:table-cell office:value-type="string" calcext:value-type="string">
            <text:p>134.613 <text:s text:c="6"/>AVALIAÇÃO</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Guarda</text:p>
            <text:p>  Permanente</text:p>
          </table:table-cell>
          <table:table-cell office:value-type="string" calcext:value-type="string">
            <text:p>Eliminar os relatórios parciais, cujas informações encontram-se recapituladas nos relatórios finais.</text:p>
          </table:table-cell>
          <table:table-cell table:style-name="ce65" table:formula="of:=IF([.C134]=[.B134];RIGHT([.D134];LEN([.D134])-6);[.I133])"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5">
          <table:table-cell table:formula="of:=LEFT([.D135];3)" office:value-type="string" office:string-value="134" calcext:value-type="string">
            <text:p>134</text:p>
          </table:table-cell>
          <table:table-cell table:formula="of:=CONCATENATE(LEFT([.D135];3);MID([.D135];5;10))" office:value-type="string" office:string-value="13462        " calcext:value-type="string">
            <text:p>13462 <text:s text:c="7"/></text:p>
          </table:table-cell>
          <table:table-cell table:formula="of:=CONCATENATE(LEFT([.D135];3);MID([.D135];4;10))" office:value-type="string" office:string-value="134.62       " calcext:value-type="string">
            <text:p>134.62 <text:s text:c="6"/></text:p>
          </table:table-cell>
          <table:table-cell office:value-type="string" calcext:value-type="string">
            <text:p>134.62 <text:s text:c="9"/>ESTÁGIOS NÃO OBRIGATÓRIOS</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2"/>Eliminação</text:p>
          </table:table-cell>
          <table:table-cell/>
          <table:table-cell table:style-name="ce65" table:formula="of:=IF([.C135]=[.B135];RIGHT([.D135];LEN([.D135])-6);[.I134])"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36];3)" office:value-type="string" office:string-value="134" calcext:value-type="string">
            <text:p>134</text:p>
          </table:table-cell>
          <table:table-cell table:formula="of:=CONCATENATE(LEFT([.D136];3);MID([.D136];5;10))" office:value-type="string" office:string-value="13463        " calcext:value-type="string">
            <text:p>13463 <text:s text:c="7"/></text:p>
          </table:table-cell>
          <table:table-cell table:formula="of:=CONCATENATE(LEFT([.D136];3);MID([.D136];4;10))" office:value-type="string" office:string-value="134.63       " calcext:value-type="string">
            <text:p>134.63 <text:s text:c="6"/></text:p>
          </table:table-cell>
          <table:table-cell office:value-type="string" calcext:value-type="string">
            <text:p>134.63 <text:s text:c="7"/>FREQUÊNCIA DE MONITORES E ESTAGIÁRIOS</text:p>
          </table:table-cell>
          <table:table-cell office:value-type="string" calcext:value-type="string">
            <text:p><text:s text:c="4"/>5 <text:s/>anos</text:p>
          </table:table-cell>
          <table:table-cell office:value-type="string" calcext:value-type="string">
            <text:p>47 anos</text:p>
          </table:table-cell>
          <table:table-cell office:value-type="string" calcext:value-type="string">
            <text:p><text:s text:c="2"/>Eliminação</text:p>
          </table:table-cell>
          <table:table-cell/>
          <table:table-cell table:style-name="ce65" table:formula="of:=IF([.C136]=[.B136];RIGHT([.D136];LEN([.D136])-6);[.I135])"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2">
          <table:table-cell table:formula="of:=LEFT([.D137];3)" office:value-type="string" office:string-value="134" calcext:value-type="string">
            <text:p>134</text:p>
          </table:table-cell>
          <table:table-cell table:formula="of:=CONCATENATE(LEFT([.D137];3);MID([.D137];5;10))" office:value-type="string" office:string-value="1347         " calcext:value-type="string">
            <text:p>1347 <text:s text:c="8"/></text:p>
          </table:table-cell>
          <table:table-cell table:formula="of:=CONCATENATE(LEFT([.D137];3);MID([.D137];4;10))" office:value-type="string" office:string-value="134.7        " calcext:value-type="string">
            <text:p>134.7 <text:s text:c="7"/></text:p>
          </table:table-cell>
          <table:table-cell office:value-type="string" calcext:value-type="string">
            <text:p>134.7 <text:s text:c="8"/>MOBILIDADE ACADÊMICA. MOBILIDADE ESTUDANTIL. INTERCÂMBIO</text:p>
          </table:table-cell>
          <table:table-cell table:number-columns-repeated="4"/>
          <table:table-cell table:style-name="ce65" table:formula="of:=IF([.C137]=[.B137];RIGHT([.D137];LEN([.D137])-6);[.I136])"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3">
          <table:table-cell table:formula="of:=LEFT([.D138];3)" office:value-type="string" office:string-value="134" calcext:value-type="string">
            <text:p>134</text:p>
          </table:table-cell>
          <table:table-cell table:formula="of:=CONCATENATE(LEFT([.D138];3);MID([.D138];5;10))" office:value-type="string" office:string-value="13471        " calcext:value-type="string">
            <text:p>13471 <text:s text:c="7"/></text:p>
          </table:table-cell>
          <table:table-cell table:formula="of:=CONCATENATE(LEFT([.D138];3);MID([.D138];4;10))" office:value-type="string" office:string-value="134.71       " calcext:value-type="string">
            <text:p>134.71 <text:s text:c="6"/></text:p>
          </table:table-cell>
          <table:table-cell office:value-type="string" calcext:value-type="string">
            <text:p>134.71 <text:s text:c="7"/>NACIONAL</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Guarda</text:p>
            <text:p>  Permanente</text:p>
          </table:table-cell>
          <table:table-cell office:value-type="string" calcext:value-type="string">
            <text:p>Para os casos de indeferimento, a documentação será devolvida ao requerente. Eliminar os documentos não devolvidos após 2 anos do indeferimento.</text:p>
          </table:table-cell>
          <table:table-cell table:style-name="ce65" table:formula="of:=IF([.C138]=[.B138];RIGHT([.D138];LEN([.D138])-6);[.I137])"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3">
          <table:table-cell table:formula="of:=LEFT([.D139];3)" office:value-type="string" office:string-value="134" calcext:value-type="string">
            <text:p>134</text:p>
          </table:table-cell>
          <table:table-cell table:formula="of:=CONCATENATE(LEFT([.D139];3);MID([.D139];5;10))" office:value-type="string" office:string-value="13472        " calcext:value-type="string">
            <text:p>13472 <text:s text:c="7"/></text:p>
          </table:table-cell>
          <table:table-cell table:formula="of:=CONCATENATE(LEFT([.D139];3);MID([.D139];4;10))" office:value-type="string" office:string-value="134.72       " calcext:value-type="string">
            <text:p>134.72 <text:s text:c="6"/></text:p>
          </table:table-cell>
          <table:table-cell office:value-type="string" calcext:value-type="string">
            <text:p>134.72 <text:s text:c="7"/>INTERNACIONAL</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Para os casos de indeferimento, a documentação será devolvida ao requerente. Eliminar os documentos não devolvidos após 2 anos do indeferimento.</text:p>
          </table:table-cell>
          <table:table-cell table:style-name="ce65" table:formula="of:=IF([.C139]=[.B139];RIGHT([.D139];LEN([.D139])-6);[.I138])"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2">
          <table:table-cell table:formula="of:=LEFT([.D140];3)" office:value-type="string" office:string-value="134" calcext:value-type="string">
            <text:p>134</text:p>
          </table:table-cell>
          <table:table-cell table:formula="of:=CONCATENATE(LEFT([.D140];3);MID([.D140];5;10))" office:value-type="string" office:string-value="1348         " calcext:value-type="string">
            <text:p>1348 <text:s text:c="8"/></text:p>
          </table:table-cell>
          <table:table-cell table:formula="of:=CONCATENATE(LEFT([.D140];3);MID([.D140];4;10))" office:value-type="string" office:string-value="134.8        " calcext:value-type="string">
            <text:p>134.8 <text:s text:c="7"/></text:p>
          </table:table-cell>
          <table:table-cell office:value-type="string" calcext:value-type="string">
            <text:p>134.8         REGIME DISCIPLINAR DOS ALUNOS: PENALIDADES</text:p>
            <text:p>(ADVERTÊNCIA OU REPREENSÃO, SUSPENSÃO E EXPULSÃO)</text:p>
          </table:table-cell>
          <table:table-cell office:value-type="string" calcext:value-type="string">
            <text:p>Até a conclusão </text:p>
            <text:p>do</text:p>
            <text:p>caso</text:p>
          </table:table-cell>
          <table:table-cell office:value-type="string" calcext:value-type="string">
            <text:p>10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style-name="ce65" table:formula="of:=IF([.C140]=[.B140];RIGHT([.D140];LEN([.D140])-6);[.I139])" office:value-type="string" office:string-value="         VIDA ACADÊMICA DOS ALUNOS DOS CURSOS DE PÓS-GRADUAÇÃO STRICTO SENSU" calcext:value-type="string">
            <text:p><text:s text:c="9"/>VIDA ACADÊMICA DOS ALUNOS DOS CURSOS DE PÓS-GRADUAÇÃO STRICTO SENSU</text:p>
          </table:table-cell>
          <table:table-cell table:number-columns-repeated="7"/>
        </table:table-row>
        <table:table-row table:style-name="ro1">
          <table:table-cell table:formula="of:=LEFT([.D141];3)" office:value-type="string" office:string-value="140" calcext:value-type="string">
            <text:p>140</text:p>
          </table:table-cell>
          <table:table-cell table:formula="of:=CONCATENATE(LEFT([.D141];3);MID([.D141];5;10))" office:value-type="string" office:string-value="140          " calcext:value-type="string">
            <text:p>140 <text:s text:c="9"/></text:p>
          </table:table-cell>
          <table:table-cell table:formula="of:=CONCATENATE(LEFT([.D141];3);MID([.D141];4;10))" office:value-type="string" office:string-value="140          " calcext:value-type="string">
            <text:p>140 <text:s text:c="9"/></text:p>
          </table:table-cell>
          <table:table-cell office:value-type="string" calcext:value-type="string">
            <text:p>140 <text:s text:c="10"/>CURSOS DE PÓS-GRADUAÇÃO LATO SENSU (INCLUSIVE NA MODALIDADE A DISTÂNCIA)</text:p>
          </table:table-cell>
          <table:table-cell table:number-columns-repeated="4"/>
          <table:table-cell table:style-name="ce65" table:formula="of:=IF([.C141]=[.B141];RIGHT([.D141];LEN([.D141])-6);[.I140])" office:value-type="string" office:string-value="        CURSOS DE PÓS-GRADUAÇÃO LATO SENSU (INCLUSIVE NA MODALIDADE A DISTÂNCIA)" calcext:value-type="string">
            <text:p><text:s text:c="8"/>CURSOS DE PÓS-GRADUAÇÃO LATO SENSU (INCLUSIVE NA MODALIDADE A DISTÂNCIA)</text:p>
          </table:table-cell>
          <table:table-cell table:number-columns-repeated="7"/>
        </table:table-row>
        <table:table-row table:style-name="ro4">
          <table:table-cell table:formula="of:=LEFT([.D142];3)" office:value-type="string" office:string-value="141" calcext:value-type="string">
            <text:p>141</text:p>
          </table:table-cell>
          <table:table-cell table:formula="of:=CONCATENATE(LEFT([.D142];3);MID([.D142];5;10))" office:value-type="string" office:string-value="141          " calcext:value-type="string">
            <text:p>141 <text:s text:c="9"/></text:p>
          </table:table-cell>
          <table:table-cell table:formula="of:=CONCATENATE(LEFT([.D142];3);MID([.D142];4;10))" office:value-type="string" office:string-value="141          " calcext:value-type="string">
            <text:p>141 <text:s text:c="9"/></text:p>
          </table:table-cell>
          <table:table-cell office:value-type="string" calcext:value-type="string">
            <text:p>141 <text:s text:c="10"/>CONCEPÇÃO, ORGANIZAÇÃO E FUNCIONAMENTO DOS CURSOS DE PÓS-GRADUAÇÃO LATO SENSU</text:p>
          </table:table-cell>
          <table:table-cell table:number-columns-repeated="4"/>
          <table:table-cell table:style-name="ce65" table:formula="of:=IF([.C142]=[.B142];RIGHT([.D142];LEN([.D142])-6);[.I141])" office:value-type="string" office:string-value="        CONCEPÇÃO, ORGANIZAÇÃO E FUNCIONAMENTO DOS CURSOS DE PÓS-GRADUAÇÃO LATO SENSU" calcext:value-type="string">
            <text:p><text:s text:c="8"/>CONCEPÇÃO, ORGANIZAÇÃO E FUNCIONAMENTO DOS CURSOS DE PÓS-GRADUAÇÃO LATO SENSU</text:p>
          </table:table-cell>
          <table:table-cell table:number-columns-repeated="7"/>
        </table:table-row>
        <table:table-row table:style-name="ro4">
          <table:table-cell table:formula="of:=LEFT([.D143];3)" office:value-type="string" office:string-value="141" calcext:value-type="string">
            <text:p>141</text:p>
          </table:table-cell>
          <table:table-cell table:formula="of:=CONCATENATE(LEFT([.D143];3);MID([.D143];5;10))" office:value-type="string" office:string-value="1411         " calcext:value-type="string">
            <text:p>1411 <text:s text:c="8"/></text:p>
          </table:table-cell>
          <table:table-cell table:formula="of:=CONCATENATE(LEFT([.D143];3);MID([.D143];4;10))" office:value-type="string" office:string-value="141.1        " calcext:value-type="string">
            <text:p>141.1 <text:s text:c="7"/></text:p>
          </table:table-cell>
          <table:table-cell office:value-type="string" calcext:value-type="string">
            <text:p>141.1 <text:s text:c="8"/>PROJETO PEDAGÓGICO DOS CURS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143]=[.B143];RIGHT([.D143];LEN([.D143])-6);[.I142])" office:value-type="string" office:string-value="        CONCEPÇÃO, ORGANIZAÇÃO E FUNCIONAMENTO DOS CURSOS DE PÓS-GRADUAÇÃO LATO SENSU" calcext:value-type="string">
            <text:p><text:s text:c="8"/>CONCEPÇÃO, ORGANIZAÇÃO E FUNCIONAMENTO DOS CURSOS DE PÓS-GRADUAÇÃO LATO SENSU</text:p>
          </table:table-cell>
          <table:table-cell table:number-columns-repeated="7"/>
        </table:table-row>
        <table:table-row table:style-name="ro3">
          <table:table-cell table:formula="of:=LEFT([.D144];3)" office:value-type="string" office:string-value="141" calcext:value-type="string">
            <text:p>141</text:p>
          </table:table-cell>
          <table:table-cell table:formula="of:=CONCATENATE(LEFT([.D144];3);MID([.D144];5;10))" office:value-type="string" office:string-value="1412         " calcext:value-type="string">
            <text:p>1412 <text:s text:c="8"/></text:p>
          </table:table-cell>
          <table:table-cell table:formula="of:=CONCATENATE(LEFT([.D144];3);MID([.D144];4;10))" office:value-type="string" office:string-value="141.2        " calcext:value-type="string">
            <text:p>141.2 <text:s text:c="7"/></text:p>
          </table:table-cell>
          <table:table-cell office:value-type="string" calcext:value-type="string">
            <text:p>141.2 <text:s text:c="8"/>CRIAÇÃO DE CURSOS</text:p>
          </table:table-cell>
          <table:table-cell office:value-type="string" calcext:value-type="string">
            <text:p>Até a homologação</text:p>
            <text:p>do</text:p>
            <text:p> ato</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144]=[.B144];RIGHT([.D144];LEN([.D144])-6);[.I143])" office:value-type="string" office:string-value="        CONCEPÇÃO, ORGANIZAÇÃO E FUNCIONAMENTO DOS CURSOS DE PÓS-GRADUAÇÃO LATO SENSU" calcext:value-type="string">
            <text:p><text:s text:c="8"/>CONCEPÇÃO, ORGANIZAÇÃO E FUNCIONAMENTO DOS CURSOS DE PÓS-GRADUAÇÃO LATO SENSU</text:p>
          </table:table-cell>
          <table:table-cell table:number-columns-repeated="7"/>
        </table:table-row>
        <table:table-row table:style-name="ro2">
          <table:table-cell table:formula="of:=LEFT([.D145];3)" office:value-type="string" office:string-value="142" calcext:value-type="string">
            <text:p>142</text:p>
          </table:table-cell>
          <table:table-cell table:formula="of:=CONCATENATE(LEFT([.D145];3);MID([.D145];5;10))" office:value-type="string" office:string-value="142          " calcext:value-type="string">
            <text:p>142 <text:s text:c="9"/></text:p>
          </table:table-cell>
          <table:table-cell table:formula="of:=CONCATENATE(LEFT([.D145];3);MID([.D145];4;10))" office:value-type="string" office:string-value="142          " calcext:value-type="string">
            <text:p>142 <text:s text:c="9"/></text:p>
          </table:table-cell>
          <table:table-cell office:value-type="string" calcext:value-type="string">
            <text:p>142 <text:s text:c="11"/>PLANEJAMENTO E ORGANIZAÇÃO CURRICULAR</text:p>
          </table:table-cell>
          <table:table-cell table:number-columns-repeated="4"/>
          <table:table-cell table:style-name="ce65" table:formula="of:=IF([.C145]=[.B145];RIGHT([.D145];LEN([.D145])-6);[.I144])" office:value-type="string" office:string-value="         PLANEJAMENTO E ORGANIZAÇÃO CURRICULAR" calcext:value-type="string">
            <text:p><text:s text:c="9"/>PLANEJAMENTO E ORGANIZAÇÃO CURRICULAR</text:p>
          </table:table-cell>
          <table:table-cell table:number-columns-repeated="7"/>
        </table:table-row>
        <table:table-row table:style-name="ro4">
          <table:table-cell table:formula="of:=LEFT([.D146];3)" office:value-type="string" office:string-value="142" calcext:value-type="string">
            <text:p>142</text:p>
          </table:table-cell>
          <table:table-cell table:formula="of:=CONCATENATE(LEFT([.D146];3);MID([.D146];5;10))" office:value-type="string" office:string-value="1421         " calcext:value-type="string">
            <text:p>1421 <text:s text:c="8"/></text:p>
          </table:table-cell>
          <table:table-cell table:formula="of:=CONCATENATE(LEFT([.D146];3);MID([.D146];4;10))" office:value-type="string" office:string-value="142.1        " calcext:value-type="string">
            <text:p>142.1 <text:s text:c="7"/></text:p>
          </table:table-cell>
          <table:table-cell office:value-type="string" calcext:value-type="string">
            <text:p>142.1 <text:s text:c="8"/>ESTRUTURA DO CURRÍCULO (GRADE OU MATRIZ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146]=[.B146];RIGHT([.D146];LEN([.D146])-6);[.I145])" office:value-type="string" office:string-value="         PLANEJAMENTO E ORGANIZAÇÃO CURRICULAR" calcext:value-type="string">
            <text:p><text:s text:c="9"/>PLANEJAMENTO E ORGANIZAÇÃO CURRICULAR</text:p>
          </table:table-cell>
          <table:table-cell table:number-columns-repeated="7"/>
        </table:table-row>
        <table:table-row table:style-name="ro4">
          <table:table-cell table:formula="of:=LEFT([.D147];3)" office:value-type="string" office:string-value="142" calcext:value-type="string">
            <text:p>142</text:p>
          </table:table-cell>
          <table:table-cell table:formula="of:=CONCATENATE(LEFT([.D147];3);MID([.D147];5;10))" office:value-type="string" office:string-value="1422         " calcext:value-type="string">
            <text:p>1422 <text:s text:c="8"/></text:p>
          </table:table-cell>
          <table:table-cell table:formula="of:=CONCATENATE(LEFT([.D147];3);MID([.D147];4;10))" office:value-type="string" office:string-value="142.2        " calcext:value-type="string">
            <text:p>142.2 <text:s text:c="7"/></text:p>
          </table:table-cell>
          <table:table-cell office:value-type="string" calcext:value-type="string">
            <text:p>142.2 <text:s text:c="9"/>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147]=[.B147];RIGHT([.D147];LEN([.D147])-6);[.I146])" office:value-type="string" office:string-value="         PLANEJAMENTO E ORGANIZAÇÃO CURRICULAR" calcext:value-type="string">
            <text:p><text:s text:c="9"/>PLANEJAMENTO E ORGANIZAÇÃO CURRICULAR</text:p>
          </table:table-cell>
          <table:table-cell table:number-columns-repeated="7"/>
        </table:table-row>
        <table:table-row table:style-name="ro4">
          <table:table-cell table:formula="of:=LEFT([.D148];3)" office:value-type="string" office:string-value="142" calcext:value-type="string">
            <text:p>142</text:p>
          </table:table-cell>
          <table:table-cell table:formula="of:=CONCATENATE(LEFT([.D148];3);MID([.D148];5;10))" office:value-type="string" office:string-value="1423         " calcext:value-type="string">
            <text:p>1423 <text:s text:c="8"/></text:p>
          </table:table-cell>
          <table:table-cell table:formula="of:=CONCATENATE(LEFT([.D148];3);MID([.D148];4;10))" office:value-type="string" office:string-value="142.3        " calcext:value-type="string">
            <text:p>142.3 <text:s text:c="7"/></text:p>
          </table:table-cell>
          <table:table-cell office:value-type="string" calcext:value-type="string">
            <text:p>142.3 <text:s text:c="8"/>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148]=[.B148];RIGHT([.D148];LEN([.D148])-6);[.I147])" office:value-type="string" office:string-value="         PLANEJAMENTO E ORGANIZAÇÃO CURRICULAR" calcext:value-type="string">
            <text:p><text:s text:c="9"/>PLANEJAMENTO E ORGANIZAÇÃO CURRICULAR</text:p>
          </table:table-cell>
          <table:table-cell table:number-columns-repeated="7"/>
        </table:table-row>
        <table:table-row table:style-name="ro2">
          <table:table-cell table:formula="of:=LEFT([.D149];3)" office:value-type="string" office:string-value="142" calcext:value-type="string">
            <text:p>142</text:p>
          </table:table-cell>
          <table:table-cell table:formula="of:=CONCATENATE(LEFT([.D149];3);MID([.D149];5;10))" office:value-type="string" office:string-value="14231        " calcext:value-type="string">
            <text:p>14231 <text:s text:c="7"/></text:p>
          </table:table-cell>
          <table:table-cell table:formula="of:=CONCATENATE(LEFT([.D149];3);MID([.D149];4;10))" office:value-type="string" office:string-value="142.31       " calcext:value-type="string">
            <text:p>142.31 <text:s text:c="6"/></text:p>
          </table:table-cell>
          <table:table-cell office:value-type="string" calcext:value-type="string">
            <text:p>142.31 <text:s text:c="7"/>OFERTA DE DISCIPLINAS</text:p>
          </table:table-cell>
          <table:table-cell office:value-type="string" calcext:value-type="string">
            <text:p><text:s text:c="5"/>2 <text:s/>anos</text:p>
          </table:table-cell>
          <table:table-cell office:value-type="string" calcext:value-type="string">
            <text:p>-</text:p>
          </table:table-cell>
          <table:table-cell office:value-type="string" calcext:value-type="string">
            <text:p><text:s text:c="4"/>Eliminação</text:p>
          </table:table-cell>
          <table:table-cell/>
          <table:table-cell table:style-name="ce65" table:formula="of:=IF([.C149]=[.B149];RIGHT([.D149];LEN([.D149])-6);[.I148])" office:value-type="string" office:string-value="         PLANEJAMENTO E ORGANIZAÇÃO CURRICULAR" calcext:value-type="string">
            <text:p><text:s text:c="9"/>PLANEJAMENTO E ORGANIZAÇÃO CURRICULAR</text:p>
          </table:table-cell>
          <table:table-cell table:number-columns-repeated="7"/>
        </table:table-row>
        <table:table-row table:style-name="ro4">
          <table:table-cell table:formula="of:=LEFT([.D150];3)" office:value-type="string" office:string-value="143" calcext:value-type="string">
            <text:p>143</text:p>
          </table:table-cell>
          <table:table-cell table:formula="of:=CONCATENATE(LEFT([.D150];3);MID([.D150];5;10))" office:value-type="string" office:string-value="143          " calcext:value-type="string">
            <text:p>143 <text:s text:c="9"/></text:p>
          </table:table-cell>
          <table:table-cell table:formula="of:=CONCATENATE(LEFT([.D150];3);MID([.D150];4;10))" office:value-type="string" office:string-value="143          " calcext:value-type="string">
            <text:p>143 <text:s text:c="9"/></text:p>
          </table:table-cell>
          <table:table-cell office:value-type="string" calcext:value-type="string">
            <text:p>143 <text:s text:c="10"/>PLANEJAMENTO DA ATIVIDADE ACADÊMICA</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Guardar apenas um exemplar do calendário.</text:p>
          </table:table-cell>
          <table:table-cell table:style-name="ce65" table:formula="of:=IF([.C150]=[.B150];RIGHT([.D150];LEN([.D150])-6);[.I149])" office:value-type="string" office:string-value="        PLANEJAMENTO DA ATIVIDADE ACADÊMICA" calcext:value-type="string">
            <text:p><text:s text:c="8"/>PLANEJAMENTO DA ATIVIDADE ACADÊMICA</text:p>
          </table:table-cell>
          <table:table-cell table:number-columns-repeated="7"/>
        </table:table-row>
        <table:table-row table:style-name="ro2">
          <table:table-cell table:formula="of:=LEFT([.D151];3)" office:value-type="string" office:string-value="144" calcext:value-type="string">
            <text:p>144</text:p>
          </table:table-cell>
          <table:table-cell table:formula="of:=CONCATENATE(LEFT([.D151];3);MID([.D151];5;10))" office:value-type="string" office:string-value="144          " calcext:value-type="string">
            <text:p>144 <text:s text:c="9"/></text:p>
          </table:table-cell>
          <table:table-cell table:formula="of:=CONCATENATE(LEFT([.D151];3);MID([.D151];4;10))" office:value-type="string" office:string-value="144          " calcext:value-type="string">
            <text:p>144 <text:s text:c="9"/></text:p>
          </table:table-cell>
          <table:table-cell office:value-type="string" calcext:value-type="string">
            <text:p>144 <text:s text:c="10"/>VIDA ACADÊMICA DOS ALUNOS DOS CURSOS DE PÓS-GRADUAÇÃO LATO SENSU</text:p>
          </table:table-cell>
          <table:table-cell table:number-columns-repeated="4"/>
          <table:table-cell table:style-name="ce65" table:formula="of:=IF([.C151]=[.B151];RIGHT([.D151];LEN([.D151])-6);[.I150])"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52];3)" office:value-type="string" office:string-value="144" calcext:value-type="string">
            <text:p>144</text:p>
          </table:table-cell>
          <table:table-cell table:formula="of:=CONCATENATE(LEFT([.D152];3);MID([.D152];5;10))" office:value-type="string" office:string-value="1441         " calcext:value-type="string">
            <text:p>1441 <text:s text:c="8"/></text:p>
          </table:table-cell>
          <table:table-cell table:formula="of:=CONCATENATE(LEFT([.D152];3);MID([.D152];4;10))" office:value-type="string" office:string-value="144.1        " calcext:value-type="string">
            <text:p>144.1 <text:s text:c="7"/></text:p>
          </table:table-cell>
          <table:table-cell office:value-type="string" calcext:value-type="string">
            <text:p>144.1 <text:s text:c="8"/>INGRESSO</text:p>
          </table:table-cell>
          <table:table-cell table:number-columns-repeated="4"/>
          <table:table-cell table:style-name="ce65" table:formula="of:=IF([.C152]=[.B152];RIGHT([.D152];LEN([.D152])-6);[.I151])"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53];3)" office:value-type="string" office:string-value="144" calcext:value-type="string">
            <text:p>144</text:p>
          </table:table-cell>
          <table:table-cell table:formula="of:=CONCATENATE(LEFT([.D153];3);MID([.D153];5;10))" office:value-type="string" office:string-value="14411        " calcext:value-type="string">
            <text:p>14411 <text:s text:c="7"/></text:p>
          </table:table-cell>
          <table:table-cell table:formula="of:=CONCATENATE(LEFT([.D153];3);MID([.D153];4;10))" office:value-type="string" office:string-value="144.11       " calcext:value-type="string">
            <text:p>144.11 <text:s text:c="6"/></text:p>
          </table:table-cell>
          <table:table-cell office:value-type="string" calcext:value-type="string">
            <text:p>144.11 <text:s text:c="8"/>PROCESSO DE SELEÇÃO</text:p>
          </table:table-cell>
          <table:table-cell table:number-columns-repeated="4"/>
          <table:table-cell table:style-name="ce65" table:formula="of:=IF([.C153]=[.B153];RIGHT([.D153];LEN([.D153])-6);[.I152])"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54];3)" office:value-type="string" office:string-value="144" calcext:value-type="string">
            <text:p>144</text:p>
          </table:table-cell>
          <table:table-cell table:formula="of:=CONCATENATE(LEFT([.D154];3);MID([.D154];5;10))" office:value-type="string" office:string-value="144111       " calcext:value-type="string">
            <text:p>144111 <text:s text:c="6"/></text:p>
          </table:table-cell>
          <table:table-cell table:formula="of:=CONCATENATE(LEFT([.D154];3);MID([.D154];4;10))" office:value-type="string" office:string-value="144.111      " calcext:value-type="string">
            <text:p>144.111 <text:s text:c="5"/></text:p>
          </table:table-cell>
          <table:table-cell office:value-type="string" calcext:value-type="string">
            <text:p>144.111 <text:s text:c="9"/>PLANEJAMENTO. ORIENTA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table:table-cell table:style-name="ce65" table:formula="of:=IF([.C154]=[.B154];RIGHT([.D154];LEN([.D154])-6);[.I153])"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55];3)" office:value-type="string" office:string-value="144" calcext:value-type="string">
            <text:p>144</text:p>
          </table:table-cell>
          <table:table-cell table:formula="of:=CONCATENATE(LEFT([.D155];3);MID([.D155];5;10))" office:value-type="string" office:string-value="144112       " calcext:value-type="string">
            <text:p>144112 <text:s text:c="6"/></text:p>
          </table:table-cell>
          <table:table-cell table:formula="of:=CONCATENATE(LEFT([.D155];3);MID([.D155];4;10))" office:value-type="string" office:string-value="144.112      " calcext:value-type="string">
            <text:p>144.112 <text:s text:c="5"/></text:p>
          </table:table-cell>
          <table:table-cell office:value-type="string" calcext:value-type="string">
            <text:p>144.112 <text:s text:c="8"/>INSCRI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style-name="ce65" table:formula="of:=IF([.C155]=[.B155];RIGHT([.D155];LEN([.D155])-6);[.I154])"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56];3)" office:value-type="string" office:string-value="144" calcext:value-type="string">
            <text:p>144</text:p>
          </table:table-cell>
          <table:table-cell table:formula="of:=CONCATENATE(LEFT([.D156];3);MID([.D156];5;10))" office:value-type="string" office:string-value="144113       " calcext:value-type="string">
            <text:p>144113 <text:s text:c="6"/></text:p>
          </table:table-cell>
          <table:table-cell table:formula="of:=CONCATENATE(LEFT([.D156];3);MID([.D156];4;10))" office:value-type="string" office:string-value="144.113      " calcext:value-type="string">
            <text:p>144.113 <text:s text:c="5"/></text:p>
          </table:table-cell>
          <table:table-cell office:value-type="string" calcext:value-type="string">
            <text:p>144.113 <text:s text:c="7"/>CONTROLE DE APLICA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style-name="ce65" table:formula="of:=IF([.C156]=[.B156];RIGHT([.D156];LEN([.D156])-6);[.I155])"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57];3)" office:value-type="string" office:string-value="144" calcext:value-type="string">
            <text:p>144</text:p>
          </table:table-cell>
          <table:table-cell table:formula="of:=CONCATENATE(LEFT([.D157];3);MID([.D157];5;10))" office:value-type="string" office:string-value="144114       " calcext:value-type="string">
            <text:p>144114 <text:s text:c="6"/></text:p>
          </table:table-cell>
          <table:table-cell table:formula="of:=CONCATENATE(LEFT([.D157];3);MID([.D157];4;10))" office:value-type="string" office:string-value="144.114      " calcext:value-type="string">
            <text:p>144.114 <text:s text:c="5"/></text:p>
          </table:table-cell>
          <table:table-cell office:value-type="string" calcext:value-type="string">
            <text:p>144.114 <text:s text:c="9"/>CORREÇÃO DE PROVAS</text:p>
          </table:table-cell>
          <table:table-cell office:value-type="string" calcext:value-type="string">
            <text:p>Até a homologação</text:p>
            <text:p>        do </text:p>
            <text:p>      evento*</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style-name="ce65" table:formula="of:=IF([.C157]=[.B157];RIGHT([.D157];LEN([.D157])-6);[.I156])"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14">
          <table:table-cell table:formula="of:=LEFT([.D158];3)" office:value-type="string" office:string-value="144" calcext:value-type="string">
            <text:p>144</text:p>
          </table:table-cell>
          <table:table-cell table:formula="of:=CONCATENATE(LEFT([.D158];3);MID([.D158];5;10))" office:value-type="string" office:string-value="144115       " calcext:value-type="string">
            <text:p>144115 <text:s text:c="6"/></text:p>
          </table:table-cell>
          <table:table-cell table:formula="of:=CONCATENATE(LEFT([.D158];3);MID([.D158];4;10))" office:value-type="string" office:string-value="144.115      " calcext:value-type="string">
            <text:p>144.115 <text:s text:c="5"/></text:p>
          </table:table-cell>
          <table:table-cell office:value-type="string" calcext:value-type="string">
            <text:p>144.115 <text:s text:c="7"/>RECURS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ext:p>Eliminar os documentos após 2 anos do indeferimento.</text:p>
          </table:table-cell>
          <table:table-cell table:style-name="ce65" table:formula="of:=IF([.C158]=[.B158];RIGHT([.D158];LEN([.D158])-6);[.I157])"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59];3)" office:value-type="string" office:string-value="144" calcext:value-type="string">
            <text:p>144</text:p>
          </table:table-cell>
          <table:table-cell table:formula="of:=CONCATENATE(LEFT([.D159];3);MID([.D159];5;10))" office:value-type="string" office:string-value="144116       " calcext:value-type="string">
            <text:p>144116 <text:s text:c="6"/></text:p>
          </table:table-cell>
          <table:table-cell table:formula="of:=CONCATENATE(LEFT([.D159];3);MID([.D159];4;10))" office:value-type="string" office:string-value="144.116      " calcext:value-type="string">
            <text:p>144.116 <text:s text:c="5"/></text:p>
          </table:table-cell>
          <table:table-cell office:value-type="string" calcext:value-type="string">
            <text:p>144.116 <text:s text:c="9"/>RESULTADOS</text:p>
          </table:table-cell>
          <table:table-cell office:value-type="string" calcext:value-type="string">
            <text:p>Até a homologação</text:p>
            <text:p>do </text:p>
            <text:p>evento*</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Aguardar o término da ação, no caso de ação judicial.</text:p>
          </table:table-cell>
          <table:table-cell table:style-name="ce65" table:formula="of:=IF([.C159]=[.B159];RIGHT([.D159];LEN([.D159])-6);[.I158])"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60];3)" office:value-type="string" office:string-value="114" calcext:value-type="string">
            <text:p>114</text:p>
          </table:table-cell>
          <table:table-cell table:formula="of:=CONCATENATE(LEFT([.D160];3);MID([.D160];5;10))" office:value-type="string" office:string-value="11419        " calcext:value-type="string">
            <text:p>11419 <text:s text:c="7"/></text:p>
          </table:table-cell>
          <table:table-cell table:formula="of:=CONCATENATE(LEFT([.D160];3);MID([.D160];4;10))" office:value-type="string" office:string-value="114.19       " calcext:value-type="string">
            <text:p>114.19 <text:s text:c="6"/></text:p>
          </table:table-cell>
          <table:table-cell office:value-type="string" calcext:value-type="string">
            <text:p>114.19         OUTRAS FORMAS DE INGRESSO</text:p>
            <text:p>ALUNO ESPECIAL REINTEGRAÇÃO</text:p>
          </table:table-cell>
          <table:table-cell office:value-type="string" calcext:value-type="string">
            <text:p><text:s text:c="6"/>5 <text:s/>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160]=[.B160];RIGHT([.D160];LEN([.D160])-6);[.I159])"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61];3)" office:value-type="string" office:string-value="144" calcext:value-type="string">
            <text:p>144</text:p>
          </table:table-cell>
          <table:table-cell table:formula="of:=CONCATENATE(LEFT([.D161];3);MID([.D161];5;10))" office:value-type="string" office:string-value="1442         " calcext:value-type="string">
            <text:p>1442 <text:s text:c="8"/></text:p>
          </table:table-cell>
          <table:table-cell table:formula="of:=CONCATENATE(LEFT([.D161];3);MID([.D161];4;10))" office:value-type="string" office:string-value="144.2        " calcext:value-type="string">
            <text:p>144.2 <text:s text:c="7"/></text:p>
          </table:table-cell>
          <table:table-cell office:value-type="string" calcext:value-type="string">
            <text:p>144.2 <text:s text:c="10"/>REGISTROS ACADÊMICOS</text:p>
          </table:table-cell>
          <table:table-cell table:number-columns-repeated="4"/>
          <table:table-cell table:style-name="ce65" table:formula="of:=IF([.C161]=[.B161];RIGHT([.D161];LEN([.D161])-6);[.I160])"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62];3)" office:value-type="string" office:string-value="144" calcext:value-type="string">
            <text:p>144</text:p>
          </table:table-cell>
          <table:table-cell table:formula="of:=CONCATENATE(LEFT([.D162];3);MID([.D162];5;10))" office:value-type="string" office:string-value="14421        " calcext:value-type="string">
            <text:p>14421 <text:s text:c="7"/></text:p>
          </table:table-cell>
          <table:table-cell table:formula="of:=CONCATENATE(LEFT([.D162];3);MID([.D162];4;10))" office:value-type="string" office:string-value="144.21       " calcext:value-type="string">
            <text:p>144.21 <text:s text:c="6"/></text:p>
          </table:table-cell>
          <table:table-cell office:value-type="string" calcext:value-type="string">
            <text:p>144.21 <text:s text:c="8"/>MATRÍCULA. REGISTRO</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office:value-type="string" calcext:value-type="string">
            <text:p>Eliminar os documentos após 2 anos do indeferimento.</text:p>
          </table:table-cell>
          <table:table-cell table:style-name="ce65" table:formula="of:=IF([.C162]=[.B162];RIGHT([.D162];LEN([.D162])-6);[.I161])"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63];3)" office:value-type="string" office:string-value="144" calcext:value-type="string">
            <text:p>144</text:p>
          </table:table-cell>
          <table:table-cell table:formula="of:=CONCATENATE(LEFT([.D163];3);MID([.D163];5;10))" office:value-type="string" office:string-value="14422        " calcext:value-type="string">
            <text:p>14422 <text:s text:c="7"/></text:p>
          </table:table-cell>
          <table:table-cell table:formula="of:=CONCATENATE(LEFT([.D163];3);MID([.D163];4;10))" office:value-type="string" office:string-value="144.22       " calcext:value-type="string">
            <text:p>144.22 <text:s text:c="6"/></text:p>
          </table:table-cell>
          <table:table-cell office:value-type="string" calcext:value-type="string">
            <text:p>144.22 <text:s text:c="9"/>INSCRIÇÃO EM DISCIPLINAS. MATRÍCULA EM DISCIPLINA</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Eliminação</text:p>
          </table:table-cell>
          <table:table-cell office:value-type="string" calcext:value-type="string">
            <text:p>Eliminar os documentos após 2 anos do indeferimento.</text:p>
          </table:table-cell>
          <table:table-cell table:style-name="ce65" table:formula="of:=IF([.C163]=[.B163];RIGHT([.D163];LEN([.D163])-6);[.I162])"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64];3)" office:value-type="string" office:string-value="144" calcext:value-type="string">
            <text:p>144</text:p>
          </table:table-cell>
          <table:table-cell table:formula="of:=CONCATENATE(LEFT([.D164];3);MID([.D164];5;10))" office:value-type="string" office:string-value="14423        " calcext:value-type="string">
            <text:p>14423 <text:s text:c="7"/></text:p>
          </table:table-cell>
          <table:table-cell table:formula="of:=CONCATENATE(LEFT([.D164];3);MID([.D164];4;10))" office:value-type="string" office:string-value="144.23       " calcext:value-type="string">
            <text:p>144.23 <text:s text:c="6"/></text:p>
          </table:table-cell>
          <table:table-cell office:value-type="string" calcext:value-type="string">
            <text:p>144.23 <text:s text:c="9"/>ISENÇÃO DE DISCIPLINAS. DISPENSA DE DISCIPLINAS. APROVEITAMENTO DE ESTUDOS</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office:value-type="string" calcext:value-type="string">
            <text:p>Eliminar os documentos após 2 anos do indeferimento.</text:p>
          </table:table-cell>
          <table:table-cell table:style-name="ce65" table:formula="of:=IF([.C164]=[.B164];RIGHT([.D164];LEN([.D164])-6);[.I163])"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65];3)" office:value-type="string" office:string-value="144" calcext:value-type="string">
            <text:p>144</text:p>
          </table:table-cell>
          <table:table-cell table:formula="of:=CONCATENATE(LEFT([.D165];3);MID([.D165];5;10))" office:value-type="string" office:string-value="14424        " calcext:value-type="string">
            <text:p>14424 <text:s text:c="7"/></text:p>
          </table:table-cell>
          <table:table-cell table:formula="of:=CONCATENATE(LEFT([.D165];3);MID([.D165];4;10))" office:value-type="string" office:string-value="144.24       " calcext:value-type="string">
            <text:p>144.24 <text:s text:c="6"/></text:p>
          </table:table-cell>
          <table:table-cell office:value-type="string" calcext:value-type="string">
            <text:p>144.24 <text:s text:c="10"/>TRANCAMENTO</text:p>
          </table:table-cell>
          <table:table-cell table:number-columns-repeated="4"/>
          <table:table-cell table:style-name="ce65" table:formula="of:=IF([.C165]=[.B165];RIGHT([.D165];LEN([.D165])-6);[.I164])"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66];3)" office:value-type="string" office:string-value="144" calcext:value-type="string">
            <text:p>144</text:p>
          </table:table-cell>
          <table:table-cell table:formula="of:=CONCATENATE(LEFT([.D166];3);MID([.D166];5;10))" office:value-type="string" office:string-value="144241       " calcext:value-type="string">
            <text:p>144241 <text:s text:c="6"/></text:p>
          </table:table-cell>
          <table:table-cell table:formula="of:=CONCATENATE(LEFT([.D166];3);MID([.D166];4;10))" office:value-type="string" office:string-value="144.241      " calcext:value-type="string">
            <text:p>144.241 <text:s text:c="5"/></text:p>
          </table:table-cell>
          <table:table-cell office:value-type="string" calcext:value-type="string">
            <text:p>144.241 <text:s text:c="8"/>DISCIPLINA. MATRÍCULA PARCIAL</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office:value-type="string" calcext:value-type="string">
            <text:p>Eliminar os documentos após 2 anos do indeferimento.</text:p>
          </table:table-cell>
          <table:table-cell table:style-name="ce65" table:formula="of:=IF([.C166]=[.B166];RIGHT([.D166];LEN([.D166])-6);[.I165])"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67];3)" office:value-type="string" office:string-value="144" calcext:value-type="string">
            <text:p>144</text:p>
          </table:table-cell>
          <table:table-cell table:formula="of:=CONCATENATE(LEFT([.D167];3);MID([.D167];5;10))" office:value-type="string" office:string-value="14442        " calcext:value-type="string">
            <text:p>14442 <text:s text:c="7"/></text:p>
          </table:table-cell>
          <table:table-cell table:formula="of:=CONCATENATE(LEFT([.D167];3);MID([.D167];4;10))" office:value-type="string" office:string-value="144.42       " calcext:value-type="string">
            <text:p>144.42 <text:s text:c="6"/></text:p>
          </table:table-cell>
          <table:table-cell office:value-type="string" calcext:value-type="string">
            <text:p>144.42 <text:s text:c="9"/>EMISSÃO DE CERTIFICADO</text:p>
          </table:table-cell>
          <table:table-cell table:number-columns-repeated="4"/>
          <table:table-cell table:style-name="ce65" table:formula="of:=IF([.C167]=[.B167];RIGHT([.D167];LEN([.D167])-6);[.I166])"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15">
          <table:table-cell table:formula="of:=LEFT([.D168];3)" office:value-type="string" office:string-value="144" calcext:value-type="string">
            <text:p>144</text:p>
          </table:table-cell>
          <table:table-cell table:formula="of:=CONCATENATE(LEFT([.D168];3);MID([.D168];5;10))" office:value-type="string" office:string-value="144421       " calcext:value-type="string">
            <text:p>144421 <text:s text:c="6"/></text:p>
          </table:table-cell>
          <table:table-cell table:formula="of:=CONCATENATE(LEFT([.D168];3);MID([.D168];4;10))" office:value-type="string" office:string-value="144.421      " calcext:value-type="string">
            <text:p>144.421 <text:s text:c="5"/></text:p>
          </table:table-cell>
          <table:table-cell office:value-type="string" calcext:value-type="string">
            <text:p>144.421 <text:s text:c="8"/>EXPEDIÇÃ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text:s text:c="4"/>Eliminação</text:p>
          </table:table-cell>
          <table:table-cell office:value-type="string" calcext:value-type="string">
            <text:p>No caso das instituições de ensino que utilizam os assentamentos individuais para formação do processo de registro de certificado, utilizar os prazos e a destinação dos assentamentos. individuais.</text:p>
          </table:table-cell>
          <table:table-cell table:style-name="ce65" table:formula="of:=IF([.C168]=[.B168];RIGHT([.D168];LEN([.D168])-6);[.I167])"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16">
          <table:table-cell table:formula="of:=LEFT([.D169];3)" office:value-type="string" office:string-value="144" calcext:value-type="string">
            <text:p>144</text:p>
          </table:table-cell>
          <table:table-cell table:formula="of:=CONCATENATE(LEFT([.D169];3);MID([.D169];5;10))" office:value-type="string" office:string-value="144422       " calcext:value-type="string">
            <text:p>144422 <text:s text:c="6"/></text:p>
          </table:table-cell>
          <table:table-cell table:formula="of:=CONCATENATE(LEFT([.D169];3);MID([.D169];4;10))" office:value-type="string" office:string-value="144.422      " calcext:value-type="string">
            <text:p>144.422 <text:s text:c="5"/></text:p>
          </table:table-cell>
          <table:table-cell office:value-type="string" calcext:value-type="string">
            <text:p>144.422        REGISTRO</text:p>
            <text:p/>
            <text:p/>
            <text:p/>
            <text:p/>
            <text:p/>
            <text:p>,</text:p>
            <text:p/>
            <text:p/>
            <text:p/>
            <text:p/>
            <text:p/>
            <text:p/>
            <text:p>REGISTR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Eliminar os certificados não entregues 2 anos após a emissão.</text:p>
          </table:table-cell>
          <table:table-cell table:style-name="ce65" table:formula="of:=IF([.C169]=[.B169];RIGHT([.D169];LEN([.D169])-6);[.I168])"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17">
          <table:table-cell table:formula="of:=LEFT([.D170];3)" office:value-type="string" office:string-value="144" calcext:value-type="string">
            <text:p>144</text:p>
          </table:table-cell>
          <table:table-cell table:formula="of:=CONCATENATE(LEFT([.D170];3);MID([.D170];5;10))" office:value-type="string" office:string-value="144423       " calcext:value-type="string">
            <text:p>144423 <text:s text:c="6"/></text:p>
          </table:table-cell>
          <table:table-cell table:formula="of:=CONCATENATE(LEFT([.D170];3);MID([.D170];4;10))" office:value-type="string" office:string-value="144.423      " calcext:value-type="string">
            <text:p>144.423 <text:s text:c="5"/></text:p>
          </table:table-cell>
          <table:table-cell office:value-type="string" calcext:value-type="string">
            <text:p>144.423 <text:s text:c="7"/>RECONHECIMENTO E REVALIDAÇÃ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Para os casos de indeferimento, a documentação será devolvida ao requerente. Eliminar os documentos não devolvidos após 2 anos do indeferimento.</text:p>
            <text:p>CPAD: Em reunião realizada no dia 08 de fevereiro de 2012 a comissão aprovou a guarda permanente dos documentos indeferidos.</text:p>
          </table:table-cell>
          <table:table-cell table:style-name="ce65" table:formula="of:=IF([.C170]=[.B170];RIGHT([.D170];LEN([.D170])-6);[.I169])"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71];3)" office:value-type="string" office:string-value="144" calcext:value-type="string">
            <text:p>144</text:p>
          </table:table-cell>
          <table:table-cell table:formula="of:=CONCATENATE(LEFT([.D171];3);MID([.D171];5;10))" office:value-type="string" office:string-value="144424       " calcext:value-type="string">
            <text:p>144424 <text:s text:c="6"/></text:p>
          </table:table-cell>
          <table:table-cell table:formula="of:=CONCATENATE(LEFT([.D171];3);MID([.D171];4;10))" office:value-type="string" office:string-value="144.424      " calcext:value-type="string">
            <text:p>144.424 <text:s text:c="5"/></text:p>
          </table:table-cell>
          <table:table-cell office:value-type="string" calcext:value-type="string">
            <text:p>144.424 <text:s text:c="6"/>VERIFICAÇÃO DE AUTENTICIDADE</text:p>
          </table:table-cell>
          <table:table-cell office:value-type="string" calcext:value-type="string">
            <text:p><text:s text:c="5"/>5 <text:s/>anos</text:p>
          </table:table-cell>
          <table:table-cell office:value-type="string" calcext:value-type="string">
            <text:p><text:s text:c="11"/>5 anos</text:p>
          </table:table-cell>
          <table:table-cell office:value-type="string" calcext:value-type="string">
            <text:p>Eliminação</text:p>
          </table:table-cell>
          <table:table-cell/>
          <table:table-cell table:style-name="ce65" table:formula="of:=IF([.C171]=[.B171];RIGHT([.D171];LEN([.D171])-6);[.I170])"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72];3)" office:value-type="string" office:string-value="144" calcext:value-type="string">
            <text:p>144</text:p>
          </table:table-cell>
          <table:table-cell table:formula="of:=CONCATENATE(LEFT([.D172];3);MID([.D172];5;10))" office:value-type="string" office:string-value="14443        " calcext:value-type="string">
            <text:p>14443 <text:s text:c="7"/></text:p>
          </table:table-cell>
          <table:table-cell table:formula="of:=CONCATENATE(LEFT([.D172];3);MID([.D172];4;10))" office:value-type="string" office:string-value="144.43       " calcext:value-type="string">
            <text:p>144.43 <text:s text:c="6"/></text:p>
          </table:table-cell>
          <table:table-cell office:value-type="string" calcext:value-type="string">
            <text:p>144.43 <text:s text:c="7"/>ASSENTAMENTOS INDIVIDUAIS DOS ALUNOS (DOSSIÊS 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2"/>Eliminação</text:p>
          </table:table-cell>
          <table:table-cell office:value-type="string" calcext:value-type="string">
            <text:p>* O prazo total de guarda dos documentos é de 100 anos.</text:p>
          </table:table-cell>
          <table:table-cell table:style-name="ce65" table:formula="of:=IF([.C172]=[.B172];RIGHT([.D172];LEN([.D172])-6);[.I171])"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73];3)" office:value-type="string" office:string-value="144" calcext:value-type="string">
            <text:p>144</text:p>
          </table:table-cell>
          <table:table-cell table:formula="of:=CONCATENATE(LEFT([.D173];3);MID([.D173];5;10))" office:value-type="string" office:string-value="1445         " calcext:value-type="string">
            <text:p>1445 <text:s text:c="8"/></text:p>
          </table:table-cell>
          <table:table-cell table:formula="of:=CONCATENATE(LEFT([.D173];3);MID([.D173];4;10))" office:value-type="string" office:string-value="144.5        " calcext:value-type="string">
            <text:p>144.5 <text:s text:c="7"/></text:p>
          </table:table-cell>
          <table:table-cell office:value-type="string" calcext:value-type="string">
            <text:p>144.5 <text:s text:c="8"/>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Eliminação</text:p>
          </table:table-cell>
          <table:table-cell/>
          <table:table-cell table:style-name="ce65" table:formula="of:=IF([.C173]=[.B173];RIGHT([.D173];LEN([.D173])-6);[.I172])"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74];3)" office:value-type="string" office:string-value="144" calcext:value-type="string">
            <text:p>144</text:p>
          </table:table-cell>
          <table:table-cell table:formula="of:=CONCATENATE(LEFT([.D174];3);MID([.D174];5;10))" office:value-type="string" office:string-value="1446         " calcext:value-type="string">
            <text:p>1446 <text:s text:c="8"/></text:p>
          </table:table-cell>
          <table:table-cell table:formula="of:=CONCATENATE(LEFT([.D174];3);MID([.D174];4;10))" office:value-type="string" office:string-value="144.6        " calcext:value-type="string">
            <text:p>144.6 <text:s text:c="7"/></text:p>
          </table:table-cell>
          <table:table-cell office:value-type="string" calcext:value-type="string">
            <text:p>144.6 <text:s text:c="8"/>MONITORIAS. ESTÁGIOS NÃO OBRIGATÓRIOS</text:p>
          </table:table-cell>
          <table:table-cell table:number-columns-repeated="4"/>
          <table:table-cell table:style-name="ce65" table:formula="of:=IF([.C174]=[.B174];RIGHT([.D174];LEN([.D174])-6);[.I173])"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75];3)" office:value-type="string" office:string-value="144" calcext:value-type="string">
            <text:p>144</text:p>
          </table:table-cell>
          <table:table-cell table:formula="of:=CONCATENATE(LEFT([.D175];3);MID([.D175];5;10))" office:value-type="string" office:string-value="14461        " calcext:value-type="string">
            <text:p>14461 <text:s text:c="7"/></text:p>
          </table:table-cell>
          <table:table-cell table:formula="of:=CONCATENATE(LEFT([.D175];3);MID([.D175];4;10))" office:value-type="string" office:string-value="144.61       " calcext:value-type="string">
            <text:p>144.61 <text:s text:c="6"/></text:p>
          </table:table-cell>
          <table:table-cell office:value-type="string" calcext:value-type="string">
            <text:p>144.61 <text:s text:c="7"/>MONITORIAS</text:p>
          </table:table-cell>
          <table:table-cell table:number-columns-repeated="4"/>
          <table:table-cell table:style-name="ce65" table:formula="of:=IF([.C175]=[.B175];RIGHT([.D175];LEN([.D175])-6);[.I174])"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76];3)" office:value-type="string" office:string-value="144" calcext:value-type="string">
            <text:p>144</text:p>
          </table:table-cell>
          <table:table-cell table:formula="of:=CONCATENATE(LEFT([.D176];3);MID([.D176];5;10))" office:value-type="string" office:string-value="144611       " calcext:value-type="string">
            <text:p>144611 <text:s text:c="6"/></text:p>
          </table:table-cell>
          <table:table-cell table:formula="of:=CONCATENATE(LEFT([.D176];3);MID([.D176];4;10))" office:value-type="string" office:string-value="144.611      " calcext:value-type="string">
            <text:p>144.611 <text:s text:c="5"/></text:p>
          </table:table-cell>
          <table:table-cell office:value-type="string" calcext:value-type="string">
            <text:p>144.611 <text:s text:c="6"/>PROCESSO DE SELEÇÃO</text:p>
          </table:table-cell>
          <table:table-cell office:value-type="string" calcext:value-type="string">
            <text:p><text:s text:c="4"/>3 <text:s text:c="2"/>anos</text:p>
          </table:table-cell>
          <table:table-cell office:value-type="string" calcext:value-type="string">
            <text:p>2 anos</text:p>
          </table:table-cell>
          <table:table-cell/>
          <table:table-cell office:value-type="string" calcext:value-type="string">
            <text:p>Eliminação</text:p>
          </table:table-cell>
          <table:table-cell table:style-name="ce65" table:formula="of:=IF([.C176]=[.B176];RIGHT([.D176];LEN([.D176])-6);[.I175])"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4">
          <table:table-cell table:formula="of:=LEFT([.D177];3)" office:value-type="string" office:string-value="144" calcext:value-type="string">
            <text:p>144</text:p>
          </table:table-cell>
          <table:table-cell table:formula="of:=CONCATENATE(LEFT([.D177];3);MID([.D177];5;10))" office:value-type="string" office:string-value="144612       " calcext:value-type="string">
            <text:p>144612 <text:s text:c="6"/></text:p>
          </table:table-cell>
          <table:table-cell table:formula="of:=CONCATENATE(LEFT([.D177];3);MID([.D177];4;10))" office:value-type="string" office:string-value="144.612      " calcext:value-type="string">
            <text:p>144.612 <text:s text:c="5"/></text:p>
          </table:table-cell>
          <table:table-cell office:value-type="string" calcext:value-type="string">
            <text:p>144.612        INDICAÇÃO, ACEITE E SUBSTITUIÇÃO DE MONITOR E</text:p>
            <text:p>ORIENTADOR</text:p>
          </table:table-cell>
          <table:table-cell office:value-type="string" calcext:value-type="string">
            <text:p><text:s text:c="4"/>3 <text:s/>anos</text:p>
          </table:table-cell>
          <table:table-cell office:value-type="string" calcext:value-type="string">
            <text:p>2 anos</text:p>
          </table:table-cell>
          <table:table-cell office:value-type="string" calcext:value-type="string">
            <text:p><text:s/>Eliminação</text:p>
          </table:table-cell>
          <table:table-cell/>
          <table:table-cell table:style-name="ce65" table:formula="of:=IF([.C177]=[.B177];RIGHT([.D177];LEN([.D177])-6);[.I176])"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18">
          <table:table-cell table:formula="of:=LEFT([.D178];3)" office:value-type="string" office:string-value="144" calcext:value-type="string">
            <text:p>144</text:p>
          </table:table-cell>
          <table:table-cell table:formula="of:=CONCATENATE(LEFT([.D178];3);MID([.D178];5;10))" office:value-type="string" office:string-value="144613       " calcext:value-type="string">
            <text:p>144613 <text:s text:c="6"/></text:p>
          </table:table-cell>
          <table:table-cell table:formula="of:=CONCATENATE(LEFT([.D178];3);MID([.D178];4;10))" office:value-type="string" office:string-value="144.613      " calcext:value-type="string">
            <text:p>144.613 <text:s text:c="5"/></text:p>
          </table:table-cell>
          <table:table-cell office:value-type="string" calcext:value-type="string">
            <text:p>144.613 <text:s text:c="6"/>AVALIAÇÃO</text:p>
          </table:table-cell>
          <table:table-cell office:value-type="string" calcext:value-type="string">
            <text:p><text:s text:c="4"/>3 <text:s/>anos</text:p>
          </table:table-cell>
          <table:table-cell office:value-type="string" calcext:value-type="string">
            <text:p>2 anos</text:p>
          </table:table-cell>
          <table:table-cell office:value-type="string" calcext:value-type="string">
            <text:p>Guarda</text:p>
            <text:p>  Permanente</text:p>
          </table:table-cell>
          <table:table-cell office:value-type="string" calcext:value-type="string">
            <text:p>Eliminar os relatórios parciais, cujas informações encontram-se recapituladas nos relatórios finais.</text:p>
          </table:table-cell>
          <table:table-cell table:style-name="ce65" table:formula="of:=IF([.C178]=[.B178];RIGHT([.D178];LEN([.D178])-6);[.I177])"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3">
          <table:table-cell table:formula="of:=LEFT([.D179];3)" office:value-type="string" office:string-value="144" calcext:value-type="string">
            <text:p>144</text:p>
          </table:table-cell>
          <table:table-cell table:formula="of:=CONCATENATE(LEFT([.D179];3);MID([.D179];5;10))" office:value-type="string" office:string-value="14462        " calcext:value-type="string">
            <text:p>14462 <text:s text:c="7"/></text:p>
          </table:table-cell>
          <table:table-cell table:formula="of:=CONCATENATE(LEFT([.D179];3);MID([.D179];4;10))" office:value-type="string" office:string-value="144.62       " calcext:value-type="string">
            <text:p>144.62 <text:s text:c="6"/></text:p>
          </table:table-cell>
          <table:table-cell office:value-type="string" calcext:value-type="string">
            <text:p>144.62 <text:s text:c="8"/>ESTÁGIOS NÃO OBRIGATÓRIOS</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Eliminação</text:p>
          </table:table-cell>
          <table:table-cell/>
          <table:table-cell table:style-name="ce65" table:formula="of:=IF([.C179]=[.B179];RIGHT([.D179];LEN([.D179])-6);[.I178])"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
          <table:table-cell table:formula="of:=LEFT([.D180];3)" office:value-type="string" office:string-value="144" calcext:value-type="string">
            <text:p>144</text:p>
          </table:table-cell>
          <table:table-cell table:formula="of:=CONCATENATE(LEFT([.D180];3);MID([.D180];5;10))" office:value-type="string" office:string-value="14463        " calcext:value-type="string">
            <text:p>14463 <text:s text:c="7"/></text:p>
          </table:table-cell>
          <table:table-cell table:formula="of:=CONCATENATE(LEFT([.D180];3);MID([.D180];4;10))" office:value-type="string" office:string-value="144.63       " calcext:value-type="string">
            <text:p>144.63 <text:s text:c="6"/></text:p>
          </table:table-cell>
          <table:table-cell office:value-type="string" calcext:value-type="string">
            <text:p>144.63 <text:s text:c="7"/>FREQUÊNCIA DE MONITORES E ESTAGIÁRIOS</text:p>
          </table:table-cell>
          <table:table-cell office:value-type="string" calcext:value-type="string">
            <text:p><text:s text:c="4"/>5 <text:s/>anos</text:p>
          </table:table-cell>
          <table:table-cell office:value-type="string" calcext:value-type="string">
            <text:p>47 anos</text:p>
          </table:table-cell>
          <table:table-cell office:value-type="string" calcext:value-type="string">
            <text:p><text:s/>Eliminação</text:p>
          </table:table-cell>
          <table:table-cell/>
          <table:table-cell table:style-name="ce65" table:formula="of:=IF([.C180]=[.B180];RIGHT([.D180];LEN([.D180])-6);[.I179])"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19">
          <table:table-cell table:formula="of:=LEFT([.D181];3)" office:value-type="string" office:string-value="144" calcext:value-type="string">
            <text:p>144</text:p>
          </table:table-cell>
          <table:table-cell table:formula="of:=CONCATENATE(LEFT([.D181];3);MID([.D181];5;10))" office:value-type="string" office:string-value="1447         " calcext:value-type="string">
            <text:p>1447 <text:s text:c="8"/></text:p>
          </table:table-cell>
          <table:table-cell table:formula="of:=CONCATENATE(LEFT([.D181];3);MID([.D181];4;10))" office:value-type="string" office:string-value="144.7        " calcext:value-type="string">
            <text:p>144.7 <text:s text:c="7"/></text:p>
          </table:table-cell>
          <table:table-cell office:value-type="string" calcext:value-type="string">
            <text:p>144.7          REGIME DISCIPLINAR DOS ALUNOS: PENALIDADES</text:p>
            <text:p>(ADVERTÊNCIA OU REPREENSÃO, SUSPENSÃO E EXPULSÃO)</text:p>
          </table:table-cell>
          <table:table-cell office:value-type="string" calcext:value-type="string">
            <text:p>Até a conclusão </text:p>
            <text:p>do</text:p>
            <text:p>caso</text:p>
          </table:table-cell>
          <table:table-cell office:value-type="string" calcext:value-type="string">
            <text:p>10 anos</text:p>
          </table:table-cell>
          <table:table-cell office:value-type="string" calcext:value-type="string">
            <text:p>           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text:s/>vigor.</text:p>
          </table:table-cell>
          <table:table-cell table:style-name="ce65" table:formula="of:=IF([.C181]=[.B181];RIGHT([.D181];LEN([.D181])-6);[.I180])" office:value-type="string" office:string-value="        VIDA ACADÊMICA DOS ALUNOS DOS CURSOS DE PÓS-GRADUAÇÃO LATO SENSU" calcext:value-type="string">
            <text:p><text:s text:c="8"/>VIDA ACADÊMICA DOS ALUNOS DOS CURSOS DE PÓS-GRADUAÇÃO LATO SENSU</text:p>
          </table:table-cell>
          <table:table-cell table:number-columns-repeated="7"/>
        </table:table-row>
        <table:table-row table:style-name="ro20">
          <table:table-cell table:formula="of:=LEFT([.D182];3)" office:value-type="string" office:string-value="190" calcext:value-type="string">
            <text:p>190</text:p>
          </table:table-cell>
          <table:table-cell table:formula="of:=CONCATENATE(LEFT([.D182];3);MID([.D182];5;10))" office:value-type="string" office:string-value="190          " calcext:value-type="string">
            <text:p>190 <text:s text:c="9"/></text:p>
          </table:table-cell>
          <table:table-cell table:formula="of:=CONCATENATE(LEFT([.D182];3);MID([.D182];4;10))" office:value-type="string" office:string-value="190          " calcext:value-type="string">
            <text:p>190 <text:s text:c="9"/></text:p>
          </table:table-cell>
          <table:table-cell office:value-type="string" calcext:value-type="string">
            <text:p>190            OUTROS ASSUNTOS REFERENTES AO ENSINO SUPERIOR</text:p>
            <text:p/>
            <text:p/>
            <text:p/>
            <text:p/>
            <text:p/>
            <text:p/>
          </table:table-cell>
          <table:table-cell table:number-columns-repeated="4"/>
          <table:table-cell table:style-name="ce65" table:formula="of:=IF([.C182]=[.B182];RIGHT([.D182];LEN([.D182])-6);[.I181])" office:value-type="string" office:string-value="         OUTROS ASSUNTOS REFERENTES AO ENSINO SUPERIOR&#10;&#10;&#10;&#10;&#10;&#10;" calcext:value-type="string">
            <text:p>         OUTROS ASSUNTOS REFERENTES AO ENSINO SUPERIOR</text:p>
            <text:p/>
            <text:p/>
            <text:p/>
            <text:p/>
            <text:p/>
            <text:p/>
          </table:table-cell>
          <table:table-cell table:number-columns-repeated="7"/>
        </table:table-row>
        <table:table-row table:style-name="ro2">
          <table:table-cell table:formula="of:=LEFT([.D183];3)" office:value-type="string" office:string-value="200" calcext:value-type="string">
            <text:p>200</text:p>
          </table:table-cell>
          <table:table-cell table:formula="of:=CONCATENATE(LEFT([.D183];3);MID([.D183];5;10))" office:value-type="string" office:string-value="200          " calcext:value-type="string">
            <text:p>200 <text:s text:c="9"/></text:p>
          </table:table-cell>
          <table:table-cell table:formula="of:=CONCATENATE(LEFT([.D183];3);MID([.D183];4;10))" office:value-type="string" office:string-value="200          " calcext:value-type="string">
            <text:p>200 <text:s text:c="9"/></text:p>
          </table:table-cell>
          <table:table-cell office:value-type="string" calcext:value-type="string">
            <text:p>200 <text:s text:c="10"/>PESQUISA</text:p>
          </table:table-cell>
          <table:table-cell table:number-columns-repeated="4"/>
          <table:table-cell table:style-name="ce65" table:formula="of:=IF([.C183]=[.B183];RIGHT([.D183];LEN([.D183])-6);[.I182])" office:value-type="string" office:string-value="        PESQUISA" calcext:value-type="string">
            <text:p><text:s text:c="8"/>PESQUISA</text:p>
          </table:table-cell>
          <table:table-cell table:number-columns-repeated="7"/>
        </table:table-row>
        <table:table-row table:style-name="ro4">
          <table:table-cell table:formula="of:=LEFT([.D184];3)" office:value-type="string" office:string-value="210" calcext:value-type="string">
            <text:p>210</text:p>
          </table:table-cell>
          <table:table-cell table:formula="of:=CONCATENATE(LEFT([.D184];3);MID([.D184];5;10))" office:value-type="string" office:string-value="210          " calcext:value-type="string">
            <text:p>210 <text:s text:c="9"/></text:p>
          </table:table-cell>
          <table:table-cell table:formula="of:=CONCATENATE(LEFT([.D184];3);MID([.D184];4;10))" office:value-type="string" office:string-value="210          " calcext:value-type="string">
            <text:p>210 <text:s text:c="9"/></text:p>
          </table:table-cell>
          <table:table-cell office:value-type="string" calcext:value-type="string">
            <text:p>210 <text:s text:c="10"/>NORMATIZAÇÃO. REGULAMENTAÇÃ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184]=[.B184];RIGHT([.D184];LEN([.D184])-6);[.I183])" office:value-type="string" office:string-value="        NORMATIZAÇÃO. REGULAMENTAÇÃO" calcext:value-type="string">
            <text:p><text:s text:c="8"/>NORMATIZAÇÃO. REGULAMENTAÇÃO</text:p>
          </table:table-cell>
          <table:table-cell table:number-columns-repeated="7"/>
        </table:table-row>
        <table:table-row table:style-name="ro2">
          <table:table-cell table:formula="of:=LEFT([.D185];3)" office:value-type="string" office:string-value="220" calcext:value-type="string">
            <text:p>220</text:p>
          </table:table-cell>
          <table:table-cell table:formula="of:=CONCATENATE(LEFT([.D185];3);MID([.D185];5;10))" office:value-type="string" office:string-value="220          " calcext:value-type="string">
            <text:p>220 <text:s text:c="9"/></text:p>
          </table:table-cell>
          <table:table-cell table:formula="of:=CONCATENATE(LEFT([.D185];3);MID([.D185];4;10))" office:value-type="string" office:string-value="220          " calcext:value-type="string">
            <text:p>220 <text:s text:c="9"/></text:p>
          </table:table-cell>
          <table:table-cell office:value-type="string" calcext:value-type="string">
            <text:p>220 <text:s text:c="10"/>PROGRAMAS DE PESQUISA</text:p>
          </table:table-cell>
          <table:table-cell table:number-columns-repeated="4"/>
          <table:table-cell table:style-name="ce65" table:formula="of:=IF([.C185]=[.B185];RIGHT([.D185];LEN([.D185])-6);[.I184])" office:value-type="string" office:string-value="        PROGRAMAS DE PESQUISA" calcext:value-type="string">
            <text:p><text:s text:c="8"/>PROGRAMAS DE PESQUISA</text:p>
          </table:table-cell>
          <table:table-cell table:number-columns-repeated="7"/>
        </table:table-row>
        <table:table-row table:style-name="ro4">
          <table:table-cell table:formula="of:=LEFT([.D186];3)" office:value-type="string" office:string-value="221" calcext:value-type="string">
            <text:p>221</text:p>
          </table:table-cell>
          <table:table-cell table:formula="of:=CONCATENATE(LEFT([.D186];3);MID([.D186];5;10))" office:value-type="string" office:string-value="221          " calcext:value-type="string">
            <text:p>221 <text:s text:c="9"/></text:p>
          </table:table-cell>
          <table:table-cell table:formula="of:=CONCATENATE(LEFT([.D186];3);MID([.D186];4;10))" office:value-type="string" office:string-value="221          " calcext:value-type="string">
            <text:p>221 <text:s text:c="9"/></text:p>
          </table:table-cell>
          <table:table-cell office:value-type="string" calcext:value-type="string">
            <text:p>221 <text:s text:c="10"/>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style-name="ce65" table:formula="of:=IF([.C186]=[.B186];RIGHT([.D186];LEN([.D186])-6);[.I185])" office:value-type="string" office:string-value="        PROPOSIÇÃO" calcext:value-type="string">
            <text:p><text:s text:c="8"/>PROPOSIÇÃO</text:p>
          </table:table-cell>
          <table:table-cell table:number-columns-repeated="7"/>
        </table:table-row>
        <table:table-row table:style-name="ro18">
          <table:table-cell table:formula="of:=LEFT([.D187];3)" office:value-type="string" office:string-value="222" calcext:value-type="string">
            <text:p>222</text:p>
          </table:table-cell>
          <table:table-cell table:formula="of:=CONCATENATE(LEFT([.D187];3);MID([.D187];5;10))" office:value-type="string" office:string-value="222          " calcext:value-type="string">
            <text:p>222 <text:s text:c="9"/></text:p>
          </table:table-cell>
          <table:table-cell table:formula="of:=CONCATENATE(LEFT([.D187];3);MID([.D187];4;10))" office:value-type="string" office:string-value="222          " calcext:value-type="string">
            <text:p>222 <text:s text:c="9"/></text:p>
          </table:table-cell>
          <table:table-cell office:value-type="string" calcext:value-type="string">
            <text:p>222 <text:s text:c="10"/>AVALIAÇÃO. RESULTADOS</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187]=[.B187];RIGHT([.D187];LEN([.D187])-6);[.I186])" office:value-type="string" office:string-value="        AVALIAÇÃO. RESULTADOS" calcext:value-type="string">
            <text:p><text:s text:c="8"/>AVALIAÇÃO. RESULTADOS</text:p>
          </table:table-cell>
          <table:table-cell table:number-columns-repeated="7"/>
        </table:table-row>
        <table:table-row table:style-name="ro2">
          <table:table-cell table:formula="of:=LEFT([.D188];3)" office:value-type="string" office:string-value="230" calcext:value-type="string">
            <text:p>230</text:p>
          </table:table-cell>
          <table:table-cell table:formula="of:=CONCATENATE(LEFT([.D188];3);MID([.D188];5;10))" office:value-type="string" office:string-value="230          " calcext:value-type="string">
            <text:p>230 <text:s text:c="9"/></text:p>
          </table:table-cell>
          <table:table-cell table:formula="of:=CONCATENATE(LEFT([.D188];3);MID([.D188];4;10))" office:value-type="string" office:string-value="230          " calcext:value-type="string">
            <text:p>230 <text:s text:c="9"/></text:p>
          </table:table-cell>
          <table:table-cell office:value-type="string" calcext:value-type="string">
            <text:p>230 <text:s text:c="10"/>PROJETOS DE PESQUISA</text:p>
          </table:table-cell>
          <table:table-cell table:number-columns-repeated="4"/>
          <table:table-cell table:style-name="ce65" table:formula="of:=IF([.C188]=[.B188];RIGHT([.D188];LEN([.D188])-6);[.I187])" office:value-type="string" office:string-value="        PROJETOS DE PESQUISA" calcext:value-type="string">
            <text:p><text:s text:c="8"/>PROJETOS DE PESQUISA</text:p>
          </table:table-cell>
          <table:table-cell table:number-columns-repeated="7"/>
        </table:table-row>
        <table:table-row table:style-name="ro4">
          <table:table-cell table:formula="of:=LEFT([.D189];3)" office:value-type="string" office:string-value="231" calcext:value-type="string">
            <text:p>231</text:p>
          </table:table-cell>
          <table:table-cell table:formula="of:=CONCATENATE(LEFT([.D189];3);MID([.D189];5;10))" office:value-type="string" office:string-value="231          " calcext:value-type="string">
            <text:p>231 <text:s text:c="9"/></text:p>
          </table:table-cell>
          <table:table-cell table:formula="of:=CONCATENATE(LEFT([.D189];3);MID([.D189];4;10))" office:value-type="string" office:string-value="231          " calcext:value-type="string">
            <text:p>231 <text:s text:c="9"/></text:p>
          </table:table-cell>
          <table:table-cell office:value-type="string" calcext:value-type="string">
            <text:p>231 <text:s text:c="11"/>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style-name="ce65" table:formula="of:=IF([.C189]=[.B189];RIGHT([.D189];LEN([.D189])-6);[.I188])" office:value-type="string" office:string-value="         PROPOSIÇÃO" calcext:value-type="string">
            <text:p><text:s text:c="9"/>PROPOSIÇÃO</text:p>
          </table:table-cell>
          <table:table-cell table:number-columns-repeated="7"/>
        </table:table-row>
        <table:table-row table:style-name="ro18">
          <table:table-cell table:formula="of:=LEFT([.D190];3)" office:value-type="string" office:string-value="232" calcext:value-type="string">
            <text:p>232</text:p>
          </table:table-cell>
          <table:table-cell table:formula="of:=CONCATENATE(LEFT([.D190];3);MID([.D190];5;10))" office:value-type="string" office:string-value="232          " calcext:value-type="string">
            <text:p>232 <text:s text:c="9"/></text:p>
          </table:table-cell>
          <table:table-cell table:formula="of:=CONCATENATE(LEFT([.D190];3);MID([.D190];4;10))" office:value-type="string" office:string-value="232          " calcext:value-type="string">
            <text:p>232 <text:s text:c="9"/></text:p>
          </table:table-cell>
          <table:table-cell office:value-type="string" calcext:value-type="string">
            <text:p>232 <text:s text:c="10"/>AVALIAÇÃO. RESULTADOS</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190]=[.B190];RIGHT([.D190];LEN([.D190])-6);[.I189])" office:value-type="string" office:string-value="        AVALIAÇÃO. RESULTADOS" calcext:value-type="string">
            <text:p><text:s text:c="8"/>AVALIAÇÃO. RESULTADOS</text:p>
          </table:table-cell>
          <table:table-cell table:number-columns-repeated="7"/>
        </table:table-row>
        <table:table-row table:style-name="ro2">
          <table:table-cell table:formula="of:=LEFT([.D191];3)" office:value-type="string" office:string-value="240" calcext:value-type="string">
            <text:p>240</text:p>
          </table:table-cell>
          <table:table-cell table:formula="of:=CONCATENATE(LEFT([.D191];3);MID([.D191];5;10))" office:value-type="string" office:string-value="240          " calcext:value-type="string">
            <text:p>240 <text:s text:c="9"/></text:p>
          </table:table-cell>
          <table:table-cell table:formula="of:=CONCATENATE(LEFT([.D191];3);MID([.D191];4;10))" office:value-type="string" office:string-value="240          " calcext:value-type="string">
            <text:p>240 <text:s text:c="9"/></text:p>
          </table:table-cell>
          <table:table-cell office:value-type="string" calcext:value-type="string">
            <text:p>240 <text:s text:c="10"/>INICIAÇÃO CIENTÍFICA</text:p>
          </table:table-cell>
          <table:table-cell table:number-columns-repeated="4"/>
          <table:table-cell table:style-name="ce65" table:formula="of:=IF([.C191]=[.B191];RIGHT([.D191];LEN([.D191])-6);[.I190])" office:value-type="string" office:string-value="        INICIAÇÃO CIENTÍFICA" calcext:value-type="string">
            <text:p><text:s text:c="8"/>INICIAÇÃO CIENTÍFICA</text:p>
          </table:table-cell>
          <table:table-cell table:number-columns-repeated="7"/>
        </table:table-row>
        <table:table-row table:style-name="ro2">
          <table:table-cell table:formula="of:=LEFT([.D192];3)" office:value-type="string" office:string-value="241" calcext:value-type="string">
            <text:p>241</text:p>
          </table:table-cell>
          <table:table-cell table:formula="of:=CONCATENATE(LEFT([.D192];3);MID([.D192];5;10))" office:value-type="string" office:string-value="241          " calcext:value-type="string">
            <text:p>241 <text:s text:c="9"/></text:p>
          </table:table-cell>
          <table:table-cell table:formula="of:=CONCATENATE(LEFT([.D192];3);MID([.D192];4;10))" office:value-type="string" office:string-value="241          " calcext:value-type="string">
            <text:p>241 <text:s text:c="9"/></text:p>
          </table:table-cell>
          <table:table-cell office:value-type="string" calcext:value-type="string">
            <text:p>241 <text:s text:c="10"/>PROCESSO DE SELEÇÃO</text:p>
          </table:table-cell>
          <table:table-cell office:value-type="string" calcext:value-type="string">
            <text:p><text:s text:c="5"/>2 <text:s/>anos</text:p>
          </table:table-cell>
          <table:table-cell office:value-type="string" calcext:value-type="string">
            <text:p>2 anos</text:p>
          </table:table-cell>
          <table:table-cell office:value-type="string" calcext:value-type="string">
            <text:p><text:s text:c="6"/>Eliminação</text:p>
          </table:table-cell>
          <table:table-cell/>
          <table:table-cell table:style-name="ce65" table:formula="of:=IF([.C192]=[.B192];RIGHT([.D192];LEN([.D192])-6);[.I191])" office:value-type="string" office:string-value="        PROCESSO DE SELEÇÃO" calcext:value-type="string">
            <text:p><text:s text:c="8"/>PROCESSO DE SELEÇÃO</text:p>
          </table:table-cell>
          <table:table-cell table:number-columns-repeated="7"/>
        </table:table-row>
        <table:table-row table:style-name="ro2">
          <table:table-cell table:formula="of:=LEFT([.D193];3)" office:value-type="string" office:string-value="242" calcext:value-type="string">
            <text:p>242</text:p>
          </table:table-cell>
          <table:table-cell table:formula="of:=CONCATENATE(LEFT([.D193];3);MID([.D193];5;10))" office:value-type="string" office:string-value="242          " calcext:value-type="string">
            <text:p>242 <text:s text:c="9"/></text:p>
          </table:table-cell>
          <table:table-cell table:formula="of:=CONCATENATE(LEFT([.D193];3);MID([.D193];4;10))" office:value-type="string" office:string-value="242          " calcext:value-type="string">
            <text:p>242 <text:s text:c="9"/></text:p>
          </table:table-cell>
          <table:table-cell office:value-type="string" calcext:value-type="string">
            <text:p>242 <text:s text:c="10"/>CADASTRAMENTO DE BOLSISTAS</text:p>
          </table:table-cell>
          <table:table-cell office:value-type="string" calcext:value-type="string">
            <text:p><text:s text:c="5"/>5 <text:s/>anos</text:p>
          </table:table-cell>
          <table:table-cell office:value-type="string" calcext:value-type="string">
            <text:p>-</text:p>
          </table:table-cell>
          <table:table-cell office:value-type="string" calcext:value-type="string">
            <text:p><text:s text:c="5"/>Eliminação</text:p>
          </table:table-cell>
          <table:table-cell/>
          <table:table-cell table:style-name="ce65" table:formula="of:=IF([.C193]=[.B193];RIGHT([.D193];LEN([.D193])-6);[.I192])" office:value-type="string" office:string-value="        CADASTRAMENTO DE BOLSISTAS" calcext:value-type="string">
            <text:p><text:s text:c="8"/>CADASTRAMENTO DE BOLSISTAS</text:p>
          </table:table-cell>
          <table:table-cell table:number-columns-repeated="7"/>
        </table:table-row>
        <table:table-row table:style-name="ro2">
          <table:table-cell table:formula="of:=LEFT([.D194];3)" office:value-type="string" office:string-value="243" calcext:value-type="string">
            <text:p>243</text:p>
          </table:table-cell>
          <table:table-cell table:formula="of:=CONCATENATE(LEFT([.D194];3);MID([.D194];5;10))" office:value-type="string" office:string-value="243          " calcext:value-type="string">
            <text:p>243 <text:s text:c="9"/></text:p>
          </table:table-cell>
          <table:table-cell table:formula="of:=CONCATENATE(LEFT([.D194];3);MID([.D194];4;10))" office:value-type="string" office:string-value="243          " calcext:value-type="string">
            <text:p>243 <text:s text:c="9"/></text:p>
          </table:table-cell>
          <table:table-cell office:value-type="string" calcext:value-type="string">
            <text:p>243 <text:s text:c="10"/>FREQUÊNCIA DE BOLSISTAS</text:p>
          </table:table-cell>
          <table:table-cell office:value-type="string" calcext:value-type="string">
            <text:p><text:s text:c="5"/>5 <text:s/>anos</text:p>
          </table:table-cell>
          <table:table-cell office:value-type="string" calcext:value-type="string">
            <text:p>47 anos</text:p>
          </table:table-cell>
          <table:table-cell office:value-type="string" calcext:value-type="string">
            <text:p><text:s text:c="4"/>Eliminação</text:p>
          </table:table-cell>
          <table:table-cell/>
          <table:table-cell table:style-name="ce65" table:formula="of:=IF([.C194]=[.B194];RIGHT([.D194];LEN([.D194])-6);[.I193])" office:value-type="string" office:string-value="        FREQUÊNCIA DE BOLSISTAS" calcext:value-type="string">
            <text:p><text:s text:c="8"/>FREQUÊNCIA DE BOLSISTAS</text:p>
          </table:table-cell>
          <table:table-cell table:number-columns-repeated="7"/>
        </table:table-row>
        <table:table-row table:style-name="ro18">
          <table:table-cell table:formula="of:=LEFT([.D195];3)" office:value-type="string" office:string-value="244" calcext:value-type="string">
            <text:p>244</text:p>
          </table:table-cell>
          <table:table-cell table:formula="of:=CONCATENATE(LEFT([.D195];3);MID([.D195];5;10))" office:value-type="string" office:string-value="244          " calcext:value-type="string">
            <text:p>244 <text:s text:c="9"/></text:p>
          </table:table-cell>
          <table:table-cell table:formula="of:=CONCATENATE(LEFT([.D195];3);MID([.D195];4;10))" office:value-type="string" office:string-value="244          " calcext:value-type="string">
            <text:p>244 <text:s text:c="9"/></text:p>
          </table:table-cell>
          <table:table-cell office:value-type="string" calcext:value-type="string">
            <text:p>244 <text:s text:c="10"/>AVALIAÇÃO DE BOLSISTAS</text:p>
          </table:table-cell>
          <table:table-cell office:value-type="string" calcext:value-type="string">
            <text:p><text:s text:c="5"/>2 <text:s/>anos</text:p>
          </table:table-cell>
          <table:table-cell office:value-type="string" calcext:value-type="string">
            <text:p>2 anos</text:p>
          </table:table-cell>
          <table:table-cell office:value-type="string" calcext:value-type="string">
            <text:p> Guarda</text:p>
            <text:p>   Permanente</text:p>
          </table:table-cell>
          <table:table-cell office:value-type="string" calcext:value-type="string">
            <text:p>Eliminar os relatórios parciais, cujas informações encontram-se recapituladas nos relatórios finais.</text:p>
          </table:table-cell>
          <table:table-cell table:style-name="ce65" table:formula="of:=IF([.C195]=[.B195];RIGHT([.D195];LEN([.D195])-6);[.I194])" office:value-type="string" office:string-value="        AVALIAÇÃO DE BOLSISTAS" calcext:value-type="string">
            <text:p><text:s text:c="8"/>AVALIAÇÃO DE BOLSISTAS</text:p>
          </table:table-cell>
          <table:table-cell table:number-columns-repeated="7"/>
        </table:table-row>
        <table:table-row table:style-name="ro2">
          <table:table-cell table:formula="of:=LEFT([.D196];3)" office:value-type="string" office:string-value="250" calcext:value-type="string">
            <text:p>250</text:p>
          </table:table-cell>
          <table:table-cell table:formula="of:=CONCATENATE(LEFT([.D196];3);MID([.D196];5;10))" office:value-type="string" office:string-value="250          " calcext:value-type="string">
            <text:p>250 <text:s text:c="9"/></text:p>
          </table:table-cell>
          <table:table-cell table:formula="of:=CONCATENATE(LEFT([.D196];3);MID([.D196];4;10))" office:value-type="string" office:string-value="250          " calcext:value-type="string">
            <text:p>250 <text:s text:c="9"/></text:p>
          </table:table-cell>
          <table:table-cell office:value-type="string" calcext:value-type="string">
            <text:p>250 <text:s text:c="11"/>TRANSFERÊNCIA E INOVAÇÃO TECNOLÓGICA</text:p>
          </table:table-cell>
          <table:table-cell table:number-columns-repeated="4"/>
          <table:table-cell table:style-name="ce65" table:formula="of:=IF([.C196]=[.B196];RIGHT([.D196];LEN([.D196])-6);[.I195])" office:value-type="string" office:string-value="         TRANSFERÊNCIA E INOVAÇÃO TECNOLÓGICA" calcext:value-type="string">
            <text:p><text:s text:c="9"/>TRANSFERÊNCIA E INOVAÇÃO TECNOLÓGICA</text:p>
          </table:table-cell>
          <table:table-cell table:number-columns-repeated="7"/>
        </table:table-row>
        <table:table-row table:style-name="ro2">
          <table:table-cell table:formula="of:=LEFT([.D197];3)" office:value-type="string" office:string-value="251" calcext:value-type="string">
            <text:p>251</text:p>
          </table:table-cell>
          <table:table-cell table:formula="of:=CONCATENATE(LEFT([.D197];3);MID([.D197];5;10))" office:value-type="string" office:string-value="251          " calcext:value-type="string">
            <text:p>251 <text:s text:c="9"/></text:p>
          </table:table-cell>
          <table:table-cell table:formula="of:=CONCATENATE(LEFT([.D197];3);MID([.D197];4;10))" office:value-type="string" office:string-value="251          " calcext:value-type="string">
            <text:p>251 <text:s text:c="9"/></text:p>
          </table:table-cell>
          <table:table-cell office:value-type="string" calcext:value-type="string">
            <text:p>251 <text:s text:c="11"/>REGISTRO DA PROPRIEDADE INTELECTUAL</text:p>
          </table:table-cell>
          <table:table-cell table:number-columns-repeated="4"/>
          <table:table-cell table:style-name="ce65" table:formula="of:=IF([.C197]=[.B197];RIGHT([.D197];LEN([.D197])-6);[.I196])" office:value-type="string" office:string-value="         REGISTRO DA PROPRIEDADE INTELECTUAL" calcext:value-type="string">
            <text:p><text:s text:c="9"/>REGISTRO DA PROPRIEDADE INTELECTUAL</text:p>
          </table:table-cell>
          <table:table-cell table:number-columns-repeated="7"/>
        </table:table-row>
        <table:table-row table:style-name="ro4">
          <table:table-cell table:formula="of:=LEFT([.D198];3)" office:value-type="string" office:string-value="251" calcext:value-type="string">
            <text:p>251</text:p>
          </table:table-cell>
          <table:table-cell table:formula="of:=CONCATENATE(LEFT([.D198];3);MID([.D198];5;10))" office:value-type="string" office:string-value="2511         " calcext:value-type="string">
            <text:p>2511 <text:s text:c="8"/></text:p>
          </table:table-cell>
          <table:table-cell table:formula="of:=CONCATENATE(LEFT([.D198];3);MID([.D198];4;10))" office:value-type="string" office:string-value="251.1        " calcext:value-type="string">
            <text:p>251.1 <text:s text:c="7"/></text:p>
          </table:table-cell>
          <table:table-cell office:value-type="string" calcext:value-type="string">
            <text:p>251.1 <text:s text:c="9"/>APOIO À REDAÇÃO DE PATENTES</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  Permanente</text:p>
          </table:table-cell>
          <table:table-cell/>
          <table:table-cell table:style-name="ce65" table:formula="of:=IF([.C198]=[.B198];RIGHT([.D198];LEN([.D198])-6);[.I197])" office:value-type="string" office:string-value="         REGISTRO DA PROPRIEDADE INTELECTUAL" calcext:value-type="string">
            <text:p><text:s text:c="9"/>REGISTRO DA PROPRIEDADE INTELECTUAL</text:p>
          </table:table-cell>
          <table:table-cell table:number-columns-repeated="7"/>
        </table:table-row>
        <table:table-row table:style-name="ro4">
          <table:table-cell table:formula="of:=LEFT([.D199];3)" office:value-type="string" office:string-value="251" calcext:value-type="string">
            <text:p>251</text:p>
          </table:table-cell>
          <table:table-cell table:formula="of:=CONCATENATE(LEFT([.D199];3);MID([.D199];5;10))" office:value-type="string" office:string-value="2512         " calcext:value-type="string">
            <text:p>2512 <text:s text:c="8"/></text:p>
          </table:table-cell>
          <table:table-cell table:formula="of:=CONCATENATE(LEFT([.D199];3);MID([.D199];4;10))" office:value-type="string" office:string-value="251.2        " calcext:value-type="string">
            <text:p>251.2 <text:s text:c="7"/></text:p>
          </table:table-cell>
          <table:table-cell office:value-type="string" calcext:value-type="string">
            <text:p>251.2 <text:s text:c="9"/>APRESENTAÇÃO E ACOMPANHAMENT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            Guarda</text:p>
            <text:p>Permanente</text:p>
          </table:table-cell>
          <table:table-cell/>
          <table:table-cell table:style-name="ce65" table:formula="of:=IF([.C199]=[.B199];RIGHT([.D199];LEN([.D199])-6);[.I198])" office:value-type="string" office:string-value="         REGISTRO DA PROPRIEDADE INTELECTUAL" calcext:value-type="string">
            <text:p><text:s text:c="9"/>REGISTRO DA PROPRIEDADE INTELECTUAL</text:p>
          </table:table-cell>
          <table:table-cell table:number-columns-repeated="7"/>
        </table:table-row>
        <table:table-row table:style-name="ro2">
          <table:table-cell table:formula="of:=LEFT([.D200];3)" office:value-type="string" office:string-value="252" calcext:value-type="string">
            <text:p>252</text:p>
          </table:table-cell>
          <table:table-cell table:formula="of:=CONCATENATE(LEFT([.D200];3);MID([.D200];5;10))" office:value-type="string" office:string-value="252          " calcext:value-type="string">
            <text:p>252 <text:s text:c="9"/></text:p>
          </table:table-cell>
          <table:table-cell table:formula="of:=CONCATENATE(LEFT([.D200];3);MID([.D200];4;10))" office:value-type="string" office:string-value="252          " calcext:value-type="string">
            <text:p>252 <text:s text:c="9"/></text:p>
          </table:table-cell>
          <table:table-cell office:value-type="string" calcext:value-type="string">
            <text:p>252 <text:s text:c="12"/>TRANSFERÊNCIA DE TECNOLOGIA</text:p>
          </table:table-cell>
          <table:table-cell table:number-columns-repeated="4"/>
          <table:table-cell table:style-name="ce65" table:formula="of:=IF([.C200]=[.B200];RIGHT([.D200];LEN([.D200])-6);[.I199])" office:value-type="string" office:string-value="          TRANSFERÊNCIA DE TECNOLOGIA" calcext:value-type="string">
            <text:p><text:s text:c="10"/>TRANSFERÊNCIA DE TECNOLOGIA</text:p>
          </table:table-cell>
          <table:table-cell table:number-columns-repeated="7"/>
        </table:table-row>
        <table:table-row table:style-name="ro2">
          <table:table-cell table:formula="of:=LEFT([.D201];3)" office:value-type="string" office:string-value="252" calcext:value-type="string">
            <text:p>252</text:p>
          </table:table-cell>
          <table:table-cell table:formula="of:=CONCATENATE(LEFT([.D201];3);MID([.D201];5;10))" office:value-type="string" office:string-value="2521         " calcext:value-type="string">
            <text:p>2521 <text:s text:c="8"/></text:p>
          </table:table-cell>
          <table:table-cell table:formula="of:=CONCATENATE(LEFT([.D201];3);MID([.D201];4;10))" office:value-type="string" office:string-value="252.1        " calcext:value-type="string">
            <text:p>252.1 <text:s text:c="7"/></text:p>
          </table:table-cell>
          <table:table-cell office:value-type="string" calcext:value-type="string">
            <text:p>252.1 <text:s text:c="9"/>INFORMAÇÕES TÉCNICAS</text:p>
          </table:table-cell>
          <table:table-cell office:value-type="string" calcext:value-type="string">
            <text:p>Até a celebração do contrato</text:p>
          </table:table-cell>
          <table:table-cell office:value-type="string" calcext:value-type="string">
            <text:p>5 anos</text:p>
          </table:table-cell>
          <table:table-cell office:value-type="string" calcext:value-type="string">
            <text:p><text:s text:c="2"/>Eliminação</text:p>
          </table:table-cell>
          <table:table-cell/>
          <table:table-cell table:style-name="ce65" table:formula="of:=IF([.C201]=[.B201];RIGHT([.D201];LEN([.D201])-6);[.I200])" office:value-type="string" office:string-value="          TRANSFERÊNCIA DE TECNOLOGIA" calcext:value-type="string">
            <text:p><text:s text:c="10"/>TRANSFERÊNCIA DE TECNOLOGIA</text:p>
          </table:table-cell>
          <table:table-cell table:number-columns-repeated="7"/>
        </table:table-row>
        <table:table-row table:style-name="ro21">
          <table:table-cell table:formula="of:=LEFT([.D202];3)" office:value-type="string" office:string-value="252" calcext:value-type="string">
            <text:p>252</text:p>
          </table:table-cell>
          <table:table-cell table:formula="of:=CONCATENATE(LEFT([.D202];3);MID([.D202];5;10))" office:value-type="string" office:string-value="2522         " calcext:value-type="string">
            <text:p>2522 <text:s text:c="8"/></text:p>
          </table:table-cell>
          <table:table-cell table:formula="of:=CONCATENATE(LEFT([.D202];3);MID([.D202];4;10))" office:value-type="string" office:string-value="252.2        " calcext:value-type="string">
            <text:p>252.2 <text:s text:c="7"/></text:p>
          </table:table-cell>
          <table:table-cell office:value-type="string" calcext:value-type="string">
            <text:p>252.2 <text:s text:c="9"/>CELEBRAÇÃO E ACOMPANHAMENTO DE CONTRATOS</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Eliminar o processo de averbação junto ao INPI após a confirmação e recebimento do certificado de averbação.</text:p>
          </table:table-cell>
          <table:table-cell table:style-name="ce65" table:formula="of:=IF([.C202]=[.B202];RIGHT([.D202];LEN([.D202])-6);[.I201])" office:value-type="string" office:string-value="          TRANSFERÊNCIA DE TECNOLOGIA" calcext:value-type="string">
            <text:p><text:s text:c="10"/>TRANSFERÊNCIA DE TECNOLOGIA</text:p>
          </table:table-cell>
          <table:table-cell table:number-columns-repeated="7"/>
        </table:table-row>
        <table:table-row table:style-name="ro4">
          <table:table-cell table:formula="of:=LEFT([.D203];3)" office:value-type="string" office:string-value="252" calcext:value-type="string">
            <text:p>252</text:p>
          </table:table-cell>
          <table:table-cell table:formula="of:=CONCATENATE(LEFT([.D203];3);MID([.D203];5;10))" office:value-type="string" office:string-value="2523         " calcext:value-type="string">
            <text:p>2523 <text:s text:c="8"/></text:p>
          </table:table-cell>
          <table:table-cell table:formula="of:=CONCATENATE(LEFT([.D203];3);MID([.D203];4;10))" office:value-type="string" office:string-value="252.3        " calcext:value-type="string">
            <text:p>252.3 <text:s text:c="7"/></text:p>
          </table:table-cell>
          <table:table-cell office:value-type="string" calcext:value-type="string">
            <text:p>252.3         PARCERIAS PARA EXPLORAÇÃO E DESENVOLVIMENTO DE</text:p>
            <text:p>INOVAÇÃO TECNOLÓGICA</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203]=[.B203];RIGHT([.D203];LEN([.D203])-6);[.I202])" office:value-type="string" office:string-value="          TRANSFERÊNCIA DE TECNOLOGIA" calcext:value-type="string">
            <text:p><text:s text:c="10"/>TRANSFERÊNCIA DE TECNOLOGIA</text:p>
          </table:table-cell>
          <table:table-cell table:number-columns-repeated="7"/>
        </table:table-row>
        <table:table-row table:style-name="ro2">
          <table:table-cell table:formula="of:=LEFT([.D204];3)" office:value-type="string" office:string-value="253" calcext:value-type="string">
            <text:p>253</text:p>
          </table:table-cell>
          <table:table-cell table:formula="of:=CONCATENATE(LEFT([.D204];3);MID([.D204];5;10))" office:value-type="string" office:string-value="253          " calcext:value-type="string">
            <text:p>253 <text:s text:c="9"/></text:p>
          </table:table-cell>
          <table:table-cell table:formula="of:=CONCATENATE(LEFT([.D204];3);MID([.D204];4;10))" office:value-type="string" office:string-value="253          " calcext:value-type="string">
            <text:p>253 <text:s text:c="9"/></text:p>
          </table:table-cell>
          <table:table-cell office:value-type="string" calcext:value-type="string">
            <text:p>253 <text:s text:c="12"/>DIVULGAÇÃO DE INFORMAÇÃO TECNOLÓGICA</text:p>
          </table:table-cell>
          <table:table-cell table:number-columns-repeated="4"/>
          <table:table-cell table:style-name="ce65" table:formula="of:=IF([.C204]=[.B204];RIGHT([.D204];LEN([.D204])-6);[.I203])" office:value-type="string" office:string-value="          DIVULGAÇÃO DE INFORMAÇÃO TECNOLÓGICA" calcext:value-type="string">
            <text:p><text:s text:c="10"/>DIVULGAÇÃO DE INFORMAÇÃO TECNOLÓGICA</text:p>
          </table:table-cell>
          <table:table-cell table:number-columns-repeated="7"/>
        </table:table-row>
        <table:table-row table:style-name="ro4">
          <table:table-cell table:formula="of:=LEFT([.D205];3)" office:value-type="string" office:string-value="253" calcext:value-type="string">
            <text:p>253</text:p>
          </table:table-cell>
          <table:table-cell table:formula="of:=CONCATENATE(LEFT([.D205];3);MID([.D205];5;10))" office:value-type="string" office:string-value="2531         " calcext:value-type="string">
            <text:p>2531 <text:s text:c="8"/></text:p>
          </table:table-cell>
          <table:table-cell table:formula="of:=CONCATENATE(LEFT([.D205];3);MID([.D205];4;10))" office:value-type="string" office:string-value="253.1        " calcext:value-type="string">
            <text:p>253.1 <text:s text:c="7"/></text:p>
          </table:table-cell>
          <table:table-cell office:value-type="string" calcext:value-type="string">
            <text:p>253.1 <text:s text:c="9"/>INFORMAÇÃO TECNOLÓGICA INSTITUCIONAL</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205]=[.B205];RIGHT([.D205];LEN([.D205])-6);[.I204])" office:value-type="string" office:string-value="          DIVULGAÇÃO DE INFORMAÇÃO TECNOLÓGICA" calcext:value-type="string">
            <text:p><text:s text:c="10"/>DIVULGAÇÃO DE INFORMAÇÃO TECNOLÓGICA</text:p>
          </table:table-cell>
          <table:table-cell table:number-columns-repeated="7"/>
        </table:table-row>
        <table:table-row table:style-name="ro4">
          <table:table-cell table:formula="of:=LEFT([.D206];3)" office:value-type="string" office:string-value="253" calcext:value-type="string">
            <text:p>253</text:p>
          </table:table-cell>
          <table:table-cell table:formula="of:=CONCATENATE(LEFT([.D206];3);MID([.D206];5;10))" office:value-type="string" office:string-value="2532         " calcext:value-type="string">
            <text:p>2532 <text:s text:c="8"/></text:p>
          </table:table-cell>
          <table:table-cell table:formula="of:=CONCATENATE(LEFT([.D206];3);MID([.D206];4;10))" office:value-type="string" office:string-value="253.2        " calcext:value-type="string">
            <text:p>253.2 <text:s text:c="7"/></text:p>
          </table:table-cell>
          <table:table-cell office:value-type="string" calcext:value-type="string">
            <text:p>253.2 <text:s text:c="9"/>AVALIAÇÃO DA TRANSFERÊNCIA E INOVAÇÃO TECNOLÓGICA</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206]=[.B206];RIGHT([.D206];LEN([.D206])-6);[.I205])" office:value-type="string" office:string-value="          DIVULGAÇÃO DE INFORMAÇÃO TECNOLÓGICA" calcext:value-type="string">
            <text:p><text:s text:c="10"/>DIVULGAÇÃO DE INFORMAÇÃO TECNOLÓGICA</text:p>
          </table:table-cell>
          <table:table-cell table:number-columns-repeated="7"/>
        </table:table-row>
        <table:table-row table:style-name="ro2">
          <table:table-cell table:formula="of:=LEFT([.D207];3)" office:value-type="string" office:string-value="254" calcext:value-type="string">
            <text:p>254</text:p>
          </table:table-cell>
          <table:table-cell table:formula="of:=CONCATENATE(LEFT([.D207];3);MID([.D207];5;10))" office:value-type="string" office:string-value="254          " calcext:value-type="string">
            <text:p>254 <text:s text:c="9"/></text:p>
          </table:table-cell>
          <table:table-cell table:formula="of:=CONCATENATE(LEFT([.D207];3);MID([.D207];4;10))" office:value-type="string" office:string-value="254          " calcext:value-type="string">
            <text:p>254 <text:s text:c="9"/></text:p>
          </table:table-cell>
          <table:table-cell office:value-type="string" calcext:value-type="string">
            <text:p>254 <text:s text:c="11"/>PROGRAMAS DE INCUBADORAS DE EMPRESAS</text:p>
          </table:table-cell>
          <table:table-cell table:number-columns-repeated="4"/>
          <table:table-cell table:style-name="ce65" table:formula="of:=IF([.C207]=[.B207];RIGHT([.D207];LEN([.D207])-6);[.I206])" office:value-type="string" office:string-value="         PROGRAMAS DE INCUBADORAS DE EMPRESAS" calcext:value-type="string">
            <text:p><text:s text:c="9"/>PROGRAMAS DE INCUBADORAS DE EMPRESAS</text:p>
          </table:table-cell>
          <table:table-cell table:number-columns-repeated="7"/>
        </table:table-row>
        <table:table-row table:style-name="ro4">
          <table:table-cell table:formula="of:=LEFT([.D208];3)" office:value-type="string" office:string-value="254" calcext:value-type="string">
            <text:p>254</text:p>
          </table:table-cell>
          <table:table-cell table:formula="of:=CONCATENATE(LEFT([.D208];3);MID([.D208];5;10))" office:value-type="string" office:string-value="2541         " calcext:value-type="string">
            <text:p>2541 <text:s text:c="8"/></text:p>
          </table:table-cell>
          <table:table-cell table:formula="of:=CONCATENATE(LEFT([.D208];3);MID([.D208];4;10))" office:value-type="string" office:string-value="254.1        " calcext:value-type="string">
            <text:p>254.1 <text:s text:c="7"/></text:p>
          </table:table-cell>
          <table:table-cell office:value-type="string" calcext:value-type="string">
            <text:p>254.1 <text:s text:c="9"/>PROSPECÇÃO DE PROJETOS</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208]=[.B208];RIGHT([.D208];LEN([.D208])-6);[.I207])" office:value-type="string" office:string-value="         PROGRAMAS DE INCUBADORAS DE EMPRESAS" calcext:value-type="string">
            <text:p><text:s text:c="9"/>PROGRAMAS DE INCUBADORAS DE EMPRESAS</text:p>
          </table:table-cell>
          <table:table-cell table:number-columns-repeated="7"/>
        </table:table-row>
        <table:table-row table:style-name="ro2">
          <table:table-cell table:formula="of:=LEFT([.D209];3)" office:value-type="string" office:string-value="254" calcext:value-type="string">
            <text:p>254</text:p>
          </table:table-cell>
          <table:table-cell table:formula="of:=CONCATENATE(LEFT([.D209];3);MID([.D209];5;10))" office:value-type="string" office:string-value="2542         " calcext:value-type="string">
            <text:p>2542 <text:s text:c="8"/></text:p>
          </table:table-cell>
          <table:table-cell table:formula="of:=CONCATENATE(LEFT([.D209];3);MID([.D209];4;10))" office:value-type="string" office:string-value="254.2        " calcext:value-type="string">
            <text:p>254.2 <text:s text:c="7"/></text:p>
          </table:table-cell>
          <table:table-cell office:value-type="string" calcext:value-type="string">
            <text:p>254.2 <text:s text:c="9"/>IMPLANTAÇÃO E ACOMPANHAMENTO DO PROGRAMA</text:p>
          </table:table-cell>
          <table:table-cell table:number-columns-repeated="4"/>
          <table:table-cell table:style-name="ce65" table:formula="of:=IF([.C209]=[.B209];RIGHT([.D209];LEN([.D209])-6);[.I208])" office:value-type="string" office:string-value="         PROGRAMAS DE INCUBADORAS DE EMPRESAS" calcext:value-type="string">
            <text:p><text:s text:c="9"/>PROGRAMAS DE INCUBADORAS DE EMPRESAS</text:p>
          </table:table-cell>
          <table:table-cell table:number-columns-repeated="7"/>
        </table:table-row>
        <table:table-row table:style-name="ro3">
          <table:table-cell table:formula="of:=LEFT([.D210];3)" office:value-type="string" office:string-value="254" calcext:value-type="string">
            <text:p>254</text:p>
          </table:table-cell>
          <table:table-cell table:formula="of:=CONCATENATE(LEFT([.D210];3);MID([.D210];5;10))" office:value-type="string" office:string-value="25421        " calcext:value-type="string">
            <text:p>25421 <text:s text:c="7"/></text:p>
          </table:table-cell>
          <table:table-cell table:formula="of:=CONCATENATE(LEFT([.D210];3);MID([.D210];4;10))" office:value-type="string" office:string-value="254.21       " calcext:value-type="string">
            <text:p>254.21 <text:s text:c="6"/></text:p>
          </table:table-cell>
          <table:table-cell office:value-type="string" calcext:value-type="string">
            <text:p>254.21 <text:s text:c="7"/>PROCESSO DE SELE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210]=[.B210];RIGHT([.D210];LEN([.D210])-6);[.I209])" office:value-type="string" office:string-value="         PROGRAMAS DE INCUBADORAS DE EMPRESAS" calcext:value-type="string">
            <text:p><text:s text:c="9"/>PROGRAMAS DE INCUBADORAS DE EMPRESAS</text:p>
          </table:table-cell>
          <table:table-cell table:number-columns-repeated="7"/>
        </table:table-row>
        <table:table-row table:style-name="ro4">
          <table:table-cell table:formula="of:=LEFT([.D211];3)" office:value-type="string" office:string-value="254" calcext:value-type="string">
            <text:p>254</text:p>
          </table:table-cell>
          <table:table-cell table:formula="of:=CONCATENATE(LEFT([.D211];3);MID([.D211];5;10))" office:value-type="string" office:string-value="25422        " calcext:value-type="string">
            <text:p>25422 <text:s text:c="7"/></text:p>
          </table:table-cell>
          <table:table-cell table:formula="of:=CONCATENATE(LEFT([.D211];3);MID([.D211];4;10))" office:value-type="string" office:string-value="254.22       " calcext:value-type="string">
            <text:p>254.22 <text:s text:c="6"/></text:p>
          </table:table-cell>
          <table:table-cell office:value-type="string" calcext:value-type="string">
            <text:p>254.22 <text:s text:c="7"/>ADMISS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211]=[.B211];RIGHT([.D211];LEN([.D211])-6);[.I210])" office:value-type="string" office:string-value="         PROGRAMAS DE INCUBADORAS DE EMPRESAS" calcext:value-type="string">
            <text:p><text:s text:c="9"/>PROGRAMAS DE INCUBADORAS DE EMPRESAS</text:p>
          </table:table-cell>
          <table:table-cell table:number-columns-repeated="7"/>
        </table:table-row>
        <table:table-row table:style-name="ro4">
          <table:table-cell table:formula="of:=LEFT([.D212];3)" office:value-type="string" office:string-value="254" calcext:value-type="string">
            <text:p>254</text:p>
          </table:table-cell>
          <table:table-cell table:formula="of:=CONCATENATE(LEFT([.D212];3);MID([.D212];5;10))" office:value-type="string" office:string-value="25423        " calcext:value-type="string">
            <text:p>25423 <text:s text:c="7"/></text:p>
          </table:table-cell>
          <table:table-cell table:formula="of:=CONCATENATE(LEFT([.D212];3);MID([.D212];4;10))" office:value-type="string" office:string-value="254.23       " calcext:value-type="string">
            <text:p>254.23 <text:s text:c="6"/></text:p>
          </table:table-cell>
          <table:table-cell office:value-type="string" calcext:value-type="string">
            <text:p>254.23 <text:s text:c="7"/>CAPACITAÇÃO E DESENVOLVIMENT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212]=[.B212];RIGHT([.D212];LEN([.D212])-6);[.I211])" office:value-type="string" office:string-value="         PROGRAMAS DE INCUBADORAS DE EMPRESAS" calcext:value-type="string">
            <text:p><text:s text:c="9"/>PROGRAMAS DE INCUBADORAS DE EMPRESAS</text:p>
          </table:table-cell>
          <table:table-cell table:number-columns-repeated="7"/>
        </table:table-row>
        <table:table-row table:style-name="ro4">
          <table:table-cell table:formula="of:=LEFT([.D213];3)" office:value-type="string" office:string-value="254" calcext:value-type="string">
            <text:p>254</text:p>
          </table:table-cell>
          <table:table-cell table:formula="of:=CONCATENATE(LEFT([.D213];3);MID([.D213];5;10))" office:value-type="string" office:string-value="25424        " calcext:value-type="string">
            <text:p>25424 <text:s text:c="7"/></text:p>
          </table:table-cell>
          <table:table-cell table:formula="of:=CONCATENATE(LEFT([.D213];3);MID([.D213];4;10))" office:value-type="string" office:string-value="254.24       " calcext:value-type="string">
            <text:p>254.24 <text:s text:c="6"/></text:p>
          </table:table-cell>
          <table:table-cell office:value-type="string" calcext:value-type="string">
            <text:p>254.24 <text:s text:c="7"/>AVALIA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213]=[.B213];RIGHT([.D213];LEN([.D213])-6);[.I212])" office:value-type="string" office:string-value="         PROGRAMAS DE INCUBADORAS DE EMPRESAS" calcext:value-type="string">
            <text:p><text:s text:c="9"/>PROGRAMAS DE INCUBADORAS DE EMPRESAS</text:p>
          </table:table-cell>
          <table:table-cell table:number-columns-repeated="7"/>
        </table:table-row>
        <table:table-row table:style-name="ro2">
          <table:table-cell table:formula="of:=LEFT([.D214];3)" office:value-type="string" office:string-value="260" calcext:value-type="string">
            <text:p>260</text:p>
          </table:table-cell>
          <table:table-cell table:formula="of:=CONCATENATE(LEFT([.D214];3);MID([.D214];5;10))" office:value-type="string" office:string-value="260          " calcext:value-type="string">
            <text:p>260 <text:s text:c="9"/></text:p>
          </table:table-cell>
          <table:table-cell table:formula="of:=CONCATENATE(LEFT([.D214];3);MID([.D214];4;10))" office:value-type="string" office:string-value="260          " calcext:value-type="string">
            <text:p>260 <text:s text:c="9"/></text:p>
          </table:table-cell>
          <table:table-cell office:value-type="string" calcext:value-type="string">
            <text:p>260 <text:s text:c="10"/>ÉTICA EM PESQUISA</text:p>
          </table:table-cell>
          <table:table-cell table:number-columns-repeated="4"/>
          <table:table-cell table:style-name="ce65" table:formula="of:=IF([.C214]=[.B214];RIGHT([.D214];LEN([.D214])-6);[.I213])" office:value-type="string" office:string-value="        ÉTICA EM PESQUISA" calcext:value-type="string">
            <text:p><text:s text:c="8"/>ÉTICA EM PESQUISA</text:p>
          </table:table-cell>
          <table:table-cell table:number-columns-repeated="7"/>
        </table:table-row>
        <table:table-row table:style-name="ro2">
          <table:table-cell table:formula="of:=LEFT([.D215];3)" office:value-type="string" office:string-value="261" calcext:value-type="string">
            <text:p>261</text:p>
          </table:table-cell>
          <table:table-cell table:formula="of:=CONCATENATE(LEFT([.D215];3);MID([.D215];5;10))" office:value-type="string" office:string-value="261          " calcext:value-type="string">
            <text:p>261 <text:s text:c="9"/></text:p>
          </table:table-cell>
          <table:table-cell table:formula="of:=CONCATENATE(LEFT([.D215];3);MID([.D215];4;10))" office:value-type="string" office:string-value="261          " calcext:value-type="string">
            <text:p>261 <text:s text:c="9"/></text:p>
          </table:table-cell>
          <table:table-cell office:value-type="string" calcext:value-type="string">
            <text:p>261 <text:s text:c="11"/>PESQUISA EM SERES HUMANOS</text:p>
          </table:table-cell>
          <table:table-cell table:number-columns-repeated="4"/>
          <table:table-cell table:style-name="ce65" table:formula="of:=IF([.C215]=[.B215];RIGHT([.D215];LEN([.D215])-6);[.I214])" office:value-type="string" office:string-value="         PESQUISA EM SERES HUMANOS" calcext:value-type="string">
            <text:p><text:s text:c="9"/>PESQUISA EM SERES HUMANOS</text:p>
          </table:table-cell>
          <table:table-cell table:number-columns-repeated="7"/>
        </table:table-row>
        <table:table-row table:style-name="ro22">
          <table:table-cell table:formula="of:=LEFT([.D216];3)" office:value-type="string" office:string-value="261" calcext:value-type="string">
            <text:p>261</text:p>
          </table:table-cell>
          <table:table-cell table:formula="of:=CONCATENATE(LEFT([.D216];3);MID([.D216];5;10))" office:value-type="string" office:string-value="2611         " calcext:value-type="string">
            <text:p>2611 <text:s text:c="8"/></text:p>
          </table:table-cell>
          <table:table-cell table:formula="of:=CONCATENATE(LEFT([.D216];3);MID([.D216];4;10))" office:value-type="string" office:string-value="261.1        " calcext:value-type="string">
            <text:p>261.1 <text:s text:c="7"/></text:p>
          </table:table-cell>
          <table:table-cell office:value-type="string" calcext:value-type="string">
            <text:p>261.1 <text:s text:c="8"/>COMITÊ DE ÉTICA</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seres humanos que participam das pesquisas, deverão observar medidas especiais de segurança, conforme legislação em vigor.</text:p>
          </table:table-cell>
          <table:table-cell table:style-name="ce65" table:formula="of:=IF([.C216]=[.B216];RIGHT([.D216];LEN([.D216])-6);[.I215])" office:value-type="string" office:string-value="         PESQUISA EM SERES HUMANOS" calcext:value-type="string">
            <text:p><text:s text:c="9"/>PESQUISA EM SERES HUMANOS</text:p>
          </table:table-cell>
          <table:table-cell table:number-columns-repeated="7"/>
        </table:table-row>
        <table:table-row table:style-name="ro19">
          <table:table-cell table:formula="of:=LEFT([.D217];3)" office:value-type="string" office:string-value="263" calcext:value-type="string">
            <text:p>263</text:p>
          </table:table-cell>
          <table:table-cell table:formula="of:=CONCATENATE(LEFT([.D217];3);MID([.D217];5;10))" office:value-type="string" office:string-value="2632         " calcext:value-type="string">
            <text:p>2632 <text:s text:c="8"/></text:p>
          </table:table-cell>
          <table:table-cell table:formula="of:=CONCATENATE(LEFT([.D217];3);MID([.D217];4;10))" office:value-type="string" office:string-value="263.2        " calcext:value-type="string">
            <text:p>263.2 <text:s text:c="7"/></text:p>
          </table:table-cell>
          <table:table-cell office:value-type="string" calcext:value-type="string">
            <text:p>263.2 <text:s text:c="8"/>REGISTRO DA PESQUISA</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aos organismos geneticamente modificados e seus derivados, deverão observar medidas especiais de segurança, conforme legislação em vigor.</text:p>
          </table:table-cell>
          <table:table-cell table:style-name="ce65" table:formula="of:=IF([.C217]=[.B217];RIGHT([.D217];LEN([.D217])-6);[.I216])" office:value-type="string" office:string-value="         PESQUISA EM SERES HUMANOS" calcext:value-type="string">
            <text:p><text:s text:c="9"/>PESQUISA EM SERES HUMANOS</text:p>
          </table:table-cell>
          <table:table-cell table:number-columns-repeated="7"/>
        </table:table-row>
        <table:table-row table:style-name="ro2">
          <table:table-cell table:formula="of:=LEFT([.D218];3)" office:value-type="string" office:string-value="290" calcext:value-type="string">
            <text:p>290</text:p>
          </table:table-cell>
          <table:table-cell table:formula="of:=CONCATENATE(LEFT([.D218];3);MID([.D218];5;10))" office:value-type="string" office:string-value="290          " calcext:value-type="string">
            <text:p>290 <text:s text:c="9"/></text:p>
          </table:table-cell>
          <table:table-cell table:formula="of:=CONCATENATE(LEFT([.D218];3);MID([.D218];4;10))" office:value-type="string" office:string-value="290          " calcext:value-type="string">
            <text:p>290 <text:s text:c="9"/></text:p>
          </table:table-cell>
          <table:table-cell office:value-type="string" calcext:value-type="string">
            <text:p>290 <text:s text:c="10"/>OUTROS ASSUNTOS REFERENTES À PESQUISA</text:p>
          </table:table-cell>
          <table:table-cell table:number-columns-repeated="4"/>
          <table:table-cell table:style-name="ce65" table:formula="of:=IF([.C218]=[.B218];RIGHT([.D218];LEN([.D218])-6);[.I217])" office:value-type="string" office:string-value="        OUTROS ASSUNTOS REFERENTES À PESQUISA" calcext:value-type="string">
            <text:p><text:s text:c="8"/>OUTROS ASSUNTOS REFERENTES À PESQUISA</text:p>
          </table:table-cell>
          <table:table-cell table:number-columns-repeated="7"/>
        </table:table-row>
        <table:table-row table:style-name="ro2">
          <table:table-cell table:formula="of:=LEFT([.D219];3)" office:value-type="string" office:string-value="300" calcext:value-type="string">
            <text:p>300</text:p>
          </table:table-cell>
          <table:table-cell table:formula="of:=CONCATENATE(LEFT([.D219];3);MID([.D219];5;10))" office:value-type="string" office:string-value="300          " calcext:value-type="string">
            <text:p>300 <text:s text:c="9"/></text:p>
          </table:table-cell>
          <table:table-cell table:formula="of:=CONCATENATE(LEFT([.D219];3);MID([.D219];4;10))" office:value-type="string" office:string-value="300          " calcext:value-type="string">
            <text:p>300 <text:s text:c="9"/></text:p>
          </table:table-cell>
          <table:table-cell office:value-type="string" calcext:value-type="string">
            <text:p>300 <text:s text:c="10"/>EXTENSÃO</text:p>
          </table:table-cell>
          <table:table-cell table:number-columns-repeated="4"/>
          <table:table-cell table:style-name="ce65" table:formula="of:=IF([.C219]=[.B219];RIGHT([.D219];LEN([.D219])-6);[.I218])" office:value-type="string" office:string-value="        EXTENSÃO" calcext:value-type="string">
            <text:p><text:s text:c="8"/>EXTENSÃO</text:p>
          </table:table-cell>
          <table:table-cell table:number-columns-repeated="7"/>
        </table:table-row>
        <table:table-row table:style-name="ro4">
          <table:table-cell table:formula="of:=LEFT([.D220];3)" office:value-type="string" office:string-value="310" calcext:value-type="string">
            <text:p>310</text:p>
          </table:table-cell>
          <table:table-cell table:formula="of:=CONCATENATE(LEFT([.D220];3);MID([.D220];5;10))" office:value-type="string" office:string-value="310          " calcext:value-type="string">
            <text:p>310 <text:s text:c="9"/></text:p>
          </table:table-cell>
          <table:table-cell table:formula="of:=CONCATENATE(LEFT([.D220];3);MID([.D220];4;10))" office:value-type="string" office:string-value="310          " calcext:value-type="string">
            <text:p>310 <text:s text:c="9"/></text:p>
          </table:table-cell>
          <table:table-cell office:value-type="string" calcext:value-type="string">
            <text:p>310 <text:s text:c="10"/>NORMATIZAÇÃO. REGULAMENTAÇÃO</text:p>
          </table:table-cell>
          <table:table-cell office:value-type="string" calcext:value-type="string">
            <text:p>Enquanto <text:s text:c="2"/>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20]=[.B220];RIGHT([.D220];LEN([.D220])-6);[.I219])" office:value-type="string" office:string-value="        NORMATIZAÇÃO. REGULAMENTAÇÃO" calcext:value-type="string">
            <text:p><text:s text:c="8"/>NORMATIZAÇÃO. REGULAMENTAÇÃO</text:p>
          </table:table-cell>
          <table:table-cell table:number-columns-repeated="7"/>
        </table:table-row>
        <table:table-row table:style-name="ro2">
          <table:table-cell table:formula="of:=LEFT([.D221];3)" office:value-type="string" office:string-value="320" calcext:value-type="string">
            <text:p>320</text:p>
          </table:table-cell>
          <table:table-cell table:formula="of:=CONCATENATE(LEFT([.D221];3);MID([.D221];5;10))" office:value-type="string" office:string-value="320          " calcext:value-type="string">
            <text:p>320 <text:s text:c="9"/></text:p>
          </table:table-cell>
          <table:table-cell table:formula="of:=CONCATENATE(LEFT([.D221];3);MID([.D221];4;10))" office:value-type="string" office:string-value="320          " calcext:value-type="string">
            <text:p>320 <text:s text:c="9"/></text:p>
          </table:table-cell>
          <table:table-cell office:value-type="string" calcext:value-type="string">
            <text:p>320 <text:s text:c="10"/>PROGRAMAS DE EXTENSÃO</text:p>
          </table:table-cell>
          <table:table-cell table:number-columns-repeated="4"/>
          <table:table-cell table:style-name="ce65" table:formula="of:=IF([.C221]=[.B221];RIGHT([.D221];LEN([.D221])-6);[.I220])" office:value-type="string" office:string-value="        PROGRAMAS DE EXTENSÃO" calcext:value-type="string">
            <text:p><text:s text:c="8"/>PROGRAMAS DE EXTENSÃO</text:p>
          </table:table-cell>
          <table:table-cell table:number-columns-repeated="7"/>
        </table:table-row>
        <table:table-row table:style-name="ro4">
          <table:table-cell table:formula="of:=LEFT([.D222];3)" office:value-type="string" office:string-value="321" calcext:value-type="string">
            <text:p>321</text:p>
          </table:table-cell>
          <table:table-cell table:formula="of:=CONCATENATE(LEFT([.D222];3);MID([.D222];5;10))" office:value-type="string" office:string-value="321          " calcext:value-type="string">
            <text:p>321 <text:s text:c="9"/></text:p>
          </table:table-cell>
          <table:table-cell table:formula="of:=CONCATENATE(LEFT([.D222];3);MID([.D222];4;10))" office:value-type="string" office:string-value="321          " calcext:value-type="string">
            <text:p>321 <text:s text:c="9"/></text:p>
          </table:table-cell>
          <table:table-cell office:value-type="string" calcext:value-type="string">
            <text:p>321 <text:s text:c="10"/>PROPOSIÇÃO</text:p>
          </table:table-cell>
          <table:table-cell office:value-type="string" calcext:value-type="string">
            <text:p>Enquanto <text:s/>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style-name="ce65" table:formula="of:=IF([.C222]=[.B222];RIGHT([.D222];LEN([.D222])-6);[.I221])" office:value-type="string" office:string-value="        PROPOSIÇÃO" calcext:value-type="string">
            <text:p><text:s text:c="8"/>PROPOSIÇÃO</text:p>
          </table:table-cell>
          <table:table-cell table:number-columns-repeated="7"/>
        </table:table-row>
        <table:table-row table:style-name="ro18">
          <table:table-cell table:formula="of:=LEFT([.D223];3)" office:value-type="string" office:string-value="322" calcext:value-type="string">
            <text:p>322</text:p>
          </table:table-cell>
          <table:table-cell table:formula="of:=CONCATENATE(LEFT([.D223];3);MID([.D223];5;10))" office:value-type="string" office:string-value="322          " calcext:value-type="string">
            <text:p>322 <text:s text:c="9"/></text:p>
          </table:table-cell>
          <table:table-cell table:formula="of:=CONCATENATE(LEFT([.D223];3);MID([.D223];4;10))" office:value-type="string" office:string-value="322          " calcext:value-type="string">
            <text:p>322 <text:s text:c="9"/></text:p>
          </table:table-cell>
          <table:table-cell office:value-type="string" calcext:value-type="string">
            <text:p>322 <text:s text:c="11"/>AVALIAÇÃO. RESULTADOS</text:p>
          </table:table-cell>
          <table:table-cell office:value-type="string" calcext:value-type="string">
            <text:p><text:s text:c="4"/>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223]=[.B223];RIGHT([.D223];LEN([.D223])-6);[.I222])" office:value-type="string" office:string-value="         AVALIAÇÃO. RESULTADOS" calcext:value-type="string">
            <text:p><text:s text:c="9"/>AVALIAÇÃO. RESULTADOS</text:p>
          </table:table-cell>
          <table:table-cell table:number-columns-repeated="7"/>
        </table:table-row>
        <table:table-row table:style-name="ro2">
          <table:table-cell table:formula="of:=LEFT([.D224];3)" office:value-type="string" office:string-value="330" calcext:value-type="string">
            <text:p>330</text:p>
          </table:table-cell>
          <table:table-cell table:formula="of:=CONCATENATE(LEFT([.D224];3);MID([.D224];5;10))" office:value-type="string" office:string-value="330          " calcext:value-type="string">
            <text:p>330 <text:s text:c="9"/></text:p>
          </table:table-cell>
          <table:table-cell table:formula="of:=CONCATENATE(LEFT([.D224];3);MID([.D224];4;10))" office:value-type="string" office:string-value="330          " calcext:value-type="string">
            <text:p>330 <text:s text:c="9"/></text:p>
          </table:table-cell>
          <table:table-cell office:value-type="string" calcext:value-type="string">
            <text:p>330 <text:s text:c="11"/>PROJETOS DE EXTENSÃO</text:p>
          </table:table-cell>
          <table:table-cell table:number-columns-repeated="4"/>
          <table:table-cell table:style-name="ce65" table:formula="of:=IF([.C224]=[.B224];RIGHT([.D224];LEN([.D224])-6);[.I223])" office:value-type="string" office:string-value="         PROJETOS DE EXTENSÃO" calcext:value-type="string">
            <text:p><text:s text:c="9"/>PROJETOS DE EXTENSÃO</text:p>
          </table:table-cell>
          <table:table-cell table:number-columns-repeated="7"/>
        </table:table-row>
        <table:table-row table:style-name="ro4">
          <table:table-cell table:formula="of:=LEFT([.D225];3)" office:value-type="string" office:string-value="331" calcext:value-type="string">
            <text:p>331</text:p>
          </table:table-cell>
          <table:table-cell table:formula="of:=CONCATENATE(LEFT([.D225];3);MID([.D225];5;10))" office:value-type="string" office:string-value="331          " calcext:value-type="string">
            <text:p>331 <text:s text:c="9"/></text:p>
          </table:table-cell>
          <table:table-cell table:formula="of:=CONCATENATE(LEFT([.D225];3);MID([.D225];4;10))" office:value-type="string" office:string-value="331          " calcext:value-type="string">
            <text:p>331 <text:s text:c="9"/></text:p>
          </table:table-cell>
          <table:table-cell office:value-type="string" calcext:value-type="string">
            <text:p>331 <text:s text:c="11"/>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style-name="ce65" table:formula="of:=IF([.C225]=[.B225];RIGHT([.D225];LEN([.D225])-6);[.I224])" office:value-type="string" office:string-value="         PROPOSIÇÃO" calcext:value-type="string">
            <text:p><text:s text:c="9"/>PROPOSIÇÃO</text:p>
          </table:table-cell>
          <table:table-cell table:number-columns-repeated="7"/>
        </table:table-row>
        <table:table-row table:style-name="ro3">
          <table:table-cell table:formula="of:=LEFT([.D226];3)" office:value-type="string" office:string-value="344" calcext:value-type="string">
            <text:p>344</text:p>
          </table:table-cell>
          <table:table-cell table:formula="of:=CONCATENATE(LEFT([.D226];3);MID([.D226];5;10))" office:value-type="string" office:string-value="344          " calcext:value-type="string">
            <text:p>344 <text:s text:c="9"/></text:p>
          </table:table-cell>
          <table:table-cell table:formula="of:=CONCATENATE(LEFT([.D226];3);MID([.D226];4;10))" office:value-type="string" office:string-value="344          " calcext:value-type="string">
            <text:p>344 <text:s text:c="9"/></text:p>
          </table:table-cell>
          <table:table-cell office:value-type="string" calcext:value-type="string">
            <text:p>344 <text:s text:c="11"/>FREQUÊNCIA</text:p>
          </table:table-cell>
          <table:table-cell office:value-type="string" calcext:value-type="string">
            <text:p>Até a conclusão </text:p>
            <text:p>do</text:p>
            <text:p>curso</text:p>
          </table:table-cell>
          <table:table-cell office:value-type="string" calcext:value-type="string">
            <text:p>1 ano</text:p>
          </table:table-cell>
          <table:table-cell office:value-type="string" calcext:value-type="string">
            <text:p><text:s text:c="3"/>Eliminação</text:p>
          </table:table-cell>
          <table:table-cell/>
          <table:table-cell table:style-name="ce65" table:formula="of:=IF([.C226]=[.B226];RIGHT([.D226];LEN([.D226])-6);[.I225])" office:value-type="string" office:string-value="         FREQUÊNCIA" calcext:value-type="string">
            <text:p><text:s text:c="9"/>FREQUÊNCIA</text:p>
          </table:table-cell>
          <table:table-cell table:number-columns-repeated="7"/>
        </table:table-row>
        <table:table-row table:style-name="ro3">
          <table:table-cell table:formula="of:=LEFT([.D227];3)" office:value-type="string" office:string-value="345" calcext:value-type="string">
            <text:p>345</text:p>
          </table:table-cell>
          <table:table-cell table:formula="of:=CONCATENATE(LEFT([.D227];3);MID([.D227];5;10))" office:value-type="string" office:string-value="345          " calcext:value-type="string">
            <text:p>345 <text:s text:c="9"/></text:p>
          </table:table-cell>
          <table:table-cell table:formula="of:=CONCATENATE(LEFT([.D227];3);MID([.D227];4;10))" office:value-type="string" office:string-value="345          " calcext:value-type="string">
            <text:p>345 <text:s text:c="9"/></text:p>
          </table:table-cell>
          <table:table-cell office:value-type="string" calcext:value-type="string">
            <text:p>345 <text:s text:c="11"/>EMISSÃO DE CERTIFICAD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certificados não entregues após 2 anos da emissão.</text:p>
          </table:table-cell>
          <table:table-cell table:style-name="ce65" table:formula="of:=IF([.C227]=[.B227];RIGHT([.D227];LEN([.D227])-6);[.I226])" office:value-type="string" office:string-value="         EMISSÃO DE CERTIFICADO" calcext:value-type="string">
            <text:p><text:s text:c="9"/>EMISSÃO DE CERTIFICADO</text:p>
          </table:table-cell>
          <table:table-cell table:number-columns-repeated="7"/>
        </table:table-row>
        <table:table-row table:style-name="ro18">
          <table:table-cell table:formula="of:=LEFT([.D228];3)" office:value-type="string" office:string-value="346" calcext:value-type="string">
            <text:p>346</text:p>
          </table:table-cell>
          <table:table-cell table:formula="of:=CONCATENATE(LEFT([.D228];3);MID([.D228];5;10))" office:value-type="string" office:string-value="346          " calcext:value-type="string">
            <text:p>346 <text:s text:c="9"/></text:p>
          </table:table-cell>
          <table:table-cell table:formula="of:=CONCATENATE(LEFT([.D228];3);MID([.D228];4;10))" office:value-type="string" office:string-value="346          " calcext:value-type="string">
            <text:p>346 <text:s text:c="9"/></text:p>
          </table:table-cell>
          <table:table-cell office:value-type="string" calcext:value-type="string">
            <text:p>346 <text:s text:c="10"/>AVALIAÇÃO. RESULTADOS</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228]=[.B228];RIGHT([.D228];LEN([.D228])-6);[.I227])" office:value-type="string" office:string-value="        AVALIAÇÃO. RESULTADOS" calcext:value-type="string">
            <text:p><text:s text:c="8"/>AVALIAÇÃO. RESULTADOS</text:p>
          </table:table-cell>
          <table:table-cell table:number-columns-repeated="7"/>
        </table:table-row>
        <table:table-row table:style-name="ro2">
          <table:table-cell table:formula="of:=LEFT([.D229];3)" office:value-type="string" office:string-value="350" calcext:value-type="string">
            <text:p>350</text:p>
          </table:table-cell>
          <table:table-cell table:formula="of:=CONCATENATE(LEFT([.D229];3);MID([.D229];5;10))" office:value-type="string" office:string-value="350          " calcext:value-type="string">
            <text:p>350 <text:s text:c="9"/></text:p>
          </table:table-cell>
          <table:table-cell table:formula="of:=CONCATENATE(LEFT([.D229];3);MID([.D229];4;10))" office:value-type="string" office:string-value="350          " calcext:value-type="string">
            <text:p>350 <text:s text:c="9"/></text:p>
          </table:table-cell>
          <table:table-cell office:value-type="string" calcext:value-type="string">
            <text:p>350 <text:s text:c="10"/>EVENTOS DE EXTENSÃO</text:p>
          </table:table-cell>
          <table:table-cell table:number-columns-repeated="4"/>
          <table:table-cell table:style-name="ce65" table:formula="of:=IF([.C229]=[.B229];RIGHT([.D229];LEN([.D229])-6);[.I228])" office:value-type="string" office:string-value="        EVENTOS DE EXTENSÃO" calcext:value-type="string">
            <text:p><text:s text:c="8"/>EVENTOS DE EXTENSÃO</text:p>
          </table:table-cell>
          <table:table-cell table:number-columns-repeated="7"/>
        </table:table-row>
        <table:table-row table:style-name="ro4">
          <table:table-cell table:formula="of:=LEFT([.D230];3)" office:value-type="string" office:string-value="351" calcext:value-type="string">
            <text:p>351</text:p>
          </table:table-cell>
          <table:table-cell table:formula="of:=CONCATENATE(LEFT([.D230];3);MID([.D230];5;10))" office:value-type="string" office:string-value="351          " calcext:value-type="string">
            <text:p>351 <text:s text:c="9"/></text:p>
          </table:table-cell>
          <table:table-cell table:formula="of:=CONCATENATE(LEFT([.D230];3);MID([.D230];4;10))" office:value-type="string" office:string-value="351          " calcext:value-type="string">
            <text:p>351 <text:s text:c="9"/></text:p>
          </table:table-cell>
          <table:table-cell office:value-type="string" calcext:value-type="string">
            <text:p>351 <text:s text:c="10"/>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style-name="ce65" table:formula="of:=IF([.C230]=[.B230];RIGHT([.D230];LEN([.D230])-6);[.I229])" office:value-type="string" office:string-value="        PROPOSIÇÃO" calcext:value-type="string">
            <text:p><text:s text:c="8"/>PROPOSIÇÃO</text:p>
          </table:table-cell>
          <table:table-cell table:number-columns-repeated="7"/>
        </table:table-row>
        <table:table-row table:style-name="ro3">
          <table:table-cell table:formula="of:=LEFT([.D231];3)" office:value-type="string" office:string-value="352" calcext:value-type="string">
            <text:p>352</text:p>
          </table:table-cell>
          <table:table-cell table:formula="of:=CONCATENATE(LEFT([.D231];3);MID([.D231];5;10))" office:value-type="string" office:string-value="352          " calcext:value-type="string">
            <text:p>352 <text:s text:c="9"/></text:p>
          </table:table-cell>
          <table:table-cell table:formula="of:=CONCATENATE(LEFT([.D231];3);MID([.D231];4;10))" office:value-type="string" office:string-value="352          " calcext:value-type="string">
            <text:p>352 <text:s text:c="9"/></text:p>
          </table:table-cell>
          <table:table-cell office:value-type="string" calcext:value-type="string">
            <text:p>352 <text:s text:c="10"/>DIVULGA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Guardar apenas um exemplar do material de cada evento.</text:p>
          </table:table-cell>
          <table:table-cell table:style-name="ce65" table:formula="of:=IF([.C231]=[.B231];RIGHT([.D231];LEN([.D231])-6);[.I230])" office:value-type="string" office:string-value="        DIVULGAÇÃO" calcext:value-type="string">
            <text:p><text:s text:c="8"/>DIVULGAÇÃO</text:p>
          </table:table-cell>
          <table:table-cell table:number-columns-repeated="7"/>
        </table:table-row>
        <table:table-row table:style-name="ro3">
          <table:table-cell table:formula="of:=LEFT([.D232];3)" office:value-type="string" office:string-value="353" calcext:value-type="string">
            <text:p>353</text:p>
          </table:table-cell>
          <table:table-cell table:formula="of:=CONCATENATE(LEFT([.D232];3);MID([.D232];5;10))" office:value-type="string" office:string-value="353          " calcext:value-type="string">
            <text:p>353 <text:s text:c="9"/></text:p>
          </table:table-cell>
          <table:table-cell table:formula="of:=CONCATENATE(LEFT([.D232];3);MID([.D232];4;10))" office:value-type="string" office:string-value="353          " calcext:value-type="string">
            <text:p>353 <text:s text:c="9"/></text:p>
          </table:table-cell>
          <table:table-cell office:value-type="string" calcext:value-type="string">
            <text:p>353 <text:s text:c="10"/>INSCRIÇÃO</text:p>
          </table:table-cell>
          <table:table-cell office:value-type="string" calcext:value-type="string">
            <text:p>Até a conclusão</text:p>
            <text:p> do</text:p>
            <text:p>evento</text:p>
          </table:table-cell>
          <table:table-cell office:value-type="string" calcext:value-type="string">
            <text:p>1 ano</text:p>
          </table:table-cell>
          <table:table-cell office:value-type="string" calcext:value-type="string">
            <text:p><text:s text:c="5"/>Eliminação</text:p>
          </table:table-cell>
          <table:table-cell/>
          <table:table-cell table:style-name="ce65" table:formula="of:=IF([.C232]=[.B232];RIGHT([.D232];LEN([.D232])-6);[.I231])" office:value-type="string" office:string-value="        INSCRIÇÃO" calcext:value-type="string">
            <text:p><text:s text:c="8"/>INSCRIÇÃO</text:p>
          </table:table-cell>
          <table:table-cell table:number-columns-repeated="7"/>
        </table:table-row>
        <table:table-row table:style-name="ro3">
          <table:table-cell table:formula="of:=LEFT([.D233];3)" office:value-type="string" office:string-value="354" calcext:value-type="string">
            <text:p>354</text:p>
          </table:table-cell>
          <table:table-cell table:formula="of:=CONCATENATE(LEFT([.D233];3);MID([.D233];5;10))" office:value-type="string" office:string-value="354          " calcext:value-type="string">
            <text:p>354 <text:s text:c="9"/></text:p>
          </table:table-cell>
          <table:table-cell table:formula="of:=CONCATENATE(LEFT([.D233];3);MID([.D233];4;10))" office:value-type="string" office:string-value="354          " calcext:value-type="string">
            <text:p>354 <text:s text:c="9"/></text:p>
          </table:table-cell>
          <table:table-cell office:value-type="string" calcext:value-type="string">
            <text:p>354 <text:s text:c="10"/>FREQUÊNCIA</text:p>
          </table:table-cell>
          <table:table-cell office:value-type="string" calcext:value-type="string">
            <text:p>Até a conclusão </text:p>
            <text:p>do</text:p>
            <text:p>evento</text:p>
          </table:table-cell>
          <table:table-cell office:value-type="string" calcext:value-type="string">
            <text:p>1 ano</text:p>
          </table:table-cell>
          <table:table-cell office:value-type="string" calcext:value-type="string">
            <text:p><text:s text:c="4"/>Eliminação</text:p>
          </table:table-cell>
          <table:table-cell/>
          <table:table-cell table:style-name="ce65" table:formula="of:=IF([.C233]=[.B233];RIGHT([.D233];LEN([.D233])-6);[.I232])" office:value-type="string" office:string-value="        FREQUÊNCIA" calcext:value-type="string">
            <text:p><text:s text:c="8"/>FREQUÊNCIA</text:p>
          </table:table-cell>
          <table:table-cell table:number-columns-repeated="7"/>
        </table:table-row>
        <table:table-row table:style-name="ro3">
          <table:table-cell table:formula="of:=LEFT([.D234];3)" office:value-type="string" office:string-value="355" calcext:value-type="string">
            <text:p>355</text:p>
          </table:table-cell>
          <table:table-cell table:formula="of:=CONCATENATE(LEFT([.D234];3);MID([.D234];5;10))" office:value-type="string" office:string-value="355          " calcext:value-type="string">
            <text:p>355 <text:s text:c="9"/></text:p>
          </table:table-cell>
          <table:table-cell table:formula="of:=CONCATENATE(LEFT([.D234];3);MID([.D234];4;10))" office:value-type="string" office:string-value="355          " calcext:value-type="string">
            <text:p>355 <text:s text:c="9"/></text:p>
          </table:table-cell>
          <table:table-cell office:value-type="string" calcext:value-type="string">
            <text:p>355 <text:s text:c="11"/>EMISSÃO DE CERTIFICADO</text:p>
          </table:table-cell>
          <table:table-cell office:value-type="string" calcext:value-type="string">
            <text:p><text:s text:c="5"/>5 <text:s text:c="2"/>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certificados não entregues após 2 anos da emissão.</text:p>
          </table:table-cell>
          <table:table-cell table:style-name="ce65" table:formula="of:=IF([.C234]=[.B234];RIGHT([.D234];LEN([.D234])-6);[.I233])" office:value-type="string" office:string-value="         EMISSÃO DE CERTIFICADO" calcext:value-type="string">
            <text:p><text:s text:c="9"/>EMISSÃO DE CERTIFICADO</text:p>
          </table:table-cell>
          <table:table-cell table:number-columns-repeated="7"/>
        </table:table-row>
        <table:table-row table:style-name="ro18">
          <table:table-cell table:formula="of:=LEFT([.D235];3)" office:value-type="string" office:string-value="356" calcext:value-type="string">
            <text:p>356</text:p>
          </table:table-cell>
          <table:table-cell table:formula="of:=CONCATENATE(LEFT([.D235];3);MID([.D235];5;10))" office:value-type="string" office:string-value="356          " calcext:value-type="string">
            <text:p>356 <text:s text:c="9"/></text:p>
          </table:table-cell>
          <table:table-cell table:formula="of:=CONCATENATE(LEFT([.D235];3);MID([.D235];4;10))" office:value-type="string" office:string-value="356          " calcext:value-type="string">
            <text:p>356 <text:s text:c="9"/></text:p>
          </table:table-cell>
          <table:table-cell office:value-type="string" calcext:value-type="string">
            <text:p>356 <text:s text:c="11"/>AVALIAÇÃO. RESULTADOS</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235]=[.B235];RIGHT([.D235];LEN([.D235])-6);[.I234])" office:value-type="string" office:string-value="         AVALIAÇÃO. RESULTADOS" calcext:value-type="string">
            <text:p><text:s text:c="9"/>AVALIAÇÃO. RESULTADOS</text:p>
          </table:table-cell>
          <table:table-cell table:number-columns-repeated="7"/>
        </table:table-row>
        <table:table-row table:style-name="ro2">
          <table:table-cell table:formula="of:=LEFT([.D236];3)" office:value-type="string" office:string-value="360" calcext:value-type="string">
            <text:p>360</text:p>
          </table:table-cell>
          <table:table-cell table:formula="of:=CONCATENATE(LEFT([.D236];3);MID([.D236];5;10))" office:value-type="string" office:string-value="360          " calcext:value-type="string">
            <text:p>360 <text:s text:c="9"/></text:p>
          </table:table-cell>
          <table:table-cell table:formula="of:=CONCATENATE(LEFT([.D236];3);MID([.D236];4;10))" office:value-type="string" office:string-value="360          " calcext:value-type="string">
            <text:p>360 <text:s text:c="9"/></text:p>
          </table:table-cell>
          <table:table-cell office:value-type="string" calcext:value-type="string">
            <text:p>360 <text:s text:c="11"/>PRESTAÇÃO DE SERVIÇO</text:p>
          </table:table-cell>
          <table:table-cell table:number-columns-repeated="4"/>
          <table:table-cell table:style-name="ce65" table:formula="of:=IF([.C236]=[.B236];RIGHT([.D236];LEN([.D236])-6);[.I235])" office:value-type="string" office:string-value="         PRESTAÇÃO DE SERVIÇO" calcext:value-type="string">
            <text:p><text:s text:c="9"/>PRESTAÇÃO DE SERVIÇO</text:p>
          </table:table-cell>
          <table:table-cell table:number-columns-repeated="7"/>
        </table:table-row>
        <table:table-row table:style-name="ro4">
          <table:table-cell table:formula="of:=LEFT([.D237];3)" office:value-type="string" office:string-value="361" calcext:value-type="string">
            <text:p>361</text:p>
          </table:table-cell>
          <table:table-cell table:formula="of:=CONCATENATE(LEFT([.D237];3);MID([.D237];5;10))" office:value-type="string" office:string-value="361          " calcext:value-type="string">
            <text:p>361 <text:s text:c="9"/></text:p>
          </table:table-cell>
          <table:table-cell table:formula="of:=CONCATENATE(LEFT([.D237];3);MID([.D237];4;10))" office:value-type="string" office:string-value="361          " calcext:value-type="string">
            <text:p>361 <text:s text:c="9"/></text:p>
          </table:table-cell>
          <table:table-cell office:value-type="string" calcext:value-type="string">
            <text:p>361 <text:s text:c="10"/>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style-name="ce65" table:formula="of:=IF([.C237]=[.B237];RIGHT([.D237];LEN([.D237])-6);[.I236])" office:value-type="string" office:string-value="        PROPOSIÇÃO" calcext:value-type="string">
            <text:p><text:s text:c="8"/>PROPOSIÇÃO</text:p>
          </table:table-cell>
          <table:table-cell table:number-columns-repeated="7"/>
        </table:table-row>
        <table:table-row table:style-name="ro18">
          <table:table-cell table:formula="of:=LEFT([.D238];3)" office:value-type="string" office:string-value="362" calcext:value-type="string">
            <text:p>362</text:p>
          </table:table-cell>
          <table:table-cell table:formula="of:=CONCATENATE(LEFT([.D238];3);MID([.D238];5;10))" office:value-type="string" office:string-value="362          " calcext:value-type="string">
            <text:p>362 <text:s text:c="9"/></text:p>
          </table:table-cell>
          <table:table-cell table:formula="of:=CONCATENATE(LEFT([.D238];3);MID([.D238];4;10))" office:value-type="string" office:string-value="362          " calcext:value-type="string">
            <text:p>362 <text:s text:c="9"/></text:p>
          </table:table-cell>
          <table:table-cell office:value-type="string" calcext:value-type="string">
            <text:p>362 <text:s text:c="11"/>AVALIAÇÃO. RESULTADOS</text:p>
          </table:table-cell>
          <table:table-cell office:value-type="string" calcext:value-type="string">
            <text:p><text:s text:c="7"/>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238]=[.B238];RIGHT([.D238];LEN([.D238])-6);[.I237])" office:value-type="string" office:string-value="         AVALIAÇÃO. RESULTADOS" calcext:value-type="string">
            <text:p><text:s text:c="9"/>AVALIAÇÃO. RESULTADOS</text:p>
          </table:table-cell>
          <table:table-cell table:number-columns-repeated="7"/>
        </table:table-row>
        <table:table-row table:style-name="ro2">
          <table:table-cell table:formula="of:=LEFT([.D239];3)" office:value-type="string" office:string-value="370" calcext:value-type="string">
            <text:p>370</text:p>
          </table:table-cell>
          <table:table-cell table:formula="of:=CONCATENATE(LEFT([.D239];3);MID([.D239];5;10))" office:value-type="string" office:string-value="370          " calcext:value-type="string">
            <text:p>370 <text:s text:c="9"/></text:p>
          </table:table-cell>
          <table:table-cell table:formula="of:=CONCATENATE(LEFT([.D239];3);MID([.D239];4;10))" office:value-type="string" office:string-value="370          " calcext:value-type="string">
            <text:p>370 <text:s text:c="9"/></text:p>
          </table:table-cell>
          <table:table-cell office:value-type="string" calcext:value-type="string">
            <text:p>370 <text:s text:c="11"/>DIFUSÃO E DIVULGAÇÃO DA PRODUÇÃO ACADÊMICA</text:p>
          </table:table-cell>
          <table:table-cell table:number-columns-repeated="4"/>
          <table:table-cell table:style-name="ce65" table:formula="of:=IF([.C239]=[.B239];RIGHT([.D239];LEN([.D239])-6);[.I238])" office:value-type="string" office:string-value="         DIFUSÃO E DIVULGAÇÃO DA PRODUÇÃO ACADÊMICA" calcext:value-type="string">
            <text:p><text:s text:c="9"/>DIFUSÃO E DIVULGAÇÃO DA PRODUÇÃO ACADÊMICA</text:p>
          </table:table-cell>
          <table:table-cell table:number-columns-repeated="7"/>
        </table:table-row>
        <table:table-row table:style-name="ro4">
          <table:table-cell table:formula="of:=LEFT([.D240];3)" office:value-type="string" office:string-value="371" calcext:value-type="string">
            <text:p>371</text:p>
          </table:table-cell>
          <table:table-cell table:formula="of:=CONCATENATE(LEFT([.D240];3);MID([.D240];5;10))" office:value-type="string" office:string-value="371          " calcext:value-type="string">
            <text:p>371 <text:s text:c="9"/></text:p>
          </table:table-cell>
          <table:table-cell table:formula="of:=CONCATENATE(LEFT([.D240];3);MID([.D240];4;10))" office:value-type="string" office:string-value="371          " calcext:value-type="string">
            <text:p>371 <text:s text:c="9"/></text:p>
          </table:table-cell>
          <table:table-cell office:value-type="string" calcext:value-type="string">
            <text:p>371 <text:s text:c="11"/>PROPOSIÇÃO</text:p>
          </table:table-cell>
          <table:table-cell office:value-type="string" calcext:value-type="string">
            <text:p>Enquanto vigora</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propostas não aprovadas após 2 anos.</text:p>
          </table:table-cell>
          <table:table-cell table:style-name="ce65" table:formula="of:=IF([.C240]=[.B240];RIGHT([.D240];LEN([.D240])-6);[.I239])" office:value-type="string" office:string-value="         PROPOSIÇÃO" calcext:value-type="string">
            <text:p><text:s text:c="9"/>PROPOSIÇÃO</text:p>
          </table:table-cell>
          <table:table-cell table:number-columns-repeated="7"/>
        </table:table-row>
        <table:table-row table:style-name="ro18">
          <table:table-cell table:formula="of:=LEFT([.D241];3)" office:value-type="string" office:string-value="372" calcext:value-type="string">
            <text:p>372</text:p>
          </table:table-cell>
          <table:table-cell table:formula="of:=CONCATENATE(LEFT([.D241];3);MID([.D241];5;10))" office:value-type="string" office:string-value="372          " calcext:value-type="string">
            <text:p>372 <text:s text:c="9"/></text:p>
          </table:table-cell>
          <table:table-cell table:formula="of:=CONCATENATE(LEFT([.D241];3);MID([.D241];4;10))" office:value-type="string" office:string-value="372          " calcext:value-type="string">
            <text:p>372 <text:s text:c="9"/></text:p>
          </table:table-cell>
          <table:table-cell office:value-type="string" calcext:value-type="string">
            <text:p>372 <text:s text:c="10"/>AVALIAÇÃO. RESULTADOS</text:p>
          </table:table-cell>
          <table:table-cell office:value-type="string" calcext:value-type="string">
            <text:p><text:s text:c="5"/>5 <text:s text:c="2"/>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241]=[.B241];RIGHT([.D241];LEN([.D241])-6);[.I240])" office:value-type="string" office:string-value="        AVALIAÇÃO. RESULTADOS" calcext:value-type="string">
            <text:p><text:s text:c="8"/>AVALIAÇÃO. RESULTADOS</text:p>
          </table:table-cell>
          <table:table-cell table:number-columns-repeated="7"/>
        </table:table-row>
        <table:table-row table:style-name="ro2">
          <table:table-cell table:formula="of:=LEFT([.D242];3)" office:value-type="string" office:string-value="380" calcext:value-type="string">
            <text:p>380</text:p>
          </table:table-cell>
          <table:table-cell table:formula="of:=CONCATENATE(LEFT([.D242];3);MID([.D242];5;10))" office:value-type="string" office:string-value="380          " calcext:value-type="string">
            <text:p>380 <text:s text:c="9"/></text:p>
          </table:table-cell>
          <table:table-cell table:formula="of:=CONCATENATE(LEFT([.D242];3);MID([.D242];4;10))" office:value-type="string" office:string-value="380          " calcext:value-type="string">
            <text:p>380 <text:s text:c="9"/></text:p>
          </table:table-cell>
          <table:table-cell office:value-type="string" calcext:value-type="string">
            <text:p>380 <text:s text:c="10"/>PROGRAMA INSTITUCIONAL DE BOLSAS DE EXTENSÃO</text:p>
          </table:table-cell>
          <table:table-cell table:number-columns-repeated="4"/>
          <table:table-cell table:style-name="ce65" table:formula="of:=IF([.C242]=[.B242];RIGHT([.D242];LEN([.D242])-6);[.I241])" office:value-type="string" office:string-value="        PROGRAMA INSTITUCIONAL DE BOLSAS DE EXTENSÃO" calcext:value-type="string">
            <text:p><text:s text:c="8"/>PROGRAMA INSTITUCIONAL DE BOLSAS DE EXTENSÃO</text:p>
          </table:table-cell>
          <table:table-cell table:number-columns-repeated="7"/>
        </table:table-row>
        <table:table-row table:style-name="ro4">
          <table:table-cell table:formula="of:=LEFT([.D243];3)" office:value-type="string" office:string-value="381" calcext:value-type="string">
            <text:p>381</text:p>
          </table:table-cell>
          <table:table-cell table:formula="of:=CONCATENATE(LEFT([.D243];3);MID([.D243];5;10))" office:value-type="string" office:string-value="381          " calcext:value-type="string">
            <text:p>381 <text:s text:c="9"/></text:p>
          </table:table-cell>
          <table:table-cell table:formula="of:=CONCATENATE(LEFT([.D243];3);MID([.D243];4;10))" office:value-type="string" office:string-value="381          " calcext:value-type="string">
            <text:p>381 <text:s text:c="9"/></text:p>
          </table:table-cell>
          <table:table-cell office:value-type="string" calcext:value-type="string">
            <text:p>381 <text:s text:c="11"/>PROCESSO DE SELEÇÃO</text:p>
          </table:table-cell>
          <table:table-cell office:value-type="string" calcext:value-type="string">
            <text:p><text:s text:c="5"/>3 <text:s/>anos</text:p>
          </table:table-cell>
          <table:table-cell office:value-type="string" calcext:value-type="string">
            <text:p>2 anos</text:p>
          </table:table-cell>
          <table:table-cell office:value-type="string" calcext:value-type="string">
            <text:p>Guarda</text:p>
            <text:p>Permanente</text:p>
          </table:table-cell>
          <table:table-cell/>
          <table:table-cell table:style-name="ce65" table:formula="of:=IF([.C243]=[.B243];RIGHT([.D243];LEN([.D243])-6);[.I242])" office:value-type="string" office:string-value="         PROCESSO DE SELEÇÃO" calcext:value-type="string">
            <text:p><text:s text:c="9"/>PROCESSO DE SELEÇÃO</text:p>
          </table:table-cell>
          <table:table-cell table:number-columns-repeated="7"/>
        </table:table-row>
        <table:table-row table:style-name="ro4">
          <table:table-cell table:formula="of:=LEFT([.D244];3)" office:value-type="string" office:string-value="382" calcext:value-type="string">
            <text:p>382</text:p>
          </table:table-cell>
          <table:table-cell table:formula="of:=CONCATENATE(LEFT([.D244];3);MID([.D244];5;10))" office:value-type="string" office:string-value="382          " calcext:value-type="string">
            <text:p>382 <text:s text:c="9"/></text:p>
          </table:table-cell>
          <table:table-cell table:formula="of:=CONCATENATE(LEFT([.D244];3);MID([.D244];4;10))" office:value-type="string" office:string-value="382          " calcext:value-type="string">
            <text:p>382 <text:s text:c="9"/></text:p>
          </table:table-cell>
          <table:table-cell office:value-type="string" calcext:value-type="string">
            <text:p>382           INSCRIÇÃO E SELEÇÃO DE BOLSISTAS</text:p>
            <text:p/>
          </table:table-cell>
          <table:table-cell office:value-type="string" calcext:value-type="string">
            <text:p><text:s text:c="7"/>3 <text:s/>anos</text:p>
          </table:table-cell>
          <table:table-cell office:value-type="string" calcext:value-type="string">
            <text:p>2 anos</text:p>
          </table:table-cell>
          <table:table-cell office:value-type="string" calcext:value-type="string">
            <text:p><text:s text:c="2"/>Eliminação</text:p>
          </table:table-cell>
          <table:table-cell/>
          <table:table-cell table:style-name="ce65" table:formula="of:=IF([.C244]=[.B244];RIGHT([.D244];LEN([.D244])-6);[.I243])" office:value-type="string" office:string-value="        INSCRIÇÃO E SELEÇÃO DE BOLSISTAS&#10;" calcext:value-type="string">
            <text:p>        INSCRIÇÃO E SELEÇÃO DE BOLSISTAS</text:p>
            <text:p/>
          </table:table-cell>
          <table:table-cell table:number-columns-repeated="7"/>
        </table:table-row>
        <table:table-row table:style-name="ro2">
          <table:table-cell table:formula="of:=LEFT([.D245];3)" office:value-type="string" office:string-value="383" calcext:value-type="string">
            <text:p>383</text:p>
          </table:table-cell>
          <table:table-cell table:formula="of:=CONCATENATE(LEFT([.D245];3);MID([.D245];5;10))" office:value-type="string" office:string-value="383          " calcext:value-type="string">
            <text:p>383 <text:s text:c="9"/></text:p>
          </table:table-cell>
          <table:table-cell table:formula="of:=CONCATENATE(LEFT([.D245];3);MID([.D245];4;10))" office:value-type="string" office:string-value="383          " calcext:value-type="string">
            <text:p>383 <text:s text:c="9"/></text:p>
          </table:table-cell>
          <table:table-cell office:value-type="string" calcext:value-type="string">
            <text:p>383 <text:s text:c="12"/>FREQUÊNCIA DE BOLSISTAS</text:p>
          </table:table-cell>
          <table:table-cell office:value-type="string" calcext:value-type="string">
            <text:p><text:s text:c="7"/>5 <text:s/>anos</text:p>
          </table:table-cell>
          <table:table-cell office:value-type="string" calcext:value-type="string">
            <text:p>47 anos</text:p>
          </table:table-cell>
          <table:table-cell office:value-type="string" calcext:value-type="string">
            <text:p><text:s text:c="3"/>Eliminação</text:p>
          </table:table-cell>
          <table:table-cell/>
          <table:table-cell table:style-name="ce65" table:formula="of:=IF([.C245]=[.B245];RIGHT([.D245];LEN([.D245])-6);[.I244])" office:value-type="string" office:string-value="          FREQUÊNCIA DE BOLSISTAS" calcext:value-type="string">
            <text:p><text:s text:c="10"/>FREQUÊNCIA DE BOLSISTAS</text:p>
          </table:table-cell>
          <table:table-cell table:number-columns-repeated="7"/>
        </table:table-row>
        <table:table-row table:style-name="ro18">
          <table:table-cell table:formula="of:=LEFT([.D246];3)" office:value-type="string" office:string-value="384" calcext:value-type="string">
            <text:p>384</text:p>
          </table:table-cell>
          <table:table-cell table:formula="of:=CONCATENATE(LEFT([.D246];3);MID([.D246];5;10))" office:value-type="string" office:string-value="384          " calcext:value-type="string">
            <text:p>384 <text:s text:c="9"/></text:p>
          </table:table-cell>
          <table:table-cell table:formula="of:=CONCATENATE(LEFT([.D246];3);MID([.D246];4;10))" office:value-type="string" office:string-value="384          " calcext:value-type="string">
            <text:p>384 <text:s text:c="9"/></text:p>
          </table:table-cell>
          <table:table-cell office:value-type="string" calcext:value-type="string">
            <text:p>384 <text:s text:c="11"/>AVALIAÇÃO. RESULTADOS</text:p>
          </table:table-cell>
          <table:table-cell office:value-type="string" calcext:value-type="string">
            <text:p><text:s text:c="6"/>3 <text:s/>anos</text:p>
          </table:table-cell>
          <table:table-cell office:value-type="string" calcext:value-type="string">
            <text:p>2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246]=[.B246];RIGHT([.D246];LEN([.D246])-6);[.I245])" office:value-type="string" office:string-value="         AVALIAÇÃO. RESULTADOS" calcext:value-type="string">
            <text:p><text:s text:c="9"/>AVALIAÇÃO. RESULTADOS</text:p>
          </table:table-cell>
          <table:table-cell table:number-columns-repeated="7"/>
        </table:table-row>
        <table:table-row table:style-name="ro2">
          <table:table-cell table:formula="of:=LEFT([.D247];3)" office:value-type="string" office:string-value="390" calcext:value-type="string">
            <text:p>390</text:p>
          </table:table-cell>
          <table:table-cell table:formula="of:=CONCATENATE(LEFT([.D247];3);MID([.D247];5;10))" office:value-type="string" office:string-value="390          " calcext:value-type="string">
            <text:p>390 <text:s text:c="9"/></text:p>
          </table:table-cell>
          <table:table-cell table:formula="of:=CONCATENATE(LEFT([.D247];3);MID([.D247];4;10))" office:value-type="string" office:string-value="390          " calcext:value-type="string">
            <text:p>390 <text:s text:c="9"/></text:p>
          </table:table-cell>
          <table:table-cell office:value-type="string" calcext:value-type="string">
            <text:p>390 <text:s text:c="11"/>OUTROS ASSUNTOS REFERENTES À EXTENSÃO</text:p>
          </table:table-cell>
          <table:table-cell table:number-columns-repeated="4"/>
          <table:table-cell table:style-name="ce65" table:formula="of:=IF([.C247]=[.B247];RIGHT([.D247];LEN([.D247])-6);[.I246])" office:value-type="string" office:string-value="         OUTROS ASSUNTOS REFERENTES À EXTENSÃO" calcext:value-type="string">
            <text:p><text:s text:c="9"/>OUTROS ASSUNTOS REFERENTES À EXTENSÃO</text:p>
          </table:table-cell>
          <table:table-cell table:number-columns-repeated="7"/>
        </table:table-row>
        <table:table-row table:style-name="ro2">
          <table:table-cell table:formula="of:=LEFT([.D248];3)" office:value-type="string" office:string-value="400" calcext:value-type="string">
            <text:p>400</text:p>
          </table:table-cell>
          <table:table-cell table:formula="of:=CONCATENATE(LEFT([.D248];3);MID([.D248];5;10))" office:value-type="string" office:string-value="400          " calcext:value-type="string">
            <text:p>400 <text:s text:c="9"/></text:p>
          </table:table-cell>
          <table:table-cell table:formula="of:=CONCATENATE(LEFT([.D248];3);MID([.D248];4;10))" office:value-type="string" office:string-value="400          " calcext:value-type="string">
            <text:p>400 <text:s text:c="9"/></text:p>
          </table:table-cell>
          <table:table-cell office:value-type="string" calcext:value-type="string">
            <text:p>400 <text:s text:c="11"/>EDUCAÇÃO BÁSICA E PROFISSIONAL</text:p>
          </table:table-cell>
          <table:table-cell table:number-columns-repeated="4"/>
          <table:table-cell table:style-name="ce65" table:formula="of:=IF([.C248]=[.B248];RIGHT([.D248];LEN([.D248])-6);[.I247])" office:value-type="string" office:string-value="         EDUCAÇÃO BÁSICA E PROFISSIONAL" calcext:value-type="string">
            <text:p><text:s text:c="9"/>EDUCAÇÃO BÁSICA E PROFISSIONAL</text:p>
          </table:table-cell>
          <table:table-cell table:number-columns-repeated="7"/>
        </table:table-row>
        <table:table-row table:style-name="ro4">
          <table:table-cell table:formula="of:=LEFT([.D249];3)" office:value-type="string" office:string-value="410" calcext:value-type="string">
            <text:p>410</text:p>
          </table:table-cell>
          <table:table-cell table:formula="of:=CONCATENATE(LEFT([.D249];3);MID([.D249];5;10))" office:value-type="string" office:string-value="410          " calcext:value-type="string">
            <text:p>410 <text:s text:c="9"/></text:p>
          </table:table-cell>
          <table:table-cell table:formula="of:=CONCATENATE(LEFT([.D249];3);MID([.D249];4;10))" office:value-type="string" office:string-value="410          " calcext:value-type="string">
            <text:p>410 <text:s text:c="9"/></text:p>
          </table:table-cell>
          <table:table-cell office:value-type="string" calcext:value-type="string">
            <text:p>410 <text:s text:c="11"/>NORMATIZAÇÃO. REGULAMENTAÇÃ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49]=[.B249];RIGHT([.D249];LEN([.D249])-6);[.I248])" office:value-type="string" office:string-value="         NORMATIZAÇÃO. REGULAMENTAÇÃO" calcext:value-type="string">
            <text:p><text:s text:c="9"/>NORMATIZAÇÃO. REGULAMENTAÇÃO</text:p>
          </table:table-cell>
          <table:table-cell table:number-columns-repeated="7"/>
        </table:table-row>
        <table:table-row table:style-name="ro2">
          <table:table-cell table:formula="of:=LEFT([.D250];3)" office:value-type="string" office:string-value="420" calcext:value-type="string">
            <text:p>420</text:p>
          </table:table-cell>
          <table:table-cell table:formula="of:=CONCATENATE(LEFT([.D250];3);MID([.D250];5;10))" office:value-type="string" office:string-value="420          " calcext:value-type="string">
            <text:p>420 <text:s text:c="9"/></text:p>
          </table:table-cell>
          <table:table-cell table:formula="of:=CONCATENATE(LEFT([.D250];3);MID([.D250];4;10))" office:value-type="string" office:string-value="420          " calcext:value-type="string">
            <text:p>420 <text:s text:c="9"/></text:p>
          </table:table-cell>
          <table:table-cell office:value-type="string" calcext:value-type="string">
            <text:p>420 <text:s text:c="11"/>EDUCAÇÃO INFANTIL: CRECHES E PRÉ-ESCOLAR</text:p>
          </table:table-cell>
          <table:table-cell table:number-columns-repeated="4"/>
          <table:table-cell table:style-name="ce65" table:formula="of:=IF([.C250]=[.B250];RIGHT([.D250];LEN([.D250])-6);[.I249])" office:value-type="string" office:string-value="         EDUCAÇÃO INFANTIL: CRECHES E PRÉ-ESCOLAR" calcext:value-type="string">
            <text:p><text:s text:c="9"/>EDUCAÇÃO INFANTIL: CRECHES E PRÉ-ESCOLAR</text:p>
          </table:table-cell>
          <table:table-cell table:number-columns-repeated="7"/>
        </table:table-row>
        <table:table-row table:style-name="ro2">
          <table:table-cell table:formula="of:=LEFT([.D251];3)" office:value-type="string" office:string-value="421" calcext:value-type="string">
            <text:p>421</text:p>
          </table:table-cell>
          <table:table-cell table:formula="of:=CONCATENATE(LEFT([.D251];3);MID([.D251];5;10))" office:value-type="string" office:string-value="421          " calcext:value-type="string">
            <text:p>421 <text:s text:c="9"/></text:p>
          </table:table-cell>
          <table:table-cell table:formula="of:=CONCATENATE(LEFT([.D251];3);MID([.D251];4;10))" office:value-type="string" office:string-value="421          " calcext:value-type="string">
            <text:p>421 <text:s text:c="9"/></text:p>
          </table:table-cell>
          <table:table-cell office:value-type="string" calcext:value-type="string">
            <text:p>421 <text:s text:c="11"/>CONCEPÇÃO, ORGANIZAÇÃO E FUNCIONAMENTO DA EDUCAÇÃO INFANTIL</text:p>
          </table:table-cell>
          <table:table-cell table:number-columns-repeated="4"/>
          <table:table-cell table:style-name="ce65" table:formula="of:=IF([.C251]=[.B251];RIGHT([.D251];LEN([.D251])-6);[.I250])" office:value-type="string" office:string-value="         CONCEPÇÃO, ORGANIZAÇÃO E FUNCIONAMENTO DA EDUCAÇÃO INFANTIL" calcext:value-type="string">
            <text:p><text:s text:c="9"/>CONCEPÇÃO, ORGANIZAÇÃO E FUNCIONAMENTO DA EDUCAÇÃO INFANTIL</text:p>
          </table:table-cell>
          <table:table-cell table:number-columns-repeated="7"/>
        </table:table-row>
        <table:table-row table:style-name="ro4">
          <table:table-cell table:formula="of:=LEFT([.D252];3)" office:value-type="string" office:string-value="421" calcext:value-type="string">
            <text:p>421</text:p>
          </table:table-cell>
          <table:table-cell table:formula="of:=CONCATENATE(LEFT([.D252];3);MID([.D252];5;10))" office:value-type="string" office:string-value="4211         " calcext:value-type="string">
            <text:p>4211 <text:s text:c="8"/></text:p>
          </table:table-cell>
          <table:table-cell table:formula="of:=CONCATENATE(LEFT([.D252];3);MID([.D252];4;10))" office:value-type="string" office:string-value="421.1        " calcext:value-type="string">
            <text:p>421.1 <text:s text:c="7"/></text:p>
          </table:table-cell>
          <table:table-cell office:value-type="string" calcext:value-type="string">
            <text:p>421.1 <text:s text:c="8"/>PROJETO PEDAGÓG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52]=[.B252];RIGHT([.D252];LEN([.D252])-6);[.I251])" office:value-type="string" office:string-value="         CONCEPÇÃO, ORGANIZAÇÃO E FUNCIONAMENTO DA EDUCAÇÃO INFANTIL" calcext:value-type="string">
            <text:p><text:s text:c="9"/>CONCEPÇÃO, ORGANIZAÇÃO E FUNCIONAMENTO DA EDUCAÇÃO INFANTIL</text:p>
          </table:table-cell>
          <table:table-cell table:number-columns-repeated="7"/>
        </table:table-row>
        <table:table-row table:style-name="ro4">
          <table:table-cell table:formula="of:=LEFT([.D253];3)" office:value-type="string" office:string-value="421" calcext:value-type="string">
            <text:p>421</text:p>
          </table:table-cell>
          <table:table-cell table:formula="of:=CONCATENATE(LEFT([.D253];3);MID([.D253];5;10))" office:value-type="string" office:string-value="4212         " calcext:value-type="string">
            <text:p>4212 <text:s text:c="8"/></text:p>
          </table:table-cell>
          <table:table-cell table:formula="of:=CONCATENATE(LEFT([.D253];3);MID([.D253];4;10))" office:value-type="string" office:string-value="421.2        " calcext:value-type="string">
            <text:p>421.2 <text:s text:c="7"/></text:p>
          </table:table-cell>
          <table:table-cell office:value-type="string" calcext:value-type="string">
            <text:p>421.2 <text:s text:c="8"/>AUTORIZAÇÃO PARA FUNCIONAMENTO</text:p>
          </table:table-cell>
          <table:table-cell office:value-type="string" calcext:value-type="string">
            <text:p>Até a homologação</text:p>
            <text:p>do ato</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253]=[.B253];RIGHT([.D253];LEN([.D253])-6);[.I252])" office:value-type="string" office:string-value="         CONCEPÇÃO, ORGANIZAÇÃO E FUNCIONAMENTO DA EDUCAÇÃO INFANTIL" calcext:value-type="string">
            <text:p><text:s text:c="9"/>CONCEPÇÃO, ORGANIZAÇÃO E FUNCIONAMENTO DA EDUCAÇÃO INFANTIL</text:p>
          </table:table-cell>
          <table:table-cell table:number-columns-repeated="7"/>
        </table:table-row>
        <table:table-row table:style-name="ro4">
          <table:table-cell table:formula="of:=LEFT([.D254];3)" office:value-type="string" office:string-value="422" calcext:value-type="string">
            <text:p>422</text:p>
          </table:table-cell>
          <table:table-cell table:formula="of:=CONCATENATE(LEFT([.D254];3);MID([.D254];5;10))" office:value-type="string" office:string-value="422          " calcext:value-type="string">
            <text:p>422 <text:s text:c="9"/></text:p>
          </table:table-cell>
          <table:table-cell table:formula="of:=CONCATENATE(LEFT([.D254];3);MID([.D254];4;10))" office:value-type="string" office:string-value="422          " calcext:value-type="string">
            <text:p>422 <text:s text:c="9"/></text:p>
          </table:table-cell>
          <table:table-cell office:value-type="string" calcext:value-type="string">
            <text:p>422 <text:s text:c="11"/>PLANEJAMENTO E ORGANIZAÇÃO DAS ATIVIDADES PEDAGÓGICA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54]=[.B254];RIGHT([.D254];LEN([.D254])-6);[.I253])" office:value-type="string" office:string-value="         PLANEJAMENTO E ORGANIZAÇÃO DAS ATIVIDADES PEDAGÓGICAS" calcext:value-type="string">
            <text:p><text:s text:c="9"/>PLANEJAMENTO E ORGANIZAÇÃO DAS ATIVIDADES PEDAGÓGICAS</text:p>
          </table:table-cell>
          <table:table-cell table:number-columns-repeated="7"/>
        </table:table-row>
        <table:table-row table:style-name="ro4">
          <table:table-cell table:formula="of:=LEFT([.D255];3)" office:value-type="string" office:string-value="423" calcext:value-type="string">
            <text:p>423</text:p>
          </table:table-cell>
          <table:table-cell table:formula="of:=CONCATENATE(LEFT([.D255];3);MID([.D255];5;10))" office:value-type="string" office:string-value="423          " calcext:value-type="string">
            <text:p>423 <text:s text:c="9"/></text:p>
          </table:table-cell>
          <table:table-cell table:formula="of:=CONCATENATE(LEFT([.D255];3);MID([.D255];4;10))" office:value-type="string" office:string-value="423          " calcext:value-type="string">
            <text:p>423 <text:s text:c="9"/></text:p>
          </table:table-cell>
          <table:table-cell office:value-type="string" calcext:value-type="string">
            <text:p>423 <text:s text:c="11"/>PLANEJAMENTO DA ATIVIDADE ESCO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55]=[.B255];RIGHT([.D255];LEN([.D255])-6);[.I254])" office:value-type="string" office:string-value="         PLANEJAMENTO DA ATIVIDADE ESCOLAR" calcext:value-type="string">
            <text:p><text:s text:c="9"/>PLANEJAMENTO DA ATIVIDADE ESCOLAR</text:p>
          </table:table-cell>
          <table:table-cell table:number-columns-repeated="7"/>
        </table:table-row>
        <table:table-row table:style-name="ro19">
          <table:table-cell table:formula="of:=LEFT([.D256];3)" office:value-type="string" office:string-value="424" calcext:value-type="string">
            <text:p>424</text:p>
          </table:table-cell>
          <table:table-cell table:formula="of:=CONCATENATE(LEFT([.D256];3);MID([.D256];5;10))" office:value-type="string" office:string-value="424          " calcext:value-type="string">
            <text:p>424 <text:s text:c="9"/></text:p>
          </table:table-cell>
          <table:table-cell table:formula="of:=CONCATENATE(LEFT([.D256];3);MID([.D256];4;10))" office:value-type="string" office:string-value="424          " calcext:value-type="string">
            <text:p>424 <text:s text:c="9"/></text:p>
          </table:table-cell>
          <table:table-cell office:value-type="string" calcext:value-type="string">
            <text:p>424 <text:s text:c="11"/>REUNIÃO DE PROFESSORES</text:p>
          </table:table-cell>
          <table:table-cell office:value-type="string" calcext:value-type="string">
            <text:p><text:s text:c="4"/>5 <text:s/>anos</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text:s/>vigor.</text:p>
          </table:table-cell>
          <table:table-cell table:style-name="ce65" table:formula="of:=IF([.C256]=[.B256];RIGHT([.D256];LEN([.D256])-6);[.I255])" office:value-type="string" office:string-value="         REUNIÃO DE PROFESSORES" calcext:value-type="string">
            <text:p><text:s text:c="9"/>REUNIÃO DE PROFESSORES</text:p>
          </table:table-cell>
          <table:table-cell table:number-columns-repeated="7"/>
        </table:table-row>
        <table:table-row table:style-name="ro2">
          <table:table-cell table:formula="of:=LEFT([.D257];3)" office:value-type="string" office:string-value="425" calcext:value-type="string">
            <text:p>425</text:p>
          </table:table-cell>
          <table:table-cell table:formula="of:=CONCATENATE(LEFT([.D257];3);MID([.D257];5;10))" office:value-type="string" office:string-value="425          " calcext:value-type="string">
            <text:p>425 <text:s text:c="9"/></text:p>
          </table:table-cell>
          <table:table-cell table:formula="of:=CONCATENATE(LEFT([.D257];3);MID([.D257];4;10))" office:value-type="string" office:string-value="425          " calcext:value-type="string">
            <text:p>425 <text:s text:c="9"/></text:p>
          </table:table-cell>
          <table:table-cell office:value-type="string" calcext:value-type="string">
            <text:p>425 <text:s text:c="11"/>VIDA ESCOLAR DOS ALUNOS DA EDUCAÇÃO INFANTIL</text:p>
          </table:table-cell>
          <table:table-cell table:number-columns-repeated="4"/>
          <table:table-cell table:style-name="ce65" table:formula="of:=IF([.C257]=[.B257];RIGHT([.D257];LEN([.D257])-6);[.I256])" office:value-type="string" office:string-value="         VIDA ESCOLAR DOS ALUNOS DA EDUCAÇÃO INFANTIL" calcext:value-type="string">
            <text:p><text:s text:c="9"/>VIDA ESCOLAR DOS ALUNOS DA EDUCAÇÃO INFANTIL</text:p>
          </table:table-cell>
          <table:table-cell table:number-columns-repeated="7"/>
        </table:table-row>
        <table:table-row table:style-name="ro2">
          <table:table-cell table:formula="of:=LEFT([.D258];3)" office:value-type="string" office:string-value="425" calcext:value-type="string">
            <text:p>425</text:p>
          </table:table-cell>
          <table:table-cell table:formula="of:=CONCATENATE(LEFT([.D258];3);MID([.D258];5;10))" office:value-type="string" office:string-value="4251         " calcext:value-type="string">
            <text:p>4251 <text:s text:c="8"/></text:p>
          </table:table-cell>
          <table:table-cell table:formula="of:=CONCATENATE(LEFT([.D258];3);MID([.D258];4;10))" office:value-type="string" office:string-value="425.1        " calcext:value-type="string">
            <text:p>425.1 <text:s text:c="7"/></text:p>
          </table:table-cell>
          <table:table-cell office:value-type="string" calcext:value-type="string">
            <text:p>425.1 <text:s text:c="9"/>INGRESSO</text:p>
          </table:table-cell>
          <table:table-cell table:number-columns-repeated="4"/>
          <table:table-cell table:style-name="ce65" table:formula="of:=IF([.C258]=[.B258];RIGHT([.D258];LEN([.D258])-6);[.I257])" office:value-type="string" office:string-value="         VIDA ESCOLAR DOS ALUNOS DA EDUCAÇÃO INFANTIL" calcext:value-type="string">
            <text:p><text:s text:c="9"/>VIDA ESCOLAR DOS ALUNOS DA EDUCAÇÃO INFANTIL</text:p>
          </table:table-cell>
          <table:table-cell table:number-columns-repeated="7"/>
        </table:table-row>
        <table:table-row table:style-name="ro3">
          <table:table-cell table:formula="of:=LEFT([.D259];3)" office:value-type="string" office:string-value="425" calcext:value-type="string">
            <text:p>425</text:p>
          </table:table-cell>
          <table:table-cell table:formula="of:=CONCATENATE(LEFT([.D259];3);MID([.D259];5;10))" office:value-type="string" office:string-value="42511        " calcext:value-type="string">
            <text:p>42511 <text:s text:c="7"/></text:p>
          </table:table-cell>
          <table:table-cell table:formula="of:=CONCATENATE(LEFT([.D259];3);MID([.D259];4;10))" office:value-type="string" office:string-value="425.11       " calcext:value-type="string">
            <text:p>425.11 <text:s text:c="6"/></text:p>
          </table:table-cell>
          <table:table-cell office:value-type="string" calcext:value-type="string">
            <text:p>425.11 <text:s text:c="7"/>PROCESSO DE SELEÇÃO</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Eliminação</text:p>
          </table:table-cell>
          <table:table-cell/>
          <table:table-cell table:style-name="ce65" table:formula="of:=IF([.C259]=[.B259];RIGHT([.D259];LEN([.D259])-6);[.I258])" office:value-type="string" office:string-value="         VIDA ESCOLAR DOS ALUNOS DA EDUCAÇÃO INFANTIL" calcext:value-type="string">
            <text:p><text:s text:c="9"/>VIDA ESCOLAR DOS ALUNOS DA EDUCAÇÃO INFANTIL</text:p>
          </table:table-cell>
          <table:table-cell table:number-columns-repeated="7"/>
        </table:table-row>
        <table:table-row table:style-name="ro3">
          <table:table-cell table:formula="of:=LEFT([.D260];3)" office:value-type="string" office:string-value="425" calcext:value-type="string">
            <text:p>425</text:p>
          </table:table-cell>
          <table:table-cell table:formula="of:=CONCATENATE(LEFT([.D260];3);MID([.D260];5;10))" office:value-type="string" office:string-value="425111       " calcext:value-type="string">
            <text:p>425111 <text:s text:c="6"/></text:p>
          </table:table-cell>
          <table:table-cell table:formula="of:=CONCATENATE(LEFT([.D260];3);MID([.D260];4;10))" office:value-type="string" office:string-value="425.111      " calcext:value-type="string">
            <text:p>425.111 <text:s text:c="5"/></text:p>
          </table:table-cell>
          <table:table-cell office:value-type="string" calcext:value-type="string">
            <text:p>425.111 <text:s text:c="6"/>EDITAL. RESULTADO FINAL</text:p>
          </table:table-cell>
          <table:table-cell office:value-type="string" calcext:value-type="string">
            <text:p>Até a homologação</text:p>
            <text:p>do</text:p>
            <text:p>evento</text:p>
          </table:table-cell>
          <table:table-cell office:value-type="string" calcext:value-type="string">
            <text:p>1 ano</text:p>
          </table:table-cell>
          <table:table-cell office:value-type="string" calcext:value-type="string">
            <text:p>Guarda</text:p>
            <text:p>Permanente</text:p>
          </table:table-cell>
          <table:table-cell/>
          <table:table-cell table:style-name="ce65" table:formula="of:=IF([.C260]=[.B260];RIGHT([.D260];LEN([.D260])-6);[.I259])" office:value-type="string" office:string-value="         VIDA ESCOLAR DOS ALUNOS DA EDUCAÇÃO INFANTIL" calcext:value-type="string">
            <text:p><text:s text:c="9"/>VIDA ESCOLAR DOS ALUNOS DA EDUCAÇÃO INFANTIL</text:p>
          </table:table-cell>
          <table:table-cell table:number-columns-repeated="7"/>
        </table:table-row>
        <table:table-row table:style-name="ro4">
          <table:table-cell table:formula="of:=LEFT([.D261];3)" office:value-type="string" office:string-value="425" calcext:value-type="string">
            <text:p>425</text:p>
          </table:table-cell>
          <table:table-cell table:formula="of:=CONCATENATE(LEFT([.D261];3);MID([.D261];5;10))" office:value-type="string" office:string-value="42512        " calcext:value-type="string">
            <text:p>42512 <text:s text:c="7"/></text:p>
          </table:table-cell>
          <table:table-cell table:formula="of:=CONCATENATE(LEFT([.D261];3);MID([.D261];4;10))" office:value-type="string" office:string-value="425.12       " calcext:value-type="string">
            <text:p>425.12 <text:s text:c="6"/></text:p>
          </table:table-cell>
          <table:table-cell office:value-type="string" calcext:value-type="string">
            <text:p>425.12 <text:s text:c="8"/>MANDADO JUDICIAL</text:p>
          </table:table-cell>
          <table:table-cell office:value-type="string" calcext:value-type="string">
            <text:p><text:s text:c="6"/>5 <text:s/>anos</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61]=[.B261];RIGHT([.D261];LEN([.D261])-6);[.I260])" office:value-type="string" office:string-value="         VIDA ESCOLAR DOS ALUNOS DA EDUCAÇÃO INFANTIL" calcext:value-type="string">
            <text:p><text:s text:c="9"/>VIDA ESCOLAR DOS ALUNOS DA EDUCAÇÃO INFANTIL</text:p>
          </table:table-cell>
          <table:table-cell table:number-columns-repeated="7"/>
        </table:table-row>
        <table:table-row table:style-name="ro2">
          <table:table-cell table:formula="of:=LEFT([.D262];3)" office:value-type="string" office:string-value="425" calcext:value-type="string">
            <text:p>425</text:p>
          </table:table-cell>
          <table:table-cell table:formula="of:=CONCATENATE(LEFT([.D262];3);MID([.D262];5;10))" office:value-type="string" office:string-value="4252         " calcext:value-type="string">
            <text:p>4252 <text:s text:c="8"/></text:p>
          </table:table-cell>
          <table:table-cell table:formula="of:=CONCATENATE(LEFT([.D262];3);MID([.D262];4;10))" office:value-type="string" office:string-value="425.2        " calcext:value-type="string">
            <text:p>425.2 <text:s text:c="7"/></text:p>
          </table:table-cell>
          <table:table-cell office:value-type="string" calcext:value-type="string">
            <text:p>425.2 <text:s text:c="9"/>REGISTRO ESCOLAR</text:p>
          </table:table-cell>
          <table:table-cell table:number-columns-repeated="4"/>
          <table:table-cell table:style-name="ce65" table:formula="of:=IF([.C262]=[.B262];RIGHT([.D262];LEN([.D262])-6);[.I261])" office:value-type="string" office:string-value="         VIDA ESCOLAR DOS ALUNOS DA EDUCAÇÃO INFANTIL" calcext:value-type="string">
            <text:p><text:s text:c="9"/>VIDA ESCOLAR DOS ALUNOS DA EDUCAÇÃO INFANTIL</text:p>
          </table:table-cell>
          <table:table-cell table:number-columns-repeated="7"/>
        </table:table-row>
        <table:table-row table:style-name="ro3">
          <table:table-cell table:formula="of:=LEFT([.D263];3)" office:value-type="string" office:string-value="425" calcext:value-type="string">
            <text:p>425</text:p>
          </table:table-cell>
          <table:table-cell table:formula="of:=CONCATENATE(LEFT([.D263];3);MID([.D263];5;10))" office:value-type="string" office:string-value="42521        " calcext:value-type="string">
            <text:p>42521 <text:s text:c="7"/></text:p>
          </table:table-cell>
          <table:table-cell table:formula="of:=CONCATENATE(LEFT([.D263];3);MID([.D263];4;10))" office:value-type="string" office:string-value="425.21       " calcext:value-type="string">
            <text:p>425.21 <text:s text:c="6"/></text:p>
          </table:table-cell>
          <table:table-cell office:value-type="string" calcext:value-type="string">
            <text:p>425.21 <text:s text:c="7"/>MATRÍCUL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table:table-cell table:style-name="ce65" table:formula="of:=IF([.C263]=[.B263];RIGHT([.D263];LEN([.D263])-6);[.I262])" office:value-type="string" office:string-value="         VIDA ESCOLAR DOS ALUNOS DA EDUCAÇÃO INFANTIL" calcext:value-type="string">
            <text:p><text:s text:c="9"/>VIDA ESCOLAR DOS ALUNOS DA EDUCAÇÃO INFANTIL</text:p>
          </table:table-cell>
          <table:table-cell table:number-columns-repeated="7"/>
        </table:table-row>
        <table:table-row table:style-name="ro4">
          <table:table-cell table:formula="of:=LEFT([.D264];3)" office:value-type="string" office:string-value="425" calcext:value-type="string">
            <text:p>425</text:p>
          </table:table-cell>
          <table:table-cell table:formula="of:=CONCATENATE(LEFT([.D264];3);MID([.D264];5;10))" office:value-type="string" office:string-value="4259         " calcext:value-type="string">
            <text:p>4259 <text:s text:c="8"/></text:p>
          </table:table-cell>
          <table:table-cell table:formula="of:=CONCATENATE(LEFT([.D264];3);MID([.D264];4;10))" office:value-type="string" office:string-value="425.9        " calcext:value-type="string">
            <text:p>425.9 <text:s text:c="7"/></text:p>
          </table:table-cell>
          <table:table-cell office:value-type="string" calcext:value-type="string">
            <text:p>425.9 <text:s text:c="8"/>OUTROS ASSUNTOS REFERENTES À VIDA ESCOLAR DOS ALUNOS DA EDUCAÇÃO INFANTIL</text:p>
          </table:table-cell>
          <table:table-cell table:number-columns-repeated="4"/>
          <table:table-cell table:style-name="ce65" table:formula="of:=IF([.C264]=[.B264];RIGHT([.D264];LEN([.D264])-6);[.I263])" office:value-type="string" office:string-value="         VIDA ESCOLAR DOS ALUNOS DA EDUCAÇÃO INFANTIL" calcext:value-type="string">
            <text:p><text:s text:c="9"/>VIDA ESCOLAR DOS ALUNOS DA EDUCAÇÃO INFANTIL</text:p>
          </table:table-cell>
          <table:table-cell table:number-columns-repeated="7"/>
        </table:table-row>
        <table:table-row table:style-name="ro2">
          <table:table-cell table:formula="of:=LEFT([.D265];3)" office:value-type="string" office:string-value="425" calcext:value-type="string">
            <text:p>425</text:p>
          </table:table-cell>
          <table:table-cell table:formula="of:=CONCATENATE(LEFT([.D265];3);MID([.D265];5;10))" office:value-type="string" office:string-value="42591        " calcext:value-type="string">
            <text:p>42591 <text:s text:c="7"/></text:p>
          </table:table-cell>
          <table:table-cell table:formula="of:=CONCATENATE(LEFT([.D265];3);MID([.D265];4;10))" office:value-type="string" office:string-value="425.91       " calcext:value-type="string">
            <text:p>425.91 <text:s text:c="6"/></text:p>
          </table:table-cell>
          <table:table-cell office:value-type="string" calcext:value-type="string">
            <text:p>425.91 <text:s text:c="8"/>FORMATURA</text:p>
          </table:table-cell>
          <table:table-cell office:value-type="string" calcext:value-type="string">
            <text:p><text:s text:c="5"/>5 anos</text:p>
          </table:table-cell>
          <table:table-cell office:value-type="string" calcext:value-type="string">
            <text:p>-</text:p>
          </table:table-cell>
          <table:table-cell office:value-type="string" calcext:value-type="string">
            <text:p>Eliminação</text:p>
          </table:table-cell>
          <table:table-cell/>
          <table:table-cell table:style-name="ce65" table:formula="of:=IF([.C265]=[.B265];RIGHT([.D265];LEN([.D265])-6);[.I264])" office:value-type="string" office:string-value="         VIDA ESCOLAR DOS ALUNOS DA EDUCAÇÃO INFANTIL" calcext:value-type="string">
            <text:p><text:s text:c="9"/>VIDA ESCOLAR DOS ALUNOS DA EDUCAÇÃO INFANTIL</text:p>
          </table:table-cell>
          <table:table-cell table:number-columns-repeated="7"/>
        </table:table-row>
        <table:table-row table:style-name="ro2">
          <table:table-cell table:formula="of:=LEFT([.D266];3)" office:value-type="string" office:string-value="430" calcext:value-type="string">
            <text:p>430</text:p>
          </table:table-cell>
          <table:table-cell table:formula="of:=CONCATENATE(LEFT([.D266];3);MID([.D266];5;10))" office:value-type="string" office:string-value="430          " calcext:value-type="string">
            <text:p>430 <text:s text:c="9"/></text:p>
          </table:table-cell>
          <table:table-cell table:formula="of:=CONCATENATE(LEFT([.D266];3);MID([.D266];4;10))" office:value-type="string" office:string-value="430          " calcext:value-type="string">
            <text:p>430 <text:s text:c="9"/></text:p>
          </table:table-cell>
          <table:table-cell office:value-type="string" calcext:value-type="string">
            <text:p>430 <text:s text:c="10"/>ENSINO FUNDAMENTAL (INCLUSIVE EDUCAÇÃO DE JOVENS E ADULTOS)</text:p>
          </table:table-cell>
          <table:table-cell table:number-columns-repeated="4"/>
          <table:table-cell table:style-name="ce65" table:formula="of:=IF([.C266]=[.B266];RIGHT([.D266];LEN([.D266])-6);[.I265])" office:value-type="string" office:string-value="        ENSINO FUNDAMENTAL (INCLUSIVE EDUCAÇÃO DE JOVENS E ADULTOS)" calcext:value-type="string">
            <text:p><text:s text:c="8"/>ENSINO FUNDAMENTAL (INCLUSIVE EDUCAÇÃO DE JOVENS E ADULTOS)</text:p>
          </table:table-cell>
          <table:table-cell table:number-columns-repeated="7"/>
        </table:table-row>
        <table:table-row table:style-name="ro2">
          <table:table-cell table:formula="of:=LEFT([.D267];3)" office:value-type="string" office:string-value="431" calcext:value-type="string">
            <text:p>431</text:p>
          </table:table-cell>
          <table:table-cell table:formula="of:=CONCATENATE(LEFT([.D267];3);MID([.D267];5;10))" office:value-type="string" office:string-value="431          " calcext:value-type="string">
            <text:p>431 <text:s text:c="9"/></text:p>
          </table:table-cell>
          <table:table-cell table:formula="of:=CONCATENATE(LEFT([.D267];3);MID([.D267];4;10))" office:value-type="string" office:string-value="431          " calcext:value-type="string">
            <text:p>431 <text:s text:c="9"/></text:p>
          </table:table-cell>
          <table:table-cell office:value-type="string" calcext:value-type="string">
            <text:p>431 <text:s text:c="10"/>CONCEPÇÃO, ORGANIZAÇÃO E FUNCIONAMENTO DO ENSINO FUNDAMENTAL</text:p>
          </table:table-cell>
          <table:table-cell table:number-columns-repeated="4"/>
          <table:table-cell table:style-name="ce65" table:formula="of:=IF([.C267]=[.B267];RIGHT([.D267];LEN([.D267])-6);[.I266])" office:value-type="string" office:string-value="        CONCEPÇÃO, ORGANIZAÇÃO E FUNCIONAMENTO DO ENSINO FUNDAMENTAL" calcext:value-type="string">
            <text:p><text:s text:c="8"/>CONCEPÇÃO, ORGANIZAÇÃO E FUNCIONAMENTO DO ENSINO FUNDAMENTAL</text:p>
          </table:table-cell>
          <table:table-cell table:number-columns-repeated="7"/>
        </table:table-row>
        <table:table-row table:style-name="ro4">
          <table:table-cell table:formula="of:=LEFT([.D268];3)" office:value-type="string" office:string-value="431" calcext:value-type="string">
            <text:p>431</text:p>
          </table:table-cell>
          <table:table-cell table:formula="of:=CONCATENATE(LEFT([.D268];3);MID([.D268];5;10))" office:value-type="string" office:string-value="4311         " calcext:value-type="string">
            <text:p>4311 <text:s text:c="8"/></text:p>
          </table:table-cell>
          <table:table-cell table:formula="of:=CONCATENATE(LEFT([.D268];3);MID([.D268];4;10))" office:value-type="string" office:string-value="431.1        " calcext:value-type="string">
            <text:p>431.1 <text:s text:c="7"/></text:p>
          </table:table-cell>
          <table:table-cell office:value-type="string" calcext:value-type="string">
            <text:p>431.1 <text:s text:c="9"/>PROJETO PEDAGÓG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68]=[.B268];RIGHT([.D268];LEN([.D268])-6);[.I267])" office:value-type="string" office:string-value="        CONCEPÇÃO, ORGANIZAÇÃO E FUNCIONAMENTO DO ENSINO FUNDAMENTAL" calcext:value-type="string">
            <text:p><text:s text:c="8"/>CONCEPÇÃO, ORGANIZAÇÃO E FUNCIONAMENTO DO ENSINO FUNDAMENTAL</text:p>
          </table:table-cell>
          <table:table-cell table:number-columns-repeated="7"/>
        </table:table-row>
        <table:table-row table:style-name="ro4">
          <table:table-cell table:formula="of:=LEFT([.D269];3)" office:value-type="string" office:string-value="431" calcext:value-type="string">
            <text:p>431</text:p>
          </table:table-cell>
          <table:table-cell table:formula="of:=CONCATENATE(LEFT([.D269];3);MID([.D269];5;10))" office:value-type="string" office:string-value="4312         " calcext:value-type="string">
            <text:p>4312 <text:s text:c="8"/></text:p>
          </table:table-cell>
          <table:table-cell table:formula="of:=CONCATENATE(LEFT([.D269];3);MID([.D269];4;10))" office:value-type="string" office:string-value="431.2        " calcext:value-type="string">
            <text:p>431.2 <text:s text:c="7"/></text:p>
          </table:table-cell>
          <table:table-cell office:value-type="string" calcext:value-type="string">
            <text:p>431.2 <text:s text:c="8"/>AUTORIZAÇÃO PARA FUNCIONAMENTO</text:p>
          </table:table-cell>
          <table:table-cell office:value-type="string" calcext:value-type="string">
            <text:p>Até a homologação</text:p>
            <text:p>do ato</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269]=[.B269];RIGHT([.D269];LEN([.D269])-6);[.I268])" office:value-type="string" office:string-value="        CONCEPÇÃO, ORGANIZAÇÃO E FUNCIONAMENTO DO ENSINO FUNDAMENTAL" calcext:value-type="string">
            <text:p><text:s text:c="8"/>CONCEPÇÃO, ORGANIZAÇÃO E FUNCIONAMENTO DO ENSINO FUNDAMENTAL</text:p>
          </table:table-cell>
          <table:table-cell table:number-columns-repeated="7"/>
        </table:table-row>
        <table:table-row table:style-name="ro2">
          <table:table-cell table:formula="of:=LEFT([.D270];3)" office:value-type="string" office:string-value="432" calcext:value-type="string">
            <text:p>432</text:p>
          </table:table-cell>
          <table:table-cell table:formula="of:=CONCATENATE(LEFT([.D270];3);MID([.D270];5;10))" office:value-type="string" office:string-value="432          " calcext:value-type="string">
            <text:p>432 <text:s text:c="9"/></text:p>
          </table:table-cell>
          <table:table-cell table:formula="of:=CONCATENATE(LEFT([.D270];3);MID([.D270];4;10))" office:value-type="string" office:string-value="432          " calcext:value-type="string">
            <text:p>432 <text:s text:c="9"/></text:p>
          </table:table-cell>
          <table:table-cell office:value-type="string" calcext:value-type="string">
            <text:p>432 <text:s text:c="10"/>PLANEJAMENTO E ORGANIZAÇÃO CURRICULAR</text:p>
          </table:table-cell>
          <table:table-cell table:number-columns-repeated="4"/>
          <table:table-cell table:style-name="ce65" table:formula="of:=IF([.C270]=[.B270];RIGHT([.D270];LEN([.D270])-6);[.I269])" office:value-type="string" office:string-value="        PLANEJAMENTO E ORGANIZAÇÃO CURRICULAR" calcext:value-type="string">
            <text:p><text:s text:c="8"/>PLANEJAMENTO E ORGANIZAÇÃO CURRICULAR</text:p>
          </table:table-cell>
          <table:table-cell table:number-columns-repeated="7"/>
        </table:table-row>
        <table:table-row table:style-name="ro4">
          <table:table-cell table:formula="of:=LEFT([.D271];3)" office:value-type="string" office:string-value="432" calcext:value-type="string">
            <text:p>432</text:p>
          </table:table-cell>
          <table:table-cell table:formula="of:=CONCATENATE(LEFT([.D271];3);MID([.D271];5;10))" office:value-type="string" office:string-value="4321         " calcext:value-type="string">
            <text:p>4321 <text:s text:c="8"/></text:p>
          </table:table-cell>
          <table:table-cell table:formula="of:=CONCATENATE(LEFT([.D271];3);MID([.D271];4;10))" office:value-type="string" office:string-value="432.1        " calcext:value-type="string">
            <text:p>432.1 <text:s text:c="7"/></text:p>
          </table:table-cell>
          <table:table-cell office:value-type="string" calcext:value-type="string">
            <text:p>432.1 <text:s text:c="8"/>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71]=[.B271];RIGHT([.D271];LEN([.D271])-6);[.I270])" office:value-type="string" office:string-value="        PLANEJAMENTO E ORGANIZAÇÃO CURRICULAR" calcext:value-type="string">
            <text:p><text:s text:c="8"/>PLANEJAMENTO E ORGANIZAÇÃO CURRICULAR</text:p>
          </table:table-cell>
          <table:table-cell table:number-columns-repeated="7"/>
        </table:table-row>
        <table:table-row table:style-name="ro4">
          <table:table-cell table:formula="of:=LEFT([.D272];3)" office:value-type="string" office:string-value="432" calcext:value-type="string">
            <text:p>432</text:p>
          </table:table-cell>
          <table:table-cell table:formula="of:=CONCATENATE(LEFT([.D272];3);MID([.D272];5;10))" office:value-type="string" office:string-value="4322         " calcext:value-type="string">
            <text:p>4322 <text:s text:c="8"/></text:p>
          </table:table-cell>
          <table:table-cell table:formula="of:=CONCATENATE(LEFT([.D272];3);MID([.D272];4;10))" office:value-type="string" office:string-value="432.2        " calcext:value-type="string">
            <text:p>432.2 <text:s text:c="7"/></text:p>
          </table:table-cell>
          <table:table-cell office:value-type="string" calcext:value-type="string">
            <text:p>432.2 <text:s text:c="8"/>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72]=[.B272];RIGHT([.D272];LEN([.D272])-6);[.I271])" office:value-type="string" office:string-value="        PLANEJAMENTO E ORGANIZAÇÃO CURRICULAR" calcext:value-type="string">
            <text:p><text:s text:c="8"/>PLANEJAMENTO E ORGANIZAÇÃO CURRICULAR</text:p>
          </table:table-cell>
          <table:table-cell table:number-columns-repeated="7"/>
        </table:table-row>
        <table:table-row table:style-name="ro4">
          <table:table-cell table:formula="of:=LEFT([.D273];3)" office:value-type="string" office:string-value="433" calcext:value-type="string">
            <text:p>433</text:p>
          </table:table-cell>
          <table:table-cell table:formula="of:=CONCATENATE(LEFT([.D273];3);MID([.D273];5;10))" office:value-type="string" office:string-value="433          " calcext:value-type="string">
            <text:p>433 <text:s text:c="9"/></text:p>
          </table:table-cell>
          <table:table-cell table:formula="of:=CONCATENATE(LEFT([.D273];3);MID([.D273];4;10))" office:value-type="string" office:string-value="433          " calcext:value-type="string">
            <text:p>433 <text:s text:c="9"/></text:p>
          </table:table-cell>
          <table:table-cell office:value-type="string" calcext:value-type="string">
            <text:p>433 <text:s text:c="10"/>PLANEJAMENTO DA ATIVIDADE ESCO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273]=[.B273];RIGHT([.D273];LEN([.D273])-6);[.I272])" office:value-type="string" office:string-value="        PLANEJAMENTO DA ATIVIDADE ESCOLAR" calcext:value-type="string">
            <text:p><text:s text:c="8"/>PLANEJAMENTO DA ATIVIDADE ESCOLAR</text:p>
          </table:table-cell>
          <table:table-cell table:number-columns-repeated="7"/>
        </table:table-row>
        <table:table-row table:style-name="ro19">
          <table:table-cell table:formula="of:=LEFT([.D274];3)" office:value-type="string" office:string-value="434" calcext:value-type="string">
            <text:p>434</text:p>
          </table:table-cell>
          <table:table-cell table:formula="of:=CONCATENATE(LEFT([.D274];3);MID([.D274];5;10))" office:value-type="string" office:string-value="434          " calcext:value-type="string">
            <text:p>434 <text:s text:c="9"/></text:p>
          </table:table-cell>
          <table:table-cell table:formula="of:=CONCATENATE(LEFT([.D274];3);MID([.D274];4;10))" office:value-type="string" office:string-value="434          " calcext:value-type="string">
            <text:p>434 <text:s text:c="9"/></text:p>
          </table:table-cell>
          <table:table-cell office:value-type="string" calcext:value-type="string">
            <text:p>434 <text:s text:c="10"/>CONSELHOS DE CLASSE</text:p>
          </table:table-cell>
          <table:table-cell office:value-type="string" calcext:value-type="string">
            <text:p><text:s text:c="6"/>5 <text:s/>anos</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text:s/>vigor.</text:p>
          </table:table-cell>
          <table:table-cell table:style-name="ce65" table:formula="of:=IF([.C274]=[.B274];RIGHT([.D274];LEN([.D274])-6);[.I273])" office:value-type="string" office:string-value="        CONSELHOS DE CLASSE" calcext:value-type="string">
            <text:p><text:s text:c="8"/>CONSELHOS DE CLASSE</text:p>
          </table:table-cell>
          <table:table-cell table:number-columns-repeated="7"/>
        </table:table-row>
        <table:table-row table:style-name="ro2">
          <table:table-cell table:formula="of:=LEFT([.D275];3)" office:value-type="string" office:string-value="435" calcext:value-type="string">
            <text:p>435</text:p>
          </table:table-cell>
          <table:table-cell table:formula="of:=CONCATENATE(LEFT([.D275];3);MID([.D275];5;10))" office:value-type="string" office:string-value="435          " calcext:value-type="string">
            <text:p>435 <text:s text:c="9"/></text:p>
          </table:table-cell>
          <table:table-cell table:formula="of:=CONCATENATE(LEFT([.D275];3);MID([.D275];4;10))" office:value-type="string" office:string-value="435          " calcext:value-type="string">
            <text:p>435 <text:s text:c="9"/></text:p>
          </table:table-cell>
          <table:table-cell office:value-type="string" calcext:value-type="string">
            <text:p>435 <text:s text:c="10"/>VIDA ESCOLAR DOS ALUNOS DO ENSINO FUNDAMENTAL</text:p>
          </table:table-cell>
          <table:table-cell table:number-columns-repeated="4"/>
          <table:table-cell table:style-name="ce65" table:formula="of:=IF([.C275]=[.B275];RIGHT([.D275];LEN([.D275])-6);[.I274])"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2">
          <table:table-cell table:formula="of:=LEFT([.D276];3)" office:value-type="string" office:string-value="435" calcext:value-type="string">
            <text:p>435</text:p>
          </table:table-cell>
          <table:table-cell table:formula="of:=CONCATENATE(LEFT([.D276];3);MID([.D276];5;10))" office:value-type="string" office:string-value="4351         " calcext:value-type="string">
            <text:p>4351 <text:s text:c="8"/></text:p>
          </table:table-cell>
          <table:table-cell table:formula="of:=CONCATENATE(LEFT([.D276];3);MID([.D276];4;10))" office:value-type="string" office:string-value="435.1        " calcext:value-type="string">
            <text:p>435.1 <text:s text:c="7"/></text:p>
          </table:table-cell>
          <table:table-cell office:value-type="string" calcext:value-type="string">
            <text:p>435.1 <text:s text:c="8"/>INGRESSO</text:p>
          </table:table-cell>
          <table:table-cell table:number-columns-repeated="4"/>
          <table:table-cell table:style-name="ce65" table:formula="of:=IF([.C276]=[.B276];RIGHT([.D276];LEN([.D276])-6);[.I275])"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2">
          <table:table-cell table:formula="of:=LEFT([.D277];3)" office:value-type="string" office:string-value="435" calcext:value-type="string">
            <text:p>435</text:p>
          </table:table-cell>
          <table:table-cell table:formula="of:=CONCATENATE(LEFT([.D277];3);MID([.D277];5;10))" office:value-type="string" office:string-value="43511        " calcext:value-type="string">
            <text:p>43511 <text:s text:c="7"/></text:p>
          </table:table-cell>
          <table:table-cell table:formula="of:=CONCATENATE(LEFT([.D277];3);MID([.D277];4;10))" office:value-type="string" office:string-value="435.11       " calcext:value-type="string">
            <text:p>435.11 <text:s text:c="6"/></text:p>
          </table:table-cell>
          <table:table-cell office:value-type="string" calcext:value-type="string">
            <text:p>435.11 <text:s text:c="7"/>PROCESSO DE SELEÇÃO</text:p>
          </table:table-cell>
          <table:table-cell table:number-columns-repeated="4"/>
          <table:table-cell table:style-name="ce65" table:formula="of:=IF([.C277]=[.B277];RIGHT([.D277];LEN([.D277])-6);[.I276])"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4">
          <table:table-cell table:formula="of:=LEFT([.D278];3)" office:value-type="string" office:string-value="435" calcext:value-type="string">
            <text:p>435</text:p>
          </table:table-cell>
          <table:table-cell table:formula="of:=CONCATENATE(LEFT([.D278];3);MID([.D278];5;10))" office:value-type="string" office:string-value="435111       " calcext:value-type="string">
            <text:p>435111 <text:s text:c="6"/></text:p>
          </table:table-cell>
          <table:table-cell table:formula="of:=CONCATENATE(LEFT([.D278];3);MID([.D278];4;10))" office:value-type="string" office:string-value="435.111      " calcext:value-type="string">
            <text:p>435.111 <text:s text:c="5"/></text:p>
          </table:table-cell>
          <table:table-cell office:value-type="string" calcext:value-type="string">
            <text:p>435.111 <text:s text:c="6"/>PLANEJAMENTO. ORIENTAÇÕES</text:p>
          </table:table-cell>
          <table:table-cell office:value-type="string" calcext:value-type="string">
            <text:p>Até a homologação do <text:s text:c="23"/>evento </text:p>
          </table:table-cell>
          <table:table-cell office:value-type="string" calcext:value-type="string">
            <text:p>1 ano</text:p>
          </table:table-cell>
          <table:table-cell office:value-type="string" calcext:value-type="string">
            <text:p>Guarda</text:p>
            <text:p>Permanente</text:p>
          </table:table-cell>
          <table:table-cell/>
          <table:table-cell table:style-name="ce65" table:formula="of:=IF([.C278]=[.B278];RIGHT([.D278];LEN([.D278])-6);[.I277])"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79];3)" office:value-type="string" office:string-value="435" calcext:value-type="string">
            <text:p>435</text:p>
          </table:table-cell>
          <table:table-cell table:formula="of:=CONCATENATE(LEFT([.D279];3);MID([.D279];5;10))" office:value-type="string" office:string-value="435112       " calcext:value-type="string">
            <text:p>435112 <text:s text:c="6"/></text:p>
          </table:table-cell>
          <table:table-cell table:formula="of:=CONCATENATE(LEFT([.D279];3);MID([.D279];4;10))" office:value-type="string" office:string-value="435.112      " calcext:value-type="string">
            <text:p>435.112 <text:s text:c="5"/></text:p>
          </table:table-cell>
          <table:table-cell office:value-type="string" calcext:value-type="string">
            <text:p>435.112 <text:s text:c="6"/>INSCRIÇÕE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3"/>Eliminação</text:p>
          </table:table-cell>
          <table:table-cell/>
          <table:table-cell table:style-name="ce65" table:formula="of:=IF([.C279]=[.B279];RIGHT([.D279];LEN([.D279])-6);[.I278])"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80];3)" office:value-type="string" office:string-value="435" calcext:value-type="string">
            <text:p>435</text:p>
          </table:table-cell>
          <table:table-cell table:formula="of:=CONCATENATE(LEFT([.D280];3);MID([.D280];5;10))" office:value-type="string" office:string-value="435113       " calcext:value-type="string">
            <text:p>435113 <text:s text:c="6"/></text:p>
          </table:table-cell>
          <table:table-cell table:formula="of:=CONCATENATE(LEFT([.D280];3);MID([.D280];4;10))" office:value-type="string" office:string-value="435.113      " calcext:value-type="string">
            <text:p>435.113 <text:s text:c="5"/></text:p>
          </table:table-cell>
          <table:table-cell office:value-type="string" calcext:value-type="string">
            <text:p>435.113 <text:s text:c="7"/>CONTROLE DE APLICA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 text:c="2"/>Eliminação</text:p>
          </table:table-cell>
          <table:table-cell/>
          <table:table-cell table:style-name="ce65" table:formula="of:=IF([.C280]=[.B280];RIGHT([.D280];LEN([.D280])-6);[.I279])"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81];3)" office:value-type="string" office:string-value="435" calcext:value-type="string">
            <text:p>435</text:p>
          </table:table-cell>
          <table:table-cell table:formula="of:=CONCATENATE(LEFT([.D281];3);MID([.D281];5;10))" office:value-type="string" office:string-value="435114       " calcext:value-type="string">
            <text:p>435114 <text:s text:c="6"/></text:p>
          </table:table-cell>
          <table:table-cell table:formula="of:=CONCATENATE(LEFT([.D281];3);MID([.D281];4;10))" office:value-type="string" office:string-value="435.114      " calcext:value-type="string">
            <text:p>435.114 <text:s text:c="5"/></text:p>
          </table:table-cell>
          <table:table-cell office:value-type="string" calcext:value-type="string">
            <text:p>435.114 <text:s text:c="7"/>CORREÇÃO DE PROVA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text:s/>Eliminação</text:p>
          </table:table-cell>
          <table:table-cell/>
          <table:table-cell table:style-name="ce65" table:formula="of:=IF([.C281]=[.B281];RIGHT([.D281];LEN([.D281])-6);[.I280])"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82];3)" office:value-type="string" office:string-value="435" calcext:value-type="string">
            <text:p>435</text:p>
          </table:table-cell>
          <table:table-cell table:formula="of:=CONCATENATE(LEFT([.D282];3);MID([.D282];5;10))" office:value-type="string" office:string-value="435115       " calcext:value-type="string">
            <text:p>435115 <text:s text:c="6"/></text:p>
          </table:table-cell>
          <table:table-cell table:formula="of:=CONCATENATE(LEFT([.D282];3);MID([.D282];4;10))" office:value-type="string" office:string-value="435.115      " calcext:value-type="string">
            <text:p>435.115 <text:s text:c="5"/></text:p>
          </table:table-cell>
          <table:table-cell office:value-type="string" calcext:value-type="string">
            <text:p>435.115 <text:s text:c="6"/>RECURS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   Permanente</text:p>
          </table:table-cell>
          <table:table-cell/>
          <table:table-cell table:style-name="ce65" table:formula="of:=IF([.C282]=[.B282];RIGHT([.D282];LEN([.D282])-6);[.I281])"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83];3)" office:value-type="string" office:string-value="435" calcext:value-type="string">
            <text:p>435</text:p>
          </table:table-cell>
          <table:table-cell table:formula="of:=CONCATENATE(LEFT([.D283];3);MID([.D283];5;10))" office:value-type="string" office:string-value="435116       " calcext:value-type="string">
            <text:p>435116 <text:s text:c="6"/></text:p>
          </table:table-cell>
          <table:table-cell table:formula="of:=CONCATENATE(LEFT([.D283];3);MID([.D283];4;10))" office:value-type="string" office:string-value="435.116      " calcext:value-type="string">
            <text:p>435.116 <text:s text:c="5"/></text:p>
          </table:table-cell>
          <table:table-cell office:value-type="string" calcext:value-type="string">
            <text:p>435.116 <text:s text:c="7"/>RESULTADOS</text:p>
          </table:table-cell>
          <table:table-cell office:value-type="string" calcext:value-type="string">
            <text:p>Até a homologação</text:p>
            <text:p>do </text:p>
            <text:p>evento</text:p>
          </table:table-cell>
          <table:table-cell office:value-type="string" calcext:value-type="string">
            <text:p>1 ano</text:p>
          </table:table-cell>
          <table:table-cell office:value-type="string" calcext:value-type="string">
            <text:p>Guarda</text:p>
            <text:p>  Permanente</text:p>
          </table:table-cell>
          <table:table-cell/>
          <table:table-cell table:style-name="ce65" table:formula="of:=IF([.C283]=[.B283];RIGHT([.D283];LEN([.D283])-6);[.I282])"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84];3)" office:value-type="string" office:string-value="435" calcext:value-type="string">
            <text:p>435</text:p>
          </table:table-cell>
          <table:table-cell table:formula="of:=CONCATENATE(LEFT([.D284];3);MID([.D284];5;10))" office:value-type="string" office:string-value="43512        " calcext:value-type="string">
            <text:p>43512 <text:s text:c="7"/></text:p>
          </table:table-cell>
          <table:table-cell table:formula="of:=CONCATENATE(LEFT([.D284];3);MID([.D284];4;10))" office:value-type="string" office:string-value="435.12       " calcext:value-type="string">
            <text:p>435.12 <text:s text:c="6"/></text:p>
          </table:table-cell>
          <table:table-cell office:value-type="string" calcext:value-type="string">
            <text:p>435.12 <text:s text:c="8"/>TRANSFERÊNCIA</text:p>
          </table:table-cell>
          <table:table-cell office:value-type="string" calcext:value-type="string">
            <text:p><text:s text:c="7"/>5 anos</text:p>
          </table:table-cell>
          <table:table-cell office:value-type="string" calcext:value-type="string">
            <text:p>-</text:p>
          </table:table-cell>
          <table:table-cell office:value-type="string" calcext:value-type="string">
            <text:p>Guarda</text:p>
            <text:p>  Permanente</text:p>
          </table:table-cell>
          <table:table-cell office:value-type="string" calcext:value-type="string">
            <text:p>Eliminar os documentos após 2 anos do indeferimento.</text:p>
          </table:table-cell>
          <table:table-cell table:style-name="ce65" table:formula="of:=IF([.C284]=[.B284];RIGHT([.D284];LEN([.D284])-6);[.I283])"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4">
          <table:table-cell table:formula="of:=LEFT([.D285];3)" office:value-type="string" office:string-value="435" calcext:value-type="string">
            <text:p>435</text:p>
          </table:table-cell>
          <table:table-cell table:formula="of:=CONCATENATE(LEFT([.D285];3);MID([.D285];5;10))" office:value-type="string" office:string-value="43513        " calcext:value-type="string">
            <text:p>43513 <text:s text:c="7"/></text:p>
          </table:table-cell>
          <table:table-cell table:formula="of:=CONCATENATE(LEFT([.D285];3);MID([.D285];4;10))" office:value-type="string" office:string-value="435.13       " calcext:value-type="string">
            <text:p>435.13 <text:s text:c="6"/></text:p>
          </table:table-cell>
          <table:table-cell office:value-type="string" calcext:value-type="string">
            <text:p>435.13 <text:s text:c="7"/>MANDADO JUDICIAL</text:p>
          </table:table-cell>
          <table:table-cell office:value-type="string" calcext:value-type="string">
            <text:p><text:s text:c="6"/>5 <text:s/>anos</text:p>
          </table:table-cell>
          <table:table-cell office:value-type="string" calcext:value-type="string">
            <text:p>-</text:p>
          </table:table-cell>
          <table:table-cell office:value-type="string" calcext:value-type="string">
            <text:p>Guarda</text:p>
            <text:p>  Permanente</text:p>
          </table:table-cell>
          <table:table-cell/>
          <table:table-cell table:style-name="ce65" table:formula="of:=IF([.C285]=[.B285];RIGHT([.D285];LEN([.D285])-6);[.I284])"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2">
          <table:table-cell table:formula="of:=LEFT([.D286];3)" office:value-type="string" office:string-value="435" calcext:value-type="string">
            <text:p>435</text:p>
          </table:table-cell>
          <table:table-cell table:formula="of:=CONCATENATE(LEFT([.D286];3);MID([.D286];5;10))" office:value-type="string" office:string-value="4352         " calcext:value-type="string">
            <text:p>4352 <text:s text:c="8"/></text:p>
          </table:table-cell>
          <table:table-cell table:formula="of:=CONCATENATE(LEFT([.D286];3);MID([.D286];4;10))" office:value-type="string" office:string-value="435.2        " calcext:value-type="string">
            <text:p>435.2 <text:s text:c="7"/></text:p>
          </table:table-cell>
          <table:table-cell office:value-type="string" calcext:value-type="string">
            <text:p>435.2 <text:s text:c="8"/>REGISTRO ESCOLAR</text:p>
          </table:table-cell>
          <table:table-cell table:number-columns-repeated="4"/>
          <table:table-cell table:style-name="ce65" table:formula="of:=IF([.C286]=[.B286];RIGHT([.D286];LEN([.D286])-6);[.I285])"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87];3)" office:value-type="string" office:string-value="435" calcext:value-type="string">
            <text:p>435</text:p>
          </table:table-cell>
          <table:table-cell table:formula="of:=CONCATENATE(LEFT([.D287];3);MID([.D287];5;10))" office:value-type="string" office:string-value="43521        " calcext:value-type="string">
            <text:p>43521 <text:s text:c="7"/></text:p>
          </table:table-cell>
          <table:table-cell table:formula="of:=CONCATENATE(LEFT([.D287];3);MID([.D287];4;10))" office:value-type="string" office:string-value="435.21       " calcext:value-type="string">
            <text:p>435.21 <text:s text:c="6"/></text:p>
          </table:table-cell>
          <table:table-cell office:value-type="string" calcext:value-type="string">
            <text:p>435.21 <text:s text:c="7"/>MATRÍCUL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Eliminação</text:p>
          </table:table-cell>
          <table:table-cell office:value-type="string" calcext:value-type="string">
            <text:p>Eliminar os documentos após 2 anos do indeferimento.</text:p>
          </table:table-cell>
          <table:table-cell table:style-name="ce65" table:formula="of:=IF([.C287]=[.B287];RIGHT([.D287];LEN([.D287])-6);[.I286])"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4">
          <table:table-cell table:formula="of:=LEFT([.D288];3)" office:value-type="string" office:string-value="435" calcext:value-type="string">
            <text:p>435</text:p>
          </table:table-cell>
          <table:table-cell table:formula="of:=CONCATENATE(LEFT([.D288];3);MID([.D288];5;10))" office:value-type="string" office:string-value="435211       " calcext:value-type="string">
            <text:p>435211 <text:s text:c="6"/></text:p>
          </table:table-cell>
          <table:table-cell table:formula="of:=CONCATENATE(LEFT([.D288];3);MID([.D288];4;10))" office:value-type="string" office:string-value="435.211      " calcext:value-type="string">
            <text:p>435.211 <text:s text:c="5"/></text:p>
          </table:table-cell>
          <table:table-cell office:value-type="string" calcext:value-type="string">
            <text:p>435.211       CANCELAMENTO DE MATRÍCULA: POR DESISTÊNCIA</text:p>
            <text:p>(VOLUNTÁRIA) OU POR JUBILAÇÃO (COMPULSÓRIA)</text:p>
          </table:table-cell>
          <table:table-cell office:value-type="string" calcext:value-type="string">
            <text:p><text:s text:c="6"/>5 <text:s/>anos</text:p>
          </table:table-cell>
          <table:table-cell office:value-type="string" calcext:value-type="string">
            <text:p>25 anos</text:p>
          </table:table-cell>
          <table:table-cell office:value-type="string" calcext:value-type="string">
            <text:p>Eliminação</text:p>
          </table:table-cell>
          <table:table-cell/>
          <table:table-cell table:style-name="ce65" table:formula="of:=IF([.C288]=[.B288];RIGHT([.D288];LEN([.D288])-6);[.I287])"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2">
          <table:table-cell table:formula="of:=LEFT([.D289];3)" office:value-type="string" office:string-value="435" calcext:value-type="string">
            <text:p>435</text:p>
          </table:table-cell>
          <table:table-cell table:formula="of:=CONCATENATE(LEFT([.D289];3);MID([.D289];5;10))" office:value-type="string" office:string-value="4353         " calcext:value-type="string">
            <text:p>4353 <text:s text:c="8"/></text:p>
          </table:table-cell>
          <table:table-cell table:formula="of:=CONCATENATE(LEFT([.D289];3);MID([.D289];4;10))" office:value-type="string" office:string-value="435.3        " calcext:value-type="string">
            <text:p>435.3 <text:s text:c="7"/></text:p>
          </table:table-cell>
          <table:table-cell office:value-type="string" calcext:value-type="string">
            <text:p>435.3 <text:s text:c="8"/>AVALIAÇÃO ESCOLAR</text:p>
          </table:table-cell>
          <table:table-cell table:number-columns-repeated="4"/>
          <table:table-cell table:style-name="ce65" table:formula="of:=IF([.C289]=[.B289];RIGHT([.D289];LEN([.D289])-6);[.I288])"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90];3)" office:value-type="string" office:string-value="435" calcext:value-type="string">
            <text:p>435</text:p>
          </table:table-cell>
          <table:table-cell table:formula="of:=CONCATENATE(LEFT([.D290];3);MID([.D290];5;10))" office:value-type="string" office:string-value="43531        " calcext:value-type="string">
            <text:p>43531 <text:s text:c="7"/></text:p>
          </table:table-cell>
          <table:table-cell table:formula="of:=CONCATENATE(LEFT([.D290];3);MID([.D290];4;10))" office:value-type="string" office:string-value="435.31       " calcext:value-type="string">
            <text:p>435.31 <text:s text:c="6"/></text:p>
          </table:table-cell>
          <table:table-cell office:value-type="string" calcext:value-type="string">
            <text:p>435.31 <text:s text:c="7"/>PROVAS. EXAMES. TRABALHOS</text:p>
          </table:table-cell>
          <table:table-cell office:value-type="string" calcext:value-type="string">
            <text:p>Devolução ao aluno</text:p>
            <text:p>após o registro das notas</text:p>
          </table:table-cell>
          <table:table-cell table:number-columns-repeated="2" office:value-type="string" calcext:value-type="string">
            <text:p>-</text:p>
          </table:table-cell>
          <table:table-cell office:value-type="string" calcext:value-type="string">
            <text:p>Eliminar os documentos não devolvidos ao final do ano letivo.</text:p>
          </table:table-cell>
          <table:table-cell table:style-name="ce65" table:formula="of:=IF([.C290]=[.B290];RIGHT([.D290];LEN([.D290])-6);[.I289])"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4">
          <table:table-cell table:formula="of:=LEFT([.D291];3)" office:value-type="string" office:string-value="435" calcext:value-type="string">
            <text:p>435</text:p>
          </table:table-cell>
          <table:table-cell table:formula="of:=CONCATENATE(LEFT([.D291];3);MID([.D291];5;10))" office:value-type="string" office:string-value="43532        " calcext:value-type="string">
            <text:p>43532 <text:s text:c="7"/></text:p>
          </table:table-cell>
          <table:table-cell table:formula="of:=CONCATENATE(LEFT([.D291];3);MID([.D291];4;10))" office:value-type="string" office:string-value="435.32       " calcext:value-type="string">
            <text:p>435.32 <text:s text:c="6"/></text:p>
          </table:table-cell>
          <table:table-cell office:value-type="string" calcext:value-type="string">
            <text:p>435.32 <text:s text:c="7"/>REGISTRO DE CONTEÚDO PROGRAMÁTICO MINISTRADO, RENDIMENTO E FREQUÊNCIA</text:p>
          </table:table-cell>
          <table:table-cell office:value-type="string" calcext:value-type="string">
            <text:p><text:s text:c="5"/>10 anos</text:p>
          </table:table-cell>
          <table:table-cell office:value-type="string" calcext:value-type="string">
            <text:p>10 anos</text:p>
          </table:table-cell>
          <table:table-cell office:value-type="string" calcext:value-type="string">
            <text:p><text:s text:c="4"/>Eliminação</text:p>
          </table:table-cell>
          <table:table-cell/>
          <table:table-cell table:style-name="ce65" table:formula="of:=IF([.C291]=[.B291];RIGHT([.D291];LEN([.D291])-6);[.I290])"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2">
          <table:table-cell table:formula="of:=LEFT([.D292];3)" office:value-type="string" office:string-value="435" calcext:value-type="string">
            <text:p>435</text:p>
          </table:table-cell>
          <table:table-cell table:formula="of:=CONCATENATE(LEFT([.D292];3);MID([.D292];5;10))" office:value-type="string" office:string-value="4354         " calcext:value-type="string">
            <text:p>4354 <text:s text:c="8"/></text:p>
          </table:table-cell>
          <table:table-cell table:formula="of:=CONCATENATE(LEFT([.D292];3);MID([.D292];4;10))" office:value-type="string" office:string-value="435.4        " calcext:value-type="string">
            <text:p>435.4 <text:s text:c="7"/></text:p>
          </table:table-cell>
          <table:table-cell office:value-type="string" calcext:value-type="string">
            <text:p>435.4 <text:s text:c="8"/>DOCUMENTAÇÃO ESCOLAR</text:p>
          </table:table-cell>
          <table:table-cell table:number-columns-repeated="4"/>
          <table:table-cell table:style-name="ce65" table:formula="of:=IF([.C292]=[.B292];RIGHT([.D292];LEN([.D292])-6);[.I291])"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21">
          <table:table-cell table:formula="of:=LEFT([.D293];3)" office:value-type="string" office:string-value="435" calcext:value-type="string">
            <text:p>435</text:p>
          </table:table-cell>
          <table:table-cell table:formula="of:=CONCATENATE(LEFT([.D293];3);MID([.D293];5;10))" office:value-type="string" office:string-value="43541        " calcext:value-type="string">
            <text:p>43541 <text:s text:c="7"/></text:p>
          </table:table-cell>
          <table:table-cell table:formula="of:=CONCATENATE(LEFT([.D293];3);MID([.D293];4;10))" office:value-type="string" office:string-value="435.41       " calcext:value-type="string">
            <text:p>435.41 <text:s text:c="6"/></text:p>
          </table:table-cell>
          <table:table-cell office:value-type="string" calcext:value-type="string">
            <text:p>435.41 <text:s text:c="7"/>HISTÓRICO ESCOLAR</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versões parciais, cujas informações encontram-se recapituladas na versão integral do histórico escolar.</text:p>
          </table:table-cell>
          <table:table-cell table:style-name="ce65" table:formula="of:=IF([.C293]=[.B293];RIGHT([.D293];LEN([.D293])-6);[.I292])"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94];3)" office:value-type="string" office:string-value="435" calcext:value-type="string">
            <text:p>435</text:p>
          </table:table-cell>
          <table:table-cell table:formula="of:=CONCATENATE(LEFT([.D294];3);MID([.D294];5;10))" office:value-type="string" office:string-value="43542        " calcext:value-type="string">
            <text:p>43542 <text:s text:c="7"/></text:p>
          </table:table-cell>
          <table:table-cell table:formula="of:=CONCATENATE(LEFT([.D294];3);MID([.D294];4;10))" office:value-type="string" office:string-value="435.42       " calcext:value-type="string">
            <text:p>435.42 <text:s text:c="6"/></text:p>
          </table:table-cell>
          <table:table-cell office:value-type="string" calcext:value-type="string">
            <text:p>435.42 <text:s text:c="7"/>EMISSÃO DE CERTIFICADO</text:p>
          </table:table-cell>
          <table:table-cell office:value-type="string" calcext:value-type="string">
            <text:p><text:s text:c="6"/>5 <text:s/>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certificados não entregues 2 anos após a emissão.</text:p>
          </table:table-cell>
          <table:table-cell table:style-name="ce65" table:formula="of:=IF([.C294]=[.B294];RIGHT([.D294];LEN([.D294])-6);[.I293])"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95];3)" office:value-type="string" office:string-value="435" calcext:value-type="string">
            <text:p>435</text:p>
          </table:table-cell>
          <table:table-cell table:formula="of:=CONCATENATE(LEFT([.D295];3);MID([.D295];5;10))" office:value-type="string" office:string-value="43543        " calcext:value-type="string">
            <text:p>43543 <text:s text:c="7"/></text:p>
          </table:table-cell>
          <table:table-cell table:formula="of:=CONCATENATE(LEFT([.D295];3);MID([.D295];4;10))" office:value-type="string" office:string-value="435.43       " calcext:value-type="string">
            <text:p>435.43 <text:s text:c="6"/></text:p>
          </table:table-cell>
          <table:table-cell office:value-type="string" calcext:value-type="string">
            <text:p>435.43        ASSENTAMENTOS INDIVIDUAIS DOS ALUNOS (DOSSIÊS</text:p>
            <text:p>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3"/>Eliminação</text:p>
          </table:table-cell>
          <table:table-cell office:value-type="string" calcext:value-type="string">
            <text:p>*O prazo total de guarda dos documentos é de 100 anos.</text:p>
          </table:table-cell>
          <table:table-cell table:style-name="ce65" table:formula="of:=IF([.C295]=[.B295];RIGHT([.D295];LEN([.D295])-6);[.I294])"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3">
          <table:table-cell table:formula="of:=LEFT([.D296];3)" office:value-type="string" office:string-value="435" calcext:value-type="string">
            <text:p>435</text:p>
          </table:table-cell>
          <table:table-cell table:formula="of:=CONCATENATE(LEFT([.D296];3);MID([.D296];5;10))" office:value-type="string" office:string-value="4355         " calcext:value-type="string">
            <text:p>4355 <text:s text:c="8"/></text:p>
          </table:table-cell>
          <table:table-cell table:formula="of:=CONCATENATE(LEFT([.D296];3);MID([.D296];4;10))" office:value-type="string" office:string-value="435.5        " calcext:value-type="string">
            <text:p>435.5 <text:s text:c="7"/></text:p>
          </table:table-cell>
          <table:table-cell office:value-type="string" calcext:value-type="string">
            <text:p>435.5 <text:s text:c="8"/>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3"/>Eliminação</text:p>
          </table:table-cell>
          <table:table-cell/>
          <table:table-cell table:style-name="ce65" table:formula="of:=IF([.C296]=[.B296];RIGHT([.D296];LEN([.D296])-6);[.I295])"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19">
          <table:table-cell table:formula="of:=LEFT([.D297];3)" office:value-type="string" office:string-value="435" calcext:value-type="string">
            <text:p>435</text:p>
          </table:table-cell>
          <table:table-cell table:formula="of:=CONCATENATE(LEFT([.D297];3);MID([.D297];5;10))" office:value-type="string" office:string-value="4356         " calcext:value-type="string">
            <text:p>4356 <text:s text:c="8"/></text:p>
          </table:table-cell>
          <table:table-cell table:formula="of:=CONCATENATE(LEFT([.D297];3);MID([.D297];4;10))" office:value-type="string" office:string-value="435.6        " calcext:value-type="string">
            <text:p>435.6 <text:s text:c="7"/></text:p>
          </table:table-cell>
          <table:table-cell office:value-type="string" calcext:value-type="string">
            <text:p>435.6         REGIME DISCIPLINAR DOS ALUNOS: PENALIDADES</text:p>
            <text:p>(ADVERTÊNCIA OU REPREENSÃO, SUSPENSÃO E EXPULSÃO)</text:p>
          </table:table-cell>
          <table:table-cell office:value-type="string" calcext:value-type="string">
            <text:p>Até a conclusão do</text:p>
            <text:p>       caso </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style-name="ce65" table:formula="of:=IF([.C297]=[.B297];RIGHT([.D297];LEN([.D297])-6);[.I296])"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4">
          <table:table-cell table:formula="of:=LEFT([.D298];3)" office:value-type="string" office:string-value="435" calcext:value-type="string">
            <text:p>435</text:p>
          </table:table-cell>
          <table:table-cell table:formula="of:=CONCATENATE(LEFT([.D298];3);MID([.D298];5;10))" office:value-type="string" office:string-value="4359         " calcext:value-type="string">
            <text:p>4359 <text:s text:c="8"/></text:p>
          </table:table-cell>
          <table:table-cell table:formula="of:=CONCATENATE(LEFT([.D298];3);MID([.D298];4;10))" office:value-type="string" office:string-value="435.9        " calcext:value-type="string">
            <text:p>435.9 <text:s text:c="7"/></text:p>
          </table:table-cell>
          <table:table-cell office:value-type="string" calcext:value-type="string">
            <text:p>435.9 <text:s text:c="8"/>OUTROS ASSUNTOS REFERENTES À VIDA ESCOLAR DOS ALUNOS DO ENSINO FUNDAMENTAL</text:p>
          </table:table-cell>
          <table:table-cell table:number-columns-repeated="4"/>
          <table:table-cell table:style-name="ce65" table:formula="of:=IF([.C298]=[.B298];RIGHT([.D298];LEN([.D298])-6);[.I297])"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2">
          <table:table-cell table:formula="of:=LEFT([.D299];3)" office:value-type="string" office:string-value="435" calcext:value-type="string">
            <text:p>435</text:p>
          </table:table-cell>
          <table:table-cell table:formula="of:=CONCATENATE(LEFT([.D299];3);MID([.D299];5;10))" office:value-type="string" office:string-value="43591        " calcext:value-type="string">
            <text:p>43591 <text:s text:c="7"/></text:p>
          </table:table-cell>
          <table:table-cell table:formula="of:=CONCATENATE(LEFT([.D299];3);MID([.D299];4;10))" office:value-type="string" office:string-value="435.91       " calcext:value-type="string">
            <text:p>435.91 <text:s text:c="6"/></text:p>
          </table:table-cell>
          <table:table-cell office:value-type="string" calcext:value-type="string">
            <text:p>435.91 <text:s text:c="7"/>FORMATURA</text:p>
          </table:table-cell>
          <table:table-cell office:value-type="string" calcext:value-type="string">
            <text:p><text:s text:c="7"/>5 <text:s/>anos</text:p>
          </table:table-cell>
          <table:table-cell office:value-type="string" calcext:value-type="string">
            <text:p>-</text:p>
          </table:table-cell>
          <table:table-cell office:value-type="string" calcext:value-type="string">
            <text:p><text:s text:c="4"/>Eliminação</text:p>
          </table:table-cell>
          <table:table-cell/>
          <table:table-cell table:style-name="ce65" table:formula="of:=IF([.C299]=[.B299];RIGHT([.D299];LEN([.D299])-6);[.I298])" office:value-type="string" office:string-value="        VIDA ESCOLAR DOS ALUNOS DO ENSINO FUNDAMENTAL" calcext:value-type="string">
            <text:p><text:s text:c="8"/>VIDA ESCOLAR DOS ALUNOS DO ENSINO FUNDAMENTAL</text:p>
          </table:table-cell>
          <table:table-cell table:number-columns-repeated="7"/>
        </table:table-row>
        <table:table-row table:style-name="ro2">
          <table:table-cell table:formula="of:=LEFT([.D300];3)" office:value-type="string" office:string-value="440" calcext:value-type="string">
            <text:p>440</text:p>
          </table:table-cell>
          <table:table-cell table:formula="of:=CONCATENATE(LEFT([.D300];3);MID([.D300];5;10))" office:value-type="string" office:string-value="440          " calcext:value-type="string">
            <text:p>440 <text:s text:c="9"/></text:p>
          </table:table-cell>
          <table:table-cell table:formula="of:=CONCATENATE(LEFT([.D300];3);MID([.D300];4;10))" office:value-type="string" office:string-value="440          " calcext:value-type="string">
            <text:p>440 <text:s text:c="9"/></text:p>
          </table:table-cell>
          <table:table-cell office:value-type="string" calcext:value-type="string">
            <text:p>440 <text:s text:c="10"/>ENSINO MÉDIO (INCLUSIVE EDUCAÇÃO DE JOVENS E ADULTOS)</text:p>
          </table:table-cell>
          <table:table-cell table:number-columns-repeated="4"/>
          <table:table-cell table:style-name="ce65" table:formula="of:=IF([.C300]=[.B300];RIGHT([.D300];LEN([.D300])-6);[.I299])" office:value-type="string" office:string-value="        ENSINO MÉDIO (INCLUSIVE EDUCAÇÃO DE JOVENS E ADULTOS)" calcext:value-type="string">
            <text:p><text:s text:c="8"/>ENSINO MÉDIO (INCLUSIVE EDUCAÇÃO DE JOVENS E ADULTOS)</text:p>
          </table:table-cell>
          <table:table-cell table:number-columns-repeated="7"/>
        </table:table-row>
        <table:table-row table:style-name="ro2">
          <table:table-cell table:formula="of:=LEFT([.D301];3)" office:value-type="string" office:string-value="441" calcext:value-type="string">
            <text:p>441</text:p>
          </table:table-cell>
          <table:table-cell table:formula="of:=CONCATENATE(LEFT([.D301];3);MID([.D301];5;10))" office:value-type="string" office:string-value="441          " calcext:value-type="string">
            <text:p>441 <text:s text:c="9"/></text:p>
          </table:table-cell>
          <table:table-cell table:formula="of:=CONCATENATE(LEFT([.D301];3);MID([.D301];4;10))" office:value-type="string" office:string-value="441          " calcext:value-type="string">
            <text:p>441 <text:s text:c="9"/></text:p>
          </table:table-cell>
          <table:table-cell office:value-type="string" calcext:value-type="string">
            <text:p>441 <text:s text:c="10"/>CONCEPÇÃO, ORGANIZAÇÃO E FUNCIONAMENTO DO ENSINO MÉDIO</text:p>
          </table:table-cell>
          <table:table-cell table:number-columns-repeated="4"/>
          <table:table-cell table:style-name="ce65" table:formula="of:=IF([.C301]=[.B301];RIGHT([.D301];LEN([.D301])-6);[.I300])" office:value-type="string" office:string-value="        CONCEPÇÃO, ORGANIZAÇÃO E FUNCIONAMENTO DO ENSINO MÉDIO" calcext:value-type="string">
            <text:p><text:s text:c="8"/>CONCEPÇÃO, ORGANIZAÇÃO E FUNCIONAMENTO DO ENSINO MÉDIO</text:p>
          </table:table-cell>
          <table:table-cell table:number-columns-repeated="7"/>
        </table:table-row>
        <table:table-row table:style-name="ro4">
          <table:table-cell table:formula="of:=LEFT([.D302];3)" office:value-type="string" office:string-value="441" calcext:value-type="string">
            <text:p>441</text:p>
          </table:table-cell>
          <table:table-cell table:formula="of:=CONCATENATE(LEFT([.D302];3);MID([.D302];5;10))" office:value-type="string" office:string-value="4411         " calcext:value-type="string">
            <text:p>4411 <text:s text:c="8"/></text:p>
          </table:table-cell>
          <table:table-cell table:formula="of:=CONCATENATE(LEFT([.D302];3);MID([.D302];4;10))" office:value-type="string" office:string-value="441.1        " calcext:value-type="string">
            <text:p>441.1 <text:s text:c="7"/></text:p>
          </table:table-cell>
          <table:table-cell office:value-type="string" calcext:value-type="string">
            <text:p>441.1 <text:s text:c="8"/>PROJETO PEDAGÓG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02]=[.B302];RIGHT([.D302];LEN([.D302])-6);[.I301])" office:value-type="string" office:string-value="        CONCEPÇÃO, ORGANIZAÇÃO E FUNCIONAMENTO DO ENSINO MÉDIO" calcext:value-type="string">
            <text:p><text:s text:c="8"/>CONCEPÇÃO, ORGANIZAÇÃO E FUNCIONAMENTO DO ENSINO MÉDIO</text:p>
          </table:table-cell>
          <table:table-cell table:number-columns-repeated="7"/>
        </table:table-row>
        <table:table-row table:style-name="ro4">
          <table:table-cell table:formula="of:=LEFT([.D303];3)" office:value-type="string" office:string-value="441" calcext:value-type="string">
            <text:p>441</text:p>
          </table:table-cell>
          <table:table-cell table:formula="of:=CONCATENATE(LEFT([.D303];3);MID([.D303];5;10))" office:value-type="string" office:string-value="4412         " calcext:value-type="string">
            <text:p>4412 <text:s text:c="8"/></text:p>
          </table:table-cell>
          <table:table-cell table:formula="of:=CONCATENATE(LEFT([.D303];3);MID([.D303];4;10))" office:value-type="string" office:string-value="441.2        " calcext:value-type="string">
            <text:p>441.2 <text:s text:c="7"/></text:p>
          </table:table-cell>
          <table:table-cell office:value-type="string" calcext:value-type="string">
            <text:p>441.2 <text:s text:c="9"/>AUTORIZAÇÃO PARA FUNCIONAMENTO</text:p>
          </table:table-cell>
          <table:table-cell office:value-type="string" calcext:value-type="string">
            <text:p>Até a homologação</text:p>
            <text:p>      do ato</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303]=[.B303];RIGHT([.D303];LEN([.D303])-6);[.I302])" office:value-type="string" office:string-value="        CONCEPÇÃO, ORGANIZAÇÃO E FUNCIONAMENTO DO ENSINO MÉDIO" calcext:value-type="string">
            <text:p><text:s text:c="8"/>CONCEPÇÃO, ORGANIZAÇÃO E FUNCIONAMENTO DO ENSINO MÉDIO</text:p>
          </table:table-cell>
          <table:table-cell table:number-columns-repeated="7"/>
        </table:table-row>
        <table:table-row table:style-name="ro2">
          <table:table-cell table:formula="of:=LEFT([.D304];3)" office:value-type="string" office:string-value="442" calcext:value-type="string">
            <text:p>442</text:p>
          </table:table-cell>
          <table:table-cell table:formula="of:=CONCATENATE(LEFT([.D304];3);MID([.D304];5;10))" office:value-type="string" office:string-value="442          " calcext:value-type="string">
            <text:p>442 <text:s text:c="9"/></text:p>
          </table:table-cell>
          <table:table-cell table:formula="of:=CONCATENATE(LEFT([.D304];3);MID([.D304];4;10))" office:value-type="string" office:string-value="442          " calcext:value-type="string">
            <text:p>442 <text:s text:c="9"/></text:p>
          </table:table-cell>
          <table:table-cell office:value-type="string" calcext:value-type="string">
            <text:p>442 <text:s text:c="10"/>PLANEJAMENTO E ORGANIZAÇÃO CURRICULAR</text:p>
          </table:table-cell>
          <table:table-cell table:number-columns-repeated="4"/>
          <table:table-cell table:style-name="ce65" table:formula="of:=IF([.C304]=[.B304];RIGHT([.D304];LEN([.D304])-6);[.I303])" office:value-type="string" office:string-value="        PLANEJAMENTO E ORGANIZAÇÃO CURRICULAR" calcext:value-type="string">
            <text:p><text:s text:c="8"/>PLANEJAMENTO E ORGANIZAÇÃO CURRICULAR</text:p>
          </table:table-cell>
          <table:table-cell table:number-columns-repeated="7"/>
        </table:table-row>
        <table:table-row table:style-name="ro1">
          <table:table-cell table:formula="of:=LEFT([.D305];3)" office:value-type="string" office:string-value="442" calcext:value-type="string">
            <text:p>442</text:p>
          </table:table-cell>
          <table:table-cell table:formula="of:=CONCATENATE(LEFT([.D305];3);MID([.D305];5;10))" office:value-type="string" office:string-value="4421         " calcext:value-type="string">
            <text:p>4421 <text:s text:c="8"/></text:p>
          </table:table-cell>
          <table:table-cell table:formula="of:=CONCATENATE(LEFT([.D305];3);MID([.D305];4;10))" office:value-type="string" office:string-value="442.1        " calcext:value-type="string">
            <text:p>442.1 <text:s text:c="7"/></text:p>
          </table:table-cell>
          <table:table-cell office:value-type="string" calcext:value-type="string">
            <text:p>442.1 <text:s text:c="8"/>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05]=[.B305];RIGHT([.D305];LEN([.D305])-6);[.I304])" office:value-type="string" office:string-value="        PLANEJAMENTO E ORGANIZAÇÃO CURRICULAR" calcext:value-type="string">
            <text:p><text:s text:c="8"/>PLANEJAMENTO E ORGANIZAÇÃO CURRICULAR</text:p>
          </table:table-cell>
          <table:table-cell table:number-columns-repeated="7"/>
        </table:table-row>
        <table:table-row table:style-name="ro1">
          <table:table-cell table:formula="of:=LEFT([.D306];3)" office:value-type="string" office:string-value="442" calcext:value-type="string">
            <text:p>442</text:p>
          </table:table-cell>
          <table:table-cell table:formula="of:=CONCATENATE(LEFT([.D306];3);MID([.D306];5;10))" office:value-type="string" office:string-value="4422         " calcext:value-type="string">
            <text:p>4422 <text:s text:c="8"/></text:p>
          </table:table-cell>
          <table:table-cell table:formula="of:=CONCATENATE(LEFT([.D306];3);MID([.D306];4;10))" office:value-type="string" office:string-value="442.2        " calcext:value-type="string">
            <text:p>442.2 <text:s text:c="7"/></text:p>
          </table:table-cell>
          <table:table-cell office:value-type="string" calcext:value-type="string">
            <text:p>442.2 <text:s text:c="8"/>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06]=[.B306];RIGHT([.D306];LEN([.D306])-6);[.I305])" office:value-type="string" office:string-value="        PLANEJAMENTO E ORGANIZAÇÃO CURRICULAR" calcext:value-type="string">
            <text:p><text:s text:c="8"/>PLANEJAMENTO E ORGANIZAÇÃO CURRICULAR</text:p>
          </table:table-cell>
          <table:table-cell table:number-columns-repeated="7"/>
        </table:table-row>
        <table:table-row table:style-name="ro1">
          <table:table-cell table:formula="of:=LEFT([.D307];3)" office:value-type="string" office:string-value="443" calcext:value-type="string">
            <text:p>443</text:p>
          </table:table-cell>
          <table:table-cell table:formula="of:=CONCATENATE(LEFT([.D307];3);MID([.D307];5;10))" office:value-type="string" office:string-value="443          " calcext:value-type="string">
            <text:p>443 <text:s text:c="9"/></text:p>
          </table:table-cell>
          <table:table-cell table:formula="of:=CONCATENATE(LEFT([.D307];3);MID([.D307];4;10))" office:value-type="string" office:string-value="443          " calcext:value-type="string">
            <text:p>443 <text:s text:c="9"/></text:p>
          </table:table-cell>
          <table:table-cell office:value-type="string" calcext:value-type="string">
            <text:p>443 <text:s text:c="11"/>PLANEJAMENTO DA ATIVIDADE ESCO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07]=[.B307];RIGHT([.D307];LEN([.D307])-6);[.I306])" office:value-type="string" office:string-value="         PLANEJAMENTO DA ATIVIDADE ESCOLAR" calcext:value-type="string">
            <text:p><text:s text:c="9"/>PLANEJAMENTO DA ATIVIDADE ESCOLAR</text:p>
          </table:table-cell>
          <table:table-cell table:number-columns-repeated="7"/>
        </table:table-row>
        <table:table-row table:style-name="ro19">
          <table:table-cell table:formula="of:=LEFT([.D308];3)" office:value-type="string" office:string-value="444" calcext:value-type="string">
            <text:p>444</text:p>
          </table:table-cell>
          <table:table-cell table:formula="of:=CONCATENATE(LEFT([.D308];3);MID([.D308];5;10))" office:value-type="string" office:string-value="444          " calcext:value-type="string">
            <text:p>444 <text:s text:c="9"/></text:p>
          </table:table-cell>
          <table:table-cell table:formula="of:=CONCATENATE(LEFT([.D308];3);MID([.D308];4;10))" office:value-type="string" office:string-value="444          " calcext:value-type="string">
            <text:p>444 <text:s text:c="9"/></text:p>
          </table:table-cell>
          <table:table-cell office:value-type="string" calcext:value-type="string">
            <text:p>444 <text:s text:c="10"/>CONSELHOS DE CLASSE</text:p>
          </table:table-cell>
          <table:table-cell office:value-type="string" calcext:value-type="string">
            <text:p><text:s text:c="5"/>5 anos</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text:p>
            <text:p>conforme legislação em vigor.</text:p>
          </table:table-cell>
          <table:table-cell table:style-name="ce65" table:formula="of:=IF([.C308]=[.B308];RIGHT([.D308];LEN([.D308])-6);[.I307])" office:value-type="string" office:string-value="        CONSELHOS DE CLASSE" calcext:value-type="string">
            <text:p><text:s text:c="8"/>CONSELHOS DE CLASSE</text:p>
          </table:table-cell>
          <table:table-cell table:number-columns-repeated="7"/>
        </table:table-row>
        <table:table-row table:style-name="ro2">
          <table:table-cell table:formula="of:=LEFT([.D309];3)" office:value-type="string" office:string-value="445" calcext:value-type="string">
            <text:p>445</text:p>
          </table:table-cell>
          <table:table-cell table:formula="of:=CONCATENATE(LEFT([.D309];3);MID([.D309];5;10))" office:value-type="string" office:string-value="445          " calcext:value-type="string">
            <text:p>445 <text:s text:c="9"/></text:p>
          </table:table-cell>
          <table:table-cell table:formula="of:=CONCATENATE(LEFT([.D309];3);MID([.D309];4;10))" office:value-type="string" office:string-value="445          " calcext:value-type="string">
            <text:p>445 <text:s text:c="9"/></text:p>
          </table:table-cell>
          <table:table-cell office:value-type="string" calcext:value-type="string">
            <text:p>445 <text:s text:c="10"/>VIDA ESCOLAR DOS ALUNOS DO ENSINO MÉDIO</text:p>
          </table:table-cell>
          <table:table-cell table:number-columns-repeated="4"/>
          <table:table-cell table:style-name="ce65" table:formula="of:=IF([.C309]=[.B309];RIGHT([.D309];LEN([.D309])-6);[.I308])" office:value-type="string" office:string-value="        VIDA ESCOLAR DOS ALUNOS DO ENSINO MÉDIO" calcext:value-type="string">
            <text:p><text:s text:c="8"/>VIDA ESCOLAR DOS ALUNOS DO ENSINO MÉDIO</text:p>
          </table:table-cell>
          <table:table-cell table:number-columns-repeated="7"/>
        </table:table-row>
        <table:table-row table:style-name="ro2">
          <table:table-cell table:formula="of:=LEFT([.D310];3)" office:value-type="string" office:string-value="445" calcext:value-type="string">
            <text:p>445</text:p>
          </table:table-cell>
          <table:table-cell table:formula="of:=CONCATENATE(LEFT([.D310];3);MID([.D310];5;10))" office:value-type="string" office:string-value="4451         " calcext:value-type="string">
            <text:p>4451 <text:s text:c="8"/></text:p>
          </table:table-cell>
          <table:table-cell table:formula="of:=CONCATENATE(LEFT([.D310];3);MID([.D310];4;10))" office:value-type="string" office:string-value="445.1        " calcext:value-type="string">
            <text:p>445.1 <text:s text:c="7"/></text:p>
          </table:table-cell>
          <table:table-cell office:value-type="string" calcext:value-type="string">
            <text:p>445.1 <text:s text:c="8"/>INGRESSO</text:p>
          </table:table-cell>
          <table:table-cell table:number-columns-repeated="4"/>
          <table:table-cell table:style-name="ce65" table:formula="of:=IF([.C310]=[.B310];RIGHT([.D310];LEN([.D310])-6);[.I309])" office:value-type="string" office:string-value="        VIDA ESCOLAR DOS ALUNOS DO ENSINO MÉDIO" calcext:value-type="string">
            <text:p><text:s text:c="8"/>VIDA ESCOLAR DOS ALUNOS DO ENSINO MÉDIO</text:p>
          </table:table-cell>
          <table:table-cell table:number-columns-repeated="7"/>
        </table:table-row>
        <table:table-row table:style-name="ro2">
          <table:table-cell table:formula="of:=LEFT([.D311];3)" office:value-type="string" office:string-value="445" calcext:value-type="string">
            <text:p>445</text:p>
          </table:table-cell>
          <table:table-cell table:formula="of:=CONCATENATE(LEFT([.D311];3);MID([.D311];5;10))" office:value-type="string" office:string-value="44511        " calcext:value-type="string">
            <text:p>44511 <text:s text:c="7"/></text:p>
          </table:table-cell>
          <table:table-cell table:formula="of:=CONCATENATE(LEFT([.D311];3);MID([.D311];4;10))" office:value-type="string" office:string-value="445.11       " calcext:value-type="string">
            <text:p>445.11 <text:s text:c="6"/></text:p>
          </table:table-cell>
          <table:table-cell office:value-type="string" calcext:value-type="string">
            <text:p>445.11 <text:s text:c="7"/>PROCESSO DE SELEÇÃO</text:p>
          </table:table-cell>
          <table:table-cell table:number-columns-repeated="4"/>
          <table:table-cell table:style-name="ce65" table:formula="of:=IF([.C311]=[.B311];RIGHT([.D311];LEN([.D311])-6);[.I310])" office:value-type="string" office:string-value="        VIDA ESCOLAR DOS ALUNOS DO ENSINO MÉDIO" calcext:value-type="string">
            <text:p><text:s text:c="8"/>VIDA ESCOLAR DOS ALUNOS DO ENSINO MÉDIO</text:p>
          </table:table-cell>
          <table:table-cell table:number-columns-repeated="7"/>
        </table:table-row>
        <table:table-row table:style-name="ro4">
          <table:table-cell table:formula="of:=LEFT([.D312];3)" office:value-type="string" office:string-value="445" calcext:value-type="string">
            <text:p>445</text:p>
          </table:table-cell>
          <table:table-cell table:formula="of:=CONCATENATE(LEFT([.D312];3);MID([.D312];5;10))" office:value-type="string" office:string-value="445111       " calcext:value-type="string">
            <text:p>445111 <text:s text:c="6"/></text:p>
          </table:table-cell>
          <table:table-cell table:formula="of:=CONCATENATE(LEFT([.D312];3);MID([.D312];4;10))" office:value-type="string" office:string-value="445.111      " calcext:value-type="string">
            <text:p>445.111 <text:s text:c="5"/></text:p>
          </table:table-cell>
          <table:table-cell office:value-type="string" calcext:value-type="string">
            <text:p>445.111 <text:s text:c="6"/>PLANEJAMENTO. ORIENTAÇÕES</text:p>
          </table:table-cell>
          <table:table-cell office:value-type="string" calcext:value-type="string">
            <text:p>Até a homologação</text:p>
            <text:p>   do                    evento</text:p>
          </table:table-cell>
          <table:table-cell office:value-type="string" calcext:value-type="string">
            <text:p>1 ano</text:p>
          </table:table-cell>
          <table:table-cell office:value-type="string" calcext:value-type="string">
            <text:p>Guarda</text:p>
            <text:p>Permanente</text:p>
          </table:table-cell>
          <table:table-cell/>
          <table:table-cell table:style-name="ce65" table:formula="of:=IF([.C312]=[.B312];RIGHT([.D312];LEN([.D312])-6);[.I311])"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13];3)" office:value-type="string" office:string-value="445" calcext:value-type="string">
            <text:p>445</text:p>
          </table:table-cell>
          <table:table-cell table:formula="of:=CONCATENATE(LEFT([.D313];3);MID([.D313];5;10))" office:value-type="string" office:string-value="445112       " calcext:value-type="string">
            <text:p>445112 <text:s text:c="6"/></text:p>
          </table:table-cell>
          <table:table-cell table:formula="of:=CONCATENATE(LEFT([.D313];3);MID([.D313];4;10))" office:value-type="string" office:string-value="445.112      " calcext:value-type="string">
            <text:p>445.112 <text:s text:c="5"/></text:p>
          </table:table-cell>
          <table:table-cell office:value-type="string" calcext:value-type="string">
            <text:p>445.112 <text:s text:c="6"/>INSCRIÇÕES</text:p>
          </table:table-cell>
          <table:table-cell office:value-type="string" calcext:value-type="string">
            <text:p>Até a homologação</text:p>
            <text:p>   do               evento *</text:p>
          </table:table-cell>
          <table:table-cell office:value-type="string" calcext:value-type="string">
            <text:p>1 ano</text:p>
          </table:table-cell>
          <table:table-cell office:value-type="string" calcext:value-type="string">
            <text:p><text:s text:c="4"/>Eliminação</text:p>
          </table:table-cell>
          <table:table-cell office:value-type="string" calcext:value-type="string">
            <text:p>*Aguardar o término da ação, no caso de ação judicial.</text:p>
          </table:table-cell>
          <table:table-cell table:style-name="ce65" table:formula="of:=IF([.C313]=[.B313];RIGHT([.D313];LEN([.D313])-6);[.I312])"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14];3)" office:value-type="string" office:string-value="445" calcext:value-type="string">
            <text:p>445</text:p>
          </table:table-cell>
          <table:table-cell table:formula="of:=CONCATENATE(LEFT([.D314];3);MID([.D314];5;10))" office:value-type="string" office:string-value="445113       " calcext:value-type="string">
            <text:p>445113 <text:s text:c="6"/></text:p>
          </table:table-cell>
          <table:table-cell table:formula="of:=CONCATENATE(LEFT([.D314];3);MID([.D314];4;10))" office:value-type="string" office:string-value="445.113      " calcext:value-type="string">
            <text:p>445.113 <text:s text:c="5"/></text:p>
          </table:table-cell>
          <table:table-cell office:value-type="string" calcext:value-type="string">
            <text:p>445.113 <text:s text:c="6"/>CONTROLE DE APLICAÇÃO DE PROVAS</text:p>
          </table:table-cell>
          <table:table-cell office:value-type="string" calcext:value-type="string">
            <text:p>Até a homologação</text:p>
            <text:p>       do            evento*   </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 ação judicial.</text:p>
          </table:table-cell>
          <table:table-cell table:style-name="ce65" table:formula="of:=IF([.C314]=[.B314];RIGHT([.D314];LEN([.D314])-6);[.I313])"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15];3)" office:value-type="string" office:string-value="445" calcext:value-type="string">
            <text:p>445</text:p>
          </table:table-cell>
          <table:table-cell table:formula="of:=CONCATENATE(LEFT([.D315];3);MID([.D315];5;10))" office:value-type="string" office:string-value="445114       " calcext:value-type="string">
            <text:p>445114 <text:s text:c="6"/></text:p>
          </table:table-cell>
          <table:table-cell table:formula="of:=CONCATENATE(LEFT([.D315];3);MID([.D315];4;10))" office:value-type="string" office:string-value="445.114      " calcext:value-type="string">
            <text:p>445.114 <text:s text:c="5"/></text:p>
          </table:table-cell>
          <table:table-cell office:value-type="string" calcext:value-type="string">
            <text:p>445.114 <text:s text:c="7"/>CORREÇÃO DE PROVAS</text:p>
          </table:table-cell>
          <table:table-cell office:value-type="string" calcext:value-type="string">
            <text:p>Até a homologação</text:p>
            <text:p>do</text:p>
            <text:p>evento*</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text:p>
            <text:p>ação judicial.</text:p>
          </table:table-cell>
          <table:table-cell table:style-name="ce65" table:formula="of:=IF([.C315]=[.B315];RIGHT([.D315];LEN([.D315])-6);[.I314])" office:value-type="string" office:string-value="        VIDA ESCOLAR DOS ALUNOS DO ENSINO MÉDIO" calcext:value-type="string">
            <text:p><text:s text:c="8"/>VIDA ESCOLAR DOS ALUNOS DO ENSINO MÉDIO</text:p>
          </table:table-cell>
          <table:table-cell table:number-columns-repeated="7"/>
        </table:table-row>
        <table:table-row table:style-name="ro14">
          <table:table-cell table:formula="of:=LEFT([.D316];3)" office:value-type="string" office:string-value="445" calcext:value-type="string">
            <text:p>445</text:p>
          </table:table-cell>
          <table:table-cell table:formula="of:=CONCATENATE(LEFT([.D316];3);MID([.D316];5;10))" office:value-type="string" office:string-value="445115       " calcext:value-type="string">
            <text:p>445115 <text:s text:c="6"/></text:p>
          </table:table-cell>
          <table:table-cell table:formula="of:=CONCATENATE(LEFT([.D316];3);MID([.D316];4;10))" office:value-type="string" office:string-value="445.115      " calcext:value-type="string">
            <text:p>445.115 <text:s text:c="5"/></text:p>
          </table:table-cell>
          <table:table-cell office:value-type="string" calcext:value-type="string">
            <text:p>445.115 <text:s text:c="6"/>RECURSOS</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ext:p>Eliminar os documentos após 2 anos do indeferimento.</text:p>
          </table:table-cell>
          <table:table-cell table:style-name="ce65" table:formula="of:=IF([.C316]=[.B316];RIGHT([.D316];LEN([.D316])-6);[.I315])"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17];3)" office:value-type="string" office:string-value="445" calcext:value-type="string">
            <text:p>445</text:p>
          </table:table-cell>
          <table:table-cell table:formula="of:=CONCATENATE(LEFT([.D317];3);MID([.D317];5;10))" office:value-type="string" office:string-value="445116       " calcext:value-type="string">
            <text:p>445116 <text:s text:c="6"/></text:p>
          </table:table-cell>
          <table:table-cell table:formula="of:=CONCATENATE(LEFT([.D317];3);MID([.D317];4;10))" office:value-type="string" office:string-value="445.116      " calcext:value-type="string">
            <text:p>445.116 <text:s text:c="5"/></text:p>
          </table:table-cell>
          <table:table-cell office:value-type="string" calcext:value-type="string">
            <text:p>445.116 <text:s text:c="6"/>RESULTADOS</text:p>
          </table:table-cell>
          <table:table-cell office:value-type="string" calcext:value-type="string">
            <text:p>Até a homologação</text:p>
            <text:p>  do   evento*</text:p>
          </table:table-cell>
          <table:table-cell office:value-type="string" calcext:value-type="string">
            <text:p>1 ano</text:p>
          </table:table-cell>
          <table:table-cell office:value-type="string" calcext:value-type="string">
            <text:p>Guarda</text:p>
            <text:p>  Permanente</text:p>
          </table:table-cell>
          <table:table-cell office:value-type="string" calcext:value-type="string">
            <text:p>*Aguardar o término da ação, no caso de ação judicial.</text:p>
          </table:table-cell>
          <table:table-cell table:style-name="ce65" table:formula="of:=IF([.C317]=[.B317];RIGHT([.D317];LEN([.D317])-6);[.I316])" office:value-type="string" office:string-value="        VIDA ESCOLAR DOS ALUNOS DO ENSINO MÉDIO" calcext:value-type="string">
            <text:p><text:s text:c="8"/>VIDA ESCOLAR DOS ALUNOS DO ENSINO MÉDIO</text:p>
          </table:table-cell>
          <table:table-cell table:number-columns-repeated="7"/>
        </table:table-row>
        <table:table-row table:style-name="ro2">
          <table:table-cell table:formula="of:=LEFT([.D318];3)" office:value-type="string" office:string-value="445" calcext:value-type="string">
            <text:p>445</text:p>
          </table:table-cell>
          <table:table-cell table:formula="of:=CONCATENATE(LEFT([.D318];3);MID([.D318];5;10))" office:value-type="string" office:string-value="44512        " calcext:value-type="string">
            <text:p>44512 <text:s text:c="7"/></text:p>
          </table:table-cell>
          <table:table-cell table:formula="of:=CONCATENATE(LEFT([.D318];3);MID([.D318];4;10))" office:value-type="string" office:string-value="445.12       " calcext:value-type="string">
            <text:p>445.12 <text:s text:c="6"/></text:p>
          </table:table-cell>
          <table:table-cell office:value-type="string" calcext:value-type="string">
            <text:p>445.12 <text:s text:c="7"/>TRANSFERÊNCIA</text:p>
          </table:table-cell>
          <table:table-cell table:number-columns-repeated="4"/>
          <table:table-cell table:style-name="ce65" table:formula="of:=IF([.C318]=[.B318];RIGHT([.D318];LEN([.D318])-6);[.I317])"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19];3)" office:value-type="string" office:string-value="445" calcext:value-type="string">
            <text:p>445</text:p>
          </table:table-cell>
          <table:table-cell table:formula="of:=CONCATENATE(LEFT([.D319];3);MID([.D319];5;10))" office:value-type="string" office:string-value="44519        " calcext:value-type="string">
            <text:p>44519 <text:s text:c="7"/></text:p>
          </table:table-cell>
          <table:table-cell table:formula="of:=CONCATENATE(LEFT([.D319];3);MID([.D319];4;10))" office:value-type="string" office:string-value="445.19       " calcext:value-type="string">
            <text:p>445.19 <text:s text:c="6"/></text:p>
          </table:table-cell>
          <table:table-cell office:value-type="string" calcext:value-type="string">
            <text:p>445.19        OUTRAS FORMAS DE INGRESSO MANDADO JUDICIAL</text:p>
            <text:p>REINTEGRAÇÃO</text:p>
          </table:table-cell>
          <table:table-cell office:value-type="string" calcext:value-type="string">
            <text:p><text:s text:c="6"/>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319]=[.B319];RIGHT([.D319];LEN([.D319])-6);[.I318])" office:value-type="string" office:string-value="        VIDA ESCOLAR DOS ALUNOS DO ENSINO MÉDIO" calcext:value-type="string">
            <text:p><text:s text:c="8"/>VIDA ESCOLAR DOS ALUNOS DO ENSINO MÉDIO</text:p>
          </table:table-cell>
          <table:table-cell table:number-columns-repeated="7"/>
        </table:table-row>
        <table:table-row table:style-name="ro2">
          <table:table-cell table:formula="of:=LEFT([.D320];3)" office:value-type="string" office:string-value="445" calcext:value-type="string">
            <text:p>445</text:p>
          </table:table-cell>
          <table:table-cell table:formula="of:=CONCATENATE(LEFT([.D320];3);MID([.D320];5;10))" office:value-type="string" office:string-value="4452         " calcext:value-type="string">
            <text:p>4452 <text:s text:c="8"/></text:p>
          </table:table-cell>
          <table:table-cell table:formula="of:=CONCATENATE(LEFT([.D320];3);MID([.D320];4;10))" office:value-type="string" office:string-value="445.2        " calcext:value-type="string">
            <text:p>445.2 <text:s text:c="7"/></text:p>
          </table:table-cell>
          <table:table-cell office:value-type="string" calcext:value-type="string">
            <text:p>445.2 <text:s text:c="8"/>REGISTRO ESCOLAR</text:p>
          </table:table-cell>
          <table:table-cell table:number-columns-repeated="4"/>
          <table:table-cell table:style-name="ce65" table:formula="of:=IF([.C320]=[.B320];RIGHT([.D320];LEN([.D320])-6);[.I319])"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21];3)" office:value-type="string" office:string-value="445" calcext:value-type="string">
            <text:p>445</text:p>
          </table:table-cell>
          <table:table-cell table:formula="of:=CONCATENATE(LEFT([.D321];3);MID([.D321];5;10))" office:value-type="string" office:string-value="44521        " calcext:value-type="string">
            <text:p>44521 <text:s text:c="7"/></text:p>
          </table:table-cell>
          <table:table-cell table:formula="of:=CONCATENATE(LEFT([.D321];3);MID([.D321];4;10))" office:value-type="string" office:string-value="445.21       " calcext:value-type="string">
            <text:p>445.21 <text:s text:c="6"/></text:p>
          </table:table-cell>
          <table:table-cell office:value-type="string" calcext:value-type="string">
            <text:p>445.21 <text:s text:c="7"/>MATRÍCUL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4"/>Eliminação</text:p>
          </table:table-cell>
          <table:table-cell office:value-type="string" calcext:value-type="string">
            <text:p>Eliminar os documentos após 2 anos do indeferimento.</text:p>
          </table:table-cell>
          <table:table-cell table:style-name="ce65" table:formula="of:=IF([.C321]=[.B321];RIGHT([.D321];LEN([.D321])-6);[.I320])" office:value-type="string" office:string-value="        VIDA ESCOLAR DOS ALUNOS DO ENSINO MÉDIO" calcext:value-type="string">
            <text:p><text:s text:c="8"/>VIDA ESCOLAR DOS ALUNOS DO ENSINO MÉDIO</text:p>
          </table:table-cell>
          <table:table-cell table:number-columns-repeated="7"/>
        </table:table-row>
        <table:table-row table:style-name="ro4">
          <table:table-cell table:formula="of:=LEFT([.D322];3)" office:value-type="string" office:string-value="445" calcext:value-type="string">
            <text:p>445</text:p>
          </table:table-cell>
          <table:table-cell table:formula="of:=CONCATENATE(LEFT([.D322];3);MID([.D322];5;10))" office:value-type="string" office:string-value="445211       " calcext:value-type="string">
            <text:p>445211 <text:s text:c="6"/></text:p>
          </table:table-cell>
          <table:table-cell table:formula="of:=CONCATENATE(LEFT([.D322];3);MID([.D322];4;10))" office:value-type="string" office:string-value="445.211      " calcext:value-type="string">
            <text:p>445.211 <text:s text:c="5"/></text:p>
          </table:table-cell>
          <table:table-cell office:value-type="string" calcext:value-type="string">
            <text:p>445.211       CANCELAMENTO DE MATRÍCULA: POR DESISTÊNCIA</text:p>
            <text:p>(VOLUNTÁRIA) OU POR JUBILAÇÃO (COMPULSÓRIA)</text:p>
          </table:table-cell>
          <table:table-cell office:value-type="string" calcext:value-type="string">
            <text:p><text:s text:c="6"/>5 anos</text:p>
          </table:table-cell>
          <table:table-cell office:value-type="string" calcext:value-type="string">
            <text:p>25 anos</text:p>
          </table:table-cell>
          <table:table-cell office:value-type="string" calcext:value-type="string">
            <text:p><text:s text:c="3"/>Eliminação</text:p>
          </table:table-cell>
          <table:table-cell/>
          <table:table-cell table:style-name="ce65" table:formula="of:=IF([.C322]=[.B322];RIGHT([.D322];LEN([.D322])-6);[.I321])" office:value-type="string" office:string-value="        VIDA ESCOLAR DOS ALUNOS DO ENSINO MÉDIO" calcext:value-type="string">
            <text:p><text:s text:c="8"/>VIDA ESCOLAR DOS ALUNOS DO ENSINO MÉDIO</text:p>
          </table:table-cell>
          <table:table-cell table:number-columns-repeated="7"/>
        </table:table-row>
        <table:table-row table:style-name="ro2">
          <table:table-cell table:formula="of:=LEFT([.D323];3)" office:value-type="string" office:string-value="445" calcext:value-type="string">
            <text:p>445</text:p>
          </table:table-cell>
          <table:table-cell table:formula="of:=CONCATENATE(LEFT([.D323];3);MID([.D323];5;10))" office:value-type="string" office:string-value="4453         " calcext:value-type="string">
            <text:p>4453 <text:s text:c="8"/></text:p>
          </table:table-cell>
          <table:table-cell table:formula="of:=CONCATENATE(LEFT([.D323];3);MID([.D323];4;10))" office:value-type="string" office:string-value="445.3        " calcext:value-type="string">
            <text:p>445.3 <text:s text:c="7"/></text:p>
          </table:table-cell>
          <table:table-cell office:value-type="string" calcext:value-type="string">
            <text:p>445.3 <text:s text:c="8"/>AVALIAÇÃO ESCOLAR</text:p>
          </table:table-cell>
          <table:table-cell table:number-columns-repeated="4"/>
          <table:table-cell table:style-name="ce65" table:formula="of:=IF([.C323]=[.B323];RIGHT([.D323];LEN([.D323])-6);[.I322])"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24];3)" office:value-type="string" office:string-value="445" calcext:value-type="string">
            <text:p>445</text:p>
          </table:table-cell>
          <table:table-cell table:formula="of:=CONCATENATE(LEFT([.D324];3);MID([.D324];5;10))" office:value-type="string" office:string-value="44531        " calcext:value-type="string">
            <text:p>44531 <text:s text:c="7"/></text:p>
          </table:table-cell>
          <table:table-cell table:formula="of:=CONCATENATE(LEFT([.D324];3);MID([.D324];4;10))" office:value-type="string" office:string-value="445.31       " calcext:value-type="string">
            <text:p>445.31 <text:s text:c="6"/></text:p>
          </table:table-cell>
          <table:table-cell office:value-type="string" calcext:value-type="string">
            <text:p>445.31 <text:s text:c="7"/>PROVAS. EXAMES. TRABALHOS</text:p>
          </table:table-cell>
          <table:table-cell office:value-type="string" calcext:value-type="string">
            <text:p> Devolução</text:p>
            <text:p>ao aluno após os registros das notas.</text:p>
          </table:table-cell>
          <table:table-cell table:number-columns-repeated="2" office:value-type="string" calcext:value-type="string">
            <text:p>-</text:p>
          </table:table-cell>
          <table:table-cell office:value-type="string" calcext:value-type="string">
            <text:p>Eliminar os documentos não devolvidos ao final do ano letivo.</text:p>
          </table:table-cell>
          <table:table-cell table:style-name="ce65" table:formula="of:=IF([.C324]=[.B324];RIGHT([.D324];LEN([.D324])-6);[.I323])" office:value-type="string" office:string-value="        VIDA ESCOLAR DOS ALUNOS DO ENSINO MÉDIO" calcext:value-type="string">
            <text:p><text:s text:c="8"/>VIDA ESCOLAR DOS ALUNOS DO ENSINO MÉDIO</text:p>
          </table:table-cell>
          <table:table-cell table:number-columns-repeated="7"/>
        </table:table-row>
        <table:table-row table:style-name="ro4">
          <table:table-cell table:formula="of:=LEFT([.D325];3)" office:value-type="string" office:string-value="445" calcext:value-type="string">
            <text:p>445</text:p>
          </table:table-cell>
          <table:table-cell table:formula="of:=CONCATENATE(LEFT([.D325];3);MID([.D325];5;10))" office:value-type="string" office:string-value="44532        " calcext:value-type="string">
            <text:p>44532 <text:s text:c="7"/></text:p>
          </table:table-cell>
          <table:table-cell table:formula="of:=CONCATENATE(LEFT([.D325];3);MID([.D325];4;10))" office:value-type="string" office:string-value="445.32       " calcext:value-type="string">
            <text:p>445.32 <text:s text:c="6"/></text:p>
          </table:table-cell>
          <table:table-cell office:value-type="string" calcext:value-type="string">
            <text:p>445.32        REGISTRO DE CONTEÚDO PROGRAMÁTICO MINISTRADO,</text:p>
            <text:p>RENDIMENTO E FREQUÊNCIA</text:p>
          </table:table-cell>
          <table:table-cell office:value-type="string" calcext:value-type="string">
            <text:p><text:s text:c="4"/>10 anos</text:p>
          </table:table-cell>
          <table:table-cell office:value-type="string" calcext:value-type="string">
            <text:p>10 anos</text:p>
          </table:table-cell>
          <table:table-cell office:value-type="string" calcext:value-type="string">
            <text:p><text:s text:c="3"/>Eliminação</text:p>
          </table:table-cell>
          <table:table-cell/>
          <table:table-cell table:style-name="ce65" table:formula="of:=IF([.C325]=[.B325];RIGHT([.D325];LEN([.D325])-6);[.I324])" office:value-type="string" office:string-value="        VIDA ESCOLAR DOS ALUNOS DO ENSINO MÉDIO" calcext:value-type="string">
            <text:p><text:s text:c="8"/>VIDA ESCOLAR DOS ALUNOS DO ENSINO MÉDIO</text:p>
          </table:table-cell>
          <table:table-cell table:number-columns-repeated="7"/>
        </table:table-row>
        <table:table-row table:style-name="ro2">
          <table:table-cell table:formula="of:=LEFT([.D326];3)" office:value-type="string" office:string-value="445" calcext:value-type="string">
            <text:p>445</text:p>
          </table:table-cell>
          <table:table-cell table:formula="of:=CONCATENATE(LEFT([.D326];3);MID([.D326];5;10))" office:value-type="string" office:string-value="4454         " calcext:value-type="string">
            <text:p>4454 <text:s text:c="8"/></text:p>
          </table:table-cell>
          <table:table-cell table:formula="of:=CONCATENATE(LEFT([.D326];3);MID([.D326];4;10))" office:value-type="string" office:string-value="445.4        " calcext:value-type="string">
            <text:p>445.4 <text:s text:c="7"/></text:p>
          </table:table-cell>
          <table:table-cell office:value-type="string" calcext:value-type="string">
            <text:p>445.4 <text:s text:c="8"/>DOCUMENTAÇÃO ESCOLAR</text:p>
          </table:table-cell>
          <table:table-cell table:number-columns-repeated="4"/>
          <table:table-cell table:style-name="ce65" table:formula="of:=IF([.C326]=[.B326];RIGHT([.D326];LEN([.D326])-6);[.I325])" office:value-type="string" office:string-value="        VIDA ESCOLAR DOS ALUNOS DO ENSINO MÉDIO" calcext:value-type="string">
            <text:p><text:s text:c="8"/>VIDA ESCOLAR DOS ALUNOS DO ENSINO MÉDIO</text:p>
          </table:table-cell>
          <table:table-cell table:number-columns-repeated="7"/>
        </table:table-row>
        <table:table-row table:style-name="ro21">
          <table:table-cell table:formula="of:=LEFT([.D327];3)" office:value-type="string" office:string-value="445" calcext:value-type="string">
            <text:p>445</text:p>
          </table:table-cell>
          <table:table-cell table:formula="of:=CONCATENATE(LEFT([.D327];3);MID([.D327];5;10))" office:value-type="string" office:string-value="44541        " calcext:value-type="string">
            <text:p>44541 <text:s text:c="7"/></text:p>
          </table:table-cell>
          <table:table-cell table:formula="of:=CONCATENATE(LEFT([.D327];3);MID([.D327];4;10))" office:value-type="string" office:string-value="445.41       " calcext:value-type="string">
            <text:p>445.41 <text:s text:c="6"/></text:p>
          </table:table-cell>
          <table:table-cell office:value-type="string" calcext:value-type="string">
            <text:p>445.41 <text:s text:c="7"/>HISTÓRICO ESCOLAR</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 Guarda</text:p>
            <text:p>Permanente</text:p>
          </table:table-cell>
          <table:table-cell office:value-type="string" calcext:value-type="string">
            <text:p>Eliminar as versões parciais, cujas informações encontram-se recapituladas na versão integral do histórico escolar.</text:p>
          </table:table-cell>
          <table:table-cell table:style-name="ce65" table:formula="of:=IF([.C327]=[.B327];RIGHT([.D327];LEN([.D327])-6);[.I326])" office:value-type="string" office:string-value="        VIDA ESCOLAR DOS ALUNOS DO ENSINO MÉDIO" calcext:value-type="string">
            <text:p><text:s text:c="8"/>VIDA ESCOLAR DOS ALUNOS DO ENSINO MÉDIO</text:p>
          </table:table-cell>
          <table:table-cell table:number-columns-repeated="7"/>
        </table:table-row>
        <table:table-row table:style-name="ro2">
          <table:table-cell table:formula="of:=LEFT([.D328];3)" office:value-type="string" office:string-value="445" calcext:value-type="string">
            <text:p>445</text:p>
          </table:table-cell>
          <table:table-cell table:formula="of:=CONCATENATE(LEFT([.D328];3);MID([.D328];5;10))" office:value-type="string" office:string-value="44542        " calcext:value-type="string">
            <text:p>44542 <text:s text:c="7"/></text:p>
          </table:table-cell>
          <table:table-cell table:formula="of:=CONCATENATE(LEFT([.D328];3);MID([.D328];4;10))" office:value-type="string" office:string-value="445.42       " calcext:value-type="string">
            <text:p>445.42 <text:s text:c="6"/></text:p>
          </table:table-cell>
          <table:table-cell office:value-type="string" calcext:value-type="string">
            <text:p>445.42 <text:s text:c="7"/>EMISSÃO DE CERTIFICADO</text:p>
          </table:table-cell>
          <table:table-cell table:number-columns-repeated="4"/>
          <table:table-cell table:style-name="ce65" table:formula="of:=IF([.C328]=[.B328];RIGHT([.D328];LEN([.D328])-6);[.I327])" office:value-type="string" office:string-value="        VIDA ESCOLAR DOS ALUNOS DO ENSINO MÉDIO" calcext:value-type="string">
            <text:p><text:s text:c="8"/>VIDA ESCOLAR DOS ALUNOS DO ENSINO MÉDIO</text:p>
          </table:table-cell>
          <table:table-cell table:number-columns-repeated="7"/>
        </table:table-row>
        <table:table-row table:style-name="ro23">
          <table:table-cell table:formula="of:=LEFT([.D329];3)" office:value-type="string" office:string-value="445" calcext:value-type="string">
            <text:p>445</text:p>
          </table:table-cell>
          <table:table-cell table:formula="of:=CONCATENATE(LEFT([.D329];3);MID([.D329];5;10))" office:value-type="string" office:string-value="445421       " calcext:value-type="string">
            <text:p>445421 <text:s text:c="6"/></text:p>
          </table:table-cell>
          <table:table-cell table:formula="of:=CONCATENATE(LEFT([.D329];3);MID([.D329];4;10))" office:value-type="string" office:string-value="445.421      " calcext:value-type="string">
            <text:p>445.421 <text:s text:c="5"/></text:p>
          </table:table-cell>
          <table:table-cell office:value-type="string" calcext:value-type="string">
            <text:p>445.421 <text:s text:c="6"/>EXPEDIÇÃ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No caso das instituições de ensino que utilizam os assentamentos individuais para formação do processo de registro de certificados, utilizar os prazos e a destinação dos assentamentos</text:p>
            <text:p>individuais.</text:p>
          </table:table-cell>
          <table:table-cell table:style-name="ce65" table:formula="of:=IF([.C329]=[.B329];RIGHT([.D329];LEN([.D329])-6);[.I328])"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30];3)" office:value-type="string" office:string-value="445" calcext:value-type="string">
            <text:p>445</text:p>
          </table:table-cell>
          <table:table-cell table:formula="of:=CONCATENATE(LEFT([.D330];3);MID([.D330];5;10))" office:value-type="string" office:string-value="445422       " calcext:value-type="string">
            <text:p>445422 <text:s text:c="6"/></text:p>
          </table:table-cell>
          <table:table-cell table:formula="of:=CONCATENATE(LEFT([.D330];3);MID([.D330];4;10))" office:value-type="string" office:string-value="445.422      " calcext:value-type="string">
            <text:p>445.422 <text:s text:c="5"/></text:p>
          </table:table-cell>
          <table:table-cell office:value-type="string" calcext:value-type="string">
            <text:p>445.422 <text:s text:c="6"/>REGISTR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 Guarda</text:p>
            <text:p>    Permanente</text:p>
          </table:table-cell>
          <table:table-cell office:value-type="string" calcext:value-type="string">
            <text:p>Eliminar os certificados não entregues 2 anos após a emissão.</text:p>
          </table:table-cell>
          <table:table-cell table:style-name="ce65" table:formula="of:=IF([.C330]=[.B330];RIGHT([.D330];LEN([.D330])-6);[.I329])"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31];3)" office:value-type="string" office:string-value="445" calcext:value-type="string">
            <text:p>445</text:p>
          </table:table-cell>
          <table:table-cell table:formula="of:=CONCATENATE(LEFT([.D331];3);MID([.D331];5;10))" office:value-type="string" office:string-value="44543        " calcext:value-type="string">
            <text:p>44543 <text:s text:c="7"/></text:p>
          </table:table-cell>
          <table:table-cell table:formula="of:=CONCATENATE(LEFT([.D331];3);MID([.D331];4;10))" office:value-type="string" office:string-value="445.43       " calcext:value-type="string">
            <text:p>445.43 <text:s text:c="6"/></text:p>
          </table:table-cell>
          <table:table-cell office:value-type="string" calcext:value-type="string">
            <text:p>445.43        ASSENTAMENTOS INDIVIDUAIS DOS ALUNOS (DOSSIÊS</text:p>
            <text:p>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4"/>Eliminação</text:p>
          </table:table-cell>
          <table:table-cell office:value-type="string" calcext:value-type="string">
            <text:p>*O prazo total de guarda dos documentos é de 100 anos.</text:p>
          </table:table-cell>
          <table:table-cell table:style-name="ce65" table:formula="of:=IF([.C331]=[.B331];RIGHT([.D331];LEN([.D331])-6);[.I330])"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32];3)" office:value-type="string" office:string-value="445" calcext:value-type="string">
            <text:p>445</text:p>
          </table:table-cell>
          <table:table-cell table:formula="of:=CONCATENATE(LEFT([.D332];3);MID([.D332];5;10))" office:value-type="string" office:string-value="4455         " calcext:value-type="string">
            <text:p>4455 <text:s text:c="8"/></text:p>
          </table:table-cell>
          <table:table-cell table:formula="of:=CONCATENATE(LEFT([.D332];3);MID([.D332];4;10))" office:value-type="string" office:string-value="445.5        " calcext:value-type="string">
            <text:p>445.5 <text:s text:c="7"/></text:p>
          </table:table-cell>
          <table:table-cell office:value-type="string" calcext:value-type="string">
            <text:p>445.5 <text:s text:c="8"/>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 text:c="3"/>Eliminação</text:p>
          </table:table-cell>
          <table:table-cell/>
          <table:table-cell table:style-name="ce65" table:formula="of:=IF([.C332]=[.B332];RIGHT([.D332];LEN([.D332])-6);[.I331])" office:value-type="string" office:string-value="        VIDA ESCOLAR DOS ALUNOS DO ENSINO MÉDIO" calcext:value-type="string">
            <text:p><text:s text:c="8"/>VIDA ESCOLAR DOS ALUNOS DO ENSINO MÉDIO</text:p>
          </table:table-cell>
          <table:table-cell table:number-columns-repeated="7"/>
        </table:table-row>
        <table:table-row table:style-name="ro3">
          <table:table-cell table:formula="of:=LEFT([.D333];3)" office:value-type="string" office:string-value="445" calcext:value-type="string">
            <text:p>445</text:p>
          </table:table-cell>
          <table:table-cell table:formula="of:=CONCATENATE(LEFT([.D333];3);MID([.D333];5;10))" office:value-type="string" office:string-value="4456         " calcext:value-type="string">
            <text:p>4456 <text:s text:c="8"/></text:p>
          </table:table-cell>
          <table:table-cell table:formula="of:=CONCATENATE(LEFT([.D333];3);MID([.D333];4;10))" office:value-type="string" office:string-value="445.6        " calcext:value-type="string">
            <text:p>445.6 <text:s text:c="7"/></text:p>
          </table:table-cell>
          <table:table-cell office:value-type="string" calcext:value-type="string">
            <text:p>445.6 <text:s text:c="8"/>MONITORIAS. ESTÁGIOS NÃO OBRIGATÓRIOS</text:p>
          </table:table-cell>
          <table:table-cell office:value-type="string" calcext:value-type="string">
            <text:p>Enquanto o aluno</text:p>
            <text:p>mantiver o vínculo com a instituição de ensino</text:p>
          </table:table-cell>
          <table:table-cell office:value-type="string" calcext:value-type="string">
            <text:p>52 anos</text:p>
          </table:table-cell>
          <table:table-cell office:value-type="string" calcext:value-type="string">
            <text:p><text:s text:c="2"/>Eliminação</text:p>
          </table:table-cell>
          <table:table-cell/>
          <table:table-cell table:style-name="ce65" table:formula="of:=IF([.C333]=[.B333];RIGHT([.D333];LEN([.D333])-6);[.I332])" office:value-type="string" office:string-value="        VIDA ESCOLAR DOS ALUNOS DO ENSINO MÉDIO" calcext:value-type="string">
            <text:p><text:s text:c="8"/>VIDA ESCOLAR DOS ALUNOS DO ENSINO MÉDIO</text:p>
          </table:table-cell>
          <table:table-cell table:number-columns-repeated="7"/>
        </table:table-row>
        <table:table-row table:style-name="ro19">
          <table:table-cell table:formula="of:=LEFT([.D334];3)" office:value-type="string" office:string-value="445" calcext:value-type="string">
            <text:p>445</text:p>
          </table:table-cell>
          <table:table-cell table:formula="of:=CONCATENATE(LEFT([.D334];3);MID([.D334];5;10))" office:value-type="string" office:string-value="4457         " calcext:value-type="string">
            <text:p>4457 <text:s text:c="8"/></text:p>
          </table:table-cell>
          <table:table-cell table:formula="of:=CONCATENATE(LEFT([.D334];3);MID([.D334];4;10))" office:value-type="string" office:string-value="445.7        " calcext:value-type="string">
            <text:p>445.7 <text:s text:c="7"/></text:p>
          </table:table-cell>
          <table:table-cell office:value-type="string" calcext:value-type="string">
            <text:p>445.7         REGIME DISCIPLINAR DOS ALUNOS: PENALIDADES</text:p>
            <text:p>(ADVERTÊNCIA OU REPREENSÃO, SUSPENSÃO EXPULSÃO)</text:p>
          </table:table-cell>
          <table:table-cell office:value-type="string" calcext:value-type="string">
            <text:p>Até a conclusão do</text:p>
            <text:p>        caso</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style-name="ce65" table:formula="of:=IF([.C334]=[.B334];RIGHT([.D334];LEN([.D334])-6);[.I333])" office:value-type="string" office:string-value="        VIDA ESCOLAR DOS ALUNOS DO ENSINO MÉDIO" calcext:value-type="string">
            <text:p><text:s text:c="8"/>VIDA ESCOLAR DOS ALUNOS DO ENSINO MÉDIO</text:p>
          </table:table-cell>
          <table:table-cell table:number-columns-repeated="7"/>
        </table:table-row>
        <table:table-row table:style-name="ro4">
          <table:table-cell table:formula="of:=LEFT([.D335];3)" office:value-type="string" office:string-value="445" calcext:value-type="string">
            <text:p>445</text:p>
          </table:table-cell>
          <table:table-cell table:formula="of:=CONCATENATE(LEFT([.D335];3);MID([.D335];5;10))" office:value-type="string" office:string-value="4459         " calcext:value-type="string">
            <text:p>4459 <text:s text:c="8"/></text:p>
          </table:table-cell>
          <table:table-cell table:formula="of:=CONCATENATE(LEFT([.D335];3);MID([.D335];4;10))" office:value-type="string" office:string-value="445.9        " calcext:value-type="string">
            <text:p>445.9 <text:s text:c="7"/></text:p>
          </table:table-cell>
          <table:table-cell office:value-type="string" calcext:value-type="string">
            <text:p>445.9 <text:s text:c="8"/>OUTROS ASSUNTOS REFERENTES À VIDA ESCOLAR DOS ALUNOS DO ENSINO MÉDIO</text:p>
          </table:table-cell>
          <table:table-cell table:number-columns-repeated="4"/>
          <table:table-cell table:style-name="ce65" table:formula="of:=IF([.C335]=[.B335];RIGHT([.D335];LEN([.D335])-6);[.I334])" office:value-type="string" office:string-value="        VIDA ESCOLAR DOS ALUNOS DO ENSINO MÉDIO" calcext:value-type="string">
            <text:p><text:s text:c="8"/>VIDA ESCOLAR DOS ALUNOS DO ENSINO MÉDIO</text:p>
          </table:table-cell>
          <table:table-cell table:number-columns-repeated="7"/>
        </table:table-row>
        <table:table-row table:style-name="ro2">
          <table:table-cell table:formula="of:=LEFT([.D336];3)" office:value-type="string" office:string-value="445" calcext:value-type="string">
            <text:p>445</text:p>
          </table:table-cell>
          <table:table-cell table:formula="of:=CONCATENATE(LEFT([.D336];3);MID([.D336];5;10))" office:value-type="string" office:string-value="44591        " calcext:value-type="string">
            <text:p>44591 <text:s text:c="7"/></text:p>
          </table:table-cell>
          <table:table-cell table:formula="of:=CONCATENATE(LEFT([.D336];3);MID([.D336];4;10))" office:value-type="string" office:string-value="445.91       " calcext:value-type="string">
            <text:p>445.91 <text:s text:c="6"/></text:p>
          </table:table-cell>
          <table:table-cell office:value-type="string" calcext:value-type="string">
            <text:p>445.91 <text:s text:c="7"/>FORMATURA</text:p>
          </table:table-cell>
          <table:table-cell office:value-type="string" calcext:value-type="string">
            <text:p><text:s text:c="6"/>5 <text:s/>anos</text:p>
          </table:table-cell>
          <table:table-cell office:value-type="string" calcext:value-type="string">
            <text:p>-</text:p>
          </table:table-cell>
          <table:table-cell office:value-type="string" calcext:value-type="string">
            <text:p><text:s text:c="2"/>Eliminação</text:p>
          </table:table-cell>
          <table:table-cell/>
          <table:table-cell table:style-name="ce65" table:formula="of:=IF([.C336]=[.B336];RIGHT([.D336];LEN([.D336])-6);[.I335])" office:value-type="string" office:string-value="        VIDA ESCOLAR DOS ALUNOS DO ENSINO MÉDIO" calcext:value-type="string">
            <text:p><text:s text:c="8"/>VIDA ESCOLAR DOS ALUNOS DO ENSINO MÉDIO</text:p>
          </table:table-cell>
          <table:table-cell table:number-columns-repeated="7"/>
        </table:table-row>
        <table:table-row table:style-name="ro2">
          <table:table-cell table:formula="of:=LEFT([.D337];3)" office:value-type="string" office:string-value="450" calcext:value-type="string">
            <text:p>450</text:p>
          </table:table-cell>
          <table:table-cell table:formula="of:=CONCATENATE(LEFT([.D337];3);MID([.D337];5;10))" office:value-type="string" office:string-value="450          " calcext:value-type="string">
            <text:p>450 <text:s text:c="9"/></text:p>
          </table:table-cell>
          <table:table-cell table:formula="of:=CONCATENATE(LEFT([.D337];3);MID([.D337];4;10))" office:value-type="string" office:string-value="450          " calcext:value-type="string">
            <text:p>450 <text:s text:c="9"/></text:p>
          </table:table-cell>
          <table:table-cell office:value-type="string" calcext:value-type="string">
            <text:p>450 <text:s text:c="11"/>ENSINO TÉCNICO</text:p>
          </table:table-cell>
          <table:table-cell table:number-columns-repeated="4"/>
          <table:table-cell table:style-name="ce65" table:formula="of:=IF([.C337]=[.B337];RIGHT([.D337];LEN([.D337])-6);[.I336])" office:value-type="string" office:string-value="         ENSINO TÉCNICO" calcext:value-type="string">
            <text:p><text:s text:c="9"/>ENSINO TÉCNICO</text:p>
          </table:table-cell>
          <table:table-cell table:number-columns-repeated="7"/>
        </table:table-row>
        <table:table-row table:style-name="ro2">
          <table:table-cell table:formula="of:=LEFT([.D338];3)" office:value-type="string" office:string-value="451" calcext:value-type="string">
            <text:p>451</text:p>
          </table:table-cell>
          <table:table-cell table:formula="of:=CONCATENATE(LEFT([.D338];3);MID([.D338];5;10))" office:value-type="string" office:string-value="451          " calcext:value-type="string">
            <text:p>451 <text:s text:c="9"/></text:p>
          </table:table-cell>
          <table:table-cell table:formula="of:=CONCATENATE(LEFT([.D338];3);MID([.D338];4;10))" office:value-type="string" office:string-value="451          " calcext:value-type="string">
            <text:p>451 <text:s text:c="9"/></text:p>
          </table:table-cell>
          <table:table-cell office:value-type="string" calcext:value-type="string">
            <text:p>451 <text:s text:c="10"/>CONCEPÇÃO, ORGANIZAÇÃO E FUNCIONAMENTO DO ENSINO TÉCNICO</text:p>
          </table:table-cell>
          <table:table-cell table:number-columns-repeated="4"/>
          <table:table-cell table:style-name="ce65" table:formula="of:=IF([.C338]=[.B338];RIGHT([.D338];LEN([.D338])-6);[.I337])" office:value-type="string" office:string-value="        CONCEPÇÃO, ORGANIZAÇÃO E FUNCIONAMENTO DO ENSINO TÉCNICO" calcext:value-type="string">
            <text:p><text:s text:c="8"/>CONCEPÇÃO, ORGANIZAÇÃO E FUNCIONAMENTO DO ENSINO TÉCNICO</text:p>
          </table:table-cell>
          <table:table-cell table:number-columns-repeated="7"/>
        </table:table-row>
        <table:table-row table:style-name="ro1">
          <table:table-cell table:formula="of:=LEFT([.D339];3)" office:value-type="string" office:string-value="451" calcext:value-type="string">
            <text:p>451</text:p>
          </table:table-cell>
          <table:table-cell table:formula="of:=CONCATENATE(LEFT([.D339];3);MID([.D339];5;10))" office:value-type="string" office:string-value="4511         " calcext:value-type="string">
            <text:p>4511 <text:s text:c="8"/></text:p>
          </table:table-cell>
          <table:table-cell table:formula="of:=CONCATENATE(LEFT([.D339];3);MID([.D339];4;10))" office:value-type="string" office:string-value="451.1        " calcext:value-type="string">
            <text:p>451.1 <text:s text:c="7"/></text:p>
          </table:table-cell>
          <table:table-cell office:value-type="string" calcext:value-type="string">
            <text:p>451.1 <text:s text:c="8"/>PROJETO PEDAGÓGIC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39]=[.B339];RIGHT([.D339];LEN([.D339])-6);[.I338])" office:value-type="string" office:string-value="        CONCEPÇÃO, ORGANIZAÇÃO E FUNCIONAMENTO DO ENSINO TÉCNICO" calcext:value-type="string">
            <text:p><text:s text:c="8"/>CONCEPÇÃO, ORGANIZAÇÃO E FUNCIONAMENTO DO ENSINO TÉCNICO</text:p>
          </table:table-cell>
          <table:table-cell table:number-columns-repeated="7"/>
        </table:table-row>
        <table:table-row table:style-name="ro1">
          <table:table-cell table:formula="of:=LEFT([.D340];3)" office:value-type="string" office:string-value="451" calcext:value-type="string">
            <text:p>451</text:p>
          </table:table-cell>
          <table:table-cell table:formula="of:=CONCATENATE(LEFT([.D340];3);MID([.D340];5;10))" office:value-type="string" office:string-value="4512         " calcext:value-type="string">
            <text:p>4512 <text:s text:c="8"/></text:p>
          </table:table-cell>
          <table:table-cell table:formula="of:=CONCATENATE(LEFT([.D340];3);MID([.D340];4;10))" office:value-type="string" office:string-value="451.2        " calcext:value-type="string">
            <text:p>451.2 <text:s text:c="7"/></text:p>
          </table:table-cell>
          <table:table-cell office:value-type="string" calcext:value-type="string">
            <text:p>451.2         CRIAÇÃO E RECONHECIMENTO DE CURSO. AUTORIZAÇÃO</text:p>
            <text:p>PARA FUNCIONAMENTO</text:p>
          </table:table-cell>
          <table:table-cell office:value-type="string" calcext:value-type="string">
            <text:p>Até a homologação <text:s text:c="3"/>do ato</text:p>
          </table:table-cell>
          <table:table-cell office:value-type="string" calcext:value-type="string">
            <text:p>5 <text:s/>anos</text:p>
          </table:table-cell>
          <table:table-cell office:value-type="string" calcext:value-type="string">
            <text:p>Guarda</text:p>
            <text:p>Permanente</text:p>
          </table:table-cell>
          <table:table-cell/>
          <table:table-cell table:style-name="ce65" table:formula="of:=IF([.C340]=[.B340];RIGHT([.D340];LEN([.D340])-6);[.I339])" office:value-type="string" office:string-value="        CONCEPÇÃO, ORGANIZAÇÃO E FUNCIONAMENTO DO ENSINO TÉCNICO" calcext:value-type="string">
            <text:p><text:s text:c="8"/>CONCEPÇÃO, ORGANIZAÇÃO E FUNCIONAMENTO DO ENSINO TÉCNICO</text:p>
          </table:table-cell>
          <table:table-cell table:number-columns-repeated="7"/>
        </table:table-row>
        <table:table-row table:style-name="ro2">
          <table:table-cell table:formula="of:=LEFT([.D341];3)" office:value-type="string" office:string-value="452" calcext:value-type="string">
            <text:p>452</text:p>
          </table:table-cell>
          <table:table-cell table:formula="of:=CONCATENATE(LEFT([.D341];3);MID([.D341];5;10))" office:value-type="string" office:string-value="452          " calcext:value-type="string">
            <text:p>452 <text:s text:c="9"/></text:p>
          </table:table-cell>
          <table:table-cell table:formula="of:=CONCATENATE(LEFT([.D341];3);MID([.D341];4;10))" office:value-type="string" office:string-value="452          " calcext:value-type="string">
            <text:p>452 <text:s text:c="9"/></text:p>
          </table:table-cell>
          <table:table-cell office:value-type="string" calcext:value-type="string">
            <text:p>452 <text:s text:c="10"/>PLANEJAMENTO E ORGANIZAÇÃO CURRICULAR</text:p>
          </table:table-cell>
          <table:table-cell table:number-columns-repeated="4"/>
          <table:table-cell table:style-name="ce65" table:formula="of:=IF([.C341]=[.B341];RIGHT([.D341];LEN([.D341])-6);[.I340])" office:value-type="string" office:string-value="        PLANEJAMENTO E ORGANIZAÇÃO CURRICULAR" calcext:value-type="string">
            <text:p><text:s text:c="8"/>PLANEJAMENTO E ORGANIZAÇÃO CURRICULAR</text:p>
          </table:table-cell>
          <table:table-cell table:number-columns-repeated="7"/>
        </table:table-row>
        <table:table-row table:style-name="ro4">
          <table:table-cell table:formula="of:=LEFT([.D342];3)" office:value-type="string" office:string-value="452" calcext:value-type="string">
            <text:p>452</text:p>
          </table:table-cell>
          <table:table-cell table:formula="of:=CONCATENATE(LEFT([.D342];3);MID([.D342];5;10))" office:value-type="string" office:string-value="4521         " calcext:value-type="string">
            <text:p>4521 <text:s text:c="8"/></text:p>
          </table:table-cell>
          <table:table-cell table:formula="of:=CONCATENATE(LEFT([.D342];3);MID([.D342];4;10))" office:value-type="string" office:string-value="452.1        " calcext:value-type="string">
            <text:p>452.1 <text:s text:c="7"/></text:p>
          </table:table-cell>
          <table:table-cell office:value-type="string" calcext:value-type="string">
            <text:p>452.1         ESTRUTURA DO CURRÍCULO (GRADE OU MATRIZ</text:p>
            <text:p>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42]=[.B342];RIGHT([.D342];LEN([.D342])-6);[.I341])" office:value-type="string" office:string-value="        PLANEJAMENTO E ORGANIZAÇÃO CURRICULAR" calcext:value-type="string">
            <text:p><text:s text:c="8"/>PLANEJAMENTO E ORGANIZAÇÃO CURRICULAR</text:p>
          </table:table-cell>
          <table:table-cell table:number-columns-repeated="7"/>
        </table:table-row>
        <table:table-row table:style-name="ro4">
          <table:table-cell table:formula="of:=LEFT([.D343];3)" office:value-type="string" office:string-value="452" calcext:value-type="string">
            <text:p>452</text:p>
          </table:table-cell>
          <table:table-cell table:formula="of:=CONCATENATE(LEFT([.D343];3);MID([.D343];5;10))" office:value-type="string" office:string-value="4522         " calcext:value-type="string">
            <text:p>4522 <text:s text:c="8"/></text:p>
          </table:table-cell>
          <table:table-cell table:formula="of:=CONCATENATE(LEFT([.D343];3);MID([.D343];4;10))" office:value-type="string" office:string-value="452.2        " calcext:value-type="string">
            <text:p>452.2 <text:s text:c="7"/></text:p>
          </table:table-cell>
          <table:table-cell office:value-type="string" calcext:value-type="string">
            <text:p>452.2 <text:s text:c="9"/>REFORMULAÇÃO CURRICU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43]=[.B343];RIGHT([.D343];LEN([.D343])-6);[.I342])" office:value-type="string" office:string-value="        PLANEJAMENTO E ORGANIZAÇÃO CURRICULAR" calcext:value-type="string">
            <text:p><text:s text:c="8"/>PLANEJAMENTO E ORGANIZAÇÃO CURRICULAR</text:p>
          </table:table-cell>
          <table:table-cell table:number-columns-repeated="7"/>
        </table:table-row>
        <table:table-row table:style-name="ro4">
          <table:table-cell table:formula="of:=LEFT([.D344];3)" office:value-type="string" office:string-value="452" calcext:value-type="string">
            <text:p>452</text:p>
          </table:table-cell>
          <table:table-cell table:formula="of:=CONCATENATE(LEFT([.D344];3);MID([.D344];5;10))" office:value-type="string" office:string-value="4523         " calcext:value-type="string">
            <text:p>4523 <text:s text:c="8"/></text:p>
          </table:table-cell>
          <table:table-cell table:formula="of:=CONCATENATE(LEFT([.D344];3);MID([.D344];4;10))" office:value-type="string" office:string-value="452.3        " calcext:value-type="string">
            <text:p>452.3 <text:s text:c="7"/></text:p>
          </table:table-cell>
          <table:table-cell office:value-type="string" calcext:value-type="string">
            <text:p>452.3 <text:s text:c="9"/>DISCIPLINAS: PROGRAMAS DIDÁTICOS</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44]=[.B344];RIGHT([.D344];LEN([.D344])-6);[.I343])" office:value-type="string" office:string-value="        PLANEJAMENTO E ORGANIZAÇÃO CURRICULAR" calcext:value-type="string">
            <text:p><text:s text:c="8"/>PLANEJAMENTO E ORGANIZAÇÃO CURRICULAR</text:p>
          </table:table-cell>
          <table:table-cell table:number-columns-repeated="7"/>
        </table:table-row>
        <table:table-row table:style-name="ro2">
          <table:table-cell table:formula="of:=LEFT([.D345];3)" office:value-type="string" office:string-value="452" calcext:value-type="string">
            <text:p>452</text:p>
          </table:table-cell>
          <table:table-cell table:formula="of:=CONCATENATE(LEFT([.D345];3);MID([.D345];5;10))" office:value-type="string" office:string-value="45231        " calcext:value-type="string">
            <text:p>45231 <text:s text:c="7"/></text:p>
          </table:table-cell>
          <table:table-cell table:formula="of:=CONCATENATE(LEFT([.D345];3);MID([.D345];4;10))" office:value-type="string" office:string-value="452.31       " calcext:value-type="string">
            <text:p>452.31 <text:s text:c="6"/></text:p>
          </table:table-cell>
          <table:table-cell office:value-type="string" calcext:value-type="string">
            <text:p>452.31 <text:s text:c="8"/>OFERTA DE DISCIPLINAS</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 text:c="3"/>Eliminação</text:p>
          </table:table-cell>
          <table:table-cell/>
          <table:table-cell table:style-name="ce65" table:formula="of:=IF([.C345]=[.B345];RIGHT([.D345];LEN([.D345])-6);[.I344])" office:value-type="string" office:string-value="        PLANEJAMENTO E ORGANIZAÇÃO CURRICULAR" calcext:value-type="string">
            <text:p><text:s text:c="8"/>PLANEJAMENTO E ORGANIZAÇÃO CURRICULAR</text:p>
          </table:table-cell>
          <table:table-cell table:number-columns-repeated="7"/>
        </table:table-row>
        <table:table-row table:style-name="ro3">
          <table:table-cell table:formula="of:=LEFT([.D346];3)" office:value-type="string" office:string-value="452" calcext:value-type="string">
            <text:p>452</text:p>
          </table:table-cell>
          <table:table-cell table:formula="of:=CONCATENATE(LEFT([.D346];3);MID([.D346];5;10))" office:value-type="string" office:string-value="45232        " calcext:value-type="string">
            <text:p>45232 <text:s text:c="7"/></text:p>
          </table:table-cell>
          <table:table-cell table:formula="of:=CONCATENATE(LEFT([.D346];3);MID([.D346];4;10))" office:value-type="string" office:string-value="452.32       " calcext:value-type="string">
            <text:p>452.32 <text:s text:c="6"/></text:p>
          </table:table-cell>
          <table:table-cell office:value-type="string" calcext:value-type="string">
            <text:p>452.32 <text:s text:c="7"/>ESTÁGIOS OBRIGATÓRIOS</text:p>
          </table:table-cell>
          <table:table-cell office:value-type="string" calcext:value-type="string">
            <text:p>Enquanto o aluno</text:p>
            <text:p>mantiver o vínculo com a instituição de ensino</text:p>
          </table:table-cell>
          <table:table-cell office:value-type="string" calcext:value-type="string">
            <text:p>52 anos</text:p>
          </table:table-cell>
          <table:table-cell office:value-type="string" calcext:value-type="string">
            <text:p><text:s text:c="3"/>Eliminação</text:p>
          </table:table-cell>
          <table:table-cell/>
          <table:table-cell table:style-name="ce65" table:formula="of:=IF([.C346]=[.B346];RIGHT([.D346];LEN([.D346])-6);[.I345])" office:value-type="string" office:string-value="        PLANEJAMENTO E ORGANIZAÇÃO CURRICULAR" calcext:value-type="string">
            <text:p><text:s text:c="8"/>PLANEJAMENTO E ORGANIZAÇÃO CURRICULAR</text:p>
          </table:table-cell>
          <table:table-cell table:number-columns-repeated="7"/>
        </table:table-row>
        <table:table-row table:style-name="ro4">
          <table:table-cell table:formula="of:=LEFT([.D347];3)" office:value-type="string" office:string-value="453" calcext:value-type="string">
            <text:p>453</text:p>
          </table:table-cell>
          <table:table-cell table:formula="of:=CONCATENATE(LEFT([.D347];3);MID([.D347];5;10))" office:value-type="string" office:string-value="453          " calcext:value-type="string">
            <text:p>453 <text:s text:c="9"/></text:p>
          </table:table-cell>
          <table:table-cell table:formula="of:=CONCATENATE(LEFT([.D347];3);MID([.D347];4;10))" office:value-type="string" office:string-value="453          " calcext:value-type="string">
            <text:p>453 <text:s text:c="9"/></text:p>
          </table:table-cell>
          <table:table-cell office:value-type="string" calcext:value-type="string">
            <text:p>453 <text:s text:c="10"/>PLANEJAMENTO DA ATIVIDADE ESCOLAR</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47]=[.B347];RIGHT([.D347];LEN([.D347])-6);[.I346])" office:value-type="string" office:string-value="        PLANEJAMENTO DA ATIVIDADE ESCOLAR" calcext:value-type="string">
            <text:p><text:s text:c="8"/>PLANEJAMENTO DA ATIVIDADE ESCOLAR</text:p>
          </table:table-cell>
          <table:table-cell table:number-columns-repeated="7"/>
        </table:table-row>
        <table:table-row table:style-name="ro19">
          <table:table-cell table:formula="of:=LEFT([.D348];3)" office:value-type="string" office:string-value="454" calcext:value-type="string">
            <text:p>454</text:p>
          </table:table-cell>
          <table:table-cell table:formula="of:=CONCATENATE(LEFT([.D348];3);MID([.D348];5;10))" office:value-type="string" office:string-value="454          " calcext:value-type="string">
            <text:p>454 <text:s text:c="9"/></text:p>
          </table:table-cell>
          <table:table-cell table:formula="of:=CONCATENATE(LEFT([.D348];3);MID([.D348];4;10))" office:value-type="string" office:string-value="454          " calcext:value-type="string">
            <text:p>454 <text:s text:c="9"/></text:p>
          </table:table-cell>
          <table:table-cell office:value-type="string" calcext:value-type="string">
            <text:p>454 <text:s text:c="10"/>CONSELHOS DE CLASSE</text:p>
          </table:table-cell>
          <table:table-cell office:value-type="string" calcext:value-type="string">
            <text:p><text:s text:c="5"/>5 anos</text:p>
          </table:table-cell>
          <table:table-cell office:value-type="string" calcext:value-type="string">
            <text:p>15 anos</text:p>
          </table:table-cell>
          <table:table-cell office:value-type="string" calcext:value-type="string">
            <text:p>Guarda</text:p>
            <text:p>Permanente</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style-name="ce65" table:formula="of:=IF([.C348]=[.B348];RIGHT([.D348];LEN([.D348])-6);[.I347])" office:value-type="string" office:string-value="        CONSELHOS DE CLASSE" calcext:value-type="string">
            <text:p><text:s text:c="8"/>CONSELHOS DE CLASSE</text:p>
          </table:table-cell>
          <table:table-cell table:number-columns-repeated="7"/>
        </table:table-row>
        <table:table-row table:style-name="ro2">
          <table:table-cell table:formula="of:=LEFT([.D349];3)" office:value-type="string" office:string-value="455" calcext:value-type="string">
            <text:p>455</text:p>
          </table:table-cell>
          <table:table-cell table:formula="of:=CONCATENATE(LEFT([.D349];3);MID([.D349];5;10))" office:value-type="string" office:string-value="455          " calcext:value-type="string">
            <text:p>455 <text:s text:c="9"/></text:p>
          </table:table-cell>
          <table:table-cell table:formula="of:=CONCATENATE(LEFT([.D349];3);MID([.D349];4;10))" office:value-type="string" office:string-value="455          " calcext:value-type="string">
            <text:p>455 <text:s text:c="9"/></text:p>
          </table:table-cell>
          <table:table-cell office:value-type="string" calcext:value-type="string">
            <text:p>455 <text:s text:c="10"/>COLAÇÃO DE GRAU. FORMATURA</text:p>
          </table:table-cell>
          <table:table-cell office:value-type="string" calcext:value-type="string">
            <text:p><text:s text:c="5"/>5 anos</text:p>
          </table:table-cell>
          <table:table-cell office:value-type="string" calcext:value-type="string">
            <text:p>-</text:p>
          </table:table-cell>
          <table:table-cell office:value-type="string" calcext:value-type="string">
            <text:p><text:s text:c="2"/>Eliminação</text:p>
          </table:table-cell>
          <table:table-cell/>
          <table:table-cell table:style-name="ce65" table:formula="of:=IF([.C349]=[.B349];RIGHT([.D349];LEN([.D349])-6);[.I348])" office:value-type="string" office:string-value="        COLAÇÃO DE GRAU. FORMATURA" calcext:value-type="string">
            <text:p><text:s text:c="8"/>COLAÇÃO DE GRAU. FORMATURA</text:p>
          </table:table-cell>
          <table:table-cell table:number-columns-repeated="7"/>
        </table:table-row>
        <table:table-row table:style-name="ro4">
          <table:table-cell table:formula="of:=LEFT([.D350];3)" office:value-type="string" office:string-value="455" calcext:value-type="string">
            <text:p>455</text:p>
          </table:table-cell>
          <table:table-cell table:formula="of:=CONCATENATE(LEFT([.D350];3);MID([.D350];5;10))" office:value-type="string" office:string-value="4551         " calcext:value-type="string">
            <text:p>4551 <text:s text:c="8"/></text:p>
          </table:table-cell>
          <table:table-cell table:formula="of:=CONCATENATE(LEFT([.D350];3);MID([.D350];4;10))" office:value-type="string" office:string-value="455.1        " calcext:value-type="string">
            <text:p>455.1 <text:s text:c="7"/></text:p>
          </table:table-cell>
          <table:table-cell office:value-type="string" calcext:value-type="string">
            <text:p>455.1 <text:s text:c="8"/>TERMO OU ATA DE COLAÇÃO DE GRAU</text:p>
          </table:table-cell>
          <table:table-cell office:value-type="string" calcext:value-type="string">
            <text:p><text:s text:c="5"/>5 anos</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50]=[.B350];RIGHT([.D350];LEN([.D350])-6);[.I349])" office:value-type="string" office:string-value="        COLAÇÃO DE GRAU. FORMATURA" calcext:value-type="string">
            <text:p><text:s text:c="8"/>COLAÇÃO DE GRAU. FORMATURA</text:p>
          </table:table-cell>
          <table:table-cell table:number-columns-repeated="7"/>
        </table:table-row>
        <table:table-row table:style-name="ro2">
          <table:table-cell table:formula="of:=LEFT([.D351];3)" office:value-type="string" office:string-value="456" calcext:value-type="string">
            <text:p>456</text:p>
          </table:table-cell>
          <table:table-cell table:formula="of:=CONCATENATE(LEFT([.D351];3);MID([.D351];5;10))" office:value-type="string" office:string-value="456          " calcext:value-type="string">
            <text:p>456 <text:s text:c="9"/></text:p>
          </table:table-cell>
          <table:table-cell table:formula="of:=CONCATENATE(LEFT([.D351];3);MID([.D351];4;10))" office:value-type="string" office:string-value="456          " calcext:value-type="string">
            <text:p>456 <text:s text:c="9"/></text:p>
          </table:table-cell>
          <table:table-cell office:value-type="string" calcext:value-type="string">
            <text:p>456 <text:s text:c="10"/>VIDA ESCOLAR DOS ALUNOS DO ENSINO TÉCNICO</text:p>
          </table:table-cell>
          <table:table-cell table:number-columns-repeated="4"/>
          <table:table-cell table:style-name="ce65" table:formula="of:=IF([.C351]=[.B351];RIGHT([.D351];LEN([.D351])-6);[.I350])" office:value-type="string" office:string-value="        VIDA ESCOLAR DOS ALUNOS DO ENSINO TÉCNICO" calcext:value-type="string">
            <text:p><text:s text:c="8"/>VIDA ESCOLAR DOS ALUNOS DO ENSINO TÉCNICO</text:p>
          </table:table-cell>
          <table:table-cell table:number-columns-repeated="7"/>
        </table:table-row>
        <table:table-row table:style-name="ro2">
          <table:table-cell table:formula="of:=LEFT([.D352];3)" office:value-type="string" office:string-value="456" calcext:value-type="string">
            <text:p>456</text:p>
          </table:table-cell>
          <table:table-cell table:formula="of:=CONCATENATE(LEFT([.D352];3);MID([.D352];5;10))" office:value-type="string" office:string-value="4561         " calcext:value-type="string">
            <text:p>4561 <text:s text:c="8"/></text:p>
          </table:table-cell>
          <table:table-cell table:formula="of:=CONCATENATE(LEFT([.D352];3);MID([.D352];4;10))" office:value-type="string" office:string-value="456.1        " calcext:value-type="string">
            <text:p>456.1 <text:s text:c="7"/></text:p>
          </table:table-cell>
          <table:table-cell office:value-type="string" calcext:value-type="string">
            <text:p>456.1 <text:s text:c="8"/>INGRESSO</text:p>
          </table:table-cell>
          <table:table-cell table:number-columns-repeated="4"/>
          <table:table-cell table:style-name="ce65" table:formula="of:=IF([.C352]=[.B352];RIGHT([.D352];LEN([.D352])-6);[.I351])" office:value-type="string" office:string-value="        VIDA ESCOLAR DOS ALUNOS DO ENSINO TÉCNICO" calcext:value-type="string">
            <text:p><text:s text:c="8"/>VIDA ESCOLAR DOS ALUNOS DO ENSINO TÉCNICO</text:p>
          </table:table-cell>
          <table:table-cell table:number-columns-repeated="7"/>
        </table:table-row>
        <table:table-row table:style-name="ro2">
          <table:table-cell table:formula="of:=LEFT([.D353];3)" office:value-type="string" office:string-value="456" calcext:value-type="string">
            <text:p>456</text:p>
          </table:table-cell>
          <table:table-cell table:formula="of:=CONCATENATE(LEFT([.D353];3);MID([.D353];5;10))" office:value-type="string" office:string-value="45611        " calcext:value-type="string">
            <text:p>45611 <text:s text:c="7"/></text:p>
          </table:table-cell>
          <table:table-cell table:formula="of:=CONCATENATE(LEFT([.D353];3);MID([.D353];4;10))" office:value-type="string" office:string-value="456.11       " calcext:value-type="string">
            <text:p>456.11 <text:s text:c="6"/></text:p>
          </table:table-cell>
          <table:table-cell office:value-type="string" calcext:value-type="string">
            <text:p>456.11 <text:s text:c="7"/>PROCESSO DE SELEÇÃO</text:p>
          </table:table-cell>
          <table:table-cell table:number-columns-repeated="4"/>
          <table:table-cell table:style-name="ce65" table:formula="of:=IF([.C353]=[.B353];RIGHT([.D353];LEN([.D353])-6);[.I352])" office:value-type="string" office:string-value="        VIDA ESCOLAR DOS ALUNOS DO ENSINO TÉCNICO" calcext:value-type="string">
            <text:p><text:s text:c="8"/>VIDA ESCOLAR DOS ALUNOS DO ENSINO TÉCNICO</text:p>
          </table:table-cell>
          <table:table-cell table:number-columns-repeated="7"/>
        </table:table-row>
        <table:table-row table:style-name="ro3">
          <table:table-cell table:formula="of:=LEFT([.D354];3)" office:value-type="string" office:string-value="456" calcext:value-type="string">
            <text:p>456</text:p>
          </table:table-cell>
          <table:table-cell table:formula="of:=CONCATENATE(LEFT([.D354];3);MID([.D354];5;10))" office:value-type="string" office:string-value="456111       " calcext:value-type="string">
            <text:p>456111 <text:s text:c="6"/></text:p>
          </table:table-cell>
          <table:table-cell table:formula="of:=CONCATENATE(LEFT([.D354];3);MID([.D354];4;10))" office:value-type="string" office:string-value="456.111      " calcext:value-type="string">
            <text:p>456.111 <text:s text:c="5"/></text:p>
          </table:table-cell>
          <table:table-cell office:value-type="string" calcext:value-type="string">
            <text:p>456.111 <text:s text:c="6"/>PLANEJAMENTO. ORIENTAÇÕES</text:p>
          </table:table-cell>
          <table:table-cell office:value-type="string" calcext:value-type="string">
            <text:p>Até a homologação</text:p>
            <text:p>  do</text:p>
            <text:p>      evento</text:p>
          </table:table-cell>
          <table:table-cell office:value-type="string" calcext:value-type="string">
            <text:p>1 ano</text:p>
          </table:table-cell>
          <table:table-cell office:value-type="string" calcext:value-type="string">
            <text:p>Guarda</text:p>
            <text:p>Permanente</text:p>
          </table:table-cell>
          <table:table-cell/>
          <table:table-cell table:style-name="ce65" table:formula="of:=IF([.C354]=[.B354];RIGHT([.D354];LEN([.D354])-6);[.I353])"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55];3)" office:value-type="string" office:string-value="456" calcext:value-type="string">
            <text:p>456</text:p>
          </table:table-cell>
          <table:table-cell table:formula="of:=CONCATENATE(LEFT([.D355];3);MID([.D355];5;10))" office:value-type="string" office:string-value="456112       " calcext:value-type="string">
            <text:p>456112 <text:s text:c="6"/></text:p>
          </table:table-cell>
          <table:table-cell table:formula="of:=CONCATENATE(LEFT([.D355];3);MID([.D355];4;10))" office:value-type="string" office:string-value="456.112      " calcext:value-type="string">
            <text:p>456.112 <text:s text:c="5"/></text:p>
          </table:table-cell>
          <table:table-cell office:value-type="string" calcext:value-type="string">
            <text:p>456.112 <text:s text:c="6"/>INSCRIÇÕES</text:p>
          </table:table-cell>
          <table:table-cell office:value-type="string" calcext:value-type="string">
            <text:p>Até a homologação</text:p>
            <text:p>do          evento *</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 ação judicial.</text:p>
          </table:table-cell>
          <table:table-cell table:style-name="ce65" table:formula="of:=IF([.C355]=[.B355];RIGHT([.D355];LEN([.D355])-6);[.I354])"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56];3)" office:value-type="string" office:string-value="456" calcext:value-type="string">
            <text:p>456</text:p>
          </table:table-cell>
          <table:table-cell table:formula="of:=CONCATENATE(LEFT([.D356];3);MID([.D356];5;10))" office:value-type="string" office:string-value="456113       " calcext:value-type="string">
            <text:p>456113 <text:s text:c="6"/></text:p>
          </table:table-cell>
          <table:table-cell table:formula="of:=CONCATENATE(LEFT([.D356];3);MID([.D356];4;10))" office:value-type="string" office:string-value="456.113      " calcext:value-type="string">
            <text:p>456.113 <text:s text:c="5"/></text:p>
          </table:table-cell>
          <table:table-cell office:value-type="string" calcext:value-type="string">
            <text:p>456.113 <text:s text:c="6"/>CONTROLE DE APLICAÇÃO DE PROVAS</text:p>
          </table:table-cell>
          <table:table-cell office:value-type="string" calcext:value-type="string">
            <text:p>Até a homologação</text:p>
            <text:p>do                evento*</text:p>
          </table:table-cell>
          <table:table-cell office:value-type="string" calcext:value-type="string">
            <text:p>1 ano</text:p>
          </table:table-cell>
          <table:table-cell office:value-type="string" calcext:value-type="string">
            <text:p><text:s text:c="2"/>Eliminação</text:p>
          </table:table-cell>
          <table:table-cell office:value-type="string" calcext:value-type="string">
            <text:p>*Aguardar o término da ação, no caso de ação judicial.</text:p>
          </table:table-cell>
          <table:table-cell table:style-name="ce65" table:formula="of:=IF([.C356]=[.B356];RIGHT([.D356];LEN([.D356])-6);[.I355])"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57];3)" office:value-type="string" office:string-value="456" calcext:value-type="string">
            <text:p>456</text:p>
          </table:table-cell>
          <table:table-cell table:formula="of:=CONCATENATE(LEFT([.D357];3);MID([.D357];5;10))" office:value-type="string" office:string-value="456114       " calcext:value-type="string">
            <text:p>456114 <text:s text:c="6"/></text:p>
          </table:table-cell>
          <table:table-cell table:formula="of:=CONCATENATE(LEFT([.D357];3);MID([.D357];4;10))" office:value-type="string" office:string-value="456.114      " calcext:value-type="string">
            <text:p>456.114 <text:s text:c="5"/></text:p>
          </table:table-cell>
          <table:table-cell office:value-type="string" calcext:value-type="string">
            <text:p>456.114 <text:s text:c="6"/>CORREÇÃO DE PROVAS</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text:s text:c="3"/>Eliminação</text:p>
          </table:table-cell>
          <table:table-cell office:value-type="string" calcext:value-type="string">
            <text:p>*Aguardar o término da ação, no caso de ação judicial.</text:p>
          </table:table-cell>
          <table:table-cell table:style-name="ce65" table:formula="of:=IF([.C357]=[.B357];RIGHT([.D357];LEN([.D357])-6);[.I356])" office:value-type="string" office:string-value="        VIDA ESCOLAR DOS ALUNOS DO ENSINO TÉCNICO" calcext:value-type="string">
            <text:p><text:s text:c="8"/>VIDA ESCOLAR DOS ALUNOS DO ENSINO TÉCNICO</text:p>
          </table:table-cell>
          <table:table-cell table:number-columns-repeated="7"/>
        </table:table-row>
        <table:table-row table:style-name="ro6">
          <table:table-cell table:formula="of:=LEFT([.D358];3)" office:value-type="string" office:string-value="456" calcext:value-type="string">
            <text:p>456</text:p>
          </table:table-cell>
          <table:table-cell table:formula="of:=CONCATENATE(LEFT([.D358];3);MID([.D358];5;10))" office:value-type="string" office:string-value="456115       " calcext:value-type="string">
            <text:p>456115 <text:s text:c="6"/></text:p>
          </table:table-cell>
          <table:table-cell table:formula="of:=CONCATENATE(LEFT([.D358];3);MID([.D358];4;10))" office:value-type="string" office:string-value="456.115      " calcext:value-type="string">
            <text:p>456.115 <text:s text:c="5"/></text:p>
          </table:table-cell>
          <table:table-cell office:value-type="string" calcext:value-type="string">
            <text:p>456.115 <text:s text:c="6"/>RECURSOS</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ext:p>Eliminar os documentos após 2 anos do indeferimento.</text:p>
          </table:table-cell>
          <table:table-cell table:style-name="ce65" table:formula="of:=IF([.C358]=[.B358];RIGHT([.D358];LEN([.D358])-6);[.I357])"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59];3)" office:value-type="string" office:string-value="456" calcext:value-type="string">
            <text:p>456</text:p>
          </table:table-cell>
          <table:table-cell table:formula="of:=CONCATENATE(LEFT([.D359];3);MID([.D359];5;10))" office:value-type="string" office:string-value="456116       " calcext:value-type="string">
            <text:p>456116 <text:s text:c="6"/></text:p>
          </table:table-cell>
          <table:table-cell table:formula="of:=CONCATENATE(LEFT([.D359];3);MID([.D359];4;10))" office:value-type="string" office:string-value="456.116      " calcext:value-type="string">
            <text:p>456.116 <text:s text:c="5"/></text:p>
          </table:table-cell>
          <table:table-cell office:value-type="string" calcext:value-type="string">
            <text:p>456.116 <text:s text:c="6"/>RESULTADOS</text:p>
          </table:table-cell>
          <table:table-cell office:value-type="string" calcext:value-type="string">
            <text:p>Até a homologação</text:p>
            <text:p>do</text:p>
            <text:p>      evento*</text:p>
          </table:table-cell>
          <table:table-cell office:value-type="string" calcext:value-type="string">
            <text:p>1 ano</text:p>
          </table:table-cell>
          <table:table-cell office:value-type="string" calcext:value-type="string">
            <text:p>Guarda</text:p>
            <text:p>Permanente</text:p>
          </table:table-cell>
          <table:table-cell office:value-type="string" calcext:value-type="string">
            <text:p>*Aguardar o término da ação, no caso de ação judicial.</text:p>
          </table:table-cell>
          <table:table-cell table:style-name="ce65" table:formula="of:=IF([.C359]=[.B359];RIGHT([.D359];LEN([.D359])-6);[.I358])" office:value-type="string" office:string-value="        VIDA ESCOLAR DOS ALUNOS DO ENSINO TÉCNICO" calcext:value-type="string">
            <text:p><text:s text:c="8"/>VIDA ESCOLAR DOS ALUNOS DO ENSINO TÉCNICO</text:p>
          </table:table-cell>
          <table:table-cell table:number-columns-repeated="7"/>
        </table:table-row>
        <table:table-row table:style-name="ro2">
          <table:table-cell table:formula="of:=LEFT([.D360];3)" office:value-type="string" office:string-value="456" calcext:value-type="string">
            <text:p>456</text:p>
          </table:table-cell>
          <table:table-cell table:formula="of:=CONCATENATE(LEFT([.D360];3);MID([.D360];5;10))" office:value-type="string" office:string-value="45612        " calcext:value-type="string">
            <text:p>45612 <text:s text:c="7"/></text:p>
          </table:table-cell>
          <table:table-cell table:formula="of:=CONCATENATE(LEFT([.D360];3);MID([.D360];4;10))" office:value-type="string" office:string-value="456.12       " calcext:value-type="string">
            <text:p>456.12 <text:s text:c="6"/></text:p>
          </table:table-cell>
          <table:table-cell office:value-type="string" calcext:value-type="string">
            <text:p>456.12 <text:s text:c="7"/>TRANSFERÊNCIA</text:p>
          </table:table-cell>
          <table:table-cell table:number-columns-repeated="4"/>
          <table:table-cell table:style-name="ce65" table:formula="of:=IF([.C360]=[.B360];RIGHT([.D360];LEN([.D360])-6);[.I359])"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61];3)" office:value-type="string" office:string-value="456" calcext:value-type="string">
            <text:p>456</text:p>
          </table:table-cell>
          <table:table-cell table:formula="of:=CONCATENATE(LEFT([.D361];3);MID([.D361];5;10))" office:value-type="string" office:string-value="456121       " calcext:value-type="string">
            <text:p>456121 <text:s text:c="6"/></text:p>
          </table:table-cell>
          <table:table-cell table:formula="of:=CONCATENATE(LEFT([.D361];3);MID([.D361];4;10))" office:value-type="string" office:string-value="456.121      " calcext:value-type="string">
            <text:p>456.121 <text:s text:c="5"/></text:p>
          </table:table-cell>
          <table:table-cell office:value-type="string" calcext:value-type="string">
            <text:p>456.121 <text:s text:c="6"/>TRANSFERÊNCIA VOLUNTÁRIA OU FACULTATIVA</text:p>
          </table:table-cell>
          <table:table-cell office:value-type="string" calcext:value-type="string">
            <text:p><text:s text:c="5"/>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361]=[.B361];RIGHT([.D361];LEN([.D361])-6);[.I360])" office:value-type="string" office:string-value="        VIDA ESCOLAR DOS ALUNOS DO ENSINO TÉCNICO" calcext:value-type="string">
            <text:p><text:s text:c="8"/>VIDA ESCOLAR DOS ALUNOS DO ENSINO TÉCNICO</text:p>
          </table:table-cell>
          <table:table-cell table:number-columns-repeated="7"/>
        </table:table-row>
        <table:table-row table:style-name="ro1">
          <table:table-cell table:formula="of:=LEFT([.D362];3)" office:value-type="string" office:string-value="456" calcext:value-type="string">
            <text:p>456</text:p>
          </table:table-cell>
          <table:table-cell table:formula="of:=CONCATENATE(LEFT([.D362];3);MID([.D362];5;10))" office:value-type="string" office:string-value="456122       " calcext:value-type="string">
            <text:p>456122 <text:s text:c="6"/></text:p>
          </table:table-cell>
          <table:table-cell table:formula="of:=CONCATENATE(LEFT([.D362];3);MID([.D362];4;10))" office:value-type="string" office:string-value="456.122      " calcext:value-type="string">
            <text:p>456.122 <text:s text:c="5"/></text:p>
          </table:table-cell>
          <table:table-cell office:value-type="string" calcext:value-type="string">
            <text:p>456.122 <text:s text:c="6"/>TRANSFERÊNCIA EX OFFICIO</text:p>
          </table:table-cell>
          <table:table-cell office:value-type="string" calcext:value-type="string">
            <text:p><text:s text:c="5"/>5 anos</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62]=[.B362];RIGHT([.D362];LEN([.D362])-6);[.I361])"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63];3)" office:value-type="string" office:string-value="456" calcext:value-type="string">
            <text:p>456</text:p>
          </table:table-cell>
          <table:table-cell table:formula="of:=CONCATENATE(LEFT([.D363];3);MID([.D363];5;10))" office:value-type="string" office:string-value="45619        " calcext:value-type="string">
            <text:p>45619 <text:s text:c="7"/></text:p>
          </table:table-cell>
          <table:table-cell table:formula="of:=CONCATENATE(LEFT([.D363];3);MID([.D363];4;10))" office:value-type="string" office:string-value="456.19       " calcext:value-type="string">
            <text:p>456.19 <text:s text:c="6"/></text:p>
          </table:table-cell>
          <table:table-cell office:value-type="string" calcext:value-type="string">
            <text:p>456.19         OUTRAS FORMAS DE INGRESSO MANDADO JUDICIAL</text:p>
            <text:p>REINTEGRAÇÃO</text:p>
          </table:table-cell>
          <table:table-cell office:value-type="string" calcext:value-type="string">
            <text:p><text:s text:c="5"/>5 anos</text:p>
          </table:table-cell>
          <table:table-cell office:value-type="string" calcext:value-type="string">
            <text:p>-</text:p>
          </table:table-cell>
          <table:table-cell office:value-type="string" calcext:value-type="string">
            <text:p>Guarda</text:p>
            <text:p>Permanente</text:p>
          </table:table-cell>
          <table:table-cell office:value-type="string" calcext:value-type="string">
            <text:p>Eliminar os documentos após 2 anos do indeferimento.</text:p>
          </table:table-cell>
          <table:table-cell table:style-name="ce65" table:formula="of:=IF([.C363]=[.B363];RIGHT([.D363];LEN([.D363])-6);[.I362])" office:value-type="string" office:string-value="        VIDA ESCOLAR DOS ALUNOS DO ENSINO TÉCNICO" calcext:value-type="string">
            <text:p><text:s text:c="8"/>VIDA ESCOLAR DOS ALUNOS DO ENSINO TÉCNICO</text:p>
          </table:table-cell>
          <table:table-cell table:number-columns-repeated="7"/>
        </table:table-row>
        <table:table-row table:style-name="ro2">
          <table:table-cell table:formula="of:=LEFT([.D364];3)" office:value-type="string" office:string-value="456" calcext:value-type="string">
            <text:p>456</text:p>
          </table:table-cell>
          <table:table-cell table:formula="of:=CONCATENATE(LEFT([.D364];3);MID([.D364];5;10))" office:value-type="string" office:string-value="4562         " calcext:value-type="string">
            <text:p>4562 <text:s text:c="8"/></text:p>
          </table:table-cell>
          <table:table-cell table:formula="of:=CONCATENATE(LEFT([.D364];3);MID([.D364];4;10))" office:value-type="string" office:string-value="456.2        " calcext:value-type="string">
            <text:p>456.2 <text:s text:c="7"/></text:p>
          </table:table-cell>
          <table:table-cell office:value-type="string" calcext:value-type="string">
            <text:p>456.2 <text:s text:c="8"/>REGISTRO ESCOLAR</text:p>
          </table:table-cell>
          <table:table-cell table:number-columns-repeated="4"/>
          <table:table-cell table:style-name="ce65" table:formula="of:=IF([.C364]=[.B364];RIGHT([.D364];LEN([.D364])-6);[.I363])"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65];3)" office:value-type="string" office:string-value="456" calcext:value-type="string">
            <text:p>456</text:p>
          </table:table-cell>
          <table:table-cell table:formula="of:=CONCATENATE(LEFT([.D365];3);MID([.D365];5;10))" office:value-type="string" office:string-value="45621        " calcext:value-type="string">
            <text:p>45621 <text:s text:c="7"/></text:p>
          </table:table-cell>
          <table:table-cell table:formula="of:=CONCATENATE(LEFT([.D365];3);MID([.D365];4;10))" office:value-type="string" office:string-value="456.21       " calcext:value-type="string">
            <text:p>456.21 <text:s text:c="6"/></text:p>
          </table:table-cell>
          <table:table-cell office:value-type="string" calcext:value-type="string">
            <text:p>456.21 <text:s text:c="7"/>MATRÍCULA</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3"/>Eliminação</text:p>
          </table:table-cell>
          <table:table-cell office:value-type="string" calcext:value-type="string">
            <text:p>Eliminar os documentos após 2 anos do indeferimento.</text:p>
          </table:table-cell>
          <table:table-cell table:style-name="ce65" table:formula="of:=IF([.C365]=[.B365];RIGHT([.D365];LEN([.D365])-6);[.I364])" office:value-type="string" office:string-value="        VIDA ESCOLAR DOS ALUNOS DO ENSINO TÉCNICO" calcext:value-type="string">
            <text:p><text:s text:c="8"/>VIDA ESCOLAR DOS ALUNOS DO ENSINO TÉCNICO</text:p>
          </table:table-cell>
          <table:table-cell table:number-columns-repeated="7"/>
        </table:table-row>
        <table:table-row table:style-name="ro1">
          <table:table-cell table:formula="of:=LEFT([.D366];3)" office:value-type="string" office:string-value="456" calcext:value-type="string">
            <text:p>456</text:p>
          </table:table-cell>
          <table:table-cell table:formula="of:=CONCATENATE(LEFT([.D366];3);MID([.D366];5;10))" office:value-type="string" office:string-value="456211       " calcext:value-type="string">
            <text:p>456211 <text:s text:c="6"/></text:p>
          </table:table-cell>
          <table:table-cell table:formula="of:=CONCATENATE(LEFT([.D366];3);MID([.D366];4;10))" office:value-type="string" office:string-value="456.211      " calcext:value-type="string">
            <text:p>456.211 <text:s text:c="5"/></text:p>
          </table:table-cell>
          <table:table-cell office:value-type="string" calcext:value-type="string">
            <text:p>456.211       CANCELAMENTO DE MATRÍCULA: POR DESISTÊNCIA</text:p>
            <text:p>(VOLUNTÁRIA) OU POR JUBILAÇÃO (COMPULSÓRIA)</text:p>
          </table:table-cell>
          <table:table-cell office:value-type="string" calcext:value-type="string">
            <text:p><text:s text:c="6"/>5 anos</text:p>
          </table:table-cell>
          <table:table-cell office:value-type="string" calcext:value-type="string">
            <text:p>25 anos</text:p>
          </table:table-cell>
          <table:table-cell office:value-type="string" calcext:value-type="string">
            <text:p><text:s text:c="2"/>Eliminação</text:p>
          </table:table-cell>
          <table:table-cell/>
          <table:table-cell table:style-name="ce65" table:formula="of:=IF([.C366]=[.B366];RIGHT([.D366];LEN([.D366])-6);[.I365])"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67];3)" office:value-type="string" office:string-value="456" calcext:value-type="string">
            <text:p>456</text:p>
          </table:table-cell>
          <table:table-cell table:formula="of:=CONCATENATE(LEFT([.D367];3);MID([.D367];5;10))" office:value-type="string" office:string-value="45622        " calcext:value-type="string">
            <text:p>45622 <text:s text:c="7"/></text:p>
          </table:table-cell>
          <table:table-cell table:formula="of:=CONCATENATE(LEFT([.D367];3);MID([.D367];4;10))" office:value-type="string" office:string-value="456.22       " calcext:value-type="string">
            <text:p>456.22 <text:s text:c="6"/></text:p>
          </table:table-cell>
          <table:table-cell office:value-type="string" calcext:value-type="string">
            <text:p>456.22        ISENÇÃO DE DISCIPLINAS. DISPENSA DE DISCIPLINAS.</text:p>
            <text:p>APROVEITAMENTO DE ESTUDOS</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Eliminar os documentos após 2 anos do indeferimento.</text:p>
          </table:table-cell>
          <table:table-cell table:style-name="ce65" table:formula="of:=IF([.C367]=[.B367];RIGHT([.D367];LEN([.D367])-6);[.I366])"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68];3)" office:value-type="string" office:string-value="456" calcext:value-type="string">
            <text:p>456</text:p>
          </table:table-cell>
          <table:table-cell table:formula="of:=CONCATENATE(LEFT([.D368];3);MID([.D368];5;10))" office:value-type="string" office:string-value="45623        " calcext:value-type="string">
            <text:p>45623 <text:s text:c="7"/></text:p>
          </table:table-cell>
          <table:table-cell table:formula="of:=CONCATENATE(LEFT([.D368];3);MID([.D368];4;10))" office:value-type="string" office:string-value="456.23       " calcext:value-type="string">
            <text:p>456.23 <text:s text:c="6"/></text:p>
          </table:table-cell>
          <table:table-cell office:value-type="string" calcext:value-type="string">
            <text:p>456.23 <text:s text:c="7"/>TRANCAMENT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2"/>Eliminação</text:p>
          </table:table-cell>
          <table:table-cell/>
          <table:table-cell table:style-name="ce65" table:formula="of:=IF([.C368]=[.B368];RIGHT([.D368];LEN([.D368])-6);[.I367])" office:value-type="string" office:string-value="        VIDA ESCOLAR DOS ALUNOS DO ENSINO TÉCNICO" calcext:value-type="string">
            <text:p><text:s text:c="8"/>VIDA ESCOLAR DOS ALUNOS DO ENSINO TÉCNICO</text:p>
          </table:table-cell>
          <table:table-cell table:number-columns-repeated="7"/>
        </table:table-row>
        <table:table-row table:style-name="ro2">
          <table:table-cell table:formula="of:=LEFT([.D369];3)" office:value-type="string" office:string-value="456" calcext:value-type="string">
            <text:p>456</text:p>
          </table:table-cell>
          <table:table-cell table:formula="of:=CONCATENATE(LEFT([.D369];3);MID([.D369];5;10))" office:value-type="string" office:string-value="4563         " calcext:value-type="string">
            <text:p>4563 <text:s text:c="8"/></text:p>
          </table:table-cell>
          <table:table-cell table:formula="of:=CONCATENATE(LEFT([.D369];3);MID([.D369];4;10))" office:value-type="string" office:string-value="456.3        " calcext:value-type="string">
            <text:p>456.3 <text:s text:c="7"/></text:p>
          </table:table-cell>
          <table:table-cell office:value-type="string" calcext:value-type="string">
            <text:p>456.3 <text:s text:c="8"/>AVALIAÇÃO ESCOLAR</text:p>
          </table:table-cell>
          <table:table-cell table:number-columns-repeated="4"/>
          <table:table-cell table:style-name="ce65" table:formula="of:=IF([.C369]=[.B369];RIGHT([.D369];LEN([.D369])-6);[.I368])"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70];3)" office:value-type="string" office:string-value="456" calcext:value-type="string">
            <text:p>456</text:p>
          </table:table-cell>
          <table:table-cell table:formula="of:=CONCATENATE(LEFT([.D370];3);MID([.D370];5;10))" office:value-type="string" office:string-value="45631        " calcext:value-type="string">
            <text:p>45631 <text:s text:c="7"/></text:p>
          </table:table-cell>
          <table:table-cell table:formula="of:=CONCATENATE(LEFT([.D370];3);MID([.D370];4;10))" office:value-type="string" office:string-value="456.31       " calcext:value-type="string">
            <text:p>456.31 <text:s text:c="6"/></text:p>
          </table:table-cell>
          <table:table-cell office:value-type="string" calcext:value-type="string">
            <text:p>456.31        PROVAS. EXAMES. TRABALHOS. RELATÓRIOS DE</text:p>
            <text:p>ESTÁGIOS</text:p>
          </table:table-cell>
          <table:table-cell office:value-type="string" calcext:value-type="string">
            <text:p>Devolução ao aluno</text:p>
            <text:p>após o registro das notas</text:p>
          </table:table-cell>
          <table:table-cell table:number-columns-repeated="2" office:value-type="string" calcext:value-type="string">
            <text:p>-</text:p>
          </table:table-cell>
          <table:table-cell office:value-type="string" calcext:value-type="string">
            <text:p>Eliminar os documentos não devolvidos ao final do ano letivo.</text:p>
          </table:table-cell>
          <table:table-cell table:style-name="ce65" table:formula="of:=IF([.C370]=[.B370];RIGHT([.D370];LEN([.D370])-6);[.I369])" office:value-type="string" office:string-value="        VIDA ESCOLAR DOS ALUNOS DO ENSINO TÉCNICO" calcext:value-type="string">
            <text:p><text:s text:c="8"/>VIDA ESCOLAR DOS ALUNOS DO ENSINO TÉCNICO</text:p>
          </table:table-cell>
          <table:table-cell table:number-columns-repeated="7"/>
        </table:table-row>
        <table:table-row table:style-name="ro1">
          <table:table-cell table:formula="of:=LEFT([.D371];3)" office:value-type="string" office:string-value="456" calcext:value-type="string">
            <text:p>456</text:p>
          </table:table-cell>
          <table:table-cell table:formula="of:=CONCATENATE(LEFT([.D371];3);MID([.D371];5;10))" office:value-type="string" office:string-value="45632        " calcext:value-type="string">
            <text:p>45632 <text:s text:c="7"/></text:p>
          </table:table-cell>
          <table:table-cell table:formula="of:=CONCATENATE(LEFT([.D371];3);MID([.D371];4;10))" office:value-type="string" office:string-value="456.32       " calcext:value-type="string">
            <text:p>456.32 <text:s text:c="6"/></text:p>
          </table:table-cell>
          <table:table-cell office:value-type="string" calcext:value-type="string">
            <text:p>456.32         REGISTRO DE CONTEÚDO PROGRAMÁTICO MINISTRADO,</text:p>
            <text:p>RENDIMENTO E FREQUÊNCIA</text:p>
          </table:table-cell>
          <table:table-cell office:value-type="string" calcext:value-type="string">
            <text:p><text:s text:c="4"/>10 anos</text:p>
          </table:table-cell>
          <table:table-cell office:value-type="string" calcext:value-type="string">
            <text:p>10 anos</text:p>
          </table:table-cell>
          <table:table-cell office:value-type="string" calcext:value-type="string">
            <text:p><text:s text:c="3"/>Eliminação</text:p>
          </table:table-cell>
          <table:table-cell/>
          <table:table-cell table:style-name="ce65" table:formula="of:=IF([.C371]=[.B371];RIGHT([.D371];LEN([.D371])-6);[.I370])" office:value-type="string" office:string-value="        VIDA ESCOLAR DOS ALUNOS DO ENSINO TÉCNICO" calcext:value-type="string">
            <text:p><text:s text:c="8"/>VIDA ESCOLAR DOS ALUNOS DO ENSINO TÉCNICO</text:p>
          </table:table-cell>
          <table:table-cell table:number-columns-repeated="7"/>
        </table:table-row>
        <table:table-row table:style-name="ro2">
          <table:table-cell table:formula="of:=LEFT([.D372];3)" office:value-type="string" office:string-value="456" calcext:value-type="string">
            <text:p>456</text:p>
          </table:table-cell>
          <table:table-cell table:formula="of:=CONCATENATE(LEFT([.D372];3);MID([.D372];5;10))" office:value-type="string" office:string-value="4564         " calcext:value-type="string">
            <text:p>4564 <text:s text:c="8"/></text:p>
          </table:table-cell>
          <table:table-cell table:formula="of:=CONCATENATE(LEFT([.D372];3);MID([.D372];4;10))" office:value-type="string" office:string-value="456.4        " calcext:value-type="string">
            <text:p>456.4 <text:s text:c="7"/></text:p>
          </table:table-cell>
          <table:table-cell office:value-type="string" calcext:value-type="string">
            <text:p>456.4 <text:s text:c="9"/>DOCUMENTAÇÃO ESCOLAR</text:p>
          </table:table-cell>
          <table:table-cell table:number-columns-repeated="4"/>
          <table:table-cell table:style-name="ce65" table:formula="of:=IF([.C372]=[.B372];RIGHT([.D372];LEN([.D372])-6);[.I371])" office:value-type="string" office:string-value="        VIDA ESCOLAR DOS ALUNOS DO ENSINO TÉCNICO" calcext:value-type="string">
            <text:p><text:s text:c="8"/>VIDA ESCOLAR DOS ALUNOS DO ENSINO TÉCNICO</text:p>
          </table:table-cell>
          <table:table-cell table:number-columns-repeated="7"/>
        </table:table-row>
        <table:table-row table:style-name="ro8">
          <table:table-cell table:formula="of:=LEFT([.D373];3)" office:value-type="string" office:string-value="456" calcext:value-type="string">
            <text:p>456</text:p>
          </table:table-cell>
          <table:table-cell table:formula="of:=CONCATENATE(LEFT([.D373];3);MID([.D373];5;10))" office:value-type="string" office:string-value="45641        " calcext:value-type="string">
            <text:p>45641 <text:s text:c="7"/></text:p>
          </table:table-cell>
          <table:table-cell table:formula="of:=CONCATENATE(LEFT([.D373];3);MID([.D373];4;10))" office:value-type="string" office:string-value="456.41       " calcext:value-type="string">
            <text:p>456.41 <text:s text:c="6"/></text:p>
          </table:table-cell>
          <table:table-cell office:value-type="string" calcext:value-type="string">
            <text:p>456.41 <text:s text:c="8"/>HISTÓRICO ESCOLAR</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as versões parciais, cujas informações encontram-se recapituladas na versão integral do histórico escolar.</text:p>
          </table:table-cell>
          <table:table-cell table:style-name="ce65" table:formula="of:=IF([.C373]=[.B373];RIGHT([.D373];LEN([.D373])-6);[.I372])" office:value-type="string" office:string-value="        VIDA ESCOLAR DOS ALUNOS DO ENSINO TÉCNICO" calcext:value-type="string">
            <text:p><text:s text:c="8"/>VIDA ESCOLAR DOS ALUNOS DO ENSINO TÉCNICO</text:p>
          </table:table-cell>
          <table:table-cell table:number-columns-repeated="7"/>
        </table:table-row>
        <table:table-row table:style-name="ro2">
          <table:table-cell table:formula="of:=LEFT([.D374];3)" office:value-type="string" office:string-value="456" calcext:value-type="string">
            <text:p>456</text:p>
          </table:table-cell>
          <table:table-cell table:formula="of:=CONCATENATE(LEFT([.D374];3);MID([.D374];5;10))" office:value-type="string" office:string-value="45642        " calcext:value-type="string">
            <text:p>45642 <text:s text:c="7"/></text:p>
          </table:table-cell>
          <table:table-cell table:formula="of:=CONCATENATE(LEFT([.D374];3);MID([.D374];4;10))" office:value-type="string" office:string-value="456.42       " calcext:value-type="string">
            <text:p>456.42 <text:s text:c="6"/></text:p>
          </table:table-cell>
          <table:table-cell office:value-type="string" calcext:value-type="string">
            <text:p>456.42 <text:s text:c="8"/>EMISSÃO DE DIPLOMA</text:p>
          </table:table-cell>
          <table:table-cell table:number-columns-repeated="4"/>
          <table:table-cell table:style-name="ce65" table:formula="of:=IF([.C374]=[.B374];RIGHT([.D374];LEN([.D374])-6);[.I373])" office:value-type="string" office:string-value="        VIDA ESCOLAR DOS ALUNOS DO ENSINO TÉCNICO" calcext:value-type="string">
            <text:p><text:s text:c="8"/>VIDA ESCOLAR DOS ALUNOS DO ENSINO TÉCNICO</text:p>
          </table:table-cell>
          <table:table-cell table:number-columns-repeated="7"/>
        </table:table-row>
        <table:table-row table:style-name="ro12">
          <table:table-cell table:formula="of:=LEFT([.D375];3)" office:value-type="string" office:string-value="456" calcext:value-type="string">
            <text:p>456</text:p>
          </table:table-cell>
          <table:table-cell table:formula="of:=CONCATENATE(LEFT([.D375];3);MID([.D375];5;10))" office:value-type="string" office:string-value="456421       " calcext:value-type="string">
            <text:p>456421 <text:s text:c="6"/></text:p>
          </table:table-cell>
          <table:table-cell table:formula="of:=CONCATENATE(LEFT([.D375];3);MID([.D375];4;10))" office:value-type="string" office:string-value="456.421      " calcext:value-type="string">
            <text:p>456.421 <text:s text:c="5"/></text:p>
          </table:table-cell>
          <table:table-cell office:value-type="string" calcext:value-type="string">
            <text:p>456.421 <text:s text:c="7"/>EXPEDI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 text:c="2"/>Eliminação</text:p>
          </table:table-cell>
          <table:table-cell office:value-type="string" calcext:value-type="string">
            <text:p>No caso das instituições de ensino que utilizam os assentamentos individuais para formação do processo de registro de diplomas, utilizar os prazos e a</text:p>
            <text:p>destinação dos assentamentos individuais, conforme legislação em vigor.</text:p>
          </table:table-cell>
          <table:table-cell table:style-name="ce65" table:formula="of:=IF([.C375]=[.B375];RIGHT([.D375];LEN([.D375])-6);[.I374])"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76];3)" office:value-type="string" office:string-value="456" calcext:value-type="string">
            <text:p>456</text:p>
          </table:table-cell>
          <table:table-cell table:formula="of:=CONCATENATE(LEFT([.D376];3);MID([.D376];5;10))" office:value-type="string" office:string-value="456422       " calcext:value-type="string">
            <text:p>456422 <text:s text:c="6"/></text:p>
          </table:table-cell>
          <table:table-cell table:formula="of:=CONCATENATE(LEFT([.D376];3);MID([.D376];4;10))" office:value-type="string" office:string-value="456.422      " calcext:value-type="string">
            <text:p>456.422 <text:s text:c="5"/></text:p>
          </table:table-cell>
          <table:table-cell office:value-type="string" calcext:value-type="string">
            <text:p>456.422 <text:s text:c="8"/>REGISTR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diplomas não entregues 2 anos após a emissão.</text:p>
          </table:table-cell>
          <table:table-cell table:style-name="ce65" table:formula="of:=IF([.C376]=[.B376];RIGHT([.D376];LEN([.D376])-6);[.I375])" office:value-type="string" office:string-value="        VIDA ESCOLAR DOS ALUNOS DO ENSINO TÉCNICO" calcext:value-type="string">
            <text:p><text:s text:c="8"/>VIDA ESCOLAR DOS ALUNOS DO ENSINO TÉCNICO</text:p>
          </table:table-cell>
          <table:table-cell table:number-columns-repeated="7"/>
        </table:table-row>
        <table:table-row table:style-name="ro2">
          <table:table-cell table:formula="of:=LEFT([.D377];3)" office:value-type="string" office:string-value="456" calcext:value-type="string">
            <text:p>456</text:p>
          </table:table-cell>
          <table:table-cell table:formula="of:=CONCATENATE(LEFT([.D377];3);MID([.D377];5;10))" office:value-type="string" office:string-value="456423       " calcext:value-type="string">
            <text:p>456423 <text:s text:c="6"/></text:p>
          </table:table-cell>
          <table:table-cell table:formula="of:=CONCATENATE(LEFT([.D377];3);MID([.D377];4;10))" office:value-type="string" office:string-value="456.423      " calcext:value-type="string">
            <text:p>456.423 <text:s text:c="5"/></text:p>
          </table:table-cell>
          <table:table-cell office:value-type="string" calcext:value-type="string">
            <text:p>456.423 <text:s text:c="7"/>VERIFICAÇÃO DE AUTENTICIDADE</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text:s/>Eliminação</text:p>
          </table:table-cell>
          <table:table-cell/>
          <table:table-cell table:style-name="ce65" table:formula="of:=IF([.C377]=[.B377];RIGHT([.D377];LEN([.D377])-6);[.I376])"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78];3)" office:value-type="string" office:string-value="456" calcext:value-type="string">
            <text:p>456</text:p>
          </table:table-cell>
          <table:table-cell table:formula="of:=CONCATENATE(LEFT([.D378];3);MID([.D378];5;10))" office:value-type="string" office:string-value="45643        " calcext:value-type="string">
            <text:p>45643 <text:s text:c="7"/></text:p>
          </table:table-cell>
          <table:table-cell table:formula="of:=CONCATENATE(LEFT([.D378];3);MID([.D378];4;10))" office:value-type="string" office:string-value="456.43       " calcext:value-type="string">
            <text:p>456.43 <text:s text:c="6"/></text:p>
          </table:table-cell>
          <table:table-cell office:value-type="string" calcext:value-type="string">
            <text:p>456.43          ASSENTAMENTOS INDIVIDUAIS DOS ALUNOS (DOSSIÊS</text:p>
            <text:p>DOS ALUNOS)</text:p>
          </table:table-cell>
          <table:table-cell office:value-type="string" calcext:value-type="string">
            <text:p>Enquanto o aluno</text:p>
            <text:p>mantiver o vínculo com a instituição de ensino</text:p>
          </table:table-cell>
          <table:table-cell office:value-type="string" calcext:value-type="string">
            <text:p>*</text:p>
          </table:table-cell>
          <table:table-cell office:value-type="string" calcext:value-type="string">
            <text:p><text:s text:c="2"/>Eliminação</text:p>
          </table:table-cell>
          <table:table-cell office:value-type="string" calcext:value-type="string">
            <text:p>*O prazo total de guarda dos documentos é de 100 anos.</text:p>
          </table:table-cell>
          <table:table-cell table:style-name="ce65" table:formula="of:=IF([.C378]=[.B378];RIGHT([.D378];LEN([.D378])-6);[.I377])"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79];3)" office:value-type="string" office:string-value="456" calcext:value-type="string">
            <text:p>456</text:p>
          </table:table-cell>
          <table:table-cell table:formula="of:=CONCATENATE(LEFT([.D379];3);MID([.D379];5;10))" office:value-type="string" office:string-value="4565         " calcext:value-type="string">
            <text:p>4565 <text:s text:c="8"/></text:p>
          </table:table-cell>
          <table:table-cell table:formula="of:=CONCATENATE(LEFT([.D379];3);MID([.D379];4;10))" office:value-type="string" office:string-value="456.5        " calcext:value-type="string">
            <text:p>456.5 <text:s text:c="7"/></text:p>
          </table:table-cell>
          <table:table-cell office:value-type="string" calcext:value-type="string">
            <text:p>456.5 <text:s text:c="10"/>REGIME DE EXERCÍCIO DOMICILIAR</text:p>
          </table:table-cell>
          <table:table-cell office:value-type="string" calcext:value-type="string">
            <text:p>Enquanto o aluno</text:p>
            <text:p>mantiver o vínculo com a instituição de ensino</text:p>
          </table:table-cell>
          <table:table-cell office:value-type="string" calcext:value-type="string">
            <text:p>2 anos</text:p>
          </table:table-cell>
          <table:table-cell office:value-type="string" calcext:value-type="string">
            <text:p><text:s/>Eliminação</text:p>
          </table:table-cell>
          <table:table-cell/>
          <table:table-cell table:style-name="ce65" table:formula="of:=IF([.C379]=[.B379];RIGHT([.D379];LEN([.D379])-6);[.I378])" office:value-type="string" office:string-value="        VIDA ESCOLAR DOS ALUNOS DO ENSINO TÉCNICO" calcext:value-type="string">
            <text:p><text:s text:c="8"/>VIDA ESCOLAR DOS ALUNOS DO ENSINO TÉCNICO</text:p>
          </table:table-cell>
          <table:table-cell table:number-columns-repeated="7"/>
        </table:table-row>
        <table:table-row table:style-name="ro5">
          <table:table-cell table:formula="of:=LEFT([.D380];3)" office:value-type="string" office:string-value="456" calcext:value-type="string">
            <text:p>456</text:p>
          </table:table-cell>
          <table:table-cell table:formula="of:=CONCATENATE(LEFT([.D380];3);MID([.D380];5;10))" office:value-type="string" office:string-value="4566         " calcext:value-type="string">
            <text:p>4566 <text:s text:c="8"/></text:p>
          </table:table-cell>
          <table:table-cell table:formula="of:=CONCATENATE(LEFT([.D380];3);MID([.D380];4;10))" office:value-type="string" office:string-value="456.6        " calcext:value-type="string">
            <text:p>456.6 <text:s text:c="7"/></text:p>
          </table:table-cell>
          <table:table-cell office:value-type="string" calcext:value-type="string">
            <text:p>456.6          MONITORIAS. ESTÁGIOS NÃO OBRIGATÓRIOS. PROGRAMAS</text:p>
            <text:p>DE INICIAÇÃO TECNOLÓGICA</text:p>
          </table:table-cell>
          <table:table-cell office:value-type="string" calcext:value-type="string">
            <text:p>Enquanto o aluno</text:p>
            <text:p>mantiver o vínculo com a instituição de ensino</text:p>
          </table:table-cell>
          <table:table-cell office:value-type="string" calcext:value-type="string">
            <text:p>52 anos</text:p>
          </table:table-cell>
          <table:table-cell office:value-type="string" calcext:value-type="string">
            <text:p><text:s/>Eliminação</text:p>
          </table:table-cell>
          <table:table-cell/>
          <table:table-cell table:style-name="ce65" table:formula="of:=IF([.C380]=[.B380];RIGHT([.D380];LEN([.D380])-6);[.I379])" office:value-type="string" office:string-value="        VIDA ESCOLAR DOS ALUNOS DO ENSINO TÉCNICO" calcext:value-type="string">
            <text:p><text:s text:c="8"/>VIDA ESCOLAR DOS ALUNOS DO ENSINO TÉCNICO</text:p>
          </table:table-cell>
          <table:table-cell table:number-columns-repeated="7"/>
        </table:table-row>
        <table:table-row table:style-name="ro12">
          <table:table-cell table:formula="of:=LEFT([.D381];3)" office:value-type="string" office:string-value="456" calcext:value-type="string">
            <text:p>456</text:p>
          </table:table-cell>
          <table:table-cell table:formula="of:=CONCATENATE(LEFT([.D381];3);MID([.D381];5;10))" office:value-type="string" office:string-value="4567         " calcext:value-type="string">
            <text:p>4567 <text:s text:c="8"/></text:p>
          </table:table-cell>
          <table:table-cell table:formula="of:=CONCATENATE(LEFT([.D381];3);MID([.D381];4;10))" office:value-type="string" office:string-value="456.7        " calcext:value-type="string">
            <text:p>456.7 <text:s text:c="7"/></text:p>
          </table:table-cell>
          <table:table-cell office:value-type="string" calcext:value-type="string">
            <text:p>456.7 <text:s text:c="8"/>REGIME DISCIPLINAR DOS ALUNOS: PENALIDADES (ADVERTÊNCIA OU REPREENSÃO, SUSPENSÃO E EXPULSÃO</text:p>
          </table:table-cell>
          <table:table-cell office:value-type="string" calcext:value-type="string">
            <text:p>Até a conclusão do caso</text:p>
          </table:table-cell>
          <table:table-cell office:value-type="string" calcext:value-type="string">
            <text:p>15 anos</text:p>
          </table:table-cell>
          <table:table-cell office:value-type="string" calcext:value-type="string">
            <text:p>             Guarda </text:p>
            <text:p>          Permanente</text:p>
            <text:p/>
          </table:table-cell>
          <table:table-cell office:value-type="string" calcext:value-type="string">
            <text:p>A produção, manuseio, consulta, transmissão, manutenção e guarda de dados, documentos e informações relativos à vida privada, à honra e a imagem dos alunos deverão observar medidas especiais de segurança, conforme legislação em vigor</text:p>
          </table:table-cell>
          <table:table-cell table:style-name="ce65" table:formula="of:=IF([.C381]=[.B381];RIGHT([.D381];LEN([.D381])-6);[.I380])" office:value-type="string" office:string-value="        VIDA ESCOLAR DOS ALUNOS DO ENSINO TÉCNICO" calcext:value-type="string">
            <text:p><text:s text:c="8"/>VIDA ESCOLAR DOS ALUNOS DO ENSINO TÉCNICO</text:p>
          </table:table-cell>
          <table:table-cell table:number-columns-repeated="7"/>
        </table:table-row>
        <table:table-row table:style-name="ro2">
          <table:table-cell table:formula="of:=LEFT([.D382];3)" office:value-type="string" office:string-value="490" calcext:value-type="string">
            <text:p>490</text:p>
          </table:table-cell>
          <table:table-cell table:formula="of:=CONCATENATE(LEFT([.D382];3);MID([.D382];5;10))" office:value-type="string" office:string-value="490          " calcext:value-type="string">
            <text:p>490 <text:s text:c="9"/></text:p>
          </table:table-cell>
          <table:table-cell table:formula="of:=CONCATENATE(LEFT([.D382];3);MID([.D382];4;10))" office:value-type="string" office:string-value="490          " calcext:value-type="string">
            <text:p>490 <text:s text:c="9"/></text:p>
          </table:table-cell>
          <table:table-cell office:value-type="string" calcext:value-type="string">
            <text:p>490 <text:s text:c="11"/>OUTROS ASSUNTOS REFERENTES À EDUCAÇÃO BÁSICA E PROFISSIONAL</text:p>
          </table:table-cell>
          <table:table-cell table:number-columns-repeated="4"/>
          <table:table-cell table:style-name="ce65" table:formula="of:=IF([.C382]=[.B382];RIGHT([.D382];LEN([.D382])-6);[.I381])" office:value-type="string" office:string-value="         OUTROS ASSUNTOS REFERENTES À EDUCAÇÃO BÁSICA E PROFISSIONAL" calcext:value-type="string">
            <text:p><text:s text:c="9"/>OUTROS ASSUNTOS REFERENTES À EDUCAÇÃO BÁSICA E PROFISSIONAL</text:p>
          </table:table-cell>
          <table:table-cell table:number-columns-repeated="7"/>
        </table:table-row>
        <table:table-row table:style-name="ro2">
          <table:table-cell table:formula="of:=LEFT([.D383];3)" office:value-type="string" office:string-value="500" calcext:value-type="string">
            <text:p>500</text:p>
          </table:table-cell>
          <table:table-cell table:formula="of:=CONCATENATE(LEFT([.D383];3);MID([.D383];5;10))" office:value-type="string" office:string-value="500          " calcext:value-type="string">
            <text:p>500 <text:s text:c="9"/></text:p>
          </table:table-cell>
          <table:table-cell table:formula="of:=CONCATENATE(LEFT([.D383];3);MID([.D383];4;10))" office:value-type="string" office:string-value="500          " calcext:value-type="string">
            <text:p>500 <text:s text:c="9"/></text:p>
          </table:table-cell>
          <table:table-cell office:value-type="string" calcext:value-type="string">
            <text:p>500 <text:s text:c="11"/>ASSISTÊNCIA ESTUDANTIL</text:p>
          </table:table-cell>
          <table:table-cell table:number-columns-repeated="4"/>
          <table:table-cell table:style-name="ce65" table:formula="of:=IF([.C383]=[.B383];RIGHT([.D383];LEN([.D383])-6);[.I382])" office:value-type="string" office:string-value="         ASSISTÊNCIA ESTUDANTIL" calcext:value-type="string">
            <text:p><text:s text:c="9"/>ASSISTÊNCIA ESTUDANTIL</text:p>
          </table:table-cell>
          <table:table-cell table:number-columns-repeated="7"/>
        </table:table-row>
        <table:table-row table:style-name="ro1">
          <table:table-cell table:formula="of:=LEFT([.D384];3)" office:value-type="string" office:string-value="510" calcext:value-type="string">
            <text:p>510</text:p>
          </table:table-cell>
          <table:table-cell table:formula="of:=CONCATENATE(LEFT([.D384];3);MID([.D384];5;10))" office:value-type="string" office:string-value="510          " calcext:value-type="string">
            <text:p>510 <text:s text:c="9"/></text:p>
          </table:table-cell>
          <table:table-cell table:formula="of:=CONCATENATE(LEFT([.D384];3);MID([.D384];4;10))" office:value-type="string" office:string-value="510          " calcext:value-type="string">
            <text:p>510 <text:s text:c="9"/></text:p>
          </table:table-cell>
          <table:table-cell office:value-type="string" calcext:value-type="string">
            <text:p>510 <text:s text:c="11"/>NORMATIZAÇÃO. REGULAMENTAÇÃO</text:p>
          </table:table-cell>
          <table:table-cell office:value-type="string" calcext:value-type="string">
            <text:p>Enquanto vigora</text:p>
          </table:table-cell>
          <table:table-cell office:value-type="string" calcext:value-type="string">
            <text:p>-</text:p>
          </table:table-cell>
          <table:table-cell office:value-type="string" calcext:value-type="string">
            <text:p>Guarda</text:p>
            <text:p>Permanente</text:p>
          </table:table-cell>
          <table:table-cell/>
          <table:table-cell table:style-name="ce65" table:formula="of:=IF([.C384]=[.B384];RIGHT([.D384];LEN([.D384])-6);[.I383])" office:value-type="string" office:string-value="         NORMATIZAÇÃO. REGULAMENTAÇÃO" calcext:value-type="string">
            <text:p><text:s text:c="9"/>NORMATIZAÇÃO. REGULAMENTAÇÃO</text:p>
          </table:table-cell>
          <table:table-cell table:number-columns-repeated="7"/>
        </table:table-row>
        <table:table-row table:style-name="ro4">
          <table:table-cell table:formula="of:=LEFT([.D385];3)" office:value-type="string" office:string-value="520" calcext:value-type="string">
            <text:p>520</text:p>
          </table:table-cell>
          <table:table-cell table:formula="of:=CONCATENATE(LEFT([.D385];3);MID([.D385];5;10))" office:value-type="string" office:string-value="520          " calcext:value-type="string">
            <text:p>520 <text:s text:c="9"/></text:p>
          </table:table-cell>
          <table:table-cell table:formula="of:=CONCATENATE(LEFT([.D385];3);MID([.D385];4;10))" office:value-type="string" office:string-value="520          " calcext:value-type="string">
            <text:p>520 <text:s text:c="9"/></text:p>
          </table:table-cell>
          <table:table-cell office:value-type="string" calcext:value-type="string">
            <text:p>520 <text:s text:c="11"/>PROGRAMAS, CONVÊNIOS E PROJETOS DE CONCESSÃO DE BENEFÍCIOS E AUXÍLIOS AOS ALUNOS</text:p>
          </table:table-cell>
          <table:table-cell table:number-columns-repeated="4"/>
          <table:table-cell table:style-name="ce65" table:formula="of:=IF([.C385]=[.B385];RIGHT([.D385];LEN([.D385])-6);[.I384])" office:value-type="string" office:string-value="         PROGRAMAS, CONVÊNIOS E PROJETOS DE CONCESSÃO DE BENEFÍCIOS E AUXÍLIOS AOS ALUNOS" calcext:value-type="string">
            <text:p><text:s text:c="9"/>PROGRAMAS, CONVÊNIOS E PROJETOS DE CONCESSÃO DE BENEFÍCIOS E AUXÍLIOS AOS ALUNOS</text:p>
          </table:table-cell>
          <table:table-cell table:number-columns-repeated="7"/>
        </table:table-row>
        <table:table-row table:style-name="ro2">
          <table:table-cell table:formula="of:=LEFT([.D386];3)" office:value-type="string" office:string-value="521" calcext:value-type="string">
            <text:p>521</text:p>
          </table:table-cell>
          <table:table-cell table:formula="of:=CONCATENATE(LEFT([.D386];3);MID([.D386];5;10))" office:value-type="string" office:string-value="521          " calcext:value-type="string">
            <text:p>521 <text:s text:c="9"/></text:p>
          </table:table-cell>
          <table:table-cell table:formula="of:=CONCATENATE(LEFT([.D386];3);MID([.D386];4;10))" office:value-type="string" office:string-value="521          " calcext:value-type="string">
            <text:p>521 <text:s text:c="9"/></text:p>
          </table:table-cell>
          <table:table-cell office:value-type="string" calcext:value-type="string">
            <text:p>521 <text:s text:c="11"/>MORADIA ESTUDANTIL. MORADIA UNIVERSITÁRIA</text:p>
          </table:table-cell>
          <table:table-cell table:number-columns-repeated="4"/>
          <table:table-cell table:style-name="ce65" table:formula="of:=IF([.C386]=[.B386];RIGHT([.D386];LEN([.D386])-6);[.I385])" office:value-type="string" office:string-value="         MORADIA ESTUDANTIL. MORADIA UNIVERSITÁRIA" calcext:value-type="string">
            <text:p><text:s text:c="9"/>MORADIA ESTUDANTIL. MORADIA UNIVERSITÁRIA</text:p>
          </table:table-cell>
          <table:table-cell table:number-columns-repeated="7"/>
        </table:table-row>
        <table:table-row table:style-name="ro4">
          <table:table-cell table:formula="of:=LEFT([.D387];3)" office:value-type="string" office:string-value="521" calcext:value-type="string">
            <text:p>521</text:p>
          </table:table-cell>
          <table:table-cell table:formula="of:=CONCATENATE(LEFT([.D387];3);MID([.D387];5;10))" office:value-type="string" office:string-value="5211         " calcext:value-type="string">
            <text:p>5211 <text:s text:c="8"/></text:p>
          </table:table-cell>
          <table:table-cell table:formula="of:=CONCATENATE(LEFT([.D387];3);MID([.D387];4;10))" office:value-type="string" office:string-value="521.1        " calcext:value-type="string">
            <text:p>521.1 <text:s text:c="7"/></text:p>
          </table:table-cell>
          <table:table-cell office:value-type="string" calcext:value-type="string">
            <text:p>521.1 <text:s text:c="9"/>PUBLICAÇÃO. DIVULGAÇÃO</text:p>
          </table:table-cell>
          <table:table-cell office:value-type="string" calcext:value-type="string">
            <text:p><text:s text:c="3"/>5 <text:s/>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387]=[.B387];RIGHT([.D387];LEN([.D387])-6);[.I386])" office:value-type="string" office:string-value="         MORADIA ESTUDANTIL. MORADIA UNIVERSITÁRIA" calcext:value-type="string">
            <text:p><text:s text:c="9"/>MORADIA ESTUDANTIL. MORADIA UNIVERSITÁRIA</text:p>
          </table:table-cell>
          <table:table-cell table:number-columns-repeated="7"/>
        </table:table-row>
        <table:table-row table:style-name="ro3">
          <table:table-cell table:formula="of:=LEFT([.D388];3)" office:value-type="string" office:string-value="521" calcext:value-type="string">
            <text:p>521</text:p>
          </table:table-cell>
          <table:table-cell table:formula="of:=CONCATENATE(LEFT([.D388];3);MID([.D388];5;10))" office:value-type="string" office:string-value="5212         " calcext:value-type="string">
            <text:p>5212 <text:s text:c="8"/></text:p>
          </table:table-cell>
          <table:table-cell table:formula="of:=CONCATENATE(LEFT([.D388];3);MID([.D388];4;10))" office:value-type="string" office:string-value="521.2        " calcext:value-type="string">
            <text:p>521.2 <text:s text:c="7"/></text:p>
          </table:table-cell>
          <table:table-cell office:value-type="string" calcext:value-type="string">
            <text:p>521.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table-cell table:style-name="ce65" table:formula="of:=IF([.C388]=[.B388];RIGHT([.D388];LEN([.D388])-6);[.I387])" office:value-type="string" office:string-value="         MORADIA ESTUDANTIL. MORADIA UNIVERSITÁRIA" calcext:value-type="string">
            <text:p><text:s text:c="9"/>MORADIA ESTUDANTIL. MORADIA UNIVERSITÁRIA</text:p>
          </table:table-cell>
          <table:table-cell table:number-columns-repeated="7"/>
        </table:table-row>
        <table:table-row table:style-name="ro18">
          <table:table-cell table:formula="of:=LEFT([.D389];3)" office:value-type="string" office:string-value="521" calcext:value-type="string">
            <text:p>521</text:p>
          </table:table-cell>
          <table:table-cell table:formula="of:=CONCATENATE(LEFT([.D389];3);MID([.D389];5;10))" office:value-type="string" office:string-value="5213         " calcext:value-type="string">
            <text:p>5213 <text:s text:c="8"/></text:p>
          </table:table-cell>
          <table:table-cell table:formula="of:=CONCATENATE(LEFT([.D389];3);MID([.D389];4;10))" office:value-type="string" office:string-value="521.3        " calcext:value-type="string">
            <text:p>521.3 <text:s text:c="7"/></text:p>
          </table:table-cell>
          <table:table-cell office:value-type="string" calcext:value-type="string">
            <text:p>521.3 <text:s text:c="9"/>AVALIAÇÃO</text:p>
          </table:table-cell>
          <table:table-cell office:value-type="string" calcext:value-type="string">
            <text:p><text:s text:c="4"/>5 <text:s text:c="2"/>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389]=[.B389];RIGHT([.D389];LEN([.D389])-6);[.I388])" office:value-type="string" office:string-value="         MORADIA ESTUDANTIL. MORADIA UNIVERSITÁRIA" calcext:value-type="string">
            <text:p><text:s text:c="9"/>MORADIA ESTUDANTIL. MORADIA UNIVERSITÁRIA</text:p>
          </table:table-cell>
          <table:table-cell table:number-columns-repeated="7"/>
        </table:table-row>
        <table:table-row table:style-name="ro2">
          <table:table-cell table:formula="of:=LEFT([.D390];3)" office:value-type="string" office:string-value="522" calcext:value-type="string">
            <text:p>522</text:p>
          </table:table-cell>
          <table:table-cell table:formula="of:=CONCATENATE(LEFT([.D390];3);MID([.D390];5;10))" office:value-type="string" office:string-value="522          " calcext:value-type="string">
            <text:p>522 <text:s text:c="9"/></text:p>
          </table:table-cell>
          <table:table-cell table:formula="of:=CONCATENATE(LEFT([.D390];3);MID([.D390];4;10))" office:value-type="string" office:string-value="522          " calcext:value-type="string">
            <text:p>522 <text:s text:c="9"/></text:p>
          </table:table-cell>
          <table:table-cell office:value-type="string" calcext:value-type="string">
            <text:p>522 <text:s text:c="11"/>ALIMENTAÇÃO</text:p>
          </table:table-cell>
          <table:table-cell table:number-columns-repeated="4"/>
          <table:table-cell table:style-name="ce65" table:formula="of:=IF([.C390]=[.B390];RIGHT([.D390];LEN([.D390])-6);#REF!)" office:value-type="string" office:string-value="         ALIMENTAÇÃO" calcext:value-type="string">
            <text:p><text:s text:c="9"/>ALIMENTAÇÃO</text:p>
          </table:table-cell>
          <table:table-cell table:number-columns-repeated="7"/>
        </table:table-row>
        <table:table-row table:style-name="ro4">
          <table:table-cell table:formula="of:=LEFT([.D391];3)" office:value-type="string" office:string-value="522" calcext:value-type="string">
            <text:p>522</text:p>
          </table:table-cell>
          <table:table-cell table:formula="of:=CONCATENATE(LEFT([.D391];3);MID([.D391];5;10))" office:value-type="string" office:string-value="5221         " calcext:value-type="string">
            <text:p>5221 <text:s text:c="8"/></text:p>
          </table:table-cell>
          <table:table-cell table:formula="of:=CONCATENATE(LEFT([.D391];3);MID([.D391];4;10))" office:value-type="string" office:string-value="522.1        " calcext:value-type="string">
            <text:p>522.1 <text:s text:c="7"/></text:p>
          </table:table-cell>
          <table:table-cell office:value-type="string" calcext:value-type="string">
            <text:p>522.1 <text:s text:c="8"/>PUBLICAÇÃO. DIVULGAÇÃO</text:p>
          </table:table-cell>
          <table:table-cell office:value-type="string" calcext:value-type="string">
            <text:p><text:s text:c="4"/>5 <text:s/>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391]=[.B391];RIGHT([.D391];LEN([.D391])-6);[.I390])" office:value-type="string" office:string-value="         ALIMENTAÇÃO" calcext:value-type="string">
            <text:p><text:s text:c="9"/>ALIMENTAÇÃO</text:p>
          </table:table-cell>
          <table:table-cell table:number-columns-repeated="7"/>
        </table:table-row>
        <table:table-row table:style-name="ro3">
          <table:table-cell table:formula="of:=LEFT([.D392];3)" office:value-type="string" office:string-value="522" calcext:value-type="string">
            <text:p>522</text:p>
          </table:table-cell>
          <table:table-cell table:formula="of:=CONCATENATE(LEFT([.D392];3);MID([.D392];5;10))" office:value-type="string" office:string-value="5222         " calcext:value-type="string">
            <text:p>5222 <text:s text:c="8"/></text:p>
          </table:table-cell>
          <table:table-cell table:formula="of:=CONCATENATE(LEFT([.D392];3);MID([.D392];4;10))" office:value-type="string" office:string-value="522.2        " calcext:value-type="string">
            <text:p>522.2 <text:s text:c="7"/></text:p>
          </table:table-cell>
          <table:table-cell office:value-type="string" calcext:value-type="string">
            <text:p>522.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table-cell table:style-name="ce65" table:formula="of:=IF([.C392]=[.B392];RIGHT([.D392];LEN([.D392])-6);[.I391])" office:value-type="string" office:string-value="         ALIMENTAÇÃO" calcext:value-type="string">
            <text:p><text:s text:c="9"/>ALIMENTAÇÃO</text:p>
          </table:table-cell>
          <table:table-cell table:number-columns-repeated="7"/>
        </table:table-row>
        <table:table-row table:style-name="ro18">
          <table:table-cell table:formula="of:=LEFT([.D393];3)" office:value-type="string" office:string-value="522" calcext:value-type="string">
            <text:p>522</text:p>
          </table:table-cell>
          <table:table-cell table:formula="of:=CONCATENATE(LEFT([.D393];3);MID([.D393];5;10))" office:value-type="string" office:string-value="5223         " calcext:value-type="string">
            <text:p>5223 <text:s text:c="8"/></text:p>
          </table:table-cell>
          <table:table-cell table:formula="of:=CONCATENATE(LEFT([.D393];3);MID([.D393];4;10))" office:value-type="string" office:string-value="522.3        " calcext:value-type="string">
            <text:p>522.3 <text:s text:c="7"/></text:p>
          </table:table-cell>
          <table:table-cell office:value-type="string" calcext:value-type="string">
            <text:p>522.3 <text:s text:c="8"/>AVALIAÇÃO</text:p>
          </table:table-cell>
          <table:table-cell office:value-type="string" calcext:value-type="string">
            <text:p><text:s/>5 <text:s/>anos</text:p>
          </table:table-cell>
          <table:table-cell office:value-type="string" calcext:value-type="string">
            <text:p>5 anos</text:p>
          </table:table-cell>
          <table:table-cell office:value-type="string" calcext:value-type="string">
            <text:p>      Guarda </text:p>
            <text:p>             Permanente</text:p>
          </table:table-cell>
          <table:table-cell office:value-type="string" calcext:value-type="string">
            <text:p>Eliminar os relatórios parciais cujas informações encontram-se recapituladas nos relatórios finais.</text:p>
          </table:table-cell>
          <table:table-cell table:style-name="ce65" table:formula="of:=IF([.C393]=[.B393];RIGHT([.D393];LEN([.D393])-6);[.I392])" office:value-type="string" office:string-value="         ALIMENTAÇÃO" calcext:value-type="string">
            <text:p><text:s text:c="9"/>ALIMENTAÇÃO</text:p>
          </table:table-cell>
          <table:table-cell table:number-columns-repeated="7"/>
        </table:table-row>
        <table:table-row table:style-name="ro2">
          <table:table-cell table:formula="of:=LEFT([.D394];3)" office:value-type="string" office:string-value="523" calcext:value-type="string">
            <text:p>523</text:p>
          </table:table-cell>
          <table:table-cell table:formula="of:=CONCATENATE(LEFT([.D394];3);MID([.D394];5;10))" office:value-type="string" office:string-value="523          " calcext:value-type="string">
            <text:p>523 <text:s text:c="9"/></text:p>
          </table:table-cell>
          <table:table-cell table:formula="of:=CONCATENATE(LEFT([.D394];3);MID([.D394];4;10))" office:value-type="string" office:string-value="523          " calcext:value-type="string">
            <text:p>523 <text:s text:c="9"/></text:p>
          </table:table-cell>
          <table:table-cell office:value-type="string" calcext:value-type="string">
            <text:p>523 <text:s text:c="11"/>TRANSPORTE</text:p>
          </table:table-cell>
          <table:table-cell table:number-columns-repeated="4"/>
          <table:table-cell table:style-name="ce65" table:formula="of:=IF([.C394]=[.B394];RIGHT([.D394];LEN([.D394])-6);[.I393])" office:value-type="string" office:string-value="         TRANSPORTE" calcext:value-type="string">
            <text:p><text:s text:c="9"/>TRANSPORTE</text:p>
          </table:table-cell>
          <table:table-cell table:number-columns-repeated="7"/>
        </table:table-row>
        <table:table-row table:style-name="ro4">
          <table:table-cell table:formula="of:=LEFT([.D395];3)" office:value-type="string" office:string-value="523" calcext:value-type="string">
            <text:p>523</text:p>
          </table:table-cell>
          <table:table-cell table:formula="of:=CONCATENATE(LEFT([.D395];3);MID([.D395];5;10))" office:value-type="string" office:string-value="5231         " calcext:value-type="string">
            <text:p>5231 <text:s text:c="8"/></text:p>
          </table:table-cell>
          <table:table-cell table:formula="of:=CONCATENATE(LEFT([.D395];3);MID([.D395];4;10))" office:value-type="string" office:string-value="523.1        " calcext:value-type="string">
            <text:p>523.1 <text:s text:c="7"/></text:p>
          </table:table-cell>
          <table:table-cell office:value-type="string" calcext:value-type="string">
            <text:p>523.1 <text:s text:c="9"/>PUBLICAÇÃO. DIVULGAÇÃ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395]=[.B395];RIGHT([.D395];LEN([.D395])-6);[.I394])" office:value-type="string" office:string-value="         TRANSPORTE" calcext:value-type="string">
            <text:p><text:s text:c="9"/>TRANSPORTE</text:p>
          </table:table-cell>
          <table:table-cell table:number-columns-repeated="7"/>
        </table:table-row>
        <table:table-row table:style-name="ro3">
          <table:table-cell table:formula="of:=LEFT([.D396];3)" office:value-type="string" office:string-value="523" calcext:value-type="string">
            <text:p>523</text:p>
          </table:table-cell>
          <table:table-cell table:formula="of:=CONCATENATE(LEFT([.D396];3);MID([.D396];5;10))" office:value-type="string" office:string-value="5232         " calcext:value-type="string">
            <text:p>5232 <text:s text:c="8"/></text:p>
          </table:table-cell>
          <table:table-cell table:formula="of:=CONCATENATE(LEFT([.D396];3);MID([.D396];4;10))" office:value-type="string" office:string-value="523.2        " calcext:value-type="string">
            <text:p>523.2 <text:s text:c="7"/></text:p>
          </table:table-cell>
          <table:table-cell office:value-type="string" calcext:value-type="string">
            <text:p>523.2 <text:s text:c="9"/>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3"/>Eliminação</text:p>
          </table:table-cell>
          <table:table-cell/>
          <table:table-cell table:style-name="ce65" table:formula="of:=IF([.C396]=[.B396];RIGHT([.D396];LEN([.D396])-6);[.I395])" office:value-type="string" office:string-value="         TRANSPORTE" calcext:value-type="string">
            <text:p><text:s text:c="9"/>TRANSPORTE</text:p>
          </table:table-cell>
          <table:table-cell table:number-columns-repeated="7"/>
        </table:table-row>
        <table:table-row table:style-name="ro18">
          <table:table-cell table:formula="of:=LEFT([.D397];3)" office:value-type="string" office:string-value="523" calcext:value-type="string">
            <text:p>523</text:p>
          </table:table-cell>
          <table:table-cell table:formula="of:=CONCATENATE(LEFT([.D397];3);MID([.D397];5;10))" office:value-type="string" office:string-value="5233         " calcext:value-type="string">
            <text:p>5233 <text:s text:c="8"/></text:p>
          </table:table-cell>
          <table:table-cell table:formula="of:=CONCATENATE(LEFT([.D397];3);MID([.D397];4;10))" office:value-type="string" office:string-value="523.3        " calcext:value-type="string">
            <text:p>523.3 <text:s text:c="7"/></text:p>
          </table:table-cell>
          <table:table-cell office:value-type="string" calcext:value-type="string">
            <text:p>523.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informações encontram-se recapituladas nos relatórios finais.</text:p>
          </table:table-cell>
          <table:table-cell table:style-name="ce65" table:formula="of:=IF([.C397]=[.B397];RIGHT([.D397];LEN([.D397])-6);[.I396])" office:value-type="string" office:string-value="         TRANSPORTE" calcext:value-type="string">
            <text:p><text:s text:c="9"/>TRANSPORTE</text:p>
          </table:table-cell>
          <table:table-cell table:number-columns-repeated="7"/>
        </table:table-row>
        <table:table-row table:style-name="ro2">
          <table:table-cell table:formula="of:=LEFT([.D398];3)" office:value-type="string" office:string-value="524" calcext:value-type="string">
            <text:p>524</text:p>
          </table:table-cell>
          <table:table-cell table:formula="of:=CONCATENATE(LEFT([.D398];3);MID([.D398];5;10))" office:value-type="string" office:string-value="524          " calcext:value-type="string">
            <text:p>524 <text:s text:c="9"/></text:p>
          </table:table-cell>
          <table:table-cell table:formula="of:=CONCATENATE(LEFT([.D398];3);MID([.D398];4;10))" office:value-type="string" office:string-value="524          " calcext:value-type="string">
            <text:p>524 <text:s text:c="9"/></text:p>
          </table:table-cell>
          <table:table-cell office:value-type="string" calcext:value-type="string">
            <text:p>524 <text:s text:c="11"/>ASSISTÊNCIA À SAÚDE FÍSICA E MENTAL (INCLUSIVE REDE <text:s text:c="3"/>CONVENIADA)</text:p>
          </table:table-cell>
          <table:table-cell table:number-columns-repeated="4"/>
          <table:table-cell table:style-name="ce65" table:formula="of:=IF([.C398]=[.B398];RIGHT([.D398];LEN([.D398])-6);[.I397])" office:value-type="string" office:string-value="         ASSISTÊNCIA À SAÚDE FÍSICA E MENTAL (INCLUSIVE REDE    CONVENIADA)" calcext:value-type="string">
            <text:p><text:s text:c="9"/>ASSISTÊNCIA À SAÚDE FÍSICA E MENTAL (INCLUSIVE REDE <text:s text:c="3"/>CONVENIADA)</text:p>
          </table:table-cell>
          <table:table-cell table:number-columns-repeated="7"/>
        </table:table-row>
        <table:table-row table:style-name="ro4">
          <table:table-cell table:formula="of:=LEFT([.D399];3)" office:value-type="string" office:string-value="524" calcext:value-type="string">
            <text:p>524</text:p>
          </table:table-cell>
          <table:table-cell table:formula="of:=CONCATENATE(LEFT([.D399];3);MID([.D399];5;10))" office:value-type="string" office:string-value="5241         " calcext:value-type="string">
            <text:p>5241 <text:s text:c="8"/></text:p>
          </table:table-cell>
          <table:table-cell table:formula="of:=CONCATENATE(LEFT([.D399];3);MID([.D399];4;10))" office:value-type="string" office:string-value="524.1        " calcext:value-type="string">
            <text:p>524.1 <text:s text:c="7"/></text:p>
          </table:table-cell>
          <table:table-cell office:value-type="string" calcext:value-type="string">
            <text:p>524.1 <text:s text:c="9"/>PUBLICAÇÃO. DIVULGAÇÃ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399]=[.B399];RIGHT([.D399];LEN([.D399])-6);[.I398])" office:value-type="string" office:string-value="         ASSISTÊNCIA À SAÚDE FÍSICA E MENTAL (INCLUSIVE REDE    CONVENIADA)" calcext:value-type="string">
            <text:p><text:s text:c="9"/>ASSISTÊNCIA À SAÚDE FÍSICA E MENTAL (INCLUSIVE REDE <text:s text:c="3"/>CONVENIADA)</text:p>
          </table:table-cell>
          <table:table-cell table:number-columns-repeated="7"/>
        </table:table-row>
        <table:table-row table:style-name="ro3">
          <table:table-cell table:formula="of:=LEFT([.D400];3)" office:value-type="string" office:string-value="524" calcext:value-type="string">
            <text:p>524</text:p>
          </table:table-cell>
          <table:table-cell table:formula="of:=CONCATENATE(LEFT([.D400];3);MID([.D400];5;10))" office:value-type="string" office:string-value="5242         " calcext:value-type="string">
            <text:p>5242 <text:s text:c="8"/></text:p>
          </table:table-cell>
          <table:table-cell table:formula="of:=CONCATENATE(LEFT([.D400];3);MID([.D400];4;10))" office:value-type="string" office:string-value="524.2        " calcext:value-type="string">
            <text:p>524.2 <text:s text:c="7"/></text:p>
          </table:table-cell>
          <table:table-cell office:value-type="string" calcext:value-type="string">
            <text:p>524.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5"/>Eliminação</text:p>
          </table:table-cell>
          <table:table-cell/>
          <table:table-cell table:style-name="ce65" table:formula="of:=IF([.C400]=[.B400];RIGHT([.D400];LEN([.D400])-6);[.I399])" office:value-type="string" office:string-value="         ASSISTÊNCIA À SAÚDE FÍSICA E MENTAL (INCLUSIVE REDE    CONVENIADA)" calcext:value-type="string">
            <text:p><text:s text:c="9"/>ASSISTÊNCIA À SAÚDE FÍSICA E MENTAL (INCLUSIVE REDE <text:s text:c="3"/>CONVENIADA)</text:p>
          </table:table-cell>
          <table:table-cell table:number-columns-repeated="7"/>
        </table:table-row>
        <table:table-row table:style-name="ro18">
          <table:table-cell table:formula="of:=LEFT([.D401];3)" office:value-type="string" office:string-value="524" calcext:value-type="string">
            <text:p>524</text:p>
          </table:table-cell>
          <table:table-cell table:formula="of:=CONCATENATE(LEFT([.D401];3);MID([.D401];5;10))" office:value-type="string" office:string-value="5243         " calcext:value-type="string">
            <text:p>5243 <text:s text:c="8"/></text:p>
          </table:table-cell>
          <table:table-cell table:formula="of:=CONCATENATE(LEFT([.D401];3);MID([.D401];4;10))" office:value-type="string" office:string-value="524.3        " calcext:value-type="string">
            <text:p>524.3 <text:s text:c="7"/></text:p>
          </table:table-cell>
          <table:table-cell office:value-type="string" calcext:value-type="string">
            <text:p>524.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i nformações encontram-se recapituladas nos relatórios finais.</text:p>
          </table:table-cell>
          <table:table-cell table:style-name="ce65" table:formula="of:=IF([.C401]=[.B401];RIGHT([.D401];LEN([.D401])-6);[.I400])" office:value-type="string" office:string-value="         ASSISTÊNCIA À SAÚDE FÍSICA E MENTAL (INCLUSIVE REDE    CONVENIADA)" calcext:value-type="string">
            <text:p><text:s text:c="9"/>ASSISTÊNCIA À SAÚDE FÍSICA E MENTAL (INCLUSIVE REDE <text:s text:c="3"/>CONVENIADA)</text:p>
          </table:table-cell>
          <table:table-cell table:number-columns-repeated="7"/>
        </table:table-row>
        <table:table-row table:style-name="ro2">
          <table:table-cell table:formula="of:=LEFT([.D402];3)" office:value-type="string" office:string-value="525" calcext:value-type="string">
            <text:p>525</text:p>
          </table:table-cell>
          <table:table-cell table:formula="of:=CONCATENATE(LEFT([.D402];3);MID([.D402];5;10))" office:value-type="string" office:string-value="525          " calcext:value-type="string">
            <text:p>525 <text:s text:c="9"/></text:p>
          </table:table-cell>
          <table:table-cell table:formula="of:=CONCATENATE(LEFT([.D402];3);MID([.D402];4;10))" office:value-type="string" office:string-value="525          " calcext:value-type="string">
            <text:p>525 <text:s text:c="9"/></text:p>
          </table:table-cell>
          <table:table-cell office:value-type="string" calcext:value-type="string">
            <text:p>525 <text:s text:c="11"/>INCLUSÃO SÓCIO EDUCACIONAL E DIGITAL</text:p>
          </table:table-cell>
          <table:table-cell table:number-columns-repeated="4"/>
          <table:table-cell table:style-name="ce65" table:formula="of:=IF([.C402]=[.B402];RIGHT([.D402];LEN([.D402])-6);[.I401])" office:value-type="string" office:string-value="         INCLUSÃO SÓCIO EDUCACIONAL E DIGITAL" calcext:value-type="string">
            <text:p><text:s text:c="9"/>INCLUSÃO SÓCIO EDUCACIONAL E DIGITAL</text:p>
          </table:table-cell>
          <table:table-cell table:number-columns-repeated="7"/>
        </table:table-row>
        <table:table-row table:style-name="ro4">
          <table:table-cell table:formula="of:=LEFT([.D403];3)" office:value-type="string" office:string-value="525" calcext:value-type="string">
            <text:p>525</text:p>
          </table:table-cell>
          <table:table-cell table:formula="of:=CONCATENATE(LEFT([.D403];3);MID([.D403];5;10))" office:value-type="string" office:string-value="5251         " calcext:value-type="string">
            <text:p>5251 <text:s text:c="8"/></text:p>
          </table:table-cell>
          <table:table-cell table:formula="of:=CONCATENATE(LEFT([.D403];3);MID([.D403];4;10))" office:value-type="string" office:string-value="525.1        " calcext:value-type="string">
            <text:p>525.1 <text:s text:c="7"/></text:p>
          </table:table-cell>
          <table:table-cell office:value-type="string" calcext:value-type="string">
            <text:p>525.1 <text:s text:c="13"/>PUBLICAÇÃO. DIVULGAÇÃ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403]=[.B403];RIGHT([.D403];LEN([.D403])-6);[.I402])" office:value-type="string" office:string-value="         INCLUSÃO SÓCIO EDUCACIONAL E DIGITAL" calcext:value-type="string">
            <text:p><text:s text:c="9"/>INCLUSÃO SÓCIO EDUCACIONAL E DIGITAL</text:p>
          </table:table-cell>
          <table:table-cell table:number-columns-repeated="7"/>
        </table:table-row>
        <table:table-row table:style-name="ro5">
          <table:table-cell table:formula="of:=LEFT([.D404];3)" office:value-type="string" office:string-value="525" calcext:value-type="string">
            <text:p>525</text:p>
          </table:table-cell>
          <table:table-cell table:formula="of:=CONCATENATE(LEFT([.D404];3);MID([.D404];5;10))" office:value-type="string" office:string-value="5252         " calcext:value-type="string">
            <text:p>5252 <text:s text:c="8"/></text:p>
          </table:table-cell>
          <table:table-cell table:formula="of:=CONCATENATE(LEFT([.D404];3);MID([.D404];4;10))" office:value-type="string" office:string-value="525.2        " calcext:value-type="string">
            <text:p>525.2 <text:s text:c="7"/></text:p>
          </table:table-cell>
          <table:table-cell office:value-type="string" calcext:value-type="string">
            <text:p>525.2 <text:s text:c="9"/>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5"/>Eliminação</text:p>
          </table:table-cell>
          <table:table-cell/>
          <table:table-cell table:style-name="ce65" table:formula="of:=IF([.C404]=[.B404];RIGHT([.D404];LEN([.D404])-6);[.I403])" office:value-type="string" office:string-value="         INCLUSÃO SÓCIO EDUCACIONAL E DIGITAL" calcext:value-type="string">
            <text:p><text:s text:c="9"/>INCLUSÃO SÓCIO EDUCACIONAL E DIGITAL</text:p>
          </table:table-cell>
          <table:table-cell table:number-columns-repeated="7"/>
        </table:table-row>
        <table:table-row table:style-name="ro7">
          <table:table-cell table:formula="of:=LEFT([.D405];3)" office:value-type="string" office:string-value="525" calcext:value-type="string">
            <text:p>525</text:p>
          </table:table-cell>
          <table:table-cell table:formula="of:=CONCATENATE(LEFT([.D405];3);MID([.D405];5;10))" office:value-type="string" office:string-value="5253         " calcext:value-type="string">
            <text:p>5253 <text:s text:c="8"/></text:p>
          </table:table-cell>
          <table:table-cell table:formula="of:=CONCATENATE(LEFT([.D405];3);MID([.D405];4;10))" office:value-type="string" office:string-value="525.3        " calcext:value-type="string">
            <text:p>525.3 <text:s text:c="7"/></text:p>
          </table:table-cell>
          <table:table-cell office:value-type="string" calcext:value-type="string">
            <text:p>525.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office:value-type="string" calcext:value-type="string">
            <text:p>Eliminar os relatórios parciais cujas informações encontram-se recapituladas nos relatórios finais.</text:p>
          </table:table-cell>
          <table:table-cell table:style-name="ce65" table:formula="of:=IF([.C405]=[.B405];RIGHT([.D405];LEN([.D405])-6);[.I404])" office:value-type="string" office:string-value="         INCLUSÃO SÓCIO EDUCACIONAL E DIGITAL" calcext:value-type="string">
            <text:p><text:s text:c="9"/>INCLUSÃO SÓCIO EDUCACIONAL E DIGITAL</text:p>
          </table:table-cell>
          <table:table-cell table:number-columns-repeated="7"/>
        </table:table-row>
        <table:table-row table:style-name="ro2">
          <table:table-cell table:formula="of:=LEFT([.D406];3)" office:value-type="string" office:string-value="526" calcext:value-type="string">
            <text:p>526</text:p>
          </table:table-cell>
          <table:table-cell table:formula="of:=CONCATENATE(LEFT([.D406];3);MID([.D406];5;10))" office:value-type="string" office:string-value="526          " calcext:value-type="string">
            <text:p>526 <text:s text:c="9"/></text:p>
          </table:table-cell>
          <table:table-cell table:formula="of:=CONCATENATE(LEFT([.D406];3);MID([.D406];4;10))" office:value-type="string" office:string-value="526          " calcext:value-type="string">
            <text:p>526 <text:s text:c="9"/></text:p>
          </table:table-cell>
          <table:table-cell office:value-type="string" calcext:value-type="string">
            <text:p>526 <text:s text:c="12"/>CULTURA. ESPORTE</text:p>
          </table:table-cell>
          <table:table-cell table:number-columns-repeated="4"/>
          <table:table-cell table:style-name="ce65" table:formula="of:=IF([.C406]=[.B406];RIGHT([.D406];LEN([.D406])-6);[.I405])" office:value-type="string" office:string-value="          CULTURA. ESPORTE" calcext:value-type="string">
            <text:p><text:s text:c="10"/>CULTURA. ESPORTE</text:p>
          </table:table-cell>
          <table:table-cell table:number-columns-repeated="7"/>
        </table:table-row>
        <table:table-row table:style-name="ro4">
          <table:table-cell table:formula="of:=LEFT([.D407];3)" office:value-type="string" office:string-value="526" calcext:value-type="string">
            <text:p>526</text:p>
          </table:table-cell>
          <table:table-cell table:formula="of:=CONCATENATE(LEFT([.D407];3);MID([.D407];5;10))" office:value-type="string" office:string-value="5261         " calcext:value-type="string">
            <text:p>5261 <text:s text:c="8"/></text:p>
          </table:table-cell>
          <table:table-cell table:formula="of:=CONCATENATE(LEFT([.D407];3);MID([.D407];4;10))" office:value-type="string" office:string-value="526.1        " calcext:value-type="string">
            <text:p>526.1 <text:s text:c="7"/></text:p>
          </table:table-cell>
          <table:table-cell office:value-type="string" calcext:value-type="string">
            <text:p>526.1 <text:s text:c="10"/>PUBLICAÇÃO. DIVULG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407]=[.B407];RIGHT([.D407];LEN([.D407])-6);[.I406])" office:value-type="string" office:string-value="          CULTURA. ESPORTE" calcext:value-type="string">
            <text:p><text:s text:c="10"/>CULTURA. ESPORTE</text:p>
          </table:table-cell>
          <table:table-cell table:number-columns-repeated="7"/>
        </table:table-row>
        <table:table-row table:style-name="ro3">
          <table:table-cell table:formula="of:=LEFT([.D408];3)" office:value-type="string" office:string-value="526" calcext:value-type="string">
            <text:p>526</text:p>
          </table:table-cell>
          <table:table-cell table:formula="of:=CONCATENATE(LEFT([.D408];3);MID([.D408];5;10))" office:value-type="string" office:string-value="5262         " calcext:value-type="string">
            <text:p>5262 <text:s text:c="8"/></text:p>
          </table:table-cell>
          <table:table-cell table:formula="of:=CONCATENATE(LEFT([.D408];3);MID([.D408];4;10))" office:value-type="string" office:string-value="526.2        " calcext:value-type="string">
            <text:p>526.2 <text:s text:c="7"/></text:p>
          </table:table-cell>
          <table:table-cell office:value-type="string" calcext:value-type="string">
            <text:p>526.2 <text:s text:c="9"/>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table-cell table:style-name="ce65" table:formula="of:=IF([.C408]=[.B408];RIGHT([.D408];LEN([.D408])-6);[.I407])" office:value-type="string" office:string-value="          CULTURA. ESPORTE" calcext:value-type="string">
            <text:p><text:s text:c="10"/>CULTURA. ESPORTE</text:p>
          </table:table-cell>
          <table:table-cell table:number-columns-repeated="7"/>
        </table:table-row>
        <table:table-row table:style-name="ro18">
          <table:table-cell table:formula="of:=LEFT([.D409];3)" office:value-type="string" office:string-value="526" calcext:value-type="string">
            <text:p>526</text:p>
          </table:table-cell>
          <table:table-cell table:formula="of:=CONCATENATE(LEFT([.D409];3);MID([.D409];5;10))" office:value-type="string" office:string-value="5263         " calcext:value-type="string">
            <text:p>5263 <text:s text:c="8"/></text:p>
          </table:table-cell>
          <table:table-cell table:formula="of:=CONCATENATE(LEFT([.D409];3);MID([.D409];4;10))" office:value-type="string" office:string-value="526.3        " calcext:value-type="string">
            <text:p>526.3 <text:s text:c="7"/></text:p>
          </table:table-cell>
          <table:table-cell office:value-type="string" calcext:value-type="string">
            <text:p>526.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             Guarda</text:p>
            <text:p>            Permanente</text:p>
          </table:table-cell>
          <table:table-cell office:value-type="string" calcext:value-type="string">
            <text:p>Eliminar os relatórios parciais cujas informações encontram-se recapituladas nos relatórios finais.</text:p>
          </table:table-cell>
          <table:table-cell table:style-name="ce65" table:formula="of:=IF([.C409]=[.B409];RIGHT([.D409];LEN([.D409])-6);[.I408])" office:value-type="string" office:string-value="          CULTURA. ESPORTE" calcext:value-type="string">
            <text:p><text:s text:c="10"/>CULTURA. ESPORTE</text:p>
          </table:table-cell>
          <table:table-cell table:number-columns-repeated="7"/>
        </table:table-row>
        <table:table-row table:style-name="ro2">
          <table:table-cell table:formula="of:=LEFT([.D410];3)" office:value-type="string" office:string-value="527" calcext:value-type="string">
            <text:p>527</text:p>
          </table:table-cell>
          <table:table-cell table:formula="of:=CONCATENATE(LEFT([.D410];3);MID([.D410];5;10))" office:value-type="string" office:string-value="527          " calcext:value-type="string">
            <text:p>527 <text:s text:c="9"/></text:p>
          </table:table-cell>
          <table:table-cell table:formula="of:=CONCATENATE(LEFT([.D410];3);MID([.D410];4;10))" office:value-type="string" office:string-value="527          " calcext:value-type="string">
            <text:p>527 <text:s text:c="9"/></text:p>
          </table:table-cell>
          <table:table-cell office:value-type="string" calcext:value-type="string">
            <text:p>527 <text:s text:c="11"/>CRECHE</text:p>
          </table:table-cell>
          <table:table-cell table:number-columns-repeated="4"/>
          <table:table-cell table:style-name="ce65" table:formula="of:=IF([.C410]=[.B410];RIGHT([.D410];LEN([.D410])-6);[.I409])" office:value-type="string" office:string-value="         CRECHE" calcext:value-type="string">
            <text:p><text:s text:c="9"/>CRECHE</text:p>
          </table:table-cell>
          <table:table-cell table:number-columns-repeated="7"/>
        </table:table-row>
        <table:table-row table:style-name="ro4">
          <table:table-cell table:formula="of:=LEFT([.D411];3)" office:value-type="string" office:string-value="527" calcext:value-type="string">
            <text:p>527</text:p>
          </table:table-cell>
          <table:table-cell table:formula="of:=CONCATENATE(LEFT([.D411];3);MID([.D411];5;10))" office:value-type="string" office:string-value="5271         " calcext:value-type="string">
            <text:p>5271 <text:s text:c="8"/></text:p>
          </table:table-cell>
          <table:table-cell table:formula="of:=CONCATENATE(LEFT([.D411];3);MID([.D411];4;10))" office:value-type="string" office:string-value="527.1        " calcext:value-type="string">
            <text:p>527.1 <text:s text:c="7"/></text:p>
          </table:table-cell>
          <table:table-cell office:value-type="string" calcext:value-type="string">
            <text:p>527.1 <text:s text:c="9"/>PUBLICAÇÃO. DIVULGAÇÃO</text:p>
          </table:table-cell>
          <table:table-cell office:value-type="string" calcext:value-type="string">
            <text:p><text:s text:c="4"/>5 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411]=[.B411];RIGHT([.D411];LEN([.D411])-6);[.I410])" office:value-type="string" office:string-value="         CRECHE" calcext:value-type="string">
            <text:p><text:s text:c="9"/>CRECHE</text:p>
          </table:table-cell>
          <table:table-cell table:number-columns-repeated="7"/>
        </table:table-row>
        <table:table-row table:style-name="ro3">
          <table:table-cell table:formula="of:=LEFT([.D412];3)" office:value-type="string" office:string-value="527" calcext:value-type="string">
            <text:p>527</text:p>
          </table:table-cell>
          <table:table-cell table:formula="of:=CONCATENATE(LEFT([.D412];3);MID([.D412];5;10))" office:value-type="string" office:string-value="5272         " calcext:value-type="string">
            <text:p>5272 <text:s text:c="8"/></text:p>
          </table:table-cell>
          <table:table-cell table:formula="of:=CONCATENATE(LEFT([.D412];3);MID([.D412];4;10))" office:value-type="string" office:string-value="527.2        " calcext:value-type="string">
            <text:p>527.2 <text:s text:c="7"/></text:p>
          </table:table-cell>
          <table:table-cell office:value-type="string" calcext:value-type="string">
            <text:p>527.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2"/>Eliminação</text:p>
          </table:table-cell>
          <table:table-cell/>
          <table:table-cell table:style-name="ce65" table:formula="of:=IF([.C412]=[.B412];RIGHT([.D412];LEN([.D412])-6);[.I411])" office:value-type="string" office:string-value="         CRECHE" calcext:value-type="string">
            <text:p><text:s text:c="9"/>CRECHE</text:p>
          </table:table-cell>
          <table:table-cell table:number-columns-repeated="7"/>
        </table:table-row>
        <table:table-row table:style-name="ro18">
          <table:table-cell table:formula="of:=LEFT([.D413];3)" office:value-type="string" office:string-value="527" calcext:value-type="string">
            <text:p>527</text:p>
          </table:table-cell>
          <table:table-cell table:formula="of:=CONCATENATE(LEFT([.D413];3);MID([.D413];5;10))" office:value-type="string" office:string-value="5273         " calcext:value-type="string">
            <text:p>5273 <text:s text:c="8"/></text:p>
          </table:table-cell>
          <table:table-cell table:formula="of:=CONCATENATE(LEFT([.D413];3);MID([.D413];4;10))" office:value-type="string" office:string-value="527.3        " calcext:value-type="string">
            <text:p>527.3 <text:s text:c="7"/></text:p>
          </table:table-cell>
          <table:table-cell office:value-type="string" calcext:value-type="string">
            <text:p>527.3 <text:s text:c="9"/>AVALI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             Guarda </text:p>
            <text:p>          Permanente</text:p>
          </table:table-cell>
          <table:table-cell office:value-type="string" calcext:value-type="string">
            <text:p>Eliminar os relatórios parciais cujas informações encontram-se recapituladas nos relatórios finais.</text:p>
          </table:table-cell>
          <table:table-cell table:style-name="ce65" table:formula="of:=IF([.C413]=[.B413];RIGHT([.D413];LEN([.D413])-6);[.I412])" office:value-type="string" office:string-value="         CRECHE" calcext:value-type="string">
            <text:p><text:s text:c="9"/>CRECHE</text:p>
          </table:table-cell>
          <table:table-cell table:number-columns-repeated="7"/>
        </table:table-row>
        <table:table-row table:style-name="ro2">
          <table:table-cell table:formula="of:=LEFT([.D414];3)" office:value-type="string" office:string-value="528" calcext:value-type="string">
            <text:p>528</text:p>
          </table:table-cell>
          <table:table-cell table:formula="of:=CONCATENATE(LEFT([.D414];3);MID([.D414];5;10))" office:value-type="string" office:string-value="528          " calcext:value-type="string">
            <text:p>528 <text:s text:c="9"/></text:p>
          </table:table-cell>
          <table:table-cell table:formula="of:=CONCATENATE(LEFT([.D414];3);MID([.D414];4;10))" office:value-type="string" office:string-value="528          " calcext:value-type="string">
            <text:p>528 <text:s text:c="9"/></text:p>
          </table:table-cell>
          <table:table-cell office:value-type="string" calcext:value-type="string">
            <text:p>528 <text:s text:c="10"/>APOIO PEDAGÓGICO</text:p>
          </table:table-cell>
          <table:table-cell table:number-columns-repeated="4"/>
          <table:table-cell table:style-name="ce65" table:formula="of:=IF([.C414]=[.B414];RIGHT([.D414];LEN([.D414])-6);[.I413])" office:value-type="string" office:string-value="        APOIO PEDAGÓGICO" calcext:value-type="string">
            <text:p><text:s text:c="8"/>APOIO PEDAGÓGICO</text:p>
          </table:table-cell>
          <table:table-cell table:number-columns-repeated="7"/>
        </table:table-row>
        <table:table-row table:style-name="ro4">
          <table:table-cell table:formula="of:=LEFT([.D415];3)" office:value-type="string" office:string-value="528" calcext:value-type="string">
            <text:p>528</text:p>
          </table:table-cell>
          <table:table-cell table:formula="of:=CONCATENATE(LEFT([.D415];3);MID([.D415];5;10))" office:value-type="string" office:string-value="5281         " calcext:value-type="string">
            <text:p>5281 <text:s text:c="8"/></text:p>
          </table:table-cell>
          <table:table-cell table:formula="of:=CONCATENATE(LEFT([.D415];3);MID([.D415];4;10))" office:value-type="string" office:string-value="528.1        " calcext:value-type="string">
            <text:p>528.1 <text:s text:c="7"/></text:p>
          </table:table-cell>
          <table:table-cell office:value-type="string" calcext:value-type="string">
            <text:p>528.1 <text:s text:c="9"/>PUBLICAÇÃO. DIVULGAÇÃO</text:p>
          </table:table-cell>
          <table:table-cell office:value-type="string" calcext:value-type="string">
            <text:p><text:s text:c="5"/>5 anos</text:p>
          </table:table-cell>
          <table:table-cell office:value-type="string" calcext:value-type="string">
            <text:p>5 anos</text:p>
          </table:table-cell>
          <table:table-cell office:value-type="string" calcext:value-type="string">
            <text:p>            Guarda</text:p>
            <text:p>Permanente</text:p>
          </table:table-cell>
          <table:table-cell/>
          <table:table-cell table:style-name="ce65" table:formula="of:=IF([.C415]=[.B415];RIGHT([.D415];LEN([.D415])-6);[.I414])" office:value-type="string" office:string-value="        APOIO PEDAGÓGICO" calcext:value-type="string">
            <text:p><text:s text:c="8"/>APOIO PEDAGÓGICO</text:p>
          </table:table-cell>
          <table:table-cell table:number-columns-repeated="7"/>
        </table:table-row>
        <table:table-row table:style-name="ro3">
          <table:table-cell table:formula="of:=LEFT([.D416];3)" office:value-type="string" office:string-value="528" calcext:value-type="string">
            <text:p>528</text:p>
          </table:table-cell>
          <table:table-cell table:formula="of:=CONCATENATE(LEFT([.D416];3);MID([.D416];5;10))" office:value-type="string" office:string-value="5282         " calcext:value-type="string">
            <text:p>5282 <text:s text:c="8"/></text:p>
          </table:table-cell>
          <table:table-cell table:formula="of:=CONCATENATE(LEFT([.D416];3);MID([.D416];4;10))" office:value-type="string" office:string-value="528.2        " calcext:value-type="string">
            <text:p>528.2 <text:s text:c="7"/></text:p>
          </table:table-cell>
          <table:table-cell office:value-type="string" calcext:value-type="string">
            <text:p>528.2 <text:s text:c="9"/>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Eliminação</text:p>
          </table:table-cell>
          <table:table-cell/>
          <table:table-cell table:style-name="ce65" table:formula="of:=IF([.C416]=[.B416];RIGHT([.D416];LEN([.D416])-6);[.I415])" office:value-type="string" office:string-value="        APOIO PEDAGÓGICO" calcext:value-type="string">
            <text:p><text:s text:c="8"/>APOIO PEDAGÓGICO</text:p>
          </table:table-cell>
          <table:table-cell table:number-columns-repeated="7"/>
        </table:table-row>
        <table:table-row table:style-name="ro18">
          <table:table-cell table:formula="of:=LEFT([.D417];3)" office:value-type="string" office:string-value="528" calcext:value-type="string">
            <text:p>528</text:p>
          </table:table-cell>
          <table:table-cell table:formula="of:=CONCATENATE(LEFT([.D417];3);MID([.D417];5;10))" office:value-type="string" office:string-value="5283         " calcext:value-type="string">
            <text:p>5283 <text:s text:c="8"/></text:p>
          </table:table-cell>
          <table:table-cell table:formula="of:=CONCATENATE(LEFT([.D417];3);MID([.D417];4;10))" office:value-type="string" office:string-value="528.3        " calcext:value-type="string">
            <text:p>528.3 <text:s text:c="7"/></text:p>
          </table:table-cell>
          <table:table-cell office:value-type="string" calcext:value-type="string">
            <text:p>528.3 <text:s text:c="8"/>AVALIAÇÃO</text:p>
          </table:table-cell>
          <table:table-cell office:value-type="string" calcext:value-type="string">
            <text:p><text:s text:c="6"/>5 anos</text:p>
          </table:table-cell>
          <table:table-cell office:value-type="string" calcext:value-type="string">
            <text:p>5 anos</text:p>
          </table:table-cell>
          <table:table-cell office:value-type="string" calcext:value-type="string">
            <text:p>            Guarda </text:p>
            <text:p>         Permanente</text:p>
          </table:table-cell>
          <table:table-cell office:value-type="string" calcext:value-type="string">
            <text:p>Eliminar os relatórios parciais cujas informações encontram-se recapituladas nos relatórios finais.</text:p>
          </table:table-cell>
          <table:table-cell table:style-name="ce65" table:formula="of:=IF([.C417]=[.B417];RIGHT([.D417];LEN([.D417])-6);[.I416])" office:value-type="string" office:string-value="        APOIO PEDAGÓGICO" calcext:value-type="string">
            <text:p><text:s text:c="8"/>APOIO PEDAGÓGICO</text:p>
          </table:table-cell>
          <table:table-cell table:number-columns-repeated="7"/>
        </table:table-row>
        <table:table-row table:style-name="ro4">
          <table:table-cell table:formula="of:=LEFT([.D418];3)" office:value-type="string" office:string-value="529" calcext:value-type="string">
            <text:p>529</text:p>
          </table:table-cell>
          <table:table-cell table:formula="of:=CONCATENATE(LEFT([.D418];3);MID([.D418];5;10))" office:value-type="string" office:string-value="529          " calcext:value-type="string">
            <text:p>529 <text:s text:c="9"/></text:p>
          </table:table-cell>
          <table:table-cell table:formula="of:=CONCATENATE(LEFT([.D418];3);MID([.D418];4;10))" office:value-type="string" office:string-value="529          " calcext:value-type="string">
            <text:p>529 <text:s text:c="9"/></text:p>
          </table:table-cell>
          <table:table-cell office:value-type="string" calcext:value-type="string">
            <text:p>529 <text:s text:c="10"/>OUTROS ASSUNTOS REFERENTES A PROGRAMAS, CONVÊNIOS E PROJETOS DE CONCESSÃO DE BENEFÍCIOS E AUXÍLIOS AOS ALUNOS</text:p>
          </table:table-cell>
          <table:table-cell table:number-columns-repeated="4"/>
          <table:table-cell table:style-name="ce65" table:formula="of:=IF([.C418]=[.B418];RIGHT([.D418];LEN([.D418])-6);[.I417])" office:value-type="string" office:string-value="        OUTROS ASSUNTOS REFERENTES A PROGRAMAS, CONVÊNIOS E PROJETOS DE CONCESSÃO DE BENEFÍCIOS E AUXÍLIOS AOS ALUNOS" calcext:value-type="string">
            <text:p><text:s text:c="8"/>OUTROS ASSUNTOS REFERENTES A PROGRAMAS, CONVÊNIOS E PROJETOS DE CONCESSÃO DE BENEFÍCIOS E AUXÍLIOS AOS ALUNOS</text:p>
          </table:table-cell>
          <table:table-cell table:number-columns-repeated="7"/>
        </table:table-row>
        <table:table-row table:style-name="ro3">
          <table:table-cell table:formula="of:=LEFT([.D419];3)" office:value-type="string" office:string-value="529" calcext:value-type="string">
            <text:p>529</text:p>
          </table:table-cell>
          <table:table-cell table:formula="of:=CONCATENATE(LEFT([.D419];3);MID([.D419];5;10))" office:value-type="string" office:string-value="5291         " calcext:value-type="string">
            <text:p>5291 <text:s text:c="8"/></text:p>
          </table:table-cell>
          <table:table-cell table:formula="of:=CONCATENATE(LEFT([.D419];3);MID([.D419];4;10))" office:value-type="string" office:string-value="529.1        " calcext:value-type="string">
            <text:p>529.1 <text:s text:c="7"/></text:p>
          </table:table-cell>
          <table:table-cell office:value-type="string" calcext:value-type="string">
            <text:p>529.1          ATENDIMENTO AOS PORTADORES DE NECESSIDADES</text:p>
            <text:p>ESPECIAIS</text:p>
          </table:table-cell>
          <table:table-cell office:value-type="string" calcext:value-type="string">
            <text:p>Enquanto o aluno</text:p>
            <text:p>mantiver o vínculo com a instituição de ensino</text:p>
          </table:table-cell>
          <table:table-cell office:value-type="string" calcext:value-type="string">
            <text:p>5 anos</text:p>
          </table:table-cell>
          <table:table-cell office:value-type="string" calcext:value-type="string">
            <text:p>Guarda</text:p>
            <text:p>   Permanente</text:p>
          </table:table-cell>
          <table:table-cell/>
          <table:table-cell table:style-name="ce65" table:formula="of:=IF([.C419]=[.B419];RIGHT([.D419];LEN([.D419])-6);[.I418])" office:value-type="string" office:string-value="        OUTROS ASSUNTOS REFERENTES A PROGRAMAS, CONVÊNIOS E PROJETOS DE CONCESSÃO DE BENEFÍCIOS E AUXÍLIOS AOS ALUNOS" calcext:value-type="string">
            <text:p><text:s text:c="8"/>OUTROS ASSUNTOS REFERENTES A PROGRAMAS, CONVÊNIOS E PROJETOS DE CONCESSÃO DE BENEFÍCIOS E AUXÍLIOS AOS ALUNOS</text:p>
          </table:table-cell>
          <table:table-cell table:number-columns-repeated="7"/>
        </table:table-row>
        <table:table-row table:style-name="ro3">
          <table:table-cell table:formula="of:=LEFT([.D420];3)" office:value-type="string" office:string-value="529" calcext:value-type="string">
            <text:p>529</text:p>
          </table:table-cell>
          <table:table-cell table:formula="of:=CONCATENATE(LEFT([.D420];3);MID([.D420];5;10))" office:value-type="string" office:string-value="5292         " calcext:value-type="string">
            <text:p>5292 <text:s text:c="8"/></text:p>
          </table:table-cell>
          <table:table-cell table:formula="of:=CONCATENATE(LEFT([.D420];3);MID([.D420];4;10))" office:value-type="string" office:string-value="529.2        " calcext:value-type="string">
            <text:p>529.2 <text:s text:c="7"/></text:p>
          </table:table-cell>
          <table:table-cell office:value-type="string" calcext:value-type="string">
            <text:p>529.2 <text:s text:c="12"/>AUXÍLIO PARA PARTICIPAÇÃO E REALIZAÇÃO DE EVENTOS</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Eliminação</text:p>
          </table:table-cell>
          <table:table-cell/>
          <table:table-cell table:style-name="ce65" table:formula="of:=IF([.C420]=[.B420];RIGHT([.D420];LEN([.D420])-6);[.I419])" office:value-type="string" office:string-value="        OUTROS ASSUNTOS REFERENTES A PROGRAMAS, CONVÊNIOS E PROJETOS DE CONCESSÃO DE BENEFÍCIOS E AUXÍLIOS AOS ALUNOS" calcext:value-type="string">
            <text:p><text:s text:c="8"/>OUTROS ASSUNTOS REFERENTES A PROGRAMAS, CONVÊNIOS E PROJETOS DE CONCESSÃO DE BENEFÍCIOS E AUXÍLIOS AOS ALUNOS</text:p>
          </table:table-cell>
          <table:table-cell table:number-columns-repeated="7"/>
        </table:table-row>
        <table:table-row table:style-name="ro5">
          <table:table-cell table:formula="of:=LEFT([.D421];3)" office:value-type="string" office:string-value="529" calcext:value-type="string">
            <text:p>529</text:p>
          </table:table-cell>
          <table:table-cell table:formula="of:=CONCATENATE(LEFT([.D421];3);MID([.D421];5;10))" office:value-type="string" office:string-value="5293         " calcext:value-type="string">
            <text:p>5293 <text:s text:c="8"/></text:p>
          </table:table-cell>
          <table:table-cell table:formula="of:=CONCATENATE(LEFT([.D421];3);MID([.D421];4;10))" office:value-type="string" office:string-value="529.3        " calcext:value-type="string">
            <text:p>529.3 <text:s text:c="7"/></text:p>
          </table:table-cell>
          <table:table-cell office:value-type="string" calcext:value-type="string">
            <text:p>529.3 <text:s text:c="9"/>ISENÇÃO DE TAXAS ACADÊMICAS</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Eliminação</text:p>
          </table:table-cell>
          <table:table-cell/>
          <table:table-cell table:style-name="ce65" table:formula="of:=IF([.C421]=[.B421];RIGHT([.D421];LEN([.D421])-6);[.I420])" office:value-type="string" office:string-value="        OUTROS ASSUNTOS REFERENTES A PROGRAMAS, CONVÊNIOS E PROJETOS DE CONCESSÃO DE BENEFÍCIOS E AUXÍLIOS AOS ALUNOS" calcext:value-type="string">
            <text:p><text:s text:c="8"/>OUTROS ASSUNTOS REFERENTES A PROGRAMAS, CONVÊNIOS E PROJETOS DE CONCESSÃO DE BENEFÍCIOS E AUXÍLIOS AOS ALUNOS</text:p>
          </table:table-cell>
          <table:table-cell table:number-columns-repeated="7"/>
        </table:table-row>
        <table:table-row table:style-name="ro5">
          <table:table-cell table:formula="of:=LEFT([.D422];3)" office:value-type="string" office:string-value="529" calcext:value-type="string">
            <text:p>529</text:p>
          </table:table-cell>
          <table:table-cell table:formula="of:=CONCATENATE(LEFT([.D422];3);MID([.D422];5;10))" office:value-type="string" office:string-value="5294         " calcext:value-type="string">
            <text:p>5294 <text:s text:c="8"/></text:p>
          </table:table-cell>
          <table:table-cell table:formula="of:=CONCATENATE(LEFT([.D422];3);MID([.D422];4;10))" office:value-type="string" office:string-value="529.4        " calcext:value-type="string">
            <text:p>529.4 <text:s text:c="7"/></text:p>
          </table:table-cell>
          <table:table-cell office:value-type="string" calcext:value-type="string">
            <text:p>529.4 <text:s text:c="9"/>CONCESSÃO DE MATERIAL DIDÁTIC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table-cell table:style-name="ce65" table:formula="of:=IF([.C422]=[.B422];RIGHT([.D422];LEN([.D422])-6);[.I421])" office:value-type="string" office:string-value="        OUTROS ASSUNTOS REFERENTES A PROGRAMAS, CONVÊNIOS E PROJETOS DE CONCESSÃO DE BENEFÍCIOS E AUXÍLIOS AOS ALUNOS" calcext:value-type="string">
            <text:p><text:s text:c="8"/>OUTROS ASSUNTOS REFERENTES A PROGRAMAS, CONVÊNIOS E PROJETOS DE CONCESSÃO DE BENEFÍCIOS E AUXÍLIOS AOS ALUNOS</text:p>
          </table:table-cell>
          <table:table-cell table:number-columns-repeated="7"/>
        </table:table-row>
        <table:table-row table:style-name="ro2">
          <table:table-cell table:formula="of:=LEFT([.D423];3)" office:value-type="string" office:string-value="529" calcext:value-type="string">
            <text:p>529</text:p>
          </table:table-cell>
          <table:table-cell table:formula="of:=CONCATENATE(LEFT([.D423];3);MID([.D423];5;10))" office:value-type="string" office:string-value="5295         " calcext:value-type="string">
            <text:p>5295 <text:s text:c="8"/></text:p>
          </table:table-cell>
          <table:table-cell table:formula="of:=CONCATENATE(LEFT([.D423];3);MID([.D423];4;10))" office:value-type="string" office:string-value="529.5        " calcext:value-type="string">
            <text:p>529.5 <text:s text:c="7"/></text:p>
          </table:table-cell>
          <table:table-cell office:value-type="string" calcext:value-type="string">
            <text:p>529.5 <text:s text:c="8"/>BOLSA AUXÍLIO</text:p>
          </table:table-cell>
          <table:table-cell table:number-columns-repeated="4"/>
          <table:table-cell table:style-name="ce65" table:formula="of:=IF([.C423]=[.B423];RIGHT([.D423];LEN([.D423])-6);[.I422])" office:value-type="string" office:string-value="        OUTROS ASSUNTOS REFERENTES A PROGRAMAS, CONVÊNIOS E PROJETOS DE CONCESSÃO DE BENEFÍCIOS E AUXÍLIOS AOS ALUNOS" calcext:value-type="string">
            <text:p><text:s text:c="8"/>OUTROS ASSUNTOS REFERENTES A PROGRAMAS, CONVÊNIOS E PROJETOS DE CONCESSÃO DE BENEFÍCIOS E AUXÍLIOS AOS ALUNOS</text:p>
          </table:table-cell>
          <table:table-cell table:number-columns-repeated="7"/>
        </table:table-row>
        <table:table-row table:style-name="ro1">
          <table:table-cell table:formula="of:=LEFT([.D424];3)" office:value-type="string" office:string-value="529" calcext:value-type="string">
            <text:p>529</text:p>
          </table:table-cell>
          <table:table-cell table:formula="of:=CONCATENATE(LEFT([.D424];3);MID([.D424];5;10))" office:value-type="string" office:string-value="52951        " calcext:value-type="string">
            <text:p>52951 <text:s text:c="7"/></text:p>
          </table:table-cell>
          <table:table-cell table:formula="of:=CONCATENATE(LEFT([.D424];3);MID([.D424];4;10))" office:value-type="string" office:string-value="529.51       " calcext:value-type="string">
            <text:p>529.51 <text:s text:c="6"/></text:p>
          </table:table-cell>
          <table:table-cell office:value-type="string" calcext:value-type="string">
            <text:p>529.51 <text:s text:c="8"/>PUBLICAÇÃO. DIVULGAÇÃO</text:p>
          </table:table-cell>
          <table:table-cell office:value-type="string" calcext:value-type="string">
            <text:p><text:s text:c="5"/>5 <text:s/>anos</text:p>
          </table:table-cell>
          <table:table-cell office:value-type="string" calcext:value-type="string">
            <text:p>5 anos</text:p>
          </table:table-cell>
          <table:table-cell office:value-type="string" calcext:value-type="string">
            <text:p>Guarda</text:p>
            <text:p>Permanente</text:p>
          </table:table-cell>
          <table:table-cell/>
          <table:table-cell table:style-name="ce65" table:formula="of:=IF([.C424]=[.B424];RIGHT([.D424];LEN([.D424])-6);[.I423])" office:value-type="string" office:string-value="        OUTROS ASSUNTOS REFERENTES A PROGRAMAS, CONVÊNIOS E PROJETOS DE CONCESSÃO DE BENEFÍCIOS E AUXÍLIOS AOS ALUNOS" calcext:value-type="string">
            <text:p><text:s text:c="8"/>OUTROS ASSUNTOS REFERENTES A PROGRAMAS, CONVÊNIOS E PROJETOS DE CONCESSÃO DE BENEFÍCIOS E AUXÍLIOS AOS ALUNOS</text:p>
          </table:table-cell>
          <table:table-cell table:number-columns-repeated="7"/>
        </table:table-row>
        <table:table-row table:style-name="ro5">
          <table:table-cell table:formula="of:=LEFT([.D425];3)" office:value-type="string" office:string-value="529" calcext:value-type="string">
            <text:p>529</text:p>
          </table:table-cell>
          <table:table-cell table:formula="of:=CONCATENATE(LEFT([.D425];3);MID([.D425];5;10))" office:value-type="string" office:string-value="52952        " calcext:value-type="string">
            <text:p>52952 <text:s text:c="7"/></text:p>
          </table:table-cell>
          <table:table-cell table:formula="of:=CONCATENATE(LEFT([.D425];3);MID([.D425];4;10))" office:value-type="string" office:string-value="529.52       " calcext:value-type="string">
            <text:p>529.52 <text:s text:c="6"/></text:p>
          </table:table-cell>
          <table:table-cell office:value-type="string" calcext:value-type="string">
            <text:p>529.52 <text:s text:c="8"/>INSCRIÇÃO. SELEÇÃO. ADMISSÃO. RENOVAÇÃO</text:p>
          </table:table-cell>
          <table:table-cell office:value-type="string" calcext:value-type="string">
            <text:p>Enquanto o aluno</text:p>
            <text:p>mantiver o vínculo com a instituição de ensino</text:p>
          </table:table-cell>
          <table:table-cell office:value-type="string" calcext:value-type="string">
            <text:p>10 anos</text:p>
          </table:table-cell>
          <table:table-cell office:value-type="string" calcext:value-type="string">
            <text:p><text:s text:c="4"/>Eliminação</text:p>
          </table:table-cell>
          <table:table-cell/>
          <table:table-cell table:style-name="ce65" table:formula="of:=IF([.C425]=[.B425];RIGHT([.D425];LEN([.D425])-6);[.I424])" office:value-type="string" office:string-value="        OUTROS ASSUNTOS REFERENTES A PROGRAMAS, CONVÊNIOS E PROJETOS DE CONCESSÃO DE BENEFÍCIOS E AUXÍLIOS AOS ALUNOS" calcext:value-type="string">
            <text:p><text:s text:c="8"/>OUTROS ASSUNTOS REFERENTES A PROGRAMAS, CONVÊNIOS E PROJETOS DE CONCESSÃO DE BENEFÍCIOS E AUXÍLIOS AOS ALUNOS</text:p>
          </table:table-cell>
          <table:table-cell table:number-columns-repeated="7"/>
        </table:table-row>
        <table:table-row table:style-name="ro7">
          <table:table-cell table:formula="of:=LEFT([.D426];3)" office:value-type="string" office:string-value="529" calcext:value-type="string">
            <text:p>529</text:p>
          </table:table-cell>
          <table:table-cell table:formula="of:=CONCATENATE(LEFT([.D426];3);MID([.D426];5;10))" office:value-type="string" office:string-value="52953        " calcext:value-type="string">
            <text:p>52953 <text:s text:c="7"/></text:p>
          </table:table-cell>
          <table:table-cell table:formula="of:=CONCATENATE(LEFT([.D426];3);MID([.D426];4;10))" office:value-type="string" office:string-value="529.53       " calcext:value-type="string">
            <text:p>529.53 <text:s text:c="6"/></text:p>
          </table:table-cell>
          <table:table-cell office:value-type="string" calcext:value-type="string">
            <text:p>529.53 <text:s text:c="8"/>AVALIAÇÃO</text:p>
          </table:table-cell>
          <table:table-cell office:value-type="string" calcext:value-type="string">
            <text:p><text:s text:c="7"/>5 anos</text:p>
          </table:table-cell>
          <table:table-cell office:value-type="string" calcext:value-type="string">
            <text:p>5 anos</text:p>
          </table:table-cell>
          <table:table-cell office:value-type="string" calcext:value-type="string">
            <text:p>Guarda</text:p>
            <text:p> Permanente</text:p>
          </table:table-cell>
          <table:table-cell office:value-type="string" calcext:value-type="string">
            <text:p>Eliminar os relatórios parciais cujas informações encontram-se recapituladas nos relatórios finais.</text:p>
          </table:table-cell>
          <table:table-cell table:style-name="ce65" table:formula="of:=IF([.C426]=[.B426];RIGHT([.D426];LEN([.D426])-6);[.I425])" office:value-type="string" office:string-value="        OUTROS ASSUNTOS REFERENTES A PROGRAMAS, CONVÊNIOS E PROJETOS DE CONCESSÃO DE BENEFÍCIOS E AUXÍLIOS AOS ALUNOS" calcext:value-type="string">
            <text:p><text:s text:c="8"/>OUTROS ASSUNTOS REFERENTES A PROGRAMAS, CONVÊNIOS E PROJETOS DE CONCESSÃO DE BENEFÍCIOS E AUXÍLIOS AOS ALUNOS</text:p>
          </table:table-cell>
          <table:table-cell table:number-columns-repeated="7"/>
        </table:table-row>
        <table:table-row table:style-name="ro2">
          <table:table-cell table:formula="of:=LEFT([.D427];3)" office:value-type="string" office:string-value="590" calcext:value-type="string">
            <text:p>590</text:p>
          </table:table-cell>
          <table:table-cell table:formula="of:=CONCATENATE(LEFT([.D427];3);MID([.D427];5;10))" office:value-type="string" office:string-value="590          " calcext:value-type="string">
            <text:p>590 <text:s text:c="9"/></text:p>
          </table:table-cell>
          <table:table-cell table:formula="of:=CONCATENATE(LEFT([.D427];3);MID([.D427];4;10))" office:value-type="string" office:string-value="590          " calcext:value-type="string">
            <text:p>590 <text:s text:c="9"/></text:p>
          </table:table-cell>
          <table:table-cell office:value-type="string" calcext:value-type="string">
            <text:p>590 <text:s text:c="10"/>OUTROS ASSUNTOS REFERENTES À ASSISTÊNCIA ESTUDANTIL</text:p>
          </table:table-cell>
          <table:table-cell table:number-columns-repeated="4"/>
          <table:table-cell table:style-name="ce65" table:formula="of:=IF([.C427]=[.B427];RIGHT([.D427];LEN([.D427])-6);[.I426])" office:value-type="string" office:string-value="        OUTROS ASSUNTOS REFERENTES À ASSISTÊNCIA ESTUDANTIL" calcext:value-type="string">
            <text:p><text:s text:c="8"/>OUTROS ASSUNTOS REFERENTES À ASSISTÊNCIA ESTUDANTIL</text:p>
          </table:table-cell>
          <table:table-cell table:number-columns-repeated="7"/>
        </table:table-row>
        <table:table-row table:style-name="ro2">
          <table:table-cell table:formula="of:=LEFT([.D428];3)" office:value-type="string" office:string-value="900" calcext:value-type="string">
            <text:p>900</text:p>
          </table:table-cell>
          <table:table-cell table:formula="of:=CONCATENATE(LEFT([.D428];3);MID([.D428];5;10))" office:value-type="string" office:string-value="900          " calcext:value-type="string">
            <text:p>900 <text:s text:c="9"/></text:p>
          </table:table-cell>
          <table:table-cell table:formula="of:=CONCATENATE(LEFT([.D428];3);MID([.D428];4;10))" office:value-type="string" office:string-value="900          " calcext:value-type="string">
            <text:p>900 <text:s text:c="9"/></text:p>
          </table:table-cell>
          <table:table-cell office:value-type="string" calcext:value-type="string">
            <text:p>900 <text:s text:c="10"/>ASSUNTOS DIVERSOS</text:p>
          </table:table-cell>
          <table:table-cell table:number-columns-repeated="4"/>
          <table:table-cell table:style-name="ce65" table:formula="of:=IF([.C428]=[.B428];RIGHT([.D428];LEN([.D428])-6);[.I427])" office:value-type="string" office:string-value="        ASSUNTOS DIVERSOS" calcext:value-type="string">
            <text:p><text:s text:c="8"/>ASSUNTOS DIVERSOS</text:p>
          </table:table-cell>
          <table:table-cell table:number-columns-repeated="7"/>
        </table:table-row>
        <table:table-row table:style-name="ro4">
          <table:table-cell table:formula="of:=LEFT([.D429];3)" office:value-type="string" office:string-value="910" calcext:value-type="string">
            <text:p>910</text:p>
          </table:table-cell>
          <table:table-cell table:formula="of:=CONCATENATE(LEFT([.D429];3);MID([.D429];5;10))" office:value-type="string" office:string-value="910A         " calcext:value-type="string">
            <text:p>910A <text:s text:c="8"/></text:p>
          </table:table-cell>
          <table:table-cell table:formula="of:=CONCATENATE(LEFT([.D429];3);MID([.D429];4;10))" office:value-type="string" office:string-value="910 A        " calcext:value-type="string">
            <text:p>910 A <text:s text:c="7"/></text:p>
          </table:table-cell>
          <table:table-cell office:value-type="string" calcext:value-type="string">
            <text:p>910 A <text:s text:c="26"/>SOLENIDADES. COMEMORAÇÕES. <text:s text:c="2"/>HOMENAGENS</text:p>
          </table:table-cell>
          <table:table-cell office:value-type="string" calcext:value-type="string">
            <text:p/>
            <text:p>1 ano</text:p>
          </table:table-cell>
          <table:table-cell/>
          <table:table-cell office:value-type="string" calcext:value-type="string">
            <text:p/>
            <text:p>Eliminação</text:p>
          </table:table-cell>
          <table:table-cell/>
          <table:table-cell table:style-name="ce65" table:formula="of:=IF([.C429]=[.B429];RIGHT([.D429];LEN([.D429])-6);[.I428])" office:value-type="string" office:string-value="        ASSUNTOS DIVERSOS" calcext:value-type="string">
            <text:p><text:s text:c="8"/>ASSUNTOS DIVERSOS</text:p>
          </table:table-cell>
          <table:table-cell table:number-columns-repeated="7"/>
        </table:table-row>
        <table:table-row table:style-name="ro3">
          <table:table-cell table:formula="of:=LEFT([.D430];3)" office:value-type="string" office:string-value="910" calcext:value-type="string">
            <text:p>910</text:p>
          </table:table-cell>
          <table:table-cell table:formula="of:=CONCATENATE(LEFT([.D430];3);MID([.D430];5;10))" office:value-type="string" office:string-value="910B         " calcext:value-type="string">
            <text:p>910B <text:s text:c="8"/></text:p>
          </table:table-cell>
          <table:table-cell table:formula="of:=CONCATENATE(LEFT([.D430];3);MID([.D430];4;10))" office:value-type="string" office:string-value="910 B        " calcext:value-type="string">
            <text:p>910 B <text:s text:c="7"/></text:p>
          </table:table-cell>
          <table:table-cell office:value-type="string" calcext:value-type="string">
            <text:p>910 B <text:s text:c="12"/>PLANEJAMENTO, PROGRAMAÇÃO, DISCURSOS, <text:s/>PALESTRAS E TRABALHOS APRESENTADOS POR TÉCNICOS DO ÓRGÃO</text:p>
          </table:table-cell>
          <table:table-cell office:value-type="string" calcext:value-type="string">
            <text:p/>
            <text:p>5 anos</text:p>
          </table:table-cell>
          <table:table-cell office:value-type="string" calcext:value-type="string">
            <text:p/>
            <text:p>5 anos</text:p>
          </table:table-cell>
          <table:table-cell office:value-type="string" calcext:value-type="string">
            <text:p/>
            <text:p>         Guarda </text:p>
            <text:p>       Permanente</text:p>
          </table:table-cell>
          <table:table-cell/>
          <table:table-cell table:style-name="ce65" table:formula="of:=IF([.C430]=[.B430];RIGHT([.D430];LEN([.D430])-6);[.I429])" office:value-type="string" office:string-value="        ASSUNTOS DIVERSOS" calcext:value-type="string">
            <text:p><text:s text:c="8"/>ASSUNTOS DIVERSOS</text:p>
          </table:table-cell>
          <table:table-cell table:number-columns-repeated="7"/>
        </table:table-row>
        <table:table-row table:style-name="ro21">
          <table:table-cell table:formula="of:=LEFT([.D431];3)" office:value-type="string" office:string-value="920" calcext:value-type="string">
            <text:p>920</text:p>
          </table:table-cell>
          <table:table-cell table:formula="of:=CONCATENATE(LEFT([.D431];3);MID([.D431];5;10))" office:value-type="string" office:string-value="920A         " calcext:value-type="string">
            <text:p>920A <text:s text:c="8"/></text:p>
          </table:table-cell>
          <table:table-cell table:formula="of:=CONCATENATE(LEFT([.D431];3);MID([.D431];4;10))" office:value-type="string" office:string-value="920 A        " calcext:value-type="string">
            <text:p>920 A <text:s text:c="7"/></text:p>
          </table:table-cell>
          <table:table-cell office:value-type="string" calcext:value-type="string">
            <text:p>920 A             CONGRESSOS. CONFERÊNCIAS. SEMINÁRIOS.</text:p>
            <text:p>                 SIMPÓSIOS. ENCONTROS. CONVENÇÕES.</text:p>
            <text:p/>
            <text:p>                 CICLOS DE  PALESTRAS.</text:p>
            <text:p>                  MESAS REDONDAS</text:p>
          </table:table-cell>
          <table:table-cell office:value-type="string" calcext:value-type="string">
            <text:p/>
            <text:p/>
            <text:p/>
            <text:p/>
            <text:p>1 ano</text:p>
          </table:table-cell>
          <table:table-cell/>
          <table:table-cell office:value-type="string" calcext:value-type="string">
            <text:p/>
            <text:p/>
            <text:p/>
            <text:p/>
            <text:p>Eliminação</text:p>
          </table:table-cell>
          <table:table-cell/>
          <table:table-cell table:style-name="ce65" table:formula="of:=IF([.C431]=[.B431];RIGHT([.D431];LEN([.D431])-6);[.I430])" office:value-type="string" office:string-value="        ASSUNTOS DIVERSOS" calcext:value-type="string">
            <text:p><text:s text:c="8"/>ASSUNTOS DIVERSOS</text:p>
          </table:table-cell>
          <table:table-cell table:number-columns-repeated="7"/>
        </table:table-row>
        <table:table-row table:style-name="ro3">
          <table:table-cell table:formula="of:=LEFT([.D432];3)" office:value-type="string" office:string-value="920" calcext:value-type="string">
            <text:p>920</text:p>
          </table:table-cell>
          <table:table-cell table:formula="of:=CONCATENATE(LEFT([.D432];3);MID([.D432];5;10))" office:value-type="string" office:string-value="920B         " calcext:value-type="string">
            <text:p>920B <text:s text:c="8"/></text:p>
          </table:table-cell>
          <table:table-cell table:formula="of:=CONCATENATE(LEFT([.D432];3);MID([.D432];4;10))" office:value-type="string" office:string-value="920 B        " calcext:value-type="string">
            <text:p>920 B <text:s text:c="7"/></text:p>
          </table:table-cell>
          <table:table-cell office:value-type="string" calcext:value-type="string">
            <text:p>920 B <text:s text:c="12"/>PLANEJAMENTO, PROGRAMAÇÃO, DISCURSOS, <text:s text:c="2"/>PALESTRAS E TRABALHOS APRESENTADOS POR TÉCNICOS DO ÓRGÃO</text:p>
          </table:table-cell>
          <table:table-cell office:value-type="string" calcext:value-type="string">
            <text:p/>
            <text:p>5 anos</text:p>
          </table:table-cell>
          <table:table-cell office:value-type="string" calcext:value-type="string">
            <text:p/>
            <text:p>5 anos</text:p>
          </table:table-cell>
          <table:table-cell office:value-type="string" calcext:value-type="string">
            <text:p/>
            <text:p>          Guarda </text:p>
            <text:p>       Permanente</text:p>
          </table:table-cell>
          <table:table-cell/>
          <table:table-cell table:style-name="ce65" table:formula="of:=IF([.C432]=[.B432];RIGHT([.D432];LEN([.D432])-6);[.I431])" office:value-type="string" office:string-value="        ASSUNTOS DIVERSOS" calcext:value-type="string">
            <text:p><text:s text:c="8"/>ASSUNTOS DIVERSOS</text:p>
          </table:table-cell>
          <table:table-cell table:number-columns-repeated="7"/>
        </table:table-row>
        <table:table-row table:style-name="ro4">
          <table:table-cell table:formula="of:=LEFT([.D433];3)" office:value-type="string" office:string-value="930" calcext:value-type="string">
            <text:p>930</text:p>
          </table:table-cell>
          <table:table-cell table:formula="of:=CONCATENATE(LEFT([.D433];3);MID([.D433];5;10))" office:value-type="string" office:string-value="930A         " calcext:value-type="string">
            <text:p>930A <text:s text:c="8"/></text:p>
          </table:table-cell>
          <table:table-cell table:formula="of:=CONCATENATE(LEFT([.D433];3);MID([.D433];4;10))" office:value-type="string" office:string-value="930 A        " calcext:value-type="string">
            <text:p>930 A <text:s text:c="7"/></text:p>
          </table:table-cell>
          <table:table-cell office:value-type="string" calcext:value-type="string">
            <text:p>930 A <text:s text:c="10"/>FEIRAS. SALÕES. EXPOSIÇÕES. <text:s/>MOSTRAS. FESTAS</text:p>
          </table:table-cell>
          <table:table-cell office:value-type="string" calcext:value-type="string">
            <text:p/>
            <text:p>1 ano</text:p>
          </table:table-cell>
          <table:table-cell/>
          <table:table-cell office:value-type="string" calcext:value-type="string">
            <text:p/>
            <text:p>Eliminação</text:p>
          </table:table-cell>
          <table:table-cell/>
          <table:table-cell table:style-name="ce65" table:formula="of:=IF([.C433]=[.B433];RIGHT([.D433];LEN([.D433])-6);[.I432])" office:value-type="string" office:string-value="        ASSUNTOS DIVERSOS" calcext:value-type="string">
            <text:p><text:s text:c="8"/>ASSUNTOS DIVERSOS</text:p>
          </table:table-cell>
          <table:table-cell table:number-columns-repeated="7"/>
        </table:table-row>
        <table:table-row table:style-name="ro3">
          <table:table-cell table:formula="of:=LEFT([.D434];3)" office:value-type="string" office:string-value="930" calcext:value-type="string">
            <text:p>930</text:p>
          </table:table-cell>
          <table:table-cell table:formula="of:=CONCATENATE(LEFT([.D434];3);MID([.D434];5;10))" office:value-type="string" office:string-value="930B         " calcext:value-type="string">
            <text:p>930B <text:s text:c="8"/></text:p>
          </table:table-cell>
          <table:table-cell table:formula="of:=CONCATENATE(LEFT([.D434];3);MID([.D434];4;10))" office:value-type="string" office:string-value="930 B        " calcext:value-type="string">
            <text:p>930 B <text:s text:c="7"/></text:p>
          </table:table-cell>
          <table:table-cell office:value-type="string" calcext:value-type="string">
            <text:p>930 B <text:s text:c="12"/>PLANEJAMENTO, <text:s/>PROGRAMAÇÃO, DISCURSOS, PALESTRAS E TRABALHOS APRESENTADOS POR TÉCNICOS DO ÓRGÃO</text:p>
          </table:table-cell>
          <table:table-cell office:value-type="string" calcext:value-type="string">
            <text:p/>
            <text:p>5 anos</text:p>
          </table:table-cell>
          <table:table-cell office:value-type="string" calcext:value-type="string">
            <text:p/>
            <text:p>5 anos</text:p>
          </table:table-cell>
          <table:table-cell office:value-type="string" calcext:value-type="string">
            <text:p/>
            <text:p>         Guarda </text:p>
            <text:p>      Permanente</text:p>
          </table:table-cell>
          <table:table-cell/>
          <table:table-cell table:style-name="ce65" table:formula="of:=IF([.C434]=[.B434];RIGHT([.D434];LEN([.D434])-6);[.I433])" office:value-type="string" office:string-value="        ASSUNTOS DIVERSOS" calcext:value-type="string">
            <text:p><text:s text:c="8"/>ASSUNTOS DIVERSOS</text:p>
          </table:table-cell>
          <table:table-cell table:number-columns-repeated="7"/>
        </table:table-row>
        <table:table-row table:style-name="ro2">
          <table:table-cell table:formula="of:=LEFT([.D435];3)" office:value-type="string" office:string-value="930" calcext:value-type="string">
            <text:p>930</text:p>
          </table:table-cell>
          <table:table-cell table:formula="of:=CONCATENATE(LEFT([.D435];3);MID([.D435];5;10))" office:value-type="string" office:string-value="930C         " calcext:value-type="string">
            <text:p>930C <text:s text:c="8"/></text:p>
          </table:table-cell>
          <table:table-cell table:formula="of:=CONCATENATE(LEFT([.D435];3);MID([.D435];4;10))" office:value-type="string" office:string-value="930 C        " calcext:value-type="string">
            <text:p>930 C <text:s text:c="7"/></text:p>
          </table:table-cell>
          <table:table-cell office:value-type="string" calcext:value-type="string">
            <text:p>930 C <text:s text:c="12"/>CONCURSOS</text:p>
          </table:table-cell>
          <table:table-cell office:value-type="string" calcext:value-type="string">
            <text:p>1 ano</text:p>
          </table:table-cell>
          <table:table-cell/>
          <table:table-cell office:value-type="string" calcext:value-type="string">
            <text:p><text:s text:c="15"/>Eliminação</text:p>
          </table:table-cell>
          <table:table-cell/>
          <table:table-cell table:style-name="ce65" table:formula="of:=IF([.C435]=[.B435];RIGHT([.D435];LEN([.D435])-6);[.I434])" office:value-type="string" office:string-value="        ASSUNTOS DIVERSOS" calcext:value-type="string">
            <text:p><text:s text:c="8"/>ASSUNTOS DIVERSOS</text:p>
          </table:table-cell>
          <table:table-cell table:number-columns-repeated="7"/>
        </table:table-row>
        <table:table-row table:style-name="ro3">
          <table:table-cell table:formula="of:=LEFT([.D436];3)" office:value-type="string" office:string-value="930" calcext:value-type="string">
            <text:p>930</text:p>
          </table:table-cell>
          <table:table-cell table:formula="of:=CONCATENATE(LEFT([.D436];3);MID([.D436];5;10))" office:value-type="string" office:string-value="930D         " calcext:value-type="string">
            <text:p>930D <text:s text:c="8"/></text:p>
          </table:table-cell>
          <table:table-cell table:formula="of:=CONCATENATE(LEFT([.D436];3);MID([.D436];4;10))" office:value-type="string" office:string-value="930 D        " calcext:value-type="string">
            <text:p>930 D <text:s text:c="7"/></text:p>
          </table:table-cell>
          <table:table-cell office:value-type="string" calcext:value-type="string">
            <text:p>930 D <text:s text:c="16"/>PLANEJAMENTO, NORMAS, EDITAIS, HABILITAÇÃO DOS CANDIDATOS, JULGAMENTO DA <text:s/>BANCA, <text:s/>TRABALHOS CONCORRENTES, PREMIAÇÃO E RECURSOS</text:p>
          </table:table-cell>
          <table:table-cell office:value-type="string" calcext:value-type="string">
            <text:p/>
            <text:p>5 anos</text:p>
          </table:table-cell>
          <table:table-cell office:value-type="string" calcext:value-type="string">
            <text:p/>
            <text:p>5 anos</text:p>
          </table:table-cell>
          <table:table-cell office:value-type="string" calcext:value-type="string">
            <text:p/>
            <text:p>          Guarda </text:p>
            <text:p>       Permanente</text:p>
          </table:table-cell>
          <table:table-cell office:value-type="string" calcext:value-type="string">
            <text:p>As normas deverão permanecer em fase corrente enquanto vigoram.</text:p>
          </table:table-cell>
          <table:table-cell table:style-name="ce65" table:formula="of:=IF([.C436]=[.B436];RIGHT([.D436];LEN([.D436])-6);[.I435])" office:value-type="string" office:string-value="        ASSUNTOS DIVERSOS" calcext:value-type="string">
            <text:p><text:s text:c="8"/>ASSUNTOS DIVERSOS</text:p>
          </table:table-cell>
          <table:table-cell table:number-columns-repeated="7"/>
        </table:table-row>
        <table:table-row table:style-name="ro2">
          <table:table-cell table:formula="of:=LEFT([.D437];3)" office:value-type="string" office:string-value="940" calcext:value-type="string">
            <text:p>940</text:p>
          </table:table-cell>
          <table:table-cell table:formula="of:=CONCATENATE(LEFT([.D437];3);MID([.D437];5;10))" office:value-type="string" office:string-value="940          " calcext:value-type="string">
            <text:p>940 <text:s text:c="9"/></text:p>
          </table:table-cell>
          <table:table-cell table:formula="of:=CONCATENATE(LEFT([.D437];3);MID([.D437];4;10))" office:value-type="string" office:string-value="940          " calcext:value-type="string">
            <text:p>940 <text:s text:c="9"/></text:p>
          </table:table-cell>
          <table:table-cell office:value-type="string" calcext:value-type="string">
            <text:p>940 <text:s text:c="11"/>VISITAS E VISITANTES</text:p>
          </table:table-cell>
          <table:table-cell office:value-type="string" calcext:value-type="string">
            <text:p>1 ano</text:p>
          </table:table-cell>
          <table:table-cell/>
          <table:table-cell office:value-type="string" calcext:value-type="string">
            <text:p><text:s text:c="16"/>Eliminação</text:p>
          </table:table-cell>
          <table:table-cell/>
          <table:table-cell table:style-name="ce65" table:formula="of:=IF([.C437]=[.B437];RIGHT([.D437];LEN([.D437])-6);[.I436])" office:value-type="string" office:string-value="         VISITAS E VISITANTES" calcext:value-type="string">
            <text:p><text:s text:c="9"/>VISITAS E VISITANTES</text:p>
          </table:table-cell>
          <table:table-cell table:number-columns-repeated="7"/>
        </table:table-row>
        <table:table-row table:style-name="ro2">
          <table:table-cell table:formula="of:=LEFT([.D438];3)" office:value-type="string" office:string-value="990" calcext:value-type="string">
            <text:p>990</text:p>
          </table:table-cell>
          <table:table-cell table:formula="of:=CONCATENATE(LEFT([.D438];3);MID([.D438];5;10))" office:value-type="string" office:string-value="990          " calcext:value-type="string">
            <text:p>990 <text:s text:c="9"/></text:p>
          </table:table-cell>
          <table:table-cell table:formula="of:=CONCATENATE(LEFT([.D438];3);MID([.D438];4;10))" office:value-type="string" office:string-value="990          " calcext:value-type="string">
            <text:p>990 <text:s text:c="9"/></text:p>
          </table:table-cell>
          <table:table-cell office:value-type="string" calcext:value-type="string">
            <text:p>990 <text:s text:c="10"/>ASSUNTOS TRANSITÓRIOS</text:p>
          </table:table-cell>
          <table:table-cell table:number-columns-repeated="4"/>
          <table:table-cell table:style-name="ce65" table:formula="of:=IF([.C438]=[.B438];RIGHT([.D438];LEN([.D438])-6);[.I437])" office:value-type="string" office:string-value="        ASSUNTOS TRANSITÓRIOS" calcext:value-type="string">
            <text:p><text:s text:c="8"/>ASSUNTOS TRANSITÓRIOS</text:p>
          </table:table-cell>
          <table:table-cell table:number-columns-repeated="7"/>
        </table:table-row>
        <table:table-row table:style-name="ro2">
          <table:table-cell table:formula="of:=LEFT([.D439];3)" office:value-type="string" office:string-value="991" calcext:value-type="string">
            <text:p>991</text:p>
          </table:table-cell>
          <table:table-cell table:formula="of:=CONCATENATE(LEFT([.D439];3);MID([.D439];5;10))" office:value-type="string" office:string-value="991          " calcext:value-type="string">
            <text:p>991 <text:s text:c="9"/></text:p>
          </table:table-cell>
          <table:table-cell table:formula="of:=CONCATENATE(LEFT([.D439];3);MID([.D439];4;10))" office:value-type="string" office:string-value="991          " calcext:value-type="string">
            <text:p>991 <text:s text:c="9"/></text:p>
          </table:table-cell>
          <table:table-cell office:value-type="string" calcext:value-type="string">
            <text:p>991 <text:s text:c="11"/>APRESENTAÇÃO. RECOMENDAÇÃO</text:p>
          </table:table-cell>
          <table:table-cell office:value-type="string" calcext:value-type="string">
            <text:p>1 ano</text:p>
          </table:table-cell>
          <table:table-cell/>
          <table:table-cell office:value-type="string" calcext:value-type="string">
            <text:p>Eliminação</text:p>
          </table:table-cell>
          <table:table-cell/>
          <table:table-cell table:style-name="ce65" table:formula="of:=IF([.C439]=[.B439];RIGHT([.D439];LEN([.D439])-6);[.I438])" office:value-type="string" office:string-value="         APRESENTAÇÃO. RECOMENDAÇÃO" calcext:value-type="string">
            <text:p><text:s text:c="9"/>APRESENTAÇÃO. RECOMENDAÇÃO</text:p>
          </table:table-cell>
          <table:table-cell table:number-columns-repeated="7"/>
        </table:table-row>
        <table:table-row table:style-name="ro2">
          <table:table-cell table:formula="of:=LEFT([.D440];3)" office:value-type="string" office:string-value="992" calcext:value-type="string">
            <text:p>992</text:p>
          </table:table-cell>
          <table:table-cell table:formula="of:=CONCATENATE(LEFT([.D440];3);MID([.D440];5;10))" office:value-type="string" office:string-value="992          " calcext:value-type="string">
            <text:p>992 <text:s text:c="9"/></text:p>
          </table:table-cell>
          <table:table-cell table:formula="of:=CONCATENATE(LEFT([.D440];3);MID([.D440];4;10))" office:value-type="string" office:string-value="992          " calcext:value-type="string">
            <text:p>992 <text:s text:c="9"/></text:p>
          </table:table-cell>
          <table:table-cell office:value-type="string" calcext:value-type="string">
            <text:p>992 <text:s text:c="11"/>COMUNICADOS E INFORMES</text:p>
          </table:table-cell>
          <table:table-cell office:value-type="string" calcext:value-type="string">
            <text:p>1 ano</text:p>
          </table:table-cell>
          <table:table-cell/>
          <table:table-cell office:value-type="string" calcext:value-type="string">
            <text:p>Eliminação</text:p>
          </table:table-cell>
          <table:table-cell/>
          <table:table-cell table:style-name="ce65" table:formula="of:=IF([.C440]=[.B440];RIGHT([.D440];LEN([.D440])-6);[.I439])" office:value-type="string" office:string-value="         COMUNICADOS E INFORMES" calcext:value-type="string">
            <text:p><text:s text:c="9"/>COMUNICADOS E INFORMES</text:p>
          </table:table-cell>
          <table:table-cell table:number-columns-repeated="7"/>
        </table:table-row>
        <table:table-row table:style-name="ro4">
          <table:table-cell table:formula="of:=LEFT([.D441];3)" office:value-type="string" office:string-value="993" calcext:value-type="string">
            <text:p>993</text:p>
          </table:table-cell>
          <table:table-cell table:formula="of:=CONCATENATE(LEFT([.D441];3);MID([.D441];5;10))" office:value-type="string" office:string-value="993          " calcext:value-type="string">
            <text:p>993 <text:s text:c="9"/></text:p>
          </table:table-cell>
          <table:table-cell table:formula="of:=CONCATENATE(LEFT([.D441];3);MID([.D441];4;10))" office:value-type="string" office:string-value="993          " calcext:value-type="string">
            <text:p>993 <text:s text:c="9"/></text:p>
          </table:table-cell>
          <table:table-cell office:value-type="string" calcext:value-type="string">
            <text:p>993            AGRADECIMENTOS. CONVITES. FELICITAÇÕES.</text:p>
            <text:p>                                PÊSAMES</text:p>
          </table:table-cell>
          <table:table-cell office:value-type="string" calcext:value-type="string">
            <text:p/>
            <text:p>1 ano</text:p>
          </table:table-cell>
          <table:table-cell/>
          <table:table-cell office:value-type="string" calcext:value-type="string">
            <text:p/>
            <text:p>Eliminação</text:p>
          </table:table-cell>
          <table:table-cell/>
          <table:table-cell table:style-name="ce65" table:formula="of:=IF([.C441]=[.B441];RIGHT([.D441];LEN([.D441])-6);[.I440])" office:value-type="string" office:string-value="         AGRADECIMENTOS. CONVITES. FELICITAÇÕES.&#10;                                PÊSAMES" calcext:value-type="string">
            <text:p>         AGRADECIMENTOS. CONVITES. FELICITAÇÕES.</text:p>
            <text:p>                                PÊSAMES</text:p>
          </table:table-cell>
          <table:table-cell table:number-columns-repeated="7"/>
        </table:table-row>
        <table:table-row table:style-name="ro2">
          <table:table-cell table:formula="of:=LEFT([.D442];3)" office:value-type="string" office:string-value="994" calcext:value-type="string">
            <text:p>994</text:p>
          </table:table-cell>
          <table:table-cell table:formula="of:=CONCATENATE(LEFT([.D442];3);MID([.D442];5;10))" office:value-type="string" office:string-value="994          " calcext:value-type="string">
            <text:p>994 <text:s text:c="9"/></text:p>
          </table:table-cell>
          <table:table-cell table:formula="of:=CONCATENATE(LEFT([.D442];3);MID([.D442];4;10))" office:value-type="string" office:string-value="994          " calcext:value-type="string">
            <text:p>994 <text:s text:c="9"/></text:p>
          </table:table-cell>
          <table:table-cell office:value-type="string" calcext:value-type="string">
            <text:p>994 <text:s text:c="11"/>PROTESTOS. REIVINDICAÇÕES. SUGESTÕES</text:p>
          </table:table-cell>
          <table:table-cell office:value-type="string" calcext:value-type="string">
            <text:p>1 ano</text:p>
          </table:table-cell>
          <table:table-cell/>
          <table:table-cell office:value-type="string" calcext:value-type="string">
            <text:p>Eliminação</text:p>
          </table:table-cell>
          <table:table-cell/>
          <table:table-cell table:style-name="ce65" table:formula="of:=IF([.C442]=[.B442];RIGHT([.D442];LEN([.D442])-6);[.I441])" office:value-type="string" office:string-value="         PROTESTOS. REIVINDICAÇÕES. SUGESTÕES" calcext:value-type="string">
            <text:p><text:s text:c="9"/>PROTESTOS. REIVINDICAÇÕES. SUGESTÕES</text:p>
          </table:table-cell>
          <table:table-cell table:number-columns-repeated="7"/>
        </table:table-row>
        <table:table-row table:style-name="ro4">
          <table:table-cell table:formula="of:=LEFT([.D443];3)" office:value-type="string" office:string-value="995" calcext:value-type="string">
            <text:p>995</text:p>
          </table:table-cell>
          <table:table-cell table:formula="of:=CONCATENATE(LEFT([.D443];3);MID([.D443];5;10))" office:value-type="string" office:string-value="995          " calcext:value-type="string">
            <text:p>995 <text:s text:c="9"/></text:p>
          </table:table-cell>
          <table:table-cell table:formula="of:=CONCATENATE(LEFT([.D443];3);MID([.D443];4;10))" office:value-type="string" office:string-value="995          " calcext:value-type="string">
            <text:p>995 <text:s text:c="9"/></text:p>
          </table:table-cell>
          <table:table-cell office:value-type="string" calcext:value-type="string">
            <text:p>995 <text:s text:c="16"/>PEDIDOS, OFERECIMENTOS E INFORMAÇÕES DIVERSAS</text:p>
          </table:table-cell>
          <table:table-cell office:value-type="string" calcext:value-type="string">
            <text:p/>
            <text:p>1 ano</text:p>
          </table:table-cell>
          <table:table-cell/>
          <table:table-cell office:value-type="string" calcext:value-type="string">
            <text:p/>
            <text:p>Eliminação</text:p>
          </table:table-cell>
          <table:table-cell/>
          <table:table-cell table:style-name="ce65" table:formula="of:=IF([.C443]=[.B443];RIGHT([.D443];LEN([.D443])-6);[.I442])" office:value-type="string" office:string-value="              PEDIDOS, OFERECIMENTOS E INFORMAÇÕES DIVERSAS" calcext:value-type="string">
            <text:p><text:s text:c="14"/>PEDIDOS, OFERECIMENTOS E INFORMAÇÕES DIVERSAS</text:p>
          </table:table-cell>
          <table:table-cell table:number-columns-repeated="7"/>
        </table:table-row>
        <table:table-row table:style-name="ro4">
          <table:table-cell table:formula="of:=LEFT([.D444];3)" office:value-type="string" office:string-value="996" calcext:value-type="string">
            <text:p>996</text:p>
          </table:table-cell>
          <table:table-cell table:formula="of:=CONCATENATE(LEFT([.D444];3);MID([.D444];5;10))" office:value-type="string" office:string-value="996          " calcext:value-type="string">
            <text:p>996 <text:s text:c="9"/></text:p>
          </table:table-cell>
          <table:table-cell table:formula="of:=CONCATENATE(LEFT([.D444];3);MID([.D444];4;10))" office:value-type="string" office:string-value="996          " calcext:value-type="string">
            <text:p>996 <text:s text:c="9"/></text:p>
          </table:table-cell>
          <table:table-cell office:value-type="string" calcext:value-type="string">
            <text:p>996 <text:s text:c="14"/>ASSOCIAÇÕES: CULTURAIS, DE AMIGOS E DE SERVIDORES</text:p>
          </table:table-cell>
          <table:table-cell office:value-type="string" calcext:value-type="string">
            <text:p/>
            <text:p>1ano</text:p>
          </table:table-cell>
          <table:table-cell/>
          <table:table-cell office:value-type="string" calcext:value-type="string">
            <text:p/>
            <text:p>Eliminação</text:p>
          </table:table-cell>
          <table:table-cell/>
          <table:table-cell table:style-name="ce65" table:formula="of:=IF([.C444]=[.B444];RIGHT([.D444];LEN([.D444])-6);[.I443])" office:value-type="string" office:string-value="            ASSOCIAÇÕES: CULTURAIS, DE AMIGOS E DE SERVIDORES" calcext:value-type="string">
            <text:p><text:s text:c="12"/>ASSOCIAÇÕES: CULTURAIS, DE AMIGOS E DE SERVIDORES</text:p>
          </table:table-cell>
          <table:table-cell table:number-columns-repeated="7"/>
        </table:table-row>
        <table:table-row table:style-name="ro24">
          <table:table-cell table:style-name="ce2" office:value-type="float" office:value="0" calcext:value-type="float">
            <text:p>0</text:p>
          </table:table-cell>
          <table:table-cell table:style-name="ce5" office:value-type="string" calcext:value-type="string">
            <text:p>000</text:p>
          </table:table-cell>
          <table:table-cell table:formula="of:=CONCATENATE(LEFT([.D445];3);MID([.D445];4;10))" office:value-type="string" office:string-value="000   ADMINIS" calcext:value-type="string">
            <text:p>000 <text:s text:c="2"/>ADMINIS</text:p>
          </table:table-cell>
          <table:table-cell table:style-name="ce7" office:value-type="string" calcext:value-type="string">
            <text:p>000 <text:s text:c="2"/>ADMINISTRAÇÃO GERAL</text:p>
          </table:table-cell>
          <table:table-cell table:style-name="ce25"/>
          <table:table-cell table:style-name="ce35"/>
          <table:table-cell table:style-name="ce43" table:number-columns-repeated="2"/>
          <table:table-cell table:style-name="ce65" table:formula="of:=IF([.C445]=[.B445];RIGHT([.D445];LEN([.D445])-6);[.I444])" office:value-type="string" office:string-value="            ASSOCIAÇÕES: CULTURAIS, DE AMIGOS E DE SERVIDORES" calcext:value-type="string">
            <text:p><text:s text:c="12"/>ASSOCIAÇÕES: CULTURAIS, DE AMIGOS E DE SERVIDORES</text:p>
          </table:table-cell>
          <table:table-cell table:number-columns-repeated="7"/>
        </table:table-row>
        <table:table-row table:style-name="ro2">
          <table:table-cell table:formula="of:=LEFT([.D446];3)" office:value-type="string" office:string-value="001" calcext:value-type="string">
            <text:p>001</text:p>
          </table:table-cell>
          <table:table-cell table:formula="of:=CONCATENATE(LEFT([.D446];3);MID([.D446];5;10))" office:value-type="string" office:string-value="001          " calcext:value-type="string">
            <text:p>001 <text:s text:c="9"/></text:p>
          </table:table-cell>
          <table:table-cell table:formula="of:=CONCATENATE(LEFT([.D446];3);MID([.D446];4;10))" office:value-type="string" office:string-value="001          " calcext:value-type="string">
            <text:p>001 <text:s text:c="9"/></text:p>
          </table:table-cell>
          <table:table-cell table:style-name="ce8" office:value-type="string" calcext:value-type="string">
            <text:p>001              MODERNIZAÇÃO E REFORMA ADMINISTRATIVA<text:span text:style-name="T1">PROJETOS, ESTUDOS E NORMAS</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44" office:value-type="string" calcext:value-type="string">
            <text:p>Guarda permanente</text:p>
          </table:table-cell>
          <table:table-cell table:style-name="ce58"/>
          <table:table-cell table:style-name="ce65" table:formula="of:=IF([.C446]=[.B446];RIGHT([.D446];LEN([.D446])-6);[.I445])" office:value-type="string" office:string-value="           MODERNIZAÇÃO E REFORMA ADMINISTRATIVAPROJETOS, ESTUDOS E NORMAS" calcext:value-type="string">
            <text:p><text:s text:c="11"/>MODERNIZAÇÃO E REFORMA ADMINISTRATIVAPROJETOS, ESTUDOS E NORMAS</text:p>
          </table:table-cell>
          <table:table-cell table:number-columns-repeated="7"/>
        </table:table-row>
        <table:table-row table:style-name="ro2">
          <table:table-cell table:formula="of:=LEFT([.D447];3)" office:value-type="string" office:string-value="002" calcext:value-type="string">
            <text:p>002</text:p>
          </table:table-cell>
          <table:table-cell table:formula="of:=CONCATENATE(LEFT([.D447];3);MID([.D447];5;10))" office:value-type="string" office:string-value="002          " calcext:value-type="string">
            <text:p>002 <text:s text:c="9"/></text:p>
          </table:table-cell>
          <table:table-cell table:formula="of:=CONCATENATE(LEFT([.D447];3);MID([.D447];4;10))" office:value-type="string" office:string-value="002          " calcext:value-type="string">
            <text:p>002 <text:s text:c="9"/></text:p>
          </table:table-cell>
          <table:table-cell table:style-name="ce8" office:value-type="string" calcext:value-type="string">
            <text:p>002 <text:s text:c="13"/>PLANOS, PROGRAMAS E PROJETOS DE TRABALHO</text:p>
          </table:table-cell>
          <table:table-cell table:style-name="ce26" office:value-type="string" calcext:value-type="string">
            <text:p>5 anos</text:p>
          </table:table-cell>
          <table:table-cell table:style-name="ce36" office:value-type="string" calcext:value-type="string">
            <text:p>9 anos</text:p>
          </table:table-cell>
          <table:table-cell table:style-name="ce36" office:value-type="string" calcext:value-type="string">
            <text:p>Guarda permanente</text:p>
          </table:table-cell>
          <table:table-cell table:style-name="ce58"/>
          <table:table-cell table:style-name="ce65" table:formula="of:=IF([.C447]=[.B447];RIGHT([.D447];LEN([.D447])-6);[.I446])" office:value-type="string" office:string-value="           PLANOS, PROGRAMAS E PROJETOS DE TRABALHO" calcext:value-type="string">
            <text:p><text:s text:c="11"/>PLANOS, PROGRAMAS E PROJETOS DE TRABALHO</text:p>
          </table:table-cell>
          <table:table-cell table:number-columns-repeated="7"/>
        </table:table-row>
        <table:table-row table:style-name="ro25">
          <table:table-cell table:formula="of:=LEFT([.D448];3)" office:value-type="string" office:string-value="003" calcext:value-type="string">
            <text:p>003</text:p>
          </table:table-cell>
          <table:table-cell table:formula="of:=CONCATENATE(LEFT([.D448];3);MID([.D448];5;10))" office:value-type="string" office:string-value="003          " calcext:value-type="string">
            <text:p>003 <text:s text:c="9"/></text:p>
          </table:table-cell>
          <table:table-cell table:formula="of:=CONCATENATE(LEFT([.D448];3);MID([.D448];4;10))" office:value-type="string" office:string-value="003          " calcext:value-type="string">
            <text:p>003 <text:s text:c="9"/></text:p>
          </table:table-cell>
          <table:table-cell table:style-name="ce8" office:value-type="string" calcext:value-type="string">
            <text:p>003 <text:s text:c="13"/>RELATÓRIOS DE ATIVIDADES</text:p>
          </table:table-cell>
          <table:table-cell table:style-name="ce26" office:value-type="string" calcext:value-type="string">
            <text:p>5 anos</text:p>
          </table:table-cell>
          <table:table-cell table:style-name="ce36" office:value-type="string" calcext:value-type="string">
            <text:p>9 anos</text:p>
          </table:table-cell>
          <table:table-cell table:style-name="ce36" office:value-type="string" calcext:value-type="string">
            <text:p>Guarda permanente</text:p>
          </table:table-cell>
          <table:table-cell table:style-name="ce36" office:value-type="string" calcext:value-type="string">
            <text:p>São <text:s/>passíveis <text:s/>de <text:s/>eliminação <text:s/>os <text:s/>relatórios <text:s/>cujas informações encontram-se recapituladas em outros.</text:p>
          </table:table-cell>
          <table:table-cell table:style-name="ce65" table:formula="of:=IF([.C448]=[.B448];RIGHT([.D448];LEN([.D448])-6);[.I447])" office:value-type="string" office:string-value="           RELATÓRIOS DE ATIVIDADES" calcext:value-type="string">
            <text:p><text:s text:c="11"/>RELATÓRIOS DE ATIVIDADES</text:p>
          </table:table-cell>
          <table:table-cell table:number-columns-repeated="7"/>
        </table:table-row>
        <table:table-row table:style-name="ro4">
          <table:table-cell table:formula="of:=LEFT([.D449];3)" office:value-type="string" office:string-value="004" calcext:value-type="string">
            <text:p>004</text:p>
          </table:table-cell>
          <table:table-cell table:formula="of:=CONCATENATE(LEFT([.D449];3);MID([.D449];5;10))" office:value-type="string" office:string-value="004          " calcext:value-type="string">
            <text:p>004 <text:s text:c="9"/></text:p>
          </table:table-cell>
          <table:table-cell table:formula="of:=CONCATENATE(LEFT([.D449];3);MID([.D449];4;10))" office:value-type="string" office:string-value="004          " calcext:value-type="string">
            <text:p>004 <text:s text:c="9"/></text:p>
          </table:table-cell>
          <table:table-cell table:style-name="ce8" office:value-type="string" calcext:value-type="string">
            <text:p>004              ACORDOS. AJUSTES. CONTRATOS.</text:p>
            <text:p>CONVÊNIOS</text:p>
          </table:table-cell>
          <table:table-cell table:style-name="ce26" office:value-type="string" calcext:value-type="string">
            <text:p>Enquanto vigora</text:p>
          </table:table-cell>
          <table:table-cell table:style-name="ce36" office:value-type="string" calcext:value-type="string">
            <text:p>10 anos</text:p>
          </table:table-cell>
          <table:table-cell table:style-name="ce36" office:value-type="string" calcext:value-type="string">
            <text:p>Guarda permanente</text:p>
          </table:table-cell>
          <table:table-cell table:style-name="ce58"/>
          <table:table-cell table:style-name="ce65" table:formula="of:=IF([.C449]=[.B449];RIGHT([.D449];LEN([.D449])-6);[.I448])" office:value-type="string" office:string-value="           ACORDOS. AJUSTES. CONTRATOS.&#10;CONVÊNIOS" calcext:value-type="string">
            <text:p>           ACORDOS. AJUSTES. CONTRATOS.</text:p>
            <text:p>CONVÊNIOS</text:p>
          </table:table-cell>
          <table:table-cell table:number-columns-repeated="7"/>
        </table:table-row>
        <table:table-row table:style-name="ro26">
          <table:table-cell table:formula="of:=LEFT([.D450];3)" office:value-type="string" office:string-value="010" calcext:value-type="string">
            <text:p>010</text:p>
          </table:table-cell>
          <table:table-cell table:formula="of:=CONCATENATE(LEFT([.D450];3);MID([.D450];5;10))" office:value-type="string" office:string-value="010          " calcext:value-type="string">
            <text:p>010 <text:s text:c="9"/></text:p>
          </table:table-cell>
          <table:table-cell table:formula="of:=CONCATENATE(LEFT([.D450];3);MID([.D450];4;10))" office:value-type="string" office:string-value="010          " calcext:value-type="string">
            <text:p>010 <text:s text:c="9"/></text:p>
          </table:table-cell>
          <table:table-cell table:style-name="ce9" office:value-type="string" calcext:value-type="string">
            <text:p>010           ORGANIZAÇÃO   E FUNCIONAMENTO <text:span text:style-name="T1">NORMAS, REGULAMENTAÇÕES, DIRETRIZES, PROCEDI MENTOS, ESTUDOS E/OU DECISÕES DE CARÁTER GERAL</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450]=[.B450];RIGHT([.D450];LEN([.D450])-6);[.I449])" office:value-type="string" office:string-value="        ORGANIZAÇÃO   E FUNCIONAMENTO NORMAS, REGULAMENTAÇÕES, DIRETRIZES, PROCEDI MENTOS, ESTUDOS E/OU DECISÕES DE CARÁTER GERAL" calcext:value-type="string">
            <text:p><text:s text:c="8"/>ORGANIZAÇÃO <text:s text:c="2"/>E FUNCIONAMENTO NORMAS, REGULAMENTAÇÕES, DIRETRIZES, PROCEDI MENTOS, ESTUDOS E/OU DECISÕES DE CARÁTER GERAL</text:p>
          </table:table-cell>
          <table:table-cell table:number-columns-repeated="7"/>
        </table:table-row>
        <table:table-row table:style-name="ro2">
          <table:table-cell table:formula="of:=LEFT([.D451];3)" office:value-type="string" office:string-value="010" calcext:value-type="string">
            <text:p>010</text:p>
          </table:table-cell>
          <table:table-cell table:formula="of:=CONCATENATE(LEFT([.D451];3);MID([.D451];5;10))" office:value-type="string" office:string-value="0101         " calcext:value-type="string">
            <text:p>0101 <text:s text:c="8"/></text:p>
          </table:table-cell>
          <table:table-cell table:formula="of:=CONCATENATE(LEFT([.D451];3);MID([.D451];4;10))" office:value-type="string" office:string-value="010.1        " calcext:value-type="string">
            <text:p>010.1 <text:s text:c="7"/></text:p>
          </table:table-cell>
          <table:table-cell table:style-name="ce8" office:value-type="string" calcext:value-type="string">
            <text:p>010.1 <text:s text:c="11"/>REGISTRO NOS ÓRGÃOS COMPETENTES</text:p>
          </table:table-cell>
          <table:table-cell table:style-name="ce26" office:value-type="string" calcext:value-type="string">
            <text:p>Enquanto vigora</text:p>
          </table:table-cell>
          <table:table-cell table:style-name="ce37"/>
          <table:table-cell table:style-name="ce36" office:value-type="string" calcext:value-type="string">
            <text:p>Eliminação</text:p>
          </table:table-cell>
          <table:table-cell table:style-name="ce58"/>
          <table:table-cell table:style-name="ce65" table:formula="of:=IF([.C451]=[.B451];RIGHT([.D451];LEN([.D451])-6);[.I450])" office:value-type="string" office:string-value="        ORGANIZAÇÃO   E FUNCIONAMENTO NORMAS, REGULAMENTAÇÕES, DIRETRIZES, PROCEDI MENTOS, ESTUDOS E/OU DECISÕES DE CARÁTER GERAL" calcext:value-type="string">
            <text:p><text:s text:c="8"/>ORGANIZAÇÃO <text:s text:c="2"/>E FUNCIONAMENTO NORMAS, REGULAMENTAÇÕES, DIRETRIZES, PROCEDI MENTOS, ESTUDOS E/OU DECISÕES DE CARÁTER GERAL</text:p>
          </table:table-cell>
          <table:table-cell table:number-columns-repeated="7"/>
        </table:table-row>
        <table:table-row table:style-name="ro27">
          <table:table-cell table:formula="of:=LEFT([.D452];3)" office:value-type="string" office:string-value="010" calcext:value-type="string">
            <text:p>010</text:p>
          </table:table-cell>
          <table:table-cell table:formula="of:=CONCATENATE(LEFT([.D452];3);MID([.D452];5;10))" office:value-type="string" office:string-value="0102         " calcext:value-type="string">
            <text:p>0102 <text:s text:c="8"/></text:p>
          </table:table-cell>
          <table:table-cell table:formula="of:=CONCATENATE(LEFT([.D452];3);MID([.D452];4;10))" office:value-type="string" office:string-value="010.2        " calcext:value-type="string">
            <text:p>010.2 <text:s text:c="7"/></text:p>
          </table:table-cell>
          <table:table-cell table:style-name="ce8" office:value-type="string" calcext:value-type="string">
            <text:p>010.2 <text:s text:c="11"/>REGIMENTOS. REGULAMENTOS. ESTATUTOS. ORGANOGRAMAS. ESTRUTURAS</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Os originais dos atos publicados integrarão os arquivos dos gabinetes do presidente da República, governadores <text:s/>e prefeitos, cuja temporalidade <text:s/>será definida <text:s/>quando <text:s/>da <text:s/>elaboração <text:s/>de <text:s/>tabela específica para suas atividades-fim.</text:p>
          </table:table-cell>
          <table:table-cell table:style-name="ce65" table:formula="of:=IF([.C452]=[.B452];RIGHT([.D452];LEN([.D452])-6);[.I451])" office:value-type="string" office:string-value="        ORGANIZAÇÃO   E FUNCIONAMENTO NORMAS, REGULAMENTAÇÕES, DIRETRIZES, PROCEDI MENTOS, ESTUDOS E/OU DECISÕES DE CARÁTER GERAL" calcext:value-type="string">
            <text:p><text:s text:c="8"/>ORGANIZAÇÃO <text:s text:c="2"/>E FUNCIONAMENTO NORMAS, REGULAMENTAÇÕES, DIRETRIZES, PROCEDI MENTOS, ESTUDOS E/OU DECISÕES DE CARÁTER GERAL</text:p>
          </table:table-cell>
          <table:table-cell table:number-columns-repeated="7"/>
        </table:table-row>
        <table:table-row table:style-name="ro2">
          <table:table-cell table:formula="of:=LEFT([.D453];3)" office:value-type="string" office:string-value="010" calcext:value-type="string">
            <text:p>010</text:p>
          </table:table-cell>
          <table:table-cell table:formula="of:=CONCATENATE(LEFT([.D453];3);MID([.D453];5;10))" office:value-type="string" office:string-value="0103         " calcext:value-type="string">
            <text:p>0103 <text:s text:c="8"/></text:p>
          </table:table-cell>
          <table:table-cell table:formula="of:=CONCATENATE(LEFT([.D453];3);MID([.D453];4;10))" office:value-type="string" office:string-value="010.3        " calcext:value-type="string">
            <text:p>010.3 <text:s text:c="7"/></text:p>
          </table:table-cell>
          <table:table-cell table:style-name="ce8" office:value-type="string" calcext:value-type="string">
            <text:p>010.3 <text:s text:c="11"/>AUDIÊNCIAS. DESPACHOS. REUNIÕES</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453]=[.B453];RIGHT([.D453];LEN([.D453])-6);[.I452])" office:value-type="string" office:string-value="        ORGANIZAÇÃO   E FUNCIONAMENTO NORMAS, REGULAMENTAÇÕES, DIRETRIZES, PROCEDI MENTOS, ESTUDOS E/OU DECISÕES DE CARÁTER GERAL" calcext:value-type="string">
            <text:p><text:s text:c="8"/>ORGANIZAÇÃO <text:s text:c="2"/>E FUNCIONAMENTO NORMAS, REGULAMENTAÇÕES, DIRETRIZES, PROCEDI MENTOS, ESTUDOS E/OU DECISÕES DE CARÁTER GERAL</text:p>
          </table:table-cell>
          <table:table-cell table:number-columns-repeated="7"/>
        </table:table-row>
        <table:table-row table:style-name="ro2">
          <table:table-cell table:formula="of:=LEFT([.D454];3)" office:value-type="string" office:string-value="011" calcext:value-type="string">
            <text:p>011</text:p>
          </table:table-cell>
          <table:table-cell table:formula="of:=CONCATENATE(LEFT([.D454];3);MID([.D454];5;10))" office:value-type="string" office:string-value="011          " calcext:value-type="string">
            <text:p>011 <text:s text:c="9"/></text:p>
          </table:table-cell>
          <table:table-cell table:formula="of:=CONCATENATE(LEFT([.D454];3);MID([.D454];4;10))" office:value-type="string" office:string-value="011          " calcext:value-type="string">
            <text:p>011 <text:s text:c="9"/></text:p>
          </table:table-cell>
          <table:table-cell table:style-name="ce8" office:value-type="string" calcext:value-type="string">
            <text:p>011 <text:s text:c="10"/>COMISSÕES. CONSELHOS. GRUPOS DE TRABALHO. JUNTAS. COMITÊS</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454]=[.B454];RIGHT([.D454];LEN([.D454])-6);[.I453])" office:value-type="string" office:string-value="        COMISSÕES. CONSELHOS. GRUPOS DE TRABALHO. JUNTAS. COMITÊS" calcext:value-type="string">
            <text:p><text:s text:c="8"/>COMISSÕES. CONSELHOS. GRUPOS DE TRABALHO. JUNTAS. COMITÊS</text:p>
          </table:table-cell>
          <table:table-cell table:number-columns-repeated="7"/>
        </table:table-row>
        <table:table-row table:style-name="ro2">
          <table:table-cell table:style-name="ce3" office:value-type="float" office:value="11" calcext:value-type="float">
            <text:p>11</text:p>
          </table:table-cell>
          <table:table-cell table:style-name="ce3" office:value-type="float" office:value="111" calcext:value-type="float">
            <text:p>111</text:p>
          </table:table-cell>
          <table:table-cell table:formula="of:=CONCATENATE(LEFT([.D455];3);MID([.D455];4;10))" office:value-type="string" office:string-value="ATOS DE CRIAÇ" calcext:value-type="string">
            <text:p>ATOS DE CRIAÇ</text:p>
          </table:table-cell>
          <table:table-cell table:style-name="ce10" office:value-type="string" calcext:value-type="string">
            <text:p>ATOS DE CRIAÇÃO, ATAS, RELATÓRIOS</text:p>
          </table:table-cell>
          <table:table-cell table:style-name="ce26" office:value-type="string" calcext:value-type="string">
            <text:p>4 anos</text:p>
          </table:table-cell>
          <table:table-cell table:style-name="ce38"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455]=[.B455];RIGHT([.D455];LEN([.D455])-6);[.I454])" office:value-type="string" office:string-value="        COMISSÕES. CONSELHOS. GRUPOS DE TRABALHO. JUNTAS. COMITÊS" calcext:value-type="string">
            <text:p><text:s text:c="8"/>COMISSÕES. CONSELHOS. GRUPOS DE TRABALHO. JUNTAS. COMITÊS</text:p>
          </table:table-cell>
          <table:table-cell table:number-columns-repeated="7"/>
        </table:table-row>
        <table:table-row table:style-name="ro2">
          <table:table-cell table:formula="of:=LEFT([.D456];3)" office:value-type="string" office:string-value="012" calcext:value-type="string">
            <text:p>012</text:p>
          </table:table-cell>
          <table:table-cell table:formula="of:=CONCATENATE(LEFT([.D456];3);MID([.D456];5;10))" office:value-type="string" office:string-value="012          " calcext:value-type="string">
            <text:p>012 <text:s text:c="9"/></text:p>
          </table:table-cell>
          <table:table-cell table:formula="of:=CONCATENATE(LEFT([.D456];3);MID([.D456];4;10))" office:value-type="string" office:string-value="012          " calcext:value-type="string">
            <text:p>012 <text:s text:c="9"/></text:p>
          </table:table-cell>
          <table:table-cell table:style-name="ce11" office:value-type="string" calcext:value-type="string">
            <text:p>012 <text:s text:c="10"/>COMUNICAÇÃO SOCIAL</text:p>
          </table:table-cell>
          <table:table-cell table:style-name="ce25"/>
          <table:table-cell table:style-name="ce35"/>
          <table:table-cell table:style-name="ce43" table:number-columns-repeated="2"/>
          <table:table-cell table:style-name="ce65" table:formula="of:=IF([.C456]=[.B456];RIGHT([.D456];LEN([.D456])-6);[.I455])" office:value-type="string" office:string-value="        COMUNICAÇÃO SOCIAL" calcext:value-type="string">
            <text:p><text:s text:c="8"/>COMUNICAÇÃO SOCIAL</text:p>
          </table:table-cell>
          <table:table-cell table:number-columns-repeated="7"/>
        </table:table-row>
        <table:table-row table:style-name="ro2">
          <table:table-cell table:formula="of:=LEFT([.D457];3)" office:value-type="string" office:string-value="012" calcext:value-type="string">
            <text:p>012</text:p>
          </table:table-cell>
          <table:table-cell table:formula="of:=CONCATENATE(LEFT([.D457];3);MID([.D457];5;10))" office:value-type="string" office:string-value="0121         " calcext:value-type="string">
            <text:p>0121 <text:s text:c="8"/></text:p>
          </table:table-cell>
          <table:table-cell table:formula="of:=CONCATENATE(LEFT([.D457];3);MID([.D457];4;10))" office:value-type="string" office:string-value="012.1        " calcext:value-type="string">
            <text:p>012.1 <text:s text:c="7"/></text:p>
          </table:table-cell>
          <table:table-cell table:style-name="ce8" office:value-type="string" calcext:value-type="string">
            <text:p>012.1 <text:s text:c="11"/>RELAÇÕES COM A IMPRENSA</text:p>
          </table:table-cell>
          <table:table-cell table:style-name="ce26" office:value-type="string" calcext:value-type="string">
            <text:p>1 ano</text:p>
          </table:table-cell>
          <table:table-cell table:style-name="ce37"/>
          <table:table-cell table:style-name="ce36" office:value-type="string" calcext:value-type="string">
            <text:p>Eliminação</text:p>
          </table:table-cell>
          <table:table-cell table:style-name="ce58"/>
          <table:table-cell table:style-name="ce65" table:formula="of:=IF([.C457]=[.B457];RIGHT([.D457];LEN([.D457])-6);[.I456])" office:value-type="string" office:string-value="        COMUNICAÇÃO SOCIAL" calcext:value-type="string">
            <text:p><text:s text:c="8"/>COMUNICAÇÃO SOCIAL</text:p>
          </table:table-cell>
          <table:table-cell table:number-columns-repeated="7"/>
        </table:table-row>
        <table:table-row table:style-name="ro2">
          <table:table-cell table:formula="of:=LEFT([.D458];3)" office:value-type="string" office:string-value="012" calcext:value-type="string">
            <text:p>012</text:p>
          </table:table-cell>
          <table:table-cell table:formula="of:=CONCATENATE(LEFT([.D458];3);MID([.D458];5;10))" office:value-type="string" office:string-value="01211        " calcext:value-type="string">
            <text:p>01211 <text:s text:c="7"/></text:p>
          </table:table-cell>
          <table:table-cell table:formula="of:=CONCATENATE(LEFT([.D458];3);MID([.D458];4;10))" office:value-type="string" office:string-value="012.11       " calcext:value-type="string">
            <text:p>012.11 <text:s text:c="6"/></text:p>
          </table:table-cell>
          <table:table-cell table:style-name="ce8" office:value-type="string" calcext:value-type="string">
            <text:p>012.11 <text:s text:c="14"/>CREDENCIAMENTO DE JORNALISTAS</text:p>
          </table:table-cell>
          <table:table-cell table:style-name="ce26" office:value-type="string" calcext:value-type="string">
            <text:p>Enquanto vigora</text:p>
          </table:table-cell>
          <table:table-cell table:style-name="ce37"/>
          <table:table-cell table:style-name="ce36" office:value-type="string" calcext:value-type="string">
            <text:p>Eliminação</text:p>
          </table:table-cell>
          <table:table-cell table:style-name="ce58"/>
          <table:table-cell table:style-name="ce65" table:formula="of:=IF([.C458]=[.B458];RIGHT([.D458];LEN([.D458])-6);[.I457])" office:value-type="string" office:string-value="        COMUNICAÇÃO SOCIAL" calcext:value-type="string">
            <text:p><text:s text:c="8"/>COMUNICAÇÃO SOCIAL</text:p>
          </table:table-cell>
          <table:table-cell table:number-columns-repeated="7"/>
        </table:table-row>
        <table:table-row table:style-name="ro18">
          <table:table-cell table:formula="of:=LEFT([.D459];3)" office:value-type="string" office:string-value="012" calcext:value-type="string">
            <text:p>012</text:p>
          </table:table-cell>
          <table:table-cell table:formula="of:=CONCATENATE(LEFT([.D459];3);MID([.D459];5;10))" office:value-type="string" office:string-value="01212        " calcext:value-type="string">
            <text:p>01212 <text:s text:c="7"/></text:p>
          </table:table-cell>
          <table:table-cell table:formula="of:=CONCATENATE(LEFT([.D459];3);MID([.D459];4;10))" office:value-type="string" office:string-value="012.12       " calcext:value-type="string">
            <text:p>012.12 <text:s text:c="6"/></text:p>
          </table:table-cell>
          <table:table-cell table:style-name="ce8" office:value-type="string" calcext:value-type="string">
            <text:p>012.12               ENTREVISTAS. NOTICIÁRIOS.</text:p>
            <text:p>REPORTAGENS. EDITORIAIS</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36" office:value-type="string" calcext:value-type="string">
            <text:p>Os <text:s text:c="3"/>documentos <text:s text:c="3"/>cujas <text:s text:c="2"/>informações <text:s text:c="2"/>reflitam <text:s text:c="2"/>a política do órgão são de guarda permanente.</text:p>
          </table:table-cell>
          <table:table-cell table:style-name="ce65" table:formula="of:=IF([.C459]=[.B459];RIGHT([.D459];LEN([.D459])-6);[.I458])" office:value-type="string" office:string-value="        COMUNICAÇÃO SOCIAL" calcext:value-type="string">
            <text:p><text:s text:c="8"/>COMUNICAÇÃO SOCIAL</text:p>
          </table:table-cell>
          <table:table-cell table:number-columns-repeated="7"/>
        </table:table-row>
        <table:table-row table:style-name="ro2">
          <table:table-cell table:formula="of:=LEFT([.D460];3)" office:value-type="string" office:string-value="012" calcext:value-type="string">
            <text:p>012</text:p>
          </table:table-cell>
          <table:table-cell table:formula="of:=CONCATENATE(LEFT([.D460];3);MID([.D460];5;10))" office:value-type="string" office:string-value="0122         " calcext:value-type="string">
            <text:p>0122 <text:s text:c="8"/></text:p>
          </table:table-cell>
          <table:table-cell table:formula="of:=CONCATENATE(LEFT([.D460];3);MID([.D460];4;10))" office:value-type="string" office:string-value="012.2        " calcext:value-type="string">
            <text:p>012.2 <text:s text:c="7"/></text:p>
          </table:table-cell>
          <table:table-cell table:style-name="ce8" office:value-type="string" calcext:value-type="string">
            <text:p>012.2 <text:s text:c="11"/>DIVULGAÇÃO INTERNA</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460]=[.B460];RIGHT([.D460];LEN([.D460])-6);[.I459])" office:value-type="string" office:string-value="        COMUNICAÇÃO SOCIAL" calcext:value-type="string">
            <text:p><text:s text:c="8"/>COMUNICAÇÃO SOCIAL</text:p>
          </table:table-cell>
          <table:table-cell table:number-columns-repeated="7"/>
        </table:table-row>
        <table:table-row table:style-name="ro4">
          <table:table-cell table:formula="of:=LEFT([.D461];3)" office:value-type="string" office:string-value="012" calcext:value-type="string">
            <text:p>012</text:p>
          </table:table-cell>
          <table:table-cell table:formula="of:=CONCATENATE(LEFT([.D461];3);MID([.D461];5;10))" office:value-type="string" office:string-value="0123         " calcext:value-type="string">
            <text:p>0123 <text:s text:c="8"/></text:p>
          </table:table-cell>
          <table:table-cell table:formula="of:=CONCATENATE(LEFT([.D461];3);MID([.D461];4;10))" office:value-type="string" office:string-value="012.3        " calcext:value-type="string">
            <text:p>012.3 <text:s text:c="7"/></text:p>
          </table:table-cell>
          <table:table-cell table:style-name="ce8" office:value-type="string" calcext:value-type="string">
            <text:p>012.3            CAMPANHAS INSTITUCIONAIS.</text:p>
            <text:p>PUBLICIDADE</text:p>
          </table:table-cell>
          <table:table-cell table:style-name="ce26" office:value-type="string" calcext:value-type="string">
            <text:p>4 anos</text:p>
          </table:table-cell>
          <table:table-cell table:style-name="ce36" office:value-type="string" calcext:value-type="string">
            <text:p>10 anos</text:p>
          </table:table-cell>
          <table:table-cell table:style-name="ce44" office:value-type="string" calcext:value-type="string">
            <text:p>Guarda permanente</text:p>
          </table:table-cell>
          <table:table-cell table:style-name="ce58"/>
          <table:table-cell table:style-name="ce65" table:formula="of:=IF([.C461]=[.B461];RIGHT([.D461];LEN([.D461])-6);[.I460])" office:value-type="string" office:string-value="        COMUNICAÇÃO SOCIAL" calcext:value-type="string">
            <text:p><text:s text:c="8"/>COMUNICAÇÃO SOCIAL</text:p>
          </table:table-cell>
          <table:table-cell table:number-columns-repeated="7"/>
        </table:table-row>
        <table:table-row table:style-name="ro18">
          <table:table-cell table:formula="of:=LEFT([.D462];3)" office:value-type="string" office:string-value="019" calcext:value-type="string">
            <text:p>019</text:p>
          </table:table-cell>
          <table:table-cell table:formula="of:=CONCATENATE(LEFT([.D462];3);MID([.D462];5;10))" office:value-type="string" office:string-value="019          " calcext:value-type="string">
            <text:p>019 <text:s text:c="9"/></text:p>
          </table:table-cell>
          <table:table-cell table:formula="of:=CONCATENATE(LEFT([.D462];3);MID([.D462];4;10))" office:value-type="string" office:string-value="019          " calcext:value-type="string">
            <text:p>019 <text:s text:c="9"/></text:p>
          </table:table-cell>
          <table:table-cell table:style-name="ce12" office:value-type="string" calcext:value-type="string">
            <text:p>019 <text:s text:c="10"/>OUTROS ASSUNTOS REFERENTES <text:s/>À ORGANIZAÇÃO E FUNCIONAMENTO</text:p>
          </table:table-cell>
          <table:table-cell table:style-name="ce27"/>
          <table:table-cell table:style-name="ce39" table:number-columns-repeated="2"/>
          <table:table-cell table:style-name="ce36" office:value-type="string" calcext:value-type="string">
            <text:p>Este grupo será desenvolvido pelo órgão de acordo com a necessidade, bem <text:s/>como <text:s/>a temporalidade <text:s/>e destinação.</text:p>
          </table:table-cell>
          <table:table-cell table:style-name="ce65" table:formula="of:=IF([.C462]=[.B462];RIGHT([.D462];LEN([.D462])-6);[.I461])" office:value-type="string" office:string-value="        OUTROS ASSUNTOS REFERENTES  À ORGANIZAÇÃO E FUNCIONAMENTO" calcext:value-type="string">
            <text:p><text:s text:c="8"/>OUTROS ASSUNTOS REFERENTES <text:s/>À ORGANIZAÇÃO E FUNCIONAMENTO</text:p>
          </table:table-cell>
          <table:table-cell table:number-columns-repeated="7"/>
        </table:table-row>
        <table:table-row table:style-name="ro2">
          <table:table-cell table:formula="of:=LEFT([.D463];3)" office:value-type="string" office:string-value="019" calcext:value-type="string">
            <text:p>019</text:p>
          </table:table-cell>
          <table:table-cell table:formula="of:=CONCATENATE(LEFT([.D463];3);MID([.D463];5;10))" office:value-type="string" office:string-value="01901        " calcext:value-type="string">
            <text:p>01901 <text:s text:c="7"/></text:p>
          </table:table-cell>
          <table:table-cell table:formula="of:=CONCATENATE(LEFT([.D463];3);MID([.D463];4;10))" office:value-type="string" office:string-value="019.01       " calcext:value-type="string">
            <text:p>019.01 <text:s text:c="6"/></text:p>
          </table:table-cell>
          <table:table-cell table:style-name="ce8" office:value-type="string" calcext:value-type="string">
            <text:p>019.01 <text:s text:c="11"/>INFORMAÇÕES SOBRE O ÓRGÃO</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463]=[.B463];RIGHT([.D463];LEN([.D463])-6);[.I462])" office:value-type="string" office:string-value="        OUTROS ASSUNTOS REFERENTES  À ORGANIZAÇÃO E FUNCIONAMENTO" calcext:value-type="string">
            <text:p><text:s text:c="8"/>OUTROS ASSUNTOS REFERENTES <text:s/>À ORGANIZAÇÃO E FUNCIONAMENTO</text:p>
          </table:table-cell>
          <table:table-cell table:number-columns-repeated="7"/>
        </table:table-row>
        <table:table-row table:style-name="ro2">
          <table:table-cell table:formula="of:=LEFT([.D464];3)" office:value-type="string" office:string-value="020" calcext:value-type="string">
            <text:p>020</text:p>
          </table:table-cell>
          <table:table-cell table:formula="of:=CONCATENATE(LEFT([.D464];3);MID([.D464];5;10))" office:value-type="string" office:string-value="020          " calcext:value-type="string">
            <text:p>020 <text:s text:c="9"/></text:p>
          </table:table-cell>
          <table:table-cell table:formula="of:=CONCATENATE(LEFT([.D464];3);MID([.D464];4;10))" office:value-type="string" office:string-value="020          " calcext:value-type="string">
            <text:p>020 <text:s text:c="9"/></text:p>
          </table:table-cell>
          <table:table-cell table:style-name="ce11" office:value-type="string" calcext:value-type="string">
            <text:p>020 <text:s text:c="10"/>PESSOAL</text:p>
          </table:table-cell>
          <table:table-cell table:style-name="ce25"/>
          <table:table-cell table:style-name="ce35"/>
          <table:table-cell table:style-name="ce43" table:number-columns-repeated="2"/>
          <table:table-cell table:style-name="ce65" table:formula="of:=IF([.C464]=[.B464];RIGHT([.D464];LEN([.D464])-6);[.I463])" office:value-type="string" office:string-value="        PESSOAL" calcext:value-type="string">
            <text:p><text:s text:c="8"/>PESSOAL</text:p>
          </table:table-cell>
          <table:table-cell table:number-columns-repeated="7"/>
        </table:table-row>
        <table:table-row table:style-name="ro21">
          <table:table-cell table:formula="of:=LEFT([.D465];3)" office:value-type="string" office:string-value="020" calcext:value-type="string">
            <text:p>020</text:p>
          </table:table-cell>
          <table:table-cell table:formula="of:=CONCATENATE(LEFT([.D465];3);MID([.D465];5;10))" office:value-type="string" office:string-value="0201         " calcext:value-type="string">
            <text:p>0201 <text:s text:c="8"/></text:p>
          </table:table-cell>
          <table:table-cell table:formula="of:=CONCATENATE(LEFT([.D465];3);MID([.D465];4;10))" office:value-type="string" office:string-value="020.1        " calcext:value-type="string">
            <text:p>020.1 <text:s text:c="7"/></text:p>
          </table:table-cell>
          <table:table-cell table:style-name="ce8" office:value-type="string" calcext:value-type="string">
            <text:p>020.1           LEGISLAÇÃO <text:span text:style-name="T1">NORMAS, REGULAMENTAÇÕES, DIRETRIZES, ESTATUTOS, REGULAMENTOS, PROCEDIMENTOS, ESTUDOS E/OU DECISÕES DE CARÁTER GERAL</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É <text:s/>opcional <text:s/>a <text:s/>reprodução <text:s/>dos <text:s/>documentos previamente ao recolhimento, para que o órgão permaneça <text:s/>com cópias para consulta.</text:p>
          </table:table-cell>
          <table:table-cell table:style-name="ce65" table:formula="of:=IF([.C465]=[.B465];RIGHT([.D465];LEN([.D465])-6);[.I464])" office:value-type="string" office:string-value="        PESSOAL" calcext:value-type="string">
            <text:p><text:s text:c="8"/>PESSOAL</text:p>
          </table:table-cell>
          <table:table-cell table:number-columns-repeated="7"/>
        </table:table-row>
        <table:table-row table:style-name="ro2">
          <table:table-cell table:style-name="ce4" table:formula="of:=LEFT([.D466];3)" office:value-type="string" office:string-value="020" calcext:value-type="string">
            <text:p>020</text:p>
          </table:table-cell>
          <table:table-cell table:style-name="ce4" table:formula="of:=CONCATENATE(LEFT([.D466];3);MID([.D466];5;10))" office:value-type="string" office:string-value="02011        " calcext:value-type="string">
            <text:p>02011 <text:s text:c="7"/></text:p>
          </table:table-cell>
          <table:table-cell table:formula="of:=CONCATENATE(LEFT([.D466];3);MID([.D466];4;10))" office:value-type="string" office:string-value="020.11       " calcext:value-type="string">
            <text:p>020.11 <text:s text:c="6"/></text:p>
          </table:table-cell>
          <table:table-cell table:style-name="ce13" office:value-type="string" calcext:value-type="string">
            <text:p>020.11 <text:s text:c="9"/>BOLETINS <text:s text:c="3"/>ADMINISTRATIVO, <text:s text:c="3"/>DE <text:s text:c="3"/>PESSOAL E <text:s text:c="3"/>DE SERVIÇO</text:p>
          </table:table-cell>
          <table:table-cell table:style-name="ce28" office:value-type="string" calcext:value-type="string">
            <text:p>10 anos</text:p>
          </table:table-cell>
          <table:table-cell table:style-name="ce40" office:value-type="string" calcext:value-type="string">
            <text:p>10 anos</text:p>
          </table:table-cell>
          <table:table-cell table:style-name="ce40" office:value-type="string" calcext:value-type="string">
            <text:p>Guarda permanente</text:p>
          </table:table-cell>
          <table:table-cell table:style-name="ce59"/>
          <table:table-cell table:style-name="ce65" table:formula="of:=IF([.C466]=[.B466];RIGHT([.D466];LEN([.D466])-6);[.I465])" office:value-type="string" office:string-value="        PESSOAL" calcext:value-type="string">
            <text:p><text:s text:c="8"/>PESSOAL</text:p>
          </table:table-cell>
          <table:table-cell table:number-columns-repeated="7"/>
        </table:table-row>
        <table:table-row table:style-name="ro28">
          <table:table-cell table:formula="of:=LEFT([.D467];3)" office:value-type="string" office:string-value="020" calcext:value-type="string">
            <text:p>020</text:p>
          </table:table-cell>
          <table:table-cell table:formula="of:=CONCATENATE(LEFT([.D467];3);MID([.D467];5;10))" office:value-type="string" office:string-value="0202         " calcext:value-type="string">
            <text:p>0202 <text:s text:c="8"/></text:p>
          </table:table-cell>
          <table:table-cell table:formula="of:=CONCATENATE(LEFT([.D467];3);MID([.D467];4;10))" office:value-type="string" office:string-value="020.2        " calcext:value-type="string">
            <text:p>020.2 <text:s text:c="7"/></text:p>
          </table:table-cell>
          <table:table-cell table:style-name="ce8" office:value-type="string" calcext:value-type="string">
            <text:p>020.2           IDENTIFICAÇÃO FUNCIONAL<text:span text:style-name="T1">(INCLUSIVE CARTEIRA, CARTÃO, CRACHÁ, CREDENCIAL  E PASSAPORTE DIPLOMÁTICO)</text:span></text:p>
          </table:table-cell>
          <table:table-cell table:style-name="ce26" office:value-type="string" calcext:value-type="string">
            <text:p>Enquanto o servidor permanecer</text:p>
          </table:table-cell>
          <table:table-cell table:style-name="ce37"/>
          <table:table-cell table:style-name="ce36" office:value-type="string" calcext:value-type="string">
            <text:p>Eliminação</text:p>
          </table:table-cell>
          <table:table-cell table:style-name="ce58"/>
          <table:table-cell table:style-name="ce65" table:formula="of:=IF([.C467]=[.B467];RIGHT([.D467];LEN([.D467])-6);[.I466])" office:value-type="string" office:string-value="        PESSOAL" calcext:value-type="string">
            <text:p><text:s text:c="8"/>PESSOAL</text:p>
          </table:table-cell>
          <table:table-cell table:number-columns-repeated="7"/>
        </table:table-row>
        <table:table-row table:style-name="ro4">
          <table:table-cell table:formula="of:=LEFT([.D468];3)" office:value-type="string" office:string-value="020" calcext:value-type="string">
            <text:p>020</text:p>
          </table:table-cell>
          <table:table-cell table:formula="of:=CONCATENATE(LEFT([.D468];3);MID([.D468];5;10))" office:value-type="string" office:string-value="0203         " calcext:value-type="string">
            <text:p>0203 <text:s text:c="8"/></text:p>
          </table:table-cell>
          <table:table-cell table:formula="of:=CONCATENATE(LEFT([.D468];3);MID([.D468];4;10))" office:value-type="string" office:string-value="020.3        " calcext:value-type="string">
            <text:p>020.3 <text:s text:c="7"/></text:p>
          </table:table-cell>
          <table:table-cell table:style-name="ce8" office:value-type="string" calcext:value-type="string">
            <text:p>020.3 <text:s text:c="10"/>OBRIGAÇÕES TRABALHISTAS E ESTATUTÁRIAS. RELAÇÕES <text:s/>COM ÓRGÃOS NORMATIZADORES <text:s/>DA ADMINISTRAÇÃO PÚBLICA. LEI DOS 2/3. RAIS</text:p>
          </table:table-cell>
          <table:table-cell table:style-name="ce26" office:value-type="string" calcext:value-type="string">
            <text:p>5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468]=[.B468];RIGHT([.D468];LEN([.D468])-6);[.I467])" office:value-type="string" office:string-value="        PESSOAL" calcext:value-type="string">
            <text:p><text:s text:c="8"/>PESSOAL</text:p>
          </table:table-cell>
          <table:table-cell table:number-columns-repeated="7"/>
        </table:table-row>
        <table:table-row table:style-name="ro23">
          <table:table-cell table:formula="of:=LEFT([.D469];3)" office:value-type="string" office:string-value="020" calcext:value-type="string">
            <text:p>020</text:p>
          </table:table-cell>
          <table:table-cell table:formula="of:=CONCATENATE(LEFT([.D469];3);MID([.D469];5;10))" office:value-type="string" office:string-value="02031        " calcext:value-type="string">
            <text:p>02031 <text:s text:c="7"/></text:p>
          </table:table-cell>
          <table:table-cell table:formula="of:=CONCATENATE(LEFT([.D469];3);MID([.D469];4;10))" office:value-type="string" office:string-value="020.31       " calcext:value-type="string">
            <text:p>020.31 <text:s text:c="6"/></text:p>
          </table:table-cell>
          <table:table-cell table:style-name="ce8" office:value-type="string" calcext:value-type="string">
            <text:p>020.31 <text:s text:c="9"/>RELAÇÕES COM OS CONSELHOS PROFISSIONAIS</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36" office:value-type="string" calcext:value-type="string">
            <text:p>Os documentos <text:s/>cujas informações possam <text:s/>originar contenciosos <text:s/>administrativos ou judiciais serão classificados nos assuntos <text:s/>correspondentes <text:s/>ao seu conteúdo, cujos prazos e destinação estão estabelecidos nesta tabela.</text:p>
          </table:table-cell>
          <table:table-cell table:style-name="ce65" table:formula="of:=IF([.C469]=[.B469];RIGHT([.D469];LEN([.D469])-6);[.I468])" office:value-type="string" office:string-value="        PESSOAL" calcext:value-type="string">
            <text:p><text:s text:c="8"/>PESSOAL</text:p>
          </table:table-cell>
          <table:table-cell table:number-columns-repeated="7"/>
        </table:table-row>
        <table:table-row table:style-name="ro2">
          <table:table-cell table:formula="of:=LEFT([.D470];3)" office:value-type="string" office:string-value="020" calcext:value-type="string">
            <text:p>020</text:p>
          </table:table-cell>
          <table:table-cell table:formula="of:=CONCATENATE(LEFT([.D470];3);MID([.D470];5;10))" office:value-type="string" office:string-value="0204         " calcext:value-type="string">
            <text:p>0204 <text:s text:c="8"/></text:p>
          </table:table-cell>
          <table:table-cell table:formula="of:=CONCATENATE(LEFT([.D470];3);MID([.D470];4;10))" office:value-type="string" office:string-value="020.4        " calcext:value-type="string">
            <text:p>020.4 <text:s text:c="7"/></text:p>
          </table:table-cell>
          <table:table-cell table:style-name="ce8" office:value-type="string" calcext:value-type="string">
            <text:p>020.4 <text:s text:c="10"/>SINDICATOS. ACORDOS. DISSÍDIOS</text:p>
          </table:table-cell>
          <table:table-cell table:style-name="ce26" office:value-type="string" calcext:value-type="string">
            <text:p>5 anos</text:p>
          </table:table-cell>
          <table:table-cell table:style-name="ce38"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470]=[.B470];RIGHT([.D470];LEN([.D470])-6);[.I469])" office:value-type="string" office:string-value="        PESSOAL" calcext:value-type="string">
            <text:p><text:s text:c="8"/>PESSOAL</text:p>
          </table:table-cell>
          <table:table-cell table:number-columns-repeated="7"/>
        </table:table-row>
        <table:table-row table:style-name="ro20">
          <table:table-cell table:formula="of:=LEFT([.D471];3)" office:value-type="string" office:string-value="020" calcext:value-type="string">
            <text:p>020</text:p>
          </table:table-cell>
          <table:table-cell table:formula="of:=CONCATENATE(LEFT([.D471];3);MID([.D471];5;10))" office:value-type="string" office:string-value="0205         " calcext:value-type="string">
            <text:p>0205 <text:s text:c="8"/></text:p>
          </table:table-cell>
          <table:table-cell table:formula="of:=CONCATENATE(LEFT([.D471];3);MID([.D471];4;10))" office:value-type="string" office:string-value="020.5        " calcext:value-type="string">
            <text:p>020.5 <text:s text:c="7"/></text:p>
          </table:table-cell>
          <table:table-cell table:style-name="ce14" office:value-type="string" calcext:value-type="string">
            <text:p>020.5 <text:s text:c="10"/>ASSENTAMENTOS INDIVIDUAIS. CADASTRO</text:p>
          </table:table-cell>
          <table:table-cell table:style-name="ce26" office:value-type="string" calcext:value-type="string">
            <text:p>Enquanto o servidor permanecer</text:p>
          </table:table-cell>
          <table:table-cell table:style-name="ce41" office:value-type="string" calcext:value-type="string">
            <text:p></text:p>
          </table:table-cell>
          <table:table-cell table:style-name="ce36" office:value-type="string" calcext:value-type="string">
            <text:p>Eliminação</text:p>
          </table:table-cell>
          <table:table-cell table:style-name="ce41" office:value-type="string" calcext:value-type="string">
            <text:p><text:span text:style-name="T14">O prazo total de guarda dos documentos  é de</text:span></text:p>
            <text:p><text:span text:style-name="T14">100 anos, independente do suporte. Serão transferidos ao arquivo intermediário após  a saída do servidor do órgão.</text:span></text:p>
          </table:table-cell>
          <table:table-cell table:style-name="ce65" table:formula="of:=IF([.C471]=[.B471];RIGHT([.D471];LEN([.D471])-6);[.I470])" office:value-type="string" office:string-value="        PESSOAL" calcext:value-type="string">
            <text:p><text:s text:c="8"/>PESSOAL</text:p>
          </table:table-cell>
          <table:table-cell table:number-columns-repeated="7"/>
        </table:table-row>
        <table:table-row table:style-name="ro2">
          <table:table-cell table:formula="of:=LEFT([.D472];3)" office:value-type="string" office:string-value="021" calcext:value-type="string">
            <text:p>021</text:p>
          </table:table-cell>
          <table:table-cell table:formula="of:=CONCATENATE(LEFT([.D472];3);MID([.D472];5;10))" office:value-type="string" office:string-value="021          " calcext:value-type="string">
            <text:p>021 <text:s text:c="9"/></text:p>
          </table:table-cell>
          <table:table-cell table:formula="of:=CONCATENATE(LEFT([.D472];3);MID([.D472];4;10))" office:value-type="string" office:string-value="021          " calcext:value-type="string">
            <text:p>021 <text:s text:c="9"/></text:p>
          </table:table-cell>
          <table:table-cell table:style-name="ce12" office:value-type="string" calcext:value-type="string">
            <text:p>021 <text:s text:c="10"/>RECRUTAMENTO E SELEÇÃO</text:p>
          </table:table-cell>
          <table:table-cell table:style-name="ce27"/>
          <table:table-cell table:style-name="ce42"/>
          <table:table-cell table:style-name="ce39"/>
          <table:table-cell table:style-name="ce58"/>
          <table:table-cell table:style-name="ce65" table:formula="of:=IF([.C472]=[.B472];RIGHT([.D472];LEN([.D472])-6);[.I471])" office:value-type="string" office:string-value="        RECRUTAMENTO E SELEÇÃO" calcext:value-type="string">
            <text:p><text:s text:c="8"/>RECRUTAMENTO E SELEÇÃO</text:p>
          </table:table-cell>
          <table:table-cell table:number-columns-repeated="7"/>
        </table:table-row>
        <table:table-row table:style-name="ro2">
          <table:table-cell table:formula="of:=LEFT([.D473];3)" office:value-type="string" office:string-value="021" calcext:value-type="string">
            <text:p>021</text:p>
          </table:table-cell>
          <table:table-cell table:formula="of:=CONCATENATE(LEFT([.D473];3);MID([.D473];5;10))" office:value-type="string" office:string-value="0211         " calcext:value-type="string">
            <text:p>0211 <text:s text:c="8"/></text:p>
          </table:table-cell>
          <table:table-cell table:formula="of:=CONCATENATE(LEFT([.D473];3);MID([.D473];4;10))" office:value-type="string" office:string-value="021.1        " calcext:value-type="string">
            <text:p>021.1 <text:s text:c="7"/></text:p>
          </table:table-cell>
          <table:table-cell table:style-name="ce8" office:value-type="string" calcext:value-type="string">
            <text:p>021.1 <text:s text:c="8"/>CANDIDATOS <text:s/>A CARGO E EMPREGO PÚBLICOS: INSCRIÇÃO E CURRICULUM VITAE</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473]=[.B473];RIGHT([.D473];LEN([.D473])-6);[.I472])" office:value-type="string" office:string-value="        RECRUTAMENTO E SELEÇÃO" calcext:value-type="string">
            <text:p><text:s text:c="8"/>RECRUTAMENTO E SELEÇÃO</text:p>
          </table:table-cell>
          <table:table-cell table:number-columns-repeated="7"/>
        </table:table-row>
        <table:table-row table:style-name="ro28">
          <table:table-cell table:formula="of:=LEFT([.D474];3)" office:value-type="string" office:string-value="021" calcext:value-type="string">
            <text:p>021</text:p>
          </table:table-cell>
          <table:table-cell table:formula="of:=CONCATENATE(LEFT([.D474];3);MID([.D474];5;10))" office:value-type="string" office:string-value="0212         " calcext:value-type="string">
            <text:p>0212 <text:s text:c="8"/></text:p>
          </table:table-cell>
          <table:table-cell table:formula="of:=CONCATENATE(LEFT([.D474];3);MID([.D474];4;10))" office:value-type="string" office:string-value="021.2        " calcext:value-type="string">
            <text:p>021.2 <text:s text:c="7"/></text:p>
          </table:table-cell>
          <table:table-cell table:style-name="ce8" office:value-type="string" calcext:value-type="string">
            <text:p>021.2          EXAMES DE SELEÇÃO<text:span text:style-name="T1">(CONCURSOS PÚBLICOS) PROVAS E TÍTULOS, TESTES PSICOTÉCNICOS  E EXAMES MÉDICOS</text:span></text:p>
          </table:table-cell>
          <table:table-cell table:style-name="ce26" office:value-type="string" calcext:value-type="string">
            <text:p>6 anos</text:p>
          </table:table-cell>
          <table:table-cell table:style-name="ce37"/>
          <table:table-cell table:style-name="ce36" office:value-type="string" calcext:value-type="string">
            <text:p>Eliminação</text:p>
          </table:table-cell>
          <table:table-cell table:style-name="ce58"/>
          <table:table-cell table:style-name="ce65" table:formula="of:=IF([.C474]=[.B474];RIGHT([.D474];LEN([.D474])-6);[.I473])" office:value-type="string" office:string-value="        RECRUTAMENTO E SELEÇÃO" calcext:value-type="string">
            <text:p><text:s text:c="8"/>RECRUTAMENTO E SELEÇÃO</text:p>
          </table:table-cell>
          <table:table-cell table:number-columns-repeated="7"/>
        </table:table-row>
        <table:table-row table:style-name="ro14">
          <table:table-cell table:formula="of:=LEFT([.D475];3)" office:value-type="string" office:string-value="021" calcext:value-type="string">
            <text:p>021</text:p>
          </table:table-cell>
          <table:table-cell table:formula="of:=CONCATENATE(LEFT([.D475];3);MID([.D475];5;10))" office:value-type="string" office:string-value="02122        " calcext:value-type="string">
            <text:p>02122 <text:s text:c="7"/></text:p>
          </table:table-cell>
          <table:table-cell table:formula="of:=CONCATENATE(LEFT([.D475];3);MID([.D475];4;10))" office:value-type="string" office:string-value="021.22       " calcext:value-type="string">
            <text:p>021.22 <text:s text:c="6"/></text:p>
          </table:table-cell>
          <table:table-cell table:style-name="ce10" office:value-type="string" calcext:value-type="string">
            <text:p>021.22 <text:s text:c="11"/>CONSTITUIÇÃO DE BANCAS EXAMINADORAS, EDITAIS, EXEMPLARES ÚNICOS DE PROVAS, GABARITOS, RESULTADOS E RECURSOS</text:p>
          </table:table-cell>
          <table:table-cell table:style-name="ce26" office:value-type="string" calcext:value-type="string">
            <text:p>6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É <text:s/>opcional <text:s/>a seleção <text:s/>por amostragem <text:s/>das provas dos <text:s text:c="2"/>candidatos, <text:s text:c="2"/>segundo <text:s text:c="2"/>critérios <text:s/>estabelecidos pela Comissão Permanente de Avaliação.</text:p>
          </table:table-cell>
          <table:table-cell table:style-name="ce65" table:formula="of:=IF([.C475]=[.B475];RIGHT([.D475];LEN([.D475])-6);[.I474])" office:value-type="string" office:string-value="        RECRUTAMENTO E SELEÇÃO" calcext:value-type="string">
            <text:p><text:s text:c="8"/>RECRUTAMENTO E SELEÇÃO</text:p>
          </table:table-cell>
          <table:table-cell table:number-columns-repeated="7"/>
        </table:table-row>
        <table:table-row table:style-name="ro2">
          <table:table-cell table:formula="of:=LEFT([.D476];3)" office:value-type="string" office:string-value="022" calcext:value-type="string">
            <text:p>022</text:p>
          </table:table-cell>
          <table:table-cell table:formula="of:=CONCATENATE(LEFT([.D476];3);MID([.D476];5;10))" office:value-type="string" office:string-value="022          " calcext:value-type="string">
            <text:p>022 <text:s text:c="9"/></text:p>
          </table:table-cell>
          <table:table-cell table:formula="of:=CONCATENATE(LEFT([.D476];3);MID([.D476];4;10))" office:value-type="string" office:string-value="022          " calcext:value-type="string">
            <text:p>022 <text:s text:c="9"/></text:p>
          </table:table-cell>
          <table:table-cell table:style-name="ce11" office:value-type="string" calcext:value-type="string">
            <text:p>022 <text:s text:c="10"/>APERFEIÇOAMENTO E TREINAMENTO</text:p>
          </table:table-cell>
          <table:table-cell table:style-name="ce25"/>
          <table:table-cell table:style-name="ce35"/>
          <table:table-cell table:style-name="ce43" table:number-columns-repeated="2"/>
          <table:table-cell table:style-name="ce65" table:formula="of:=IF([.C476]=[.B476];RIGHT([.D476];LEN([.D476])-6);[.I475])" office:value-type="string" office:string-value="        APERFEIÇOAMENTO E TREINAMENTO" calcext:value-type="string">
            <text:p><text:s text:c="8"/>APERFEIÇOAMENTO E TREINAMENTO</text:p>
          </table:table-cell>
          <table:table-cell table:number-columns-repeated="7"/>
        </table:table-row>
        <table:table-row table:style-name="ro2">
          <table:table-cell table:formula="of:=LEFT([.D477];3)" office:value-type="string" office:string-value="022" calcext:value-type="string">
            <text:p>022</text:p>
          </table:table-cell>
          <table:table-cell table:formula="of:=CONCATENATE(LEFT([.D477];3);MID([.D477];5;10))" office:value-type="string" office:string-value="0221         " calcext:value-type="string">
            <text:p>0221 <text:s text:c="8"/></text:p>
          </table:table-cell>
          <table:table-cell table:formula="of:=CONCATENATE(LEFT([.D477];3);MID([.D477];4;10))" office:value-type="string" office:string-value="022.1        " calcext:value-type="string">
            <text:p>022.1 <text:s text:c="7"/></text:p>
          </table:table-cell>
          <table:table-cell table:style-name="ce11" office:value-type="string" calcext:value-type="string">
            <text:p>022.1            CURSOS<text:span text:style-name="T1">(INCLUSIVE BOLSAS DE ESTUDO)</text:span></text:p>
          </table:table-cell>
          <table:table-cell table:style-name="ce25"/>
          <table:table-cell table:style-name="ce35"/>
          <table:table-cell table:style-name="ce43" table:number-columns-repeated="2"/>
          <table:table-cell table:style-name="ce65" table:formula="of:=IF([.C477]=[.B477];RIGHT([.D477];LEN([.D477])-6);[.I476])" office:value-type="string" office:string-value="        APERFEIÇOAMENTO E TREINAMENTO" calcext:value-type="string">
            <text:p><text:s text:c="8"/>APERFEIÇOAMENTO E TREINAMENTO</text:p>
          </table:table-cell>
          <table:table-cell table:number-columns-repeated="7"/>
        </table:table-row>
        <table:table-row table:style-name="ro2">
          <table:table-cell table:formula="of:=LEFT([.D478];3)" office:value-type="string" office:string-value="022" calcext:value-type="string">
            <text:p>022</text:p>
          </table:table-cell>
          <table:table-cell table:formula="of:=CONCATENATE(LEFT([.D478];3);MID([.D478];5;10))" office:value-type="string" office:string-value="02211        " calcext:value-type="string">
            <text:p>02211 <text:s text:c="7"/></text:p>
          </table:table-cell>
          <table:table-cell table:formula="of:=CONCATENATE(LEFT([.D478];3);MID([.D478];4;10))" office:value-type="string" office:string-value="022.11       " calcext:value-type="string">
            <text:p>022.11 <text:s text:c="6"/></text:p>
          </table:table-cell>
          <table:table-cell table:style-name="ce8" office:value-type="string" calcext:value-type="string">
            <text:p>022.11 <text:s text:c="14"/>PROMOVIDOS PELA INSTITUIÇÃO</text:p>
          </table:table-cell>
          <table:table-cell table:style-name="ce26" office:value-type="string" calcext:value-type="string">
            <text:p>5 anos</text:p>
          </table:table-cell>
          <table:table-cell table:style-name="ce37"/>
          <table:table-cell table:style-name="ce36" office:value-type="string" calcext:value-type="string">
            <text:p>Eliminação</text:p>
          </table:table-cell>
          <table:table-cell table:style-name="ce58"/>
          <table:table-cell table:style-name="ce65" table:formula="of:=IF([.C478]=[.B478];RIGHT([.D478];LEN([.D478])-6);[.I477])" office:value-type="string" office:string-value="        APERFEIÇOAMENTO E TREINAMENTO" calcext:value-type="string">
            <text:p><text:s text:c="8"/>APERFEIÇOAMENTO E TREINAMENTO</text:p>
          </table:table-cell>
          <table:table-cell table:number-columns-repeated="7"/>
        </table:table-row>
        <table:table-row table:style-name="ro29">
          <table:table-cell table:formula="of:=LEFT([.D479];3)" office:value-type="string" office:string-value="022" calcext:value-type="string">
            <text:p>022</text:p>
          </table:table-cell>
          <table:table-cell table:formula="of:=CONCATENATE(LEFT([.D479];3);MID([.D479];5;10))" office:value-type="string" office:string-value="022111       " calcext:value-type="string">
            <text:p>022111 <text:s text:c="6"/></text:p>
          </table:table-cell>
          <table:table-cell table:formula="of:=CONCATENATE(LEFT([.D479];3);MID([.D479];4;10))" office:value-type="string" office:string-value="022.111      " calcext:value-type="string">
            <text:p>022.111 <text:s text:c="5"/></text:p>
          </table:table-cell>
          <table:table-cell table:style-name="ce10" office:value-type="string" calcext:value-type="string">
            <text:p>022.111 <text:s text:c="9"/>PROPOSTAS, ESTUDOS, EDITAIS, PROGRAMAS, RELATÓRIOS FINAIS, EXEMPLARES ÚNICOS DE EXERCÍCIOS, RELAÇÃO DE PARTICIPANTES, AVALIAÇÃO E CONTROLE DE EXPEDIÇÃO DE CERTIFICADOS00</text:p>
          </table:table-cell>
          <table:table-cell table:style-name="ce26" office:value-type="string" calcext:value-type="string">
            <text:p>5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479]=[.B479];RIGHT([.D479];LEN([.D479])-6);[.I478])" office:value-type="string" office:string-value="        APERFEIÇOAMENTO E TREINAMENTO" calcext:value-type="string">
            <text:p><text:s text:c="8"/>APERFEIÇOAMENTO E TREINAMENTO</text:p>
          </table:table-cell>
          <table:table-cell table:number-columns-repeated="7"/>
        </table:table-row>
        <table:table-row table:style-name="ro14">
          <table:table-cell table:formula="of:=LEFT([.D480];3)" office:value-type="string" office:string-value="022" calcext:value-type="string">
            <text:p>022</text:p>
          </table:table-cell>
          <table:table-cell table:formula="of:=CONCATENATE(LEFT([.D480];3);MID([.D480];5;10))" office:value-type="string" office:string-value="02212        " calcext:value-type="string">
            <text:p>02212 <text:s text:c="7"/></text:p>
          </table:table-cell>
          <table:table-cell table:formula="of:=CONCATENATE(LEFT([.D480];3);MID([.D480];4;10))" office:value-type="string" office:string-value="022.12       " calcext:value-type="string">
            <text:p>022.12 <text:s text:c="6"/></text:p>
          </table:table-cell>
          <table:table-cell table:style-name="ce11" office:value-type="string" calcext:value-type="string">
            <text:p>022.12 <text:s text:c="14"/>PROMOVIDOS POR OUTRAS INSTITUIÇÕES</text:p>
          </table:table-cell>
          <table:table-cell table:style-name="ce25"/>
          <table:table-cell table:style-name="ce43" table:number-columns-repeated="2"/>
          <table:table-cell table:style-name="ce36" office:value-type="string" calcext:value-type="string">
            <text:p>Para os <text:s/>documentos <text:s/>comprobatórios <text:s/>de participação utilizar os prazos e <text:s/>a destinação <text:s/>dos assentamentos <text:s/>individuais 020.5.</text:p>
          </table:table-cell>
          <table:table-cell table:style-name="ce65" table:formula="of:=IF([.C480]=[.B480];RIGHT([.D480];LEN([.D480])-6);[.I479])" office:value-type="string" office:string-value="        APERFEIÇOAMENTO E TREINAMENTO" calcext:value-type="string">
            <text:p><text:s text:c="8"/>APERFEIÇOAMENTO E TREINAMENTO</text:p>
          </table:table-cell>
          <table:table-cell table:number-columns-repeated="7"/>
        </table:table-row>
        <table:table-row table:style-name="ro2">
          <table:table-cell table:formula="of:=LEFT([.D481];3)" office:value-type="string" office:string-value="022" calcext:value-type="string">
            <text:p>022</text:p>
          </table:table-cell>
          <table:table-cell table:formula="of:=CONCATENATE(LEFT([.D481];3);MID([.D481];5;10))" office:value-type="string" office:string-value="022121       " calcext:value-type="string">
            <text:p>022121 <text:s text:c="6"/></text:p>
          </table:table-cell>
          <table:table-cell table:formula="of:=CONCATENATE(LEFT([.D481];3);MID([.D481];4;10))" office:value-type="string" office:string-value="022.121      " calcext:value-type="string">
            <text:p>022.121 <text:s text:c="5"/></text:p>
          </table:table-cell>
          <table:table-cell table:style-name="ce8" office:value-type="string" calcext:value-type="string">
            <text:p>022.121 <text:s text:c="16"/>NO BRASIL</text:p>
          </table:table-cell>
          <table:table-cell table:style-name="ce26" office:value-type="string" calcext:value-type="string">
            <text:p>5 anos</text:p>
          </table:table-cell>
          <table:table-cell table:style-name="ce37"/>
          <table:table-cell table:style-name="ce36" office:value-type="string" calcext:value-type="string">
            <text:p>Eliminação</text:p>
          </table:table-cell>
          <table:table-cell table:style-name="ce58"/>
          <table:table-cell table:style-name="ce65" table:formula="of:=IF([.C481]=[.B481];RIGHT([.D481];LEN([.D481])-6);[.I480])" office:value-type="string" office:string-value="        APERFEIÇOAMENTO E TREINAMENTO" calcext:value-type="string">
            <text:p><text:s text:c="8"/>APERFEIÇOAMENTO E TREINAMENTO</text:p>
          </table:table-cell>
          <table:table-cell table:number-columns-repeated="7"/>
        </table:table-row>
        <table:table-row table:style-name="ro2">
          <table:table-cell table:formula="of:=LEFT([.D482];3)" office:value-type="string" office:string-value="022" calcext:value-type="string">
            <text:p>022</text:p>
          </table:table-cell>
          <table:table-cell table:formula="of:=CONCATENATE(LEFT([.D482];3);MID([.D482];5;10))" office:value-type="string" office:string-value="022122       " calcext:value-type="string">
            <text:p>022122 <text:s text:c="6"/></text:p>
          </table:table-cell>
          <table:table-cell table:formula="of:=CONCATENATE(LEFT([.D482];3);MID([.D482];4;10))" office:value-type="string" office:string-value="022.122      " calcext:value-type="string">
            <text:p>022.122 <text:s text:c="5"/></text:p>
          </table:table-cell>
          <table:table-cell table:style-name="ce8" office:value-type="string" calcext:value-type="string">
            <text:p>022.122 <text:s text:c="16"/>NO EXTERIOR</text:p>
          </table:table-cell>
          <table:table-cell table:style-name="ce26" office:value-type="string" calcext:value-type="string">
            <text:p>5 anos</text:p>
          </table:table-cell>
          <table:table-cell table:style-name="ce37"/>
          <table:table-cell table:style-name="ce36" office:value-type="string" calcext:value-type="string">
            <text:p>Eliminação</text:p>
          </table:table-cell>
          <table:table-cell table:style-name="ce58"/>
          <table:table-cell table:style-name="ce65" table:formula="of:=IF([.C482]=[.B482];RIGHT([.D482];LEN([.D482])-6);[.I481])" office:value-type="string" office:string-value="        APERFEIÇOAMENTO E TREINAMENTO" calcext:value-type="string">
            <text:p><text:s text:c="8"/>APERFEIÇOAMENTO E TREINAMENTO</text:p>
          </table:table-cell>
          <table:table-cell table:number-columns-repeated="7"/>
        </table:table-row>
        <table:table-row table:style-name="ro2">
          <table:table-cell table:formula="of:=LEFT([.D483];3)" office:value-type="string" office:string-value="022" calcext:value-type="string">
            <text:p>022</text:p>
          </table:table-cell>
          <table:table-cell table:formula="of:=CONCATENATE(LEFT([.D483];3);MID([.D483];5;10))" office:value-type="string" office:string-value="0222         " calcext:value-type="string">
            <text:p>0222 <text:s text:c="8"/></text:p>
          </table:table-cell>
          <table:table-cell table:formula="of:=CONCATENATE(LEFT([.D483];3);MID([.D483];4;10))" office:value-type="string" office:string-value="022.2        " calcext:value-type="string">
            <text:p>022.2 <text:s text:c="7"/></text:p>
          </table:table-cell>
          <table:table-cell table:style-name="ce11" office:value-type="string" calcext:value-type="string">
            <text:p>022.2            ESTÁGIOS<text:span text:style-name="T1">(INCLUSIVE BOLSAS DE ESTÁGIO)</text:span></text:p>
          </table:table-cell>
          <table:table-cell table:style-name="ce25"/>
          <table:table-cell table:style-name="ce35"/>
          <table:table-cell table:style-name="ce43" table:number-columns-repeated="2"/>
          <table:table-cell table:style-name="ce65" table:formula="of:=IF([.C483]=[.B483];RIGHT([.D483];LEN([.D483])-6);[.I482])" office:value-type="string" office:string-value="        APERFEIÇOAMENTO E TREINAMENTO" calcext:value-type="string">
            <text:p><text:s text:c="8"/>APERFEIÇOAMENTO E TREINAMENTO</text:p>
          </table:table-cell>
          <table:table-cell table:number-columns-repeated="7"/>
        </table:table-row>
        <table:table-row table:style-name="ro2">
          <table:table-cell table:formula="of:=LEFT([.D484];3)" office:value-type="string" office:string-value="022" calcext:value-type="string">
            <text:p>022</text:p>
          </table:table-cell>
          <table:table-cell table:formula="of:=CONCATENATE(LEFT([.D484];3);MID([.D484];5;10))" office:value-type="string" office:string-value="02221        " calcext:value-type="string">
            <text:p>02221 <text:s text:c="7"/></text:p>
          </table:table-cell>
          <table:table-cell table:formula="of:=CONCATENATE(LEFT([.D484];3);MID([.D484];4;10))" office:value-type="string" office:string-value="022.21       " calcext:value-type="string">
            <text:p>022.21 <text:s text:c="6"/></text:p>
          </table:table-cell>
          <table:table-cell table:style-name="ce8" office:value-type="string" calcext:value-type="string">
            <text:p>022.21 <text:s text:c="13"/>PROMOVIDOS PELA INSTITUIÇÃO</text:p>
          </table:table-cell>
          <table:table-cell table:style-name="ce26" office:value-type="string" calcext:value-type="string">
            <text:p>5 anos</text:p>
          </table:table-cell>
          <table:table-cell table:style-name="ce37"/>
          <table:table-cell table:style-name="ce36" office:value-type="string" calcext:value-type="string">
            <text:p>Eliminação</text:p>
          </table:table-cell>
          <table:table-cell table:style-name="ce58"/>
          <table:table-cell table:style-name="ce65" table:formula="of:=IF([.C484]=[.B484];RIGHT([.D484];LEN([.D484])-6);[.I483])" office:value-type="string" office:string-value="        APERFEIÇOAMENTO E TREINAMENTO" calcext:value-type="string">
            <text:p><text:s text:c="8"/>APERFEIÇOAMENTO E TREINAMENTO</text:p>
          </table:table-cell>
          <table:table-cell table:number-columns-repeated="7"/>
        </table:table-row>
        <table:table-row table:style-name="ro29">
          <table:table-cell table:style-name="ce4" table:formula="of:=LEFT([.D485];3)" office:value-type="string" office:string-value="022" calcext:value-type="string">
            <text:p>022</text:p>
          </table:table-cell>
          <table:table-cell table:style-name="ce4" table:formula="of:=CONCATENATE(LEFT([.D485];3);MID([.D485];5;10))" office:value-type="string" office:string-value="022211       " calcext:value-type="string">
            <text:p>022211 <text:s text:c="6"/></text:p>
          </table:table-cell>
          <table:table-cell table:formula="of:=CONCATENATE(LEFT([.D485];3);MID([.D485];4;10))" office:value-type="string" office:string-value="022.211      " calcext:value-type="string">
            <text:p>022.211 <text:s text:c="5"/></text:p>
          </table:table-cell>
          <table:table-cell table:style-name="ce13" office:value-type="string" calcext:value-type="string">
            <text:p>022.211 <text:s text:c="10"/>ESTUDOS, PROPOSTAS, PROGRAMAS, RELATÓRIOS FINAIS, RELAÇÃO DE PARTICIPANTES, AVALIAÇÃO E DECLARAÇÃO DE COMPROVAÇÃO DE ESTÁGIO</text:p>
          </table:table-cell>
          <table:table-cell table:style-name="ce28" office:value-type="string" calcext:value-type="string">
            <text:p>5 anos</text:p>
          </table:table-cell>
          <table:table-cell table:style-name="ce40" office:value-type="string" calcext:value-type="string">
            <text:p>5 anos</text:p>
          </table:table-cell>
          <table:table-cell table:style-name="ce40" office:value-type="string" calcext:value-type="string">
            <text:p>Guarda permanente</text:p>
          </table:table-cell>
          <table:table-cell table:style-name="ce59"/>
          <table:table-cell table:style-name="ce65" table:formula="of:=IF([.C485]=[.B485];RIGHT([.D485];LEN([.D485])-6);[.I484])" office:value-type="string" office:string-value="        APERFEIÇOAMENTO E TREINAMENTO" calcext:value-type="string">
            <text:p><text:s text:c="8"/>APERFEIÇOAMENTO E TREINAMENTO</text:p>
          </table:table-cell>
          <table:table-cell table:number-columns-repeated="7"/>
        </table:table-row>
        <table:table-row table:style-name="ro14">
          <table:table-cell table:formula="of:=LEFT([.D486];3)" office:value-type="string" office:string-value="022" calcext:value-type="string">
            <text:p>022</text:p>
          </table:table-cell>
          <table:table-cell table:formula="of:=CONCATENATE(LEFT([.D486];3);MID([.D486];5;10))" office:value-type="string" office:string-value="02222        " calcext:value-type="string">
            <text:p>02222 <text:s text:c="7"/></text:p>
          </table:table-cell>
          <table:table-cell table:formula="of:=CONCATENATE(LEFT([.D486];3);MID([.D486];4;10))" office:value-type="string" office:string-value="022.22       " calcext:value-type="string">
            <text:p>022.22 <text:s text:c="6"/></text:p>
          </table:table-cell>
          <table:table-cell table:style-name="ce12" office:value-type="string" calcext:value-type="string">
            <text:p>022.22 <text:s text:c="13"/>PROMOVIDOS POR OUTRAS INSTITUIÇÕES</text:p>
          </table:table-cell>
          <table:table-cell table:style-name="ce27"/>
          <table:table-cell table:style-name="ce39" table:number-columns-repeated="2"/>
          <table:table-cell table:style-name="ce36" office:value-type="string" calcext:value-type="string">
            <text:p>Para os <text:s/>documentos <text:s/>comprobatórios <text:s/>de participação utilizar os prazos e <text:s/>a destinação <text:s/>dos assentamentos <text:s/>individuais 020.5.</text:p>
          </table:table-cell>
          <table:table-cell table:style-name="ce65" table:formula="of:=IF([.C486]=[.B486];RIGHT([.D486];LEN([.D486])-6);[.I485])" office:value-type="string" office:string-value="        APERFEIÇOAMENTO E TREINAMENTO" calcext:value-type="string">
            <text:p><text:s text:c="8"/>APERFEIÇOAMENTO E TREINAMENTO</text:p>
          </table:table-cell>
          <table:table-cell table:number-columns-repeated="7"/>
        </table:table-row>
        <table:table-row table:style-name="ro2">
          <table:table-cell table:formula="of:=LEFT([.D487];3)" office:value-type="string" office:string-value="022" calcext:value-type="string">
            <text:p>022</text:p>
          </table:table-cell>
          <table:table-cell table:formula="of:=CONCATENATE(LEFT([.D487];3);MID([.D487];5;10))" office:value-type="string" office:string-value="022221       " calcext:value-type="string">
            <text:p>022221 <text:s text:c="6"/></text:p>
          </table:table-cell>
          <table:table-cell table:formula="of:=CONCATENATE(LEFT([.D487];3);MID([.D487];4;10))" office:value-type="string" office:string-value="022.221      " calcext:value-type="string">
            <text:p>022.221 <text:s text:c="5"/></text:p>
          </table:table-cell>
          <table:table-cell table:style-name="ce8" office:value-type="string" calcext:value-type="string">
            <text:p>022.221 <text:s text:c="15"/>NO BRASIL</text:p>
          </table:table-cell>
          <table:table-cell table:style-name="ce26" office:value-type="string" calcext:value-type="string">
            <text:p>5 anos</text:p>
          </table:table-cell>
          <table:table-cell table:style-name="ce37"/>
          <table:table-cell table:style-name="ce36" office:value-type="string" calcext:value-type="string">
            <text:p>Eliminação</text:p>
          </table:table-cell>
          <table:table-cell table:style-name="ce58"/>
          <table:table-cell table:style-name="ce65" table:formula="of:=IF([.C487]=[.B487];RIGHT([.D487];LEN([.D487])-6);[.I486])" office:value-type="string" office:string-value="        APERFEIÇOAMENTO E TREINAMENTO" calcext:value-type="string">
            <text:p><text:s text:c="8"/>APERFEIÇOAMENTO E TREINAMENTO</text:p>
          </table:table-cell>
          <table:table-cell table:number-columns-repeated="7"/>
        </table:table-row>
        <table:table-row table:style-name="ro2">
          <table:table-cell table:formula="of:=LEFT([.D488];3)" office:value-type="string" office:string-value="022" calcext:value-type="string">
            <text:p>022</text:p>
          </table:table-cell>
          <table:table-cell table:formula="of:=CONCATENATE(LEFT([.D488];3);MID([.D488];5;10))" office:value-type="string" office:string-value="022222       " calcext:value-type="string">
            <text:p>022222 <text:s text:c="6"/></text:p>
          </table:table-cell>
          <table:table-cell table:formula="of:=CONCATENATE(LEFT([.D488];3);MID([.D488];4;10))" office:value-type="string" office:string-value="022.222      " calcext:value-type="string">
            <text:p>022.222 <text:s text:c="5"/></text:p>
          </table:table-cell>
          <table:table-cell table:style-name="ce8" office:value-type="string" calcext:value-type="string">
            <text:p>022.222 <text:s text:c="15"/>NO EXTERIOR</text:p>
          </table:table-cell>
          <table:table-cell table:style-name="ce26" office:value-type="string" calcext:value-type="string">
            <text:p>5 anos</text:p>
          </table:table-cell>
          <table:table-cell table:style-name="ce37"/>
          <table:table-cell table:style-name="ce36" office:value-type="string" calcext:value-type="string">
            <text:p>Eliminação</text:p>
          </table:table-cell>
          <table:table-cell table:style-name="ce58"/>
          <table:table-cell table:style-name="ce65" table:formula="of:=IF([.C488]=[.B488];RIGHT([.D488];LEN([.D488])-6);[.I487])" office:value-type="string" office:string-value="        APERFEIÇOAMENTO E TREINAMENTO" calcext:value-type="string">
            <text:p><text:s text:c="8"/>APERFEIÇOAMENTO E TREINAMENTO</text:p>
          </table:table-cell>
          <table:table-cell table:number-columns-repeated="7"/>
        </table:table-row>
        <table:table-row table:style-name="ro21">
          <table:table-cell table:formula="of:=LEFT([.D489];3)" office:value-type="string" office:string-value="022" calcext:value-type="string">
            <text:p>022</text:p>
          </table:table-cell>
          <table:table-cell table:formula="of:=CONCATENATE(LEFT([.D489];3);MID([.D489];5;10))" office:value-type="string" office:string-value="0229         " calcext:value-type="string">
            <text:p>0229 <text:s text:c="8"/></text:p>
          </table:table-cell>
          <table:table-cell table:formula="of:=CONCATENATE(LEFT([.D489];3);MID([.D489];4;10))" office:value-type="string" office:string-value="022.9        " calcext:value-type="string">
            <text:p>022.9 <text:s text:c="7"/></text:p>
          </table:table-cell>
          <table:table-cell table:style-name="ce8" office:value-type="string" calcext:value-type="string">
            <text:p>022.9 <text:s text:c="12"/>OUTROS ASSUNTOS REFERENTES A APERFEIÇOAMENTO E TREINAMENTO</text:p>
          </table:table-cell>
          <table:table-cell table:style-name="ce29"/>
          <table:table-cell table:style-name="ce44" table:number-columns-repeated="2"/>
          <table:table-cell table:style-name="ce36" office:value-type="string" calcext:value-type="string">
            <text:p>Este subgrupo será desenvolvido <text:s/>pelo órgão de acordo com a necessidade, bem como a temporalidade e destinação.</text:p>
          </table:table-cell>
          <table:table-cell table:style-name="ce65" table:formula="of:=IF([.C489]=[.B489];RIGHT([.D489];LEN([.D489])-6);[.I488])" office:value-type="string" office:string-value="        APERFEIÇOAMENTO E TREINAMENTO" calcext:value-type="string">
            <text:p><text:s text:c="8"/>APERFEIÇOAMENTO E TREINAMENTO</text:p>
          </table:table-cell>
          <table:table-cell table:number-columns-repeated="7"/>
        </table:table-row>
        <table:table-row table:style-name="ro2">
          <table:table-cell table:formula="of:=LEFT([.D490];3)" office:value-type="string" office:string-value="023" calcext:value-type="string">
            <text:p>023</text:p>
          </table:table-cell>
          <table:table-cell table:formula="of:=CONCATENATE(LEFT([.D490];3);MID([.D490];5;10))" office:value-type="string" office:string-value="023          " calcext:value-type="string">
            <text:p>023 <text:s text:c="9"/></text:p>
          </table:table-cell>
          <table:table-cell table:formula="of:=CONCATENATE(LEFT([.D490];3);MID([.D490];4;10))" office:value-type="string" office:string-value="023          " calcext:value-type="string">
            <text:p>023 <text:s text:c="9"/></text:p>
          </table:table-cell>
          <table:table-cell table:style-name="ce11" office:value-type="string" calcext:value-type="string">
            <text:p>023           QUADROS<text:span text:style-name="T2">,</text:span><text:span text:style-name="T3">TABELAS E POLÍTICA DE PESSOAL</text:span></text:p>
          </table:table-cell>
          <table:table-cell table:style-name="ce25"/>
          <table:table-cell table:style-name="ce35"/>
          <table:table-cell table:style-name="ce43" table:number-columns-repeated="2"/>
          <table:table-cell table:style-name="ce65" table:formula="of:=IF([.C490]=[.B490];RIGHT([.D490];LEN([.D490])-6);[.I489])" office:value-type="string" office:string-value="        QUADROS,TABELAS E POLÍTICA DE PESSOAL" calcext:value-type="string">
            <text:p><text:s text:c="8"/>QUADROS,TABELAS E POLÍTICA DE PESSOAL</text:p>
          </table:table-cell>
          <table:table-cell table:number-columns-repeated="7"/>
        </table:table-row>
        <table:table-row table:style-name="ro2">
          <table:table-cell table:formula="of:=LEFT([.D491];3)" office:value-type="string" office:string-value="023" calcext:value-type="string">
            <text:p>023</text:p>
          </table:table-cell>
          <table:table-cell table:formula="of:=CONCATENATE(LEFT([.D491];3);MID([.D491];5;10))" office:value-type="string" office:string-value="02301        " calcext:value-type="string">
            <text:p>02301 <text:s text:c="7"/></text:p>
          </table:table-cell>
          <table:table-cell table:formula="of:=CONCATENATE(LEFT([.D491];3);MID([.D491];4;10))" office:value-type="string" office:string-value="023.01       " calcext:value-type="string">
            <text:p>023.01 <text:s text:c="6"/></text:p>
          </table:table-cell>
          <table:table-cell table:style-name="ce8" office:value-type="string" calcext:value-type="string">
            <text:p>023.01 <text:s text:c="14"/>ESTUDOS E PREVISÃO DE PESSOAL</text:p>
          </table:table-cell>
          <table:table-cell table:style-name="ce26" office:value-type="string" calcext:value-type="string">
            <text:p>5 anos</text:p>
          </table:table-cell>
          <table:table-cell table:style-name="ce38"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491]=[.B491];RIGHT([.D491];LEN([.D491])-6);[.I490])" office:value-type="string" office:string-value="        QUADROS,TABELAS E POLÍTICA DE PESSOAL" calcext:value-type="string">
            <text:p><text:s text:c="8"/>QUADROS,TABELAS E POLÍTICA DE PESSOAL</text:p>
          </table:table-cell>
          <table:table-cell table:number-columns-repeated="7"/>
        </table:table-row>
        <table:table-row table:style-name="ro4">
          <table:table-cell table:formula="of:=LEFT([.D492];3)" office:value-type="string" office:string-value="023" calcext:value-type="string">
            <text:p>023</text:p>
          </table:table-cell>
          <table:table-cell table:formula="of:=CONCATENATE(LEFT([.D492];3);MID([.D492];5;10))" office:value-type="string" office:string-value="02302        " calcext:value-type="string">
            <text:p>02302 <text:s text:c="7"/></text:p>
          </table:table-cell>
          <table:table-cell table:formula="of:=CONCATENATE(LEFT([.D492];3);MID([.D492];4;10))" office:value-type="string" office:string-value="023.02       " calcext:value-type="string">
            <text:p>023.02 <text:s text:c="6"/></text:p>
          </table:table-cell>
          <table:table-cell table:style-name="ce8" office:value-type="string" calcext:value-type="string">
            <text:p>023.02 <text:s text:c="14"/>CRIAÇÃO, CLASSIFICAÇÃO, TRANSFOR- MAÇÃO, TRANSPOSIÇÃO E REMUNE- RAÇÃO DE CARGOS E FUNÇÕES</text:p>
          </table:table-cell>
          <table:table-cell table:style-name="ce26" office:value-type="string" calcext:value-type="string">
            <text:p>5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492]=[.B492];RIGHT([.D492];LEN([.D492])-6);[.I491])" office:value-type="string" office:string-value="        QUADROS,TABELAS E POLÍTICA DE PESSOAL" calcext:value-type="string">
            <text:p><text:s text:c="8"/>QUADROS,TABELAS E POLÍTICA DE PESSOAL</text:p>
          </table:table-cell>
          <table:table-cell table:number-columns-repeated="7"/>
        </table:table-row>
        <table:table-row table:style-name="ro30">
          <table:table-cell table:formula="of:=LEFT([.D493];3)" office:value-type="string" office:string-value="023" calcext:value-type="string">
            <text:p>023</text:p>
          </table:table-cell>
          <table:table-cell table:formula="of:=CONCATENATE(LEFT([.D493];3);MID([.D493];5;10))" office:value-type="string" office:string-value="02303        " calcext:value-type="string">
            <text:p>02303 <text:s text:c="7"/></text:p>
          </table:table-cell>
          <table:table-cell table:formula="of:=CONCATENATE(LEFT([.D493];3);MID([.D493];4;10))" office:value-type="string" office:string-value="023.03       " calcext:value-type="string">
            <text:p>023.03 <text:s text:c="6"/></text:p>
          </table:table-cell>
          <table:table-cell table:style-name="ce8" office:value-type="string" calcext:value-type="string">
            <text:p>023.03               REESTRUTURAÇÕES E ALTERAÇÕES SALARIAIS <text:span text:style-name="T1">ASCENSÃO  E PROGRESSÃO FUNCIONAL AVALIAÇÃO DE DESEMPENHO ENQUADRAMENTO EQUIPARAÇÃO, REAJUSTE E REPOSIÇÃO SALARIAL PROMOÇÕES</text:span></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493]=[.B493];RIGHT([.D493];LEN([.D493])-6);[.I492])" office:value-type="string" office:string-value="        QUADROS,TABELAS E POLÍTICA DE PESSOAL" calcext:value-type="string">
            <text:p><text:s text:c="8"/>QUADROS,TABELAS E POLÍTICA DE PESSOAL</text:p>
          </table:table-cell>
          <table:table-cell table:number-columns-repeated="7"/>
        </table:table-row>
        <table:table-row table:style-name="ro2">
          <table:table-cell table:formula="of:=LEFT([.D494];3)" office:value-type="string" office:string-value="023" calcext:value-type="string">
            <text:p>023</text:p>
          </table:table-cell>
          <table:table-cell table:formula="of:=CONCATENATE(LEFT([.D494];3);MID([.D494];5;10))" office:value-type="string" office:string-value="0231         " calcext:value-type="string">
            <text:p>0231 <text:s text:c="8"/></text:p>
          </table:table-cell>
          <table:table-cell table:formula="of:=CONCATENATE(LEFT([.D494];3);MID([.D494];4;10))" office:value-type="string" office:string-value="023.1        " calcext:value-type="string">
            <text:p>023.1 <text:s text:c="7"/></text:p>
          </table:table-cell>
          <table:table-cell table:style-name="ce11" office:value-type="string" calcext:value-type="string">
            <text:p>023.1 <text:s text:c="10"/>MOVIMENTAÇÃO DE PESSOAL</text:p>
          </table:table-cell>
          <table:table-cell table:style-name="ce25"/>
          <table:table-cell table:style-name="ce35"/>
          <table:table-cell table:style-name="ce43" table:number-columns-repeated="2"/>
          <table:table-cell table:style-name="ce65" table:formula="of:=IF([.C494]=[.B494];RIGHT([.D494];LEN([.D494])-6);[.I493])" office:value-type="string" office:string-value="        QUADROS,TABELAS E POLÍTICA DE PESSOAL" calcext:value-type="string">
            <text:p><text:s text:c="8"/>QUADROS,TABELAS E POLÍTICA DE PESSOAL</text:p>
          </table:table-cell>
          <table:table-cell table:number-columns-repeated="7"/>
        </table:table-row>
        <table:table-row table:style-name="ro31">
          <table:table-cell table:formula="of:=LEFT([.D495];3)" office:value-type="string" office:string-value="023" calcext:value-type="string">
            <text:p>023</text:p>
          </table:table-cell>
          <table:table-cell table:formula="of:=CONCATENATE(LEFT([.D495];3);MID([.D495];5;10))" office:value-type="string" office:string-value="02311        " calcext:value-type="string">
            <text:p>02311 <text:s text:c="7"/></text:p>
          </table:table-cell>
          <table:table-cell table:formula="of:=CONCATENATE(LEFT([.D495];3);MID([.D495];4;10))" office:value-type="string" office:string-value="023.11       " calcext:value-type="string">
            <text:p>023.11 <text:s text:c="6"/></text:p>
          </table:table-cell>
          <table:table-cell table:style-name="ce14" office:value-type="string" calcext:value-type="string">
            <text:p>023.11                                              ADMISSÃO.</text:p>
            <text:p>APROVEITAMENTO. <text:span text:style-name="T4">CONTRATAÇÃO. NOMEAÇÃO. READMISSÃO. READAPTAÇÃO. RECONDUÇÃO. REINTEGRAÇÃO. REVERSÃO</text:span></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495]=[.B495];RIGHT([.D495];LEN([.D495])-6);[.I494])" office:value-type="string" office:string-value="        QUADROS,TABELAS E POLÍTICA DE PESSOAL" calcext:value-type="string">
            <text:p><text:s text:c="8"/>QUADROS,TABELAS E POLÍTICA DE PESSOAL</text:p>
          </table:table-cell>
          <table:table-cell table:number-columns-repeated="7"/>
        </table:table-row>
        <table:table-row table:style-name="ro32">
          <table:table-cell table:formula="of:=LEFT([.D496];3)" office:value-type="string" office:string-value="023" calcext:value-type="string">
            <text:p>023</text:p>
          </table:table-cell>
          <table:table-cell table:formula="of:=CONCATENATE(LEFT([.D496];3);MID([.D496];5;10))" office:value-type="string" office:string-value="02312        " calcext:value-type="string">
            <text:p>02312 <text:s text:c="7"/></text:p>
          </table:table-cell>
          <table:table-cell table:formula="of:=CONCATENATE(LEFT([.D496];3);MID([.D496];4;10))" office:value-type="string" office:string-value="023.12       " calcext:value-type="string">
            <text:p>023.12 <text:s text:c="6"/></text:p>
          </table:table-cell>
          <table:table-cell table:style-name="ce15" office:value-type="string" calcext:value-type="string">
            <text:p>023.12            DEMISSÃO.  DISPENSA. EXONERAÇÃO. <text:span text:style-name="T4">RESCISÃO CONTRATUAL. FALECIMENTO</text:span></text:p>
          </table:table-cell>
          <table:table-cell table:style-name="ce30" office:value-type="string" calcext:value-type="string">
            <text:p>5 anos</text:p>
          </table:table-cell>
          <table:table-cell table:style-name="ce45" office:value-type="string" calcext:value-type="string">
            <text:p>47 anos</text:p>
          </table:table-cell>
          <table:table-cell table:style-name="ce45" office:value-type="string" calcext:value-type="string">
            <text:p>Eliminação</text:p>
          </table:table-cell>
          <table:table-cell table:style-name="ce54"/>
          <table:table-cell table:style-name="ce65" table:formula="of:=IF([.C496]=[.B496];RIGHT([.D496];LEN([.D496])-6);[.I495])" office:value-type="string" office:string-value="        QUADROS,TABELAS E POLÍTICA DE PESSOAL" calcext:value-type="string">
            <text:p><text:s text:c="8"/>QUADROS,TABELAS E POLÍTICA DE PESSOAL</text:p>
          </table:table-cell>
          <table:table-cell table:number-columns-repeated="7"/>
        </table:table-row>
        <table:table-row table:style-name="ro2">
          <table:table-cell table:formula="of:=LEFT([.D497];3)" office:value-type="string" office:string-value="023" calcext:value-type="string">
            <text:p>023</text:p>
          </table:table-cell>
          <table:table-cell table:formula="of:=CONCATENATE(LEFT([.D497];3);MID([.D497];5;10))" office:value-type="string" office:string-value="02313        " calcext:value-type="string">
            <text:p>02313 <text:s text:c="7"/></text:p>
          </table:table-cell>
          <table:table-cell table:formula="of:=CONCATENATE(LEFT([.D497];3);MID([.D497];4;10))" office:value-type="string" office:string-value="023.13       " calcext:value-type="string">
            <text:p>023.13 <text:s text:c="6"/></text:p>
          </table:table-cell>
          <table:table-cell table:style-name="ce8" office:value-type="string" calcext:value-type="string">
            <text:p>023.13 <text:s text:c="15"/>LOTAÇÃO. REMOÇÃO. TRANSFERÊNCIA. PERMUTA</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497]=[.B497];RIGHT([.D497];LEN([.D497])-6);[.I496])" office:value-type="string" office:string-value="        QUADROS,TABELAS E POLÍTICA DE PESSOAL" calcext:value-type="string">
            <text:p><text:s text:c="8"/>QUADROS,TABELAS E POLÍTICA DE PESSOAL</text:p>
          </table:table-cell>
          <table:table-cell table:number-columns-repeated="7"/>
        </table:table-row>
        <table:table-row table:style-name="ro2">
          <table:table-cell table:formula="of:=LEFT([.D498];3)" office:value-type="string" office:string-value="023" calcext:value-type="string">
            <text:p>023</text:p>
          </table:table-cell>
          <table:table-cell table:formula="of:=CONCATENATE(LEFT([.D498];3);MID([.D498];5;10))" office:value-type="string" office:string-value="02314        " calcext:value-type="string">
            <text:p>02314 <text:s text:c="7"/></text:p>
          </table:table-cell>
          <table:table-cell table:formula="of:=CONCATENATE(LEFT([.D498];3);MID([.D498];4;10))" office:value-type="string" office:string-value="023.14       " calcext:value-type="string">
            <text:p>023.14 <text:s text:c="6"/></text:p>
          </table:table-cell>
          <table:table-cell table:style-name="ce8" office:value-type="string" calcext:value-type="string">
            <text:p>023.14 <text:s text:c="14"/>DESIGNAÇÃO. DISPONIBILIDADE. REDISTRIBUIÇÃO. SUBSTITUIÇÃO</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498]=[.B498];RIGHT([.D498];LEN([.D498])-6);[.I497])" office:value-type="string" office:string-value="        QUADROS,TABELAS E POLÍTICA DE PESSOAL" calcext:value-type="string">
            <text:p><text:s text:c="8"/>QUADROS,TABELAS E POLÍTICA DE PESSOAL</text:p>
          </table:table-cell>
          <table:table-cell table:number-columns-repeated="7"/>
        </table:table-row>
        <table:table-row table:style-name="ro2">
          <table:table-cell table:formula="of:=LEFT([.D499];3)" office:value-type="string" office:string-value="023" calcext:value-type="string">
            <text:p>023</text:p>
          </table:table-cell>
          <table:table-cell table:formula="of:=CONCATENATE(LEFT([.D499];3);MID([.D499];5;10))" office:value-type="string" office:string-value="02315        " calcext:value-type="string">
            <text:p>02315 <text:s text:c="7"/></text:p>
          </table:table-cell>
          <table:table-cell table:formula="of:=CONCATENATE(LEFT([.D499];3);MID([.D499];4;10))" office:value-type="string" office:string-value="023.15       " calcext:value-type="string">
            <text:p>023.15 <text:s text:c="6"/></text:p>
          </table:table-cell>
          <table:table-cell table:style-name="ce8" office:value-type="string" calcext:value-type="string">
            <text:p>023.15 <text:s text:c="14"/>REQUISIÇÃO. CESSÃO</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499]=[.B499];RIGHT([.D499];LEN([.D499])-6);[.I498])" office:value-type="string" office:string-value="        QUADROS,TABELAS E POLÍTICA DE PESSOAL" calcext:value-type="string">
            <text:p><text:s text:c="8"/>QUADROS,TABELAS E POLÍTICA DE PESSOAL</text:p>
          </table:table-cell>
          <table:table-cell table:number-columns-repeated="7"/>
        </table:table-row>
        <table:table-row table:style-name="ro2">
          <table:table-cell table:formula="of:=LEFT([.D500];3)" office:value-type="string" office:string-value="024" calcext:value-type="string">
            <text:p>024</text:p>
          </table:table-cell>
          <table:table-cell table:formula="of:=CONCATENATE(LEFT([.D500];3);MID([.D500];5;10))" office:value-type="string" office:string-value="024          " calcext:value-type="string">
            <text:p>024 <text:s text:c="9"/></text:p>
          </table:table-cell>
          <table:table-cell table:formula="of:=CONCATENATE(LEFT([.D500];3);MID([.D500];4;10))" office:value-type="string" office:string-value="024          " calcext:value-type="string">
            <text:p>024 <text:s text:c="9"/></text:p>
          </table:table-cell>
          <table:table-cell table:style-name="ce11" office:value-type="string" calcext:value-type="string">
            <text:p>024 <text:s text:c="10"/>DIREITOS, OBRIGAÇÕES E VANTAGENS</text:p>
          </table:table-cell>
          <table:table-cell table:style-name="ce25"/>
          <table:table-cell table:style-name="ce35"/>
          <table:table-cell table:style-name="ce43" table:number-columns-repeated="2"/>
          <table:table-cell table:style-name="ce65" table:formula="of:=IF([.C500]=[.B500];RIGHT([.D500];LEN([.D500])-6);[.I499])"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01];3)" office:value-type="string" office:string-value="024" calcext:value-type="string">
            <text:p>024</text:p>
          </table:table-cell>
          <table:table-cell table:formula="of:=CONCATENATE(LEFT([.D501];3);MID([.D501];5;10))" office:value-type="string" office:string-value="0241         " calcext:value-type="string">
            <text:p>0241 <text:s text:c="8"/></text:p>
          </table:table-cell>
          <table:table-cell table:formula="of:=CONCATENATE(LEFT([.D501];3);MID([.D501];4;10))" office:value-type="string" office:string-value="024.1        " calcext:value-type="string">
            <text:p>024.1 <text:s text:c="7"/></text:p>
          </table:table-cell>
          <table:table-cell table:style-name="ce8" office:value-type="string" calcext:value-type="string">
            <text:p>024.1 <text:s text:c="11"/>FOLHAS DE PAGAMENTO. <text:s/>FICHAS FINAN- CEIRAS</text:p>
          </table:table-cell>
          <table:table-cell table:style-name="ce26" office:value-type="string" calcext:value-type="string">
            <text:p>5 anos</text:p>
          </table:table-cell>
          <table:table-cell table:style-name="ce36" office:value-type="string" calcext:value-type="string">
            <text:p>95 anos</text:p>
          </table:table-cell>
          <table:table-cell table:style-name="ce36" office:value-type="string" calcext:value-type="string">
            <text:p>Eliminação</text:p>
          </table:table-cell>
          <table:table-cell table:style-name="ce58"/>
          <table:table-cell table:style-name="ce65" table:formula="of:=IF([.C501]=[.B501];RIGHT([.D501];LEN([.D501])-6);[.I500])"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02];3)" office:value-type="string" office:string-value="024" calcext:value-type="string">
            <text:p>024</text:p>
          </table:table-cell>
          <table:table-cell table:formula="of:=CONCATENATE(LEFT([.D502];3);MID([.D502];5;10))" office:value-type="string" office:string-value="02411        " calcext:value-type="string">
            <text:p>02411 <text:s text:c="7"/></text:p>
          </table:table-cell>
          <table:table-cell table:formula="of:=CONCATENATE(LEFT([.D502];3);MID([.D502];4;10))" office:value-type="string" office:string-value="024.11       " calcext:value-type="string">
            <text:p>024.11 <text:s text:c="6"/></text:p>
          </table:table-cell>
          <table:table-cell table:style-name="ce8" office:value-type="string" calcext:value-type="string">
            <text:p>024.11               SALÁRIOS<text:span text:style-name="T5">,</text:span><text:span text:style-name="T3">VENCIMENTOS</text:span><text:span text:style-name="T6">,</text:span><text:span text:style-name="T3">PROVENTOS E REMUNERAÇÕES</text:span></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02]=[.B502];RIGHT([.D502];LEN([.D502])-6);[.I501])" office:value-type="string" office:string-value="        DIREITOS, OBRIGAÇÕES E VANTAGENS" calcext:value-type="string">
            <text:p><text:s text:c="8"/>DIREITOS, OBRIGAÇÕES E VANTAGENS</text:p>
          </table:table-cell>
          <table:table-cell table:number-columns-repeated="7"/>
        </table:table-row>
        <table:table-row table:style-name="ro20">
          <table:table-cell table:formula="of:=LEFT([.D503];3)" office:value-type="string" office:string-value="024" calcext:value-type="string">
            <text:p>024</text:p>
          </table:table-cell>
          <table:table-cell table:formula="of:=CONCATENATE(LEFT([.D503];3);MID([.D503];5;10))" office:value-type="string" office:string-value="024111       " calcext:value-type="string">
            <text:p>024111 <text:s text:c="6"/></text:p>
          </table:table-cell>
          <table:table-cell table:formula="of:=CONCATENATE(LEFT([.D503];3);MID([.D503];4;10))" office:value-type="string" office:string-value="024.111      " calcext:value-type="string">
            <text:p>024.111 <text:s text:c="5"/></text:p>
          </table:table-cell>
          <table:table-cell table:style-name="ce8" office:value-type="string" calcext:value-type="string">
            <text:p>024.111 <text:s text:c="16"/>SALÁRIO-FAMÍLIA</text:p>
          </table:table-cell>
          <table:table-cell table:style-name="ce26" office:value-type="string" calcext:value-type="string">
            <text:p>5 anos</text:p>
          </table:table-cell>
          <table:table-cell table:style-name="ce36" office:value-type="string" calcext:value-type="string">
            <text:p>19 anos</text:p>
          </table:table-cell>
          <table:table-cell table:style-name="ce36" office:value-type="string" calcext:value-type="string">
            <text:p>Eliminação</text:p>
          </table:table-cell>
          <table:table-cell table:style-name="ce36" office:value-type="string" calcext:value-type="string">
            <text:p>Para <text:s/>os <text:s text:c="2"/>casos <text:s text:c="2"/>especiais <text:s text:c="2"/>previstos <text:s text:c="2"/>no <text:s text:c="2"/>Regime Jurídico Único, o <text:s/>prazo <text:s/>total de <text:s/>guarda <text:s/>para <text:s/>os documentos <text:s text:c="2"/>referentes <text:s text:c="2"/>à <text:s text:c="2"/>concessão <text:s text:c="2"/>de <text:s text:c="2"/>salário família será de 100 anos.</text:p>
          </table:table-cell>
          <table:table-cell table:style-name="ce65" table:formula="of:=IF([.C503]=[.B503];RIGHT([.D503];LEN([.D503])-6);[.I502])"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04];3)" office:value-type="string" office:string-value="024" calcext:value-type="string">
            <text:p>024</text:p>
          </table:table-cell>
          <table:table-cell table:formula="of:=CONCATENATE(LEFT([.D504];3);MID([.D504];5;10))" office:value-type="string" office:string-value="024112A      " calcext:value-type="string">
            <text:p>024112A <text:s text:c="5"/></text:p>
          </table:table-cell>
          <table:table-cell table:formula="of:=CONCATENATE(LEFT([.D504];3);MID([.D504];4;10))" office:value-type="string" office:string-value="024.112A     " calcext:value-type="string">
            <text:p>024.112A <text:s text:c="4"/></text:p>
          </table:table-cell>
          <table:table-cell table:style-name="ce8" office:value-type="string" calcext:value-type="string">
            <text:p>024.112A <text:s text:c="16"/>ABONO OU PROVENTO PROVISÓRIO</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04]=[.B504];RIGHT([.D504];LEN([.D504])-6);[.I503])" office:value-type="string" office:string-value="        DIREITOS, OBRIGAÇÕES E VANTAGENS" calcext:value-type="string">
            <text:p><text:s text:c="8"/>DIREITOS, OBRIGAÇÕES E VANTAGENS</text:p>
          </table:table-cell>
          <table:table-cell table:number-columns-repeated="7"/>
        </table:table-row>
        <table:table-row table:style-name="ro4">
          <table:table-cell table:style-name="ce4" table:formula="of:=LEFT([.D505];3)" office:value-type="string" office:string-value="024" calcext:value-type="string">
            <text:p>024</text:p>
          </table:table-cell>
          <table:table-cell table:style-name="ce4" table:formula="of:=CONCATENATE(LEFT([.D505];3);MID([.D505];5;10))" office:value-type="string" office:string-value="024112B      " calcext:value-type="string">
            <text:p>024112B <text:s text:c="5"/></text:p>
          </table:table-cell>
          <table:table-cell table:formula="of:=CONCATENATE(LEFT([.D505];3);MID([.D505];4;10))" office:value-type="string" office:string-value="024.112B     " calcext:value-type="string">
            <text:p>024.112B <text:s text:c="4"/></text:p>
          </table:table-cell>
          <table:table-cell table:style-name="ce16" office:value-type="string" calcext:value-type="string">
            <text:p>024.112B <text:s text:c="27"/>ABONO DE PERMANÊNCIA EM SERVIÇO</text:p>
          </table:table-cell>
          <table:table-cell table:style-name="ce26" office:value-type="string" calcext:value-type="string">
            <text:p>Até a homologação da aposentadoria</text:p>
          </table:table-cell>
          <table:table-cell table:style-name="ce46"/>
          <table:table-cell table:style-name="ce40" office:value-type="string" calcext:value-type="string">
            <text:p>Eliminação</text:p>
          </table:table-cell>
          <table:table-cell table:style-name="ce59"/>
          <table:table-cell table:style-name="ce65" table:formula="of:=IF([.C505]=[.B505];RIGHT([.D505];LEN([.D505])-6);[.I504])"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06];3)" office:value-type="string" office:string-value="024" calcext:value-type="string">
            <text:p>024</text:p>
          </table:table-cell>
          <table:table-cell table:formula="of:=CONCATENATE(LEFT([.D506];3);MID([.D506];5;10))" office:value-type="string" office:string-value="024119       " calcext:value-type="string">
            <text:p>024119 <text:s text:c="6"/></text:p>
          </table:table-cell>
          <table:table-cell table:formula="of:=CONCATENATE(LEFT([.D506];3);MID([.D506];4;10))" office:value-type="string" office:string-value="024.119      " calcext:value-type="string">
            <text:p>024.119 <text:s text:c="5"/></text:p>
          </table:table-cell>
          <table:table-cell table:style-name="ce17" office:value-type="string" calcext:value-type="string">
            <text:p>024.119 <text:s text:c="16"/>OUTROS SALÁRIOS, VENCIMENTOS, PROVENTOS E REMUNERAÇÕES</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06]=[.B506];RIGHT([.D506];LEN([.D506])-6);[.I505])"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07];3)" office:value-type="string" office:string-value="024" calcext:value-type="string">
            <text:p>024</text:p>
          </table:table-cell>
          <table:table-cell table:formula="of:=CONCATENATE(LEFT([.D507];3);MID([.D507];5;10))" office:value-type="string" office:string-value="02412        " calcext:value-type="string">
            <text:p>02412 <text:s text:c="7"/></text:p>
          </table:table-cell>
          <table:table-cell table:formula="of:=CONCATENATE(LEFT([.D507];3);MID([.D507];4;10))" office:value-type="string" office:string-value="024.12       " calcext:value-type="string">
            <text:p>024.12 <text:s text:c="6"/></text:p>
          </table:table-cell>
          <table:table-cell table:style-name="ce11" office:value-type="string" calcext:value-type="string">
            <text:p>024.12               GRATIFICAÇÕES<text:span text:style-name="T1">(INCLUSIVE INCORPORAÇÕES)</text:span></text:p>
          </table:table-cell>
          <table:table-cell table:style-name="ce25"/>
          <table:table-cell table:style-name="ce35"/>
          <table:table-cell table:style-name="ce43" table:number-columns-repeated="2"/>
          <table:table-cell table:style-name="ce65" table:formula="of:=IF([.C507]=[.B507];RIGHT([.D507];LEN([.D507])-6);[.I506])"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08];3)" office:value-type="string" office:string-value="024" calcext:value-type="string">
            <text:p>024</text:p>
          </table:table-cell>
          <table:table-cell table:formula="of:=CONCATENATE(LEFT([.D508];3);MID([.D508];5;10))" office:value-type="string" office:string-value="024121       " calcext:value-type="string">
            <text:p>024121 <text:s text:c="6"/></text:p>
          </table:table-cell>
          <table:table-cell table:formula="of:=CONCATENATE(LEFT([.D508];3);MID([.D508];4;10))" office:value-type="string" office:string-value="024.121      " calcext:value-type="string">
            <text:p>024.121 <text:s text:c="5"/></text:p>
          </table:table-cell>
          <table:table-cell table:style-name="ce8" office:value-type="string" calcext:value-type="string">
            <text:p>024.121 <text:s text:c="17"/>DE FUNÇÃO</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08]=[.B508];RIGHT([.D508];LEN([.D508])-6);[.I507])"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09];3)" office:value-type="string" office:string-value="024" calcext:value-type="string">
            <text:p>024</text:p>
          </table:table-cell>
          <table:table-cell table:formula="of:=CONCATENATE(LEFT([.D509];3);MID([.D509];5;10))" office:value-type="string" office:string-value="024122       " calcext:value-type="string">
            <text:p>024122 <text:s text:c="6"/></text:p>
          </table:table-cell>
          <table:table-cell table:formula="of:=CONCATENATE(LEFT([.D509];3);MID([.D509];4;10))" office:value-type="string" office:string-value="024.122      " calcext:value-type="string">
            <text:p>024.122 <text:s text:c="5"/></text:p>
          </table:table-cell>
          <table:table-cell table:style-name="ce8" office:value-type="string" calcext:value-type="string">
            <text:p>024.122 <text:s text:c="17"/>JETONS</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09]=[.B509];RIGHT([.D509];LEN([.D509])-6);[.I508])"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0];3)" office:value-type="string" office:string-value="024" calcext:value-type="string">
            <text:p>024</text:p>
          </table:table-cell>
          <table:table-cell table:formula="of:=CONCATENATE(LEFT([.D510];3);MID([.D510];5;10))" office:value-type="string" office:string-value="024123       " calcext:value-type="string">
            <text:p>024123 <text:s text:c="6"/></text:p>
          </table:table-cell>
          <table:table-cell table:formula="of:=CONCATENATE(LEFT([.D510];3);MID([.D510];4;10))" office:value-type="string" office:string-value="024.123      " calcext:value-type="string">
            <text:p>024.123 <text:s text:c="5"/></text:p>
          </table:table-cell>
          <table:table-cell table:style-name="ce8" office:value-type="string" calcext:value-type="string">
            <text:p>024.123 <text:s text:c="17"/>CARGOS EM COMISSÃO</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10]=[.B510];RIGHT([.D510];LEN([.D510])-6);[.I509])"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1];3)" office:value-type="string" office:string-value="024" calcext:value-type="string">
            <text:p>024</text:p>
          </table:table-cell>
          <table:table-cell table:formula="of:=CONCATENATE(LEFT([.D511];3);MID([.D511];5;10))" office:value-type="string" office:string-value="024124       " calcext:value-type="string">
            <text:p>024124 <text:s text:c="6"/></text:p>
          </table:table-cell>
          <table:table-cell table:formula="of:=CONCATENATE(LEFT([.D511];3);MID([.D511];4;10))" office:value-type="string" office:string-value="024.124      " calcext:value-type="string">
            <text:p>024.124 <text:s text:c="5"/></text:p>
          </table:table-cell>
          <table:table-cell table:style-name="ce8" office:value-type="string" calcext:value-type="string">
            <text:p>024.124                  NATALINAS<text:span text:style-name="T1">(DÉCIMO TERCEIRO SALÁRIO)</text:span></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11]=[.B511];RIGHT([.D511];LEN([.D511])-6);[.I510])"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2];3)" office:value-type="string" office:string-value="024" calcext:value-type="string">
            <text:p>024</text:p>
          </table:table-cell>
          <table:table-cell table:formula="of:=CONCATENATE(LEFT([.D512];3);MID([.D512];5;10))" office:value-type="string" office:string-value="024129       " calcext:value-type="string">
            <text:p>024129 <text:s text:c="6"/></text:p>
          </table:table-cell>
          <table:table-cell table:formula="of:=CONCATENATE(LEFT([.D512];3);MID([.D512];4;10))" office:value-type="string" office:string-value="024.129      " calcext:value-type="string">
            <text:p>024.129 <text:s text:c="5"/></text:p>
          </table:table-cell>
          <table:table-cell table:style-name="ce8" office:value-type="string" calcext:value-type="string">
            <text:p>024.129 <text:s text:c="17"/>OUTRAS GRATIFICAÇÕES</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12]=[.B512];RIGHT([.D512];LEN([.D512])-6);[.I511])"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3];3)" office:value-type="string" office:string-value="024" calcext:value-type="string">
            <text:p>024</text:p>
          </table:table-cell>
          <table:table-cell table:formula="of:=CONCATENATE(LEFT([.D513];3);MID([.D513];5;10))" office:value-type="string" office:string-value="02413        " calcext:value-type="string">
            <text:p>02413 <text:s text:c="7"/></text:p>
          </table:table-cell>
          <table:table-cell table:formula="of:=CONCATENATE(LEFT([.D513];3);MID([.D513];4;10))" office:value-type="string" office:string-value="024.13       " calcext:value-type="string">
            <text:p>024.13 <text:s text:c="6"/></text:p>
          </table:table-cell>
          <table:table-cell table:style-name="ce11" office:value-type="string" calcext:value-type="string">
            <text:p>024.13 <text:s text:c="14"/>ADICIONAIS</text:p>
          </table:table-cell>
          <table:table-cell table:style-name="ce25"/>
          <table:table-cell table:style-name="ce35"/>
          <table:table-cell table:style-name="ce43" table:number-columns-repeated="2"/>
          <table:table-cell table:style-name="ce65" table:formula="of:=IF([.C513]=[.B513];RIGHT([.D513];LEN([.D513])-6);[.I512])"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4];3)" office:value-type="string" office:string-value="024" calcext:value-type="string">
            <text:p>024</text:p>
          </table:table-cell>
          <table:table-cell table:formula="of:=CONCATENATE(LEFT([.D514];3);MID([.D514];5;10))" office:value-type="string" office:string-value="024131       " calcext:value-type="string">
            <text:p>024131 <text:s text:c="6"/></text:p>
          </table:table-cell>
          <table:table-cell table:formula="of:=CONCATENATE(LEFT([.D514];3);MID([.D514];4;10))" office:value-type="string" office:string-value="024.131      " calcext:value-type="string">
            <text:p>024.131 <text:s text:c="5"/></text:p>
          </table:table-cell>
          <table:table-cell table:style-name="ce8" office:value-type="string" calcext:value-type="string">
            <text:p>024.131                  TEMPO DE SERVIÇO<text:span text:style-name="T1">(ANUÊNIOS, (BIÊNIOS  E QÜINQÜÊNIOS)</text:span></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14]=[.B514];RIGHT([.D514];LEN([.D514])-6);[.I513])"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5];3)" office:value-type="string" office:string-value="024" calcext:value-type="string">
            <text:p>024</text:p>
          </table:table-cell>
          <table:table-cell table:formula="of:=CONCATENATE(LEFT([.D515];3);MID([.D515];5;10))" office:value-type="string" office:string-value="024132       " calcext:value-type="string">
            <text:p>024132 <text:s text:c="6"/></text:p>
          </table:table-cell>
          <table:table-cell table:formula="of:=CONCATENATE(LEFT([.D515];3);MID([.D515];4;10))" office:value-type="string" office:string-value="024.132      " calcext:value-type="string">
            <text:p>024.132 <text:s text:c="5"/></text:p>
          </table:table-cell>
          <table:table-cell table:style-name="ce8" office:value-type="string" calcext:value-type="string">
            <text:p>024.132 <text:s text:c="19"/>NOTURNO</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15]=[.B515];RIGHT([.D515];LEN([.D515])-6);[.I514])"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6];3)" office:value-type="string" office:string-value="024" calcext:value-type="string">
            <text:p>024</text:p>
          </table:table-cell>
          <table:table-cell table:formula="of:=CONCATENATE(LEFT([.D516];3);MID([.D516];5;10))" office:value-type="string" office:string-value="024133       " calcext:value-type="string">
            <text:p>024133 <text:s text:c="6"/></text:p>
          </table:table-cell>
          <table:table-cell table:formula="of:=CONCATENATE(LEFT([.D516];3);MID([.D516];4;10))" office:value-type="string" office:string-value="024.133      " calcext:value-type="string">
            <text:p>024.133 <text:s text:c="5"/></text:p>
          </table:table-cell>
          <table:table-cell table:style-name="ce8" office:value-type="string" calcext:value-type="string">
            <text:p>024.133 <text:s text:c="17"/>PERICULOSIDADE</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16]=[.B516];RIGHT([.D516];LEN([.D516])-6);[.I515])"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7];3)" office:value-type="string" office:string-value="024" calcext:value-type="string">
            <text:p>024</text:p>
          </table:table-cell>
          <table:table-cell table:formula="of:=CONCATENATE(LEFT([.D517];3);MID([.D517];5;10))" office:value-type="string" office:string-value="024134       " calcext:value-type="string">
            <text:p>024134 <text:s text:c="6"/></text:p>
          </table:table-cell>
          <table:table-cell table:formula="of:=CONCATENATE(LEFT([.D517];3);MID([.D517];4;10))" office:value-type="string" office:string-value="024.134      " calcext:value-type="string">
            <text:p>024.134 <text:s text:c="5"/></text:p>
          </table:table-cell>
          <table:table-cell table:style-name="ce8" office:value-type="string" calcext:value-type="string">
            <text:p>024.134 <text:s text:c="17"/>INSALUBRIDADE</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17]=[.B517];RIGHT([.D517];LEN([.D517])-6);[.I516])"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8];3)" office:value-type="string" office:string-value="024" calcext:value-type="string">
            <text:p>024</text:p>
          </table:table-cell>
          <table:table-cell table:formula="of:=CONCATENATE(LEFT([.D518];3);MID([.D518];5;10))" office:value-type="string" office:string-value="024135       " calcext:value-type="string">
            <text:p>024135 <text:s text:c="6"/></text:p>
          </table:table-cell>
          <table:table-cell table:formula="of:=CONCATENATE(LEFT([.D518];3);MID([.D518];4;10))" office:value-type="string" office:string-value="024.135      " calcext:value-type="string">
            <text:p>024.135 <text:s text:c="5"/></text:p>
          </table:table-cell>
          <table:table-cell table:style-name="ce8" office:value-type="string" calcext:value-type="string">
            <text:p>024.135 <text:s text:c="17"/>ATIVIDADES PENOSAS</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18]=[.B518];RIGHT([.D518];LEN([.D518])-6);[.I517])"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19];3)" office:value-type="string" office:string-value="024" calcext:value-type="string">
            <text:p>024</text:p>
          </table:table-cell>
          <table:table-cell table:formula="of:=CONCATENATE(LEFT([.D519];3);MID([.D519];5;10))" office:value-type="string" office:string-value="024136       " calcext:value-type="string">
            <text:p>024136 <text:s text:c="6"/></text:p>
          </table:table-cell>
          <table:table-cell table:formula="of:=CONCATENATE(LEFT([.D519];3);MID([.D519];4;10))" office:value-type="string" office:string-value="024.136      " calcext:value-type="string">
            <text:p>024.136 <text:s text:c="5"/></text:p>
          </table:table-cell>
          <table:table-cell table:style-name="ce8" office:value-type="string" calcext:value-type="string">
            <text:p>024.136                  SERVIÇOS EXTRAORDINÁRIOS<text:span text:style-name="T1">(HORAS EXTRAS)</text:span></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19]=[.B519];RIGHT([.D519];LEN([.D519])-6);[.I518])"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0];3)" office:value-type="string" office:string-value="024" calcext:value-type="string">
            <text:p>024</text:p>
          </table:table-cell>
          <table:table-cell table:formula="of:=CONCATENATE(LEFT([.D520];3);MID([.D520];5;10))" office:value-type="string" office:string-value="024137       " calcext:value-type="string">
            <text:p>024137 <text:s text:c="6"/></text:p>
          </table:table-cell>
          <table:table-cell table:formula="of:=CONCATENATE(LEFT([.D520];3);MID([.D520];4;10))" office:value-type="string" office:string-value="024.137      " calcext:value-type="string">
            <text:p>024.137 <text:s text:c="5"/></text:p>
          </table:table-cell>
          <table:table-cell table:style-name="ce8" office:value-type="string" calcext:value-type="string">
            <text:p>024.137 <text:s text:c="17"/>FÉRIAS: ADICIONAL DE 1/3 <text:s/>E ABONO PECUNIÁRIO</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20]=[.B520];RIGHT([.D520];LEN([.D520])-6);[.I519])"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1];3)" office:value-type="string" office:string-value="024" calcext:value-type="string">
            <text:p>024</text:p>
          </table:table-cell>
          <table:table-cell table:formula="of:=CONCATENATE(LEFT([.D521];3);MID([.D521];5;10))" office:value-type="string" office:string-value="024139       " calcext:value-type="string">
            <text:p>024139 <text:s text:c="6"/></text:p>
          </table:table-cell>
          <table:table-cell table:formula="of:=CONCATENATE(LEFT([.D521];3);MID([.D521];4;10))" office:value-type="string" office:string-value="024.139      " calcext:value-type="string">
            <text:p>024.139 <text:s text:c="5"/></text:p>
          </table:table-cell>
          <table:table-cell table:style-name="ce8" office:value-type="string" calcext:value-type="string">
            <text:p>024.139 <text:s text:c="17"/>OUTROS ADICIONAIS</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21]=[.B521];RIGHT([.D521];LEN([.D521])-6);[.I520])"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2];3)" office:value-type="string" office:string-value="024" calcext:value-type="string">
            <text:p>024</text:p>
          </table:table-cell>
          <table:table-cell table:formula="of:=CONCATENATE(LEFT([.D522];3);MID([.D522];5;10))" office:value-type="string" office:string-value="02414        " calcext:value-type="string">
            <text:p>02414 <text:s text:c="7"/></text:p>
          </table:table-cell>
          <table:table-cell table:formula="of:=CONCATENATE(LEFT([.D522];3);MID([.D522];4;10))" office:value-type="string" office:string-value="024.14       " calcext:value-type="string">
            <text:p>024.14 <text:s text:c="6"/></text:p>
          </table:table-cell>
          <table:table-cell table:style-name="ce11" office:value-type="string" calcext:value-type="string">
            <text:p>024.14 <text:s text:c="14"/>DESCONTOS</text:p>
          </table:table-cell>
          <table:table-cell table:style-name="ce25"/>
          <table:table-cell table:style-name="ce35"/>
          <table:table-cell table:style-name="ce43" table:number-columns-repeated="2"/>
          <table:table-cell table:style-name="ce65" table:formula="of:=IF([.C522]=[.B522];RIGHT([.D522];LEN([.D522])-6);[.I521])"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3];3)" office:value-type="string" office:string-value="024" calcext:value-type="string">
            <text:p>024</text:p>
          </table:table-cell>
          <table:table-cell table:formula="of:=CONCATENATE(LEFT([.D523];3);MID([.D523];5;10))" office:value-type="string" office:string-value="024141       " calcext:value-type="string">
            <text:p>024141 <text:s text:c="6"/></text:p>
          </table:table-cell>
          <table:table-cell table:formula="of:=CONCATENATE(LEFT([.D523];3);MID([.D523];4;10))" office:value-type="string" office:string-value="024.141      " calcext:value-type="string">
            <text:p>024.141 <text:s text:c="5"/></text:p>
          </table:table-cell>
          <table:table-cell table:style-name="ce8" office:value-type="string" calcext:value-type="string">
            <text:p>024.141 <text:s text:c="13"/>CONTRIBUIÇÃO SINDICAL DO SERVIDOR</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23]=[.B523];RIGHT([.D523];LEN([.D523])-6);[.I522])"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4];3)" office:value-type="string" office:string-value="024" calcext:value-type="string">
            <text:p>024</text:p>
          </table:table-cell>
          <table:table-cell table:formula="of:=CONCATENATE(LEFT([.D524];3);MID([.D524];5;10))" office:value-type="string" office:string-value="024142       " calcext:value-type="string">
            <text:p>024142 <text:s text:c="6"/></text:p>
          </table:table-cell>
          <table:table-cell table:formula="of:=CONCATENATE(LEFT([.D524];3);MID([.D524];4;10))" office:value-type="string" office:string-value="024.142      " calcext:value-type="string">
            <text:p>024.142 <text:s text:c="5"/></text:p>
          </table:table-cell>
          <table:table-cell table:style-name="ce8" office:value-type="string" calcext:value-type="string">
            <text:p>024.142 <text:s text:c="13"/>CONTRIBUIÇÃO PARA O PLANO DE SEGURIDADE SOCIAL</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24]=[.B524];RIGHT([.D524];LEN([.D524])-6);[.I523])"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5];3)" office:value-type="string" office:string-value="024" calcext:value-type="string">
            <text:p>024</text:p>
          </table:table-cell>
          <table:table-cell table:formula="of:=CONCATENATE(LEFT([.D525];3);MID([.D525];5;10))" office:value-type="string" office:string-value="024143       " calcext:value-type="string">
            <text:p>024143 <text:s text:c="6"/></text:p>
          </table:table-cell>
          <table:table-cell table:formula="of:=CONCATENATE(LEFT([.D525];3);MID([.D525];4;10))" office:value-type="string" office:string-value="024.143      " calcext:value-type="string">
            <text:p>024.143 <text:s text:c="5"/></text:p>
          </table:table-cell>
          <table:table-cell table:style-name="ce8" office:value-type="string" calcext:value-type="string">
            <text:p>024.143 <text:s text:c="14"/>IMPOSTO DE RENDA RETIDO NA FONTE (IRRF)</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25]=[.B525];RIGHT([.D525];LEN([.D525])-6);[.I524])"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6];3)" office:value-type="string" office:string-value="024" calcext:value-type="string">
            <text:p>024</text:p>
          </table:table-cell>
          <table:table-cell table:formula="of:=CONCATENATE(LEFT([.D526];3);MID([.D526];5;10))" office:value-type="string" office:string-value="024144       " calcext:value-type="string">
            <text:p>024144 <text:s text:c="6"/></text:p>
          </table:table-cell>
          <table:table-cell table:formula="of:=CONCATENATE(LEFT([.D526];3);MID([.D526];4;10))" office:value-type="string" office:string-value="024.144      " calcext:value-type="string">
            <text:p>024.144 <text:s text:c="5"/></text:p>
          </table:table-cell>
          <table:table-cell table:style-name="ce8" office:value-type="string" calcext:value-type="string">
            <text:p>024.144 <text:s text:c="14"/>PENSÕES ALIMENTÍCIAS</text:p>
          </table:table-cell>
          <table:table-cell table:style-name="ce26" office:value-type="string" calcext:value-type="string">
            <text:p>5 anos</text:p>
          </table:table-cell>
          <table:table-cell table:style-name="ce38" office:value-type="string" calcext:value-type="string">
            <text:p>95 anos</text:p>
          </table:table-cell>
          <table:table-cell table:style-name="ce36" office:value-type="string" calcext:value-type="string">
            <text:p>Eliminação</text:p>
          </table:table-cell>
          <table:table-cell table:style-name="ce58"/>
          <table:table-cell table:style-name="ce65" table:formula="of:=IF([.C526]=[.B526];RIGHT([.D526];LEN([.D526])-6);[.I525])"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7];3)" office:value-type="string" office:string-value="024" calcext:value-type="string">
            <text:p>024</text:p>
          </table:table-cell>
          <table:table-cell table:formula="of:=CONCATENATE(LEFT([.D527];3);MID([.D527];5;10))" office:value-type="string" office:string-value="024145       " calcext:value-type="string">
            <text:p>024145 <text:s text:c="6"/></text:p>
          </table:table-cell>
          <table:table-cell table:formula="of:=CONCATENATE(LEFT([.D527];3);MID([.D527];4;10))" office:value-type="string" office:string-value="024.145      " calcext:value-type="string">
            <text:p>024.145 <text:s text:c="5"/></text:p>
          </table:table-cell>
          <table:table-cell table:style-name="ce8" office:value-type="string" calcext:value-type="string">
            <text:p>024.145 <text:s text:c="15"/>CONSIGNAÇÕES</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27]=[.B527];RIGHT([.D527];LEN([.D527])-6);[.I526])"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8];3)" office:value-type="string" office:string-value="024" calcext:value-type="string">
            <text:p>024</text:p>
          </table:table-cell>
          <table:table-cell table:formula="of:=CONCATENATE(LEFT([.D528];3);MID([.D528];5;10))" office:value-type="string" office:string-value="024149       " calcext:value-type="string">
            <text:p>024149 <text:s text:c="6"/></text:p>
          </table:table-cell>
          <table:table-cell table:formula="of:=CONCATENATE(LEFT([.D528];3);MID([.D528];4;10))" office:value-type="string" office:string-value="024.149      " calcext:value-type="string">
            <text:p>024.149 <text:s text:c="5"/></text:p>
          </table:table-cell>
          <table:table-cell table:style-name="ce8" office:value-type="string" calcext:value-type="string">
            <text:p>024.149 <text:s text:c="14"/>OUTROS DESCONTOS</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28]=[.B528];RIGHT([.D528];LEN([.D528])-6);[.I527])"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29];3)" office:value-type="string" office:string-value="024" calcext:value-type="string">
            <text:p>024</text:p>
          </table:table-cell>
          <table:table-cell table:formula="of:=CONCATENATE(LEFT([.D529];3);MID([.D529];5;10))" office:value-type="string" office:string-value="02415        " calcext:value-type="string">
            <text:p>02415 <text:s text:c="7"/></text:p>
          </table:table-cell>
          <table:table-cell table:formula="of:=CONCATENATE(LEFT([.D529];3);MID([.D529];4;10))" office:value-type="string" office:string-value="024.15       " calcext:value-type="string">
            <text:p>024.15 <text:s text:c="6"/></text:p>
          </table:table-cell>
          <table:table-cell table:style-name="ce11" office:value-type="string" calcext:value-type="string">
            <text:p>024.15 <text:s text:c="14"/>ENCARGOS PATRONAIS. RECOLHIMEN- TOS</text:p>
          </table:table-cell>
          <table:table-cell table:style-name="ce25"/>
          <table:table-cell table:style-name="ce35"/>
          <table:table-cell table:style-name="ce43" table:number-columns-repeated="2"/>
          <table:table-cell table:style-name="ce65" table:formula="of:=IF([.C529]=[.B529];RIGHT([.D529];LEN([.D529])-6);[.I528])" office:value-type="string" office:string-value="        DIREITOS, OBRIGAÇÕES E VANTAGENS" calcext:value-type="string">
            <text:p><text:s text:c="8"/>DIREITOS, OBRIGAÇÕES E VANTAGENS</text:p>
          </table:table-cell>
          <table:table-cell table:number-columns-repeated="7"/>
        </table:table-row>
        <table:table-row table:style-name="ro4">
          <table:table-cell table:formula="of:=LEFT([.D530];3)" office:value-type="string" office:string-value="024" calcext:value-type="string">
            <text:p>024</text:p>
          </table:table-cell>
          <table:table-cell table:formula="of:=CONCATENATE(LEFT([.D530];3);MID([.D530];5;10))" office:value-type="string" office:string-value="024151       " calcext:value-type="string">
            <text:p>024151 <text:s text:c="6"/></text:p>
          </table:table-cell>
          <table:table-cell table:formula="of:=CONCATENATE(LEFT([.D530];3);MID([.D530];4;10))" office:value-type="string" office:string-value="024.151      " calcext:value-type="string">
            <text:p>024.151 <text:s text:c="5"/></text:p>
          </table:table-cell>
          <table:table-cell table:style-name="ce8" office:value-type="string" calcext:value-type="string">
            <text:p>024.151 <text:s text:c="16"/>PROGRAMA DE FORMAÇÃO DO PA- TRIMÔNIO DO SERVIDOR PÚBLICO (PASEP). PROGRAMA DE INTEGRA- ÇÃO SOCIAL (PIS)</text:p>
          </table:table-cell>
          <table:table-cell table:style-name="ce26" office:value-type="string" calcext:value-type="string">
            <text:p>5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530]=[.B530];RIGHT([.D530];LEN([.D530])-6);[.I529])"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31];3)" office:value-type="string" office:string-value="024" calcext:value-type="string">
            <text:p>024</text:p>
          </table:table-cell>
          <table:table-cell table:formula="of:=CONCATENATE(LEFT([.D531];3);MID([.D531];5;10))" office:value-type="string" office:string-value="024152       " calcext:value-type="string">
            <text:p>024152 <text:s text:c="6"/></text:p>
          </table:table-cell>
          <table:table-cell table:formula="of:=CONCATENATE(LEFT([.D531];3);MID([.D531];4;10))" office:value-type="string" office:string-value="024.152      " calcext:value-type="string">
            <text:p>024.152 <text:s text:c="5"/></text:p>
          </table:table-cell>
          <table:table-cell table:style-name="ce8" office:value-type="string" calcext:value-type="string">
            <text:p>024.152 <text:s text:c="16"/>FUNDO DE GARANTIA POR TEMPO DE SERVIÇO (FGTS)</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31]=[.B531];RIGHT([.D531];LEN([.D531])-6);[.I530])"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32];3)" office:value-type="string" office:string-value="024" calcext:value-type="string">
            <text:p>024</text:p>
          </table:table-cell>
          <table:table-cell table:formula="of:=CONCATENATE(LEFT([.D532];3);MID([.D532];5;10))" office:value-type="string" office:string-value="024153       " calcext:value-type="string">
            <text:p>024153 <text:s text:c="6"/></text:p>
          </table:table-cell>
          <table:table-cell table:formula="of:=CONCATENATE(LEFT([.D532];3);MID([.D532];4;10))" office:value-type="string" office:string-value="024.153      " calcext:value-type="string">
            <text:p>024.153 <text:s text:c="5"/></text:p>
          </table:table-cell>
          <table:table-cell table:style-name="ce8" office:value-type="string" calcext:value-type="string">
            <text:p>024.153 <text:s text:c="16"/>CONTRIBUIÇÃO SINDICAL DO EMPREGADOR</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32]=[.B532];RIGHT([.D532];LEN([.D532])-6);[.I531])" office:value-type="string" office:string-value="        DIREITOS, OBRIGAÇÕES E VANTAGENS" calcext:value-type="string">
            <text:p><text:s text:c="8"/>DIREITOS, OBRIGAÇÕES E VANTAGENS</text:p>
          </table:table-cell>
          <table:table-cell table:number-columns-repeated="7"/>
        </table:table-row>
        <table:table-row table:style-name="ro28">
          <table:table-cell table:formula="of:=LEFT([.D533];3)" office:value-type="string" office:string-value="024" calcext:value-type="string">
            <text:p>024</text:p>
          </table:table-cell>
          <table:table-cell table:formula="of:=CONCATENATE(LEFT([.D533];3);MID([.D533];5;10))" office:value-type="string" office:string-value="024154       " calcext:value-type="string">
            <text:p>024154 <text:s text:c="6"/></text:p>
          </table:table-cell>
          <table:table-cell table:formula="of:=CONCATENATE(LEFT([.D533];3);MID([.D533];4;10))" office:value-type="string" office:string-value="024.154      " calcext:value-type="string">
            <text:p>024.154 <text:s text:c="5"/></text:p>
          </table:table-cell>
          <table:table-cell table:style-name="ce8" office:value-type="string" calcext:value-type="string">
            <text:p>024.154                 CONTRIBUIÇÃO PARA O PLANO DE SEGURIDADE SOCIAL<text:span text:style-name="T1">(INCLUSIVE CONTRIBUIÇÕES ANTERIORES)</text:span></text:p>
          </table:table-cell>
          <table:table-cell table:style-name="ce26" office:value-type="string" calcext:value-type="string">
            <text:p>5 anos</text:p>
          </table:table-cell>
          <table:table-cell table:style-name="ce36" office:value-type="string" calcext:value-type="string">
            <text:p>95 anos</text:p>
          </table:table-cell>
          <table:table-cell table:style-name="ce36" office:value-type="string" calcext:value-type="string">
            <text:p>Eliminação</text:p>
          </table:table-cell>
          <table:table-cell table:style-name="ce58"/>
          <table:table-cell table:style-name="ce65" table:formula="of:=IF([.C533]=[.B533];RIGHT([.D533];LEN([.D533])-6);[.I532])"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34];3)" office:value-type="string" office:string-value="024" calcext:value-type="string">
            <text:p>024</text:p>
          </table:table-cell>
          <table:table-cell table:formula="of:=CONCATENATE(LEFT([.D534];3);MID([.D534];5;10))" office:value-type="string" office:string-value="024155       " calcext:value-type="string">
            <text:p>024155 <text:s text:c="6"/></text:p>
          </table:table-cell>
          <table:table-cell table:formula="of:=CONCATENATE(LEFT([.D534];3);MID([.D534];4;10))" office:value-type="string" office:string-value="024.155      " calcext:value-type="string">
            <text:p>024.155 <text:s text:c="5"/></text:p>
          </table:table-cell>
          <table:table-cell table:style-name="ce8" office:value-type="string" calcext:value-type="string">
            <text:p>024.155 <text:s text:c="16"/>SALÁRIO MATERNIDADE</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34]=[.B534];RIGHT([.D534];LEN([.D534])-6);[.I533])"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35];3)" office:value-type="string" office:string-value="024" calcext:value-type="string">
            <text:p>024</text:p>
          </table:table-cell>
          <table:table-cell table:formula="of:=CONCATENATE(LEFT([.D535];3);MID([.D535];5;10))" office:value-type="string" office:string-value="024156       " calcext:value-type="string">
            <text:p>024156 <text:s text:c="6"/></text:p>
          </table:table-cell>
          <table:table-cell table:formula="of:=CONCATENATE(LEFT([.D535];3);MID([.D535];4;10))" office:value-type="string" office:string-value="024.156      " calcext:value-type="string">
            <text:p>024.156 <text:s text:c="5"/></text:p>
          </table:table-cell>
          <table:table-cell table:style-name="ce8" office:value-type="string" calcext:value-type="string">
            <text:p>024.156 <text:s text:c="16"/>IMPOSTO DE RENDA</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35]=[.B535];RIGHT([.D535];LEN([.D535])-6);[.I534])"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36];3)" office:value-type="string" office:string-value="024" calcext:value-type="string">
            <text:p>024</text:p>
          </table:table-cell>
          <table:table-cell table:formula="of:=CONCATENATE(LEFT([.D536];3);MID([.D536];5;10))" office:value-type="string" office:string-value="0242         " calcext:value-type="string">
            <text:p>0242 <text:s text:c="8"/></text:p>
          </table:table-cell>
          <table:table-cell table:formula="of:=CONCATENATE(LEFT([.D536];3);MID([.D536];4;10))" office:value-type="string" office:string-value="024.2        " calcext:value-type="string">
            <text:p>024.2 <text:s text:c="7"/></text:p>
          </table:table-cell>
          <table:table-cell table:style-name="ce8" office:value-type="string" calcext:value-type="string">
            <text:p>024.2 <text:s text:c="11"/>FÉRIAS</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58"/>
          <table:table-cell table:style-name="ce65" table:formula="of:=IF([.C536]=[.B536];RIGHT([.D536];LEN([.D536])-6);[.I535])" office:value-type="string" office:string-value="        DIREITOS, OBRIGAÇÕES E VANTAGENS" calcext:value-type="string">
            <text:p><text:s text:c="8"/>DIREITOS, OBRIGAÇÕES E VANTAGENS</text:p>
          </table:table-cell>
          <table:table-cell table:number-columns-repeated="7"/>
        </table:table-row>
        <table:table-row table:style-name="ro33">
          <table:table-cell table:formula="of:=LEFT([.D537];3)" office:value-type="string" office:string-value="024" calcext:value-type="string">
            <text:p>024</text:p>
          </table:table-cell>
          <table:table-cell table:formula="of:=CONCATENATE(LEFT([.D537];3);MID([.D537];5;10))" office:value-type="string" office:string-value="0243         " calcext:value-type="string">
            <text:p>0243 <text:s text:c="8"/></text:p>
          </table:table-cell>
          <table:table-cell table:formula="of:=CONCATENATE(LEFT([.D537];3);MID([.D537];4;10))" office:value-type="string" office:string-value="024.3        " calcext:value-type="string">
            <text:p>024.3 <text:s text:c="7"/></text:p>
          </table:table-cell>
          <table:table-cell table:style-name="ce8" office:value-type="string" calcext:value-type="string">
            <text:p>024.3          LICENÇAS <text:span text:style-name="T1">ACIDENTE EM SERVIÇO ADOTANTE</text:span></text:p>
            <text:p><text:span text:style-name="T1">AFASTAMENTO DO CÔNJUGE/COMPANHEIRO ATIVIDADE POLÍTICA, CAPACITAÇÃO PROFISSIONAL DESEMPENHO DE MANDATO CLASSISTA DOENÇA EM PESSOA DA FAMÍLIA GESTANTE, PATERNIDADE, PRÊMIO POR ASSIDUIDADE SERVIÇO MILITAR. TRATAMENTO  DE INTERESSES PARTICULARES TRATAMENTO  DE SAÚDE (INCLUSIVE PERÍCIA MÉDICA)</text:span></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37]=[.B537];RIGHT([.D537];LEN([.D537])-6);[.I536])" office:value-type="string" office:string-value="        DIREITOS, OBRIGAÇÕES E VANTAGENS" calcext:value-type="string">
            <text:p><text:s text:c="8"/>DIREITOS, OBRIGAÇÕES E VANTAGENS</text:p>
          </table:table-cell>
          <table:table-cell table:number-columns-repeated="7"/>
        </table:table-row>
        <table:table-row table:style-name="ro34">
          <table:table-cell table:formula="of:=LEFT([.D538];3)" office:value-type="string" office:string-value="024" calcext:value-type="string">
            <text:p>024</text:p>
          </table:table-cell>
          <table:table-cell table:formula="of:=CONCATENATE(LEFT([.D538];3);MID([.D538];5;10))" office:value-type="string" office:string-value="0244         " calcext:value-type="string">
            <text:p>0244 <text:s text:c="8"/></text:p>
          </table:table-cell>
          <table:table-cell table:formula="of:=CONCATENATE(LEFT([.D538];3);MID([.D538];4;10))" office:value-type="string" office:string-value="024.4        " calcext:value-type="string">
            <text:p>024.4 <text:s text:c="7"/></text:p>
          </table:table-cell>
          <table:table-cell table:style-name="ce8" office:value-type="string" calcext:value-type="string">
            <text:p>024.4          AFASTAMENTOS <text:span text:style-name="T1">PARA DEPOR</text:span></text:p>
            <text:p><text:span text:style-name="T4">PARA EXERCER MANDATO ELETIVO PARA SERVIR AO TRIBUNAL REGIONAL ELEITORAL (TRE)PARA SERVIR COMO  JURADO</text:span></text:p>
            <text:p><text:span text:style-name="T1">SUSPENSÃO DE CONTRATO DE TRABALHO (CLT)</text:span></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38]=[.B538];RIGHT([.D538];LEN([.D538])-6);[.I537])"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39];3)" office:value-type="string" office:string-value="024" calcext:value-type="string">
            <text:p>024</text:p>
          </table:table-cell>
          <table:table-cell table:formula="of:=CONCATENATE(LEFT([.D539];3);MID([.D539];5;10))" office:value-type="string" office:string-value="0245         " calcext:value-type="string">
            <text:p>0245 <text:s text:c="8"/></text:p>
          </table:table-cell>
          <table:table-cell table:formula="of:=CONCATENATE(LEFT([.D539];3);MID([.D539];4;10))" office:value-type="string" office:string-value="024.5        " calcext:value-type="string">
            <text:p>024.5 <text:s text:c="7"/></text:p>
          </table:table-cell>
          <table:table-cell table:style-name="ce11" office:value-type="string" calcext:value-type="string">
            <text:p>024.5 <text:s text:c="9"/>REEMBOLSO DE DESPESAS</text:p>
          </table:table-cell>
          <table:table-cell table:style-name="ce25"/>
          <table:table-cell table:style-name="ce35"/>
          <table:table-cell table:style-name="ce43" table:number-columns-repeated="2"/>
          <table:table-cell table:style-name="ce65" table:formula="of:=IF([.C539]=[.B539];RIGHT([.D539];LEN([.D539])-6);[.I538])" office:value-type="string" office:string-value="        DIREITOS, OBRIGAÇÕES E VANTAGENS" calcext:value-type="string">
            <text:p><text:s text:c="8"/>DIREITOS, OBRIGAÇÕES E VANTAGENS</text:p>
          </table:table-cell>
          <table:table-cell table:number-columns-repeated="7"/>
        </table:table-row>
        <table:table-row table:style-name="ro18">
          <table:table-cell table:formula="of:=LEFT([.D540];3)" office:value-type="string" office:string-value="024" calcext:value-type="string">
            <text:p>024</text:p>
          </table:table-cell>
          <table:table-cell table:formula="of:=CONCATENATE(LEFT([.D540];3);MID([.D540];5;10))" office:value-type="string" office:string-value="02451        " calcext:value-type="string">
            <text:p>02451 <text:s text:c="7"/></text:p>
          </table:table-cell>
          <table:table-cell table:formula="of:=CONCATENATE(LEFT([.D540];3);MID([.D540];4;10))" office:value-type="string" office:string-value="024.51       " calcext:value-type="string">
            <text:p>024.51 <text:s text:c="6"/></text:p>
          </table:table-cell>
          <table:table-cell table:style-name="ce8" office:value-type="string" calcext:value-type="string">
            <text:p>024.51 <text:s text:c="11"/>MUDANÇA DE DOMICÍLIO DE SERVIDORES</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540]=[.B540];RIGHT([.D540];LEN([.D540])-6);[.I539])" office:value-type="string" office:string-value="        DIREITOS, OBRIGAÇÕES E VANTAGENS" calcext:value-type="string">
            <text:p><text:s text:c="8"/>DIREITOS, OBRIGAÇÕES E VANTAGENS</text:p>
          </table:table-cell>
          <table:table-cell table:number-columns-repeated="7"/>
        </table:table-row>
        <table:table-row table:style-name="ro18">
          <table:table-cell table:formula="of:=LEFT([.D541];3)" office:value-type="string" office:string-value="024" calcext:value-type="string">
            <text:p>024</text:p>
          </table:table-cell>
          <table:table-cell table:formula="of:=CONCATENATE(LEFT([.D541];3);MID([.D541];5;10))" office:value-type="string" office:string-value="02452        " calcext:value-type="string">
            <text:p>02452 <text:s text:c="7"/></text:p>
          </table:table-cell>
          <table:table-cell table:formula="of:=CONCATENATE(LEFT([.D541];3);MID([.D541];4;10))" office:value-type="string" office:string-value="024.52       " calcext:value-type="string">
            <text:p>024.52 <text:s text:c="6"/></text:p>
          </table:table-cell>
          <table:table-cell table:style-name="ce8" office:value-type="string" calcext:value-type="string">
            <text:p>024.52 <text:s text:c="11"/>LOCOMOÇÃO</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58"/>
          <table:table-cell table:style-name="ce65" table:formula="of:=IF([.C541]=[.B541];RIGHT([.D541];LEN([.D541])-6);[.I540])" office:value-type="string" office:string-value="        DIREITOS, OBRIGAÇÕES E VANTAGENS" calcext:value-type="string">
            <text:p><text:s text:c="8"/>DIREITOS, OBRIGAÇÕES E VANTAGENS</text:p>
          </table:table-cell>
          <table:table-cell table:number-columns-repeated="7"/>
        </table:table-row>
        <table:table-row table:style-name="ro18">
          <table:table-cell table:formula="of:=LEFT([.D542];3)" office:value-type="string" office:string-value="024" calcext:value-type="string">
            <text:p>024</text:p>
          </table:table-cell>
          <table:table-cell table:formula="of:=CONCATENATE(LEFT([.D542];3);MID([.D542];5;10))" office:value-type="string" office:string-value="02459        " calcext:value-type="string">
            <text:p>02459 <text:s text:c="7"/></text:p>
          </table:table-cell>
          <table:table-cell table:formula="of:=CONCATENATE(LEFT([.D542];3);MID([.D542];4;10))" office:value-type="string" office:string-value="024.59       " calcext:value-type="string">
            <text:p>024.59 <text:s text:c="6"/></text:p>
          </table:table-cell>
          <table:table-cell table:style-name="ce8" office:value-type="string" calcext:value-type="string">
            <text:p>024.59 <text:s text:c="11"/>OUTROS REEMBOLSOS</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58"/>
          <table:table-cell table:style-name="ce65" table:formula="of:=IF([.C542]=[.B542];RIGHT([.D542];LEN([.D542])-6);[.I541])"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43];3)" office:value-type="string" office:string-value="024" calcext:value-type="string">
            <text:p>024</text:p>
          </table:table-cell>
          <table:table-cell table:formula="of:=CONCATENATE(LEFT([.D543];3);MID([.D543];5;10))" office:value-type="string" office:string-value="0249         " calcext:value-type="string">
            <text:p>0249 <text:s text:c="8"/></text:p>
          </table:table-cell>
          <table:table-cell table:formula="of:=CONCATENATE(LEFT([.D543];3);MID([.D543];4;10))" office:value-type="string" office:string-value="024.9        " calcext:value-type="string">
            <text:p>024.9 <text:s text:c="7"/></text:p>
          </table:table-cell>
          <table:table-cell table:style-name="ce11" office:value-type="string" calcext:value-type="string">
            <text:p>024.9 <text:s text:c="8"/>OUTROS DIREITOS, OBRIGAÇÕES <text:s/>E VANTAGENS</text:p>
          </table:table-cell>
          <table:table-cell table:style-name="ce25"/>
          <table:table-cell table:style-name="ce35"/>
          <table:table-cell table:style-name="ce43" table:number-columns-repeated="2"/>
          <table:table-cell table:style-name="ce65" table:formula="of:=IF([.C543]=[.B543];RIGHT([.D543];LEN([.D543])-6);[.I542])" office:value-type="string" office:string-value="        DIREITOS, OBRIGAÇÕES E VANTAGENS" calcext:value-type="string">
            <text:p><text:s text:c="8"/>DIREITOS, OBRIGAÇÕES E VANTAGENS</text:p>
          </table:table-cell>
          <table:table-cell table:number-columns-repeated="7"/>
        </table:table-row>
        <table:table-row table:style-name="ro3">
          <table:table-cell table:formula="of:=LEFT([.D544];3)" office:value-type="string" office:string-value="024" calcext:value-type="string">
            <text:p>024</text:p>
          </table:table-cell>
          <table:table-cell table:formula="of:=CONCATENATE(LEFT([.D544];3);MID([.D544];5;10))" office:value-type="string" office:string-value="02491        " calcext:value-type="string">
            <text:p>02491 <text:s text:c="7"/></text:p>
          </table:table-cell>
          <table:table-cell table:formula="of:=CONCATENATE(LEFT([.D544];3);MID([.D544];4;10))" office:value-type="string" office:string-value="024.91       " calcext:value-type="string">
            <text:p>024.91 <text:s text:c="6"/></text:p>
          </table:table-cell>
          <table:table-cell table:style-name="ce8" office:value-type="string" calcext:value-type="string">
            <text:p>024.91             <text:span text:style-name="T7">CONCESSÕES </text:span><text:span text:style-name="T8">ALISTAMENTO ELEITORAL CASAMENTO (GALA) DOAÇÃO DE SANGUE FALECIMENTO DE FAMILIARES (NOJO) HORÁRIO ESPECIAL  PARA  SERVIDOR ESTUDANTE HORÁRIO  ESPECIAL  PARA  SERVIDOR  PORTADOR  DE DEFICIÊNCIA </text:span></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44]=[.B544];RIGHT([.D544];LEN([.D544])-6);[.I543])" office:value-type="string" office:string-value="        DIREITOS, OBRIGAÇÕES E VANTAGENS" calcext:value-type="string">
            <text:p><text:s text:c="8"/>DIREITOS, OBRIGAÇÕES E VANTAGENS</text:p>
          </table:table-cell>
          <table:table-cell table:number-columns-repeated="7"/>
        </table:table-row>
        <table:table-row table:style-name="ro18">
          <table:table-cell table:formula="of:=LEFT([.D545];3)" office:value-type="string" office:string-value="024" calcext:value-type="string">
            <text:p>024</text:p>
          </table:table-cell>
          <table:table-cell table:formula="of:=CONCATENATE(LEFT([.D545];3);MID([.D545];5;10))" office:value-type="string" office:string-value="02492        " calcext:value-type="string">
            <text:p>02492 <text:s text:c="7"/></text:p>
          </table:table-cell>
          <table:table-cell table:formula="of:=CONCATENATE(LEFT([.D545];3);MID([.D545];4;10))" office:value-type="string" office:string-value="024.92       " calcext:value-type="string">
            <text:p>024.92 <text:s text:c="6"/></text:p>
          </table:table-cell>
          <table:table-cell table:style-name="ce8" office:value-type="string" calcext:value-type="string">
            <text:p>024.92            AUXÍLIOS <text:span text:style-name="T1">ALIMENTAÇÃO / REFEIÇÃO ASSISTÊNCIA PRÉ-ESCOLAR/CRECHE FARDAMENTO/UNIFORME. MORADIA. VALE-TRANSPORTE</text:span></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545]=[.B545];RIGHT([.D545];LEN([.D545])-6);[.I544])" office:value-type="string" office:string-value="        DIREITOS, OBRIGAÇÕES E VANTAGENS" calcext:value-type="string">
            <text:p><text:s text:c="8"/>DIREITOS, OBRIGAÇÕES E VANTAGENS</text:p>
          </table:table-cell>
          <table:table-cell table:number-columns-repeated="7"/>
        </table:table-row>
        <table:table-row table:style-name="ro2">
          <table:table-cell table:formula="of:=LEFT([.D546];3)" office:value-type="string" office:string-value="025" calcext:value-type="string">
            <text:p>025</text:p>
          </table:table-cell>
          <table:table-cell table:formula="of:=CONCATENATE(LEFT([.D546];3);MID([.D546];5;10))" office:value-type="string" office:string-value="025          " calcext:value-type="string">
            <text:p>025 <text:s text:c="9"/></text:p>
          </table:table-cell>
          <table:table-cell table:formula="of:=CONCATENATE(LEFT([.D546];3);MID([.D546];4;10))" office:value-type="string" office:string-value="025          " calcext:value-type="string">
            <text:p>025 <text:s text:c="9"/></text:p>
          </table:table-cell>
          <table:table-cell table:style-name="ce11" office:value-type="string" calcext:value-type="string">
            <text:p>025 <text:s text:c="10"/>APURAÇÃO DE RESPONSABILIDADE E AÇÃO DISCIPLINAR</text:p>
          </table:table-cell>
          <table:table-cell table:style-name="ce25"/>
          <table:table-cell table:style-name="ce35"/>
          <table:table-cell table:style-name="ce43" table:number-columns-repeated="2"/>
          <table:table-cell table:style-name="ce65" table:formula="of:=IF([.C546]=[.B546];RIGHT([.D546];LEN([.D546])-6);[.I545])" office:value-type="string" office:string-value="        APURAÇÃO DE RESPONSABILIDADE E AÇÃO DISCIPLINAR" calcext:value-type="string">
            <text:p><text:s text:c="8"/>APURAÇÃO DE RESPONSABILIDADE E AÇÃO DISCIPLINAR</text:p>
          </table:table-cell>
          <table:table-cell table:number-columns-repeated="7"/>
        </table:table-row>
        <table:table-row table:style-name="ro2">
          <table:table-cell table:formula="of:=LEFT([.D547];3)" office:value-type="string" office:string-value="025" calcext:value-type="string">
            <text:p>025</text:p>
          </table:table-cell>
          <table:table-cell table:formula="of:=CONCATENATE(LEFT([.D547];3);MID([.D547];5;10))" office:value-type="string" office:string-value="0251         " calcext:value-type="string">
            <text:p>0251 <text:s text:c="8"/></text:p>
          </table:table-cell>
          <table:table-cell table:formula="of:=CONCATENATE(LEFT([.D547];3);MID([.D547];4;10))" office:value-type="string" office:string-value="025.1        " calcext:value-type="string">
            <text:p>025.1 <text:s text:c="7"/></text:p>
          </table:table-cell>
          <table:table-cell table:style-name="ce11" office:value-type="string" calcext:value-type="string">
            <text:p>025.1 <text:s text:c="11"/>DENÚNCIAS. SINDICÂNCIAS. INQUÉRITOS</text:p>
          </table:table-cell>
          <table:table-cell table:style-name="ce25"/>
          <table:table-cell table:style-name="ce35"/>
          <table:table-cell table:style-name="ce43" table:number-columns-repeated="2"/>
          <table:table-cell table:style-name="ce65" table:formula="of:=IF([.C547]=[.B547];RIGHT([.D547];LEN([.D547])-6);[.I546])" office:value-type="string" office:string-value="        APURAÇÃO DE RESPONSABILIDADE E AÇÃO DISCIPLINAR" calcext:value-type="string">
            <text:p><text:s text:c="8"/>APURAÇÃO DE RESPONSABILIDADE E AÇÃO DISCIPLINAR</text:p>
          </table:table-cell>
          <table:table-cell table:number-columns-repeated="7"/>
        </table:table-row>
        <table:table-row table:style-name="ro2">
          <table:table-cell table:formula="of:=LEFT([.D548];3)" office:value-type="string" office:string-value="025" calcext:value-type="string">
            <text:p>025</text:p>
          </table:table-cell>
          <table:table-cell table:formula="of:=CONCATENATE(LEFT([.D548];3);MID([.D548];5;10))" office:value-type="string" office:string-value="02511        " calcext:value-type="string">
            <text:p>02511 <text:s text:c="7"/></text:p>
          </table:table-cell>
          <table:table-cell table:formula="of:=CONCATENATE(LEFT([.D548];3);MID([.D548];4;10))" office:value-type="string" office:string-value="025.11       " calcext:value-type="string">
            <text:p>025.11 <text:s text:c="6"/></text:p>
          </table:table-cell>
          <table:table-cell table:style-name="ce8" office:value-type="string" calcext:value-type="string">
            <text:p>025.11 <text:s text:c="14"/>PROCESSOS DISCIPLINARES</text:p>
          </table:table-cell>
          <table:table-cell table:style-name="ce26" office:value-type="string" calcext:value-type="string">
            <text:p>5 anos</text:p>
          </table:table-cell>
          <table:table-cell table:style-name="ce38" office:value-type="string" calcext:value-type="string">
            <text:p>95 anos</text:p>
          </table:table-cell>
          <table:table-cell table:style-name="ce36" office:value-type="string" calcext:value-type="string">
            <text:p>Guarda permanente</text:p>
          </table:table-cell>
          <table:table-cell table:style-name="ce58"/>
          <table:table-cell table:style-name="ce65" table:formula="of:=IF([.C548]=[.B548];RIGHT([.D548];LEN([.D548])-6);[.I547])" office:value-type="string" office:string-value="        APURAÇÃO DE RESPONSABILIDADE E AÇÃO DISCIPLINAR" calcext:value-type="string">
            <text:p><text:s text:c="8"/>APURAÇÃO DE RESPONSABILIDADE E AÇÃO DISCIPLINAR</text:p>
          </table:table-cell>
          <table:table-cell table:number-columns-repeated="7"/>
        </table:table-row>
        <table:table-row table:style-name="ro2">
          <table:table-cell table:formula="of:=LEFT([.D549];3)" office:value-type="string" office:string-value="025" calcext:value-type="string">
            <text:p>025</text:p>
          </table:table-cell>
          <table:table-cell table:formula="of:=CONCATENATE(LEFT([.D549];3);MID([.D549];5;10))" office:value-type="string" office:string-value="02512        " calcext:value-type="string">
            <text:p>02512 <text:s text:c="7"/></text:p>
          </table:table-cell>
          <table:table-cell table:formula="of:=CONCATENATE(LEFT([.D549];3);MID([.D549];4;10))" office:value-type="string" office:string-value="025.12       " calcext:value-type="string">
            <text:p>025.12 <text:s text:c="6"/></text:p>
          </table:table-cell>
          <table:table-cell table:style-name="ce8" office:value-type="string" calcext:value-type="string">
            <text:p>025.12 <text:s text:c="14"/>PENALIDADES DISCIPLINARES</text:p>
          </table:table-cell>
          <table:table-cell table:style-name="ce26" office:value-type="string" calcext:value-type="string">
            <text:p>5 anos</text:p>
          </table:table-cell>
          <table:table-cell table:style-name="ce38" office:value-type="string" calcext:value-type="string">
            <text:p>95 anos</text:p>
          </table:table-cell>
          <table:table-cell table:style-name="ce36" office:value-type="string" calcext:value-type="string">
            <text:p>Guarda permanente</text:p>
          </table:table-cell>
          <table:table-cell table:style-name="ce58"/>
          <table:table-cell table:style-name="ce65" table:formula="of:=IF([.C549]=[.B549];RIGHT([.D549];LEN([.D549])-6);[.I548])" office:value-type="string" office:string-value="        APURAÇÃO DE RESPONSABILIDADE E AÇÃO DISCIPLINAR" calcext:value-type="string">
            <text:p><text:s text:c="8"/>APURAÇÃO DE RESPONSABILIDADE E AÇÃO DISCIPLINAR</text:p>
          </table:table-cell>
          <table:table-cell table:number-columns-repeated="7"/>
        </table:table-row>
        <table:table-row table:style-name="ro2">
          <table:table-cell table:formula="of:=LEFT([.D550];3)" office:value-type="string" office:string-value="026" calcext:value-type="string">
            <text:p>026</text:p>
          </table:table-cell>
          <table:table-cell table:formula="of:=CONCATENATE(LEFT([.D550];3);MID([.D550];5;10))" office:value-type="string" office:string-value="026          " calcext:value-type="string">
            <text:p>026 <text:s text:c="9"/></text:p>
          </table:table-cell>
          <table:table-cell table:formula="of:=CONCATENATE(LEFT([.D550];3);MID([.D550];4;10))" office:value-type="string" office:string-value="026          " calcext:value-type="string">
            <text:p>026 <text:s text:c="9"/></text:p>
          </table:table-cell>
          <table:table-cell table:style-name="ce11" office:value-type="string" calcext:value-type="string">
            <text:p>026 <text:s text:c="10"/>PREVIDÊNCIA, ASSISTÊNCIA E SEGURIDADE SOCIAL</text:p>
          </table:table-cell>
          <table:table-cell table:style-name="ce25"/>
          <table:table-cell table:style-name="ce35"/>
          <table:table-cell table:style-name="ce43" table:number-columns-repeated="2"/>
          <table:table-cell table:style-name="ce65" table:formula="of:=IF([.C550]=[.B550];RIGHT([.D550];LEN([.D550])-6);[.I549])"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51];3)" office:value-type="string" office:string-value="026" calcext:value-type="string">
            <text:p>026</text:p>
          </table:table-cell>
          <table:table-cell table:formula="of:=CONCATENATE(LEFT([.D551];3);MID([.D551];5;10))" office:value-type="string" office:string-value="02601        " calcext:value-type="string">
            <text:p>02601 <text:s text:c="7"/></text:p>
          </table:table-cell>
          <table:table-cell table:formula="of:=CONCATENATE(LEFT([.D551];3);MID([.D551];4;10))" office:value-type="string" office:string-value="026.01       " calcext:value-type="string">
            <text:p>026.01 <text:s text:c="6"/></text:p>
          </table:table-cell>
          <table:table-cell table:style-name="ce8" office:value-type="string" calcext:value-type="string">
            <text:p>026.01 <text:s text:c="13"/>PREVIDÊNCIA PRIVADA</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51]=[.B551];RIGHT([.D551];LEN([.D551])-6);[.I550])"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52];3)" office:value-type="string" office:string-value="026" calcext:value-type="string">
            <text:p>026</text:p>
          </table:table-cell>
          <table:table-cell table:formula="of:=CONCATENATE(LEFT([.D552];3);MID([.D552];5;10))" office:value-type="string" office:string-value="0261         " calcext:value-type="string">
            <text:p>0261 <text:s text:c="8"/></text:p>
          </table:table-cell>
          <table:table-cell table:formula="of:=CONCATENATE(LEFT([.D552];3);MID([.D552];4;10))" office:value-type="string" office:string-value="026.1        " calcext:value-type="string">
            <text:p>026.1 <text:s text:c="7"/></text:p>
          </table:table-cell>
          <table:table-cell table:style-name="ce11" office:value-type="string" calcext:value-type="string">
            <text:p>026.1 <text:s text:c="11"/>BENEFÍCIOS</text:p>
          </table:table-cell>
          <table:table-cell table:style-name="ce25"/>
          <table:table-cell table:style-name="ce35"/>
          <table:table-cell table:style-name="ce43" table:number-columns-repeated="2"/>
          <table:table-cell table:style-name="ce65" table:formula="of:=IF([.C552]=[.B552];RIGHT([.D552];LEN([.D552])-6);[.I551])"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18">
          <table:table-cell table:formula="of:=LEFT([.D553];3)" office:value-type="string" office:string-value="026" calcext:value-type="string">
            <text:p>026</text:p>
          </table:table-cell>
          <table:table-cell table:formula="of:=CONCATENATE(LEFT([.D553];3);MID([.D553];5;10))" office:value-type="string" office:string-value="02611        " calcext:value-type="string">
            <text:p>02611 <text:s text:c="7"/></text:p>
          </table:table-cell>
          <table:table-cell table:formula="of:=CONCATENATE(LEFT([.D553];3);MID([.D553];4;10))" office:value-type="string" office:string-value="026.11       " calcext:value-type="string">
            <text:p>026.11 <text:s text:c="6"/></text:p>
          </table:table-cell>
          <table:table-cell table:style-name="ce8" office:value-type="string" calcext:value-type="string">
            <text:p>026.11 <text:s text:c="14"/>SEGUROS</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553]=[.B553];RIGHT([.D553];LEN([.D553])-6);[.I552])"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18">
          <table:table-cell table:formula="of:=LEFT([.D554];3)" office:value-type="string" office:string-value="026" calcext:value-type="string">
            <text:p>026</text:p>
          </table:table-cell>
          <table:table-cell table:formula="of:=CONCATENATE(LEFT([.D554];3);MID([.D554];5;10))" office:value-type="string" office:string-value="02612A       " calcext:value-type="string">
            <text:p>02612A <text:s text:c="6"/></text:p>
          </table:table-cell>
          <table:table-cell table:formula="of:=CONCATENATE(LEFT([.D554];3);MID([.D554];4;10))" office:value-type="string" office:string-value="026.12A      " calcext:value-type="string">
            <text:p>026.12A <text:s text:c="5"/></text:p>
          </table:table-cell>
          <table:table-cell table:style-name="ce8" office:value-type="string" calcext:value-type="string">
            <text:p>026.12A            AUXÍLIOS <text:span text:style-name="T1">ACIDENTE DOENÇA FUNERAL NATALIDADE</text:span></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58"/>
          <table:table-cell table:style-name="ce65" table:formula="of:=IF([.C554]=[.B554];RIGHT([.D554];LEN([.D554])-6);[.I553])"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55];3)" office:value-type="string" office:string-value="026" calcext:value-type="string">
            <text:p>026</text:p>
          </table:table-cell>
          <table:table-cell table:formula="of:=CONCATENATE(LEFT([.D555];3);MID([.D555];5;10))" office:value-type="string" office:string-value="02612B       " calcext:value-type="string">
            <text:p>02612B <text:s text:c="6"/></text:p>
          </table:table-cell>
          <table:table-cell table:formula="of:=CONCATENATE(LEFT([.D555];3);MID([.D555];4;10))" office:value-type="string" office:string-value="026.12B      " calcext:value-type="string">
            <text:p>026.12B <text:s text:c="5"/></text:p>
          </table:table-cell>
          <table:table-cell table:style-name="ce10" office:value-type="string" calcext:value-type="string">
            <text:p>026.12B <text:s text:c="19"/>RECLUSÃO</text:p>
          </table:table-cell>
          <table:table-cell table:style-name="ce26" office:value-type="string" calcext:value-type="string">
            <text:p>5 anos</text:p>
          </table:table-cell>
          <table:table-cell table:style-name="ce38"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55]=[.B555];RIGHT([.D555];LEN([.D555])-6);[.I554])"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56];3)" office:value-type="string" office:string-value="026" calcext:value-type="string">
            <text:p>026</text:p>
          </table:table-cell>
          <table:table-cell table:formula="of:=CONCATENATE(LEFT([.D556];3);MID([.D556];5;10))" office:value-type="string" office:string-value="02613        " calcext:value-type="string">
            <text:p>02613 <text:s text:c="7"/></text:p>
          </table:table-cell>
          <table:table-cell table:formula="of:=CONCATENATE(LEFT([.D556];3);MID([.D556];4;10))" office:value-type="string" office:string-value="026.13       " calcext:value-type="string">
            <text:p>026.13 <text:s text:c="6"/></text:p>
          </table:table-cell>
          <table:table-cell table:style-name="ce8" office:value-type="string" calcext:value-type="string">
            <text:p>026.13 <text:s text:c="11"/>APOSENTADORIA</text:p>
          </table:table-cell>
          <table:table-cell table:style-name="ce26" office:value-type="string" calcext:value-type="string">
            <text:p>5 anos</text:p>
          </table:table-cell>
          <table:table-cell table:style-name="ce38" office:value-type="string" calcext:value-type="string">
            <text:p>95 anos</text:p>
          </table:table-cell>
          <table:table-cell table:style-name="ce36" office:value-type="string" calcext:value-type="string">
            <text:p>Eliminação</text:p>
          </table:table-cell>
          <table:table-cell table:style-name="ce58"/>
          <table:table-cell table:style-name="ce65" table:formula="of:=IF([.C556]=[.B556];RIGHT([.D556];LEN([.D556])-6);[.I555])"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4">
          <table:table-cell table:formula="of:=LEFT([.D557];3)" office:value-type="string" office:string-value="026" calcext:value-type="string">
            <text:p>026</text:p>
          </table:table-cell>
          <table:table-cell table:formula="of:=CONCATENATE(LEFT([.D557];3);MID([.D557];5;10))" office:value-type="string" office:string-value="026131       " calcext:value-type="string">
            <text:p>026131 <text:s text:c="6"/></text:p>
          </table:table-cell>
          <table:table-cell table:formula="of:=CONCATENATE(LEFT([.D557];3);MID([.D557];4;10))" office:value-type="string" office:string-value="026.131      " calcext:value-type="string">
            <text:p>026.131 <text:s text:c="5"/></text:p>
          </table:table-cell>
          <table:table-cell table:style-name="ce8" office:value-type="string" calcext:value-type="string">
            <text:p>026.131 <text:s text:c="13"/>CONTAGEM E AVERBAÇÃO DE TEMPO DE SERVIÇO</text:p>
          </table:table-cell>
          <table:table-cell table:style-name="ce26" office:value-type="string" calcext:value-type="string">
            <text:p>Até a homolo- gação da aposentadoria</text:p>
          </table:table-cell>
          <table:table-cell table:style-name="ce37"/>
          <table:table-cell table:style-name="ce36" office:value-type="string" calcext:value-type="string">
            <text:p>Eliminação</text:p>
          </table:table-cell>
          <table:table-cell table:style-name="ce58"/>
          <table:table-cell table:style-name="ce65" table:formula="of:=IF([.C557]=[.B557];RIGHT([.D557];LEN([.D557])-6);[.I556])"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58];3)" office:value-type="string" office:string-value="026" calcext:value-type="string">
            <text:p>026</text:p>
          </table:table-cell>
          <table:table-cell table:formula="of:=CONCATENATE(LEFT([.D558];3);MID([.D558];5;10))" office:value-type="string" office:string-value="026132A      " calcext:value-type="string">
            <text:p>026132A <text:s text:c="5"/></text:p>
          </table:table-cell>
          <table:table-cell table:formula="of:=CONCATENATE(LEFT([.D558];3);MID([.D558];4;10))" office:value-type="string" office:string-value="026.132A     " calcext:value-type="string">
            <text:p>026.132A <text:s text:c="4"/></text:p>
          </table:table-cell>
          <table:table-cell table:style-name="ce8" office:value-type="string" calcext:value-type="string">
            <text:p>026.132A <text:s text:c="14"/>PENSÕES: <text:s/>PROVISÓRIA E TEMPORÁRIA</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558]=[.B558];RIGHT([.D558];LEN([.D558])-6);[.I557])"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59];3)" office:value-type="string" office:string-value="026" calcext:value-type="string">
            <text:p>026</text:p>
          </table:table-cell>
          <table:table-cell table:formula="of:=CONCATENATE(LEFT([.D559];3);MID([.D559];5;10))" office:value-type="string" office:string-value="026132B      " calcext:value-type="string">
            <text:p>026132B <text:s text:c="5"/></text:p>
          </table:table-cell>
          <table:table-cell table:formula="of:=CONCATENATE(LEFT([.D559];3);MID([.D559];4;10))" office:value-type="string" office:string-value="026.132B     " calcext:value-type="string">
            <text:p>026.132B <text:s text:c="4"/></text:p>
          </table:table-cell>
          <table:table-cell table:style-name="ce8" office:value-type="string" calcext:value-type="string">
            <text:p>026.132B <text:s text:c="20"/>PENSÃO VITALÍCIA</text:p>
          </table:table-cell>
          <table:table-cell table:style-name="ce26" office:value-type="string" calcext:value-type="string">
            <text:p>5 anos</text:p>
          </table:table-cell>
          <table:table-cell table:style-name="ce38" office:value-type="string" calcext:value-type="string">
            <text:p>95 anos</text:p>
          </table:table-cell>
          <table:table-cell table:style-name="ce36" office:value-type="string" calcext:value-type="string">
            <text:p>Eliminação</text:p>
          </table:table-cell>
          <table:table-cell table:style-name="ce58"/>
          <table:table-cell table:style-name="ce65" table:formula="of:=IF([.C559]=[.B559];RIGHT([.D559];LEN([.D559])-6);[.I558])"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60];3)" office:value-type="string" office:string-value="026" calcext:value-type="string">
            <text:p>026</text:p>
          </table:table-cell>
          <table:table-cell table:formula="of:=CONCATENATE(LEFT([.D560];3);MID([.D560];5;10))" office:value-type="string" office:string-value="02619        " calcext:value-type="string">
            <text:p>02619 <text:s text:c="7"/></text:p>
          </table:table-cell>
          <table:table-cell table:formula="of:=CONCATENATE(LEFT([.D560];3);MID([.D560];4;10))" office:value-type="string" office:string-value="026.19       " calcext:value-type="string">
            <text:p>026.19 <text:s text:c="6"/></text:p>
          </table:table-cell>
          <table:table-cell table:style-name="ce11" office:value-type="string" calcext:value-type="string">
            <text:p>026.19 <text:s text:c="11"/>OUTROS BENEFÍCIOS</text:p>
          </table:table-cell>
          <table:table-cell table:style-name="ce25"/>
          <table:table-cell table:style-name="ce35"/>
          <table:table-cell table:style-name="ce43" table:number-columns-repeated="2"/>
          <table:table-cell table:style-name="ce65" table:formula="of:=IF([.C560]=[.B560];RIGHT([.D560];LEN([.D560])-6);[.I559])"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61];3)" office:value-type="string" office:string-value="026" calcext:value-type="string">
            <text:p>026</text:p>
          </table:table-cell>
          <table:table-cell table:formula="of:=CONCATENATE(LEFT([.D561];3);MID([.D561];5;10))" office:value-type="string" office:string-value="026191       " calcext:value-type="string">
            <text:p>026191 <text:s text:c="6"/></text:p>
          </table:table-cell>
          <table:table-cell table:formula="of:=CONCATENATE(LEFT([.D561];3);MID([.D561];4;10))" office:value-type="string" office:string-value="026.191      " calcext:value-type="string">
            <text:p>026.191 <text:s text:c="5"/></text:p>
          </table:table-cell>
          <table:table-cell table:style-name="ce8" office:value-type="string" calcext:value-type="string">
            <text:p>026.191 <text:s text:c="14"/>ADIANTAMENTOS E EMPRÉSTIMOS A SERVIDORES</text:p>
          </table:table-cell>
          <table:table-cell table:style-name="ce26" office:value-type="string" calcext:value-type="string">
            <text:p>Até quitação da dívida</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561]=[.B561];RIGHT([.D561];LEN([.D561])-6);[.I560])"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18">
          <table:table-cell table:formula="of:=LEFT([.D562];3)" office:value-type="string" office:string-value="026" calcext:value-type="string">
            <text:p>026</text:p>
          </table:table-cell>
          <table:table-cell table:formula="of:=CONCATENATE(LEFT([.D562];3);MID([.D562];5;10))" office:value-type="string" office:string-value="026192A      " calcext:value-type="string">
            <text:p>026192A <text:s text:c="5"/></text:p>
          </table:table-cell>
          <table:table-cell table:formula="of:=CONCATENATE(LEFT([.D562];3);MID([.D562];4;10))" office:value-type="string" office:string-value="026.192A     " calcext:value-type="string">
            <text:p>026.192A <text:s text:c="4"/></text:p>
          </table:table-cell>
          <table:table-cell table:style-name="ce8" office:value-type="string" calcext:value-type="string">
            <text:p>026.192A               ASSISTÊNCIA À SAÚDE<text:span text:style-name="T1">(INCLUSIVE PLANOS DE SAÚDE)</text:span></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562]=[.B562];RIGHT([.D562];LEN([.D562])-6);[.I561])"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style-name="ce4" table:formula="of:=LEFT([.D563];3)" office:value-type="string" office:string-value="026" calcext:value-type="string">
            <text:p>026</text:p>
          </table:table-cell>
          <table:table-cell table:style-name="ce4" table:formula="of:=CONCATENATE(LEFT([.D563];3);MID([.D563];5;10))" office:value-type="string" office:string-value="026192B      " calcext:value-type="string">
            <text:p>026192B <text:s text:c="5"/></text:p>
          </table:table-cell>
          <table:table-cell table:formula="of:=CONCATENATE(LEFT([.D563];3);MID([.D563];4;10))" office:value-type="string" office:string-value="026.192B     " calcext:value-type="string">
            <text:p>026.192B <text:s text:c="4"/></text:p>
          </table:table-cell>
          <table:table-cell table:style-name="ce13" office:value-type="string" calcext:value-type="string">
            <text:p>026.192B <text:s text:c="18"/>PRONTUÁRIO MÉDICO DO SERVIDOR</text:p>
          </table:table-cell>
          <table:table-cell table:style-name="ce28" office:value-type="string" calcext:value-type="string">
            <text:p>5 anos</text:p>
          </table:table-cell>
          <table:table-cell table:style-name="ce47" office:value-type="string" calcext:value-type="string">
            <text:p>95 anos</text:p>
          </table:table-cell>
          <table:table-cell table:style-name="ce40" office:value-type="string" calcext:value-type="string">
            <text:p>Eliminação</text:p>
          </table:table-cell>
          <table:table-cell table:style-name="ce59"/>
          <table:table-cell table:style-name="ce65" table:formula="of:=IF([.C563]=[.B563];RIGHT([.D563];LEN([.D563])-6);[.I562])"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64];3)" office:value-type="string" office:string-value="026" calcext:value-type="string">
            <text:p>026</text:p>
          </table:table-cell>
          <table:table-cell table:formula="of:=CONCATENATE(LEFT([.D564];3);MID([.D564];5;10))" office:value-type="string" office:string-value="026193       " calcext:value-type="string">
            <text:p>026193 <text:s text:c="6"/></text:p>
          </table:table-cell>
          <table:table-cell table:formula="of:=CONCATENATE(LEFT([.D564];3);MID([.D564];4;10))" office:value-type="string" office:string-value="026.193      " calcext:value-type="string">
            <text:p>026.193 <text:s text:c="5"/></text:p>
          </table:table-cell>
          <table:table-cell table:style-name="ce8" office:value-type="string" calcext:value-type="string">
            <text:p>026.193 <text:s text:c="14"/>AQUISIÇÃO DE IMÓVEIS</text:p>
          </table:table-cell>
          <table:table-cell table:style-name="ce26" office:value-type="string" calcext:value-type="string">
            <text:p>Até quitação da dívida</text:p>
          </table:table-cell>
          <table:table-cell table:style-name="ce38"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564]=[.B564];RIGHT([.D564];LEN([.D564])-6);[.I563])"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4">
          <table:table-cell table:formula="of:=LEFT([.D565];3)" office:value-type="string" office:string-value="026" calcext:value-type="string">
            <text:p>026</text:p>
          </table:table-cell>
          <table:table-cell table:formula="of:=CONCATENATE(LEFT([.D565];3);MID([.D565];5;10))" office:value-type="string" office:string-value="026194       " calcext:value-type="string">
            <text:p>026194 <text:s text:c="6"/></text:p>
          </table:table-cell>
          <table:table-cell table:formula="of:=CONCATENATE(LEFT([.D565];3);MID([.D565];4;10))" office:value-type="string" office:string-value="026.194      " calcext:value-type="string">
            <text:p>026.194 <text:s text:c="5"/></text:p>
          </table:table-cell>
          <table:table-cell table:style-name="ce8" office:value-type="string" calcext:value-type="string">
            <text:p>026.194 <text:s text:c="14"/>OCUPAÇÃO DE PRÓPRIOS DA UNIÃO</text:p>
          </table:table-cell>
          <table:table-cell table:style-name="ce26" office:value-type="string" calcext:value-type="string">
            <text:p>Enquanto permanece <text:s/>a ocupação</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565]=[.B565];RIGHT([.D565];LEN([.D565])-6);[.I564])"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66];3)" office:value-type="string" office:string-value="026" calcext:value-type="string">
            <text:p>026</text:p>
          </table:table-cell>
          <table:table-cell table:formula="of:=CONCATENATE(LEFT([.D566];3);MID([.D566];5;10))" office:value-type="string" office:string-value="026195       " calcext:value-type="string">
            <text:p>026195 <text:s text:c="6"/></text:p>
          </table:table-cell>
          <table:table-cell table:formula="of:=CONCATENATE(LEFT([.D566];3);MID([.D566];4;10))" office:value-type="string" office:string-value="026.195      " calcext:value-type="string">
            <text:p>026.195 <text:s text:c="5"/></text:p>
          </table:table-cell>
          <table:table-cell table:style-name="ce8" office:value-type="string" calcext:value-type="string">
            <text:p>026.195 <text:s text:c="15"/>TRANSPORTES <text:s/>PARA SERVIDORES</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566]=[.B566];RIGHT([.D566];LEN([.D566])-6);[.I565])"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67];3)" office:value-type="string" office:string-value="026" calcext:value-type="string">
            <text:p>026</text:p>
          </table:table-cell>
          <table:table-cell table:formula="of:=CONCATENATE(LEFT([.D567];3);MID([.D567];5;10))" office:value-type="string" office:string-value="0262         " calcext:value-type="string">
            <text:p>0262 <text:s text:c="8"/></text:p>
          </table:table-cell>
          <table:table-cell table:formula="of:=CONCATENATE(LEFT([.D567];3);MID([.D567];4;10))" office:value-type="string" office:string-value="026.2        " calcext:value-type="string">
            <text:p>026.2 <text:s text:c="7"/></text:p>
          </table:table-cell>
          <table:table-cell table:style-name="ce8" office:value-type="string" calcext:value-type="string">
            <text:p>026.2 <text:s text:c="11"/>HIGIENE E SEGURANÇA DO TRABALHO</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567]=[.B567];RIGHT([.D567];LEN([.D567])-6);[.I566])"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68];3)" office:value-type="string" office:string-value="026" calcext:value-type="string">
            <text:p>026</text:p>
          </table:table-cell>
          <table:table-cell table:formula="of:=CONCATENATE(LEFT([.D568];3);MID([.D568];5;10))" office:value-type="string" office:string-value="02621A       " calcext:value-type="string">
            <text:p>02621A <text:s text:c="6"/></text:p>
          </table:table-cell>
          <table:table-cell table:formula="of:=CONCATENATE(LEFT([.D568];3);MID([.D568];4;10))" office:value-type="string" office:string-value="026.21A      " calcext:value-type="string">
            <text:p>026.21A <text:s text:c="5"/></text:p>
          </table:table-cell>
          <table:table-cell table:style-name="ce8" office:value-type="string" calcext:value-type="string">
            <text:p>026.21A <text:s text:c="13"/>PREVENÇÃO DE ACIDENTES DE TRABALHO</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68]=[.B568];RIGHT([.D568];LEN([.D568])-6);[.I567])"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69];3)" office:value-type="string" office:string-value="026" calcext:value-type="string">
            <text:p>026</text:p>
          </table:table-cell>
          <table:table-cell table:formula="of:=CONCATENATE(LEFT([.D569];3);MID([.D569];5;10))" office:value-type="string" office:string-value="02621B       " calcext:value-type="string">
            <text:p>02621B <text:s text:c="6"/></text:p>
          </table:table-cell>
          <table:table-cell table:formula="of:=CONCATENATE(LEFT([.D569];3);MID([.D569];4;10))" office:value-type="string" office:string-value="026.21B      " calcext:value-type="string">
            <text:p>026.21B <text:s text:c="5"/></text:p>
          </table:table-cell>
          <table:table-cell table:style-name="ce8" office:value-type="string" calcext:value-type="string">
            <text:p>026.21B <text:s text:c="19"/>COMISSÃO INTERNA DE PREVENÇÃO <text:s/>DE ACIDENTES (CIPA)</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569]=[.B569];RIGHT([.D569];LEN([.D569])-6);[.I568])"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70];3)" office:value-type="string" office:string-value="026" calcext:value-type="string">
            <text:p>026</text:p>
          </table:table-cell>
          <table:table-cell table:formula="of:=CONCATENATE(LEFT([.D570];3);MID([.D570];5;10))" office:value-type="string" office:string-value="02621C       " calcext:value-type="string">
            <text:p>02621C <text:s text:c="6"/></text:p>
          </table:table-cell>
          <table:table-cell table:formula="of:=CONCATENATE(LEFT([.D570];3);MID([.D570];4;10))" office:value-type="string" office:string-value="026.21C      " calcext:value-type="string">
            <text:p>026.21C <text:s text:c="5"/></text:p>
          </table:table-cell>
          <table:table-cell table:style-name="ce10" office:value-type="string" calcext:value-type="string">
            <text:p>026.21C <text:s text:c="18"/>CRIAÇÃO, <text:s text:c="2"/>DESIGNAÇÃO, <text:s text:c="2"/>PROPOSTAS, <text:s text:c="3"/>RELATÓRIOS <text:s/>E ATAS</text:p>
          </table:table-cell>
          <table:table-cell table:style-name="ce26" office:value-type="string" calcext:value-type="string">
            <text:p>3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570]=[.B570];RIGHT([.D570];LEN([.D570])-6);[.I569])"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71];3)" office:value-type="string" office:string-value="026" calcext:value-type="string">
            <text:p>026</text:p>
          </table:table-cell>
          <table:table-cell table:formula="of:=CONCATENATE(LEFT([.D571];3);MID([.D571];5;10))" office:value-type="string" office:string-value="02622        " calcext:value-type="string">
            <text:p>02622 <text:s text:c="7"/></text:p>
          </table:table-cell>
          <table:table-cell table:formula="of:=CONCATENATE(LEFT([.D571];3);MID([.D571];4;10))" office:value-type="string" office:string-value="026.22       " calcext:value-type="string">
            <text:p>026.22 <text:s text:c="6"/></text:p>
          </table:table-cell>
          <table:table-cell table:style-name="ce8" office:value-type="string" calcext:value-type="string">
            <text:p>026.22            REFEITÓRIOS, CANTINAS E COPAS<text:span text:style-name="T1">(FORNECIMENTO DE REFEIÇÕES)</text:span></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571]=[.B571];RIGHT([.D571];LEN([.D571])-6);[.I570])"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72];3)" office:value-type="string" office:string-value="026" calcext:value-type="string">
            <text:p>026</text:p>
          </table:table-cell>
          <table:table-cell table:formula="of:=CONCATENATE(LEFT([.D572];3);MID([.D572];5;10))" office:value-type="string" office:string-value="02623        " calcext:value-type="string">
            <text:p>02623 <text:s text:c="7"/></text:p>
          </table:table-cell>
          <table:table-cell table:formula="of:=CONCATENATE(LEFT([.D572];3);MID([.D572];4;10))" office:value-type="string" office:string-value="026.23       " calcext:value-type="string">
            <text:p>026.23 <text:s text:c="6"/></text:p>
          </table:table-cell>
          <table:table-cell table:style-name="ce8" office:value-type="string" calcext:value-type="string">
            <text:p>026.23 <text:s text:c="11"/>INSPEÇÕES PERIÓDICAS DE SAÚDE</text:p>
          </table:table-cell>
          <table:table-cell table:style-name="ce26" office:value-type="string" calcext:value-type="string">
            <text:p>5 anos</text:p>
          </table:table-cell>
          <table:table-cell table:style-name="ce37"/>
          <table:table-cell table:style-name="ce36" office:value-type="string" calcext:value-type="string">
            <text:p>Eliminação</text:p>
          </table:table-cell>
          <table:table-cell table:style-name="ce58"/>
          <table:table-cell table:style-name="ce65" table:formula="of:=IF([.C572]=[.B572];RIGHT([.D572];LEN([.D572])-6);[.I571])" office:value-type="string" office:string-value="        PREVIDÊNCIA, ASSISTÊNCIA E SEGURIDADE SOCIAL" calcext:value-type="string">
            <text:p><text:s text:c="8"/>PREVIDÊNCIA, ASSISTÊNCIA E SEGURIDADE SOCIAL</text:p>
          </table:table-cell>
          <table:table-cell table:number-columns-repeated="7"/>
        </table:table-row>
        <table:table-row table:style-name="ro2">
          <table:table-cell table:formula="of:=LEFT([.D573];3)" office:value-type="string" office:string-value="029" calcext:value-type="string">
            <text:p>029</text:p>
          </table:table-cell>
          <table:table-cell table:formula="of:=CONCATENATE(LEFT([.D573];3);MID([.D573];5;10))" office:value-type="string" office:string-value="029          " calcext:value-type="string">
            <text:p>029 <text:s text:c="9"/></text:p>
          </table:table-cell>
          <table:table-cell table:formula="of:=CONCATENATE(LEFT([.D573];3);MID([.D573];4;10))" office:value-type="string" office:string-value="029          " calcext:value-type="string">
            <text:p>029 <text:s text:c="9"/></text:p>
          </table:table-cell>
          <table:table-cell table:style-name="ce11" office:value-type="string" calcext:value-type="string">
            <text:p>029 <text:s text:c="10"/>OUTROS ASSUNTOS REFERENTES <text:s/>A PESSOAL</text:p>
          </table:table-cell>
          <table:table-cell table:style-name="ce25"/>
          <table:table-cell table:style-name="ce43" table:number-columns-repeated="3"/>
          <table:table-cell table:style-name="ce65" table:formula="of:=IF([.C573]=[.B573];RIGHT([.D573];LEN([.D573])-6);[.I572])" office:value-type="string" office:string-value="        OUTROS ASSUNTOS REFERENTES  A PESSOAL" calcext:value-type="string">
            <text:p><text:s text:c="8"/>OUTROS ASSUNTOS REFERENTES <text:s/>A PESSOAL</text:p>
          </table:table-cell>
          <table:table-cell table:number-columns-repeated="7"/>
        </table:table-row>
        <table:table-row table:style-name="ro2">
          <table:table-cell table:formula="of:=LEFT([.D574];3)" office:value-type="string" office:string-value="029" calcext:value-type="string">
            <text:p>029</text:p>
          </table:table-cell>
          <table:table-cell table:formula="of:=CONCATENATE(LEFT([.D574];3);MID([.D574];5;10))" office:value-type="string" office:string-value="0291         " calcext:value-type="string">
            <text:p>0291 <text:s text:c="8"/></text:p>
          </table:table-cell>
          <table:table-cell table:formula="of:=CONCATENATE(LEFT([.D574];3);MID([.D574];4;10))" office:value-type="string" office:string-value="029.1        " calcext:value-type="string">
            <text:p>029.1 <text:s text:c="7"/></text:p>
          </table:table-cell>
          <table:table-cell table:style-name="ce12" office:value-type="string" calcext:value-type="string">
            <text:p>029.1           HORÁRIO DE EXPEDIENTE<text:span text:style-name="T1">(INCLUSIVE ESCALA  DE PLANTÃO)</text:span></text:p>
          </table:table-cell>
          <table:table-cell table:style-name="ce30" office:value-type="string" calcext:value-type="string">
            <text:p>2 anos</text:p>
          </table:table-cell>
          <table:table-cell table:style-name="ce48"/>
          <table:table-cell table:style-name="ce45" office:value-type="string" calcext:value-type="string">
            <text:p>Eliminação</text:p>
          </table:table-cell>
          <table:table-cell table:style-name="ce54"/>
          <table:table-cell table:style-name="ce65" table:formula="of:=IF([.C574]=[.B574];RIGHT([.D574];LEN([.D574])-6);[.I573])" office:value-type="string" office:string-value="        OUTROS ASSUNTOS REFERENTES  A PESSOAL" calcext:value-type="string">
            <text:p><text:s text:c="8"/>OUTROS ASSUNTOS REFERENTES <text:s/>A PESSOAL</text:p>
          </table:table-cell>
          <table:table-cell table:number-columns-repeated="7"/>
        </table:table-row>
        <table:table-row table:style-name="ro28">
          <table:table-cell table:formula="of:=LEFT([.D575];3)" office:value-type="string" office:string-value="029" calcext:value-type="string">
            <text:p>029</text:p>
          </table:table-cell>
          <table:table-cell table:formula="of:=CONCATENATE(LEFT([.D575];3);MID([.D575];5;10))" office:value-type="string" office:string-value="02911        " calcext:value-type="string">
            <text:p>02911 <text:s text:c="7"/></text:p>
          </table:table-cell>
          <table:table-cell table:formula="of:=CONCATENATE(LEFT([.D575];3);MID([.D575];4;10))" office:value-type="string" office:string-value="029.11       " calcext:value-type="string">
            <text:p>029.11 <text:s text:c="6"/></text:p>
          </table:table-cell>
          <table:table-cell table:style-name="ce8" office:value-type="string" calcext:value-type="string">
            <text:p>029.11            CONTROLE DE FREQUÊNCIA<text:span text:style-name="T1">LIVROS, CARTÕES, FOLHAS DE PONTO, ABONO DE FALTAS, CUMPRIMENTO DE HORAS EXTRAS</text:span></text:p>
          </table:table-cell>
          <table:table-cell table:style-name="ce26" office:value-type="string" calcext:value-type="string">
            <text:p>5 anos</text:p>
          </table:table-cell>
          <table:table-cell table:style-name="ce36" office:value-type="string" calcext:value-type="string">
            <text:p>47 anos</text:p>
          </table:table-cell>
          <table:table-cell table:style-name="ce36" office:value-type="string" calcext:value-type="string">
            <text:p>Eliminação</text:p>
          </table:table-cell>
          <table:table-cell table:style-name="ce58"/>
          <table:table-cell table:style-name="ce65" table:formula="of:=IF([.C575]=[.B575];RIGHT([.D575];LEN([.D575])-6);[.I574])" office:value-type="string" office:string-value="        OUTROS ASSUNTOS REFERENTES  A PESSOAL" calcext:value-type="string">
            <text:p><text:s text:c="8"/>OUTROS ASSUNTOS REFERENTES <text:s/>A PESSOAL</text:p>
          </table:table-cell>
          <table:table-cell table:number-columns-repeated="7"/>
        </table:table-row>
        <table:table-row table:style-name="ro2">
          <table:table-cell table:formula="of:=LEFT([.D576];3)" office:value-type="string" office:string-value="029" calcext:value-type="string">
            <text:p>029</text:p>
          </table:table-cell>
          <table:table-cell table:formula="of:=CONCATENATE(LEFT([.D576];3);MID([.D576];5;10))" office:value-type="string" office:string-value="0292         " calcext:value-type="string">
            <text:p>0292 <text:s text:c="8"/></text:p>
          </table:table-cell>
          <table:table-cell table:formula="of:=CONCATENATE(LEFT([.D576];3);MID([.D576];4;10))" office:value-type="string" office:string-value="029.2        " calcext:value-type="string">
            <text:p>029.2 <text:s text:c="7"/></text:p>
          </table:table-cell>
          <table:table-cell table:style-name="ce12" office:value-type="string" calcext:value-type="string">
            <text:p>029.2 <text:s text:c="11"/>MISSÕES FORA DA SEDE. VIAGENS A SERVIÇO</text:p>
          </table:table-cell>
          <table:table-cell table:style-name="ce27"/>
          <table:table-cell table:style-name="ce42"/>
          <table:table-cell table:style-name="ce39"/>
          <table:table-cell table:style-name="ce58"/>
          <table:table-cell table:style-name="ce65" table:formula="of:=IF([.C576]=[.B576];RIGHT([.D576];LEN([.D576])-6);[.I575])" office:value-type="string" office:string-value="        OUTROS ASSUNTOS REFERENTES  A PESSOAL" calcext:value-type="string">
            <text:p><text:s text:c="8"/>OUTROS ASSUNTOS REFERENTES <text:s/>A PESSOAL</text:p>
          </table:table-cell>
          <table:table-cell table:number-columns-repeated="7"/>
        </table:table-row>
        <table:table-row table:style-name="ro14">
          <table:table-cell table:formula="of:=LEFT([.D577];3)" office:value-type="string" office:string-value="029" calcext:value-type="string">
            <text:p>029</text:p>
          </table:table-cell>
          <table:table-cell table:formula="of:=CONCATENATE(LEFT([.D577];3);MID([.D577];5;10))" office:value-type="string" office:string-value="02921        " calcext:value-type="string">
            <text:p>02921 <text:s text:c="7"/></text:p>
          </table:table-cell>
          <table:table-cell table:formula="of:=CONCATENATE(LEFT([.D577];3);MID([.D577];4;10))" office:value-type="string" office:string-value="029.21       " calcext:value-type="string">
            <text:p>029.21 <text:s text:c="6"/></text:p>
          </table:table-cell>
          <table:table-cell table:style-name="ce8" office:value-type="string" calcext:value-type="string">
            <text:p>029.21            NO PAÍS <text:span text:style-name="T1">AJUDAS DE CUSTO DIÁRIAS</text:span></text:p>
            <text:p><text:span text:style-name="T1">PASSAGENS  (INCLUSIVE DEVOLUÇÃO) PRESTAÇÕES DE CONTAS</text:span></text:p>
            <text:p><text:span text:style-name="T1">RELATÓRIOS DE VIAGEM</text:span></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36" office:value-type="string" calcext:value-type="string">
            <text:p>Os <text:s text:c="2"/>relatórios <text:s/>técnicos <text:s/>de <text:s/>viagem <text:s/>estarão classificados no assunto correspondente ao seu conteúdo, cujos prazos e destinação estão estabelecidos nesta tabela.</text:p>
          </table:table-cell>
          <table:table-cell table:style-name="ce65" table:formula="of:=IF([.C577]=[.B577];RIGHT([.D577];LEN([.D577])-6);[.I576])" office:value-type="string" office:string-value="        OUTROS ASSUNTOS REFERENTES  A PESSOAL" calcext:value-type="string">
            <text:p><text:s text:c="8"/>OUTROS ASSUNTOS REFERENTES <text:s/>A PESSOAL</text:p>
          </table:table-cell>
          <table:table-cell table:number-columns-repeated="7"/>
        </table:table-row>
        <table:table-row table:style-name="ro2">
          <table:table-cell table:formula="of:=LEFT([.D578];3)" office:value-type="string" office:string-value="029" calcext:value-type="string">
            <text:p>029</text:p>
          </table:table-cell>
          <table:table-cell table:formula="of:=CONCATENATE(LEFT([.D578];3);MID([.D578];5;10))" office:value-type="string" office:string-value="02922        " calcext:value-type="string">
            <text:p>02922 <text:s text:c="7"/></text:p>
          </table:table-cell>
          <table:table-cell table:formula="of:=CONCATENATE(LEFT([.D578];3);MID([.D578];4;10))" office:value-type="string" office:string-value="029.22       " calcext:value-type="string">
            <text:p>029.22 <text:s text:c="6"/></text:p>
          </table:table-cell>
          <table:table-cell table:style-name="ce11" office:value-type="string" calcext:value-type="string">
            <text:p>029.22            NO EXTERIOR<text:span text:style-name="T1">(AFASTAMENTO DO PAÍS)</text:span></text:p>
          </table:table-cell>
          <table:table-cell table:style-name="ce25"/>
          <table:table-cell table:style-name="ce43" table:number-columns-repeated="3"/>
          <table:table-cell table:style-name="ce65" table:formula="of:=IF([.C578]=[.B578];RIGHT([.D578];LEN([.D578])-6);[.I577])" office:value-type="string" office:string-value="        OUTROS ASSUNTOS REFERENTES  A PESSOAL" calcext:value-type="string">
            <text:p><text:s text:c="8"/>OUTROS ASSUNTOS REFERENTES <text:s/>A PESSOAL</text:p>
          </table:table-cell>
          <table:table-cell table:number-columns-repeated="7"/>
        </table:table-row>
        <table:table-row table:style-name="ro14">
          <table:table-cell table:formula="of:=LEFT([.D579];3)" office:value-type="string" office:string-value="029" calcext:value-type="string">
            <text:p>029</text:p>
          </table:table-cell>
          <table:table-cell table:formula="of:=CONCATENATE(LEFT([.D579];3);MID([.D579];5;10))" office:value-type="string" office:string-value="029221       " calcext:value-type="string">
            <text:p>029221 <text:s text:c="6"/></text:p>
          </table:table-cell>
          <table:table-cell table:formula="of:=CONCATENATE(LEFT([.D579];3);MID([.D579];4;10))" office:value-type="string" office:string-value="029.221      " calcext:value-type="string">
            <text:p>029.221 <text:s text:c="5"/></text:p>
          </table:table-cell>
          <table:table-cell table:style-name="ce8" office:value-type="string" calcext:value-type="string">
            <text:p>029.221 <text:s text:c="14"/>SEM ÔNUS PARA A INSTITUIÇÃO</text:p>
          </table:table-cell>
          <table:table-cell table:style-name="ce26" office:value-type="string" calcext:value-type="string">
            <text:p>7 anos</text:p>
          </table:table-cell>
          <table:table-cell table:style-name="ce37"/>
          <table:table-cell table:style-name="ce36" office:value-type="string" calcext:value-type="string">
            <text:p>Eliminação</text:p>
          </table:table-cell>
          <table:table-cell table:style-name="ce36" office:value-type="string" calcext:value-type="string">
            <text:p>Os <text:s text:c="2"/>relatórios <text:s/>técnicos <text:s/>de <text:s/>viagem <text:s/>estarão classificados no assunto correspondente ao seu conteúdo, cujos prazos e destinação estão estabelecidos nesta tabela.</text:p>
          </table:table-cell>
          <table:table-cell table:style-name="ce65" table:formula="of:=IF([.C579]=[.B579];RIGHT([.D579];LEN([.D579])-6);[.I578])" office:value-type="string" office:string-value="        OUTROS ASSUNTOS REFERENTES  A PESSOAL" calcext:value-type="string">
            <text:p><text:s text:c="8"/>OUTROS ASSUNTOS REFERENTES <text:s/>A PESSOAL</text:p>
          </table:table-cell>
          <table:table-cell table:number-columns-repeated="7"/>
        </table:table-row>
        <table:table-row table:style-name="ro14">
          <table:table-cell table:formula="of:=LEFT([.D580];3)" office:value-type="string" office:string-value="029" calcext:value-type="string">
            <text:p>029</text:p>
          </table:table-cell>
          <table:table-cell table:formula="of:=CONCATENATE(LEFT([.D580];3);MID([.D580];5;10))" office:value-type="string" office:string-value="029222       " calcext:value-type="string">
            <text:p>029222 <text:s text:c="6"/></text:p>
          </table:table-cell>
          <table:table-cell table:formula="of:=CONCATENATE(LEFT([.D580];3);MID([.D580];4;10))" office:value-type="string" office:string-value="029.222      " calcext:value-type="string">
            <text:p>029.222 <text:s text:c="5"/></text:p>
          </table:table-cell>
          <table:table-cell table:style-name="ce8" office:value-type="string" calcext:value-type="string">
            <text:p>029.222               COM ÔNUS PARA A INSTITUIÇÃO <text:span text:style-name="T9">AUTORIZAÇÃO DE AFASTAMENTO </text:span><text:span text:style-name="T10">DIÁRIAS  (INCLUSIVE  COMPRA  DE  MOEDA ESTRANGEIRA)</text:span><text:span text:style-name="T11">LISTA DE PARTICIPANTES (NO CASO DE COMITIVAS E DELEGAÇÕES)</text:span></text:p>
            <text:p><text:span text:style-name="T1">PASSAGENS PASSAPORTES PRESTAÇÕES DE CONTAS RELATÓRIOS DE VIAGEM RESERVAS DE HOTEL</text:span></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36" office:value-type="string" calcext:value-type="string">
            <text:p>Os <text:s text:c="2"/>relatórios <text:s/>técnicos <text:s/>de <text:s/>viagem <text:s/>estarão classificados no assunto correspondente ao seu conteúdo, cujos prazos e destinação estão estabelecidos nesta tabela.</text:p>
          </table:table-cell>
          <table:table-cell table:style-name="ce65" table:formula="of:=IF([.C580]=[.B580];RIGHT([.D580];LEN([.D580])-6);[.I579])" office:value-type="string" office:string-value="        OUTROS ASSUNTOS REFERENTES  A PESSOAL" calcext:value-type="string">
            <text:p><text:s text:c="8"/>OUTROS ASSUNTOS REFERENTES <text:s/>A PESSOAL</text:p>
          </table:table-cell>
          <table:table-cell table:number-columns-repeated="7"/>
        </table:table-row>
        <table:table-row table:style-name="ro2">
          <table:table-cell table:formula="of:=LEFT([.D581];3)" office:value-type="string" office:string-value="029" calcext:value-type="string">
            <text:p>029</text:p>
          </table:table-cell>
          <table:table-cell table:formula="of:=CONCATENATE(LEFT([.D581];3);MID([.D581];5;10))" office:value-type="string" office:string-value="0293         " calcext:value-type="string">
            <text:p>0293 <text:s text:c="8"/></text:p>
          </table:table-cell>
          <table:table-cell table:formula="of:=CONCATENATE(LEFT([.D581];3);MID([.D581];4;10))" office:value-type="string" office:string-value="029.3        " calcext:value-type="string">
            <text:p>029.3 <text:s text:c="7"/></text:p>
          </table:table-cell>
          <table:table-cell table:style-name="ce11" office:value-type="string" calcext:value-type="string">
            <text:p>029.3 <text:s text:c="8"/>INCENTIVOS FUNCIONAIS</text:p>
          </table:table-cell>
          <table:table-cell table:style-name="ce25"/>
          <table:table-cell table:style-name="ce35"/>
          <table:table-cell table:style-name="ce43" table:number-columns-repeated="2"/>
          <table:table-cell table:style-name="ce65" table:formula="of:=IF([.C581]=[.B581];RIGHT([.D581];LEN([.D581])-6);[.I580])" office:value-type="string" office:string-value="        OUTROS ASSUNTOS REFERENTES  A PESSOAL" calcext:value-type="string">
            <text:p><text:s text:c="8"/>OUTROS ASSUNTOS REFERENTES <text:s/>A PESSOAL</text:p>
          </table:table-cell>
          <table:table-cell table:number-columns-repeated="7"/>
        </table:table-row>
        <table:table-row table:style-name="ro2">
          <table:table-cell table:formula="of:=LEFT([.D582];3)" office:value-type="string" office:string-value="029" calcext:value-type="string">
            <text:p>029</text:p>
          </table:table-cell>
          <table:table-cell table:formula="of:=CONCATENATE(LEFT([.D582];3);MID([.D582];5;10))" office:value-type="string" office:string-value="02931        " calcext:value-type="string">
            <text:p>02931 <text:s text:c="7"/></text:p>
          </table:table-cell>
          <table:table-cell table:formula="of:=CONCATENATE(LEFT([.D582];3);MID([.D582];4;10))" office:value-type="string" office:string-value="029.31       " calcext:value-type="string">
            <text:p>029.31 <text:s text:c="6"/></text:p>
          </table:table-cell>
          <table:table-cell table:style-name="ce8" office:value-type="string" calcext:value-type="string">
            <text:p>029.31           PRÊMIOS <text:span text:style-name="T1">CONCESSÃO DE MEDALHAS, DIPLOMAS DE HONRA AO MÉRITO  E ELOGIOS</text:span></text:p>
          </table:table-cell>
          <table:table-cell table:style-name="ce26" office:value-type="string" calcext:value-type="string">
            <text:p>5 anos</text:p>
          </table:table-cell>
          <table:table-cell table:style-name="ce36" office:value-type="string" calcext:value-type="string">
            <text:p>5 anos</text:p>
          </table:table-cell>
          <table:table-cell table:style-name="ce44" office:value-type="string" calcext:value-type="string">
            <text:p>Guarda permanente</text:p>
          </table:table-cell>
          <table:table-cell table:style-name="ce58"/>
          <table:table-cell table:style-name="ce65" table:formula="of:=IF([.C582]=[.B582];RIGHT([.D582];LEN([.D582])-6);[.I581])" office:value-type="string" office:string-value="        OUTROS ASSUNTOS REFERENTES  A PESSOAL" calcext:value-type="string">
            <text:p><text:s text:c="8"/>OUTROS ASSUNTOS REFERENTES <text:s/>A PESSOAL</text:p>
          </table:table-cell>
          <table:table-cell table:number-columns-repeated="7"/>
        </table:table-row>
        <table:table-row table:style-name="ro23">
          <table:table-cell table:formula="of:=LEFT([.D583];3)" office:value-type="string" office:string-value="029" calcext:value-type="string">
            <text:p>029</text:p>
          </table:table-cell>
          <table:table-cell table:formula="of:=CONCATENATE(LEFT([.D583];3);MID([.D583];5;10))" office:value-type="string" office:string-value="0294         " calcext:value-type="string">
            <text:p>0294 <text:s text:c="8"/></text:p>
          </table:table-cell>
          <table:table-cell table:formula="of:=CONCATENATE(LEFT([.D583];3);MID([.D583];4;10))" office:value-type="string" office:string-value="029.4        " calcext:value-type="string">
            <text:p>029.4 <text:s text:c="7"/></text:p>
          </table:table-cell>
          <table:table-cell table:style-name="ce8" office:value-type="string" calcext:value-type="string">
            <text:p>029.4         DELEGAÇÕES DE COMPETÊNCIA. <text:span text:style-name="T12">PROCURAÇÃO</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36" office:value-type="string" calcext:value-type="string">
            <text:p>Quanto  aos  documentos  referentes  aos ordenadores   de   despesas,   utilizar o  prazo  dos documentos  financeiros (Até aprovação das contas</text:p>
            <text:p>+  5  anos  a  contar  da  data  de  aprovação  das contas e eliminação).</text:p>
          </table:table-cell>
          <table:table-cell table:style-name="ce65" table:formula="of:=IF([.C583]=[.B583];RIGHT([.D583];LEN([.D583])-6);[.I582])" office:value-type="string" office:string-value="        OUTROS ASSUNTOS REFERENTES  A PESSOAL" calcext:value-type="string">
            <text:p><text:s text:c="8"/>OUTROS ASSUNTOS REFERENTES <text:s/>A PESSOAL</text:p>
          </table:table-cell>
          <table:table-cell table:number-columns-repeated="7"/>
        </table:table-row>
        <table:table-row table:style-name="ro3">
          <table:table-cell table:formula="of:=LEFT([.D584];3)" office:value-type="string" office:string-value="029" calcext:value-type="string">
            <text:p>029</text:p>
          </table:table-cell>
          <table:table-cell table:formula="of:=CONCATENATE(LEFT([.D584];3);MID([.D584];5;10))" office:value-type="string" office:string-value="0295         " calcext:value-type="string">
            <text:p>0295 <text:s text:c="8"/></text:p>
          </table:table-cell>
          <table:table-cell table:formula="of:=CONCATENATE(LEFT([.D584];3);MID([.D584];4;10))" office:value-type="string" office:string-value="029.5        " calcext:value-type="string">
            <text:p>029.5 <text:s text:c="7"/></text:p>
          </table:table-cell>
          <table:table-cell table:style-name="ce8" office:value-type="string" calcext:value-type="string">
            <text:p>029.5         SERVIÇOS PROFISSIONAIS TRANSITÓRIOS<text:span text:style-name="T9">:</text:span><text:span text:style-name="T13">AUTÔNOMOS E COLABORADORES </text:span><text:span text:style-name="T11">(INCLUSIVE LICITAÇÕES)</text:span></text:p>
          </table:table-cell>
          <table:table-cell table:style-name="ce26" office:value-type="string" calcext:value-type="string">
            <text:p>Enquanto vigora a prestação do serviço</text:p>
          </table:table-cell>
          <table:table-cell table:style-name="ce41" office:value-type="string" calcext:value-type="string">
            <text:p></text:p>
          </table:table-cell>
          <table:table-cell table:style-name="ce36" office:value-type="string" calcext:value-type="string">
            <text:p>Eliminação</text:p>
          </table:table-cell>
          <table:table-cell table:style-name="ce36" office:value-type="string" calcext:value-type="string">
            <text:p><text:span text:style-name="T14">O  prazo total de guarda dos documentos  é de</text:span></text:p>
            <text:p><text:span text:style-name="T14">52 anos.</text:span></text:p>
          </table:table-cell>
          <table:table-cell table:style-name="ce65" table:formula="of:=IF([.C584]=[.B584];RIGHT([.D584];LEN([.D584])-6);[.I583])" office:value-type="string" office:string-value="        OUTROS ASSUNTOS REFERENTES  A PESSOAL" calcext:value-type="string">
            <text:p><text:s text:c="8"/>OUTROS ASSUNTOS REFERENTES <text:s/>A PESSOAL</text:p>
          </table:table-cell>
          <table:table-cell table:number-columns-repeated="7"/>
        </table:table-row>
        <table:table-row table:style-name="ro2">
          <table:table-cell table:formula="of:=LEFT([.D585];3)" office:value-type="string" office:string-value="029" calcext:value-type="string">
            <text:p>029</text:p>
          </table:table-cell>
          <table:table-cell table:formula="of:=CONCATENATE(LEFT([.D585];3);MID([.D585];5;10))" office:value-type="string" office:string-value="0296         " calcext:value-type="string">
            <text:p>0296 <text:s text:c="8"/></text:p>
          </table:table-cell>
          <table:table-cell table:formula="of:=CONCATENATE(LEFT([.D585];3);MID([.D585];4;10))" office:value-type="string" office:string-value="029.6        " calcext:value-type="string">
            <text:p>029.6 <text:s text:c="7"/></text:p>
          </table:table-cell>
          <table:table-cell table:style-name="ce8" office:value-type="string" calcext:value-type="string">
            <text:p>029.6 <text:s text:c="8"/>AÇÕES TRABALHISTAS. RECLAMAÇÕES TRABALHISTAS</text:p>
          </table:table-cell>
          <table:table-cell table:style-name="ce26" office:value-type="string" calcext:value-type="string">
            <text:p>Até o trânsito em julgado</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585]=[.B585];RIGHT([.D585];LEN([.D585])-6);[.I584])" office:value-type="string" office:string-value="        OUTROS ASSUNTOS REFERENTES  A PESSOAL" calcext:value-type="string">
            <text:p><text:s text:c="8"/>OUTROS ASSUNTOS REFERENTES <text:s/>A PESSOAL</text:p>
          </table:table-cell>
          <table:table-cell table:number-columns-repeated="7"/>
        </table:table-row>
        <table:table-row table:style-name="ro2">
          <table:table-cell table:formula="of:=LEFT([.D586];3)" office:value-type="string" office:string-value="029" calcext:value-type="string">
            <text:p>029</text:p>
          </table:table-cell>
          <table:table-cell table:formula="of:=CONCATENATE(LEFT([.D586];3);MID([.D586];5;10))" office:value-type="string" office:string-value="0297         " calcext:value-type="string">
            <text:p>0297 <text:s text:c="8"/></text:p>
          </table:table-cell>
          <table:table-cell table:formula="of:=CONCATENATE(LEFT([.D586];3);MID([.D586];4;10))" office:value-type="string" office:string-value="029.7        " calcext:value-type="string">
            <text:p>029.7 <text:s text:c="7"/></text:p>
          </table:table-cell>
          <table:table-cell table:style-name="ce8" office:value-type="string" calcext:value-type="string">
            <text:p>029.7 <text:s text:c="8"/>MOVIMENTOS REIVINDICATÓRIOS: GREVES E PARALISAÇÕES</text:p>
          </table:table-cell>
          <table:table-cell table:style-name="ce26" office:value-type="string" calcext:value-type="string">
            <text:p>5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586]=[.B586];RIGHT([.D586];LEN([.D586])-6);[.I585])" office:value-type="string" office:string-value="        OUTROS ASSUNTOS REFERENTES  A PESSOAL" calcext:value-type="string">
            <text:p><text:s text:c="8"/>OUTROS ASSUNTOS REFERENTES <text:s/>A PESSOAL</text:p>
          </table:table-cell>
          <table:table-cell table:number-columns-repeated="7"/>
        </table:table-row>
        <table:table-row table:style-name="ro28">
          <table:table-cell table:formula="of:=LEFT([.D587];3)" office:value-type="string" office:string-value="030" calcext:value-type="string">
            <text:p>030</text:p>
          </table:table-cell>
          <table:table-cell table:formula="of:=CONCATENATE(LEFT([.D587];3);MID([.D587];5;10))" office:value-type="string" office:string-value="030          " calcext:value-type="string">
            <text:p>030 <text:s text:c="9"/></text:p>
          </table:table-cell>
          <table:table-cell table:formula="of:=CONCATENATE(LEFT([.D587];3);MID([.D587];4;10))" office:value-type="string" office:string-value="030          " calcext:value-type="string">
            <text:p>030 <text:s text:c="9"/></text:p>
          </table:table-cell>
          <table:table-cell table:style-name="ce8" office:value-type="string" calcext:value-type="string">
            <text:p>030            MATERIAL <text:span text:style-name="T1">NORMAS,   REGULAMENTAÇÕES,    DIRETRIZES,    PROCEDIMENTOS, ESTUDOS E/OU DECISÕES DE CARÁTER GERAL</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587]=[.B587];RIGHT([.D587];LEN([.D587])-6);[.I586])" office:value-type="string" office:string-value="         MATERIAL NORMAS,   REGULAMENTAÇÕES,    DIRETRIZES,    PROCEDIMENTOS, ESTUDOS E/OU DECISÕES DE CARÁTER GERAL" calcext:value-type="string">
            <text:p><text:s text:c="9"/>MATERIAL NORMAS, <text:s text:c="2"/>REGULAMENTAÇÕES, <text:s text:c="3"/>DIRETRIZES, <text:s text:c="3"/>PROCEDIMENTOS, ESTUDOS E/OU DECISÕES DE CARÁTER GERAL</text:p>
          </table:table-cell>
          <table:table-cell table:number-columns-repeated="7"/>
        </table:table-row>
        <table:table-row table:style-name="ro2">
          <table:table-cell table:formula="of:=LEFT([.D588];3)" office:value-type="string" office:string-value="030" calcext:value-type="string">
            <text:p>030</text:p>
          </table:table-cell>
          <table:table-cell table:formula="of:=CONCATENATE(LEFT([.D588];3);MID([.D588];5;10))" office:value-type="string" office:string-value="0301         " calcext:value-type="string">
            <text:p>0301 <text:s text:c="8"/></text:p>
          </table:table-cell>
          <table:table-cell table:formula="of:=CONCATENATE(LEFT([.D588];3);MID([.D588];4;10))" office:value-type="string" office:string-value="030.1        " calcext:value-type="string">
            <text:p>030.1 <text:s text:c="7"/></text:p>
          </table:table-cell>
          <table:table-cell table:style-name="ce8" office:value-type="string" calcext:value-type="string">
            <text:p>030.1 <text:s text:c="10"/>CADASTRO DE FORNECEDORES</text:p>
          </table:table-cell>
          <table:table-cell table:style-name="ce26" office:value-type="string" calcext:value-type="string">
            <text:p>5 anos</text:p>
          </table:table-cell>
          <table:table-cell table:style-name="ce37"/>
          <table:table-cell table:style-name="ce36" office:value-type="string" calcext:value-type="string">
            <text:p>Eliminação</text:p>
          </table:table-cell>
          <table:table-cell table:style-name="ce58"/>
          <table:table-cell table:style-name="ce65" table:formula="of:=IF([.C588]=[.B588];RIGHT([.D588];LEN([.D588])-6);[.I587])" office:value-type="string" office:string-value="         MATERIAL NORMAS,   REGULAMENTAÇÕES,    DIRETRIZES,    PROCEDIMENTOS, ESTUDOS E/OU DECISÕES DE CARÁTER GERAL" calcext:value-type="string">
            <text:p><text:s text:c="9"/>MATERIAL NORMAS, <text:s text:c="2"/>REGULAMENTAÇÕES, <text:s text:c="3"/>DIRETRIZES, <text:s text:c="3"/>PROCEDIMENTOS, ESTUDOS E/OU DECISÕES DE CARÁTER GERAL</text:p>
          </table:table-cell>
          <table:table-cell table:number-columns-repeated="7"/>
        </table:table-row>
        <table:table-row table:style-name="ro35">
          <table:table-cell table:formula="of:=LEFT([.D589];3)" office:value-type="string" office:string-value="031" calcext:value-type="string">
            <text:p>031</text:p>
          </table:table-cell>
          <table:table-cell table:formula="of:=CONCATENATE(LEFT([.D589];3);MID([.D589];5;10))" office:value-type="string" office:string-value="031          " calcext:value-type="string">
            <text:p>031 <text:s text:c="9"/></text:p>
          </table:table-cell>
          <table:table-cell table:formula="of:=CONCATENATE(LEFT([.D589];3);MID([.D589];4;10))" office:value-type="string" office:string-value="031          " calcext:value-type="string">
            <text:p>031 <text:s text:c="9"/></text:p>
          </table:table-cell>
          <table:table-cell table:style-name="ce8" office:value-type="string" calcext:value-type="string">
            <text:p>031           ESPECIFICAÇÃO. PADRONIZAÇÃO.</text:p>
            <text:p>CODIFICAÇÃO. PREVISÃO. CATÁLOGO. IDENTIFICAÇÃO. CLASSIFICAÇÃO<text:span text:style-name="T1">(INCLUSIVE AMOSTRAS)</text:span></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589]=[.B589];RIGHT([.D589];LEN([.D589])-6);[.I588])" office:value-type="string" office:string-value="        ESPECIFICAÇÃO. PADRONIZAÇÃO.&#10;CODIFICAÇÃO. PREVISÃO. CATÁLOGO. IDENTIFICAÇÃO. CLASSIFICAÇÃO(INCLUSIVE AMOSTRAS)" calcext:value-type="string">
            <text:p>        ESPECIFICAÇÃO. PADRONIZAÇÃO.</text:p>
            <text:p>CODIFICAÇÃO. PREVISÃO. CATÁLOGO. IDENTIFICAÇÃO. CLASSIFICAÇÃO(INCLUSIVE AMOSTRAS)</text:p>
          </table:table-cell>
          <table:table-cell table:number-columns-repeated="7"/>
        </table:table-row>
        <table:table-row table:style-name="ro28">
          <table:table-cell table:formula="of:=LEFT([.D590];3)" office:value-type="string" office:string-value="032" calcext:value-type="string">
            <text:p>032</text:p>
          </table:table-cell>
          <table:table-cell table:formula="of:=CONCATENATE(LEFT([.D590];3);MID([.D590];5;10))" office:value-type="string" office:string-value="032          " calcext:value-type="string">
            <text:p>032 <text:s text:c="9"/></text:p>
          </table:table-cell>
          <table:table-cell table:formula="of:=CONCATENATE(LEFT([.D590];3);MID([.D590];4;10))" office:value-type="string" office:string-value="032          " calcext:value-type="string">
            <text:p>032 <text:s text:c="9"/></text:p>
          </table:table-cell>
          <table:table-cell table:style-name="ce8" office:value-type="string" calcext:value-type="string">
            <text:p>032           REQUISIÇÃO E CONTROLE DE SERVIÇOS REPROGRÁFICOS<text:span text:style-name="T1">(INCLUSIVE ASSINATURAS AUTORIZADAS E REPRODUÇÕES DE FORMULÁRIOS)</text:span></text:p>
          </table:table-cell>
          <table:table-cell table:style-name="ce26" office:value-type="string" calcext:value-type="string">
            <text:p>1 ano</text:p>
          </table:table-cell>
          <table:table-cell table:style-name="ce37"/>
          <table:table-cell table:style-name="ce36" office:value-type="string" calcext:value-type="string">
            <text:p>Eliminação</text:p>
          </table:table-cell>
          <table:table-cell table:style-name="ce58"/>
          <table:table-cell table:style-name="ce65" table:formula="of:=IF([.C590]=[.B590];RIGHT([.D590];LEN([.D590])-6);[.I589])" office:value-type="string" office:string-value="        REQUISIÇÃO E CONTROLE DE SERVIÇOS REPROGRÁFICOS(INCLUSIVE ASSINATURAS AUTORIZADAS E REPRODUÇÕES DE FORMULÁRIOS)" calcext:value-type="string">
            <text:p><text:s text:c="8"/>REQUISIÇÃO E CONTROLE DE SERVIÇOS REPROGRÁFICOS(INCLUSIVE ASSINATURAS AUTORIZADAS E REPRODUÇÕES DE FORMULÁRIOS)</text:p>
          </table:table-cell>
          <table:table-cell table:number-columns-repeated="7"/>
        </table:table-row>
        <table:table-row table:style-name="ro2">
          <table:table-cell table:formula="of:=LEFT([.D591];3)" office:value-type="string" office:string-value="033" calcext:value-type="string">
            <text:p>033</text:p>
          </table:table-cell>
          <table:table-cell table:formula="of:=CONCATENATE(LEFT([.D591];3);MID([.D591];5;10))" office:value-type="string" office:string-value="033          " calcext:value-type="string">
            <text:p>033 <text:s text:c="9"/></text:p>
          </table:table-cell>
          <table:table-cell table:formula="of:=CONCATENATE(LEFT([.D591];3);MID([.D591];4;10))" office:value-type="string" office:string-value="033          " calcext:value-type="string">
            <text:p>033 <text:s text:c="9"/></text:p>
          </table:table-cell>
          <table:table-cell table:style-name="ce11" office:value-type="string" calcext:value-type="string">
            <text:p>033           AQUISIÇÃO<text:span text:style-name="T1">(INCLUSIVE LICITAÇÕES)</text:span></text:p>
          </table:table-cell>
          <table:table-cell table:style-name="ce25"/>
          <table:table-cell table:style-name="ce35"/>
          <table:table-cell table:style-name="ce43" table:number-columns-repeated="2"/>
          <table:table-cell table:style-name="ce65" table:formula="of:=IF([.C591]=[.B591];RIGHT([.D591];LEN([.D591])-6);[.I590])" office:value-type="string" office:string-value="        AQUISIÇÃO(INCLUSIVE LICITAÇÕES)" calcext:value-type="string">
            <text:p><text:s text:c="8"/>AQUISIÇÃO(INCLUSIVE LICITAÇÕES)</text:p>
          </table:table-cell>
          <table:table-cell table:number-columns-repeated="7"/>
        </table:table-row>
        <table:table-row table:style-name="ro18">
          <table:table-cell table:formula="of:=LEFT([.D592];3)" office:value-type="string" office:string-value="033" calcext:value-type="string">
            <text:p>033</text:p>
          </table:table-cell>
          <table:table-cell table:formula="of:=CONCATENATE(LEFT([.D592];3);MID([.D592];5;10))" office:value-type="string" office:string-value="0331         " calcext:value-type="string">
            <text:p>0331 <text:s text:c="8"/></text:p>
          </table:table-cell>
          <table:table-cell table:formula="of:=CONCATENATE(LEFT([.D592];3);MID([.D592];4;10))" office:value-type="string" office:string-value="033.1        " calcext:value-type="string">
            <text:p>033.1 <text:s text:c="7"/></text:p>
          </table:table-cell>
          <table:table-cell table:style-name="ce12" office:value-type="string" calcext:value-type="string">
            <text:p>033.1 <text:s text:c="10"/>MATERIAL PERMANENTE</text:p>
          </table:table-cell>
          <table:table-cell table:style-name="ce27"/>
          <table:table-cell table:style-name="ce39" table:number-columns-repeated="2"/>
          <table:table-cell table:style-name="ce36" office:value-type="string" calcext:value-type="string">
            <text:p>Os <text:s text:c="4"/>documentos <text:s text:c="4"/>referentes <text:s text:c="3"/>a <text:s text:c="3"/>material <text:s text:c="3"/>não adquirido deverão ser eliminados <text:s/>após 1 ano.</text:p>
          </table:table-cell>
          <table:table-cell table:style-name="ce65" table:formula="of:=IF([.C592]=[.B592];RIGHT([.D592];LEN([.D592])-6);[.I591])" office:value-type="string" office:string-value="        AQUISIÇÃO(INCLUSIVE LICITAÇÕES)" calcext:value-type="string">
            <text:p><text:s text:c="8"/>AQUISIÇÃO(INCLUSIVE LICITAÇÕES)</text:p>
          </table:table-cell>
          <table:table-cell table:number-columns-repeated="7"/>
        </table:table-row>
        <table:table-row table:style-name="ro18">
          <table:table-cell table:formula="of:=LEFT([.D593];3)" office:value-type="string" office:string-value="033" calcext:value-type="string">
            <text:p>033</text:p>
          </table:table-cell>
          <table:table-cell table:formula="of:=CONCATENATE(LEFT([.D593];3);MID([.D593];5;10))" office:value-type="string" office:string-value="03311        " calcext:value-type="string">
            <text:p>03311 <text:s text:c="7"/></text:p>
          </table:table-cell>
          <table:table-cell table:formula="of:=CONCATENATE(LEFT([.D593];3);MID([.D593];4;10))" office:value-type="string" office:string-value="033.11       " calcext:value-type="string">
            <text:p>033.11 <text:s text:c="6"/></text:p>
          </table:table-cell>
          <table:table-cell table:style-name="ce8" office:value-type="string" calcext:value-type="string">
            <text:p>033.11             COMPRA<text:span text:style-name="T1">(INCLUSIVE COMPRA POR IMPORTAÇÃO)</text:span></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593]=[.B593];RIGHT([.D593];LEN([.D593])-6);[.I592])" office:value-type="string" office:string-value="        AQUISIÇÃO(INCLUSIVE LICITAÇÕES)" calcext:value-type="string">
            <text:p><text:s text:c="8"/>AQUISIÇÃO(INCLUSIVE LICITAÇÕES)</text:p>
          </table:table-cell>
          <table:table-cell table:number-columns-repeated="7"/>
        </table:table-row>
        <table:table-row table:style-name="ro18">
          <table:table-cell table:formula="of:=LEFT([.D594];3)" office:value-type="string" office:string-value="033" calcext:value-type="string">
            <text:p>033</text:p>
          </table:table-cell>
          <table:table-cell table:formula="of:=CONCATENATE(LEFT([.D594];3);MID([.D594];5;10))" office:value-type="string" office:string-value="03312        " calcext:value-type="string">
            <text:p>03312 <text:s text:c="7"/></text:p>
          </table:table-cell>
          <table:table-cell table:formula="of:=CONCATENATE(LEFT([.D594];3);MID([.D594];4;10))" office:value-type="string" office:string-value="033.12       " calcext:value-type="string">
            <text:p>033.12 <text:s text:c="6"/></text:p>
          </table:table-cell>
          <table:table-cell table:style-name="ce18" office:value-type="string" calcext:value-type="string">
            <text:p>033.12 <text:s text:c="12"/>ALUGUEL. COMODATO. LEASING</text:p>
          </table:table-cell>
          <table:table-cell table:style-name="ce31" office:value-type="string" calcext:value-type="string">
            <text:p>Até aprovação das contas</text:p>
          </table:table-cell>
          <table:table-cell table:style-name="ce44" office:value-type="string" calcext:value-type="string">
            <text:p>5 anos a contar</text:p>
            <text:p>da   data de aprovação das contas</text:p>
          </table:table-cell>
          <table:table-cell table:style-name="ce53" office:value-type="string" calcext:value-type="string">
            <text:p>Eliminação</text:p>
          </table:table-cell>
          <table:table-cell table:style-name="ce60"/>
          <table:table-cell table:style-name="ce65" table:formula="of:=IF([.C594]=[.B594];RIGHT([.D594];LEN([.D594])-6);[.I593])" office:value-type="string" office:string-value="        AQUISIÇÃO(INCLUSIVE LICITAÇÕES)" calcext:value-type="string">
            <text:p><text:s text:c="8"/>AQUISIÇÃO(INCLUSIVE LICITAÇÕES)</text:p>
          </table:table-cell>
          <table:table-cell table:number-columns-repeated="7"/>
        </table:table-row>
        <table:table-row table:style-name="ro23">
          <table:table-cell table:formula="of:=LEFT([.D595];3)" office:value-type="string" office:string-value="033" calcext:value-type="string">
            <text:p>033</text:p>
          </table:table-cell>
          <table:table-cell table:formula="of:=CONCATENATE(LEFT([.D595];3);MID([.D595];5;10))" office:value-type="string" office:string-value="03313A       " calcext:value-type="string">
            <text:p>03313A <text:s text:c="6"/></text:p>
          </table:table-cell>
          <table:table-cell table:formula="of:=CONCATENATE(LEFT([.D595];3);MID([.D595];4;10))" office:value-type="string" office:string-value="033.13A      " calcext:value-type="string">
            <text:p>033.13A <text:s text:c="5"/></text:p>
          </table:table-cell>
          <table:table-cell table:style-name="ce8" office:value-type="string" calcext:value-type="string">
            <text:p>033.13A <text:s text:c="12"/>EMPRÉSTIMO. CESSÃO</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text:p>
            <text:p>contas e eliminação).</text:p>
          </table:table-cell>
          <table:table-cell table:style-name="ce65" table:formula="of:=IF([.C595]=[.B595];RIGHT([.D595];LEN([.D595])-6);[.I594])" office:value-type="string" office:string-value="        AQUISIÇÃO(INCLUSIVE LICITAÇÕES)" calcext:value-type="string">
            <text:p><text:s text:c="8"/>AQUISIÇÃO(INCLUSIVE LICITAÇÕES)</text:p>
          </table:table-cell>
          <table:table-cell table:number-columns-repeated="7"/>
        </table:table-row>
        <table:table-row table:style-name="ro23">
          <table:table-cell table:formula="of:=LEFT([.D596];3)" office:value-type="string" office:string-value="033" calcext:value-type="string">
            <text:p>033</text:p>
          </table:table-cell>
          <table:table-cell table:formula="of:=CONCATENATE(LEFT([.D596];3);MID([.D596];5;10))" office:value-type="string" office:string-value="03313B       " calcext:value-type="string">
            <text:p>03313B <text:s text:c="6"/></text:p>
          </table:table-cell>
          <table:table-cell table:formula="of:=CONCATENATE(LEFT([.D596];3);MID([.D596];4;10))" office:value-type="string" office:string-value="033.13B      " calcext:value-type="string">
            <text:p>033.13B <text:s text:c="5"/></text:p>
          </table:table-cell>
          <table:table-cell table:style-name="ce8" office:value-type="string" calcext:value-type="string">
            <text:p>033.13B <text:s text:c="21"/>DOAÇÃO. PERMUTA</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 conta e eliminação).</text:p>
          </table:table-cell>
          <table:table-cell table:style-name="ce65" table:formula="of:=IF([.C596]=[.B596];RIGHT([.D596];LEN([.D596])-6);[.I595])" office:value-type="string" office:string-value="        AQUISIÇÃO(INCLUSIVE LICITAÇÕES)" calcext:value-type="string">
            <text:p><text:s text:c="8"/>AQUISIÇÃO(INCLUSIVE LICITAÇÕES)</text:p>
          </table:table-cell>
          <table:table-cell table:number-columns-repeated="7"/>
        </table:table-row>
        <table:table-row table:style-name="ro18">
          <table:table-cell table:formula="of:=LEFT([.D597];3)" office:value-type="string" office:string-value="033" calcext:value-type="string">
            <text:p>033</text:p>
          </table:table-cell>
          <table:table-cell table:formula="of:=CONCATENATE(LEFT([.D597];3);MID([.D597];5;10))" office:value-type="string" office:string-value="0332         " calcext:value-type="string">
            <text:p>0332 <text:s text:c="8"/></text:p>
          </table:table-cell>
          <table:table-cell table:formula="of:=CONCATENATE(LEFT([.D597];3);MID([.D597];4;10))" office:value-type="string" office:string-value="033.2        " calcext:value-type="string">
            <text:p>033.2 <text:s text:c="7"/></text:p>
          </table:table-cell>
          <table:table-cell table:style-name="ce12" office:value-type="string" calcext:value-type="string">
            <text:p>033.2 <text:s text:c="11"/>MATERIAL DE CONSUMO</text:p>
          </table:table-cell>
          <table:table-cell table:style-name="ce27"/>
          <table:table-cell table:style-name="ce39" table:number-columns-repeated="2"/>
          <table:table-cell table:style-name="ce36" office:value-type="string" calcext:value-type="string">
            <text:p>Os <text:s text:c="4"/>documentos <text:s text:c="4"/>referentes <text:s text:c="3"/>a <text:s text:c="3"/>material <text:s text:c="3"/>não adquirido deverão ser eliminados após 1 ano.</text:p>
          </table:table-cell>
          <table:table-cell table:style-name="ce65" table:formula="of:=IF([.C597]=[.B597];RIGHT([.D597];LEN([.D597])-6);[.I596])" office:value-type="string" office:string-value="        AQUISIÇÃO(INCLUSIVE LICITAÇÕES)" calcext:value-type="string">
            <text:p><text:s text:c="8"/>AQUISIÇÃO(INCLUSIVE LICITAÇÕES)</text:p>
          </table:table-cell>
          <table:table-cell table:number-columns-repeated="7"/>
        </table:table-row>
        <table:table-row table:style-name="ro18">
          <table:table-cell table:formula="of:=LEFT([.D598];3)" office:value-type="string" office:string-value="033" calcext:value-type="string">
            <text:p>033</text:p>
          </table:table-cell>
          <table:table-cell table:formula="of:=CONCATENATE(LEFT([.D598];3);MID([.D598];5;10))" office:value-type="string" office:string-value="03321        " calcext:value-type="string">
            <text:p>03321 <text:s text:c="7"/></text:p>
          </table:table-cell>
          <table:table-cell table:formula="of:=CONCATENATE(LEFT([.D598];3);MID([.D598];4;10))" office:value-type="string" office:string-value="033.21       " calcext:value-type="string">
            <text:p>033.21 <text:s text:c="6"/></text:p>
          </table:table-cell>
          <table:table-cell table:style-name="ce8" office:value-type="string" calcext:value-type="string">
            <text:p>033.21 <text:s text:c="12"/>COMPRA</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598]=[.B598];RIGHT([.D598];LEN([.D598])-6);[.I597])" office:value-type="string" office:string-value="        AQUISIÇÃO(INCLUSIVE LICITAÇÕES)" calcext:value-type="string">
            <text:p><text:s text:c="8"/>AQUISIÇÃO(INCLUSIVE LICITAÇÕES)</text:p>
          </table:table-cell>
          <table:table-cell table:number-columns-repeated="7"/>
        </table:table-row>
        <table:table-row table:style-name="ro2">
          <table:table-cell table:formula="of:=LEFT([.D599];3)" office:value-type="string" office:string-value="033" calcext:value-type="string">
            <text:p>033</text:p>
          </table:table-cell>
          <table:table-cell table:formula="of:=CONCATENATE(LEFT([.D599];3);MID([.D599];5;10))" office:value-type="string" office:string-value="03322        " calcext:value-type="string">
            <text:p>03322 <text:s text:c="7"/></text:p>
          </table:table-cell>
          <table:table-cell table:formula="of:=CONCATENATE(LEFT([.D599];3);MID([.D599];4;10))" office:value-type="string" office:string-value="033.22       " calcext:value-type="string">
            <text:p>033.22 <text:s text:c="6"/></text:p>
          </table:table-cell>
          <table:table-cell table:style-name="ce8" office:value-type="string" calcext:value-type="string">
            <text:p>033.22 <text:s text:c="12"/>CESSÃO. DOAÇÃO. PERMUTA</text:p>
          </table:table-cell>
          <table:table-cell table:style-name="ce26" office:value-type="string" calcext:value-type="string">
            <text:p>4 anos</text:p>
          </table:table-cell>
          <table:table-cell table:style-name="ce38"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599]=[.B599];RIGHT([.D599];LEN([.D599])-6);[.I598])" office:value-type="string" office:string-value="        AQUISIÇÃO(INCLUSIVE LICITAÇÕES)" calcext:value-type="string">
            <text:p><text:s text:c="8"/>AQUISIÇÃO(INCLUSIVE LICITAÇÕES)</text:p>
          </table:table-cell>
          <table:table-cell table:number-columns-repeated="7"/>
        </table:table-row>
        <table:table-row table:style-name="ro18">
          <table:table-cell table:formula="of:=LEFT([.D600];3)" office:value-type="string" office:string-value="033" calcext:value-type="string">
            <text:p>033</text:p>
          </table:table-cell>
          <table:table-cell table:formula="of:=CONCATENATE(LEFT([.D600];3);MID([.D600];5;10))" office:value-type="string" office:string-value="03323        " calcext:value-type="string">
            <text:p>03323 <text:s text:c="7"/></text:p>
          </table:table-cell>
          <table:table-cell table:formula="of:=CONCATENATE(LEFT([.D600];3);MID([.D600];4;10))" office:value-type="string" office:string-value="033.23       " calcext:value-type="string">
            <text:p>033.23 <text:s text:c="6"/></text:p>
          </table:table-cell>
          <table:table-cell table:style-name="ce8" office:value-type="string" calcext:value-type="string">
            <text:p>033.23 <text:s text:c="12"/>CONFECÇÃO DE IMPRESSOS</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58"/>
          <table:table-cell table:style-name="ce65" table:formula="of:=IF([.C600]=[.B600];RIGHT([.D600];LEN([.D600])-6);[.I599])" office:value-type="string" office:string-value="        AQUISIÇÃO(INCLUSIVE LICITAÇÕES)" calcext:value-type="string">
            <text:p><text:s text:c="8"/>AQUISIÇÃO(INCLUSIVE LICITAÇÕES)</text:p>
          </table:table-cell>
          <table:table-cell table:number-columns-repeated="7"/>
        </table:table-row>
        <table:table-row table:style-name="ro14">
          <table:table-cell table:formula="of:=LEFT([.D601];3)" office:value-type="string" office:string-value="034" calcext:value-type="string">
            <text:p>034</text:p>
          </table:table-cell>
          <table:table-cell table:formula="of:=CONCATENATE(LEFT([.D601];3);MID([.D601];5;10))" office:value-type="string" office:string-value="034          " calcext:value-type="string">
            <text:p>034 <text:s text:c="9"/></text:p>
          </table:table-cell>
          <table:table-cell table:formula="of:=CONCATENATE(LEFT([.D601];3);MID([.D601];4;10))" office:value-type="string" office:string-value="034          " calcext:value-type="string">
            <text:p>034 <text:s text:c="9"/></text:p>
          </table:table-cell>
          <table:table-cell table:style-name="ce12" office:value-type="string" calcext:value-type="string">
            <text:p>034             MOVIMENTAÇÃO DE MATERIAL<text:span text:style-name="T1">(PERMANENTE  E DE CONSUMO)</text:span></text:p>
          </table:table-cell>
          <table:table-cell table:style-name="ce32"/>
          <table:table-cell table:style-name="ce48"/>
          <table:table-cell table:style-name="ce54"/>
          <table:table-cell table:style-name="ce45" office:value-type="string" calcext:value-type="string">
            <text:p>Para os documentos <text:s/>referentes a produtos e insumos químicos e outras substâncias entorpecentes, <text:s/>observar os prazos da legislação específica vigente.</text:p>
          </table:table-cell>
          <table:table-cell table:style-name="ce65" table:formula="of:=IF([.C601]=[.B601];RIGHT([.D601];LEN([.D601])-6);[.I600])" office:value-type="string" office:string-value="          MOVIMENTAÇÃO DE MATERIAL(PERMANENTE  E DE CONSUMO)" calcext:value-type="string">
            <text:p><text:s text:c="10"/>MOVIMENTAÇÃO DE MATERIAL(PERMANENTE <text:s/>E DE CONSUMO)</text:p>
          </table:table-cell>
          <table:table-cell table:number-columns-repeated="7"/>
        </table:table-row>
        <table:table-row table:style-name="ro18">
          <table:table-cell table:formula="of:=LEFT([.D602];3)" office:value-type="string" office:string-value="034" calcext:value-type="string">
            <text:p>034</text:p>
          </table:table-cell>
          <table:table-cell table:formula="of:=CONCATENATE(LEFT([.D602];3);MID([.D602];5;10))" office:value-type="string" office:string-value="03401        " calcext:value-type="string">
            <text:p>03401 <text:s text:c="7"/></text:p>
          </table:table-cell>
          <table:table-cell table:formula="of:=CONCATENATE(LEFT([.D602];3);MID([.D602];4;10))" office:value-type="string" office:string-value="034.01       " calcext:value-type="string">
            <text:p>034.01 <text:s text:c="6"/></text:p>
          </table:table-cell>
          <table:table-cell table:style-name="ce8" office:value-type="string" calcext:value-type="string">
            <text:p>034.01                TERMOS DE RESPONSABILIDADE<text:span text:style-name="T1">(INCLUSIVE RMB OU RMBM)</text:span></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602]=[.B602];RIGHT([.D602];LEN([.D602])-6);[.I601])" office:value-type="string" office:string-value="          MOVIMENTAÇÃO DE MATERIAL(PERMANENTE  E DE CONSUMO)" calcext:value-type="string">
            <text:p><text:s text:c="10"/>MOVIMENTAÇÃO DE MATERIAL(PERMANENTE <text:s/>E DE CONSUMO)</text:p>
          </table:table-cell>
          <table:table-cell table:number-columns-repeated="7"/>
        </table:table-row>
        <table:table-row table:style-name="ro14">
          <table:table-cell table:formula="of:=LEFT([.D603];3)" office:value-type="string" office:string-value="034" calcext:value-type="string">
            <text:p>034</text:p>
          </table:table-cell>
          <table:table-cell table:formula="of:=CONCATENATE(LEFT([.D603];3);MID([.D603];5;10))" office:value-type="string" office:string-value="0341         " calcext:value-type="string">
            <text:p>0341 <text:s text:c="8"/></text:p>
          </table:table-cell>
          <table:table-cell table:formula="of:=CONCATENATE(LEFT([.D603];3);MID([.D603];4;10))" office:value-type="string" office:string-value="034.1        " calcext:value-type="string">
            <text:p>034.1 <text:s text:c="7"/></text:p>
          </table:table-cell>
          <table:table-cell table:style-name="ce8" office:value-type="string" calcext:value-type="string">
            <text:p>034.1             CONTROLE DE ESTOQUE<text:span text:style-name="T1">(INCLUSIVE REQUISIÇÃO,  DISTRIBUIÇÃO  E RMA)</text:span></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36" office:value-type="string" calcext:value-type="string">
            <text:p>Para os documentos <text:s/>referentes a produtos e insumos químicos e outras substâncias entorpecentes, <text:s/>observar os prazos da legislação específica vigente.</text:p>
          </table:table-cell>
          <table:table-cell table:style-name="ce65" table:formula="of:=IF([.C603]=[.B603];RIGHT([.D603];LEN([.D603])-6);[.I602])" office:value-type="string" office:string-value="          MOVIMENTAÇÃO DE MATERIAL(PERMANENTE  E DE CONSUMO)" calcext:value-type="string">
            <text:p><text:s text:c="10"/>MOVIMENTAÇÃO DE MATERIAL(PERMANENTE <text:s/>E DE CONSUMO)</text:p>
          </table:table-cell>
          <table:table-cell table:number-columns-repeated="7"/>
        </table:table-row>
        <table:table-row table:style-name="ro14">
          <table:table-cell table:formula="of:=LEFT([.D604];3)" office:value-type="string" office:string-value="034" calcext:value-type="string">
            <text:p>034</text:p>
          </table:table-cell>
          <table:table-cell table:formula="of:=CONCATENATE(LEFT([.D604];3);MID([.D604];5;10))" office:value-type="string" office:string-value="0342         " calcext:value-type="string">
            <text:p>0342 <text:s text:c="8"/></text:p>
          </table:table-cell>
          <table:table-cell table:formula="of:=CONCATENATE(LEFT([.D604];3);MID([.D604];4;10))" office:value-type="string" office:string-value="034.2        " calcext:value-type="string">
            <text:p>034.2 <text:s text:c="7"/></text:p>
          </table:table-cell>
          <table:table-cell table:style-name="ce8" office:value-type="string" calcext:value-type="string">
            <text:p>034.2 <text:s text:c="13"/>EXTRAVIO. ROUBO. DESAPARECIMENTO</text:p>
          </table:table-cell>
          <table:table-cell table:style-name="ce26" office:value-type="string" calcext:value-type="string">
            <text:p>Até a conclusão do caso</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36" office:value-type="string" calcext:value-type="string">
            <text:p>Para os documentos <text:s/>referentes a produtos e insumos químicos e outras substâncias entorpecentes, <text:s/>observar os prazos da legislação específica vigente.</text:p>
          </table:table-cell>
          <table:table-cell table:style-name="ce65" table:formula="of:=IF([.C604]=[.B604];RIGHT([.D604];LEN([.D604])-6);[.I603])" office:value-type="string" office:string-value="          MOVIMENTAÇÃO DE MATERIAL(PERMANENTE  E DE CONSUMO)" calcext:value-type="string">
            <text:p><text:s text:c="10"/>MOVIMENTAÇÃO DE MATERIAL(PERMANENTE <text:s/>E DE CONSUMO)</text:p>
          </table:table-cell>
          <table:table-cell table:number-columns-repeated="7"/>
        </table:table-row>
        <table:table-row table:style-name="ro14">
          <table:table-cell table:formula="of:=LEFT([.D605];3)" office:value-type="string" office:string-value="034" calcext:value-type="string">
            <text:p>034</text:p>
          </table:table-cell>
          <table:table-cell table:formula="of:=CONCATENATE(LEFT([.D605];3);MID([.D605];5;10))" office:value-type="string" office:string-value="0343         " calcext:value-type="string">
            <text:p>0343 <text:s text:c="8"/></text:p>
          </table:table-cell>
          <table:table-cell table:formula="of:=CONCATENATE(LEFT([.D605];3);MID([.D605];4;10))" office:value-type="string" office:string-value="034.3        " calcext:value-type="string">
            <text:p>034.3 <text:s text:c="7"/></text:p>
          </table:table-cell>
          <table:table-cell table:style-name="ce8" office:value-type="string" calcext:value-type="string">
            <text:p>034.3 <text:s text:c="13"/>TRANSPORTE DE MATERIAL</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36" office:value-type="string" calcext:value-type="string">
            <text:p>Para os documentos <text:s/>referentes a produtos e insumos químicos e outras substâncias entorpecentes, <text:s/>observar os prazos da legislação específica vigente.</text:p>
          </table:table-cell>
          <table:table-cell table:style-name="ce65" table:formula="of:=IF([.C605]=[.B605];RIGHT([.D605];LEN([.D605])-6);[.I604])" office:value-type="string" office:string-value="          MOVIMENTAÇÃO DE MATERIAL(PERMANENTE  E DE CONSUMO)" calcext:value-type="string">
            <text:p><text:s text:c="10"/>MOVIMENTAÇÃO DE MATERIAL(PERMANENTE <text:s/>E DE CONSUMO)</text:p>
          </table:table-cell>
          <table:table-cell table:number-columns-repeated="7"/>
        </table:table-row>
        <table:table-row table:style-name="ro14">
          <table:table-cell table:formula="of:=LEFT([.D606];3)" office:value-type="string" office:string-value="034" calcext:value-type="string">
            <text:p>034</text:p>
          </table:table-cell>
          <table:table-cell table:formula="of:=CONCATENATE(LEFT([.D606];3);MID([.D606];5;10))" office:value-type="string" office:string-value="0344         " calcext:value-type="string">
            <text:p>0344 <text:s text:c="8"/></text:p>
          </table:table-cell>
          <table:table-cell table:formula="of:=CONCATENATE(LEFT([.D606];3);MID([.D606];4;10))" office:value-type="string" office:string-value="034.4        " calcext:value-type="string">
            <text:p>034.4 <text:s text:c="7"/></text:p>
          </table:table-cell>
          <table:table-cell table:style-name="ce8" office:value-type="string" calcext:value-type="string">
            <text:p>034.4 <text:s text:c="12"/>AUTORIZAÇÃO DE SAÍDA DE MATERIAL</text:p>
          </table:table-cell>
          <table:table-cell table:style-name="ce26" office:value-type="string" calcext:value-type="string">
            <text:p>1 ano</text:p>
          </table:table-cell>
          <table:table-cell table:style-name="ce37"/>
          <table:table-cell table:style-name="ce36" office:value-type="string" calcext:value-type="string">
            <text:p>Eliminação</text:p>
          </table:table-cell>
          <table:table-cell table:style-name="ce36" office:value-type="string" calcext:value-type="string">
            <text:p>Para os documentos <text:s/>referentes a produtos e insumos químicos e outras substâncias entorpecentes, <text:s/>observar os prazos da legislação específica vigente.</text:p>
          </table:table-cell>
          <table:table-cell table:style-name="ce65" table:formula="of:=IF([.C606]=[.B606];RIGHT([.D606];LEN([.D606])-6);[.I605])" office:value-type="string" office:string-value="          MOVIMENTAÇÃO DE MATERIAL(PERMANENTE  E DE CONSUMO)" calcext:value-type="string">
            <text:p><text:s text:c="10"/>MOVIMENTAÇÃO DE MATERIAL(PERMANENTE <text:s/>E DE CONSUMO)</text:p>
          </table:table-cell>
          <table:table-cell table:number-columns-repeated="7"/>
        </table:table-row>
        <table:table-row table:style-name="ro14">
          <table:table-cell table:formula="of:=LEFT([.D607];3)" office:value-type="string" office:string-value="034" calcext:value-type="string">
            <text:p>034</text:p>
          </table:table-cell>
          <table:table-cell table:formula="of:=CONCATENATE(LEFT([.D607];3);MID([.D607];5;10))" office:value-type="string" office:string-value="0345         " calcext:value-type="string">
            <text:p>0345 <text:s text:c="8"/></text:p>
          </table:table-cell>
          <table:table-cell table:formula="of:=CONCATENATE(LEFT([.D607];3);MID([.D607];4;10))" office:value-type="string" office:string-value="034.5        " calcext:value-type="string">
            <text:p>034.5 <text:s text:c="7"/></text:p>
          </table:table-cell>
          <table:table-cell table:style-name="ce8" office:value-type="string" calcext:value-type="string">
            <text:p>034.5 <text:s text:c="12"/>RECOLHIMENTO DE MATERIAL AO DEPÓSITO</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36" office:value-type="string" calcext:value-type="string">
            <text:p>Para os documentos <text:s/>referentes a produtos e insumos químicos e outras substâncias entorpecentes, <text:s/>observar os prazos da legislação específica vigente.</text:p>
          </table:table-cell>
          <table:table-cell table:style-name="ce65" table:formula="of:=IF([.C607]=[.B607];RIGHT([.D607];LEN([.D607])-6);[.I606])" office:value-type="string" office:string-value="          MOVIMENTAÇÃO DE MATERIAL(PERMANENTE  E DE CONSUMO)" calcext:value-type="string">
            <text:p><text:s text:c="10"/>MOVIMENTAÇÃO DE MATERIAL(PERMANENTE <text:s/>E DE CONSUMO)</text:p>
          </table:table-cell>
          <table:table-cell table:number-columns-repeated="7"/>
        </table:table-row>
        <table:table-row table:style-name="ro2">
          <table:table-cell table:formula="of:=LEFT([.D608];3)" office:value-type="string" office:string-value="035" calcext:value-type="string">
            <text:p>035</text:p>
          </table:table-cell>
          <table:table-cell table:formula="of:=CONCATENATE(LEFT([.D608];3);MID([.D608];5;10))" office:value-type="string" office:string-value="035          " calcext:value-type="string">
            <text:p>035 <text:s text:c="9"/></text:p>
          </table:table-cell>
          <table:table-cell table:formula="of:=CONCATENATE(LEFT([.D608];3);MID([.D608];4;10))" office:value-type="string" office:string-value="035          " calcext:value-type="string">
            <text:p>035 <text:s text:c="9"/></text:p>
          </table:table-cell>
          <table:table-cell table:style-name="ce11" office:value-type="string" calcext:value-type="string">
            <text:p>035              ALIENAÇÃO. BAIXA<text:span text:style-name="T1">(MATERIAL PERMANENTE  E DE CONSUMO)</text:span></text:p>
          </table:table-cell>
          <table:table-cell table:style-name="ce25"/>
          <table:table-cell table:style-name="ce35"/>
          <table:table-cell table:style-name="ce43" table:number-columns-repeated="2"/>
          <table:table-cell table:style-name="ce65" table:formula="of:=IF([.C608]=[.B608];RIGHT([.D608];LEN([.D608])-6);[.I607])" office:value-type="string" office:string-value="           ALIENAÇÃO. BAIXA(MATERIAL PERMANENTE  E DE CONSUMO)" calcext:value-type="string">
            <text:p><text:s text:c="11"/>ALIENAÇÃO. BAIXA(MATERIAL PERMANENTE <text:s/>E DE CONSUMO)</text:p>
          </table:table-cell>
          <table:table-cell table:number-columns-repeated="7"/>
        </table:table-row>
        <table:table-row table:style-name="ro18">
          <table:table-cell table:formula="of:=LEFT([.D609];3)" office:value-type="string" office:string-value="035" calcext:value-type="string">
            <text:p>035</text:p>
          </table:table-cell>
          <table:table-cell table:formula="of:=CONCATENATE(LEFT([.D609];3);MID([.D609];5;10))" office:value-type="string" office:string-value="0351         " calcext:value-type="string">
            <text:p>0351 <text:s text:c="8"/></text:p>
          </table:table-cell>
          <table:table-cell table:formula="of:=CONCATENATE(LEFT([.D609];3);MID([.D609];4;10))" office:value-type="string" office:string-value="035.1        " calcext:value-type="string">
            <text:p>035.1 <text:s text:c="7"/></text:p>
          </table:table-cell>
          <table:table-cell table:style-name="ce8" office:value-type="string" calcext:value-type="string">
            <text:p>035.1             VENDA<text:span text:style-name="T1">(INCLUSIVE LEILÃO)</text:span></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609]=[.B609];RIGHT([.D609];LEN([.D609])-6);[.I608])" office:value-type="string" office:string-value="           ALIENAÇÃO. BAIXA(MATERIAL PERMANENTE  E DE CONSUMO)" calcext:value-type="string">
            <text:p><text:s text:c="11"/>ALIENAÇÃO. BAIXA(MATERIAL PERMANENTE <text:s/>E DE CONSUMO)</text:p>
          </table:table-cell>
          <table:table-cell table:number-columns-repeated="7"/>
        </table:table-row>
        <table:table-row table:style-name="ro23">
          <table:table-cell table:formula="of:=LEFT([.D610];3)" office:value-type="string" office:string-value="035" calcext:value-type="string">
            <text:p>035</text:p>
          </table:table-cell>
          <table:table-cell table:formula="of:=CONCATENATE(LEFT([.D610];3);MID([.D610];5;10))" office:value-type="string" office:string-value="0352         " calcext:value-type="string">
            <text:p>0352 <text:s text:c="8"/></text:p>
          </table:table-cell>
          <table:table-cell table:formula="of:=CONCATENATE(LEFT([.D610];3);MID([.D610];4;10))" office:value-type="string" office:string-value="035.2        " calcext:value-type="string">
            <text:p>035.2 <text:s text:c="7"/></text:p>
          </table:table-cell>
          <table:table-cell table:style-name="ce8" office:value-type="string" calcext:value-type="string">
            <text:p>035.2 <text:s text:c="12"/>CESSÃO. DOAÇÃO. PERMUTA</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 contas e eliminação).</text:p>
          </table:table-cell>
          <table:table-cell table:style-name="ce65" table:formula="of:=IF([.C610]=[.B610];RIGHT([.D610];LEN([.D610])-6);[.I609])" office:value-type="string" office:string-value="           ALIENAÇÃO. BAIXA(MATERIAL PERMANENTE  E DE CONSUMO)" calcext:value-type="string">
            <text:p><text:s text:c="11"/>ALIENAÇÃO. BAIXA(MATERIAL PERMANENTE <text:s/>E DE CONSUMO)</text:p>
          </table:table-cell>
          <table:table-cell table:number-columns-repeated="7"/>
        </table:table-row>
        <table:table-row table:style-name="ro2">
          <table:table-cell table:formula="of:=LEFT([.D611];3)" office:value-type="string" office:string-value="036" calcext:value-type="string">
            <text:p>036</text:p>
          </table:table-cell>
          <table:table-cell table:formula="of:=CONCATENATE(LEFT([.D611];3);MID([.D611];5;10))" office:value-type="string" office:string-value="036          " calcext:value-type="string">
            <text:p>036 <text:s text:c="9"/></text:p>
          </table:table-cell>
          <table:table-cell table:formula="of:=CONCATENATE(LEFT([.D611];3);MID([.D611];4;10))" office:value-type="string" office:string-value="036          " calcext:value-type="string">
            <text:p>036 <text:s text:c="9"/></text:p>
          </table:table-cell>
          <table:table-cell table:style-name="ce11" office:value-type="string" calcext:value-type="string">
            <text:p>036 <text:s text:c="13"/>INSTALAÇÃO E MANUTENÇÃO</text:p>
          </table:table-cell>
          <table:table-cell table:style-name="ce25"/>
          <table:table-cell table:style-name="ce35"/>
          <table:table-cell table:style-name="ce43" table:number-columns-repeated="2"/>
          <table:table-cell table:style-name="ce65" table:formula="of:=IF([.C611]=[.B611];RIGHT([.D611];LEN([.D611])-6);[.I610])" office:value-type="string" office:string-value="           INSTALAÇÃO E MANUTENÇÃO" calcext:value-type="string">
            <text:p><text:s text:c="11"/>INSTALAÇÃO E MANUTENÇÃO</text:p>
          </table:table-cell>
          <table:table-cell table:number-columns-repeated="7"/>
        </table:table-row>
        <table:table-row table:style-name="ro18">
          <table:table-cell table:formula="of:=LEFT([.D612];3)" office:value-type="string" office:string-value="036" calcext:value-type="string">
            <text:p>036</text:p>
          </table:table-cell>
          <table:table-cell table:formula="of:=CONCATENATE(LEFT([.D612];3);MID([.D612];5;10))" office:value-type="string" office:string-value="0361         " calcext:value-type="string">
            <text:p>0361 <text:s text:c="8"/></text:p>
          </table:table-cell>
          <table:table-cell table:formula="of:=CONCATENATE(LEFT([.D612];3);MID([.D612];4;10))" office:value-type="string" office:string-value="036.1        " calcext:value-type="string">
            <text:p>036.1 <text:s text:c="7"/></text:p>
          </table:table-cell>
          <table:table-cell table:style-name="ce8" office:value-type="string" calcext:value-type="string">
            <text:p>036.1            REQUISIÇÃO E CONTRATAÇÃO DE SERVIÇOS<text:span text:style-name="T1">(INCLUSIVE LICITAÇÕES)</text:span></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58"/>
          <table:table-cell table:style-name="ce65" table:formula="of:=IF([.C612]=[.B612];RIGHT([.D612];LEN([.D612])-6);[.I611])" office:value-type="string" office:string-value="           INSTALAÇÃO E MANUTENÇÃO" calcext:value-type="string">
            <text:p><text:s text:c="11"/>INSTALAÇÃO E MANUTENÇÃO</text:p>
          </table:table-cell>
          <table:table-cell table:number-columns-repeated="7"/>
        </table:table-row>
        <table:table-row table:style-name="ro2">
          <table:table-cell table:formula="of:=LEFT([.D613];3)" office:value-type="string" office:string-value="036" calcext:value-type="string">
            <text:p>036</text:p>
          </table:table-cell>
          <table:table-cell table:formula="of:=CONCATENATE(LEFT([.D613];3);MID([.D613];5;10))" office:value-type="string" office:string-value="0362         " calcext:value-type="string">
            <text:p>0362 <text:s text:c="8"/></text:p>
          </table:table-cell>
          <table:table-cell table:formula="of:=CONCATENATE(LEFT([.D613];3);MID([.D613];4;10))" office:value-type="string" office:string-value="036.2        " calcext:value-type="string">
            <text:p>036.2 <text:s text:c="7"/></text:p>
          </table:table-cell>
          <table:table-cell table:style-name="ce8" office:value-type="string" calcext:value-type="string">
            <text:p>036.2 <text:s text:c="11"/>SERVIÇOS EXECUTADOS EM OFICINAS DO ÓRGÃO</text:p>
          </table:table-cell>
          <table:table-cell table:style-name="ce26" office:value-type="string" calcext:value-type="string">
            <text:p>1 ano</text:p>
          </table:table-cell>
          <table:table-cell table:style-name="ce37"/>
          <table:table-cell table:style-name="ce36" office:value-type="string" calcext:value-type="string">
            <text:p>Eliminação</text:p>
          </table:table-cell>
          <table:table-cell table:style-name="ce58"/>
          <table:table-cell table:style-name="ce65" table:formula="of:=IF([.C613]=[.B613];RIGHT([.D613];LEN([.D613])-6);[.I612])" office:value-type="string" office:string-value="           INSTALAÇÃO E MANUTENÇÃO" calcext:value-type="string">
            <text:p><text:s text:c="11"/>INSTALAÇÃO E MANUTENÇÃO</text:p>
          </table:table-cell>
          <table:table-cell table:number-columns-repeated="7"/>
        </table:table-row>
        <table:table-row table:style-name="ro2">
          <table:table-cell table:formula="of:=LEFT([.D614];3)" office:value-type="string" office:string-value="037" calcext:value-type="string">
            <text:p>037</text:p>
          </table:table-cell>
          <table:table-cell table:formula="of:=CONCATENATE(LEFT([.D614];3);MID([.D614];5;10))" office:value-type="string" office:string-value="037          " calcext:value-type="string">
            <text:p>037 <text:s text:c="9"/></text:p>
          </table:table-cell>
          <table:table-cell table:formula="of:=CONCATENATE(LEFT([.D614];3);MID([.D614];4;10))" office:value-type="string" office:string-value="037          " calcext:value-type="string">
            <text:p>037 <text:s text:c="9"/></text:p>
          </table:table-cell>
          <table:table-cell table:style-name="ce11" office:value-type="string" calcext:value-type="string">
            <text:p>037 <text:s text:c="11"/>INVENTÁRIO</text:p>
          </table:table-cell>
          <table:table-cell table:style-name="ce25"/>
          <table:table-cell table:style-name="ce35"/>
          <table:table-cell table:style-name="ce43" table:number-columns-repeated="2"/>
          <table:table-cell table:style-name="ce65" table:formula="of:=IF([.C614]=[.B614];RIGHT([.D614];LEN([.D614])-6);[.I613])" office:value-type="string" office:string-value="         INVENTÁRIO" calcext:value-type="string">
            <text:p><text:s text:c="9"/>INVENTÁRIO</text:p>
          </table:table-cell>
          <table:table-cell table:number-columns-repeated="7"/>
        </table:table-row>
        <table:table-row table:style-name="ro18">
          <table:table-cell table:formula="of:=LEFT([.D615];3)" office:value-type="string" office:string-value="037" calcext:value-type="string">
            <text:p>037</text:p>
          </table:table-cell>
          <table:table-cell table:formula="of:=CONCATENATE(LEFT([.D615];3);MID([.D615];5;10))" office:value-type="string" office:string-value="0371         " calcext:value-type="string">
            <text:p>0371 <text:s text:c="8"/></text:p>
          </table:table-cell>
          <table:table-cell table:formula="of:=CONCATENATE(LEFT([.D615];3);MID([.D615];4;10))" office:value-type="string" office:string-value="037.1        " calcext:value-type="string">
            <text:p>037.1 <text:s text:c="7"/></text:p>
          </table:table-cell>
          <table:table-cell table:style-name="ce8" office:value-type="string" calcext:value-type="string">
            <text:p>037.1 <text:s text:c="11"/>MATERIAL PERMANENTE</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Guarda permanente</text:p>
          </table:table-cell>
          <table:table-cell table:style-name="ce58"/>
          <table:table-cell table:style-name="ce65" table:formula="of:=IF([.C615]=[.B615];RIGHT([.D615];LEN([.D615])-6);[.I614])" office:value-type="string" office:string-value="         INVENTÁRIO" calcext:value-type="string">
            <text:p><text:s text:c="9"/>INVENTÁRIO</text:p>
          </table:table-cell>
          <table:table-cell table:number-columns-repeated="7"/>
        </table:table-row>
        <table:table-row table:style-name="ro18">
          <table:table-cell table:formula="of:=LEFT([.D616];3)" office:value-type="string" office:string-value="037" calcext:value-type="string">
            <text:p>037</text:p>
          </table:table-cell>
          <table:table-cell table:formula="of:=CONCATENATE(LEFT([.D616];3);MID([.D616];5;10))" office:value-type="string" office:string-value="0372         " calcext:value-type="string">
            <text:p>0372 <text:s text:c="8"/></text:p>
          </table:table-cell>
          <table:table-cell table:formula="of:=CONCATENATE(LEFT([.D616];3);MID([.D616];4;10))" office:value-type="string" office:string-value="037.2        " calcext:value-type="string">
            <text:p>037.2 <text:s text:c="7"/></text:p>
          </table:table-cell>
          <table:table-cell table:style-name="ce8" office:value-type="string" calcext:value-type="string">
            <text:p>037.2 <text:s text:c="11"/>MATERIAL DE CONSUMO</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58"/>
          <table:table-cell table:style-name="ce65" table:formula="of:=IF([.C616]=[.B616];RIGHT([.D616];LEN([.D616])-6);[.I615])" office:value-type="string" office:string-value="         INVENTÁRIO" calcext:value-type="string">
            <text:p><text:s text:c="9"/>INVENTÁRIO</text:p>
          </table:table-cell>
          <table:table-cell table:number-columns-repeated="7"/>
        </table:table-row>
        <table:table-row table:style-name="ro21">
          <table:table-cell table:formula="of:=LEFT([.D617];3)" office:value-type="string" office:string-value="039" calcext:value-type="string">
            <text:p>039</text:p>
          </table:table-cell>
          <table:table-cell table:formula="of:=CONCATENATE(LEFT([.D617];3);MID([.D617];5;10))" office:value-type="string" office:string-value="039          " calcext:value-type="string">
            <text:p>039 <text:s text:c="9"/></text:p>
          </table:table-cell>
          <table:table-cell table:formula="of:=CONCATENATE(LEFT([.D617];3);MID([.D617];4;10))" office:value-type="string" office:string-value="039          " calcext:value-type="string">
            <text:p>039 <text:s text:c="9"/></text:p>
          </table:table-cell>
          <table:table-cell table:style-name="ce12" office:value-type="string" calcext:value-type="string">
            <text:p>039 <text:s text:c="10"/>OUTROS ASSUNTOS REFERENTES <text:s/>A MATERIAL</text:p>
          </table:table-cell>
          <table:table-cell table:style-name="ce27"/>
          <table:table-cell table:style-name="ce39" table:number-columns-repeated="2"/>
          <table:table-cell table:style-name="ce36" office:value-type="string" calcext:value-type="string">
            <text:p>Este <text:s/>grupo <text:s text:c="2"/>será <text:s text:c="2"/>desenvolvido <text:s text:c="3"/>pelo <text:s text:c="2"/>órgão <text:s text:c="2"/>de acordo com a necessidade, bem como a temporalidade e destinação.</text:p>
          </table:table-cell>
          <table:table-cell table:style-name="ce65" table:formula="of:=IF([.C617]=[.B617];RIGHT([.D617];LEN([.D617])-6);[.I616])" office:value-type="string" office:string-value="        OUTROS ASSUNTOS REFERENTES  A MATERIAL" calcext:value-type="string">
            <text:p><text:s text:c="8"/>OUTROS ASSUNTOS REFERENTES <text:s/>A MATERIAL</text:p>
          </table:table-cell>
          <table:table-cell table:number-columns-repeated="7"/>
        </table:table-row>
        <table:table-row table:style-name="ro36">
          <table:table-cell table:formula="of:=LEFT([.D618];3)" office:value-type="string" office:string-value="040" calcext:value-type="string">
            <text:p>040</text:p>
          </table:table-cell>
          <table:table-cell table:formula="of:=CONCATENATE(LEFT([.D618];3);MID([.D618];5;10))" office:value-type="string" office:string-value="040          " calcext:value-type="string">
            <text:p>040 <text:s text:c="9"/></text:p>
          </table:table-cell>
          <table:table-cell table:formula="of:=CONCATENATE(LEFT([.D618];3);MID([.D618];4;10))" office:value-type="string" office:string-value="040          " calcext:value-type="string">
            <text:p>040 <text:s text:c="9"/></text:p>
          </table:table-cell>
          <table:table-cell table:style-name="ce19" office:value-type="string" calcext:value-type="string">
            <text:p>040             PATRIMÔNIO <text:span text:style-name="T1">NORMAS,   REGULAMENTAÇÕES,    DIRETRIZES,    PROCEDI- MENTOS, ESTUDOS E/OU DECISÕES DE CARÁTER GERAL</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618]=[.B618];RIGHT([.D618];LEN([.D618])-6);[.I617])" office:value-type="string" office:string-value="          PATRIMÔNIO NORMAS,   REGULAMENTAÇÕES,    DIRETRIZES,    PROCEDI- MENTOS, ESTUDOS E/OU DECISÕES DE CARÁTER GERAL" calcext:value-type="string">
            <text:p><text:s text:c="10"/>PATRIMÔNIO NORMAS, <text:s text:c="2"/>REGULAMENTAÇÕES, <text:s text:c="3"/>DIRETRIZES, <text:s text:c="3"/>PROCEDI- MENTOS, ESTUDOS E/OU DECISÕES DE CARÁTER GERAL</text:p>
          </table:table-cell>
          <table:table-cell table:number-columns-repeated="7"/>
        </table:table-row>
        <table:table-row table:style-name="ro21">
          <table:table-cell table:formula="of:=LEFT([.D619];3)" office:value-type="string" office:string-value="041" calcext:value-type="string">
            <text:p>041</text:p>
          </table:table-cell>
          <table:table-cell table:formula="of:=CONCATENATE(LEFT([.D619];3);MID([.D619];5;10))" office:value-type="string" office:string-value="041          " calcext:value-type="string">
            <text:p>041 <text:s text:c="9"/></text:p>
          </table:table-cell>
          <table:table-cell table:formula="of:=CONCATENATE(LEFT([.D619];3);MID([.D619];4;10))" office:value-type="string" office:string-value="041          " calcext:value-type="string">
            <text:p>041 <text:s text:c="9"/></text:p>
          </table:table-cell>
          <table:table-cell table:style-name="ce8" office:value-type="string" calcext:value-type="string">
            <text:p>041                BENS IMÓVEIS <text:span text:style-name="T1">PROJETOS, PLANTAS E ESCRITURAS</text:span></text:p>
          </table:table-cell>
          <table:table-cell table:style-name="ce26" office:value-type="string" calcext:value-type="string">
            <text:p>3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É opcional a reprodução dos documentos previamente ao recolhimento, para que o órgão permaneça <text:s/>com cópias para consulta.</text:p>
          </table:table-cell>
          <table:table-cell table:style-name="ce65" table:formula="of:=IF([.C619]=[.B619];RIGHT([.D619];LEN([.D619])-6);[.I618])" office:value-type="string" office:string-value="             BENS IMÓVEIS PROJETOS, PLANTAS E ESCRITURAS" calcext:value-type="string">
            <text:p><text:s text:c="13"/>BENS IMÓVEIS PROJETOS, PLANTAS E ESCRITURAS</text:p>
          </table:table-cell>
          <table:table-cell table:number-columns-repeated="7"/>
        </table:table-row>
        <table:table-row table:style-name="ro3">
          <table:table-cell table:formula="of:=LEFT([.D620];3)" office:value-type="string" office:string-value="041" calcext:value-type="string">
            <text:p>041</text:p>
          </table:table-cell>
          <table:table-cell table:formula="of:=CONCATENATE(LEFT([.D620];3);MID([.D620];5;10))" office:value-type="string" office:string-value="04101        " calcext:value-type="string">
            <text:p>04101 <text:s text:c="7"/></text:p>
          </table:table-cell>
          <table:table-cell table:formula="of:=CONCATENATE(LEFT([.D620];3);MID([.D620];4;10))" office:value-type="string" office:string-value="041.01       " calcext:value-type="string">
            <text:p>041.01 <text:s text:c="6"/></text:p>
          </table:table-cell>
          <table:table-cell table:style-name="ce12" office:value-type="string" calcext:value-type="string">
            <text:p>041.01 <text:s text:c="12"/>FORNECIMENTO E MANUTENÇÃO DE SERVIÇOS BÁSICOS</text:p>
          </table:table-cell>
          <table:table-cell table:style-name="ce27"/>
          <table:table-cell table:style-name="ce42"/>
          <table:table-cell table:style-name="ce39"/>
          <table:table-cell table:style-name="ce36" office:value-type="string" calcext:value-type="string">
            <text:p>Os <text:s/>documentos <text:s text:c="2"/>que <text:s/>não <text:s/>envolvem <text:s text:c="2"/>pagamentos serão eliminados após 1 ano.</text:p>
          </table:table-cell>
          <table:table-cell table:style-name="ce65" table:formula="of:=IF([.C620]=[.B620];RIGHT([.D620];LEN([.D620])-6);[.I619])" office:value-type="string" office:string-value="             BENS IMÓVEIS PROJETOS, PLANTAS E ESCRITURAS" calcext:value-type="string">
            <text:p><text:s text:c="13"/>BENS IMÓVEIS PROJETOS, PLANTAS E ESCRITURAS</text:p>
          </table:table-cell>
          <table:table-cell table:number-columns-repeated="7"/>
        </table:table-row>
        <table:table-row table:style-name="ro18">
          <table:table-cell table:formula="of:=LEFT([.D621];3)" office:value-type="string" office:string-value="041" calcext:value-type="string">
            <text:p>041</text:p>
          </table:table-cell>
          <table:table-cell table:formula="of:=CONCATENATE(LEFT([.D621];3);MID([.D621];5;10))" office:value-type="string" office:string-value="041011       " calcext:value-type="string">
            <text:p>041011 <text:s text:c="6"/></text:p>
          </table:table-cell>
          <table:table-cell table:formula="of:=CONCATENATE(LEFT([.D621];3);MID([.D621];4;10))" office:value-type="string" office:string-value="041.011      " calcext:value-type="string">
            <text:p>041.011 <text:s text:c="5"/></text:p>
          </table:table-cell>
          <table:table-cell table:style-name="ce8" office:value-type="string" calcext:value-type="string">
            <text:p>041.011 <text:s text:c="14"/>ÁGUA E ESGOTO</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621]=[.B621];RIGHT([.D621];LEN([.D621])-6);[.I620])" office:value-type="string" office:string-value="             BENS IMÓVEIS PROJETOS, PLANTAS E ESCRITURAS" calcext:value-type="string">
            <text:p><text:s text:c="13"/>BENS IMÓVEIS PROJETOS, PLANTAS E ESCRITURAS</text:p>
          </table:table-cell>
          <table:table-cell table:number-columns-repeated="7"/>
        </table:table-row>
        <table:table-row table:style-name="ro18">
          <table:table-cell table:formula="of:=LEFT([.D622];3)" office:value-type="string" office:string-value="041" calcext:value-type="string">
            <text:p>041</text:p>
          </table:table-cell>
          <table:table-cell table:formula="of:=CONCATENATE(LEFT([.D622];3);MID([.D622];5;10))" office:value-type="string" office:string-value="041012       " calcext:value-type="string">
            <text:p>041012 <text:s text:c="6"/></text:p>
          </table:table-cell>
          <table:table-cell table:formula="of:=CONCATENATE(LEFT([.D622];3);MID([.D622];4;10))" office:value-type="string" office:string-value="041.012      " calcext:value-type="string">
            <text:p>041.012 <text:s text:c="5"/></text:p>
          </table:table-cell>
          <table:table-cell table:style-name="ce8" office:value-type="string" calcext:value-type="string">
            <text:p>041.012 <text:s text:c="14"/>GÁS</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58"/>
          <table:table-cell table:style-name="ce65" table:formula="of:=IF([.C622]=[.B622];RIGHT([.D622];LEN([.D622])-6);[.I621])" office:value-type="string" office:string-value="             BENS IMÓVEIS PROJETOS, PLANTAS E ESCRITURAS" calcext:value-type="string">
            <text:p><text:s text:c="13"/>BENS IMÓVEIS PROJETOS, PLANTAS E ESCRITURAS</text:p>
          </table:table-cell>
          <table:table-cell table:number-columns-repeated="7"/>
        </table:table-row>
        <table:table-row table:style-name="ro18">
          <table:table-cell table:formula="of:=LEFT([.D623];3)" office:value-type="string" office:string-value="041" calcext:value-type="string">
            <text:p>041</text:p>
          </table:table-cell>
          <table:table-cell table:formula="of:=CONCATENATE(LEFT([.D623];3);MID([.D623];5;10))" office:value-type="string" office:string-value="041013       " calcext:value-type="string">
            <text:p>041013 <text:s text:c="6"/></text:p>
          </table:table-cell>
          <table:table-cell table:formula="of:=CONCATENATE(LEFT([.D623];3);MID([.D623];4;10))" office:value-type="string" office:string-value="041.013      " calcext:value-type="string">
            <text:p>041.013 <text:s text:c="5"/></text:p>
          </table:table-cell>
          <table:table-cell table:style-name="ce8" office:value-type="string" calcext:value-type="string">
            <text:p>041.013 <text:s text:c="15"/>LUZ E FORÇA</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58"/>
          <table:table-cell table:style-name="ce65" table:formula="of:=IF([.C623]=[.B623];RIGHT([.D623];LEN([.D623])-6);[.I622])" office:value-type="string" office:string-value="             BENS IMÓVEIS PROJETOS, PLANTAS E ESCRITURAS" calcext:value-type="string">
            <text:p><text:s text:c="13"/>BENS IMÓVEIS PROJETOS, PLANTAS E ESCRITURAS</text:p>
          </table:table-cell>
          <table:table-cell table:number-columns-repeated="7"/>
        </table:table-row>
        <table:table-row table:style-name="ro2">
          <table:table-cell table:formula="of:=LEFT([.D624];3)" office:value-type="string" office:string-value="041" calcext:value-type="string">
            <text:p>041</text:p>
          </table:table-cell>
          <table:table-cell table:formula="of:=CONCATENATE(LEFT([.D624];3);MID([.D624];5;10))" office:value-type="string" office:string-value="04102        " calcext:value-type="string">
            <text:p>04102 <text:s text:c="7"/></text:p>
          </table:table-cell>
          <table:table-cell table:formula="of:=CONCATENATE(LEFT([.D624];3);MID([.D624];4;10))" office:value-type="string" office:string-value="041.02       " calcext:value-type="string">
            <text:p>041.02 <text:s text:c="6"/></text:p>
          </table:table-cell>
          <table:table-cell table:style-name="ce8" office:value-type="string" calcext:value-type="string">
            <text:p>041.02 <text:s text:c="10"/>COMISSÃO INTERNA DE CONSERVAÇÃO DE ENERGIA (CICE)</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24]=[.B624];RIGHT([.D624];LEN([.D624])-6);[.I623])" office:value-type="string" office:string-value="             BENS IMÓVEIS PROJETOS, PLANTAS E ESCRITURAS" calcext:value-type="string">
            <text:p><text:s text:c="13"/>BENS IMÓVEIS PROJETOS, PLANTAS E ESCRITURAS</text:p>
          </table:table-cell>
          <table:table-cell table:number-columns-repeated="7"/>
        </table:table-row>
        <table:table-row table:style-name="ro29">
          <table:table-cell table:formula="of:=LEFT([.D625];3)" office:value-type="string" office:string-value="   " calcext:value-type="string">
            <text:p><text:s text:c="3"/></text:p>
          </table:table-cell>
          <table:table-cell table:formula="of:=CONCATENATE(LEFT([.D625];3);MID([.D625];5;10))" office:value-type="string" office:string-value="             " calcext:value-type="string">
            <text:p><text:s text:c="13"/></text:p>
          </table:table-cell>
          <table:table-cell table:formula="of:=CONCATENATE(LEFT([.D625];3);MID([.D625];4;10))" office:value-type="string" office:string-value="             " calcext:value-type="string">
            <text:p><text:s text:c="13"/></text:p>
          </table:table-cell>
          <table:table-cell table:style-name="ce20" office:value-type="string" calcext:value-type="string">
            <text:p><text:s text:c="27"/>CRIAÇÃO, DESIGNAÇÃO, <text:s/>PROPOSTAS DE REDUÇÃO DE GASTOS COM ENERGIA, RELATÓRIOS E ATAS</text:p>
          </table:table-cell>
          <table:table-cell table:style-name="ce30" office:value-type="string" calcext:value-type="string">
            <text:p>3 anos</text:p>
          </table:table-cell>
          <table:table-cell table:style-name="ce45" office:value-type="string" calcext:value-type="string">
            <text:p>5 anos</text:p>
          </table:table-cell>
          <table:table-cell table:style-name="ce45" office:value-type="string" calcext:value-type="string">
            <text:p>Guarda permanente</text:p>
          </table:table-cell>
          <table:table-cell table:style-name="ce54"/>
          <table:table-cell table:style-name="ce65" table:formula="of:=IF([.C625]=[.B625];RIGHT([.D625];LEN([.D625])-6);[.I624])"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18">
          <table:table-cell table:formula="of:=LEFT([.D626];3)" office:value-type="string" office:string-value="041" calcext:value-type="string">
            <text:p>041</text:p>
          </table:table-cell>
          <table:table-cell table:formula="of:=CONCATENATE(LEFT([.D626];3);MID([.D626];5;10))" office:value-type="string" office:string-value="04103        " calcext:value-type="string">
            <text:p>04103 <text:s text:c="7"/></text:p>
          </table:table-cell>
          <table:table-cell table:formula="of:=CONCATENATE(LEFT([.D626];3);MID([.D626];4;10))" office:value-type="string" office:string-value="041.03       " calcext:value-type="string">
            <text:p>041.03 <text:s text:c="6"/></text:p>
          </table:table-cell>
          <table:table-cell table:style-name="ce8" office:value-type="string" calcext:value-type="string">
            <text:p>041.03 <text:s text:c="14"/>CONDOMÍNIO</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Eliminação</text:p>
          </table:table-cell>
          <table:table-cell table:style-name="ce58"/>
          <table:table-cell table:style-name="ce65" table:formula="of:=IF([.C626]=[.B626];RIGHT([.D626];LEN([.D626])-6);[.I625])"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27];3)" office:value-type="string" office:string-value="041" calcext:value-type="string">
            <text:p>041</text:p>
          </table:table-cell>
          <table:table-cell table:formula="of:=CONCATENATE(LEFT([.D627];3);MID([.D627];5;10))" office:value-type="string" office:string-value="0411         " calcext:value-type="string">
            <text:p>0411 <text:s text:c="8"/></text:p>
          </table:table-cell>
          <table:table-cell table:formula="of:=CONCATENATE(LEFT([.D627];3);MID([.D627];4;10))" office:value-type="string" office:string-value="041.1        " calcext:value-type="string">
            <text:p>041.1 <text:s text:c="7"/></text:p>
          </table:table-cell>
          <table:table-cell table:style-name="ce12" office:value-type="string" calcext:value-type="string">
            <text:p>041.1 <text:s text:c="11"/>AQUISIÇÃO</text:p>
          </table:table-cell>
          <table:table-cell table:style-name="ce27"/>
          <table:table-cell table:style-name="ce42"/>
          <table:table-cell table:style-name="ce39"/>
          <table:table-cell table:style-name="ce58"/>
          <table:table-cell table:style-name="ce65" table:formula="of:=IF([.C627]=[.B627];RIGHT([.D627];LEN([.D627])-6);[.I626])"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18">
          <table:table-cell table:formula="of:=LEFT([.D628];3)" office:value-type="string" office:string-value="041" calcext:value-type="string">
            <text:p>041</text:p>
          </table:table-cell>
          <table:table-cell table:formula="of:=CONCATENATE(LEFT([.D628];3);MID([.D628];5;10))" office:value-type="string" office:string-value="04111        " calcext:value-type="string">
            <text:p>04111 <text:s text:c="7"/></text:p>
          </table:table-cell>
          <table:table-cell table:formula="of:=CONCATENATE(LEFT([.D628];3);MID([.D628];4;10))" office:value-type="string" office:string-value="041.11       " calcext:value-type="string">
            <text:p>041.11 <text:s text:c="6"/></text:p>
          </table:table-cell>
          <table:table-cell table:style-name="ce8" office:value-type="string" calcext:value-type="string">
            <text:p>041.11 <text:s text:c="14"/>COMPRA</text:p>
          </table:table-cell>
          <table:table-cell table:style-name="ce26" office:value-type="string" calcext:value-type="string">
            <text:p>Até aprovação das contas</text:p>
          </table:table-cell>
          <table:table-cell table:style-name="ce44" office:value-type="string" calcext:value-type="string">
            <text:p>5 anos a contar</text:p>
            <text:p>da   data</text:p>
            <text:p>de aprovaç ão     das contas</text:p>
          </table:table-cell>
          <table:table-cell table:style-name="ce36" office:value-type="string" calcext:value-type="string">
            <text:p>Guarda permanente</text:p>
          </table:table-cell>
          <table:table-cell table:style-name="ce58"/>
          <table:table-cell table:style-name="ce65" table:formula="of:=IF([.C628]=[.B628];RIGHT([.D628];LEN([.D628])-6);[.I627])"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37">
          <table:table-cell table:formula="of:=LEFT([.D629];3)" office:value-type="string" office:string-value="041" calcext:value-type="string">
            <text:p>041</text:p>
          </table:table-cell>
          <table:table-cell table:formula="of:=CONCATENATE(LEFT([.D629];3);MID([.D629];5;10))" office:value-type="string" office:string-value="04112        " calcext:value-type="string">
            <text:p>04112 <text:s text:c="7"/></text:p>
          </table:table-cell>
          <table:table-cell table:formula="of:=CONCATENATE(LEFT([.D629];3);MID([.D629];4;10))" office:value-type="string" office:string-value="041.12       " calcext:value-type="string">
            <text:p>041.12 <text:s text:c="6"/></text:p>
          </table:table-cell>
          <table:table-cell table:style-name="ce8" office:value-type="string" calcext:value-type="string">
            <text:p>041.12 <text:s text:c="14"/>CESSÃO</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Para transações que envolvam  pagamentos  de despesas   pendentes,    utilizar  prazos   para documentos  financeiros (Até aprovação das contas</text:p>
            <text:p>+  5  anos  a  contar  da  data  da  aprovação  das</text:p>
            <text:p>contas e guarda permanente).</text:p>
          </table:table-cell>
          <table:table-cell table:style-name="ce65" table:formula="of:=IF([.C629]=[.B629];RIGHT([.D629];LEN([.D629])-6);[.I628])"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37">
          <table:table-cell table:formula="of:=LEFT([.D630];3)" office:value-type="string" office:string-value="041" calcext:value-type="string">
            <text:p>041</text:p>
          </table:table-cell>
          <table:table-cell table:formula="of:=CONCATENATE(LEFT([.D630];3);MID([.D630];5;10))" office:value-type="string" office:string-value="04113        " calcext:value-type="string">
            <text:p>04113 <text:s text:c="7"/></text:p>
          </table:table-cell>
          <table:table-cell table:formula="of:=CONCATENATE(LEFT([.D630];3);MID([.D630];4;10))" office:value-type="string" office:string-value="041.13       " calcext:value-type="string">
            <text:p>041.13 <text:s text:c="6"/></text:p>
          </table:table-cell>
          <table:table-cell table:style-name="ce8" office:value-type="string" calcext:value-type="string">
            <text:p>041.13 <text:s text:c="15"/>DOAÇÃO</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 contas e guarda permanente).</text:p>
          </table:table-cell>
          <table:table-cell table:style-name="ce65" table:formula="of:=IF([.C630]=[.B630];RIGHT([.D630];LEN([.D630])-6);[.I629])"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37">
          <table:table-cell table:formula="of:=LEFT([.D631];3)" office:value-type="string" office:string-value="041" calcext:value-type="string">
            <text:p>041</text:p>
          </table:table-cell>
          <table:table-cell table:formula="of:=CONCATENATE(LEFT([.D631];3);MID([.D631];5;10))" office:value-type="string" office:string-value="04114        " calcext:value-type="string">
            <text:p>04114 <text:s text:c="7"/></text:p>
          </table:table-cell>
          <table:table-cell table:formula="of:=CONCATENATE(LEFT([.D631];3);MID([.D631];4;10))" office:value-type="string" office:string-value="041.14       " calcext:value-type="string">
            <text:p>041.14 <text:s text:c="6"/></text:p>
          </table:table-cell>
          <table:table-cell table:style-name="ce8" office:value-type="string" calcext:value-type="string">
            <text:p>041.14 <text:s text:c="14"/>PERMUTA</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 contas e guarda permanente).</text:p>
          </table:table-cell>
          <table:table-cell table:style-name="ce65" table:formula="of:=IF([.C631]=[.B631];RIGHT([.D631];LEN([.D631])-6);[.I630])"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18">
          <table:table-cell table:formula="of:=LEFT([.D632];3)" office:value-type="string" office:string-value="041" calcext:value-type="string">
            <text:p>041</text:p>
          </table:table-cell>
          <table:table-cell table:formula="of:=CONCATENATE(LEFT([.D632];3);MID([.D632];5;10))" office:value-type="string" office:string-value="04115        " calcext:value-type="string">
            <text:p>04115 <text:s text:c="7"/></text:p>
          </table:table-cell>
          <table:table-cell table:formula="of:=CONCATENATE(LEFT([.D632];3);MID([.D632];4;10))" office:value-type="string" office:string-value="041.15       " calcext:value-type="string">
            <text:p>041.15 <text:s text:c="6"/></text:p>
          </table:table-cell>
          <table:table-cell table:style-name="ce8" office:value-type="string" calcext:value-type="string">
            <text:p>041.15 <text:s text:c="13"/>LOCAÇÃO. ARRENDAMENTO. COMO- DATO</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Eliminação</text:p>
          </table:table-cell>
          <table:table-cell table:style-name="ce58"/>
          <table:table-cell table:style-name="ce65" table:formula="of:=IF([.C632]=[.B632];RIGHT([.D632];LEN([.D632])-6);[.I631])"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33];3)" office:value-type="string" office:string-value="041" calcext:value-type="string">
            <text:p>041</text:p>
          </table:table-cell>
          <table:table-cell table:formula="of:=CONCATENATE(LEFT([.D633];3);MID([.D633];5;10))" office:value-type="string" office:string-value="0412         " calcext:value-type="string">
            <text:p>0412 <text:s text:c="8"/></text:p>
          </table:table-cell>
          <table:table-cell table:formula="of:=CONCATENATE(LEFT([.D633];3);MID([.D633];4;10))" office:value-type="string" office:string-value="041.2        " calcext:value-type="string">
            <text:p>041.2 <text:s text:c="7"/></text:p>
          </table:table-cell>
          <table:table-cell table:style-name="ce11" office:value-type="string" calcext:value-type="string">
            <text:p>041.2 <text:s text:c="11"/>ALIENAÇÃO</text:p>
          </table:table-cell>
          <table:table-cell table:style-name="ce25"/>
          <table:table-cell table:style-name="ce35"/>
          <table:table-cell table:style-name="ce43" table:number-columns-repeated="2"/>
          <table:table-cell table:style-name="ce65" table:formula="of:=IF([.C633]=[.B633];RIGHT([.D633];LEN([.D633])-6);[.I632])"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18">
          <table:table-cell table:formula="of:=LEFT([.D634];3)" office:value-type="string" office:string-value="041" calcext:value-type="string">
            <text:p>041</text:p>
          </table:table-cell>
          <table:table-cell table:formula="of:=CONCATENATE(LEFT([.D634];3);MID([.D634];5;10))" office:value-type="string" office:string-value="04121        " calcext:value-type="string">
            <text:p>04121 <text:s text:c="7"/></text:p>
          </table:table-cell>
          <table:table-cell table:formula="of:=CONCATENATE(LEFT([.D634];3);MID([.D634];4;10))" office:value-type="string" office:string-value="041.21       " calcext:value-type="string">
            <text:p>041.21 <text:s text:c="6"/></text:p>
          </table:table-cell>
          <table:table-cell table:style-name="ce8" office:value-type="string" calcext:value-type="string">
            <text:p>041.21 <text:s text:c="15"/>VENDA</text:p>
          </table:table-cell>
          <table:table-cell table:style-name="ce26" office:value-type="string" calcext:value-type="string">
            <text:p>Até aprovação das contas</text:p>
          </table:table-cell>
          <table:table-cell table:style-name="ce44" office:value-type="string" calcext:value-type="string">
            <text:p>5 anos a contar</text:p>
            <text:p>da   data de aprovaç ão     das contas</text:p>
          </table:table-cell>
          <table:table-cell table:style-name="ce36" office:value-type="string" calcext:value-type="string">
            <text:p>Guarda permanente</text:p>
          </table:table-cell>
          <table:table-cell table:style-name="ce58"/>
          <table:table-cell table:style-name="ce65" table:formula="of:=IF([.C634]=[.B634];RIGHT([.D634];LEN([.D634])-6);[.I633])"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37">
          <table:table-cell table:formula="of:=LEFT([.D635];3)" office:value-type="string" office:string-value="041" calcext:value-type="string">
            <text:p>041</text:p>
          </table:table-cell>
          <table:table-cell table:formula="of:=CONCATENATE(LEFT([.D635];3);MID([.D635];5;10))" office:value-type="string" office:string-value="04122        " calcext:value-type="string">
            <text:p>04122 <text:s text:c="7"/></text:p>
          </table:table-cell>
          <table:table-cell table:formula="of:=CONCATENATE(LEFT([.D635];3);MID([.D635];4;10))" office:value-type="string" office:string-value="041.22       " calcext:value-type="string">
            <text:p>041.22 <text:s text:c="6"/></text:p>
          </table:table-cell>
          <table:table-cell table:style-name="ce8" office:value-type="string" calcext:value-type="string">
            <text:p>041.22 <text:s text:c="15"/>CESSÃO</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 contas e guarda permanente).</text:p>
          </table:table-cell>
          <table:table-cell table:style-name="ce65" table:formula="of:=IF([.C635]=[.B635];RIGHT([.D635];LEN([.D635])-6);[.I634])"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37">
          <table:table-cell table:formula="of:=LEFT([.D636];3)" office:value-type="string" office:string-value="041" calcext:value-type="string">
            <text:p>041</text:p>
          </table:table-cell>
          <table:table-cell table:formula="of:=CONCATENATE(LEFT([.D636];3);MID([.D636];5;10))" office:value-type="string" office:string-value="04123        " calcext:value-type="string">
            <text:p>04123 <text:s text:c="7"/></text:p>
          </table:table-cell>
          <table:table-cell table:formula="of:=CONCATENATE(LEFT([.D636];3);MID([.D636];4;10))" office:value-type="string" office:string-value="041.23       " calcext:value-type="string">
            <text:p>041.23 <text:s text:c="6"/></text:p>
          </table:table-cell>
          <table:table-cell table:style-name="ce8" office:value-type="string" calcext:value-type="string">
            <text:p>041.23 <text:s text:c="16"/>DOAÇÃO</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 contas e guarda permanente).</text:p>
          </table:table-cell>
          <table:table-cell table:style-name="ce65" table:formula="of:=IF([.C636]=[.B636];RIGHT([.D636];LEN([.D636])-6);[.I635])"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37">
          <table:table-cell table:formula="of:=LEFT([.D637];3)" office:value-type="string" office:string-value="041" calcext:value-type="string">
            <text:p>041</text:p>
          </table:table-cell>
          <table:table-cell table:formula="of:=CONCATENATE(LEFT([.D637];3);MID([.D637];5;10))" office:value-type="string" office:string-value="04124        " calcext:value-type="string">
            <text:p>04124 <text:s text:c="7"/></text:p>
          </table:table-cell>
          <table:table-cell table:formula="of:=CONCATENATE(LEFT([.D637];3);MID([.D637];4;10))" office:value-type="string" office:string-value="041.24       " calcext:value-type="string">
            <text:p>041.24 <text:s text:c="6"/></text:p>
          </table:table-cell>
          <table:table-cell table:style-name="ce8" office:value-type="string" calcext:value-type="string">
            <text:p>041.24 <text:s text:c="15"/>PERMUTA</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text:p>
            <text:p>contas e guarda permanente).</text:p>
          </table:table-cell>
          <table:table-cell table:style-name="ce65" table:formula="of:=IF([.C637]=[.B637];RIGHT([.D637];LEN([.D637])-6);[.I636])"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4">
          <table:table-cell table:formula="of:=LEFT([.D638];3)" office:value-type="string" office:string-value="041" calcext:value-type="string">
            <text:p>041</text:p>
          </table:table-cell>
          <table:table-cell table:formula="of:=CONCATENATE(LEFT([.D638];3);MID([.D638];5;10))" office:value-type="string" office:string-value="0413         " calcext:value-type="string">
            <text:p>0413 <text:s text:c="8"/></text:p>
          </table:table-cell>
          <table:table-cell table:formula="of:=CONCATENATE(LEFT([.D638];3);MID([.D638];4;10))" office:value-type="string" office:string-value="041.3        " calcext:value-type="string">
            <text:p>041.3 <text:s text:c="7"/></text:p>
          </table:table-cell>
          <table:table-cell table:style-name="ce8" office:value-type="string" calcext:value-type="string">
            <text:p>041.3 <text:s text:c="12"/>DESAPROPRIAÇÃO. REINTEGRAÇÃO DE POSSE .REIVINDICAÇÃO DE DOMÍNIO. TOMBAMENT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Guarda permanente</text:p>
          </table:table-cell>
          <table:table-cell table:style-name="ce58"/>
          <table:table-cell table:style-name="ce65" table:formula="of:=IF([.C638]=[.B638];RIGHT([.D638];LEN([.D638])-6);[.I637])"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39];3)" office:value-type="string" office:string-value="041" calcext:value-type="string">
            <text:p>041</text:p>
          </table:table-cell>
          <table:table-cell table:formula="of:=CONCATENATE(LEFT([.D639];3);MID([.D639];5;10))" office:value-type="string" office:string-value="0414         " calcext:value-type="string">
            <text:p>0414 <text:s text:c="8"/></text:p>
          </table:table-cell>
          <table:table-cell table:formula="of:=CONCATENATE(LEFT([.D639];3);MID([.D639];4;10))" office:value-type="string" office:string-value="041.4        " calcext:value-type="string">
            <text:p>041.4 <text:s text:c="7"/></text:p>
          </table:table-cell>
          <table:table-cell table:style-name="ce11" office:value-type="string" calcext:value-type="string">
            <text:p>041.4 <text:s text:c="12"/>OBRAS</text:p>
          </table:table-cell>
          <table:table-cell table:style-name="ce25"/>
          <table:table-cell table:style-name="ce43" table:number-columns-repeated="3"/>
          <table:table-cell table:style-name="ce65" table:formula="of:=IF([.C639]=[.B639];RIGHT([.D639];LEN([.D639])-6);[.I638])"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40];3)" office:value-type="string" office:string-value="041" calcext:value-type="string">
            <text:p>041</text:p>
          </table:table-cell>
          <table:table-cell table:formula="of:=CONCATENATE(LEFT([.D640];3);MID([.D640];5;10))" office:value-type="string" office:string-value="04141        " calcext:value-type="string">
            <text:p>04141 <text:s text:c="7"/></text:p>
          </table:table-cell>
          <table:table-cell table:formula="of:=CONCATENATE(LEFT([.D640];3);MID([.D640];4;10))" office:value-type="string" office:string-value="041.41       " calcext:value-type="string">
            <text:p>041.41 <text:s text:c="6"/></text:p>
          </table:table-cell>
          <table:table-cell table:style-name="ce8" office:value-type="string" calcext:value-type="string">
            <text:p>041.41 <text:s text:c="14"/>REFORMA. RECUPERAÇÃO. RESTAURA- ÇÃ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Guarda permanente</text:p>
          </table:table-cell>
          <table:table-cell table:style-name="ce58"/>
          <table:table-cell table:style-name="ce65" table:formula="of:=IF([.C640]=[.B640];RIGHT([.D640];LEN([.D640])-6);[.I639])"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41];3)" office:value-type="string" office:string-value="041" calcext:value-type="string">
            <text:p>041</text:p>
          </table:table-cell>
          <table:table-cell table:formula="of:=CONCATENATE(LEFT([.D641];3);MID([.D641];5;10))" office:value-type="string" office:string-value="04142        " calcext:value-type="string">
            <text:p>04142 <text:s text:c="7"/></text:p>
          </table:table-cell>
          <table:table-cell table:formula="of:=CONCATENATE(LEFT([.D641];3);MID([.D641];4;10))" office:value-type="string" office:string-value="041.42       " calcext:value-type="string">
            <text:p>041.42 <text:s text:c="6"/></text:p>
          </table:table-cell>
          <table:table-cell table:style-name="ce8" office:value-type="string" calcext:value-type="string">
            <text:p>041.42 <text:s text:c="14"/>CONSTRUÇÃ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Guarda permanente</text:p>
          </table:table-cell>
          <table:table-cell table:style-name="ce58"/>
          <table:table-cell table:style-name="ce65" table:formula="of:=IF([.C641]=[.B641];RIGHT([.D641];LEN([.D641])-6);[.I640])"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3">
          <table:table-cell table:formula="of:=LEFT([.D642];3)" office:value-type="string" office:string-value="041" calcext:value-type="string">
            <text:p>041</text:p>
          </table:table-cell>
          <table:table-cell table:formula="of:=CONCATENATE(LEFT([.D642];3);MID([.D642];5;10))" office:value-type="string" office:string-value="0415         " calcext:value-type="string">
            <text:p>0415 <text:s text:c="8"/></text:p>
          </table:table-cell>
          <table:table-cell table:formula="of:=CONCATENATE(LEFT([.D642];3);MID([.D642];4;10))" office:value-type="string" office:string-value="041.5        " calcext:value-type="string">
            <text:p>041.5 <text:s text:c="7"/></text:p>
          </table:table-cell>
          <table:table-cell table:style-name="ce8" office:value-type="string" calcext:value-type="string">
            <text:p>041.5           SERVIÇOS DE MANUTENÇÃO<text:span text:style-name="T1">(INCLUSIVE LICITAÇÕES)</text:span></text:p>
          </table:table-cell>
          <table:table-cell table:style-name="ce29"/>
          <table:table-cell table:style-name="ce44" table:number-columns-repeated="2"/>
          <table:table-cell table:style-name="ce36" office:value-type="string" calcext:value-type="string">
            <text:p>Os <text:s/>documentos <text:s text:c="2"/>que <text:s/>não <text:s/>envolvem <text:s text:c="2"/>pagamentos serão eliminados após 1 ano.</text:p>
          </table:table-cell>
          <table:table-cell table:style-name="ce65" table:formula="of:=IF([.C642]=[.B642];RIGHT([.D642];LEN([.D642])-6);[.I641])"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43];3)" office:value-type="string" office:string-value="041" calcext:value-type="string">
            <text:p>041</text:p>
          </table:table-cell>
          <table:table-cell table:formula="of:=CONCATENATE(LEFT([.D643];3);MID([.D643];5;10))" office:value-type="string" office:string-value="04151        " calcext:value-type="string">
            <text:p>04151 <text:s text:c="7"/></text:p>
          </table:table-cell>
          <table:table-cell table:formula="of:=CONCATENATE(LEFT([.D643];3);MID([.D643];4;10))" office:value-type="string" office:string-value="041.51       " calcext:value-type="string">
            <text:p>041.51 <text:s text:c="6"/></text:p>
          </table:table-cell>
          <table:table-cell table:style-name="ce8" office:value-type="string" calcext:value-type="string">
            <text:p>041.51 <text:s text:c="14"/>MANUTENÇÃO DE ELEVADORE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43]=[.B643];RIGHT([.D643];LEN([.D643])-6);[.I642])"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44];3)" office:value-type="string" office:string-value="041" calcext:value-type="string">
            <text:p>041</text:p>
          </table:table-cell>
          <table:table-cell table:formula="of:=CONCATENATE(LEFT([.D644];3);MID([.D644];5;10))" office:value-type="string" office:string-value="04152        " calcext:value-type="string">
            <text:p>04152 <text:s text:c="7"/></text:p>
          </table:table-cell>
          <table:table-cell table:formula="of:=CONCATENATE(LEFT([.D644];3);MID([.D644];4;10))" office:value-type="string" office:string-value="041.52       " calcext:value-type="string">
            <text:p>041.52 <text:s text:c="6"/></text:p>
          </table:table-cell>
          <table:table-cell table:style-name="ce8" office:value-type="string" calcext:value-type="string">
            <text:p>041.52 <text:s text:c="14"/>MANUTENÇÃO DE AR-CONDICIONAD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44]=[.B644];RIGHT([.D644];LEN([.D644])-6);[.I643])"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45];3)" office:value-type="string" office:string-value="041" calcext:value-type="string">
            <text:p>041</text:p>
          </table:table-cell>
          <table:table-cell table:formula="of:=CONCATENATE(LEFT([.D645];3);MID([.D645];5;10))" office:value-type="string" office:string-value="04153        " calcext:value-type="string">
            <text:p>04153 <text:s text:c="7"/></text:p>
          </table:table-cell>
          <table:table-cell table:formula="of:=CONCATENATE(LEFT([.D645];3);MID([.D645];4;10))" office:value-type="string" office:string-value="041.53       " calcext:value-type="string">
            <text:p>041.53 <text:s text:c="6"/></text:p>
          </table:table-cell>
          <table:table-cell table:style-name="ce8" office:value-type="string" calcext:value-type="string">
            <text:p>041.53 <text:s text:c="14"/>MANUTENÇÃO DE SUBESTAÇÕES E GERADORE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45]=[.B645];RIGHT([.D645];LEN([.D645])-6);[.I644])"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46];3)" office:value-type="string" office:string-value="041" calcext:value-type="string">
            <text:p>041</text:p>
          </table:table-cell>
          <table:table-cell table:formula="of:=CONCATENATE(LEFT([.D646];3);MID([.D646];5;10))" office:value-type="string" office:string-value="04154        " calcext:value-type="string">
            <text:p>04154 <text:s text:c="7"/></text:p>
          </table:table-cell>
          <table:table-cell table:formula="of:=CONCATENATE(LEFT([.D646];3);MID([.D646];4;10))" office:value-type="string" office:string-value="041.54       " calcext:value-type="string">
            <text:p>041.54 <text:s text:c="6"/></text:p>
          </table:table-cell>
          <table:table-cell table:style-name="ce8" office:value-type="string" calcext:value-type="string">
            <text:p>041.54               LIMPEZA. IMUNIZAÇÃO. DESINFES- TAÇÃO<text:span text:style-name="T1">(INCLUSIVE PARA JARDINS)</text:span></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46]=[.B646];RIGHT([.D646];LEN([.D646])-6);[.I645])"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1">
          <table:table-cell table:formula="of:=LEFT([.D647];3)" office:value-type="string" office:string-value="041" calcext:value-type="string">
            <text:p>041</text:p>
          </table:table-cell>
          <table:table-cell table:formula="of:=CONCATENATE(LEFT([.D647];3);MID([.D647];5;10))" office:value-type="string" office:string-value="04159        " calcext:value-type="string">
            <text:p>04159 <text:s text:c="7"/></text:p>
          </table:table-cell>
          <table:table-cell table:formula="of:=CONCATENATE(LEFT([.D647];3);MID([.D647];4;10))" office:value-type="string" office:string-value="041.59       " calcext:value-type="string">
            <text:p>041.59 <text:s text:c="6"/></text:p>
          </table:table-cell>
          <table:table-cell table:style-name="ce8" office:value-type="string" calcext:value-type="string">
            <text:p>041.59 <text:s text:c="13"/>OUTROS SERVIÇOS DE MANUTENÇÃO</text:p>
          </table:table-cell>
          <table:table-cell table:style-name="ce29"/>
          <table:table-cell table:style-name="ce44" table:number-columns-repeated="2"/>
          <table:table-cell table:style-name="ce36" office:value-type="string" calcext:value-type="string">
            <text:p>Este subgrupo será desenvolvido <text:s/>pelo órgão de acordo com a necessidade, bem como a temporalidade e destinação.</text:p>
          </table:table-cell>
          <table:table-cell table:style-name="ce65" table:formula="of:=IF([.C647]=[.B647];RIGHT([.D647];LEN([.D647])-6);[.I646])" office:value-type="string" office:string-value="                     CRIAÇÃO, DESIGNAÇÃO,  PROPOSTAS DE REDUÇÃO DE GASTOS COM ENERGIA, RELATÓRIOS E ATAS" calcext:value-type="string">
            <text:p><text:s text:c="21"/>CRIAÇÃO, DESIGNAÇÃO, <text:s/>PROPOSTAS DE REDUÇÃO DE GASTOS COM ENERGIA, RELATÓRIOS E ATAS</text:p>
          </table:table-cell>
          <table:table-cell table:number-columns-repeated="7"/>
        </table:table-row>
        <table:table-row table:style-name="ro2">
          <table:table-cell table:formula="of:=LEFT([.D648];3)" office:value-type="string" office:string-value="042" calcext:value-type="string">
            <text:p>042</text:p>
          </table:table-cell>
          <table:table-cell table:formula="of:=CONCATENATE(LEFT([.D648];3);MID([.D648];5;10))" office:value-type="string" office:string-value="042          " calcext:value-type="string">
            <text:p>042 <text:s text:c="9"/></text:p>
          </table:table-cell>
          <table:table-cell table:formula="of:=CONCATENATE(LEFT([.D648];3);MID([.D648];4;10))" office:value-type="string" office:string-value="042          " calcext:value-type="string">
            <text:p>042 <text:s text:c="9"/></text:p>
          </table:table-cell>
          <table:table-cell table:style-name="ce11" office:value-type="string" calcext:value-type="string">
            <text:p>042 <text:s text:c="10"/>VEÍCULOS</text:p>
          </table:table-cell>
          <table:table-cell table:style-name="ce25"/>
          <table:table-cell table:style-name="ce43" table:number-columns-repeated="3"/>
          <table:table-cell table:style-name="ce65" table:formula="of:=IF([.C648]=[.B648];RIGHT([.D648];LEN([.D648])-6);[.I647])" office:value-type="string" office:string-value="        VEÍCULOS" calcext:value-type="string">
            <text:p><text:s text:c="8"/>VEÍCULOS</text:p>
          </table:table-cell>
          <table:table-cell table:number-columns-repeated="7"/>
        </table:table-row>
        <table:table-row table:style-name="ro4">
          <table:table-cell table:formula="of:=LEFT([.D649];3)" office:value-type="string" office:string-value="042" calcext:value-type="string">
            <text:p>042</text:p>
          </table:table-cell>
          <table:table-cell table:formula="of:=CONCATENATE(LEFT([.D649];3);MID([.D649];5;10))" office:value-type="string" office:string-value="0421         " calcext:value-type="string">
            <text:p>0421 <text:s text:c="8"/></text:p>
          </table:table-cell>
          <table:table-cell table:formula="of:=CONCATENATE(LEFT([.D649];3);MID([.D649];4;10))" office:value-type="string" office:string-value="042.1        " calcext:value-type="string">
            <text:p>042.1 <text:s text:c="7"/></text:p>
          </table:table-cell>
          <table:table-cell table:style-name="ce12" office:value-type="string" calcext:value-type="string">
            <text:p>042.1                   AQUISIÇÃO<text:span text:style-name="T1">(INCLUSIVE LICITAÇÕES)</text:span></text:p>
          </table:table-cell>
          <table:table-cell table:style-name="ce27"/>
          <table:table-cell table:style-name="ce42"/>
          <table:table-cell table:style-name="ce39"/>
          <table:table-cell table:style-name="ce36" office:value-type="string" calcext:value-type="string">
            <text:p>Para veículos não adquiridos eliminar após 1 ano.</text:p>
          </table:table-cell>
          <table:table-cell table:style-name="ce65" table:formula="of:=IF([.C649]=[.B649];RIGHT([.D649];LEN([.D649])-6);[.I648])" office:value-type="string" office:string-value="        VEÍCULOS" calcext:value-type="string">
            <text:p><text:s text:c="8"/>VEÍCULOS</text:p>
          </table:table-cell>
          <table:table-cell table:number-columns-repeated="7"/>
        </table:table-row>
        <table:table-row table:style-name="ro2">
          <table:table-cell table:formula="of:=LEFT([.D650];3)" office:value-type="string" office:string-value="042" calcext:value-type="string">
            <text:p>042</text:p>
          </table:table-cell>
          <table:table-cell table:formula="of:=CONCATENATE(LEFT([.D650];3);MID([.D650];5;10))" office:value-type="string" office:string-value="04211        " calcext:value-type="string">
            <text:p>04211 <text:s text:c="7"/></text:p>
          </table:table-cell>
          <table:table-cell table:formula="of:=CONCATENATE(LEFT([.D650];3);MID([.D650];4;10))" office:value-type="string" office:string-value="042.11       " calcext:value-type="string">
            <text:p>042.11 <text:s text:c="6"/></text:p>
          </table:table-cell>
          <table:table-cell table:style-name="ce8" office:value-type="string" calcext:value-type="string">
            <text:p>042.11                COMPRA<text:span text:style-name="T1">(INCLUSIVE COMPRA POR IMPORTAÇÃO)</text:span></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50]=[.B650];RIGHT([.D650];LEN([.D650])-6);[.I649])" office:value-type="string" office:string-value="        VEÍCULOS" calcext:value-type="string">
            <text:p><text:s text:c="8"/>VEÍCULOS</text:p>
          </table:table-cell>
          <table:table-cell table:number-columns-repeated="7"/>
        </table:table-row>
        <table:table-row table:style-name="ro2">
          <table:table-cell table:formula="of:=LEFT([.D651];3)" office:value-type="string" office:string-value="042" calcext:value-type="string">
            <text:p>042</text:p>
          </table:table-cell>
          <table:table-cell table:formula="of:=CONCATENATE(LEFT([.D651];3);MID([.D651];5;10))" office:value-type="string" office:string-value="04212        " calcext:value-type="string">
            <text:p>04212 <text:s text:c="7"/></text:p>
          </table:table-cell>
          <table:table-cell table:formula="of:=CONCATENATE(LEFT([.D651];3);MID([.D651];4;10))" office:value-type="string" office:string-value="042.12       " calcext:value-type="string">
            <text:p>042.12 <text:s text:c="6"/></text:p>
          </table:table-cell>
          <table:table-cell table:style-name="ce8" office:value-type="string" calcext:value-type="string">
            <text:p>042.12 <text:s text:c="15"/>ALUGUEL</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51]=[.B651];RIGHT([.D651];LEN([.D651])-6);[.I650])" office:value-type="string" office:string-value="        VEÍCULOS" calcext:value-type="string">
            <text:p><text:s text:c="8"/>VEÍCULOS</text:p>
          </table:table-cell>
          <table:table-cell table:number-columns-repeated="7"/>
        </table:table-row>
        <table:table-row table:style-name="ro23">
          <table:table-cell table:formula="of:=LEFT([.D652];3)" office:value-type="string" office:string-value="042" calcext:value-type="string">
            <text:p>042</text:p>
          </table:table-cell>
          <table:table-cell table:formula="of:=CONCATENATE(LEFT([.D652];3);MID([.D652];5;10))" office:value-type="string" office:string-value="04213        " calcext:value-type="string">
            <text:p>04213 <text:s text:c="7"/></text:p>
          </table:table-cell>
          <table:table-cell table:formula="of:=CONCATENATE(LEFT([.D652];3);MID([.D652];4;10))" office:value-type="string" office:string-value="042.13       " calcext:value-type="string">
            <text:p>042.13 <text:s text:c="6"/></text:p>
          </table:table-cell>
          <table:table-cell table:style-name="ce8" office:value-type="string" calcext:value-type="string">
            <text:p>042.13 <text:s text:c="15"/>CESSÃO. DOAÇÃO. PERMUTA. TRANSFERÊNCIA</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text:p>
            <text:p>contas e eliminação).</text:p>
          </table:table-cell>
          <table:table-cell table:style-name="ce65" table:formula="of:=IF([.C652]=[.B652];RIGHT([.D652];LEN([.D652])-6);[.I651])" office:value-type="string" office:string-value="        VEÍCULOS" calcext:value-type="string">
            <text:p><text:s text:c="8"/>VEÍCULOS</text:p>
          </table:table-cell>
          <table:table-cell table:number-columns-repeated="7"/>
        </table:table-row>
        <table:table-row table:style-name="ro2">
          <table:table-cell table:formula="of:=LEFT([.D653];3)" office:value-type="string" office:string-value="042" calcext:value-type="string">
            <text:p>042</text:p>
          </table:table-cell>
          <table:table-cell table:formula="of:=CONCATENATE(LEFT([.D653];3);MID([.D653];5;10))" office:value-type="string" office:string-value="0422         " calcext:value-type="string">
            <text:p>0422 <text:s text:c="8"/></text:p>
          </table:table-cell>
          <table:table-cell table:formula="of:=CONCATENATE(LEFT([.D653];3);MID([.D653];4;10))" office:value-type="string" office:string-value="042.2        " calcext:value-type="string">
            <text:p>042.2 <text:s text:c="7"/></text:p>
          </table:table-cell>
          <table:table-cell table:style-name="ce8" office:value-type="string" calcext:value-type="string">
            <text:p>042.2 <text:s text:c="10"/>CADASTRO. LICENCIAMENTO. EMPLACA- MENTO. TOMBAMENTO</text:p>
          </table:table-cell>
          <table:table-cell table:style-name="ce26" office:value-type="string" calcext:value-type="string">
            <text:p>Até a alienação</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653]=[.B653];RIGHT([.D653];LEN([.D653])-6);[.I652])" office:value-type="string" office:string-value="        VEÍCULOS" calcext:value-type="string">
            <text:p><text:s text:c="8"/>VEÍCULOS</text:p>
          </table:table-cell>
          <table:table-cell table:number-columns-repeated="7"/>
        </table:table-row>
        <table:table-row table:style-name="ro2">
          <table:table-cell table:formula="of:=LEFT([.D654];3)" office:value-type="string" office:string-value="042" calcext:value-type="string">
            <text:p>042</text:p>
          </table:table-cell>
          <table:table-cell table:formula="of:=CONCATENATE(LEFT([.D654];3);MID([.D654];5;10))" office:value-type="string" office:string-value="0423         " calcext:value-type="string">
            <text:p>0423 <text:s text:c="8"/></text:p>
          </table:table-cell>
          <table:table-cell table:formula="of:=CONCATENATE(LEFT([.D654];3);MID([.D654];4;10))" office:value-type="string" office:string-value="042.3        " calcext:value-type="string">
            <text:p>042.3 <text:s text:c="7"/></text:p>
          </table:table-cell>
          <table:table-cell table:style-name="ce21" office:value-type="string" calcext:value-type="string">
            <text:p>042.3           ALIENAÇÃO<text:span text:style-name="T1">(INCLUSIVE LICITAÇÕES)</text:span></text:p>
          </table:table-cell>
          <table:table-cell table:style-name="ce33"/>
          <table:table-cell table:style-name="ce50"/>
          <table:table-cell table:style-name="ce55"/>
          <table:table-cell table:style-name="ce61"/>
          <table:table-cell table:style-name="ce65" table:formula="of:=IF([.C654]=[.B654];RIGHT([.D654];LEN([.D654])-6);[.I653])" office:value-type="string" office:string-value="        VEÍCULOS" calcext:value-type="string">
            <text:p><text:s text:c="8"/>VEÍCULOS</text:p>
          </table:table-cell>
          <table:table-cell table:number-columns-repeated="7"/>
        </table:table-row>
        <table:table-row table:style-name="ro2">
          <table:table-cell table:formula="of:=LEFT([.D655];3)" office:value-type="string" office:string-value="042" calcext:value-type="string">
            <text:p>042</text:p>
          </table:table-cell>
          <table:table-cell table:formula="of:=CONCATENATE(LEFT([.D655];3);MID([.D655];5;10))" office:value-type="string" office:string-value="04231        " calcext:value-type="string">
            <text:p>04231 <text:s text:c="7"/></text:p>
          </table:table-cell>
          <table:table-cell table:formula="of:=CONCATENATE(LEFT([.D655];3);MID([.D655];4;10))" office:value-type="string" office:string-value="042.31       " calcext:value-type="string">
            <text:p>042.31 <text:s text:c="6"/></text:p>
          </table:table-cell>
          <table:table-cell table:style-name="ce8" office:value-type="string" calcext:value-type="string">
            <text:p>042.31            VENDA<text:span text:style-name="T1">(INCLUSIVE LEILÃO)</text:span></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55]=[.B655];RIGHT([.D655];LEN([.D655])-6);[.I654])" office:value-type="string" office:string-value="        VEÍCULOS" calcext:value-type="string">
            <text:p><text:s text:c="8"/>VEÍCULOS</text:p>
          </table:table-cell>
          <table:table-cell table:number-columns-repeated="7"/>
        </table:table-row>
        <table:table-row table:style-name="ro23">
          <table:table-cell table:formula="of:=LEFT([.D656];3)" office:value-type="string" office:string-value="042" calcext:value-type="string">
            <text:p>042</text:p>
          </table:table-cell>
          <table:table-cell table:formula="of:=CONCATENATE(LEFT([.D656];3);MID([.D656];5;10))" office:value-type="string" office:string-value="04232        " calcext:value-type="string">
            <text:p>04232 <text:s text:c="7"/></text:p>
          </table:table-cell>
          <table:table-cell table:formula="of:=CONCATENATE(LEFT([.D656];3);MID([.D656];4;10))" office:value-type="string" office:string-value="042.32       " calcext:value-type="string">
            <text:p>042.32 <text:s text:c="6"/></text:p>
          </table:table-cell>
          <table:table-cell table:style-name="ce8" office:value-type="string" calcext:value-type="string">
            <text:p>042.32 <text:s text:c="11"/>CESSÃO. DOAÇÃO. PERMUTA. TRANSFERÊNCIA</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 contas e eliminação).</text:p>
          </table:table-cell>
          <table:table-cell table:style-name="ce65" table:formula="of:=IF([.C656]=[.B656];RIGHT([.D656];LEN([.D656])-6);[.I655])" office:value-type="string" office:string-value="        VEÍCULOS" calcext:value-type="string">
            <text:p><text:s text:c="8"/>VEÍCULOS</text:p>
          </table:table-cell>
          <table:table-cell table:number-columns-repeated="7"/>
        </table:table-row>
        <table:table-row table:style-name="ro2">
          <table:table-cell table:formula="of:=LEFT([.D657];3)" office:value-type="string" office:string-value="042" calcext:value-type="string">
            <text:p>042</text:p>
          </table:table-cell>
          <table:table-cell table:formula="of:=CONCATENATE(LEFT([.D657];3);MID([.D657];5;10))" office:value-type="string" office:string-value="0424         " calcext:value-type="string">
            <text:p>0424 <text:s text:c="8"/></text:p>
          </table:table-cell>
          <table:table-cell table:formula="of:=CONCATENATE(LEFT([.D657];3);MID([.D657];4;10))" office:value-type="string" office:string-value="042.4        " calcext:value-type="string">
            <text:p>042.4 <text:s text:c="7"/></text:p>
          </table:table-cell>
          <table:table-cell table:style-name="ce8" office:value-type="string" calcext:value-type="string">
            <text:p>042.4 <text:s text:c="9"/>ABASTECIMENTO. LIMPEZA. MANUTEN- ÇÃO. REPAR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57]=[.B657];RIGHT([.D657];LEN([.D657])-6);[.I656])" office:value-type="string" office:string-value="        VEÍCULOS" calcext:value-type="string">
            <text:p><text:s text:c="8"/>VEÍCULOS</text:p>
          </table:table-cell>
          <table:table-cell table:number-columns-repeated="7"/>
        </table:table-row>
        <table:table-row table:style-name="ro34">
          <table:table-cell table:formula="of:=LEFT([.D658];3)" office:value-type="string" office:string-value="042" calcext:value-type="string">
            <text:p>042</text:p>
          </table:table-cell>
          <table:table-cell table:formula="of:=CONCATENATE(LEFT([.D658];3);MID([.D658];5;10))" office:value-type="string" office:string-value="0425         " calcext:value-type="string">
            <text:p>0425 <text:s text:c="8"/></text:p>
          </table:table-cell>
          <table:table-cell table:formula="of:=CONCATENATE(LEFT([.D658];3);MID([.D658];4;10))" office:value-type="string" office:string-value="042.5        " calcext:value-type="string">
            <text:p>042.5 <text:s text:c="7"/></text:p>
          </table:table-cell>
          <table:table-cell table:style-name="ce8" office:value-type="string" calcext:value-type="string">
            <text:p>042.5 <text:s text:c="9"/>ACIDENTES. INFRAÇÕES. MULTAS</text:p>
          </table:table-cell>
          <table:table-cell table:style-name="ce26" office:value-type="string" calcext:value-type="string">
            <text:p>Até aprovação das contas</text:p>
          </table:table-cell>
          <table:table-cell table:style-name="ce36" office:value-type="string" calcext:value-type="string">
            <text:p>5 anos a contar da data de aprovação das contas</text:p>
          </table:table-cell>
          <table:table-cell table:style-name="ce36" office:value-type="string" calcext:value-type="string">
            <text:p>Eliminação</text:p>
          </table:table-cell>
          <table:table-cell table:style-name="ce36" office:value-type="string" calcext:value-type="string">
            <text:p>Para <text:s/>acidentes <text:s text:c="2"/>com <text:s text:c="2"/>vítimas, <text:s/>o <text:s text:c="2"/>prazo <text:s text:c="2"/>total <text:s/>de guarda é de 20 anos.</text:p>
          </table:table-cell>
          <table:table-cell table:style-name="ce65" table:formula="of:=IF([.C658]=[.B658];RIGHT([.D658];LEN([.D658])-6);[.I657])" office:value-type="string" office:string-value="        VEÍCULOS" calcext:value-type="string">
            <text:p><text:s text:c="8"/>VEÍCULOS</text:p>
          </table:table-cell>
          <table:table-cell table:number-columns-repeated="7"/>
        </table:table-row>
        <table:table-row table:style-name="ro2">
          <table:table-cell table:formula="of:=LEFT([.D659];3)" office:value-type="string" office:string-value="042" calcext:value-type="string">
            <text:p>042</text:p>
          </table:table-cell>
          <table:table-cell table:formula="of:=CONCATENATE(LEFT([.D659];3);MID([.D659];5;10))" office:value-type="string" office:string-value="0429         " calcext:value-type="string">
            <text:p>0429 <text:s text:c="8"/></text:p>
          </table:table-cell>
          <table:table-cell table:formula="of:=CONCATENATE(LEFT([.D659];3);MID([.D659];4;10))" office:value-type="string" office:string-value="042.9        " calcext:value-type="string">
            <text:p>042.9 <text:s text:c="7"/></text:p>
          </table:table-cell>
          <table:table-cell table:style-name="ce11" office:value-type="string" calcext:value-type="string">
            <text:p>042.9 <text:s text:c="9"/>OUTROS ASSUNTOS REFERENTES A VEÍCULOS</text:p>
          </table:table-cell>
          <table:table-cell table:style-name="ce25"/>
          <table:table-cell table:style-name="ce35"/>
          <table:table-cell table:style-name="ce43" table:number-columns-repeated="2"/>
          <table:table-cell table:style-name="ce65" table:formula="of:=IF([.C659]=[.B659];RIGHT([.D659];LEN([.D659])-6);[.I658])" office:value-type="string" office:string-value="        VEÍCULOS" calcext:value-type="string">
            <text:p><text:s text:c="8"/>VEÍCULOS</text:p>
          </table:table-cell>
          <table:table-cell table:number-columns-repeated="7"/>
        </table:table-row>
        <table:table-row table:style-name="ro2">
          <table:table-cell table:formula="of:=LEFT([.D660];3)" office:value-type="string" office:string-value="042" calcext:value-type="string">
            <text:p>042</text:p>
          </table:table-cell>
          <table:table-cell table:formula="of:=CONCATENATE(LEFT([.D660];3);MID([.D660];5;10))" office:value-type="string" office:string-value="04291        " calcext:value-type="string">
            <text:p>04291 <text:s text:c="7"/></text:p>
          </table:table-cell>
          <table:table-cell table:formula="of:=CONCATENATE(LEFT([.D660];3);MID([.D660];4;10))" office:value-type="string" office:string-value="042.91       " calcext:value-type="string">
            <text:p>042.91 <text:s text:c="6"/></text:p>
          </table:table-cell>
          <table:table-cell table:style-name="ce8" office:value-type="string" calcext:value-type="string">
            <text:p>042.91 <text:s text:c="11"/>CONTROLE DE USO DE VEÍCULOS</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60]=[.B660];RIGHT([.D660];LEN([.D660])-6);[.I659])" office:value-type="string" office:string-value="        VEÍCULOS" calcext:value-type="string">
            <text:p><text:s text:c="8"/>VEÍCULOS</text:p>
          </table:table-cell>
          <table:table-cell table:number-columns-repeated="7"/>
        </table:table-row>
        <table:table-row table:style-name="ro2">
          <table:table-cell table:formula="of:=LEFT([.D661];3)" office:value-type="string" office:string-value="042" calcext:value-type="string">
            <text:p>042</text:p>
          </table:table-cell>
          <table:table-cell table:formula="of:=CONCATENATE(LEFT([.D661];3);MID([.D661];5;10))" office:value-type="string" office:string-value="042911       " calcext:value-type="string">
            <text:p>042911 <text:s text:c="6"/></text:p>
          </table:table-cell>
          <table:table-cell table:formula="of:=CONCATENATE(LEFT([.D661];3);MID([.D661];4;10))" office:value-type="string" office:string-value="042.911      " calcext:value-type="string">
            <text:p>042.911 <text:s text:c="5"/></text:p>
          </table:table-cell>
          <table:table-cell table:style-name="ce8" office:value-type="string" calcext:value-type="string">
            <text:p>042.911 <text:s text:c="13"/>REQUISIÇÃO</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61]=[.B661];RIGHT([.D661];LEN([.D661])-6);[.I660])" office:value-type="string" office:string-value="        VEÍCULOS" calcext:value-type="string">
            <text:p><text:s text:c="8"/>VEÍCULOS</text:p>
          </table:table-cell>
          <table:table-cell table:number-columns-repeated="7"/>
        </table:table-row>
        <table:table-row table:style-name="ro2">
          <table:table-cell table:formula="of:=LEFT([.D662];3)" office:value-type="string" office:string-value="042" calcext:value-type="string">
            <text:p>042</text:p>
          </table:table-cell>
          <table:table-cell table:formula="of:=CONCATENATE(LEFT([.D662];3);MID([.D662];5;10))" office:value-type="string" office:string-value="042912       " calcext:value-type="string">
            <text:p>042912 <text:s text:c="6"/></text:p>
          </table:table-cell>
          <table:table-cell table:formula="of:=CONCATENATE(LEFT([.D662];3);MID([.D662];4;10))" office:value-type="string" office:string-value="042.912      " calcext:value-type="string">
            <text:p>042.912 <text:s text:c="5"/></text:p>
          </table:table-cell>
          <table:table-cell table:style-name="ce8" office:value-type="string" calcext:value-type="string">
            <text:p>042.912 <text:s text:c="13"/>AUTORIZAÇÃO PARA USO FORA DO HORÁRIO DE EXPEDIENTE</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62]=[.B662];RIGHT([.D662];LEN([.D662])-6);[.I661])" office:value-type="string" office:string-value="        VEÍCULOS" calcext:value-type="string">
            <text:p><text:s text:c="8"/>VEÍCULOS</text:p>
          </table:table-cell>
          <table:table-cell table:number-columns-repeated="7"/>
        </table:table-row>
        <table:table-row table:style-name="ro2">
          <table:table-cell table:formula="of:=LEFT([.D663];3)" office:value-type="string" office:string-value="042" calcext:value-type="string">
            <text:p>042</text:p>
          </table:table-cell>
          <table:table-cell table:formula="of:=CONCATENATE(LEFT([.D663];3);MID([.D663];5;10))" office:value-type="string" office:string-value="042913       " calcext:value-type="string">
            <text:p>042913 <text:s text:c="6"/></text:p>
          </table:table-cell>
          <table:table-cell table:formula="of:=CONCATENATE(LEFT([.D663];3);MID([.D663];4;10))" office:value-type="string" office:string-value="042.913      " calcext:value-type="string">
            <text:p>042.913 <text:s text:c="5"/></text:p>
          </table:table-cell>
          <table:table-cell table:style-name="ce8" office:value-type="string" calcext:value-type="string">
            <text:p>042.913 <text:s text:c="13"/>ESTACIONAMENTO. GARAGEM</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63]=[.B663];RIGHT([.D663];LEN([.D663])-6);[.I662])" office:value-type="string" office:string-value="        VEÍCULOS" calcext:value-type="string">
            <text:p><text:s text:c="8"/>VEÍCULOS</text:p>
          </table:table-cell>
          <table:table-cell table:number-columns-repeated="7"/>
        </table:table-row>
        <table:table-row table:style-name="ro18">
          <table:table-cell table:formula="of:=LEFT([.D664];3)" office:value-type="string" office:string-value="043" calcext:value-type="string">
            <text:p>043</text:p>
          </table:table-cell>
          <table:table-cell table:formula="of:=CONCATENATE(LEFT([.D664];3);MID([.D664];5;10))" office:value-type="string" office:string-value="043          " calcext:value-type="string">
            <text:p>043 <text:s text:c="9"/></text:p>
          </table:table-cell>
          <table:table-cell table:formula="of:=CONCATENATE(LEFT([.D664];3);MID([.D664];4;10))" office:value-type="string" office:string-value="043          " calcext:value-type="string">
            <text:p>043 <text:s text:c="9"/></text:p>
          </table:table-cell>
          <table:table-cell table:style-name="ce12" office:value-type="string" calcext:value-type="string">
            <text:p>043 <text:s text:c="10"/>BENS SEMOVENTES</text:p>
          </table:table-cell>
          <table:table-cell table:style-name="ce27"/>
          <table:table-cell table:style-name="ce39" table:number-columns-repeated="2"/>
          <table:table-cell table:style-name="ce36" office:value-type="string" calcext:value-type="string">
            <text:p>A temporalidade <text:s/>e destinação <text:s/>serão estabelecidas pelo órgão de acordo com a necessidade.</text:p>
          </table:table-cell>
          <table:table-cell table:style-name="ce65" table:formula="of:=IF([.C664]=[.B664];RIGHT([.D664];LEN([.D664])-6);[.I663])" office:value-type="string" office:string-value="        BENS SEMOVENTES" calcext:value-type="string">
            <text:p><text:s text:c="8"/>BENS SEMOVENTES</text:p>
          </table:table-cell>
          <table:table-cell table:number-columns-repeated="7"/>
        </table:table-row>
        <table:table-row table:style-name="ro2">
          <table:table-cell table:formula="of:=LEFT([.D665];3)" office:value-type="string" office:string-value="044" calcext:value-type="string">
            <text:p>044</text:p>
          </table:table-cell>
          <table:table-cell table:formula="of:=CONCATENATE(LEFT([.D665];3);MID([.D665];5;10))" office:value-type="string" office:string-value="044          " calcext:value-type="string">
            <text:p>044 <text:s text:c="9"/></text:p>
          </table:table-cell>
          <table:table-cell table:formula="of:=CONCATENATE(LEFT([.D665];3);MID([.D665];4;10))" office:value-type="string" office:string-value="044          " calcext:value-type="string">
            <text:p>044 <text:s text:c="9"/></text:p>
          </table:table-cell>
          <table:table-cell table:style-name="ce8" office:value-type="string" calcext:value-type="string">
            <text:p>044           INVENTÁRIO<text:span text:style-name="T1">(INCLUSIVE RMBI)</text:span></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Guarda permanente</text:p>
          </table:table-cell>
          <table:table-cell table:style-name="ce58"/>
          <table:table-cell table:style-name="ce65" table:formula="of:=IF([.C665]=[.B665];RIGHT([.D665];LEN([.D665])-6);[.I664])" office:value-type="string" office:string-value="        INVENTÁRIO(INCLUSIVE RMBI)" calcext:value-type="string">
            <text:p><text:s text:c="8"/>INVENTÁRIO(INCLUSIVE RMBI)</text:p>
          </table:table-cell>
          <table:table-cell table:number-columns-repeated="7"/>
        </table:table-row>
        <table:table-row table:style-name="ro2">
          <table:table-cell table:formula="of:=LEFT([.D666];3)" office:value-type="string" office:string-value="049" calcext:value-type="string">
            <text:p>049</text:p>
          </table:table-cell>
          <table:table-cell table:formula="of:=CONCATENATE(LEFT([.D666];3);MID([.D666];5;10))" office:value-type="string" office:string-value="049          " calcext:value-type="string">
            <text:p>049 <text:s text:c="9"/></text:p>
          </table:table-cell>
          <table:table-cell table:formula="of:=CONCATENATE(LEFT([.D666];3);MID([.D666];4;10))" office:value-type="string" office:string-value="049          " calcext:value-type="string">
            <text:p>049 <text:s text:c="9"/></text:p>
          </table:table-cell>
          <table:table-cell table:style-name="ce11" office:value-type="string" calcext:value-type="string">
            <text:p>049 <text:s text:c="21"/>OUTROS ASSUNTOS REFERENTES A PATRI- MÔNIO</text:p>
          </table:table-cell>
          <table:table-cell table:style-name="ce25"/>
          <table:table-cell table:style-name="ce35"/>
          <table:table-cell table:style-name="ce43" table:number-columns-repeated="2"/>
          <table:table-cell table:style-name="ce65" table:formula="of:=IF([.C666]=[.B666];RIGHT([.D666];LEN([.D666])-6);[.I665])" office:value-type="string" office:string-value="                   OUTROS ASSUNTOS REFERENTES A PATRI- MÔNIO" calcext:value-type="string">
            <text:p><text:s text:c="19"/>OUTROS ASSUNTOS REFERENTES A PATRI- MÔNIO</text:p>
          </table:table-cell>
          <table:table-cell table:number-columns-repeated="7"/>
        </table:table-row>
        <table:table-row table:style-name="ro2">
          <table:table-cell table:formula="of:=LEFT([.D667];3)" office:value-type="string" office:string-value="049" calcext:value-type="string">
            <text:p>049</text:p>
          </table:table-cell>
          <table:table-cell table:formula="of:=CONCATENATE(LEFT([.D667];3);MID([.D667];5;10))" office:value-type="string" office:string-value="0491         " calcext:value-type="string">
            <text:p>0491 <text:s text:c="8"/></text:p>
          </table:table-cell>
          <table:table-cell table:formula="of:=CONCATENATE(LEFT([.D667];3);MID([.D667];4;10))" office:value-type="string" office:string-value="049.1        " calcext:value-type="string">
            <text:p>049.1 <text:s text:c="7"/></text:p>
          </table:table-cell>
          <table:table-cell table:style-name="ce8" office:value-type="string" calcext:value-type="string">
            <text:p>049.1 <text:s text:c="9"/>GUARDA E SEGURANÇA</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36" office:value-type="string" calcext:value-type="string">
            <text:p>.</text:p>
          </table:table-cell>
          <table:table-cell table:style-name="ce65" table:formula="of:=IF([.C667]=[.B667];RIGHT([.D667];LEN([.D667])-6);[.I666])" office:value-type="string" office:string-value="                   OUTROS ASSUNTOS REFERENTES A PATRI- MÔNIO" calcext:value-type="string">
            <text:p><text:s text:c="19"/>OUTROS ASSUNTOS REFERENTES A PATRI- MÔNIO</text:p>
          </table:table-cell>
          <table:table-cell table:number-columns-repeated="7"/>
        </table:table-row>
        <table:table-row table:style-name="ro3">
          <table:table-cell table:formula="of:=LEFT([.D668];3)" office:value-type="string" office:string-value="049" calcext:value-type="string">
            <text:p>049</text:p>
          </table:table-cell>
          <table:table-cell table:formula="of:=CONCATENATE(LEFT([.D668];3);MID([.D668];5;10))" office:value-type="string" office:string-value="04911        " calcext:value-type="string">
            <text:p>04911 <text:s text:c="7"/></text:p>
          </table:table-cell>
          <table:table-cell table:formula="of:=CONCATENATE(LEFT([.D668];3);MID([.D668];4;10))" office:value-type="string" office:string-value="049.11       " calcext:value-type="string">
            <text:p>049.11 <text:s text:c="6"/></text:p>
          </table:table-cell>
          <table:table-cell table:style-name="ce8" office:value-type="string" calcext:value-type="string">
            <text:p>049.11 <text:s text:c="11"/>SERVIÇOS DE VIGILÂNCIA</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36" office:value-type="string" calcext:value-type="string">
            <text:p>Os <text:s/>documentos <text:s text:c="2"/>que <text:s/>não <text:s/>envolvem <text:s text:c="2"/>pagamentos serão eliminados após 1 ano.</text:p>
          </table:table-cell>
          <table:table-cell table:style-name="ce65" table:formula="of:=IF([.C668]=[.B668];RIGHT([.D668];LEN([.D668])-6);[.I667])" office:value-type="string" office:string-value="                   OUTROS ASSUNTOS REFERENTES A PATRI- MÔNIO" calcext:value-type="string">
            <text:p><text:s text:c="19"/>OUTROS ASSUNTOS REFERENTES A PATRI- MÔNIO</text:p>
          </table:table-cell>
          <table:table-cell table:number-columns-repeated="7"/>
        </table:table-row>
        <table:table-row table:style-name="ro3">
          <table:table-cell table:formula="of:=LEFT([.D669];3)" office:value-type="string" office:string-value="049" calcext:value-type="string">
            <text:p>049</text:p>
          </table:table-cell>
          <table:table-cell table:formula="of:=CONCATENATE(LEFT([.D669];3);MID([.D669];5;10))" office:value-type="string" office:string-value="04912        " calcext:value-type="string">
            <text:p>04912 <text:s text:c="7"/></text:p>
          </table:table-cell>
          <table:table-cell table:formula="of:=CONCATENATE(LEFT([.D669];3);MID([.D669];4;10))" office:value-type="string" office:string-value="049.12       " calcext:value-type="string">
            <text:p>049.12 <text:s text:c="6"/></text:p>
          </table:table-cell>
          <table:table-cell table:style-name="ce8" office:value-type="string" calcext:value-type="string">
            <text:p>049.12            SEGUROS<text:span text:style-name="T1">(INCLUSIVE DE VEÍCULOS)</text:span></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36" office:value-type="string" calcext:value-type="string">
            <text:p>Os <text:s/>documentos <text:s text:c="2"/>que <text:s/>não <text:s/>envolvem <text:s text:c="2"/>pagamentos serão eliminados após 1 ano.</text:p>
          </table:table-cell>
          <table:table-cell table:style-name="ce65" table:formula="of:=IF([.C669]=[.B669];RIGHT([.D669];LEN([.D669])-6);[.I668])" office:value-type="string" office:string-value="                   OUTROS ASSUNTOS REFERENTES A PATRI- MÔNIO" calcext:value-type="string">
            <text:p><text:s text:c="19"/>OUTROS ASSUNTOS REFERENTES A PATRI- MÔNIO</text:p>
          </table:table-cell>
          <table:table-cell table:number-columns-repeated="7"/>
        </table:table-row>
        <table:table-row table:style-name="ro28">
          <table:table-cell table:formula="of:=LEFT([.D670];3)" office:value-type="string" office:string-value="049" calcext:value-type="string">
            <text:p>049</text:p>
          </table:table-cell>
          <table:table-cell table:formula="of:=CONCATENATE(LEFT([.D670];3);MID([.D670];5;10))" office:value-type="string" office:string-value="04913A       " calcext:value-type="string">
            <text:p>04913A <text:s text:c="6"/></text:p>
          </table:table-cell>
          <table:table-cell table:formula="of:=CONCATENATE(LEFT([.D670];3);MID([.D670];4;10))" office:value-type="string" office:string-value="049.13A      " calcext:value-type="string">
            <text:p>049.13A <text:s text:c="5"/></text:p>
          </table:table-cell>
          <table:table-cell table:style-name="ce8" office:value-type="string" calcext:value-type="string">
            <text:p>049.13A            PREVENÇÃO DE INCÊNDIO<text:span text:style-name="T1">TREINAMENTO DE PESSOAL, INSTALAÇÃO E MANUTENÇÃO  DE EXTINTORES, INSPEÇÕES PERIÓDICAS</text:span></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70]=[.B670];RIGHT([.D670];LEN([.D670])-6);[.I669])" office:value-type="string" office:string-value="                   OUTROS ASSUNTOS REFERENTES A PATRI- MÔNIO" calcext:value-type="string">
            <text:p><text:s text:c="19"/>OUTROS ASSUNTOS REFERENTES A PATRI- MÔNIO</text:p>
          </table:table-cell>
          <table:table-cell table:number-columns-repeated="7"/>
        </table:table-row>
        <table:table-row table:style-name="ro2">
          <table:table-cell table:formula="of:=LEFT([.D671];3)" office:value-type="string" office:string-value="049" calcext:value-type="string">
            <text:p>049</text:p>
          </table:table-cell>
          <table:table-cell table:formula="of:=CONCATENATE(LEFT([.D671];3);MID([.D671];5;10))" office:value-type="string" office:string-value="04913B       " calcext:value-type="string">
            <text:p>04913B <text:s text:c="6"/></text:p>
          </table:table-cell>
          <table:table-cell table:formula="of:=CONCATENATE(LEFT([.D671];3);MID([.D671];4;10))" office:value-type="string" office:string-value="049.13B      " calcext:value-type="string">
            <text:p>049.13B <text:s text:c="5"/></text:p>
          </table:table-cell>
          <table:table-cell table:style-name="ce10" office:value-type="string" calcext:value-type="string">
            <text:p>049.13B <text:s text:c="20"/>CONSTITUIÇÃO <text:s text:c="4"/>DE <text:s text:c="2"/>BRIGADAS <text:s text:c="4"/>DE <text:s text:c="3"/>INCÊNDIO, PLANOS, PROJETOS E RELATÓRIOS</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671]=[.B671];RIGHT([.D671];LEN([.D671])-6);[.I670])" office:value-type="string" office:string-value="                   OUTROS ASSUNTOS REFERENTES A PATRI- MÔNIO" calcext:value-type="string">
            <text:p><text:s text:c="19"/>OUTROS ASSUNTOS REFERENTES A PATRI- MÔNIO</text:p>
          </table:table-cell>
          <table:table-cell table:number-columns-repeated="7"/>
        </table:table-row>
        <table:table-row table:style-name="ro2">
          <table:table-cell table:formula="of:=LEFT([.D672];3)" office:value-type="string" office:string-value="049" calcext:value-type="string">
            <text:p>049</text:p>
          </table:table-cell>
          <table:table-cell table:formula="of:=CONCATENATE(LEFT([.D672];3);MID([.D672];5;10))" office:value-type="string" office:string-value="04914        " calcext:value-type="string">
            <text:p>04914 <text:s text:c="7"/></text:p>
          </table:table-cell>
          <table:table-cell table:formula="of:=CONCATENATE(LEFT([.D672];3);MID([.D672];4;10))" office:value-type="string" office:string-value="049.14       " calcext:value-type="string">
            <text:p>049.14 <text:s text:c="6"/></text:p>
          </table:table-cell>
          <table:table-cell table:style-name="ce8" office:value-type="string" calcext:value-type="string">
            <text:p>049.14 <text:s text:c="12"/>SINISTRO</text:p>
          </table:table-cell>
          <table:table-cell table:style-name="ce26" office:value-type="string" calcext:value-type="string">
            <text:p>Até a conclusão do caso</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672]=[.B672];RIGHT([.D672];LEN([.D672])-6);[.I671])" office:value-type="string" office:string-value="                   OUTROS ASSUNTOS REFERENTES A PATRI- MÔNIO" calcext:value-type="string">
            <text:p><text:s text:c="19"/>OUTROS ASSUNTOS REFERENTES A PATRI- MÔNIO</text:p>
          </table:table-cell>
          <table:table-cell table:number-columns-repeated="7"/>
        </table:table-row>
        <table:table-row table:style-name="ro2">
          <table:table-cell table:formula="of:=LEFT([.D673];3)" office:value-type="string" office:string-value="049" calcext:value-type="string">
            <text:p>049</text:p>
          </table:table-cell>
          <table:table-cell table:formula="of:=CONCATENATE(LEFT([.D673];3);MID([.D673];5;10))" office:value-type="string" office:string-value="04915A       " calcext:value-type="string">
            <text:p>04915A <text:s text:c="6"/></text:p>
          </table:table-cell>
          <table:table-cell table:formula="of:=CONCATENATE(LEFT([.D673];3);MID([.D673];4;10))" office:value-type="string" office:string-value="049.15A      " calcext:value-type="string">
            <text:p>049.15A <text:s text:c="5"/></text:p>
          </table:table-cell>
          <table:table-cell table:style-name="ce8" office:value-type="string" calcext:value-type="string">
            <text:p>049.15A <text:s text:c="11"/>CONTROLE DE PORTARIA</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73]=[.B673];RIGHT([.D673];LEN([.D673])-6);[.I672])" office:value-type="string" office:string-value="                   OUTROS ASSUNTOS REFERENTES A PATRI- MÔNIO" calcext:value-type="string">
            <text:p><text:s text:c="19"/>OUTROS ASSUNTOS REFERENTES A PATRI- MÔNIO</text:p>
          </table:table-cell>
          <table:table-cell table:number-columns-repeated="7"/>
        </table:table-row>
        <table:table-row table:style-name="ro2">
          <table:table-cell table:formula="of:=LEFT([.D674];3)" office:value-type="string" office:string-value="049" calcext:value-type="string">
            <text:p>049</text:p>
          </table:table-cell>
          <table:table-cell table:formula="of:=CONCATENATE(LEFT([.D674];3);MID([.D674];5;10))" office:value-type="string" office:string-value="04915B       " calcext:value-type="string">
            <text:p>04915B <text:s text:c="6"/></text:p>
          </table:table-cell>
          <table:table-cell table:formula="of:=CONCATENATE(LEFT([.D674];3);MID([.D674];4;10))" office:value-type="string" office:string-value="049.15B      " calcext:value-type="string">
            <text:p>049.15B <text:s text:c="5"/></text:p>
          </table:table-cell>
          <table:table-cell table:style-name="ce10" office:value-type="string" calcext:value-type="string">
            <text:p>049.15B <text:s text:c="23"/>REGISTRO DE OCORRÊNCIAS</text:p>
          </table:table-cell>
          <table:table-cell table:style-name="ce26" office:value-type="string" calcext:value-type="string">
            <text:p>5 anos</text:p>
          </table:table-cell>
          <table:table-cell table:style-name="ce38" office:value-type="string" calcext:value-type="string">
            <text:p>5 anos</text:p>
          </table:table-cell>
          <table:table-cell table:style-name="ce36" office:value-type="string" calcext:value-type="string">
            <text:p>Eliminação</text:p>
          </table:table-cell>
          <table:table-cell table:style-name="ce58"/>
          <table:table-cell table:style-name="ce65" table:formula="of:=IF([.C674]=[.B674];RIGHT([.D674];LEN([.D674])-6);[.I673])" office:value-type="string" office:string-value="                   OUTROS ASSUNTOS REFERENTES A PATRI- MÔNIO" calcext:value-type="string">
            <text:p><text:s text:c="19"/>OUTROS ASSUNTOS REFERENTES A PATRI- MÔNIO</text:p>
          </table:table-cell>
          <table:table-cell table:number-columns-repeated="7"/>
        </table:table-row>
        <table:table-row table:style-name="ro2">
          <table:table-cell table:formula="of:=LEFT([.D675];3)" office:value-type="string" office:string-value="049" calcext:value-type="string">
            <text:p>049</text:p>
          </table:table-cell>
          <table:table-cell table:formula="of:=CONCATENATE(LEFT([.D675];3);MID([.D675];5;10))" office:value-type="string" office:string-value="0492         " calcext:value-type="string">
            <text:p>0492 <text:s text:c="8"/></text:p>
          </table:table-cell>
          <table:table-cell table:formula="of:=CONCATENATE(LEFT([.D675];3);MID([.D675];4;10))" office:value-type="string" office:string-value="049.2        " calcext:value-type="string">
            <text:p>049.2 <text:s text:c="7"/></text:p>
          </table:table-cell>
          <table:table-cell table:style-name="ce11" office:value-type="string" calcext:value-type="string">
            <text:p>049.2 <text:s text:c="8"/>MUDANÇAS</text:p>
          </table:table-cell>
          <table:table-cell table:style-name="ce25"/>
          <table:table-cell table:style-name="ce35"/>
          <table:table-cell table:style-name="ce43" table:number-columns-repeated="2"/>
          <table:table-cell table:style-name="ce65" table:formula="of:=IF([.C675]=[.B675];RIGHT([.D675];LEN([.D675])-6);[.I674])" office:value-type="string" office:string-value="                   OUTROS ASSUNTOS REFERENTES A PATRI- MÔNIO" calcext:value-type="string">
            <text:p><text:s text:c="19"/>OUTROS ASSUNTOS REFERENTES A PATRI- MÔNIO</text:p>
          </table:table-cell>
          <table:table-cell table:number-columns-repeated="7"/>
        </table:table-row>
        <table:table-row table:style-name="ro2">
          <table:table-cell table:formula="of:=LEFT([.D676];3)" office:value-type="string" office:string-value="049" calcext:value-type="string">
            <text:p>049</text:p>
          </table:table-cell>
          <table:table-cell table:formula="of:=CONCATENATE(LEFT([.D676];3);MID([.D676];5;10))" office:value-type="string" office:string-value="04921        " calcext:value-type="string">
            <text:p>04921 <text:s text:c="7"/></text:p>
          </table:table-cell>
          <table:table-cell table:formula="of:=CONCATENATE(LEFT([.D676];3);MID([.D676];4;10))" office:value-type="string" office:string-value="049.21       " calcext:value-type="string">
            <text:p>049.21 <text:s text:c="6"/></text:p>
          </table:table-cell>
          <table:table-cell table:style-name="ce8" office:value-type="string" calcext:value-type="string">
            <text:p>049.21 <text:s text:c="10"/>PARA OUTROS IMÓVEI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76]=[.B676];RIGHT([.D676];LEN([.D676])-6);[.I675])" office:value-type="string" office:string-value="                   OUTROS ASSUNTOS REFERENTES A PATRI- MÔNIO" calcext:value-type="string">
            <text:p><text:s text:c="19"/>OUTROS ASSUNTOS REFERENTES A PATRI- MÔNIO</text:p>
          </table:table-cell>
          <table:table-cell table:number-columns-repeated="7"/>
        </table:table-row>
        <table:table-row table:style-name="ro3">
          <table:table-cell table:formula="of:=LEFT([.D677];3)" office:value-type="string" office:string-value="049" calcext:value-type="string">
            <text:p>049</text:p>
          </table:table-cell>
          <table:table-cell table:formula="of:=CONCATENATE(LEFT([.D677];3);MID([.D677];5;10))" office:value-type="string" office:string-value="04922        " calcext:value-type="string">
            <text:p>04922 <text:s text:c="7"/></text:p>
          </table:table-cell>
          <table:table-cell table:formula="of:=CONCATENATE(LEFT([.D677];3);MID([.D677];4;10))" office:value-type="string" office:string-value="049.22       " calcext:value-type="string">
            <text:p>049.22 <text:s text:c="6"/></text:p>
          </table:table-cell>
          <table:table-cell table:style-name="ce8" office:value-type="string" calcext:value-type="string">
            <text:p>049.22 <text:s text:c="10"/>DENTRO DO MESMO IMÓVEL</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36" office:value-type="string" calcext:value-type="string">
            <text:p>Os <text:s/>documentos <text:s text:c="2"/>que <text:s/>não <text:s/>envolvem <text:s text:c="2"/>pagamentos serão eliminados após 1 ano.</text:p>
          </table:table-cell>
          <table:table-cell table:style-name="ce65" table:formula="of:=IF([.C677]=[.B677];RIGHT([.D677];LEN([.D677])-6);[.I676])" office:value-type="string" office:string-value="                   OUTROS ASSUNTOS REFERENTES A PATRI- MÔNIO" calcext:value-type="string">
            <text:p><text:s text:c="19"/>OUTROS ASSUNTOS REFERENTES A PATRI- MÔNIO</text:p>
          </table:table-cell>
          <table:table-cell table:number-columns-repeated="7"/>
        </table:table-row>
        <table:table-row table:style-name="ro2">
          <table:table-cell table:formula="of:=LEFT([.D678];3)" office:value-type="string" office:string-value="049" calcext:value-type="string">
            <text:p>049</text:p>
          </table:table-cell>
          <table:table-cell table:formula="of:=CONCATENATE(LEFT([.D678];3);MID([.D678];5;10))" office:value-type="string" office:string-value="0493         " calcext:value-type="string">
            <text:p>0493 <text:s text:c="8"/></text:p>
          </table:table-cell>
          <table:table-cell table:formula="of:=CONCATENATE(LEFT([.D678];3);MID([.D678];4;10))" office:value-type="string" office:string-value="049.3        " calcext:value-type="string">
            <text:p>049.3 <text:s text:c="7"/></text:p>
          </table:table-cell>
          <table:table-cell table:style-name="ce8" office:value-type="string" calcext:value-type="string">
            <text:p>049.3 <text:s text:c="9"/>USO DE DEPENDÊNCIAS</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78]=[.B678];RIGHT([.D678];LEN([.D678])-6);[.I677])" office:value-type="string" office:string-value="                   OUTROS ASSUNTOS REFERENTES A PATRI- MÔNIO" calcext:value-type="string">
            <text:p><text:s text:c="19"/>OUTROS ASSUNTOS REFERENTES A PATRI- MÔNIO</text:p>
          </table:table-cell>
          <table:table-cell table:number-columns-repeated="7"/>
        </table:table-row>
        <table:table-row table:style-name="ro28">
          <table:table-cell table:formula="of:=LEFT([.D679];3)" office:value-type="string" office:string-value="050" calcext:value-type="string">
            <text:p>050</text:p>
          </table:table-cell>
          <table:table-cell table:formula="of:=CONCATENATE(LEFT([.D679];3);MID([.D679];5;10))" office:value-type="string" office:string-value="050          " calcext:value-type="string">
            <text:p>050 <text:s text:c="9"/></text:p>
          </table:table-cell>
          <table:table-cell table:formula="of:=CONCATENATE(LEFT([.D679];3);MID([.D679];4;10))" office:value-type="string" office:string-value="050          " calcext:value-type="string">
            <text:p>050 <text:s text:c="9"/></text:p>
          </table:table-cell>
          <table:table-cell table:style-name="ce8" office:value-type="string" calcext:value-type="string">
            <text:p>050                ORÇAMENTO E FINANÇAS <text:span text:style-name="T1">NORMAS,   REGULAMENTAÇÕES,    DIRETRIZES,    PROCEDI- MENTOS, ESTUDOS E/OU DECISÕES DE CARÁTER GERAL</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44" office:value-type="string" calcext:value-type="string">
            <text:p>Guarda permanente</text:p>
          </table:table-cell>
          <table:table-cell table:style-name="ce58"/>
          <table:table-cell table:style-name="ce65" table:formula="of:=IF([.C679]=[.B679];RIGHT([.D679];LEN([.D679])-6);[.I678])" office:value-type="string" office:string-value="             ORÇAMENTO E FINANÇAS NORMAS,   REGULAMENTAÇÕES,    DIRETRIZES,    PROCEDI- MENTOS, ESTUDOS E/OU DECISÕES DE CARÁTER GERAL" calcext:value-type="string">
            <text:p><text:s text:c="13"/>ORÇAMENTO E FINANÇAS NORMAS, <text:s text:c="2"/>REGULAMENTAÇÕES, <text:s text:c="3"/>DIRETRIZES, <text:s text:c="3"/>PROCEDI- MENTOS, ESTUDOS E/OU DECISÕES DE CARÁTER GERAL</text:p>
          </table:table-cell>
          <table:table-cell table:number-columns-repeated="7"/>
        </table:table-row>
        <table:table-row table:style-name="ro2">
          <table:table-cell table:formula="of:=LEFT([.D680];3)" office:value-type="string" office:string-value="050" calcext:value-type="string">
            <text:p>050</text:p>
          </table:table-cell>
          <table:table-cell table:formula="of:=CONCATENATE(LEFT([.D680];3);MID([.D680];5;10))" office:value-type="string" office:string-value="0501         " calcext:value-type="string">
            <text:p>0501 <text:s text:c="8"/></text:p>
          </table:table-cell>
          <table:table-cell table:formula="of:=CONCATENATE(LEFT([.D680];3);MID([.D680];4;10))" office:value-type="string" office:string-value="050.1        " calcext:value-type="string">
            <text:p>050.1 <text:s text:c="7"/></text:p>
          </table:table-cell>
          <table:table-cell table:style-name="ce8" office:value-type="string" calcext:value-type="string">
            <text:p>050.1 <text:s text:c="11"/>AUDITORIA</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Guarda permanente</text:p>
          </table:table-cell>
          <table:table-cell table:style-name="ce58"/>
          <table:table-cell table:style-name="ce65" table:formula="of:=IF([.C680]=[.B680];RIGHT([.D680];LEN([.D680])-6);[.I679])" office:value-type="string" office:string-value="             ORÇAMENTO E FINANÇAS NORMAS,   REGULAMENTAÇÕES,    DIRETRIZES,    PROCEDI- MENTOS, ESTUDOS E/OU DECISÕES DE CARÁTER GERAL" calcext:value-type="string">
            <text:p><text:s text:c="13"/>ORÇAMENTO E FINANÇAS NORMAS, <text:s text:c="2"/>REGULAMENTAÇÕES, <text:s text:c="3"/>DIRETRIZES, <text:s text:c="3"/>PROCEDI- MENTOS, ESTUDOS E/OU DECISÕES DE CARÁTER GERAL</text:p>
          </table:table-cell>
          <table:table-cell table:number-columns-repeated="7"/>
        </table:table-row>
        <table:table-row table:style-name="ro2">
          <table:table-cell table:formula="of:=LEFT([.D681];3)" office:value-type="string" office:string-value="051" calcext:value-type="string">
            <text:p>051</text:p>
          </table:table-cell>
          <table:table-cell table:formula="of:=CONCATENATE(LEFT([.D681];3);MID([.D681];5;10))" office:value-type="string" office:string-value="051          " calcext:value-type="string">
            <text:p>051 <text:s text:c="9"/></text:p>
          </table:table-cell>
          <table:table-cell table:formula="of:=CONCATENATE(LEFT([.D681];3);MID([.D681];4;10))" office:value-type="string" office:string-value="051          " calcext:value-type="string">
            <text:p>051 <text:s text:c="9"/></text:p>
          </table:table-cell>
          <table:table-cell table:style-name="ce11" office:value-type="string" calcext:value-type="string">
            <text:p>051 <text:s text:c="10"/>ORÇAMENTO</text:p>
          </table:table-cell>
          <table:table-cell table:style-name="ce25"/>
          <table:table-cell table:style-name="ce35"/>
          <table:table-cell table:style-name="ce43" table:number-columns-repeated="2"/>
          <table:table-cell table:style-name="ce65" table:formula="of:=IF([.C681]=[.B681];RIGHT([.D681];LEN([.D681])-6);[.I680])" office:value-type="string" office:string-value="        ORÇAMENTO" calcext:value-type="string">
            <text:p><text:s text:c="8"/>ORÇAMENTO</text:p>
          </table:table-cell>
          <table:table-cell table:number-columns-repeated="7"/>
        </table:table-row>
        <table:table-row table:style-name="ro2">
          <table:table-cell table:formula="of:=LEFT([.D682];3)" office:value-type="string" office:string-value="051" calcext:value-type="string">
            <text:p>051</text:p>
          </table:table-cell>
          <table:table-cell table:formula="of:=CONCATENATE(LEFT([.D682];3);MID([.D682];5;10))" office:value-type="string" office:string-value="0511         " calcext:value-type="string">
            <text:p>0511 <text:s text:c="8"/></text:p>
          </table:table-cell>
          <table:table-cell table:formula="of:=CONCATENATE(LEFT([.D682];3);MID([.D682];4;10))" office:value-type="string" office:string-value="051.1        " calcext:value-type="string">
            <text:p>051.1 <text:s text:c="7"/></text:p>
          </table:table-cell>
          <table:table-cell table:style-name="ce11" office:value-type="string" calcext:value-type="string">
            <text:p>051.1 <text:s text:c="11"/>PROGRAMAÇÃO ORÇAMENTÁRIA</text:p>
          </table:table-cell>
          <table:table-cell table:style-name="ce25"/>
          <table:table-cell table:style-name="ce35"/>
          <table:table-cell table:style-name="ce43" table:number-columns-repeated="2"/>
          <table:table-cell table:style-name="ce65" table:formula="of:=IF([.C682]=[.B682];RIGHT([.D682];LEN([.D682])-6);[.I681])" office:value-type="string" office:string-value="        ORÇAMENTO" calcext:value-type="string">
            <text:p><text:s text:c="8"/>ORÇAMENTO</text:p>
          </table:table-cell>
          <table:table-cell table:number-columns-repeated="7"/>
        </table:table-row>
        <table:table-row table:style-name="ro2">
          <table:table-cell table:formula="of:=LEFT([.D683];3)" office:value-type="string" office:string-value="051" calcext:value-type="string">
            <text:p>051</text:p>
          </table:table-cell>
          <table:table-cell table:formula="of:=CONCATENATE(LEFT([.D683];3);MID([.D683];5;10))" office:value-type="string" office:string-value="05111        " calcext:value-type="string">
            <text:p>05111 <text:s text:c="7"/></text:p>
          </table:table-cell>
          <table:table-cell table:formula="of:=CONCATENATE(LEFT([.D683];3);MID([.D683];4;10))" office:value-type="string" office:string-value="051.11       " calcext:value-type="string">
            <text:p>051.11 <text:s text:c="6"/></text:p>
          </table:table-cell>
          <table:table-cell table:style-name="ce8" office:value-type="string" calcext:value-type="string">
            <text:p>051.11 <text:s text:c="14"/>PREVISÃO ORÇAMENTÁRIA</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83]=[.B683];RIGHT([.D683];LEN([.D683])-6);[.I682])" office:value-type="string" office:string-value="        ORÇAMENTO" calcext:value-type="string">
            <text:p><text:s text:c="8"/>ORÇAMENTO</text:p>
          </table:table-cell>
          <table:table-cell table:number-columns-repeated="7"/>
        </table:table-row>
        <table:table-row table:style-name="ro2">
          <table:table-cell table:formula="of:=LEFT([.D684];3)" office:value-type="string" office:string-value="051" calcext:value-type="string">
            <text:p>051</text:p>
          </table:table-cell>
          <table:table-cell table:formula="of:=CONCATENATE(LEFT([.D684];3);MID([.D684];5;10))" office:value-type="string" office:string-value="05112        " calcext:value-type="string">
            <text:p>05112 <text:s text:c="7"/></text:p>
          </table:table-cell>
          <table:table-cell table:formula="of:=CONCATENATE(LEFT([.D684];3);MID([.D684];4;10))" office:value-type="string" office:string-value="051.12       " calcext:value-type="string">
            <text:p>051.12 <text:s text:c="6"/></text:p>
          </table:table-cell>
          <table:table-cell table:style-name="ce8" office:value-type="string" calcext:value-type="string">
            <text:p>051.12 <text:s text:c="14"/>PROPOSTA ORÇAMENTÁRIA</text:p>
          </table:table-cell>
          <table:table-cell table:style-name="ce26" office:value-type="string" calcext:value-type="string">
            <text:p>5 anos</text:p>
          </table:table-cell>
          <table:table-cell table:style-name="ce38"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684]=[.B684];RIGHT([.D684];LEN([.D684])-6);[.I683])" office:value-type="string" office:string-value="        ORÇAMENTO" calcext:value-type="string">
            <text:p><text:s text:c="8"/>ORÇAMENTO</text:p>
          </table:table-cell>
          <table:table-cell table:number-columns-repeated="7"/>
        </table:table-row>
        <table:table-row table:style-name="ro2">
          <table:table-cell table:formula="of:=LEFT([.D685];3)" office:value-type="string" office:string-value="051" calcext:value-type="string">
            <text:p>051</text:p>
          </table:table-cell>
          <table:table-cell table:formula="of:=CONCATENATE(LEFT([.D685];3);MID([.D685];5;10))" office:value-type="string" office:string-value="05113        " calcext:value-type="string">
            <text:p>05113 <text:s text:c="7"/></text:p>
          </table:table-cell>
          <table:table-cell table:formula="of:=CONCATENATE(LEFT([.D685];3);MID([.D685];4;10))" office:value-type="string" office:string-value="051.13       " calcext:value-type="string">
            <text:p>051.13 <text:s text:c="6"/></text:p>
          </table:table-cell>
          <table:table-cell table:style-name="ce8" office:value-type="string" calcext:value-type="string">
            <text:p>051.13 <text:s text:c="14"/>QUADRO DE DETALHAMENTO DE DESPESA (QDD)</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685]=[.B685];RIGHT([.D685];LEN([.D685])-6);[.I684])" office:value-type="string" office:string-value="        ORÇAMENTO" calcext:value-type="string">
            <text:p><text:s text:c="8"/>ORÇAMENTO</text:p>
          </table:table-cell>
          <table:table-cell table:number-columns-repeated="7"/>
        </table:table-row>
        <table:table-row table:style-name="ro28">
          <table:table-cell table:formula="of:=LEFT([.D686];3)" office:value-type="string" office:string-value="051" calcext:value-type="string">
            <text:p>051</text:p>
          </table:table-cell>
          <table:table-cell table:formula="of:=CONCATENATE(LEFT([.D686];3);MID([.D686];5;10))" office:value-type="string" office:string-value="05114        " calcext:value-type="string">
            <text:p>05114 <text:s text:c="7"/></text:p>
          </table:table-cell>
          <table:table-cell table:formula="of:=CONCATENATE(LEFT([.D686];3);MID([.D686];4;10))" office:value-type="string" office:string-value="051.14       " calcext:value-type="string">
            <text:p>051.14 <text:s text:c="6"/></text:p>
          </table:table-cell>
          <table:table-cell table:style-name="ce8" office:value-type="string" calcext:value-type="string">
            <text:p>051.14               CRÉDITOS ADICIONAIS <text:span text:style-name="T1">CRÉDITO SUPLEMENTAR. CRÉDITO ESPECIAL. CRÉDITO EXTRAORDINÁRIO</text:span></text:p>
          </table:table-cell>
          <table:table-cell table:style-name="ce26" office:value-type="string" calcext:value-type="string">
            <text:p>5 anos</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686]=[.B686];RIGHT([.D686];LEN([.D686])-6);[.I685])" office:value-type="string" office:string-value="        ORÇAMENTO" calcext:value-type="string">
            <text:p><text:s text:c="8"/>ORÇAMENTO</text:p>
          </table:table-cell>
          <table:table-cell table:number-columns-repeated="7"/>
        </table:table-row>
        <table:table-row table:style-name="ro2">
          <table:table-cell table:formula="of:=LEFT([.D687];3)" office:value-type="string" office:string-value="051" calcext:value-type="string">
            <text:p>051</text:p>
          </table:table-cell>
          <table:table-cell table:formula="of:=CONCATENATE(LEFT([.D687];3);MID([.D687];5;10))" office:value-type="string" office:string-value="0512         " calcext:value-type="string">
            <text:p>0512 <text:s text:c="8"/></text:p>
          </table:table-cell>
          <table:table-cell table:formula="of:=CONCATENATE(LEFT([.D687];3);MID([.D687];4;10))" office:value-type="string" office:string-value="051.2        " calcext:value-type="string">
            <text:p>051.2 <text:s text:c="7"/></text:p>
          </table:table-cell>
          <table:table-cell table:style-name="ce11" office:value-type="string" calcext:value-type="string">
            <text:p>051.2 <text:s text:c="11"/>EXECUÇÃO ORÇAMENTÁRIA</text:p>
          </table:table-cell>
          <table:table-cell table:style-name="ce25"/>
          <table:table-cell table:style-name="ce35"/>
          <table:table-cell table:style-name="ce43" table:number-columns-repeated="2"/>
          <table:table-cell table:style-name="ce65" table:formula="of:=IF([.C687]=[.B687];RIGHT([.D687];LEN([.D687])-6);[.I686])" office:value-type="string" office:string-value="        ORÇAMENTO" calcext:value-type="string">
            <text:p><text:s text:c="8"/>ORÇAMENTO</text:p>
          </table:table-cell>
          <table:table-cell table:number-columns-repeated="7"/>
        </table:table-row>
        <table:table-row table:style-name="ro2">
          <table:table-cell table:formula="of:=LEFT([.D688];3)" office:value-type="string" office:string-value="051" calcext:value-type="string">
            <text:p>051</text:p>
          </table:table-cell>
          <table:table-cell table:formula="of:=CONCATENATE(LEFT([.D688];3);MID([.D688];5;10))" office:value-type="string" office:string-value="05121        " calcext:value-type="string">
            <text:p>05121 <text:s text:c="7"/></text:p>
          </table:table-cell>
          <table:table-cell table:formula="of:=CONCATENATE(LEFT([.D688];3);MID([.D688];4;10))" office:value-type="string" office:string-value="051.21       " calcext:value-type="string">
            <text:p>051.21 <text:s text:c="6"/></text:p>
          </table:table-cell>
          <table:table-cell table:style-name="ce8" office:value-type="string" calcext:value-type="string">
            <text:p>051.21 <text:s text:c="15"/>DESCENTRALIZAÇÃO DE RECURSOS (DISTRIBUIÇÃO ORÇAMENTÁRIA)</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88]=[.B688];RIGHT([.D688];LEN([.D688])-6);[.I687])" office:value-type="string" office:string-value="        ORÇAMENTO" calcext:value-type="string">
            <text:p><text:s text:c="8"/>ORÇAMENTO</text:p>
          </table:table-cell>
          <table:table-cell table:number-columns-repeated="7"/>
        </table:table-row>
        <table:table-row table:style-name="ro25">
          <table:table-cell table:formula="of:=LEFT([.D689];3)" office:value-type="string" office:string-value="051" calcext:value-type="string">
            <text:p>051</text:p>
          </table:table-cell>
          <table:table-cell table:formula="of:=CONCATENATE(LEFT([.D689];3);MID([.D689];5;10))" office:value-type="string" office:string-value="05122        " calcext:value-type="string">
            <text:p>05122 <text:s text:c="7"/></text:p>
          </table:table-cell>
          <table:table-cell table:formula="of:=CONCATENATE(LEFT([.D689];3);MID([.D689];4;10))" office:value-type="string" office:string-value="051.22       " calcext:value-type="string">
            <text:p>051.22 <text:s text:c="6"/></text:p>
          </table:table-cell>
          <table:table-cell table:style-name="ce8" office:value-type="string" calcext:value-type="string">
            <text:p>051.22 <text:s text:c="10"/>ACOMPANHAMENTO DE DESPESA MENSAL (PESSOAL/DÍVIDA)</text:p>
          </table:table-cell>
          <table:table-cell table:style-name="ce26" office:value-type="string" calcext:value-type="string">
            <text:p>Até aprovação das contas</text:p>
          </table:table-cell>
          <table:table-cell table:style-name="ce36" office:value-type="string" calcext:value-type="string">
            <text:p>5 anos a contar da</text:p>
            <text:p/>
            <text:p>aprovação das contas</text:p>
          </table:table-cell>
          <table:table-cell table:style-name="ce36" office:value-type="string" calcext:value-type="string">
            <text:p>Eliminação</text:p>
          </table:table-cell>
          <table:table-cell table:style-name="ce58"/>
          <table:table-cell table:style-name="ce65" table:formula="of:=IF([.C689]=[.B689];RIGHT([.D689];LEN([.D689])-6);[.I688])" office:value-type="string" office:string-value="        ORÇAMENTO" calcext:value-type="string">
            <text:p><text:s text:c="8"/>ORÇAMENTO</text:p>
          </table:table-cell>
          <table:table-cell table:number-columns-repeated="7"/>
        </table:table-row>
        <table:table-row table:style-name="ro2">
          <table:table-cell table:formula="of:=LEFT([.D690];3)" office:value-type="string" office:string-value="051" calcext:value-type="string">
            <text:p>051</text:p>
          </table:table-cell>
          <table:table-cell table:formula="of:=CONCATENATE(LEFT([.D690];3);MID([.D690];5;10))" office:value-type="string" office:string-value="05123        " calcext:value-type="string">
            <text:p>05123 <text:s text:c="7"/></text:p>
          </table:table-cell>
          <table:table-cell table:formula="of:=CONCATENATE(LEFT([.D690];3);MID([.D690];4;10))" office:value-type="string" office:string-value="051.23       " calcext:value-type="string">
            <text:p>051.23 <text:s text:c="6"/></text:p>
          </table:table-cell>
          <table:table-cell table:style-name="ce8" office:value-type="string" calcext:value-type="string">
            <text:p>051.23 <text:s text:c="10"/>PLANO OPERATIVO. CRONOGRAMA DE DESEMBOLS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90]=[.B690];RIGHT([.D690];LEN([.D690])-6);[.I689])" office:value-type="string" office:string-value="        ORÇAMENTO" calcext:value-type="string">
            <text:p><text:s text:c="8"/>ORÇAMENTO</text:p>
          </table:table-cell>
          <table:table-cell table:number-columns-repeated="7"/>
        </table:table-row>
        <table:table-row table:style-name="ro2">
          <table:table-cell table:formula="of:=LEFT([.D691];3)" office:value-type="string" office:string-value="052" calcext:value-type="string">
            <text:p>052</text:p>
          </table:table-cell>
          <table:table-cell table:formula="of:=CONCATENATE(LEFT([.D691];3);MID([.D691];5;10))" office:value-type="string" office:string-value="052          " calcext:value-type="string">
            <text:p>052 <text:s text:c="9"/></text:p>
          </table:table-cell>
          <table:table-cell table:formula="of:=CONCATENATE(LEFT([.D691];3);MID([.D691];4;10))" office:value-type="string" office:string-value="052          " calcext:value-type="string">
            <text:p>052 <text:s text:c="9"/></text:p>
          </table:table-cell>
          <table:table-cell table:style-name="ce11" office:value-type="string" calcext:value-type="string">
            <text:p>052 <text:s text:c="10"/>FINANÇAS</text:p>
          </table:table-cell>
          <table:table-cell table:style-name="ce25"/>
          <table:table-cell table:style-name="ce43" table:number-columns-repeated="3"/>
          <table:table-cell table:style-name="ce65" table:formula="of:=IF([.C691]=[.B691];RIGHT([.D691];LEN([.D691])-6);[.I690])" office:value-type="string" office:string-value="        FINANÇAS" calcext:value-type="string">
            <text:p><text:s text:c="8"/>FINANÇAS</text:p>
          </table:table-cell>
          <table:table-cell table:number-columns-repeated="7"/>
        </table:table-row>
        <table:table-row table:style-name="ro2">
          <table:table-cell table:formula="of:=LEFT([.D692];3)" office:value-type="string" office:string-value="052" calcext:value-type="string">
            <text:p>052</text:p>
          </table:table-cell>
          <table:table-cell table:formula="of:=CONCATENATE(LEFT([.D692];3);MID([.D692];5;10))" office:value-type="string" office:string-value="0521         " calcext:value-type="string">
            <text:p>0521 <text:s text:c="8"/></text:p>
          </table:table-cell>
          <table:table-cell table:formula="of:=CONCATENATE(LEFT([.D692];3);MID([.D692];4;10))" office:value-type="string" office:string-value="052.1        " calcext:value-type="string">
            <text:p>052.1 <text:s text:c="7"/></text:p>
          </table:table-cell>
          <table:table-cell table:style-name="ce8" office:value-type="string" calcext:value-type="string">
            <text:p>052.1 <text:s text:c="11"/>PROGRAMAÇÃO FINANCEIRA DE DESEMBOLS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92]=[.B692];RIGHT([.D692];LEN([.D692])-6);[.I691])" office:value-type="string" office:string-value="        FINANÇAS" calcext:value-type="string">
            <text:p><text:s text:c="8"/>FINANÇAS</text:p>
          </table:table-cell>
          <table:table-cell table:number-columns-repeated="7"/>
        </table:table-row>
        <table:table-row table:style-name="ro2">
          <table:table-cell table:formula="of:=LEFT([.D693];3)" office:value-type="string" office:string-value="052" calcext:value-type="string">
            <text:p>052</text:p>
          </table:table-cell>
          <table:table-cell table:formula="of:=CONCATENATE(LEFT([.D693];3);MID([.D693];5;10))" office:value-type="string" office:string-value="0522         " calcext:value-type="string">
            <text:p>0522 <text:s text:c="8"/></text:p>
          </table:table-cell>
          <table:table-cell table:formula="of:=CONCATENATE(LEFT([.D693];3);MID([.D693];4;10))" office:value-type="string" office:string-value="052.2        " calcext:value-type="string">
            <text:p>052.2 <text:s text:c="7"/></text:p>
          </table:table-cell>
          <table:table-cell table:style-name="ce11" office:value-type="string" calcext:value-type="string">
            <text:p>052.2 <text:s text:c="11"/>EXECUÇÃO FINANCEIRA</text:p>
          </table:table-cell>
          <table:table-cell table:style-name="ce25"/>
          <table:table-cell table:style-name="ce35"/>
          <table:table-cell table:style-name="ce43" table:number-columns-repeated="2"/>
          <table:table-cell table:style-name="ce65" table:formula="of:=IF([.C693]=[.B693];RIGHT([.D693];LEN([.D693])-6);[.I692])" office:value-type="string" office:string-value="        FINANÇAS" calcext:value-type="string">
            <text:p><text:s text:c="8"/>FINANÇAS</text:p>
          </table:table-cell>
          <table:table-cell table:number-columns-repeated="7"/>
        </table:table-row>
        <table:table-row table:style-name="ro2">
          <table:table-cell table:formula="of:=LEFT([.D694];3)" office:value-type="string" office:string-value="052" calcext:value-type="string">
            <text:p>052</text:p>
          </table:table-cell>
          <table:table-cell table:formula="of:=CONCATENATE(LEFT([.D694];3);MID([.D694];5;10))" office:value-type="string" office:string-value="05221        " calcext:value-type="string">
            <text:p>05221 <text:s text:c="7"/></text:p>
          </table:table-cell>
          <table:table-cell table:formula="of:=CONCATENATE(LEFT([.D694];3);MID([.D694];4;10))" office:value-type="string" office:string-value="052.21       " calcext:value-type="string">
            <text:p>052.21 <text:s text:c="6"/></text:p>
          </table:table-cell>
          <table:table-cell table:style-name="ce8" office:value-type="string" calcext:value-type="string">
            <text:p>052.21 <text:s text:c="13"/>RECEITA</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94]=[.B694];RIGHT([.D694];LEN([.D694])-6);[.I693])" office:value-type="string" office:string-value="        FINANÇAS" calcext:value-type="string">
            <text:p><text:s text:c="8"/>FINANÇAS</text:p>
          </table:table-cell>
          <table:table-cell table:number-columns-repeated="7"/>
        </table:table-row>
        <table:table-row table:style-name="ro2">
          <table:table-cell table:formula="of:=LEFT([.D695];3)" office:value-type="string" office:string-value="052" calcext:value-type="string">
            <text:p>052</text:p>
          </table:table-cell>
          <table:table-cell table:formula="of:=CONCATENATE(LEFT([.D695];3);MID([.D695];5;10))" office:value-type="string" office:string-value="05222        " calcext:value-type="string">
            <text:p>05222 <text:s text:c="7"/></text:p>
          </table:table-cell>
          <table:table-cell table:formula="of:=CONCATENATE(LEFT([.D695];3);MID([.D695];4;10))" office:value-type="string" office:string-value="052.22       " calcext:value-type="string">
            <text:p>052.22 <text:s text:c="6"/></text:p>
          </table:table-cell>
          <table:table-cell table:style-name="ce8" office:value-type="string" calcext:value-type="string">
            <text:p>052.22 <text:s text:c="13"/>DESPESA</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95]=[.B695];RIGHT([.D695];LEN([.D695])-6);[.I694])" office:value-type="string" office:string-value="        FINANÇAS" calcext:value-type="string">
            <text:p><text:s text:c="8"/>FINANÇAS</text:p>
          </table:table-cell>
          <table:table-cell table:number-columns-repeated="7"/>
        </table:table-row>
        <table:table-row table:style-name="ro2">
          <table:table-cell table:formula="of:=LEFT([.D696];3)" office:value-type="string" office:string-value="053" calcext:value-type="string">
            <text:p>053</text:p>
          </table:table-cell>
          <table:table-cell table:formula="of:=CONCATENATE(LEFT([.D696];3);MID([.D696];5;10))" office:value-type="string" office:string-value="053          " calcext:value-type="string">
            <text:p>053 <text:s text:c="9"/></text:p>
          </table:table-cell>
          <table:table-cell table:formula="of:=CONCATENATE(LEFT([.D696];3);MID([.D696];4;10))" office:value-type="string" office:string-value="053          " calcext:value-type="string">
            <text:p>053 <text:s text:c="9"/></text:p>
          </table:table-cell>
          <table:table-cell table:style-name="ce8" office:value-type="string" calcext:value-type="string">
            <text:p>053 <text:s text:c="10"/>FUNDOS ESPECIAI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96]=[.B696];RIGHT([.D696];LEN([.D696])-6);[.I695])" office:value-type="string" office:string-value="        FUNDOS ESPECIAIS" calcext:value-type="string">
            <text:p><text:s text:c="8"/>FUNDOS ESPECIAIS</text:p>
          </table:table-cell>
          <table:table-cell table:number-columns-repeated="7"/>
        </table:table-row>
        <table:table-row table:style-name="ro2">
          <table:table-cell table:formula="of:=LEFT([.D697];3)" office:value-type="string" office:string-value="054" calcext:value-type="string">
            <text:p>054</text:p>
          </table:table-cell>
          <table:table-cell table:formula="of:=CONCATENATE(LEFT([.D697];3);MID([.D697];5;10))" office:value-type="string" office:string-value="054          " calcext:value-type="string">
            <text:p>054 <text:s text:c="9"/></text:p>
          </table:table-cell>
          <table:table-cell table:formula="of:=CONCATENATE(LEFT([.D697];3);MID([.D697];4;10))" office:value-type="string" office:string-value="054          " calcext:value-type="string">
            <text:p>054 <text:s text:c="9"/></text:p>
          </table:table-cell>
          <table:table-cell table:style-name="ce8" office:value-type="string" calcext:value-type="string">
            <text:p>054 <text:s text:c="10"/>ESTÍMULOS FINANCEIROS E CREDITÍCIO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Guarda permanente</text:p>
          </table:table-cell>
          <table:table-cell table:style-name="ce58"/>
          <table:table-cell table:style-name="ce65" table:formula="of:=IF([.C697]=[.B697];RIGHT([.D697];LEN([.D697])-6);[.I696])" office:value-type="string" office:string-value="        ESTÍMULOS FINANCEIROS E CREDITÍCIOS" calcext:value-type="string">
            <text:p><text:s text:c="8"/>ESTÍMULOS FINANCEIROS E CREDITÍCIOS</text:p>
          </table:table-cell>
          <table:table-cell table:number-columns-repeated="7"/>
        </table:table-row>
        <table:table-row table:style-name="ro2">
          <table:table-cell table:formula="of:=LEFT([.D698];3)" office:value-type="string" office:string-value="055" calcext:value-type="string">
            <text:p>055</text:p>
          </table:table-cell>
          <table:table-cell table:formula="of:=CONCATENATE(LEFT([.D698];3);MID([.D698];5;10))" office:value-type="string" office:string-value="055          " calcext:value-type="string">
            <text:p>055 <text:s text:c="9"/></text:p>
          </table:table-cell>
          <table:table-cell table:formula="of:=CONCATENATE(LEFT([.D698];3);MID([.D698];4;10))" office:value-type="string" office:string-value="055          " calcext:value-type="string">
            <text:p>055 <text:s text:c="9"/></text:p>
          </table:table-cell>
          <table:table-cell table:style-name="ce11" office:value-type="string" calcext:value-type="string">
            <text:p>055 <text:s text:c="10"/>OPERAÇÕES BANCÁRIAS</text:p>
          </table:table-cell>
          <table:table-cell table:style-name="ce25"/>
          <table:table-cell table:style-name="ce35"/>
          <table:table-cell table:style-name="ce43" table:number-columns-repeated="2"/>
          <table:table-cell table:style-name="ce65" table:formula="of:=IF([.C698]=[.B698];RIGHT([.D698];LEN([.D698])-6);[.I697])" office:value-type="string" office:string-value="        OPERAÇÕES BANCÁRIAS" calcext:value-type="string">
            <text:p><text:s text:c="8"/>OPERAÇÕES BANCÁRIAS</text:p>
          </table:table-cell>
          <table:table-cell table:number-columns-repeated="7"/>
        </table:table-row>
        <table:table-row table:style-name="ro2">
          <table:table-cell table:formula="of:=LEFT([.D699];3)" office:value-type="string" office:string-value="055" calcext:value-type="string">
            <text:p>055</text:p>
          </table:table-cell>
          <table:table-cell table:formula="of:=CONCATENATE(LEFT([.D699];3);MID([.D699];5;10))" office:value-type="string" office:string-value="05501        " calcext:value-type="string">
            <text:p>05501 <text:s text:c="7"/></text:p>
          </table:table-cell>
          <table:table-cell table:formula="of:=CONCATENATE(LEFT([.D699];3);MID([.D699];4;10))" office:value-type="string" office:string-value="055.01       " calcext:value-type="string">
            <text:p>055.01 <text:s text:c="6"/></text:p>
          </table:table-cell>
          <table:table-cell table:style-name="ce8" office:value-type="string" calcext:value-type="string">
            <text:p>055.01 <text:s text:c="10"/>PAGAMENTOS EM MOEDA ESTRANGEIRA</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699]=[.B699];RIGHT([.D699];LEN([.D699])-6);[.I698])" office:value-type="string" office:string-value="        OPERAÇÕES BANCÁRIAS" calcext:value-type="string">
            <text:p><text:s text:c="8"/>OPERAÇÕES BANCÁRIAS</text:p>
          </table:table-cell>
          <table:table-cell table:number-columns-repeated="7"/>
        </table:table-row>
        <table:table-row table:style-name="ro25">
          <table:table-cell table:formula="of:=LEFT([.D700];3)" office:value-type="string" office:string-value="055" calcext:value-type="string">
            <text:p>055</text:p>
          </table:table-cell>
          <table:table-cell table:formula="of:=CONCATENATE(LEFT([.D700];3);MID([.D700];5;10))" office:value-type="string" office:string-value="0551         " calcext:value-type="string">
            <text:p>0551 <text:s text:c="8"/></text:p>
          </table:table-cell>
          <table:table-cell table:formula="of:=CONCATENATE(LEFT([.D700];3);MID([.D700];4;10))" office:value-type="string" office:string-value="055.1        " calcext:value-type="string">
            <text:p>055.1 <text:s text:c="7"/></text:p>
          </table:table-cell>
          <table:table-cell table:style-name="ce8" office:value-type="string" calcext:value-type="string">
            <text:p>055.1           CONTA ÚNICA<text:span text:style-name="T1">(INCLUSIVE ASSINATURAS AUTORIZADAS E EXTRATOS DE CONTAS)</text:span></text:p>
          </table:table-cell>
          <table:table-cell table:style-name="ce26" office:value-type="string" calcext:value-type="string">
            <text:p>Até aprovação das contas</text:p>
          </table:table-cell>
          <table:table-cell table:style-name="ce36" office:value-type="string" calcext:value-type="string">
            <text:p>5 anos a contar da</text:p>
            <text:p/>
            <text:p>aprovação das contas</text:p>
          </table:table-cell>
          <table:table-cell table:style-name="ce36" office:value-type="string" calcext:value-type="string">
            <text:p>Eliminação</text:p>
          </table:table-cell>
          <table:table-cell table:style-name="ce58"/>
          <table:table-cell table:style-name="ce65" table:formula="of:=IF([.C700]=[.B700];RIGHT([.D700];LEN([.D700])-6);[.I699])" office:value-type="string" office:string-value="        OPERAÇÕES BANCÁRIAS" calcext:value-type="string">
            <text:p><text:s text:c="8"/>OPERAÇÕES BANCÁRIAS</text:p>
          </table:table-cell>
          <table:table-cell table:number-columns-repeated="7"/>
        </table:table-row>
        <table:table-row table:style-name="ro25">
          <table:table-cell table:formula="of:=LEFT([.D701];3)" office:value-type="string" office:string-value="055" calcext:value-type="string">
            <text:p>055</text:p>
          </table:table-cell>
          <table:table-cell table:formula="of:=CONCATENATE(LEFT([.D701];3);MID([.D701];5;10))" office:value-type="string" office:string-value="0552         " calcext:value-type="string">
            <text:p>0552 <text:s text:c="8"/></text:p>
          </table:table-cell>
          <table:table-cell table:formula="of:=CONCATENATE(LEFT([.D701];3);MID([.D701];4;10))" office:value-type="string" office:string-value="055.2        " calcext:value-type="string">
            <text:p>055.2 <text:s text:c="7"/></text:p>
          </table:table-cell>
          <table:table-cell table:style-name="ce8" office:value-type="string" calcext:value-type="string">
            <text:p>055.2           OUTRAS CONTAS: TIPO B, C e D<text:span text:style-name="T1">(INCLUSIVE ASSINATURAS AUTORIZADAS E EXTRATOS DE CONTAS)</text:span></text:p>
          </table:table-cell>
          <table:table-cell table:style-name="ce26" office:value-type="string" calcext:value-type="string">
            <text:p>Até aprovação das contas</text:p>
          </table:table-cell>
          <table:table-cell table:style-name="ce36" office:value-type="string" calcext:value-type="string">
            <text:p>5 anos a contar da</text:p>
            <text:p/>
            <text:p>aprovação das contas</text:p>
          </table:table-cell>
          <table:table-cell table:style-name="ce36" office:value-type="string" calcext:value-type="string">
            <text:p>Eliminação</text:p>
          </table:table-cell>
          <table:table-cell table:style-name="ce58"/>
          <table:table-cell table:style-name="ce65" table:formula="of:=IF([.C701]=[.B701];RIGHT([.D701];LEN([.D701])-6);[.I700])" office:value-type="string" office:string-value="        OPERAÇÕES BANCÁRIAS" calcext:value-type="string">
            <text:p><text:s text:c="8"/>OPERAÇÕES BANCÁRIAS</text:p>
          </table:table-cell>
          <table:table-cell table:number-columns-repeated="7"/>
        </table:table-row>
        <table:table-row table:style-name="ro2">
          <table:table-cell table:formula="of:=LEFT([.D702];3)" office:value-type="string" office:string-value="056" calcext:value-type="string">
            <text:p>056</text:p>
          </table:table-cell>
          <table:table-cell table:formula="of:=CONCATENATE(LEFT([.D702];3);MID([.D702];5;10))" office:value-type="string" office:string-value="056          " calcext:value-type="string">
            <text:p>056 <text:s text:c="9"/></text:p>
          </table:table-cell>
          <table:table-cell table:formula="of:=CONCATENATE(LEFT([.D702];3);MID([.D702];4;10))" office:value-type="string" office:string-value="056          " calcext:value-type="string">
            <text:p>056 <text:s text:c="9"/></text:p>
          </table:table-cell>
          <table:table-cell table:style-name="ce8" office:value-type="string" calcext:value-type="string">
            <text:p>056 <text:s text:c="10"/>BALANÇOS. BALANCETE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Guarda permanente</text:p>
          </table:table-cell>
          <table:table-cell table:style-name="ce58"/>
          <table:table-cell table:style-name="ce65" table:formula="of:=IF([.C702]=[.B702];RIGHT([.D702];LEN([.D702])-6);[.I701])" office:value-type="string" office:string-value="        BALANÇOS. BALANCETES" calcext:value-type="string">
            <text:p><text:s text:c="8"/>BALANÇOS. BALANCETES</text:p>
          </table:table-cell>
          <table:table-cell table:number-columns-repeated="7"/>
        </table:table-row>
        <table:table-row table:style-name="ro25">
          <table:table-cell table:formula="of:=LEFT([.D703];3)" office:value-type="string" office:string-value="057" calcext:value-type="string">
            <text:p>057</text:p>
          </table:table-cell>
          <table:table-cell table:formula="of:=CONCATENATE(LEFT([.D703];3);MID([.D703];5;10))" office:value-type="string" office:string-value="057          " calcext:value-type="string">
            <text:p>057 <text:s text:c="9"/></text:p>
          </table:table-cell>
          <table:table-cell table:formula="of:=CONCATENATE(LEFT([.D703];3);MID([.D703];4;10))" office:value-type="string" office:string-value="057          " calcext:value-type="string">
            <text:p>057 <text:s text:c="9"/></text:p>
          </table:table-cell>
          <table:table-cell table:style-name="ce8" office:value-type="string" calcext:value-type="string">
            <text:p>057           TOMADA DE CONTAS. PRESTAÇÃO DE CONTAS<text:span text:style-name="T1">(INCLUSIVE PARECER DE APROVAÇÃO DAS CONTAS)</text:span></text:p>
          </table:table-cell>
          <table:table-cell table:style-name="ce26" office:value-type="string" calcext:value-type="string">
            <text:p>Até aprovação das contas</text:p>
          </table:table-cell>
          <table:table-cell table:style-name="ce36" office:value-type="string" calcext:value-type="string">
            <text:p>5 anos a contar da</text:p>
            <text:p/>
            <text:p>aprovação das contas</text:p>
          </table:table-cell>
          <table:table-cell table:style-name="ce36" office:value-type="string" calcext:value-type="string">
            <text:p>Guarda permanente</text:p>
          </table:table-cell>
          <table:table-cell table:style-name="ce58"/>
          <table:table-cell table:style-name="ce65" table:formula="of:=IF([.C703]=[.B703];RIGHT([.D703];LEN([.D703])-6);[.I702])" office:value-type="string" office:string-value="        TOMADA DE CONTAS. PRESTAÇÃO DE CONTAS(INCLUSIVE PARECER DE APROVAÇÃO DAS CONTAS)" calcext:value-type="string">
            <text:p><text:s text:c="8"/>TOMADA DE CONTAS. PRESTAÇÃO DE CONTAS(INCLUSIVE PARECER DE APROVAÇÃO DAS CONTAS)</text:p>
          </table:table-cell>
          <table:table-cell table:number-columns-repeated="7"/>
        </table:table-row>
        <table:table-row table:style-name="ro2">
          <table:table-cell table:formula="of:=LEFT([.D704];3)" office:value-type="string" office:string-value="059" calcext:value-type="string">
            <text:p>059</text:p>
          </table:table-cell>
          <table:table-cell table:formula="of:=CONCATENATE(LEFT([.D704];3);MID([.D704];5;10))" office:value-type="string" office:string-value="059          " calcext:value-type="string">
            <text:p>059 <text:s text:c="9"/></text:p>
          </table:table-cell>
          <table:table-cell table:formula="of:=CONCATENATE(LEFT([.D704];3);MID([.D704];4;10))" office:value-type="string" office:string-value="059          " calcext:value-type="string">
            <text:p>059 <text:s text:c="9"/></text:p>
          </table:table-cell>
          <table:table-cell table:style-name="ce11" office:value-type="string" calcext:value-type="string">
            <text:p>059 <text:s text:c="10"/>OUTROS ASSUNTOS REFERENTES <text:s/>A ORÇA- MENTO E FINANÇAS</text:p>
          </table:table-cell>
          <table:table-cell table:style-name="ce25"/>
          <table:table-cell table:style-name="ce35"/>
          <table:table-cell table:style-name="ce43" table:number-columns-repeated="2"/>
          <table:table-cell table:style-name="ce65" table:formula="of:=IF([.C704]=[.B704];RIGHT([.D704];LEN([.D704])-6);[.I703])" office:value-type="string" office:string-value="        OUTROS ASSUNTOS REFERENTES  A ORÇA- MENTO E FINANÇAS" calcext:value-type="string">
            <text:p><text:s text:c="8"/>OUTROS ASSUNTOS REFERENTES <text:s/>A ORÇA- MENTO E FINANÇAS</text:p>
          </table:table-cell>
          <table:table-cell table:number-columns-repeated="7"/>
        </table:table-row>
        <table:table-row table:style-name="ro2">
          <table:table-cell table:formula="of:=LEFT([.D705];3)" office:value-type="string" office:string-value="059" calcext:value-type="string">
            <text:p>059</text:p>
          </table:table-cell>
          <table:table-cell table:formula="of:=CONCATENATE(LEFT([.D705];3);MID([.D705];5;10))" office:value-type="string" office:string-value="0591         " calcext:value-type="string">
            <text:p>0591 <text:s text:c="8"/></text:p>
          </table:table-cell>
          <table:table-cell table:formula="of:=CONCATENATE(LEFT([.D705];3);MID([.D705];4;10))" office:value-type="string" office:string-value="059.1        " calcext:value-type="string">
            <text:p>059.1 <text:s text:c="7"/></text:p>
          </table:table-cell>
          <table:table-cell table:style-name="ce8" office:value-type="string" calcext:value-type="string">
            <text:p>059.1 <text:s text:c="10"/>TRIBUTOS (IMPOSTOS <text:s/>E TAXA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05]=[.B705];RIGHT([.D705];LEN([.D705])-6);[.I704])" office:value-type="string" office:string-value="        OUTROS ASSUNTOS REFERENTES  A ORÇA- MENTO E FINANÇAS" calcext:value-type="string">
            <text:p><text:s text:c="8"/>OUTROS ASSUNTOS REFERENTES <text:s/>A ORÇA- MENTO E FINANÇAS</text:p>
          </table:table-cell>
          <table:table-cell table:number-columns-repeated="7"/>
        </table:table-row>
        <table:table-row table:style-name="ro2">
          <table:table-cell table:formula="of:=LEFT([.D706];3)" office:value-type="string" office:string-value="060" calcext:value-type="string">
            <text:p>060</text:p>
          </table:table-cell>
          <table:table-cell table:formula="of:=CONCATENATE(LEFT([.D706];3);MID([.D706];5;10))" office:value-type="string" office:string-value="060          " calcext:value-type="string">
            <text:p>060 <text:s text:c="9"/></text:p>
          </table:table-cell>
          <table:table-cell table:formula="of:=CONCATENATE(LEFT([.D706];3);MID([.D706];4;10))" office:value-type="string" office:string-value="060          " calcext:value-type="string">
            <text:p>060 <text:s text:c="9"/></text:p>
          </table:table-cell>
          <table:table-cell table:style-name="ce11" office:value-type="string" calcext:value-type="string">
            <text:p>060 <text:s text:c="14"/>DOCUMENTAÇÃO E INFORMAÇÃO</text:p>
          </table:table-cell>
          <table:table-cell table:style-name="ce25"/>
          <table:table-cell table:style-name="ce43" table:number-columns-repeated="3"/>
          <table:table-cell table:style-name="ce65" table:formula="of:=IF([.C706]=[.B706];RIGHT([.D706];LEN([.D706])-6);[.I705])" office:value-type="string" office:string-value="            DOCUMENTAÇÃO E INFORMAÇÃO" calcext:value-type="string">
            <text:p><text:s text:c="12"/>DOCUMENTAÇÃO E INFORMAÇÃO</text:p>
          </table:table-cell>
          <table:table-cell table:number-columns-repeated="7"/>
        </table:table-row>
        <table:table-row table:style-name="ro2">
          <table:table-cell table:formula="of:=LEFT([.D707];3)" office:value-type="string" office:string-value="060" calcext:value-type="string">
            <text:p>060</text:p>
          </table:table-cell>
          <table:table-cell table:formula="of:=CONCATENATE(LEFT([.D707];3);MID([.D707];5;10))" office:value-type="string" office:string-value="0601         " calcext:value-type="string">
            <text:p>0601 <text:s text:c="8"/></text:p>
          </table:table-cell>
          <table:table-cell table:formula="of:=CONCATENATE(LEFT([.D707];3);MID([.D707];4;10))" office:value-type="string" office:string-value="060.1        " calcext:value-type="string">
            <text:p>060.1 <text:s text:c="7"/></text:p>
          </table:table-cell>
          <table:table-cell table:style-name="ce8" office:value-type="string" calcext:value-type="string">
            <text:p>060.1 <text:s text:c="9"/>PUBLICAÇÃO DE MATÉRIAS NO DIÁRIO OFICIAL</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07]=[.B707];RIGHT([.D707];LEN([.D707])-6);[.I706])" office:value-type="string" office:string-value="            DOCUMENTAÇÃO E INFORMAÇÃO" calcext:value-type="string">
            <text:p><text:s text:c="12"/>DOCUMENTAÇÃO E INFORMAÇÃO</text:p>
          </table:table-cell>
          <table:table-cell table:number-columns-repeated="7"/>
        </table:table-row>
        <table:table-row table:style-name="ro4">
          <table:table-cell table:formula="of:=LEFT([.D708];3)" office:value-type="string" office:string-value="060" calcext:value-type="string">
            <text:p>060</text:p>
          </table:table-cell>
          <table:table-cell table:formula="of:=CONCATENATE(LEFT([.D708];3);MID([.D708];5;10))" office:value-type="string" office:string-value="0602         " calcext:value-type="string">
            <text:p>0602 <text:s text:c="8"/></text:p>
          </table:table-cell>
          <table:table-cell table:formula="of:=CONCATENATE(LEFT([.D708];3);MID([.D708];4;10))" office:value-type="string" office:string-value="060.2        " calcext:value-type="string">
            <text:p>060.2 <text:s text:c="7"/></text:p>
          </table:table-cell>
          <table:table-cell table:style-name="ce8" office:value-type="string" calcext:value-type="string">
            <text:p>060.2 <text:s text:c="9"/>PUBLICAÇÃO DE MATÉRIAS NOS BOLE- TINS ADMINISTRATIVO, DE PESSOAL E DE SERVIÇO</text:p>
          </table:table-cell>
          <table:table-cell table:style-name="ce26" office:value-type="string" calcext:value-type="string">
            <text:p>1 ano</text:p>
          </table:table-cell>
          <table:table-cell table:style-name="ce37"/>
          <table:table-cell table:style-name="ce36" office:value-type="string" calcext:value-type="string">
            <text:p>Eliminação</text:p>
          </table:table-cell>
          <table:table-cell table:style-name="ce58"/>
          <table:table-cell table:style-name="ce65" table:formula="of:=IF([.C708]=[.B708];RIGHT([.D708];LEN([.D708])-6);[.I707])" office:value-type="string" office:string-value="            DOCUMENTAÇÃO E INFORMAÇÃO" calcext:value-type="string">
            <text:p><text:s text:c="12"/>DOCUMENTAÇÃO E INFORMAÇÃO</text:p>
          </table:table-cell>
          <table:table-cell table:number-columns-repeated="7"/>
        </table:table-row>
        <table:table-row table:style-name="ro2">
          <table:table-cell table:formula="of:=LEFT([.D709];3)" office:value-type="string" office:string-value="060" calcext:value-type="string">
            <text:p>060</text:p>
          </table:table-cell>
          <table:table-cell table:formula="of:=CONCATENATE(LEFT([.D709];3);MID([.D709];5;10))" office:value-type="string" office:string-value="0603         " calcext:value-type="string">
            <text:p>0603 <text:s text:c="8"/></text:p>
          </table:table-cell>
          <table:table-cell table:formula="of:=CONCATENATE(LEFT([.D709];3);MID([.D709];4;10))" office:value-type="string" office:string-value="060.3        " calcext:value-type="string">
            <text:p>060.3 <text:s text:c="7"/></text:p>
          </table:table-cell>
          <table:table-cell table:style-name="ce8" office:value-type="string" calcext:value-type="string">
            <text:p>060.3 <text:s text:c="9"/>PUBLICAÇÃO DE MATÉRIAS EM OUTROS PERIÓDICO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09]=[.B709];RIGHT([.D709];LEN([.D709])-6);[.I708])" office:value-type="string" office:string-value="            DOCUMENTAÇÃO E INFORMAÇÃO" calcext:value-type="string">
            <text:p><text:s text:c="12"/>DOCUMENTAÇÃO E INFORMAÇÃO</text:p>
          </table:table-cell>
          <table:table-cell table:number-columns-repeated="7"/>
        </table:table-row>
        <table:table-row table:style-name="ro28">
          <table:table-cell table:formula="of:=LEFT([.D710];3)" office:value-type="string" office:string-value="061" calcext:value-type="string">
            <text:p>061</text:p>
          </table:table-cell>
          <table:table-cell table:formula="of:=CONCATENATE(LEFT([.D710];3);MID([.D710];5;10))" office:value-type="string" office:string-value="061          " calcext:value-type="string">
            <text:p>061 <text:s text:c="9"/></text:p>
          </table:table-cell>
          <table:table-cell table:formula="of:=CONCATENATE(LEFT([.D710];3);MID([.D710];4;10))" office:value-type="string" office:string-value="061          " calcext:value-type="string">
            <text:p>061 <text:s text:c="9"/></text:p>
          </table:table-cell>
          <table:table-cell table:style-name="ce11" office:value-type="string" calcext:value-type="string">
            <text:p>061                      PRODUÇÃO EDITORIAL<text:span text:style-name="T1">(INCLUSIVE EDIÇÃO OU COEDIÇÃO DE PUBLICAÇÕES EM GERAL PRODUZIDAS PELO ÓRGÃO EM QUALQUER  SUPORTE)</text:span></text:p>
          </table:table-cell>
          <table:table-cell table:style-name="ce25"/>
          <table:table-cell table:style-name="ce35"/>
          <table:table-cell table:style-name="ce43" table:number-columns-repeated="2"/>
          <table:table-cell table:style-name="ce65" table:formula="of:=IF([.C710]=[.B710];RIGHT([.D710];LEN([.D710])-6);[.I709])" office:value-type="string" office:string-value="                   PRODUÇÃO EDITORIAL(INCLUSIVE EDIÇÃO OU COEDIÇÃO DE PUBLICAÇÕES EM GERAL PRODUZIDAS PELO ÓRGÃO EM QUALQUER  SUPORTE)" calcext:value-type="string">
            <text:p><text:s text:c="19"/>PRODUÇÃO EDITORIAL(INCLUSIVE EDIÇÃO OU COEDIÇÃO DE PUBLICAÇÕES EM GERAL PRODUZIDAS PELO ÓRGÃO EM QUALQUER <text:s/>SUPORTE)</text:p>
          </table:table-cell>
          <table:table-cell table:number-columns-repeated="7"/>
        </table:table-row>
        <table:table-row table:style-name="ro21">
          <table:table-cell table:formula="of:=LEFT([.D711];3)" office:value-type="string" office:string-value="061" calcext:value-type="string">
            <text:p>061</text:p>
          </table:table-cell>
          <table:table-cell table:formula="of:=CONCATENATE(LEFT([.D711];3);MID([.D711];5;10))" office:value-type="string" office:string-value="0611         " calcext:value-type="string">
            <text:p>0611 <text:s text:c="8"/></text:p>
          </table:table-cell>
          <table:table-cell table:formula="of:=CONCATENATE(LEFT([.D711];3);MID([.D711];4;10))" office:value-type="string" office:string-value="061.1        " calcext:value-type="string">
            <text:p>061.1 <text:s text:c="7"/></text:p>
          </table:table-cell>
          <table:table-cell table:style-name="ce12" office:value-type="string" calcext:value-type="string">
            <text:p>061.1 <text:s text:c="11"/>EDITORAÇÃO. PROGRAMAÇÃO VISUAL</text:p>
          </table:table-cell>
          <table:table-cell table:style-name="ce30" office:value-type="string" calcext:value-type="string">
            <text:p>Até aprovação das contas</text:p>
          </table:table-cell>
          <table:table-cell table:style-name="ce51" office:value-type="string" calcext:value-type="string">
            <text:p>5 anos a contar da data de aprovação das contas</text:p>
          </table:table-cell>
          <table:table-cell table:style-name="ce45" office:value-type="string" calcext:value-type="string">
            <text:p>Eliminação</text:p>
          </table:table-cell>
          <table:table-cell table:style-name="ce45" office:value-type="string" calcext:value-type="string">
            <text:p>Documentos <text:s/>que não envolvem <text:s/>pagamentos <text:s/>serão eliminados <text:s/>após <text:s/>5 anos <text:s/>de <text:s/>arquivamento <text:s/>na fase corrente.</text:p>
          </table:table-cell>
          <table:table-cell table:style-name="ce65" table:formula="of:=IF([.C711]=[.B711];RIGHT([.D711];LEN([.D711])-6);[.I710])" office:value-type="string" office:string-value="                   PRODUÇÃO EDITORIAL(INCLUSIVE EDIÇÃO OU COEDIÇÃO DE PUBLICAÇÕES EM GERAL PRODUZIDAS PELO ÓRGÃO EM QUALQUER  SUPORTE)" calcext:value-type="string">
            <text:p><text:s text:c="19"/>PRODUÇÃO EDITORIAL(INCLUSIVE EDIÇÃO OU COEDIÇÃO DE PUBLICAÇÕES EM GERAL PRODUZIDAS PELO ÓRGÃO EM QUALQUER <text:s/>SUPORTE)</text:p>
          </table:table-cell>
          <table:table-cell table:number-columns-repeated="7"/>
        </table:table-row>
        <table:table-row table:style-name="ro21">
          <table:table-cell table:formula="of:=LEFT([.D712];3)" office:value-type="string" office:string-value="061" calcext:value-type="string">
            <text:p>061</text:p>
          </table:table-cell>
          <table:table-cell table:formula="of:=CONCATENATE(LEFT([.D712];3);MID([.D712];5;10))" office:value-type="string" office:string-value="0612         " calcext:value-type="string">
            <text:p>0612 <text:s text:c="8"/></text:p>
          </table:table-cell>
          <table:table-cell table:formula="of:=CONCATENATE(LEFT([.D712];3);MID([.D712];4;10))" office:value-type="string" office:string-value="061.2        " calcext:value-type="string">
            <text:p>061.2 <text:s text:c="7"/></text:p>
          </table:table-cell>
          <table:table-cell table:style-name="ce8" office:value-type="string" calcext:value-type="string">
            <text:p>061.2 <text:s text:c="11"/>DISTRIBUIÇÃO. PROMOÇÃO. DIVULGAÇÃ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36" office:value-type="string" calcext:value-type="string">
            <text:p>Documentos <text:s/>que não envolvem <text:s/>pagamentos <text:s/>serão eliminados <text:s/>após <text:s/>5 anos <text:s/>de <text:s/>arquivamento <text:s/>na fase corrente.</text:p>
          </table:table-cell>
          <table:table-cell table:style-name="ce65" table:formula="of:=IF([.C712]=[.B712];RIGHT([.D712];LEN([.D712])-6);[.I711])" office:value-type="string" office:string-value="                   PRODUÇÃO EDITORIAL(INCLUSIVE EDIÇÃO OU COEDIÇÃO DE PUBLICAÇÕES EM GERAL PRODUZIDAS PELO ÓRGÃO EM QUALQUER  SUPORTE)" calcext:value-type="string">
            <text:p><text:s text:c="19"/>PRODUÇÃO EDITORIAL(INCLUSIVE EDIÇÃO OU COEDIÇÃO DE PUBLICAÇÕES EM GERAL PRODUZIDAS PELO ÓRGÃO EM QUALQUER <text:s/>SUPORTE)</text:p>
          </table:table-cell>
          <table:table-cell table:number-columns-repeated="7"/>
        </table:table-row>
        <table:table-row table:style-name="ro2">
          <table:table-cell table:formula="of:=LEFT([.D713];3)" office:value-type="string" office:string-value="062" calcext:value-type="string">
            <text:p>062</text:p>
          </table:table-cell>
          <table:table-cell table:formula="of:=CONCATENATE(LEFT([.D713];3);MID([.D713];5;10))" office:value-type="string" office:string-value="062          " calcext:value-type="string">
            <text:p>062 <text:s text:c="9"/></text:p>
          </table:table-cell>
          <table:table-cell table:formula="of:=CONCATENATE(LEFT([.D713];3);MID([.D713];4;10))" office:value-type="string" office:string-value="062          " calcext:value-type="string">
            <text:p>062 <text:s text:c="9"/></text:p>
          </table:table-cell>
          <table:table-cell table:style-name="ce11" office:value-type="string" calcext:value-type="string">
            <text:p>062           DOCUMENTAÇÃO BIBLIOGRÁFICA<text:span text:style-name="T1">(LIVROS, PERIÓDICOS, FOLHETOS E AUDIOVISUAIS)</text:span></text:p>
          </table:table-cell>
          <table:table-cell table:style-name="ce25"/>
          <table:table-cell table:style-name="ce35"/>
          <table:table-cell table:style-name="ce43" table:number-columns-repeated="2"/>
          <table:table-cell table:style-name="ce65" table:formula="of:=IF([.C713]=[.B713];RIGHT([.D713];LEN([.D713])-6);[.I712])"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2">
          <table:table-cell table:formula="of:=LEFT([.D714];3)" office:value-type="string" office:string-value="062" calcext:value-type="string">
            <text:p>062</text:p>
          </table:table-cell>
          <table:table-cell table:formula="of:=CONCATENATE(LEFT([.D714];3);MID([.D714];5;10))" office:value-type="string" office:string-value="06201        " calcext:value-type="string">
            <text:p>06201 <text:s text:c="7"/></text:p>
          </table:table-cell>
          <table:table-cell table:formula="of:=CONCATENATE(LEFT([.D714];3);MID([.D714];4;10))" office:value-type="string" office:string-value="062.01       " calcext:value-type="string">
            <text:p>062.01 <text:s text:c="6"/></text:p>
          </table:table-cell>
          <table:table-cell table:style-name="ce8" office:value-type="string" calcext:value-type="string">
            <text:p>062.01 <text:s text:c="13"/>NORMAS E MANUAIS</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14]=[.B714];RIGHT([.D714];LEN([.D714])-6);[.I713])"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18">
          <table:table-cell table:formula="of:=LEFT([.D715];3)" office:value-type="string" office:string-value="062" calcext:value-type="string">
            <text:p>062</text:p>
          </table:table-cell>
          <table:table-cell table:formula="of:=CONCATENATE(LEFT([.D715];3);MID([.D715];5;10))" office:value-type="string" office:string-value="0621         " calcext:value-type="string">
            <text:p>0621 <text:s text:c="8"/></text:p>
          </table:table-cell>
          <table:table-cell table:formula="of:=CONCATENATE(LEFT([.D715];3);MID([.D715];4;10))" office:value-type="string" office:string-value="062.1        " calcext:value-type="string">
            <text:p>062.1 <text:s text:c="7"/></text:p>
          </table:table-cell>
          <table:table-cell table:style-name="ce8" office:value-type="string" calcext:value-type="string">
            <text:p>062.1            AQUISIÇÃO<text:span text:style-name="T1">(NO BRASIL E NO EXTERIOR)</text:span></text:p>
          </table:table-cell>
          <table:table-cell table:style-name="ce29"/>
          <table:table-cell table:style-name="ce44" table:number-columns-repeated="2"/>
          <table:table-cell table:style-name="ce36" office:value-type="string" calcext:value-type="string">
            <text:p>Os <text:s/>documentos <text:s/>referentes a material <text:s/>bibliográfico não adquirido serão eliminados após 1 ano.</text:p>
          </table:table-cell>
          <table:table-cell table:style-name="ce65" table:formula="of:=IF([.C715]=[.B715];RIGHT([.D715];LEN([.D715])-6);[.I714])"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25">
          <table:table-cell table:formula="of:=LEFT([.D716];3)" office:value-type="string" office:string-value="062" calcext:value-type="string">
            <text:p>062</text:p>
          </table:table-cell>
          <table:table-cell table:formula="of:=CONCATENATE(LEFT([.D716];3);MID([.D716];5;10))" office:value-type="string" office:string-value="06211        " calcext:value-type="string">
            <text:p>06211 <text:s text:c="7"/></text:p>
          </table:table-cell>
          <table:table-cell table:formula="of:=CONCATENATE(LEFT([.D716];3);MID([.D716];4;10))" office:value-type="string" office:string-value="062.11       " calcext:value-type="string">
            <text:p>062.11 <text:s text:c="6"/></text:p>
          </table:table-cell>
          <table:table-cell table:style-name="ce8" office:value-type="string" calcext:value-type="string">
            <text:p>062.11              COMPRA<text:span text:style-name="T1">(INCLUSIVE ASSINATURAS DE PERIÓDICOS)</text:span></text:p>
          </table:table-cell>
          <table:table-cell table:style-name="ce26" office:value-type="string" calcext:value-type="string">
            <text:p>Até aprovação das contas</text:p>
          </table:table-cell>
          <table:table-cell table:style-name="ce36" office:value-type="string" calcext:value-type="string">
            <text:p>5 anos a contar da</text:p>
            <text:p/>
            <text:p>aprovação das contas</text:p>
          </table:table-cell>
          <table:table-cell table:style-name="ce36" office:value-type="string" calcext:value-type="string">
            <text:p>Eliminação</text:p>
          </table:table-cell>
          <table:table-cell table:style-name="ce58"/>
          <table:table-cell table:style-name="ce65" table:formula="of:=IF([.C716]=[.B716];RIGHT([.D716];LEN([.D716])-6);[.I715])"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23">
          <table:table-cell table:formula="of:=LEFT([.D717];3)" office:value-type="string" office:string-value="062" calcext:value-type="string">
            <text:p>062</text:p>
          </table:table-cell>
          <table:table-cell table:formula="of:=CONCATENATE(LEFT([.D717];3);MID([.D717];5;10))" office:value-type="string" office:string-value="06212        " calcext:value-type="string">
            <text:p>06212 <text:s text:c="7"/></text:p>
          </table:table-cell>
          <table:table-cell table:formula="of:=CONCATENATE(LEFT([.D717];3);MID([.D717];4;10))" office:value-type="string" office:string-value="062.12       " calcext:value-type="string">
            <text:p>062.12 <text:s text:c="6"/></text:p>
          </table:table-cell>
          <table:table-cell table:style-name="ce8" office:value-type="string" calcext:value-type="string">
            <text:p>062.12 <text:s text:c="14"/>DOAÇÃO</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 contas e eliminação).</text:p>
          </table:table-cell>
          <table:table-cell table:style-name="ce65" table:formula="of:=IF([.C717]=[.B717];RIGHT([.D717];LEN([.D717])-6);[.I716])"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23">
          <table:table-cell table:formula="of:=LEFT([.D718];3)" office:value-type="string" office:string-value="062" calcext:value-type="string">
            <text:p>062</text:p>
          </table:table-cell>
          <table:table-cell table:formula="of:=CONCATENATE(LEFT([.D718];3);MID([.D718];5;10))" office:value-type="string" office:string-value="06213        " calcext:value-type="string">
            <text:p>06213 <text:s text:c="7"/></text:p>
          </table:table-cell>
          <table:table-cell table:formula="of:=CONCATENATE(LEFT([.D718];3);MID([.D718];4;10))" office:value-type="string" office:string-value="062.13       " calcext:value-type="string">
            <text:p>062.13 <text:s text:c="6"/></text:p>
          </table:table-cell>
          <table:table-cell table:style-name="ce8" office:value-type="string" calcext:value-type="string">
            <text:p>062.13 <text:s text:c="13"/>PERMUTA</text:p>
          </table:table-cell>
          <table:table-cell table:style-name="ce26" office:value-type="string" calcext:value-type="string">
            <text:p>4 anos</text:p>
          </table:table-cell>
          <table:table-cell table:style-name="ce36" office:value-type="string" calcext:value-type="string">
            <text:p>5 anos</text:p>
          </table:table-cell>
          <table:table-cell table:style-name="ce36" office:value-type="string" calcext:value-type="string">
            <text:p>Eliminação</text:p>
          </table:table-cell>
          <table:table-cell table:style-name="ce36" office:value-type="string" calcext:value-type="string">
            <text:p>Para transações que envolvam  pagamentos  de despesas  pendentes,   utilizar prazos  para documentos  financeiros (Até aprovação das contas</text:p>
            <text:p>+  5  anos  a  contar  da  data  de  aprovação  das</text:p>
            <text:p>contas e eliminação).</text:p>
          </table:table-cell>
          <table:table-cell table:style-name="ce65" table:formula="of:=IF([.C718]=[.B718];RIGHT([.D718];LEN([.D718])-6);[.I717])"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2">
          <table:table-cell table:formula="of:=LEFT([.D719];3)" office:value-type="string" office:string-value="062" calcext:value-type="string">
            <text:p>062</text:p>
          </table:table-cell>
          <table:table-cell table:formula="of:=CONCATENATE(LEFT([.D719];3);MID([.D719];5;10))" office:value-type="string" office:string-value="0622         " calcext:value-type="string">
            <text:p>0622 <text:s text:c="8"/></text:p>
          </table:table-cell>
          <table:table-cell table:formula="of:=CONCATENATE(LEFT([.D719];3);MID([.D719];4;10))" office:value-type="string" office:string-value="062.2        " calcext:value-type="string">
            <text:p>062.2 <text:s text:c="7"/></text:p>
          </table:table-cell>
          <table:table-cell table:style-name="ce8" office:value-type="string" calcext:value-type="string">
            <text:p>062.2 <text:s text:c="11"/>REGISTRO</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719]=[.B719];RIGHT([.D719];LEN([.D719])-6);[.I718])"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38">
          <table:table-cell table:formula="of:=LEFT([.D720];3)" office:value-type="string" office:string-value="062" calcext:value-type="string">
            <text:p>062</text:p>
          </table:table-cell>
          <table:table-cell table:formula="of:=CONCATENATE(LEFT([.D720];3);MID([.D720];5;10))" office:value-type="string" office:string-value="0623         " calcext:value-type="string">
            <text:p>0623 <text:s text:c="8"/></text:p>
          </table:table-cell>
          <table:table-cell table:formula="of:=CONCATENATE(LEFT([.D720];3);MID([.D720];4;10))" office:value-type="string" office:string-value="062.3        " calcext:value-type="string">
            <text:p>062.3 <text:s text:c="7"/></text:p>
          </table:table-cell>
          <table:table-cell table:style-name="ce14" office:value-type="string" calcext:value-type="string">
            <text:p>062.3            CATALOGAÇÃO. CLASSIFICAÇÃO.<text:span text:style-name="T4">INDEXAÇÃO</text:span></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720]=[.B720];RIGHT([.D720];LEN([.D720])-6);[.I719])"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2">
          <table:table-cell table:formula="of:=LEFT([.D721];3)" office:value-type="string" office:string-value="062" calcext:value-type="string">
            <text:p>062</text:p>
          </table:table-cell>
          <table:table-cell table:formula="of:=CONCATENATE(LEFT([.D721];3);MID([.D721];5;10))" office:value-type="string" office:string-value="0624         " calcext:value-type="string">
            <text:p>0624 <text:s text:c="8"/></text:p>
          </table:table-cell>
          <table:table-cell table:formula="of:=CONCATENATE(LEFT([.D721];3);MID([.D721];4;10))" office:value-type="string" office:string-value="062.4        " calcext:value-type="string">
            <text:p>062.4 <text:s text:c="7"/></text:p>
          </table:table-cell>
          <table:table-cell table:style-name="ce8" office:value-type="string" calcext:value-type="string">
            <text:p>062.4 <text:s text:c="11"/>REFERÊNCIA E CIRCULAÇÃO</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721]=[.B721];RIGHT([.D721];LEN([.D721])-6);[.I720])"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2">
          <table:table-cell table:formula="of:=LEFT([.D722];3)" office:value-type="string" office:string-value="062" calcext:value-type="string">
            <text:p>062</text:p>
          </table:table-cell>
          <table:table-cell table:formula="of:=CONCATENATE(LEFT([.D722];3);MID([.D722];5;10))" office:value-type="string" office:string-value="0625         " calcext:value-type="string">
            <text:p>0625 <text:s text:c="8"/></text:p>
          </table:table-cell>
          <table:table-cell table:formula="of:=CONCATENATE(LEFT([.D722];3);MID([.D722];4;10))" office:value-type="string" office:string-value="062.5        " calcext:value-type="string">
            <text:p>062.5 <text:s text:c="7"/></text:p>
          </table:table-cell>
          <table:table-cell table:style-name="ce8" office:value-type="string" calcext:value-type="string">
            <text:p>062.5 <text:s text:c="11"/>INVENTÁRI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Guarda permanente</text:p>
          </table:table-cell>
          <table:table-cell table:style-name="ce58"/>
          <table:table-cell table:style-name="ce65" table:formula="of:=IF([.C722]=[.B722];RIGHT([.D722];LEN([.D722])-6);[.I721])" office:value-type="string" office:string-value="        DOCUMENTAÇÃO BIBLIOGRÁFICA(LIVROS, PERIÓDICOS, FOLHETOS E AUDIOVISUAIS)" calcext:value-type="string">
            <text:p><text:s text:c="8"/>DOCUMENTAÇÃO BIBLIOGRÁFICA(LIVROS, PERIÓDICOS, FOLHETOS E AUDIOVISUAIS)</text:p>
          </table:table-cell>
          <table:table-cell table:number-columns-repeated="7"/>
        </table:table-row>
        <table:table-row table:style-name="ro4">
          <table:table-cell table:formula="of:=LEFT([.D723];3)" office:value-type="string" office:string-value="063" calcext:value-type="string">
            <text:p>063</text:p>
          </table:table-cell>
          <table:table-cell table:formula="of:=CONCATENATE(LEFT([.D723];3);MID([.D723];5;10))" office:value-type="string" office:string-value="063          " calcext:value-type="string">
            <text:p>063 <text:s text:c="9"/></text:p>
          </table:table-cell>
          <table:table-cell table:formula="of:=CONCATENATE(LEFT([.D723];3);MID([.D723];4;10))" office:value-type="string" office:string-value="063          " calcext:value-type="string">
            <text:p>063 <text:s text:c="9"/></text:p>
          </table:table-cell>
          <table:table-cell table:style-name="ce11" office:value-type="string" calcext:value-type="string">
            <text:p>063 <text:s text:c="10"/>DOCUMENTAÇÃO ARQUIVÍSTICA: GESTÃO DE DOCUMENTOS E SISTEMA DE ARQUIVOS</text:p>
          </table:table-cell>
          <table:table-cell table:style-name="ce25"/>
          <table:table-cell table:style-name="ce35"/>
          <table:table-cell table:style-name="ce43" table:number-columns-repeated="2"/>
          <table:table-cell table:style-name="ce65" table:formula="of:=IF([.C723]=[.B723];RIGHT([.D723];LEN([.D723])-6);[.I722])" office:value-type="string" office:string-value="        DOCUMENTAÇÃO ARQUIVÍSTICA: GESTÃO DE DOCUMENTOS E SISTEMA DE ARQUIVOS" calcext:value-type="string">
            <text:p><text:s text:c="8"/>DOCUMENTAÇÃO ARQUIVÍSTICA: GESTÃO DE DOCUMENTOS E SISTEMA DE ARQUIVOS</text:p>
          </table:table-cell>
          <table:table-cell table:number-columns-repeated="7"/>
        </table:table-row>
        <table:table-row table:style-name="ro2">
          <table:table-cell table:formula="of:=LEFT([.D724];3)" office:value-type="string" office:string-value="063" calcext:value-type="string">
            <text:p>063</text:p>
          </table:table-cell>
          <table:table-cell table:formula="of:=CONCATENATE(LEFT([.D724];3);MID([.D724];5;10))" office:value-type="string" office:string-value="06301        " calcext:value-type="string">
            <text:p>06301 <text:s text:c="7"/></text:p>
          </table:table-cell>
          <table:table-cell table:formula="of:=CONCATENATE(LEFT([.D724];3);MID([.D724];4;10))" office:value-type="string" office:string-value="063.01       " calcext:value-type="string">
            <text:p>063.01 <text:s text:c="6"/></text:p>
          </table:table-cell>
          <table:table-cell table:style-name="ce8" office:value-type="string" calcext:value-type="string">
            <text:p>063.01 <text:s text:c="11"/>NORMAS E MANUAIS</text:p>
          </table:table-cell>
          <table:table-cell table:style-name="ce26" office:value-type="string" calcext:value-type="string">
            <text:p>Enquanto vigora</text:p>
          </table:table-cell>
          <table:table-cell table:style-name="ce36" office:value-type="string" calcext:value-type="string">
            <text:p>7 anos</text:p>
          </table:table-cell>
          <table:table-cell table:style-name="ce36" office:value-type="string" calcext:value-type="string">
            <text:p>Guarda permanente</text:p>
          </table:table-cell>
          <table:table-cell table:style-name="ce58"/>
          <table:table-cell table:style-name="ce65" table:formula="of:=IF([.C724]=[.B724];RIGHT([.D724];LEN([.D724])-6);[.I723])" office:value-type="string" office:string-value="        DOCUMENTAÇÃO ARQUIVÍSTICA: GESTÃO DE DOCUMENTOS E SISTEMA DE ARQUIVOS" calcext:value-type="string">
            <text:p><text:s text:c="8"/>DOCUMENTAÇÃO ARQUIVÍSTICA: GESTÃO DE DOCUMENTOS E SISTEMA DE ARQUIVOS</text:p>
          </table:table-cell>
          <table:table-cell table:number-columns-repeated="7"/>
        </table:table-row>
        <table:table-row table:style-name="ro2">
          <table:table-cell table:formula="of:=LEFT([.D725];3)" office:value-type="string" office:string-value="063" calcext:value-type="string">
            <text:p>063</text:p>
          </table:table-cell>
          <table:table-cell table:formula="of:=CONCATENATE(LEFT([.D725];3);MID([.D725];5;10))" office:value-type="string" office:string-value="0631         " calcext:value-type="string">
            <text:p>0631 <text:s text:c="8"/></text:p>
          </table:table-cell>
          <table:table-cell table:formula="of:=CONCATENATE(LEFT([.D725];3);MID([.D725];4;10))" office:value-type="string" office:string-value="063.1        " calcext:value-type="string">
            <text:p>063.1 <text:s text:c="7"/></text:p>
          </table:table-cell>
          <table:table-cell table:style-name="ce8" office:value-type="string" calcext:value-type="string">
            <text:p>063.1 <text:s text:c="9"/>PRODUÇÃO DE DOCUMENTOS. LEVANTA- MENTO. FLUXO</text:p>
          </table:table-cell>
          <table:table-cell table:style-name="ce26" office:value-type="string" calcext:value-type="string">
            <text:p>4 anos</text:p>
          </table:table-cell>
          <table:table-cell table:style-name="ce37"/>
          <table:table-cell table:style-name="ce36" office:value-type="string" calcext:value-type="string">
            <text:p>Eliminação</text:p>
          </table:table-cell>
          <table:table-cell table:style-name="ce58"/>
          <table:table-cell table:style-name="ce65" table:formula="of:=IF([.C725]=[.B725];RIGHT([.D725];LEN([.D725])-6);[.I724])" office:value-type="string" office:string-value="        DOCUMENTAÇÃO ARQUIVÍSTICA: GESTÃO DE DOCUMENTOS E SISTEMA DE ARQUIVOS" calcext:value-type="string">
            <text:p><text:s text:c="8"/>DOCUMENTAÇÃO ARQUIVÍSTICA: GESTÃO DE DOCUMENTOS E SISTEMA DE ARQUIVOS</text:p>
          </table:table-cell>
          <table:table-cell table:number-columns-repeated="7"/>
        </table:table-row>
        <table:table-row table:style-name="ro2">
          <table:table-cell table:formula="of:=LEFT([.D726];3)" office:value-type="string" office:string-value="   " calcext:value-type="string">
            <text:p><text:s text:c="3"/></text:p>
          </table:table-cell>
          <table:table-cell table:formula="of:=CONCATENATE(LEFT([.D726];3);MID([.D726];5;10))" office:value-type="string" office:string-value="             " calcext:value-type="string">
            <text:p><text:s text:c="13"/></text:p>
          </table:table-cell>
          <table:table-cell table:formula="of:=CONCATENATE(LEFT([.D726];3);MID([.D726];4;10))" office:value-type="string" office:string-value="             " calcext:value-type="string">
            <text:p><text:s text:c="13"/></text:p>
          </table:table-cell>
          <table:table-cell table:style-name="ce10" office:value-type="string" calcext:value-type="string">
            <text:p><text:s text:c="18"/>DIAGNÓSTICO</text:p>
          </table:table-cell>
          <table:table-cell table:style-name="ce26" office:value-type="string" calcext:value-type="string">
            <text:p>5 anos</text:p>
          </table:table-cell>
          <table:table-cell table:style-name="ce38"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26]=[.B726];RIGHT([.D726];LEN([.D726])-6);[.I725])" office:value-type="string" office:string-value="            DIAGNÓSTICO" calcext:value-type="string">
            <text:p><text:s text:c="12"/>DIAGNÓSTICO</text:p>
          </table:table-cell>
          <table:table-cell table:number-columns-repeated="7"/>
        </table:table-row>
        <table:table-row table:style-name="ro2">
          <table:table-cell table:formula="of:=LEFT([.D727];3)" office:value-type="string" office:string-value="063" calcext:value-type="string">
            <text:p>063</text:p>
          </table:table-cell>
          <table:table-cell table:formula="of:=CONCATENATE(LEFT([.D727];3);MID([.D727];5;10))" office:value-type="string" office:string-value="0632         " calcext:value-type="string">
            <text:p>0632 <text:s text:c="8"/></text:p>
          </table:table-cell>
          <table:table-cell table:formula="of:=CONCATENATE(LEFT([.D727];3);MID([.D727];4;10))" office:value-type="string" office:string-value="063.2        " calcext:value-type="string">
            <text:p>063.2 <text:s text:c="7"/></text:p>
          </table:table-cell>
          <table:table-cell table:style-name="ce8" office:value-type="string" calcext:value-type="string">
            <text:p>063.2 <text:s text:c="9"/>PROTOCOLO: RECEPÇÃO, <text:s/>TRAMITAÇÃO E EXPEDIÇÃO DE DOCUMENTOS</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727]=[.B727];RIGHT([.D727];LEN([.D727])-6);[.I726])" office:value-type="string" office:string-value="            DIAGNÓSTICO" calcext:value-type="string">
            <text:p><text:s text:c="12"/>DIAGNÓSTICO</text:p>
          </table:table-cell>
          <table:table-cell table:number-columns-repeated="7"/>
        </table:table-row>
        <table:table-row table:style-name="ro2">
          <table:table-cell table:formula="of:=LEFT([.D728];3)" office:value-type="string" office:string-value="063" calcext:value-type="string">
            <text:p>063</text:p>
          </table:table-cell>
          <table:table-cell table:formula="of:=CONCATENATE(LEFT([.D728];3);MID([.D728];5;10))" office:value-type="string" office:string-value="0633         " calcext:value-type="string">
            <text:p>0633 <text:s text:c="8"/></text:p>
          </table:table-cell>
          <table:table-cell table:formula="of:=CONCATENATE(LEFT([.D728];3);MID([.D728];4;10))" office:value-type="string" office:string-value="063.3        " calcext:value-type="string">
            <text:p>063.3 <text:s text:c="7"/></text:p>
          </table:table-cell>
          <table:table-cell table:style-name="ce8" office:value-type="string" calcext:value-type="string">
            <text:p>063.3 <text:s text:c="9"/>ASSISTÊNCIA TÉCNICA</text:p>
          </table:table-cell>
          <table:table-cell table:style-name="ce26" office:value-type="string" calcext:value-type="string">
            <text:p>5 anos</text:p>
          </table:table-cell>
          <table:table-cell table:style-name="ce37"/>
          <table:table-cell table:style-name="ce36" office:value-type="string" calcext:value-type="string">
            <text:p>Eliminação</text:p>
          </table:table-cell>
          <table:table-cell table:style-name="ce58"/>
          <table:table-cell table:style-name="ce65" table:formula="of:=IF([.C728]=[.B728];RIGHT([.D728];LEN([.D728])-6);[.I727])" office:value-type="string" office:string-value="            DIAGNÓSTICO" calcext:value-type="string">
            <text:p><text:s text:c="12"/>DIAGNÓSTICO</text:p>
          </table:table-cell>
          <table:table-cell table:number-columns-repeated="7"/>
        </table:table-row>
        <table:table-row table:style-name="ro2">
          <table:table-cell table:formula="of:=LEFT([.D729];3)" office:value-type="string" office:string-value="063" calcext:value-type="string">
            <text:p>063</text:p>
          </table:table-cell>
          <table:table-cell table:formula="of:=CONCATENATE(LEFT([.D729];3);MID([.D729];5;10))" office:value-type="string" office:string-value="0634         " calcext:value-type="string">
            <text:p>0634 <text:s text:c="8"/></text:p>
          </table:table-cell>
          <table:table-cell table:formula="of:=CONCATENATE(LEFT([.D729];3);MID([.D729];4;10))" office:value-type="string" office:string-value="063.4        " calcext:value-type="string">
            <text:p>063.4 <text:s text:c="7"/></text:p>
          </table:table-cell>
          <table:table-cell table:style-name="ce8" office:value-type="string" calcext:value-type="string">
            <text:p>063.4 <text:s text:c="9"/>CLASSIFICAÇÃO E ARQUIVAMENTO</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729]=[.B729];RIGHT([.D729];LEN([.D729])-6);[.I728])" office:value-type="string" office:string-value="            DIAGNÓSTICO" calcext:value-type="string">
            <text:p><text:s text:c="12"/>DIAGNÓSTICO</text:p>
          </table:table-cell>
          <table:table-cell table:number-columns-repeated="7"/>
        </table:table-row>
        <table:table-row table:style-name="ro2">
          <table:table-cell table:formula="of:=LEFT([.D730];3)" office:value-type="string" office:string-value="063" calcext:value-type="string">
            <text:p>063</text:p>
          </table:table-cell>
          <table:table-cell table:formula="of:=CONCATENATE(LEFT([.D730];3);MID([.D730];5;10))" office:value-type="string" office:string-value="0635         " calcext:value-type="string">
            <text:p>0635 <text:s text:c="8"/></text:p>
          </table:table-cell>
          <table:table-cell table:formula="of:=CONCATENATE(LEFT([.D730];3);MID([.D730];4;10))" office:value-type="string" office:string-value="063.5        " calcext:value-type="string">
            <text:p>063.5 <text:s text:c="7"/></text:p>
          </table:table-cell>
          <table:table-cell table:style-name="ce8" office:value-type="string" calcext:value-type="string">
            <text:p>063.5 <text:s text:c="11"/>POLÍTICA DE ACESSO AOS DOCUMENTOS</text:p>
          </table:table-cell>
          <table:table-cell table:style-name="ce26" office:value-type="string" calcext:value-type="string">
            <text:p>5 anos</text:p>
          </table:table-cell>
          <table:table-cell table:style-name="ce38"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30]=[.B730];RIGHT([.D730];LEN([.D730])-6);[.I729])" office:value-type="string" office:string-value="            DIAGNÓSTICO" calcext:value-type="string">
            <text:p><text:s text:c="12"/>DIAGNÓSTICO</text:p>
          </table:table-cell>
          <table:table-cell table:number-columns-repeated="7"/>
        </table:table-row>
        <table:table-row table:style-name="ro2">
          <table:table-cell table:formula="of:=LEFT([.D731];3)" office:value-type="string" office:string-value="063" calcext:value-type="string">
            <text:p>063</text:p>
          </table:table-cell>
          <table:table-cell table:formula="of:=CONCATENATE(LEFT([.D731];3);MID([.D731];5;10))" office:value-type="string" office:string-value="06351        " calcext:value-type="string">
            <text:p>06351 <text:s text:c="7"/></text:p>
          </table:table-cell>
          <table:table-cell table:formula="of:=CONCATENATE(LEFT([.D731];3);MID([.D731];4;10))" office:value-type="string" office:string-value="063.51       " calcext:value-type="string">
            <text:p>063.51 <text:s text:c="6"/></text:p>
          </table:table-cell>
          <table:table-cell table:style-name="ce8" office:value-type="string" calcext:value-type="string">
            <text:p>063.51 <text:s text:c="13"/>CONSULTAS. EMPRÉSTIMOS</text:p>
          </table:table-cell>
          <table:table-cell table:style-name="ce26" office:value-type="string" calcext:value-type="string">
            <text:p>1 ano após a devolução</text:p>
          </table:table-cell>
          <table:table-cell table:style-name="ce37"/>
          <table:table-cell table:style-name="ce36" office:value-type="string" calcext:value-type="string">
            <text:p>Eliminação</text:p>
          </table:table-cell>
          <table:table-cell table:style-name="ce58"/>
          <table:table-cell table:style-name="ce65" table:formula="of:=IF([.C731]=[.B731];RIGHT([.D731];LEN([.D731])-6);[.I730])" office:value-type="string" office:string-value="            DIAGNÓSTICO" calcext:value-type="string">
            <text:p><text:s text:c="12"/>DIAGNÓSTICO</text:p>
          </table:table-cell>
          <table:table-cell table:number-columns-repeated="7"/>
        </table:table-row>
        <table:table-row table:style-name="ro2">
          <table:table-cell table:formula="of:=LEFT([.D732];3)" office:value-type="string" office:string-value="063" calcext:value-type="string">
            <text:p>063</text:p>
          </table:table-cell>
          <table:table-cell table:formula="of:=CONCATENATE(LEFT([.D732];3);MID([.D732];5;10))" office:value-type="string" office:string-value="0636         " calcext:value-type="string">
            <text:p>0636 <text:s text:c="8"/></text:p>
          </table:table-cell>
          <table:table-cell table:formula="of:=CONCATENATE(LEFT([.D732];3);MID([.D732];4;10))" office:value-type="string" office:string-value="063.6        " calcext:value-type="string">
            <text:p>063.6 <text:s text:c="7"/></text:p>
          </table:table-cell>
          <table:table-cell table:style-name="ce11" office:value-type="string" calcext:value-type="string">
            <text:p>063.6 <text:s text:c="11"/>DESTINAÇÃO DE DOCUMENTOS</text:p>
          </table:table-cell>
          <table:table-cell table:style-name="ce25"/>
          <table:table-cell table:style-name="ce35"/>
          <table:table-cell table:style-name="ce43" table:number-columns-repeated="2"/>
          <table:table-cell table:style-name="ce65" table:formula="of:=IF([.C732]=[.B732];RIGHT([.D732];LEN([.D732])-6);[.I731])" office:value-type="string" office:string-value="            DIAGNÓSTICO" calcext:value-type="string">
            <text:p><text:s text:c="12"/>DIAGNÓSTICO</text:p>
          </table:table-cell>
          <table:table-cell table:number-columns-repeated="7"/>
        </table:table-row>
        <table:table-row table:style-name="ro2">
          <table:table-cell table:formula="of:=LEFT([.D733];3)" office:value-type="string" office:string-value="063" calcext:value-type="string">
            <text:p>063</text:p>
          </table:table-cell>
          <table:table-cell table:formula="of:=CONCATENATE(LEFT([.D733];3);MID([.D733];5;10))" office:value-type="string" office:string-value="06361        " calcext:value-type="string">
            <text:p>06361 <text:s text:c="7"/></text:p>
          </table:table-cell>
          <table:table-cell table:formula="of:=CONCATENATE(LEFT([.D733];3);MID([.D733];4;10))" office:value-type="string" office:string-value="063.61       " calcext:value-type="string">
            <text:p>063.61 <text:s text:c="6"/></text:p>
          </table:table-cell>
          <table:table-cell table:style-name="ce8" office:value-type="string" calcext:value-type="string">
            <text:p>063.61 <text:s text:c="13"/>ANÁLISE. AVALIAÇÃO. SELEÇÃO</text:p>
          </table:table-cell>
          <table:table-cell table:style-name="ce26" office:value-type="string" calcext:value-type="string">
            <text:p>5 anos</text:p>
          </table:table-cell>
          <table:table-cell table:style-name="ce38"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33]=[.B733];RIGHT([.D733];LEN([.D733])-6);[.I732])" office:value-type="string" office:string-value="            DIAGNÓSTICO" calcext:value-type="string">
            <text:p><text:s text:c="12"/>DIAGNÓSTICO</text:p>
          </table:table-cell>
          <table:table-cell table:number-columns-repeated="7"/>
        </table:table-row>
        <table:table-row table:style-name="ro2">
          <table:table-cell table:formula="of:=LEFT([.D734];3)" office:value-type="string" office:string-value="063" calcext:value-type="string">
            <text:p>063</text:p>
          </table:table-cell>
          <table:table-cell table:formula="of:=CONCATENATE(LEFT([.D734];3);MID([.D734];5;10))" office:value-type="string" office:string-value="06362        " calcext:value-type="string">
            <text:p>06362 <text:s text:c="7"/></text:p>
          </table:table-cell>
          <table:table-cell table:formula="of:=CONCATENATE(LEFT([.D734];3);MID([.D734];4;10))" office:value-type="string" office:string-value="063.62       " calcext:value-type="string">
            <text:p>063.62 <text:s text:c="6"/></text:p>
          </table:table-cell>
          <table:table-cell table:style-name="ce12" office:value-type="string" calcext:value-type="string">
            <text:p>063.62           ELIMINAÇÃO <text:span text:style-name="T1">TERMOS, LISTAGENS E EDITAIS DE CIÊNCIA DE ELIMINAÇÃO</text:span></text:p>
          </table:table-cell>
          <table:table-cell table:style-name="ce30" office:value-type="string" calcext:value-type="string">
            <text:p>5 anos</text:p>
          </table:table-cell>
          <table:table-cell table:style-name="ce48"/>
          <table:table-cell table:style-name="ce45" office:value-type="string" calcext:value-type="string">
            <text:p>Guarda permanente</text:p>
          </table:table-cell>
          <table:table-cell table:style-name="ce54"/>
          <table:table-cell table:style-name="ce65" table:formula="of:=IF([.C734]=[.B734];RIGHT([.D734];LEN([.D734])-6);[.I733])" office:value-type="string" office:string-value="            DIAGNÓSTICO" calcext:value-type="string">
            <text:p><text:s text:c="12"/>DIAGNÓSTICO</text:p>
          </table:table-cell>
          <table:table-cell table:number-columns-repeated="7"/>
        </table:table-row>
        <table:table-row table:style-name="ro28">
          <table:table-cell table:formula="of:=LEFT([.D735];3)" office:value-type="string" office:string-value="063" calcext:value-type="string">
            <text:p>063</text:p>
          </table:table-cell>
          <table:table-cell table:formula="of:=CONCATENATE(LEFT([.D735];3);MID([.D735];5;10))" office:value-type="string" office:string-value="06363        " calcext:value-type="string">
            <text:p>06363 <text:s text:c="7"/></text:p>
          </table:table-cell>
          <table:table-cell table:formula="of:=CONCATENATE(LEFT([.D735];3);MID([.D735];4;10))" office:value-type="string" office:string-value="063.63       " calcext:value-type="string">
            <text:p>063.63 <text:s text:c="6"/></text:p>
          </table:table-cell>
          <table:table-cell table:style-name="ce22" office:value-type="string" calcext:value-type="string">
            <text:p>063.63           TRANSFERÊNCIA. RECOLHIMENTO <text:span text:style-name="T1">GUIAS  E TERMOS DE TRANSFERÊNCIA,</text:span></text:p>
            <text:p><text:span text:style-name="T1">GUIAS, RELAÇÕES E TERMOS DE RECOLHIMENTO, LISTAGENS DESCRITIVAS DO ACERVO</text:span></text:p>
          </table:table-cell>
          <table:table-cell table:style-name="ce34" office:value-type="string" calcext:value-type="string">
            <text:p>5 anos</text:p>
          </table:table-cell>
          <table:table-cell table:style-name="ce52"/>
          <table:table-cell table:style-name="ce56" office:value-type="string" calcext:value-type="string">
            <text:p>Guarda permanente</text:p>
          </table:table-cell>
          <table:table-cell table:style-name="ce62"/>
          <table:table-cell table:style-name="ce65" table:formula="of:=IF([.C735]=[.B735];RIGHT([.D735];LEN([.D735])-6);[.I734])" office:value-type="string" office:string-value="            DIAGNÓSTICO" calcext:value-type="string">
            <text:p><text:s text:c="12"/>DIAGNÓSTICO</text:p>
          </table:table-cell>
          <table:table-cell table:number-columns-repeated="7"/>
        </table:table-row>
        <table:table-row table:style-name="ro18">
          <table:table-cell table:formula="of:=LEFT([.D736];3)" office:value-type="string" office:string-value="064" calcext:value-type="string">
            <text:p>064</text:p>
          </table:table-cell>
          <table:table-cell table:formula="of:=CONCATENATE(LEFT([.D736];3);MID([.D736];5;10))" office:value-type="string" office:string-value="064          " calcext:value-type="string">
            <text:p>064 <text:s text:c="9"/></text:p>
          </table:table-cell>
          <table:table-cell table:formula="of:=CONCATENATE(LEFT([.D736];3);MID([.D736];4;10))" office:value-type="string" office:string-value="064          " calcext:value-type="string">
            <text:p>064 <text:s text:c="9"/></text:p>
          </table:table-cell>
          <table:table-cell table:style-name="ce12" office:value-type="string" calcext:value-type="string">
            <text:p>064 <text:s text:c="10"/>DOCUMENTAÇÃO MUSEOLÓGICA</text:p>
          </table:table-cell>
          <table:table-cell table:style-name="ce27"/>
          <table:table-cell table:style-name="ce39" table:number-columns-repeated="2"/>
          <table:table-cell table:style-name="ce36" office:value-type="string" calcext:value-type="string">
            <text:p>A temporalidade <text:s/>e destinação <text:s/>serão estabelecidas de acordo com as necessidades <text:s/>do órgão.</text:p>
          </table:table-cell>
          <table:table-cell table:style-name="ce65" table:formula="of:=IF([.C736]=[.B736];RIGHT([.D736];LEN([.D736])-6);[.I735])" office:value-type="string" office:string-value="        DOCUMENTAÇÃO MUSEOLÓGICA" calcext:value-type="string">
            <text:p><text:s text:c="8"/>DOCUMENTAÇÃO MUSEOLÓGICA</text:p>
          </table:table-cell>
          <table:table-cell table:number-columns-repeated="7"/>
        </table:table-row>
        <table:table-row table:style-name="ro2">
          <table:table-cell table:formula="of:=LEFT([.D737];3)" office:value-type="string" office:string-value="065" calcext:value-type="string">
            <text:p>065</text:p>
          </table:table-cell>
          <table:table-cell table:formula="of:=CONCATENATE(LEFT([.D737];3);MID([.D737];5;10))" office:value-type="string" office:string-value="065          " calcext:value-type="string">
            <text:p>065 <text:s text:c="9"/></text:p>
          </table:table-cell>
          <table:table-cell table:formula="of:=CONCATENATE(LEFT([.D737];3);MID([.D737];4;10))" office:value-type="string" office:string-value="065          " calcext:value-type="string">
            <text:p>065 <text:s text:c="9"/></text:p>
          </table:table-cell>
          <table:table-cell table:style-name="ce8" office:value-type="string" calcext:value-type="string">
            <text:p>065           REPRODUÇÃO DE DOCUMENTOS <text:span text:style-name="T1">ESTUDOS, PROJETOS E NORMAS</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37]=[.B737];RIGHT([.D737];LEN([.D737])-6);[.I736])" office:value-type="string" office:string-value="        REPRODUÇÃO DE DOCUMENTOS ESTUDOS, PROJETOS E NORMAS" calcext:value-type="string">
            <text:p><text:s text:c="8"/>REPRODUÇÃO DE DOCUMENTOS ESTUDOS, PROJETOS E NORMAS</text:p>
          </table:table-cell>
          <table:table-cell table:number-columns-repeated="7"/>
        </table:table-row>
        <table:table-row table:style-name="ro2">
          <table:table-cell table:formula="of:=LEFT([.D738];3)" office:value-type="string" office:string-value="066" calcext:value-type="string">
            <text:p>066</text:p>
          </table:table-cell>
          <table:table-cell table:formula="of:=CONCATENATE(LEFT([.D738];3);MID([.D738];5;10))" office:value-type="string" office:string-value="066          " calcext:value-type="string">
            <text:p>066 <text:s text:c="9"/></text:p>
          </table:table-cell>
          <table:table-cell table:formula="of:=CONCATENATE(LEFT([.D738];3);MID([.D738];4;10))" office:value-type="string" office:string-value="066          " calcext:value-type="string">
            <text:p>066 <text:s text:c="9"/></text:p>
          </table:table-cell>
          <table:table-cell table:style-name="ce11" office:value-type="string" calcext:value-type="string">
            <text:p>066 <text:s text:c="10"/>CONSERVAÇÃO DE DOCUMENTOS</text:p>
          </table:table-cell>
          <table:table-cell table:style-name="ce25"/>
          <table:table-cell table:style-name="ce35"/>
          <table:table-cell table:style-name="ce43" table:number-columns-repeated="2"/>
          <table:table-cell table:style-name="ce65" table:formula="of:=IF([.C738]=[.B738];RIGHT([.D738];LEN([.D738])-6);[.I737])" office:value-type="string" office:string-value="        CONSERVAÇÃO DE DOCUMENTOS" calcext:value-type="string">
            <text:p><text:s text:c="8"/>CONSERVAÇÃO DE DOCUMENTOS</text:p>
          </table:table-cell>
          <table:table-cell table:number-columns-repeated="7"/>
        </table:table-row>
        <table:table-row table:style-name="ro3">
          <table:table-cell table:formula="of:=LEFT([.D739];3)" office:value-type="string" office:string-value="066" calcext:value-type="string">
            <text:p>066</text:p>
          </table:table-cell>
          <table:table-cell table:formula="of:=CONCATENATE(LEFT([.D739];3);MID([.D739];5;10))" office:value-type="string" office:string-value="0661         " calcext:value-type="string">
            <text:p>0661 <text:s text:c="8"/></text:p>
          </table:table-cell>
          <table:table-cell table:formula="of:=CONCATENATE(LEFT([.D739];3);MID([.D739];4;10))" office:value-type="string" office:string-value="066.1        " calcext:value-type="string">
            <text:p>066.1 <text:s text:c="7"/></text:p>
          </table:table-cell>
          <table:table-cell table:style-name="ce8" office:value-type="string" calcext:value-type="string">
            <text:p>066.1 <text:s text:c="9"/>DESINFESTAÇÃO. HIGIENIZAÇÃ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36" office:value-type="string" calcext:value-type="string">
            <text:p>Para documentos <text:s/>que <text:s/>não <text:s/>envolvam <text:s/>pagamentos, eliminar após 2 anos.</text:p>
          </table:table-cell>
          <table:table-cell table:style-name="ce65" table:formula="of:=IF([.C739]=[.B739];RIGHT([.D739];LEN([.D739])-6);[.I738])" office:value-type="string" office:string-value="        CONSERVAÇÃO DE DOCUMENTOS" calcext:value-type="string">
            <text:p><text:s text:c="8"/>CONSERVAÇÃO DE DOCUMENTOS</text:p>
          </table:table-cell>
          <table:table-cell table:number-columns-repeated="7"/>
        </table:table-row>
        <table:table-row table:style-name="ro2">
          <table:table-cell table:formula="of:=LEFT([.D740];3)" office:value-type="string" office:string-value="066" calcext:value-type="string">
            <text:p>066</text:p>
          </table:table-cell>
          <table:table-cell table:formula="of:=CONCATENATE(LEFT([.D740];3);MID([.D740];5;10))" office:value-type="string" office:string-value="0662         " calcext:value-type="string">
            <text:p>0662 <text:s text:c="8"/></text:p>
          </table:table-cell>
          <table:table-cell table:formula="of:=CONCATENATE(LEFT([.D740];3);MID([.D740];4;10))" office:value-type="string" office:string-value="066.2        " calcext:value-type="string">
            <text:p>066.2 <text:s text:c="7"/></text:p>
          </table:table-cell>
          <table:table-cell table:style-name="ce8" office:value-type="string" calcext:value-type="string">
            <text:p>066.2 <text:s text:c="9"/>ARMAZENAMENTO. DEPÓSITOS</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740]=[.B740];RIGHT([.D740];LEN([.D740])-6);[.I739])" office:value-type="string" office:string-value="        CONSERVAÇÃO DE DOCUMENTOS" calcext:value-type="string">
            <text:p><text:s text:c="8"/>CONSERVAÇÃO DE DOCUMENTOS</text:p>
          </table:table-cell>
          <table:table-cell table:number-columns-repeated="7"/>
        </table:table-row>
        <table:table-row table:style-name="ro25">
          <table:table-cell table:formula="of:=LEFT([.D741];3)" office:value-type="string" office:string-value="066" calcext:value-type="string">
            <text:p>066</text:p>
          </table:table-cell>
          <table:table-cell table:formula="of:=CONCATENATE(LEFT([.D741];3);MID([.D741];5;10))" office:value-type="string" office:string-value="0663         " calcext:value-type="string">
            <text:p>0663 <text:s text:c="8"/></text:p>
          </table:table-cell>
          <table:table-cell table:formula="of:=CONCATENATE(LEFT([.D741];3);MID([.D741];4;10))" office:value-type="string" office:string-value="066.3        " calcext:value-type="string">
            <text:p>066.3 <text:s text:c="7"/></text:p>
          </table:table-cell>
          <table:table-cell table:style-name="ce8" office:value-type="string" calcext:value-type="string">
            <text:p>066.3          RESTAURAÇÃO DE DOCUMENTOS<text:span text:style-name="T1">(INCLUSIVE ENCADERNAÇÃO)</text:span></text:p>
          </table:table-cell>
          <table:table-cell table:style-name="ce26" office:value-type="string" calcext:value-type="string">
            <text:p>Até aprovação das contas</text:p>
          </table:table-cell>
          <table:table-cell table:style-name="ce36" office:value-type="string" calcext:value-type="string">
            <text:p>5 anos a contar da</text:p>
            <text:p/>
            <text:p>aprovação das contas</text:p>
          </table:table-cell>
          <table:table-cell table:style-name="ce36" office:value-type="string" calcext:value-type="string">
            <text:p>Eliminação</text:p>
          </table:table-cell>
          <table:table-cell table:style-name="ce36" office:value-type="string" calcext:value-type="string">
            <text:p>Para documentos <text:s/>que <text:s/>não <text:s/>envolvam <text:s/>pagamentos, eliminar após 2 anos.</text:p>
          </table:table-cell>
          <table:table-cell table:style-name="ce65" table:formula="of:=IF([.C741]=[.B741];RIGHT([.D741];LEN([.D741])-6);[.I740])" office:value-type="string" office:string-value="        CONSERVAÇÃO DE DOCUMENTOS" calcext:value-type="string">
            <text:p><text:s text:c="8"/>CONSERVAÇÃO DE DOCUMENTOS</text:p>
          </table:table-cell>
          <table:table-cell table:number-columns-repeated="7"/>
        </table:table-row>
        <table:table-row table:style-name="ro2">
          <table:table-cell table:formula="of:=LEFT([.D742];3)" office:value-type="string" office:string-value="067" calcext:value-type="string">
            <text:p>067</text:p>
          </table:table-cell>
          <table:table-cell table:formula="of:=CONCATENATE(LEFT([.D742];3);MID([.D742];5;10))" office:value-type="string" office:string-value="067          " calcext:value-type="string">
            <text:p>067 <text:s text:c="9"/></text:p>
          </table:table-cell>
          <table:table-cell table:formula="of:=CONCATENATE(LEFT([.D742];3);MID([.D742];4;10))" office:value-type="string" office:string-value="067          " calcext:value-type="string">
            <text:p>067 <text:s text:c="9"/></text:p>
          </table:table-cell>
          <table:table-cell table:style-name="ce11" office:value-type="string" calcext:value-type="string">
            <text:p>067 <text:s text:c="12"/>INFORMÁTICA</text:p>
          </table:table-cell>
          <table:table-cell table:style-name="ce25"/>
          <table:table-cell table:style-name="ce35"/>
          <table:table-cell table:style-name="ce43" table:number-columns-repeated="2"/>
          <table:table-cell table:style-name="ce65" table:formula="of:=IF([.C742]=[.B742];RIGHT([.D742];LEN([.D742])-6);[.I741])" office:value-type="string" office:string-value="          INFORMÁTICA" calcext:value-type="string">
            <text:p><text:s text:c="10"/>INFORMÁTICA</text:p>
          </table:table-cell>
          <table:table-cell table:number-columns-repeated="7"/>
        </table:table-row>
        <table:table-row table:style-name="ro2">
          <table:table-cell table:formula="of:=LEFT([.D743];3)" office:value-type="string" office:string-value="067" calcext:value-type="string">
            <text:p>067</text:p>
          </table:table-cell>
          <table:table-cell table:formula="of:=CONCATENATE(LEFT([.D743];3);MID([.D743];5;10))" office:value-type="string" office:string-value="0671         " calcext:value-type="string">
            <text:p>0671 <text:s text:c="8"/></text:p>
          </table:table-cell>
          <table:table-cell table:formula="of:=CONCATENATE(LEFT([.D743];3);MID([.D743];4;10))" office:value-type="string" office:string-value="067.1        " calcext:value-type="string">
            <text:p>067.1 <text:s text:c="7"/></text:p>
          </table:table-cell>
          <table:table-cell table:style-name="ce8" office:value-type="string" calcext:value-type="string">
            <text:p>067.1 <text:s text:c="10"/>PLANOS E PROJETOS</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43]=[.B743];RIGHT([.D743];LEN([.D743])-6);[.I742])" office:value-type="string" office:string-value="          INFORMÁTICA" calcext:value-type="string">
            <text:p><text:s text:c="10"/>INFORMÁTICA</text:p>
          </table:table-cell>
          <table:table-cell table:number-columns-repeated="7"/>
        </table:table-row>
        <table:table-row table:style-name="ro2">
          <table:table-cell table:formula="of:=LEFT([.D744];3)" office:value-type="string" office:string-value="067" calcext:value-type="string">
            <text:p>067</text:p>
          </table:table-cell>
          <table:table-cell table:formula="of:=CONCATENATE(LEFT([.D744];3);MID([.D744];5;10))" office:value-type="string" office:string-value="0672         " calcext:value-type="string">
            <text:p>0672 <text:s text:c="8"/></text:p>
          </table:table-cell>
          <table:table-cell table:formula="of:=CONCATENATE(LEFT([.D744];3);MID([.D744];4;10))" office:value-type="string" office:string-value="067.2        " calcext:value-type="string">
            <text:p>067.2 <text:s text:c="7"/></text:p>
          </table:table-cell>
          <table:table-cell table:style-name="ce8" office:value-type="string" calcext:value-type="string">
            <text:p>067.2           PROGRAMAS.  SISTEMAS. REDES<text:span text:style-name="T1">(INCLUSIVE LICENÇA E REGISTRO DE USO E COMPRA)</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44]=[.B744];RIGHT([.D744];LEN([.D744])-6);[.I743])" office:value-type="string" office:string-value="          INFORMÁTICA" calcext:value-type="string">
            <text:p><text:s text:c="10"/>INFORMÁTICA</text:p>
          </table:table-cell>
          <table:table-cell table:number-columns-repeated="7"/>
        </table:table-row>
        <table:table-row table:style-name="ro2">
          <table:table-cell table:formula="of:=LEFT([.D745];3)" office:value-type="string" office:string-value="067" calcext:value-type="string">
            <text:p>067</text:p>
          </table:table-cell>
          <table:table-cell table:formula="of:=CONCATENATE(LEFT([.D745];3);MID([.D745];5;10))" office:value-type="string" office:string-value="06721        " calcext:value-type="string">
            <text:p>06721 <text:s text:c="7"/></text:p>
          </table:table-cell>
          <table:table-cell table:formula="of:=CONCATENATE(LEFT([.D745];3);MID([.D745];4;10))" office:value-type="string" office:string-value="067.21       " calcext:value-type="string">
            <text:p>067.21 <text:s text:c="6"/></text:p>
          </table:table-cell>
          <table:table-cell table:style-name="ce8" office:value-type="string" calcext:value-type="string">
            <text:p>067.21            MANUAIS TÉCNICOS<text:span text:style-name="T1">(EXEMPLARES ÚNICOS)</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45]=[.B745];RIGHT([.D745];LEN([.D745])-6);[.I744])" office:value-type="string" office:string-value="          INFORMÁTICA" calcext:value-type="string">
            <text:p><text:s text:c="10"/>INFORMÁTICA</text:p>
          </table:table-cell>
          <table:table-cell table:number-columns-repeated="7"/>
        </table:table-row>
        <table:table-row table:style-name="ro2">
          <table:table-cell table:formula="of:=LEFT([.D746];3)" office:value-type="string" office:string-value="067" calcext:value-type="string">
            <text:p>067</text:p>
          </table:table-cell>
          <table:table-cell table:formula="of:=CONCATENATE(LEFT([.D746];3);MID([.D746];5;10))" office:value-type="string" office:string-value="06722        " calcext:value-type="string">
            <text:p>06722 <text:s text:c="7"/></text:p>
          </table:table-cell>
          <table:table-cell table:formula="of:=CONCATENATE(LEFT([.D746];3);MID([.D746];4;10))" office:value-type="string" office:string-value="067.22       " calcext:value-type="string">
            <text:p>067.22 <text:s text:c="6"/></text:p>
          </table:table-cell>
          <table:table-cell table:style-name="ce8" office:value-type="string" calcext:value-type="string">
            <text:p>067.22            MANUAIS DO USUÁRIO<text:span text:style-name="T1">(EXEMPLARES ÚNICOS)</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46]=[.B746];RIGHT([.D746];LEN([.D746])-6);[.I745])" office:value-type="string" office:string-value="          INFORMÁTICA" calcext:value-type="string">
            <text:p><text:s text:c="10"/>INFORMÁTICA</text:p>
          </table:table-cell>
          <table:table-cell table:number-columns-repeated="7"/>
        </table:table-row>
        <table:table-row table:style-name="ro3">
          <table:table-cell table:formula="of:=LEFT([.D747];3)" office:value-type="string" office:string-value="067" calcext:value-type="string">
            <text:p>067</text:p>
          </table:table-cell>
          <table:table-cell table:formula="of:=CONCATENATE(LEFT([.D747];3);MID([.D747];5;10))" office:value-type="string" office:string-value="0673         " calcext:value-type="string">
            <text:p>0673 <text:s text:c="8"/></text:p>
          </table:table-cell>
          <table:table-cell table:formula="of:=CONCATENATE(LEFT([.D747];3);MID([.D747];4;10))" office:value-type="string" office:string-value="067.3        " calcext:value-type="string">
            <text:p>067.3 <text:s text:c="7"/></text:p>
          </table:table-cell>
          <table:table-cell table:style-name="ce8" office:value-type="string" calcext:value-type="string">
            <text:p>067.3 <text:s text:c="10"/>ASSISTÊNCIA TÉCNICA</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36" office:value-type="string" calcext:value-type="string">
            <text:p>Para documentos <text:s/>que <text:s/>não <text:s/>envolvam <text:s/>pagamentos, eliminar após 2 anos.</text:p>
          </table:table-cell>
          <table:table-cell table:style-name="ce65" table:formula="of:=IF([.C747]=[.B747];RIGHT([.D747];LEN([.D747])-6);[.I746])" office:value-type="string" office:string-value="          INFORMÁTICA" calcext:value-type="string">
            <text:p><text:s text:c="10"/>INFORMÁTICA</text:p>
          </table:table-cell>
          <table:table-cell table:number-columns-repeated="7"/>
        </table:table-row>
        <table:table-row table:style-name="ro21">
          <table:table-cell table:formula="of:=LEFT([.D748];3)" office:value-type="string" office:string-value="069" calcext:value-type="string">
            <text:p>069</text:p>
          </table:table-cell>
          <table:table-cell table:formula="of:=CONCATENATE(LEFT([.D748];3);MID([.D748];5;10))" office:value-type="string" office:string-value="069          " calcext:value-type="string">
            <text:p>069 <text:s text:c="9"/></text:p>
          </table:table-cell>
          <table:table-cell table:formula="of:=CONCATENATE(LEFT([.D748];3);MID([.D748];4;10))" office:value-type="string" office:string-value="069          " calcext:value-type="string">
            <text:p>069 <text:s text:c="9"/></text:p>
          </table:table-cell>
          <table:table-cell table:style-name="ce12" office:value-type="string" calcext:value-type="string">
            <text:p>069           OUTROS ASSUNTOS REFERENTES</text:p>
            <text:p>À DOCUMENTAÇÃO  E INFORMAÇÃO</text:p>
          </table:table-cell>
          <table:table-cell table:style-name="ce27"/>
          <table:table-cell table:style-name="ce39" table:number-columns-repeated="2"/>
          <table:table-cell table:style-name="ce36" office:value-type="string" calcext:value-type="string">
            <text:p>Este <text:s/>grupo <text:s text:c="4"/>será <text:s/>desenvolvido <text:s text:c="2"/>pelo <text:s text:c="2"/>órgão <text:s text:c="2"/>de acordo com a necessidade, bem como a temporalidade e destinação.</text:p>
          </table:table-cell>
          <table:table-cell table:style-name="ce65" table:formula="of:=IF([.C748]=[.B748];RIGHT([.D748];LEN([.D748])-6);[.I747])" office:value-type="string" office:string-value="        OUTROS ASSUNTOS REFERENTES&#10;À DOCUMENTAÇÃO  E INFORMAÇÃO" calcext:value-type="string">
            <text:p>        OUTROS ASSUNTOS REFERENTES</text:p>
            <text:p>À DOCUMENTAÇÃO  E INFORMAÇÃO</text:p>
          </table:table-cell>
          <table:table-cell table:number-columns-repeated="7"/>
        </table:table-row>
        <table:table-row table:style-name="ro36">
          <table:table-cell table:formula="of:=LEFT([.D749];3)" office:value-type="string" office:string-value="070" calcext:value-type="string">
            <text:p>070</text:p>
          </table:table-cell>
          <table:table-cell table:formula="of:=CONCATENATE(LEFT([.D749];3);MID([.D749];5;10))" office:value-type="string" office:string-value="070          " calcext:value-type="string">
            <text:p>070 <text:s text:c="9"/></text:p>
          </table:table-cell>
          <table:table-cell table:formula="of:=CONCATENATE(LEFT([.D749];3);MID([.D749];4;10))" office:value-type="string" office:string-value="070          " calcext:value-type="string">
            <text:p>070 <text:s text:c="9"/></text:p>
          </table:table-cell>
          <table:table-cell table:style-name="ce19" office:value-type="string" calcext:value-type="string">
            <text:p>070             COMUNICAÇÕES <text:span text:style-name="T1">NORMAS, REGULAMENTAÇÕES, DIRETRIZES, PROCEDIMENTOS, ESTUDOS E/OU DECISÕES DE CARÁTER GERAL</text:span></text:p>
          </table:table-cell>
          <table:table-cell table:style-name="ce26" office:value-type="string" calcext:value-type="string">
            <text:p>Enquanto vigora</text:p>
          </table:table-cell>
          <table:table-cell table:style-name="ce36" office:value-type="string" calcext:value-type="string">
            <text:p>5 anos</text:p>
          </table:table-cell>
          <table:table-cell table:style-name="ce36" office:value-type="string" calcext:value-type="string">
            <text:p>Guarda permanente</text:p>
          </table:table-cell>
          <table:table-cell table:style-name="ce58"/>
          <table:table-cell table:style-name="ce65" table:formula="of:=IF([.C749]=[.B749];RIGHT([.D749];LEN([.D749])-6);[.I748])" office:value-type="string" office:string-value="          COMUNICAÇÕES NORMAS, REGULAMENTAÇÕES, DIRETRIZES, PROCEDIMENTOS, ESTUDOS E/OU DECISÕES DE CARÁTER GERAL" calcext:value-type="string">
            <text:p><text:s text:c="10"/>COMUNICAÇÕES NORMAS, REGULAMENTAÇÕES, DIRETRIZES, PROCEDIMENTOS, ESTUDOS E/OU DECISÕES DE CARÁTER GERAL</text:p>
          </table:table-cell>
          <table:table-cell table:number-columns-repeated="7"/>
        </table:table-row>
        <table:table-row table:style-name="ro2">
          <table:table-cell table:formula="of:=LEFT([.D750];3)" office:value-type="string" office:string-value="071" calcext:value-type="string">
            <text:p>071</text:p>
          </table:table-cell>
          <table:table-cell table:formula="of:=CONCATENATE(LEFT([.D750];3);MID([.D750];5;10))" office:value-type="string" office:string-value="071          " calcext:value-type="string">
            <text:p>071 <text:s text:c="9"/></text:p>
          </table:table-cell>
          <table:table-cell table:formula="of:=CONCATENATE(LEFT([.D750];3);MID([.D750];4;10))" office:value-type="string" office:string-value="071          " calcext:value-type="string">
            <text:p>071 <text:s text:c="9"/></text:p>
          </table:table-cell>
          <table:table-cell table:style-name="ce11" office:value-type="string" calcext:value-type="string">
            <text:p>071 <text:s text:c="10"/>SERVIÇO POSTAL</text:p>
          </table:table-cell>
          <table:table-cell table:style-name="ce25"/>
          <table:table-cell table:style-name="ce35"/>
          <table:table-cell table:style-name="ce43" table:number-columns-repeated="2"/>
          <table:table-cell table:style-name="ce65" table:formula="of:=IF([.C750]=[.B750];RIGHT([.D750];LEN([.D750])-6);[.I749])" office:value-type="string" office:string-value="        SERVIÇO POSTAL" calcext:value-type="string">
            <text:p><text:s text:c="8"/>SERVIÇO POSTAL</text:p>
          </table:table-cell>
          <table:table-cell table:number-columns-repeated="7"/>
        </table:table-row>
        <table:table-row table:style-name="ro2">
          <table:table-cell table:formula="of:=LEFT([.D751];3)" office:value-type="string" office:string-value="071" calcext:value-type="string">
            <text:p>071</text:p>
          </table:table-cell>
          <table:table-cell table:formula="of:=CONCATENATE(LEFT([.D751];3);MID([.D751];5;10))" office:value-type="string" office:string-value="0711         " calcext:value-type="string">
            <text:p>0711 <text:s text:c="8"/></text:p>
          </table:table-cell>
          <table:table-cell table:formula="of:=CONCATENATE(LEFT([.D751];3);MID([.D751];4;10))" office:value-type="string" office:string-value="071.1        " calcext:value-type="string">
            <text:p>071.1 <text:s text:c="7"/></text:p>
          </table:table-cell>
          <table:table-cell table:style-name="ce11" office:value-type="string" calcext:value-type="string">
            <text:p>071.1 <text:s text:c="10"/>SERVIÇOS DE ENTREGA EXPRESSA</text:p>
          </table:table-cell>
          <table:table-cell table:style-name="ce25"/>
          <table:table-cell table:style-name="ce35"/>
          <table:table-cell table:style-name="ce43" table:number-columns-repeated="2"/>
          <table:table-cell table:style-name="ce65" table:formula="of:=IF([.C751]=[.B751];RIGHT([.D751];LEN([.D751])-6);[.I750])" office:value-type="string" office:string-value="        SERVIÇO POSTAL" calcext:value-type="string">
            <text:p><text:s text:c="8"/>SERVIÇO POSTAL</text:p>
          </table:table-cell>
          <table:table-cell table:number-columns-repeated="7"/>
        </table:table-row>
        <table:table-row table:style-name="ro2">
          <table:table-cell table:formula="of:=LEFT([.D752];3)" office:value-type="string" office:string-value="071" calcext:value-type="string">
            <text:p>071</text:p>
          </table:table-cell>
          <table:table-cell table:formula="of:=CONCATENATE(LEFT([.D752];3);MID([.D752];5;10))" office:value-type="string" office:string-value="07111        " calcext:value-type="string">
            <text:p>07111 <text:s text:c="7"/></text:p>
          </table:table-cell>
          <table:table-cell table:formula="of:=CONCATENATE(LEFT([.D752];3);MID([.D752];4;10))" office:value-type="string" office:string-value="071.11       " calcext:value-type="string">
            <text:p>071.11 <text:s text:c="6"/></text:p>
          </table:table-cell>
          <table:table-cell table:style-name="ce8" office:value-type="string" calcext:value-type="string">
            <text:p>071.11 <text:s text:c="12"/>NACIONAL</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52]=[.B752];RIGHT([.D752];LEN([.D752])-6);[.I751])" office:value-type="string" office:string-value="        SERVIÇO POSTAL" calcext:value-type="string">
            <text:p><text:s text:c="8"/>SERVIÇO POSTAL</text:p>
          </table:table-cell>
          <table:table-cell table:number-columns-repeated="7"/>
        </table:table-row>
        <table:table-row table:style-name="ro2">
          <table:table-cell table:formula="of:=LEFT([.D753];3)" office:value-type="string" office:string-value="071" calcext:value-type="string">
            <text:p>071</text:p>
          </table:table-cell>
          <table:table-cell table:formula="of:=CONCATENATE(LEFT([.D753];3);MID([.D753];5;10))" office:value-type="string" office:string-value="07112        " calcext:value-type="string">
            <text:p>07112 <text:s text:c="7"/></text:p>
          </table:table-cell>
          <table:table-cell table:formula="of:=CONCATENATE(LEFT([.D753];3);MID([.D753];4;10))" office:value-type="string" office:string-value="071.12       " calcext:value-type="string">
            <text:p>071.12 <text:s text:c="6"/></text:p>
          </table:table-cell>
          <table:table-cell table:style-name="ce8" office:value-type="string" calcext:value-type="string">
            <text:p>071.12 <text:s text:c="12"/>INTERNACIONAL</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53]=[.B753];RIGHT([.D753];LEN([.D753])-6);[.I752])" office:value-type="string" office:string-value="        SERVIÇO POSTAL" calcext:value-type="string">
            <text:p><text:s text:c="8"/>SERVIÇO POSTAL</text:p>
          </table:table-cell>
          <table:table-cell table:number-columns-repeated="7"/>
        </table:table-row>
        <table:table-row table:style-name="ro4">
          <table:table-cell table:formula="of:=LEFT([.D754];3)" office:value-type="string" office:string-value="071" calcext:value-type="string">
            <text:p>071</text:p>
          </table:table-cell>
          <table:table-cell table:formula="of:=CONCATENATE(LEFT([.D754];3);MID([.D754];5;10))" office:value-type="string" office:string-value="0712         " calcext:value-type="string">
            <text:p>0712 <text:s text:c="8"/></text:p>
          </table:table-cell>
          <table:table-cell table:formula="of:=CONCATENATE(LEFT([.D754];3);MID([.D754];4;10))" office:value-type="string" office:string-value="071.2        " calcext:value-type="string">
            <text:p>071.2 <text:s text:c="7"/></text:p>
          </table:table-cell>
          <table:table-cell table:style-name="ce8" office:value-type="string" calcext:value-type="string">
            <text:p>071.2 <text:s text:c="9"/>SERVIÇOS DE COLETA, TRANSPORTE E ENTREGA DE CORRESPONDÊNCIA AGRUPADA – MALOTE</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54]=[.B754];RIGHT([.D754];LEN([.D754])-6);[.I753])" office:value-type="string" office:string-value="        SERVIÇO POSTAL" calcext:value-type="string">
            <text:p><text:s text:c="8"/>SERVIÇO POSTAL</text:p>
          </table:table-cell>
          <table:table-cell table:number-columns-repeated="7"/>
        </table:table-row>
        <table:table-row table:style-name="ro2">
          <table:table-cell table:formula="of:=LEFT([.D755];3)" office:value-type="string" office:string-value="071" calcext:value-type="string">
            <text:p>071</text:p>
          </table:table-cell>
          <table:table-cell table:formula="of:=CONCATENATE(LEFT([.D755];3);MID([.D755];5;10))" office:value-type="string" office:string-value="0713         " calcext:value-type="string">
            <text:p>0713 <text:s text:c="8"/></text:p>
          </table:table-cell>
          <table:table-cell table:formula="of:=CONCATENATE(LEFT([.D755];3);MID([.D755];4;10))" office:value-type="string" office:string-value="071.3        " calcext:value-type="string">
            <text:p>071.3 <text:s text:c="7"/></text:p>
          </table:table-cell>
          <table:table-cell table:style-name="ce8" office:value-type="string" calcext:value-type="string">
            <text:p>071.3 <text:s text:c="11"/>MALA OFICIAL</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55]=[.B755];RIGHT([.D755];LEN([.D755])-6);[.I754])" office:value-type="string" office:string-value="        SERVIÇO POSTAL" calcext:value-type="string">
            <text:p><text:s text:c="8"/>SERVIÇO POSTAL</text:p>
          </table:table-cell>
          <table:table-cell table:number-columns-repeated="7"/>
        </table:table-row>
        <table:table-row table:style-name="ro2">
          <table:table-cell table:formula="of:=LEFT([.D756];3)" office:value-type="string" office:string-value="071" calcext:value-type="string">
            <text:p>071</text:p>
          </table:table-cell>
          <table:table-cell table:formula="of:=CONCATENATE(LEFT([.D756];3);MID([.D756];5;10))" office:value-type="string" office:string-value="0719         " calcext:value-type="string">
            <text:p>0719 <text:s text:c="8"/></text:p>
          </table:table-cell>
          <table:table-cell table:formula="of:=CONCATENATE(LEFT([.D756];3);MID([.D756];4;10))" office:value-type="string" office:string-value="071.9        " calcext:value-type="string">
            <text:p>071.9 <text:s text:c="7"/></text:p>
          </table:table-cell>
          <table:table-cell table:style-name="ce8" office:value-type="string" calcext:value-type="string">
            <text:p>071.9 <text:s text:c="11"/>OUTROS SERVIÇOS POSTAI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56]=[.B756];RIGHT([.D756];LEN([.D756])-6);[.I755])" office:value-type="string" office:string-value="        SERVIÇO POSTAL" calcext:value-type="string">
            <text:p><text:s text:c="8"/>SERVIÇO POSTAL</text:p>
          </table:table-cell>
          <table:table-cell table:number-columns-repeated="7"/>
        </table:table-row>
        <table:table-row table:style-name="ro2">
          <table:table-cell table:formula="of:=LEFT([.D757];3)" office:value-type="string" office:string-value="072" calcext:value-type="string">
            <text:p>072</text:p>
          </table:table-cell>
          <table:table-cell table:formula="of:=CONCATENATE(LEFT([.D757];3);MID([.D757];5;10))" office:value-type="string" office:string-value="072          " calcext:value-type="string">
            <text:p>072 <text:s text:c="9"/></text:p>
          </table:table-cell>
          <table:table-cell table:formula="of:=CONCATENATE(LEFT([.D757];3);MID([.D757];4;10))" office:value-type="string" office:string-value="072          " calcext:value-type="string">
            <text:p>072 <text:s text:c="9"/></text:p>
          </table:table-cell>
          <table:table-cell table:style-name="ce8" office:value-type="string" calcext:value-type="string">
            <text:p>072 <text:s text:c="10"/>SERVIÇO DE RÁDI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57]=[.B757];RIGHT([.D757];LEN([.D757])-6);[.I756])" office:value-type="string" office:string-value="        SERVIÇO DE RÁDIO" calcext:value-type="string">
            <text:p><text:s text:c="8"/>SERVIÇO DE RÁDIO</text:p>
          </table:table-cell>
          <table:table-cell table:number-columns-repeated="7"/>
        </table:table-row>
        <table:table-row table:style-name="ro2">
          <table:table-cell table:formula="of:=LEFT([.D758];3)" office:value-type="string" office:string-value="072" calcext:value-type="string">
            <text:p>072</text:p>
          </table:table-cell>
          <table:table-cell table:formula="of:=CONCATENATE(LEFT([.D758];3);MID([.D758];5;10))" office:value-type="string" office:string-value="0721         " calcext:value-type="string">
            <text:p>0721 <text:s text:c="8"/></text:p>
          </table:table-cell>
          <table:table-cell table:formula="of:=CONCATENATE(LEFT([.D758];3);MID([.D758];4;10))" office:value-type="string" office:string-value="072.1        " calcext:value-type="string">
            <text:p>072.1 <text:s text:c="7"/></text:p>
          </table:table-cell>
          <table:table-cell table:style-name="ce8" office:value-type="string" calcext:value-type="string">
            <text:p>072.1 <text:s text:c="11"/>INSTALAÇÃO. MANUTENÇÃO. REPAR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58]=[.B758];RIGHT([.D758];LEN([.D758])-6);[.I757])" office:value-type="string" office:string-value="        SERVIÇO DE RÁDIO" calcext:value-type="string">
            <text:p><text:s text:c="8"/>SERVIÇO DE RÁDIO</text:p>
          </table:table-cell>
          <table:table-cell table:number-columns-repeated="7"/>
        </table:table-row>
        <table:table-row table:style-name="ro2">
          <table:table-cell table:formula="of:=LEFT([.D759];3)" office:value-type="string" office:string-value="073" calcext:value-type="string">
            <text:p>073</text:p>
          </table:table-cell>
          <table:table-cell table:formula="of:=CONCATENATE(LEFT([.D759];3);MID([.D759];5;10))" office:value-type="string" office:string-value="073          " calcext:value-type="string">
            <text:p>073 <text:s text:c="9"/></text:p>
          </table:table-cell>
          <table:table-cell table:formula="of:=CONCATENATE(LEFT([.D759];3);MID([.D759];4;10))" office:value-type="string" office:string-value="073          " calcext:value-type="string">
            <text:p>073 <text:s text:c="9"/></text:p>
          </table:table-cell>
          <table:table-cell table:style-name="ce8" office:value-type="string" calcext:value-type="string">
            <text:p>073 <text:s text:c="10"/>SERVIÇO DE TELEX</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59]=[.B759];RIGHT([.D759];LEN([.D759])-6);[.I758])" office:value-type="string" office:string-value="        SERVIÇO DE TELEX" calcext:value-type="string">
            <text:p><text:s text:c="8"/>SERVIÇO DE TELEX</text:p>
          </table:table-cell>
          <table:table-cell table:number-columns-repeated="7"/>
        </table:table-row>
        <table:table-row table:style-name="ro2">
          <table:table-cell table:formula="of:=LEFT([.D760];3)" office:value-type="string" office:string-value="073" calcext:value-type="string">
            <text:p>073</text:p>
          </table:table-cell>
          <table:table-cell table:formula="of:=CONCATENATE(LEFT([.D760];3);MID([.D760];5;10))" office:value-type="string" office:string-value="0731         " calcext:value-type="string">
            <text:p>0731 <text:s text:c="8"/></text:p>
          </table:table-cell>
          <table:table-cell table:formula="of:=CONCATENATE(LEFT([.D760];3);MID([.D760];4;10))" office:value-type="string" office:string-value="073.1        " calcext:value-type="string">
            <text:p>073.1 <text:s text:c="7"/></text:p>
          </table:table-cell>
          <table:table-cell table:style-name="ce8" office:value-type="string" calcext:value-type="string">
            <text:p>073.1 <text:s text:c="11"/>INSTALAÇÃO. MANUTENÇÃO. REPAR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60]=[.B760];RIGHT([.D760];LEN([.D760])-6);[.I759])" office:value-type="string" office:string-value="        SERVIÇO DE TELEX" calcext:value-type="string">
            <text:p><text:s text:c="8"/>SERVIÇO DE TELEX</text:p>
          </table:table-cell>
          <table:table-cell table:number-columns-repeated="7"/>
        </table:table-row>
        <table:table-row table:style-name="ro4">
          <table:table-cell table:formula="of:=LEFT([.D761];3)" office:value-type="string" office:string-value="074" calcext:value-type="string">
            <text:p>074</text:p>
          </table:table-cell>
          <table:table-cell table:formula="of:=CONCATENATE(LEFT([.D761];3);MID([.D761];5;10))" office:value-type="string" office:string-value="074          " calcext:value-type="string">
            <text:p>074 <text:s text:c="9"/></text:p>
          </table:table-cell>
          <table:table-cell table:formula="of:=CONCATENATE(LEFT([.D761];3);MID([.D761];4;10))" office:value-type="string" office:string-value="074          " calcext:value-type="string">
            <text:p>074 <text:s text:c="9"/></text:p>
          </table:table-cell>
          <table:table-cell table:style-name="ce8" office:value-type="string" calcext:value-type="string">
            <text:p>074           SERVIÇO TELEFÔNICO<text:span text:style-name="T2">(INCLUSIVE AUTORIZAÇÃO PARA LIGAÇÕES INTERURBANAS)</text:span><text:span text:style-name="T3">. FAC-SÍMILE (FAX)</text:span></text:p>
          </table:table-cell>
          <table:table-cell table:style-name="ce26" office:value-type="string" calcext:value-type="string">
            <text:p>2 anos</text:p>
          </table:table-cell>
          <table:table-cell table:style-name="ce37"/>
          <table:table-cell table:style-name="ce36" office:value-type="string" calcext:value-type="string">
            <text:p>Eliminação</text:p>
          </table:table-cell>
          <table:table-cell table:style-name="ce58"/>
          <table:table-cell table:style-name="ce65" table:formula="of:=IF([.C761]=[.B761];RIGHT([.D761];LEN([.D761])-6);[.I760])" office:value-type="string" office:string-value="        SERVIÇO TELEFÔNICO(INCLUSIVE AUTORIZAÇÃO PARA LIGAÇÕES INTERURBANAS). FAC-SÍMILE (FAX)" calcext:value-type="string">
            <text:p><text:s text:c="8"/>SERVIÇO TELEFÔNICO(INCLUSIVE AUTORIZAÇÃO PARA LIGAÇÕES INTERURBANAS). FAC-SÍMILE (FAX)</text:p>
          </table:table-cell>
          <table:table-cell table:number-columns-repeated="7"/>
        </table:table-row>
        <table:table-row table:style-name="ro2">
          <table:table-cell table:formula="of:=LEFT([.D762];3)" office:value-type="string" office:string-value="074" calcext:value-type="string">
            <text:p>074</text:p>
          </table:table-cell>
          <table:table-cell table:formula="of:=CONCATENATE(LEFT([.D762];3);MID([.D762];5;10))" office:value-type="string" office:string-value="0741         " calcext:value-type="string">
            <text:p>0741 <text:s text:c="8"/></text:p>
          </table:table-cell>
          <table:table-cell table:formula="of:=CONCATENATE(LEFT([.D762];3);MID([.D762];4;10))" office:value-type="string" office:string-value="074.1        " calcext:value-type="string">
            <text:p>074.1 <text:s text:c="7"/></text:p>
          </table:table-cell>
          <table:table-cell table:style-name="ce8" office:value-type="string" calcext:value-type="string">
            <text:p>074.1 <text:s text:c="11"/>INSTALAÇÃO. TRANSFERÊNCIA. MANU- TENÇÃO. REPARO</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62]=[.B762];RIGHT([.D762];LEN([.D762])-6);[.I761])" office:value-type="string" office:string-value="        SERVIÇO TELEFÔNICO(INCLUSIVE AUTORIZAÇÃO PARA LIGAÇÕES INTERURBANAS). FAC-SÍMILE (FAX)" calcext:value-type="string">
            <text:p><text:s text:c="8"/>SERVIÇO TELEFÔNICO(INCLUSIVE AUTORIZAÇÃO PARA LIGAÇÕES INTERURBANAS). FAC-SÍMILE (FAX)</text:p>
          </table:table-cell>
          <table:table-cell table:number-columns-repeated="7"/>
        </table:table-row>
        <table:table-row table:style-name="ro4">
          <table:table-cell table:formula="of:=LEFT([.D763];3)" office:value-type="string" office:string-value="074" calcext:value-type="string">
            <text:p>074</text:p>
          </table:table-cell>
          <table:table-cell table:formula="of:=CONCATENATE(LEFT([.D763];3);MID([.D763];5;10))" office:value-type="string" office:string-value="0742         " calcext:value-type="string">
            <text:p>0742 <text:s text:c="8"/></text:p>
          </table:table-cell>
          <table:table-cell table:formula="of:=CONCATENATE(LEFT([.D763];3);MID([.D763];4;10))" office:value-type="string" office:string-value="074.2        " calcext:value-type="string">
            <text:p>074.2 <text:s text:c="7"/></text:p>
          </table:table-cell>
          <table:table-cell table:style-name="ce8" office:value-type="string" calcext:value-type="string">
            <text:p>074.2 <text:s text:c="11"/>LISTAS TELEFÔNICAS INTERNAS</text:p>
          </table:table-cell>
          <table:table-cell table:style-name="ce26" office:value-type="string" calcext:value-type="string">
            <text:p>Enquanto</text:p>
            <text:p>Vigora</text:p>
          </table:table-cell>
          <table:table-cell table:style-name="ce37"/>
          <table:table-cell table:style-name="ce36" office:value-type="string" calcext:value-type="string">
            <text:p>Eliminação</text:p>
          </table:table-cell>
          <table:table-cell table:style-name="ce58"/>
          <table:table-cell table:style-name="ce65" table:formula="of:=IF([.C763]=[.B763];RIGHT([.D763];LEN([.D763])-6);[.I762])" office:value-type="string" office:string-value="        SERVIÇO TELEFÔNICO(INCLUSIVE AUTORIZAÇÃO PARA LIGAÇÕES INTERURBANAS). FAC-SÍMILE (FAX)" calcext:value-type="string">
            <text:p><text:s text:c="8"/>SERVIÇO TELEFÔNICO(INCLUSIVE AUTORIZAÇÃO PARA LIGAÇÕES INTERURBANAS). FAC-SÍMILE (FAX)</text:p>
          </table:table-cell>
          <table:table-cell table:number-columns-repeated="7"/>
        </table:table-row>
        <table:table-row table:style-name="ro2">
          <table:table-cell table:formula="of:=LEFT([.D764];3)" office:value-type="string" office:string-value="074" calcext:value-type="string">
            <text:p>074</text:p>
          </table:table-cell>
          <table:table-cell table:formula="of:=CONCATENATE(LEFT([.D764];3);MID([.D764];5;10))" office:value-type="string" office:string-value="0743         " calcext:value-type="string">
            <text:p>0743 <text:s text:c="8"/></text:p>
          </table:table-cell>
          <table:table-cell table:formula="of:=CONCATENATE(LEFT([.D764];3);MID([.D764];4;10))" office:value-type="string" office:string-value="074.3        " calcext:value-type="string">
            <text:p>074.3 <text:s text:c="7"/></text:p>
          </table:table-cell>
          <table:table-cell table:style-name="ce8" office:value-type="string" calcext:value-type="string">
            <text:p>074.3 <text:s text:c="11"/>CONTAS TELEFÔNICAS</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64]=[.B764];RIGHT([.D764];LEN([.D764])-6);[.I763])" office:value-type="string" office:string-value="        SERVIÇO TELEFÔNICO(INCLUSIVE AUTORIZAÇÃO PARA LIGAÇÕES INTERURBANAS). FAC-SÍMILE (FAX)" calcext:value-type="string">
            <text:p><text:s text:c="8"/>SERVIÇO TELEFÔNICO(INCLUSIVE AUTORIZAÇÃO PARA LIGAÇÕES INTERURBANAS). FAC-SÍMILE (FAX)</text:p>
          </table:table-cell>
          <table:table-cell table:number-columns-repeated="7"/>
        </table:table-row>
        <table:table-row table:style-name="ro2">
          <table:table-cell table:formula="of:=LEFT([.D765];3)" office:value-type="string" office:string-value="075" calcext:value-type="string">
            <text:p>075</text:p>
          </table:table-cell>
          <table:table-cell table:formula="of:=CONCATENATE(LEFT([.D765];3);MID([.D765];5;10))" office:value-type="string" office:string-value="075          " calcext:value-type="string">
            <text:p>075 <text:s text:c="9"/></text:p>
          </table:table-cell>
          <table:table-cell table:formula="of:=CONCATENATE(LEFT([.D765];3);MID([.D765];4;10))" office:value-type="string" office:string-value="075          " calcext:value-type="string">
            <text:p>075 <text:s text:c="9"/></text:p>
          </table:table-cell>
          <table:table-cell table:style-name="ce8" office:value-type="string" calcext:value-type="string">
            <text:p>075 <text:s text:c="11"/>SERVIÇOS DE TRANSMISSÃO DE DADOS, VOZ E IMAGEM</text:p>
          </table:table-cell>
          <table:table-cell table:style-name="ce26" office:value-type="string" calcext:value-type="string">
            <text:p>Até aprovação das contas</text:p>
          </table:table-cell>
          <table:table-cell table:style-name="ce49" office:value-type="string" calcext:value-type="string">
            <text:p>5 anos a contar da data de aprovação das contas</text:p>
          </table:table-cell>
          <table:table-cell table:style-name="ce36" office:value-type="string" calcext:value-type="string">
            <text:p>Eliminação</text:p>
          </table:table-cell>
          <table:table-cell table:style-name="ce58"/>
          <table:table-cell table:style-name="ce65" table:formula="of:=IF([.C765]=[.B765];RIGHT([.D765];LEN([.D765])-6);[.I764])" office:value-type="string" office:string-value="         SERVIÇOS DE TRANSMISSÃO DE DADOS, VOZ E IMAGEM" calcext:value-type="string">
            <text:p><text:s text:c="9"/>SERVIÇOS DE TRANSMISSÃO DE DADOS, VOZ E IMAGEM</text:p>
          </table:table-cell>
          <table:table-cell table:number-columns-repeated="7"/>
        </table:table-row>
        <table:table-row table:style-name="ro21">
          <table:table-cell table:formula="of:=LEFT([.D766];3)" office:value-type="string" office:string-value="079" calcext:value-type="string">
            <text:p>079</text:p>
          </table:table-cell>
          <table:table-cell table:formula="of:=CONCATENATE(LEFT([.D766];3);MID([.D766];5;10))" office:value-type="string" office:string-value="079          " calcext:value-type="string">
            <text:p>079 <text:s text:c="9"/></text:p>
          </table:table-cell>
          <table:table-cell table:formula="of:=CONCATENATE(LEFT([.D766];3);MID([.D766];4;10))" office:value-type="string" office:string-value="079          " calcext:value-type="string">
            <text:p>079 <text:s text:c="9"/></text:p>
          </table:table-cell>
          <table:table-cell table:style-name="ce12" office:value-type="string" calcext:value-type="string">
            <text:p>079 <text:s text:c="11"/>OUTROS ASSUNTOS REFERENTES À COMUNICAÇÕES</text:p>
          </table:table-cell>
          <table:table-cell table:style-name="ce27"/>
          <table:table-cell table:style-name="ce39" table:number-columns-repeated="2"/>
          <table:table-cell table:style-name="ce36" office:value-type="string" calcext:value-type="string">
            <text:p>Este <text:s/>grupo <text:s/>será <text:s/>desenvolvido <text:s text:c="7"/>pelo <text:s/>órgão <text:s/>de acordo com a necessidade, bem como a temporalidade e destinação.</text:p>
          </table:table-cell>
          <table:table-cell table:style-name="ce65" table:formula="of:=IF([.C766]=[.B766];RIGHT([.D766];LEN([.D766])-6);[.I765])" office:value-type="string" office:string-value="         OUTROS ASSUNTOS REFERENTES À COMUNICAÇÕES" calcext:value-type="string">
            <text:p><text:s text:c="9"/>OUTROS ASSUNTOS REFERENTES À COMUNICAÇÕES</text:p>
          </table:table-cell>
          <table:table-cell table:number-columns-repeated="7"/>
        </table:table-row>
        <table:table-row table:style-name="ro2">
          <table:table-cell table:formula="of:=LEFT([.D767];3)" office:value-type="string" office:string-value="090" calcext:value-type="string">
            <text:p>090</text:p>
          </table:table-cell>
          <table:table-cell table:formula="of:=CONCATENATE(LEFT([.D767];3);MID([.D767];5;10))" office:value-type="string" office:string-value="090          " calcext:value-type="string">
            <text:p>090 <text:s text:c="9"/></text:p>
          </table:table-cell>
          <table:table-cell table:formula="of:=CONCATENATE(LEFT([.D767];3);MID([.D767];4;10))" office:value-type="string" office:string-value="090          " calcext:value-type="string">
            <text:p>090 <text:s text:c="9"/></text:p>
          </table:table-cell>
          <table:table-cell table:style-name="ce11" office:value-type="string" calcext:value-type="string">
            <text:p>090               OUTROS ASSUNTOS REFERENTES À <text:span text:style-name="T7">ADMINIS</text:span><text:span text:style-name="T8">TRAÇÃO GERAL</text:span></text:p>
          </table:table-cell>
          <table:table-cell table:style-name="ce25"/>
          <table:table-cell table:style-name="ce43" table:number-columns-repeated="3"/>
          <table:table-cell table:style-name="ce65" table:formula="of:=IF([.C767]=[.B767];RIGHT([.D767];LEN([.D767])-6);[.I766])" office:value-type="string" office:string-value="            OUTROS ASSUNTOS REFERENTES À ADMINISTRAÇÃO GERAL" calcext:value-type="string">
            <text:p><text:s text:c="12"/>OUTROS ASSUNTOS REFERENTES À ADMINISTRAÇÃO GERAL</text:p>
          </table:table-cell>
          <table:table-cell table:number-columns-repeated="7"/>
        </table:table-row>
        <table:table-row table:style-name="ro2">
          <table:table-cell table:formula="of:=LEFT([.D768];3)" office:value-type="string" office:string-value="091" calcext:value-type="string">
            <text:p>091</text:p>
          </table:table-cell>
          <table:table-cell table:formula="of:=CONCATENATE(LEFT([.D768];3);MID([.D768];5;10))" office:value-type="string" office:string-value="091          " calcext:value-type="string">
            <text:p>091 <text:s text:c="9"/></text:p>
          </table:table-cell>
          <table:table-cell table:formula="of:=CONCATENATE(LEFT([.D768];3);MID([.D768];4;10))" office:value-type="string" office:string-value="091          " calcext:value-type="string">
            <text:p>091 <text:s text:c="9"/></text:p>
          </table:table-cell>
          <table:table-cell table:style-name="ce8" office:value-type="string" calcext:value-type="string">
            <text:p>091 <text:s text:c="10"/>AÇÕES JUDICIAIS</text:p>
          </table:table-cell>
          <table:table-cell table:style-name="ce26" office:value-type="string" calcext:value-type="string">
            <text:p>5 anos</text:p>
          </table:table-cell>
          <table:table-cell table:style-name="ce36" office:value-type="string" calcext:value-type="string">
            <text:p>95 anos</text:p>
          </table:table-cell>
          <table:table-cell table:style-name="ce44" office:value-type="string" calcext:value-type="string">
            <text:p>Guarda permanente</text:p>
          </table:table-cell>
          <table:table-cell table:style-name="ce58"/>
          <table:table-cell table:style-name="ce65" table:formula="of:=IF([.C768]=[.B768];RIGHT([.D768];LEN([.D768])-6);[.I767])" office:value-type="string" office:string-value="        AÇÕES JUDICIAIS" calcext:value-type="string">
            <text:p><text:s text:c="8"/>AÇÕES JUDICIAIS</text:p>
          </table:table-cell>
          <table:table-cell table:number-columns-repeated="7"/>
        </table:table-row>
        <table:table-row table:style-name="ro2" table:number-rows-repeated="1047807">
          <table:table-cell table:number-columns-repeated="16"/>
        </table:table-row>
        <table:table-row table:style-name="ro2">
          <table:table-cell table:number-columns-repeated="16"/>
        </table:table-row>
      </table:table>
      <table:table table:name="Sheet2" table:style-name="ta1">
        <table:table-column table:style-name="co9"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MingLiU" svg:font-family="PMingLiU" style:font-family-generic="roman"/>
    <style:font-face style:name="Times New Roman" svg:font-family="'Times New Roman'" style:font-family-generic="roman"/>
    <style:font-face style:name="Arial" svg:font-family="Arial" style:font-family-generic="swiss"/>
    <style:font-face style:name="Calibri" svg:font-family="Calibri" style:font-family-generic="swiss"/>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3" number:min-exponent-digits="1" loext:exponent-interval="3" loext:forced-exponent-sign="true"/>
    </number:number-style>
    <number:number-style style:name="N112">
      <number:number number:decimal-places="1" loext:min-decimal-places="1" number:min-integer-digits="1"/>
    </number:number-style>
    <number:number-style style:name="N113">
      <number:number number:decimal-places="3" loext:min-decimal-places="3" number:min-integer-digits="1"/>
    </number:number-style>
    <number:number-style style:name="N114">
      <number:scientific-number number:decimal-places="1" loext:min-decimal-places="1" number:min-integer-digits="1" number:min-exponent-digits="1" loext:exponent-interval="1"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fill-character> </loext:fill-character>
      <number:number number:decimal-places="0" loext:min-decimal-places="0" number:min-integer-digits="1" number:grouping="true"/>
      <number:text> </number:text>
    </number:number-style>
    <number:number-style style:name="N10129P1" style:volatile="true" number:language="pt" number:country="BR">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fill-character> </loext:fill-character>
      <number:text>- </number:text>
    </number:number-style>
    <number:text-style style:name="N10129" number:language="pt" number:country="BR">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fill-character> </loext:fill-character>
      <number:number number:decimal-places="2" loext:min-decimal-places="2" number:min-integer-digits="1" number:grouping="true"/>
      <number:text> </number:text>
    </number:number-style>
    <number:number-style style:name="N10133P1" style:volatile="true" number:language="pt" number:country="BR">
      <loext:fill-character> </loext:fill-character>
      <number:text>(</number:text>
      <number:number number:decimal-places="2" loext:min-decimal-places="2" number:min-integer-digits="1" number:grouping="true"/>
      <number:text>)</number:text>
    </number:number-style>
    <number:number-style style:name="N10133P2" style:volatile="true" number:language="pt" number:country="BR">
      <loext:fill-character> </loext:fill-character>
      <number:text>-</number:text>
      <number:number number:decimal-places="0" loext:min-decimal-places="0" number:min-integer-digits="0"/>
      <number:text> </number:text>
    </number:number-style>
    <number:text-style style:name="N10133" number:language="pt" number:country="BR">
      <number:text-content/>
      <number:text> </number:text>
      <style:map style:condition="value()&gt;0" style:apply-style-name="N10133P0"/>
      <style:map style:condition="value()&lt;0" style:apply-style-name="N10133P1"/>
      <style:map style:condition="value()=0" style:apply-style-name="N10133P2"/>
    </number:text-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1">00/00/0000</text:date>, <text:time style:data-style-name="N2" text:time-value="21:16:00.13675678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09:40:10.673000000</meta:creation-date>
    <dc:date>2017-04-21T20:26:15.130564823</dc:date>
    <meta:editing-duration>PT2H34M57S</meta:editing-duration>
    <meta:editing-cycles>23</meta:editing-cycles>
    <meta:generator>LibreOffice/5.1.6.2$Linux_X86_64 LibreOffice_project/10m0$Build-2</meta:generator>
    <meta:document-statistic meta:table-count="2" meta:cell-count="5679" meta:object-count="0"/>
  </office:meta>
</office:document-meta>
</file>